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ce-out" table:style-name="ta1">
        <table:shapes>
          <draw:frame draw:z-index="0" draw:style-name="gr1" draw:text-style-name="P1" svg:width="160.04mm" svg:height="90.05mm" svg:x="187.27mm" svg:y="18.59mm">
            <loext:p draw:notify-on-update-of-ranges="'trace-out'.A1:'trace-out'.A1000 'trace-out'.C1:'trace-out'.C1000 'trace-out'.A1:'trace-out'.A1000 'trace-out'.G1:'trace-out'.G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.446888888888889" calcext:value-type="float">
            <text:p>0.4468888889</text:p>
          </table:table-cell>
          <table:table-cell office:value-type="float" office:value="0.501375" calcext:value-type="float">
            <text:p>0.501375</text:p>
          </table:table-cell>
          <table:table-cell office:value-type="float" office:value="0.00183333333333333" calcext:value-type="float">
            <text:p>0.0018333333</text:p>
          </table:table-cell>
          <table:table-cell/>
          <table:table-cell office:value-type="float" office:value="0.446666666666667" calcext:value-type="float">
            <text:p>0.4466666667</text:p>
          </table:table-cell>
          <table:table-cell office:value-type="float" office:value="0.50125" calcext:value-type="float">
            <text:p>0.50125</text:p>
          </table:table-cell>
          <table:table-cell office:value-type="float" office:value="0.00166666666666667" calcext:value-type="float">
            <text:p>0.0016666667</text:p>
          </table:table-cell>
        </table:table-row>
        <table:table-row table:style-name="ro1">
          <table:table-cell office:value-type="float" office:value="0.446888888888889" calcext:value-type="float">
            <text:p>0.4468888889</text:p>
          </table:table-cell>
          <table:table-cell office:value-type="float" office:value="0.501742894959386" calcext:value-type="float">
            <text:p>0.501742895</text:p>
          </table:table-cell>
          <table:table-cell office:value-type="float" office:value="0.00178708055588258" calcext:value-type="float">
            <text:p>0.0017870806</text:p>
          </table:table-cell>
          <table:table-cell/>
          <table:table-cell office:value-type="float" office:value="0.446666666666667" calcext:value-type="float">
            <text:p>0.4466666667</text:p>
          </table:table-cell>
          <table:table-cell office:value-type="float" office:value="0.501584574340156" calcext:value-type="float">
            <text:p>0.5015845743</text:p>
          </table:table-cell>
          <table:table-cell office:value-type="float" office:value="0.00162445422310014" calcext:value-type="float">
            <text:p>0.0016244542</text:p>
          </table:table-cell>
        </table:table-row>
        <table:table-row table:style-name="ro1">
          <table:table-cell office:value-type="float" office:value="0.446951128540574" calcext:value-type="float">
            <text:p>0.4469511285</text:p>
          </table:table-cell>
          <table:table-cell office:value-type="float" office:value="0.502107167271147" calcext:value-type="float">
            <text:p>0.5021071673</text:p>
          </table:table-cell>
          <table:table-cell office:value-type="float" office:value="0.00174257733401285" calcext:value-type="float">
            <text:p>0.0017425773</text:p>
          </table:table-cell>
          <table:table-cell/>
          <table:table-cell office:value-type="float" office:value="0.446723269210036" calcext:value-type="float">
            <text:p>0.4467232692</text:p>
          </table:table-cell>
          <table:table-cell office:value-type="float" office:value="0.501915851111567" calcext:value-type="float">
            <text:p>0.5019158511</text:p>
          </table:table-cell>
          <table:table-cell office:value-type="float" office:value="0.00158379277199978" calcext:value-type="float">
            <text:p>0.0015837928</text:p>
          </table:table-cell>
        </table:table-row>
        <table:table-row table:style-name="ro1">
          <table:table-cell office:value-type="float" office:value="0.447069072091614" calcext:value-type="float">
            <text:p>0.4470690721</text:p>
          </table:table-cell>
          <table:table-cell office:value-type="float" office:value="0.502477569017461" calcext:value-type="float">
            <text:p>0.502477569</text:p>
          </table:table-cell>
          <table:table-cell office:value-type="float" office:value="0.00169985003616447" calcext:value-type="float">
            <text:p>0.00169985</text:p>
          </table:table-cell>
          <table:table-cell/>
          <table:table-cell office:value-type="float" office:value="0.446830529981888" calcext:value-type="float">
            <text:p>0.44683053</text:p>
          </table:table-cell>
          <table:table-cell office:value-type="float" office:value="0.502252702337446" calcext:value-type="float">
            <text:p>0.5022527023</text:p>
          </table:table-cell>
          <table:table-cell office:value-type="float" office:value="0.00154470136685981" calcext:value-type="float">
            <text:p>0.0015447014</text:p>
          </table:table-cell>
        </table:table-row>
        <table:table-row table:style-name="ro1">
          <table:table-cell office:value-type="float" office:value="0.447238455583806" calcext:value-type="float">
            <text:p>0.4472384556</text:p>
          </table:table-cell>
          <table:table-cell office:value-type="float" office:value="0.502862737382853" calcext:value-type="float">
            <text:p>0.5028627374</text:p>
          </table:table-cell>
          <table:table-cell office:value-type="float" office:value="0.0016589698118876" calcext:value-type="float">
            <text:p>0.0016589698</text:p>
          </table:table-cell>
          <table:table-cell/>
          <table:table-cell office:value-type="float" office:value="0.446984571292375" calcext:value-type="float">
            <text:p>0.4469845713</text:p>
          </table:table-cell>
          <table:table-cell office:value-type="float" office:value="0.502602985497381" calcext:value-type="float">
            <text:p>0.5026029855</text:p>
          </table:table-cell>
          <table:table-cell office:value-type="float" office:value="0.00150723617093131" calcext:value-type="float">
            <text:p>0.0015072362</text:p>
          </table:table-cell>
        </table:table-row>
        <table:table-row table:style-name="ro1">
          <table:table-cell office:value-type="float" office:value="0.447456882047549" calcext:value-type="float">
            <text:p>0.447456882</text:p>
          </table:table-cell>
          <table:table-cell office:value-type="float" office:value="0.503270559879147" calcext:value-type="float">
            <text:p>0.5032705599</text:p>
          </table:table-cell>
          <table:table-cell office:value-type="float" office:value="0.00162005095354035" calcext:value-type="float">
            <text:p>0.001620051</text:p>
          </table:table-cell>
          <table:table-cell/>
          <table:table-cell office:value-type="float" office:value="0.447183213773244" calcext:value-type="float">
            <text:p>0.4471832138</text:p>
          </table:table-cell>
          <table:table-cell office:value-type="float" office:value="0.502973875935253" calcext:value-type="float">
            <text:p>0.5029738759</text:p>
          </table:table-cell>
          <table:table-cell office:value-type="float" office:value="0.00147148910046124" calcext:value-type="float">
            <text:p>0.0014714891</text:p>
          </table:table-cell>
        </table:table-row>
        <table:table-row table:style-name="ro1">
          <table:table-cell office:value-type="float" office:value="0.447723517006587" calcext:value-type="float">
            <text:p>0.447723517</text:p>
          </table:table-cell>
          <table:table-cell office:value-type="float" office:value="0.503708472886439" calcext:value-type="float">
            <text:p>0.5037084729</text:p>
          </table:table-cell>
          <table:table-cell office:value-type="float" office:value="0.00158325381848819" calcext:value-type="float">
            <text:p>0.0015832538</text:p>
          </table:table-cell>
          <table:table-cell/>
          <table:table-cell office:value-type="float" office:value="0.447425699359105" calcext:value-type="float">
            <text:p>0.4474256994</text:p>
          </table:table-cell>
          <table:table-cell office:value-type="float" office:value="0.503372138564795" calcext:value-type="float">
            <text:p>0.5033721386</text:p>
          </table:table-cell>
          <table:table-cell office:value-type="float" office:value="0.00143759024097182" calcext:value-type="float">
            <text:p>0.0014375902</text:p>
          </table:table-cell>
        </table:table-row>
        <table:table-row table:style-name="ro1">
          <table:table-cell office:value-type="float" office:value="0.448038863465768" calcext:value-type="float">
            <text:p>0.4480388635</text:p>
          </table:table-cell>
          <table:table-cell office:value-type="float" office:value="0.504183709774926" calcext:value-type="float">
            <text:p>0.5041837098</text:p>
          </table:table-cell>
          <table:table-cell office:value-type="float" office:value="0.00154879146801934" calcext:value-type="float">
            <text:p>0.0015487915</text:p>
          </table:table-cell>
          <table:table-cell/>
          <table:table-cell office:value-type="float" office:value="0.447712486597039" calcext:value-type="float">
            <text:p>0.4477124866</text:p>
          </table:table-cell>
          <table:table-cell office:value-type="float" office:value="0.503804353685527" calcext:value-type="float">
            <text:p>0.5038043537</text:p>
          </table:table-cell>
          <table:table-cell office:value-type="float" office:value="0.00140571333849701" calcext:value-type="float">
            <text:p>0.0014057133</text:p>
          </table:table-cell>
        </table:table-row>
        <table:table-row table:style-name="ro1">
          <table:table-cell office:value-type="float" office:value="0.448404600288241" calcext:value-type="float">
            <text:p>0.4484046003</text:p>
          </table:table-cell>
          <table:table-cell office:value-type="float" office:value="0.50470351146849" calcext:value-type="float">
            <text:p>0.5047035115</text:p>
          </table:table-cell>
          <table:table-cell office:value-type="float" office:value="0.00151693974309249" calcext:value-type="float">
            <text:p>0.0015169397</text:p>
          </table:table-cell>
          <table:table-cell/>
          <table:table-cell office:value-type="float" office:value="0.448045103638091" calcext:value-type="float">
            <text:p>0.4480451036</text:p>
          </table:table-cell>
          <table:table-cell office:value-type="float" office:value="0.504277108621841" calcext:value-type="float">
            <text:p>0.5042771086</text:p>
          </table:table-cell>
          <table:table-cell office:value-type="float" office:value="0.00137608413436171" calcext:value-type="float">
            <text:p>0.0013760841</text:p>
          </table:table-cell>
        </table:table-row>
        <table:table-row table:style-name="ro1">
          <table:table-cell office:value-type="float" office:value="0.448823471575747" calcext:value-type="float">
            <text:p>0.4488234716</text:p>
          </table:table-cell>
          <table:table-cell office:value-type="float" office:value="0.5052753096734" calcext:value-type="float">
            <text:p>0.5052753097</text:p>
          </table:table-cell>
          <table:table-cell office:value-type="float" office:value="0.00148805089632639" calcext:value-type="float">
            <text:p>0.0014880509</text:p>
          </table:table-cell>
          <table:table-cell/>
          <table:table-cell office:value-type="float" office:value="0.448426047639533" calcext:value-type="float">
            <text:p>0.4484260476</text:p>
          </table:table-cell>
          <table:table-cell office:value-type="float" office:value="0.504797164497039" calcext:value-type="float">
            <text:p>0.5047971645</text:p>
          </table:table-cell>
          <table:table-cell office:value-type="float" office:value="0.00134899164253729" calcext:value-type="float">
            <text:p>0.0013489916</text:p>
          </table:table-cell>
        </table:table-row>
        <table:table-row table:style-name="ro1">
          <table:table-cell office:value-type="float" office:value="0.449299217574" calcext:value-type="float">
            <text:p>0.4492992176</text:p>
          </table:table-cell>
          <table:table-cell office:value-type="float" office:value="0.505906890957557" calcext:value-type="float">
            <text:p>0.505906891</text:p>
          </table:table-cell>
          <table:table-cell office:value-type="float" office:value="0.00146257121271639" calcext:value-type="float">
            <text:p>0.0014625712</text:p>
          </table:table-cell>
          <table:table-cell/>
          <table:table-cell office:value-type="float" office:value="0.448858721954724" calcext:value-type="float">
            <text:p>0.448858722</text:p>
          </table:table-cell>
          <table:table-cell office:value-type="float" office:value="0.505371605599798" calcext:value-type="float">
            <text:p>0.5053716056</text:p>
          </table:table-cell>
          <table:table-cell office:value-type="float" office:value="0.00132480272773138" calcext:value-type="float">
            <text:p>0.0013248027</text:p>
          </table:table-cell>
        </table:table-row>
        <table:table-row table:style-name="ro1">
          <table:table-cell office:value-type="float" office:value="0.449836539911834" calcext:value-type="float">
            <text:p>0.4498365399</text:p>
          </table:table-cell>
          <table:table-cell office:value-type="float" office:value="0.506606548296311" calcext:value-type="float">
            <text:p>0.5066065483</text:p>
          </table:table-cell>
          <table:table-cell office:value-type="float" office:value="0.00144106332940685" calcext:value-type="float">
            <text:p>0.0014410633</text:p>
          </table:table-cell>
          <table:table-cell/>
          <table:table-cell office:value-type="float" office:value="0.449347404569624" calcext:value-type="float">
            <text:p>0.4493474046</text:p>
          </table:table-cell>
          <table:table-cell office:value-type="float" office:value="0.506007977373832" calcext:value-type="float">
            <text:p>0.5060079774</text:p>
          </table:table-cell>
          <table:table-cell office:value-type="float" office:value="0.00130398057238636" calcext:value-type="float">
            <text:p>0.0013039806</text:p>
          </table:table-cell>
        </table:table-row>
        <table:table-row table:style-name="ro1">
          <table:table-cell office:value-type="float" office:value="0.45044109578647" calcext:value-type="float">
            <text:p>0.4504410958</text:p>
          </table:table-cell>
          <table:table-cell office:value-type="float" office:value="0.507383225497612" calcext:value-type="float">
            <text:p>0.5073832255</text:p>
          </table:table-cell>
          <table:table-cell office:value-type="float" office:value="0.00142423424259425" calcext:value-type="float">
            <text:p>0.0014242342</text:p>
          </table:table-cell>
          <table:table-cell/>
          <table:table-cell office:value-type="float" office:value="0.449897242887756" calcext:value-type="float">
            <text:p>0.4498972429</text:p>
          </table:table-cell>
          <table:table-cell office:value-type="float" office:value="0.506714417969175" calcext:value-type="float">
            <text:p>0.506714418</text:p>
          </table:table-cell>
          <table:table-cell office:value-type="float" office:value="0.00128710785076826" calcext:value-type="float">
            <text:p>0.0012871079</text:p>
          </table:table-cell>
        </table:table-row>
        <table:table-row table:style-name="ro1">
          <table:table-cell office:value-type="float" office:value="0.451119517135653" calcext:value-type="float">
            <text:p>0.4511195171</text:p>
          </table:table-cell>
          <table:table-cell office:value-type="float" office:value="0.508246659001435" calcext:value-type="float">
            <text:p>0.508246659</text:p>
          </table:table-cell>
          <table:table-cell office:value-type="float" office:value="0.00141297029376327" calcext:value-type="float">
            <text:p>0.0014129703</text:p>
          </table:table-cell>
          <table:table-cell/>
          <table:table-cell office:value-type="float" office:value="0.45051427126699" calcext:value-type="float">
            <text:p>0.4505142713</text:p>
          </table:table-cell>
          <table:table-cell office:value-type="float" office:value="0.507499787462394" calcext:value-type="float">
            <text:p>0.5074997875</text:p>
          </table:table-cell>
          <table:table-cell office:value-type="float" office:value="0.00127491568027403" calcext:value-type="float">
            <text:p>0.0012749157</text:p>
          </table:table-cell>
        </table:table-row>
        <table:table-row table:style-name="ro1">
          <table:table-cell office:value-type="float" office:value="0.451879451974629" calcext:value-type="float">
            <text:p>0.451879452</text:p>
          </table:table-cell>
          <table:table-cell office:value-type="float" office:value="0.509207520851979" calcext:value-type="float">
            <text:p>0.5092075209</text:p>
          </table:table-cell>
          <table:table-cell office:value-type="float" office:value="0.00140838078040525" calcext:value-type="float">
            <text:p>0.0014083808</text:p>
          </table:table-cell>
          <table:table-cell/>
          <table:table-cell office:value-type="float" office:value="0.451205448748683" calcext:value-type="float">
            <text:p>0.4512054487</text:p>
          </table:table-cell>
          <table:table-cell office:value-type="float" office:value="0.508373798225402" calcext:value-type="float">
            <text:p>0.5083737982</text:p>
          </table:table-cell>
          <table:table-cell office:value-type="float" office:value="0.00126831971259332" calcext:value-type="float">
            <text:p>0.0012683197</text:p>
          </table:table-cell>
        </table:table-row>
        <table:table-row table:style-name="ro1">
          <table:table-cell office:value-type="float" office:value="0.452729625987118" calcext:value-type="float">
            <text:p>0.452729626</text:p>
          </table:table-cell>
          <table:table-cell office:value-type="float" office:value="0.510277566114953" calcext:value-type="float">
            <text:p>0.5102775661</text:p>
          </table:table-cell>
          <table:table-cell office:value-type="float" office:value="0.00141185225959669" calcext:value-type="float">
            <text:p>0.0014118523</text:p>
          </table:table-cell>
          <table:table-cell/>
          <table:table-cell office:value-type="float" office:value="0.451978715251914" calcext:value-type="float">
            <text:p>0.4519787153</text:p>
          </table:table-cell>
          <table:table-cell office:value-type="float" office:value="0.509347149452278" calcext:value-type="float">
            <text:p>0.5093471495</text:p>
          </table:table-cell>
          <table:table-cell office:value-type="float" office:value="0.00126846507827383" calcext:value-type="float">
            <text:p>0.0012684651</text:p>
          </table:table-cell>
        </table:table-row>
        <table:table-row table:style-name="ro1">
          <table:table-cell office:value-type="float" office:value="0.453679923194856" calcext:value-type="float">
            <text:p>0.4536799232</text:p>
          </table:table-cell>
          <table:table-cell office:value-type="float" office:value="0.511469787613872" calcext:value-type="float">
            <text:p>0.5114697876</text:p>
          </table:table-cell>
          <table:table-cell office:value-type="float" office:value="0.00142511612900792" calcext:value-type="float">
            <text:p>0.0014251161</text:p>
          </table:table-cell>
          <table:table-cell/>
          <table:table-cell office:value-type="float" office:value="0.452843065179091" calcext:value-type="float">
            <text:p>0.4528430652</text:p>
          </table:table-cell>
          <table:table-cell office:value-type="float" office:value="0.510431668503142" calcext:value-type="float">
            <text:p>0.5104316685</text:p>
          </table:table-cell>
          <table:table-cell office:value-type="float" office:value="0.0012767823264576" calcext:value-type="float">
            <text:p>0.0012767823</text:p>
          </table:table-cell>
        </table:table-row>
        <table:table-row table:style-name="ro1">
          <table:table-cell office:value-type="float" office:value="0.454741485128367" calcext:value-type="float">
            <text:p>0.4547414851</text:p>
          </table:table-cell>
          <table:table-cell office:value-type="float" office:value="0.512798580552828" calcext:value-type="float">
            <text:p>0.5127985806</text:p>
          </table:table-cell>
          <table:table-cell office:value-type="float" office:value="0.00145033270468658" calcext:value-type="float">
            <text:p>0.0014503327</text:p>
          </table:table-cell>
          <table:table-cell/>
          <table:table-cell office:value-type="float" office:value="0.453808637929306" calcext:value-type="float">
            <text:p>0.4538086379</text:p>
          </table:table-cell>
          <table:table-cell office:value-type="float" office:value="0.511640461462112" calcext:value-type="float">
            <text:p>0.5116404615</text:p>
          </table:table-cell>
          <table:table-cell office:value-type="float" office:value="0.0012950570284797" calcext:value-type="float">
            <text:p>0.001295057</text:p>
          </table:table-cell>
        </table:table-row>
        <table:table-row table:style-name="ro1">
          <table:table-cell office:value-type="float" office:value="0.455926828410921" calcext:value-type="float">
            <text:p>0.4559268284</text:p>
          </table:table-cell>
          <table:table-cell office:value-type="float" office:value="0.514279919345941" calcext:value-type="float">
            <text:p>0.5142799193</text:p>
          </table:table-cell>
          <table:table-cell office:value-type="float" office:value="0.0014901957983674" calcext:value-type="float">
            <text:p>0.0014901958</text:p>
          </table:table-cell>
          <table:table-cell/>
          <table:table-cell office:value-type="float" office:value="0.454886825269271" calcext:value-type="float">
            <text:p>0.4548868253</text:p>
          </table:table-cell>
          <table:table-cell office:value-type="float" office:value="0.512988075104886" calcext:value-type="float">
            <text:p>0.5129880751</text:p>
          </table:table-cell>
          <table:table-cell office:value-type="float" office:value="0.00132551636482532" calcext:value-type="float">
            <text:p>0.0013255164</text:p>
          </table:table-cell>
        </table:table-row>
        <table:table-row table:style-name="ro1">
          <table:table-cell office:value-type="float" office:value="0.457249981068503" calcext:value-type="float">
            <text:p>0.4572499811</text:p>
          </table:table-cell>
          <table:table-cell office:value-type="float" office:value="0.515931548753852" calcext:value-type="float">
            <text:p>0.5159315488</text:p>
          </table:table-cell>
          <table:table-cell office:value-type="float" office:value="0.00154806276499128" calcext:value-type="float">
            <text:p>0.0015480628</text:p>
          </table:table-cell>
          <table:table-cell/>
          <table:table-cell office:value-type="float" office:value="0.456090395887884" calcext:value-type="float">
            <text:p>0.4560903959</text:p>
          </table:table-cell>
          <table:table-cell office:value-type="float" office:value="0.514490672304001" calcext:value-type="float">
            <text:p>0.5144906723</text:p>
          </table:table-cell>
          <table:table-cell office:value-type="float" office:value="0.00137093681980659" calcext:value-type="float">
            <text:p>0.0013709368</text:p>
          </table:table-cell>
        </table:table-row>
        <table:table-row table:style-name="ro1">
          <table:table-cell office:value-type="float" office:value="0.458726638204251" calcext:value-type="float">
            <text:p>0.4587266382</text:p>
          </table:table-cell>
          <table:table-cell office:value-type="float" office:value="0.517773191201345" calcext:value-type="float">
            <text:p>0.5177731912</text:p>
          </table:table-cell>
          <table:table-cell office:value-type="float" office:value="0.00162811618673372" calcext:value-type="float">
            <text:p>0.0016281162</text:p>
          </table:table-cell>
          <table:table-cell/>
          <table:table-cell office:value-type="float" office:value="0.457433637772545" calcext:value-type="float">
            <text:p>0.4574336378</text:p>
          </table:table-cell>
          <table:table-cell office:value-type="float" office:value="0.516166222739113" calcext:value-type="float">
            <text:p>0.5161662227</text:p>
          </table:table-cell>
          <table:table-cell office:value-type="float" office:value="0.00143477810369692" calcext:value-type="float">
            <text:p>0.0014347781</text:p>
          </table:table-cell>
        </table:table-row>
        <table:table-row table:style-name="ro1">
          <table:table-cell office:value-type="float" office:value="0.460374337932047" calcext:value-type="float">
            <text:p>0.4603743379</text:p>
          </table:table-cell>
          <table:table-cell office:value-type="float" office:value="0.51982677187839" calcext:value-type="float">
            <text:p>0.5198267719</text:p>
          </table:table-cell>
          <table:table-cell office:value-type="float" office:value="0.00173556483500965" calcext:value-type="float">
            <text:p>0.0017355648</text:p>
          </table:table-cell>
          <table:table-cell/>
          <table:table-cell office:value-type="float" office:value="0.458932519300523" calcext:value-type="float">
            <text:p>0.4589325193</text:p>
          </table:table-cell>
          <table:table-cell office:value-type="float" office:value="0.518034710594823" calcext:value-type="float">
            <text:p>0.5180347106</text:p>
          </table:table-cell>
          <table:table-cell office:value-type="float" office:value="0.00152134965200233" calcext:value-type="float">
            <text:p>0.0015213497</text:p>
          </table:table-cell>
        </table:table-row>
        <table:table-row table:style-name="ro1">
          <table:table-cell office:value-type="float" office:value="0.462212658649926" calcext:value-type="float">
            <text:p>0.4622126586</text:p>
          </table:table-cell>
          <table:table-cell office:value-type="float" office:value="0.522116662861403" calcext:value-type="float">
            <text:p>0.5221166629</text:p>
          </table:table-cell>
          <table:table-cell office:value-type="float" office:value="0.00187689336862937" calcext:value-type="float">
            <text:p>0.0018768934</text:p>
          </table:table-cell>
          <table:table-cell/>
          <table:table-cell office:value-type="float" office:value="0.460604870138329" calcext:value-type="float">
            <text:p>0.4606048701</text:p>
          </table:table-cell>
          <table:table-cell office:value-type="float" office:value="0.520118360682543" calcext:value-type="float">
            <text:p>0.5201183607</text:p>
          </table:table-cell>
          <table:table-cell office:value-type="float" office:value="0.00163601756910158" calcext:value-type="float">
            <text:p>0.0016360176</text:p>
          </table:table-cell>
        </table:table-row>
        <table:table-row table:style-name="ro1">
          <table:table-cell office:value-type="float" office:value="0.464263438840349" calcext:value-type="float">
            <text:p>0.4642634388</text:p>
          </table:table-cell>
          <table:table-cell office:value-type="float" office:value="0.524669946969911" calcext:value-type="float">
            <text:p>0.524669947</text:p>
          </table:table-cell>
          <table:table-cell office:value-type="float" office:value="0.00206017245790403" calcext:value-type="float">
            <text:p>0.0020601725</text:p>
          </table:table-cell>
          <table:table-cell/>
          <table:table-cell office:value-type="float" office:value="0.462470583181039" calcext:value-type="float">
            <text:p>0.4624705832</text:p>
          </table:table-cell>
          <table:table-cell office:value-type="float" office:value="0.522441884067849" calcext:value-type="float">
            <text:p>0.5224418841</text:p>
          </table:table-cell>
          <table:table-cell office:value-type="float" office:value="0.00178546175206466" calcext:value-type="float">
            <text:p>0.0017854618</text:p>
          </table:table-cell>
        </table:table-row>
        <table:table-row table:style-name="ro1">
          <table:table-cell office:value-type="float" office:value="0.466551020592414" calcext:value-type="float">
            <text:p>0.4665510206</text:p>
          </table:table-cell>
          <table:table-cell office:value-type="float" office:value="0.527516701313288" calcext:value-type="float">
            <text:p>0.5275167013</text:p>
          </table:table-cell>
          <table:table-cell office:value-type="float" office:value="0.00229544375663851" calcext:value-type="float">
            <text:p>0.0022954438</text:p>
          </table:table-cell>
          <table:table-cell/>
          <table:table-cell office:value-type="float" office:value="0.464551838829263" calcext:value-type="float">
            <text:p>0.4645518388</text:p>
          </table:table-cell>
          <table:table-cell office:value-type="float" office:value="0.525032743757882" calcext:value-type="float">
            <text:p>0.5250327438</text:p>
          </table:table-cell>
          <table:table-cell office:value-type="float" office:value="0.00197799522504843" calcext:value-type="float">
            <text:p>0.0019779952</text:p>
          </table:table-cell>
        </table:table-row>
        <table:table-row table:style-name="ro1">
          <table:table-cell office:value-type="float" office:value="0.46910251791969" calcext:value-type="float">
            <text:p>0.4691025179</text:p>
          </table:table-cell>
          <table:table-cell office:value-type="float" office:value="0.530690299370558" calcext:value-type="float">
            <text:p>0.5306902994</text:p>
          </table:table-cell>
          <table:table-cell office:value-type="float" office:value="0.00259519747438123" calcext:value-type="float">
            <text:p>0.0025951975</text:p>
          </table:table-cell>
          <table:table-cell/>
          <table:table-cell office:value-type="float" office:value="0.466873352871757" calcext:value-type="float">
            <text:p>0.4668733529</text:p>
          </table:table-cell>
          <table:table-cell office:value-type="float" office:value="0.527921440219528" calcext:value-type="float">
            <text:p>0.5279214402</text:p>
          </table:table-cell>
          <table:table-cell office:value-type="float" office:value="0.00222396052256951" calcext:value-type="float">
            <text:p>0.0022239605</text:p>
          </table:table-cell>
        </table:table-row>
        <table:table-row table:style-name="ro1">
          <table:table-cell office:value-type="float" office:value="0.471948110649448" calcext:value-type="float">
            <text:p>0.4719481106</text:p>
          </table:table-cell>
          <table:table-cell office:value-type="float" office:value="0.534227728830699" calcext:value-type="float">
            <text:p>0.5342277288</text:p>
          </table:table-cell>
          <table:table-cell office:value-type="float" office:value="0.00297496433825413" calcext:value-type="float">
            <text:p>0.0029749643</text:p>
          </table:table-cell>
          <table:table-cell/>
          <table:table-cell office:value-type="float" office:value="0.469462649082238" calcext:value-type="float">
            <text:p>0.4694626491</text:p>
          </table:table-cell>
          <table:table-cell office:value-type="float" office:value="0.531141815342504" calcext:value-type="float">
            <text:p>0.5311418153</text:p>
          </table:table-cell>
          <table:table-cell office:value-type="float" office:value="0.00253622138056007" calcext:value-type="float">
            <text:p>0.0025362214</text:p>
          </table:table-cell>
        </table:table-row>
        <table:table-row table:style-name="ro1">
          <table:table-cell office:value-type="float" office:value="0.475121364116172" calcext:value-type="float">
            <text:p>0.4751213641</text:p>
          </table:table-cell>
          <table:table-cell office:value-type="float" office:value="0.538169920092681" calcext:value-type="float">
            <text:p>0.5381699201</text:p>
          </table:table-cell>
          <table:table-cell office:value-type="float" office:value="0.00345404859118496" calcext:value-type="float">
            <text:p>0.0034540486</text:p>
          </table:table-cell>
          <table:table-cell/>
          <table:table-cell office:value-type="float" office:value="0.472350357299004" calcext:value-type="float">
            <text:p>0.4723503573</text:p>
          </table:table-cell>
          <table:table-cell office:value-type="float" office:value="0.534731371773546" calcext:value-type="float">
            <text:p>0.5347313718</text:p>
          </table:table-cell>
          <table:table-cell office:value-type="float" office:value="0.0029307721368713" calcext:value-type="float">
            <text:p>0.0029307721</text:p>
          </table:table-cell>
        </table:table-row>
        <table:table-row table:style-name="ro1">
          <table:table-cell office:value-type="float" office:value="0.478659574007146" calcext:value-type="float">
            <text:p>0.478659574</text:p>
          </table:table-cell>
          <table:table-cell office:value-type="float" office:value="0.542562076998635" calcext:value-type="float">
            <text:p>0.542562077</text:p>
          </table:table-cell>
          <table:table-cell office:value-type="float" office:value="0.00405643446157111" calcext:value-type="float">
            <text:p>0.0040564345</text:p>
          </table:table-cell>
          <table:table-cell/>
          <table:table-cell office:value-type="float" office:value="0.475570537162804" calcext:value-type="float">
            <text:p>0.4755705372</text:p>
          </table:table-cell>
          <table:table-cell office:value-type="float" office:value="0.538731602111432" calcext:value-type="float">
            <text:p>0.5387316021</text:p>
          </table:table-cell>
          <table:table-cell office:value-type="float" office:value="0.00342749222211506" calcext:value-type="float">
            <text:p>0.0034274922</text:p>
          </table:table-cell>
        </table:table-row>
        <table:table-row table:style-name="ro1">
          <table:table-cell office:value-type="float" office:value="0.482604134344371" calcext:value-type="float">
            <text:p>0.4826041343</text:p>
          </table:table-cell>
          <table:table-cell office:value-type="float" office:value="0.547453996662266" calcext:value-type="float">
            <text:p>0.5474539967</text:p>
          </table:table-cell>
          <table:table-cell office:value-type="float" office:value="0.00481190534680299" calcext:value-type="float">
            <text:p>0.0048119053</text:p>
          </table:table-cell>
          <table:table-cell/>
          <table:table-cell office:value-type="float" office:value="0.479161026739479" calcext:value-type="float">
            <text:p>0.4791610267</text:p>
          </table:table-cell>
          <table:table-cell office:value-type="float" office:value="0.543188318970807" calcext:value-type="float">
            <text:p>0.543188319</text:p>
          </table:table-cell>
          <table:table-cell office:value-type="float" office:value="0.00405107904606791" calcext:value-type="float">
            <text:p>0.004051079</text:p>
          </table:table-cell>
        </table:table-row>
        <table:table-row table:style-name="ro1">
          <table:table-cell office:value-type="float" office:value="0.487000924556266" calcext:value-type="float">
            <text:p>0.4870009246</text:p>
          </table:table-cell>
          <table:table-cell office:value-type="float" office:value="0.552900358632943" calcext:value-type="float">
            <text:p>0.5529003586</text:p>
          </table:table-cell>
          <table:table-cell office:value-type="float" office:value="0.00575742281551744" calcext:value-type="float">
            <text:p>0.0057574228</text:p>
          </table:table-cell>
          <table:table-cell/>
          <table:table-cell office:value-type="float" office:value="0.483163813806266" calcext:value-type="float">
            <text:p>0.4831638138</text:p>
          </table:table-cell>
          <table:table-cell office:value-type="float" office:value="0.548151971991897" calcext:value-type="float">
            <text:p>0.548151972</text:p>
          </table:table-cell>
          <table:table-cell office:value-type="float" office:value="0.00483219953801542" calcext:value-type="float">
            <text:p>0.0048321995</text:p>
          </table:table-cell>
        </table:table-row>
        <table:table-row table:style-name="ro1">
          <table:table-cell office:value-type="float" office:value="0.491900708634793" calcext:value-type="float">
            <text:p>0.4919007086</text:p>
          </table:table-cell>
          <table:table-cell office:value-type="float" office:value="0.558960954398288" calcext:value-type="float">
            <text:p>0.5589609544</text:p>
          </table:table-cell>
          <table:table-cell office:value-type="float" office:value="0.00693882138252196" calcext:value-type="float">
            <text:p>0.0069388214</text:p>
          </table:table-cell>
          <table:table-cell/>
          <table:table-cell office:value-type="float" office:value="0.487625425436579" calcext:value-type="float">
            <text:p>0.4876254254</text:p>
          </table:table-cell>
          <table:table-cell office:value-type="float" office:value="0.55367793094657" calcext:value-type="float">
            <text:p>0.5536779309</text:p>
          </table:table-cell>
          <table:table-cell office:value-type="float" office:value="0.00580890860693725" calcext:value-type="float">
            <text:p>0.0058089086</text:p>
          </table:table-cell>
        </table:table-row>
        <table:table-row table:style-name="ro1">
          <table:table-cell office:value-type="float" office:value="0.497359535134539" calcext:value-type="float">
            <text:p>0.4973595351</text:p>
          </table:table-cell>
          <table:table-cell office:value-type="float" office:value="0.565700815435631" calcext:value-type="float">
            <text:p>0.5657008154</text:p>
          </table:table-cell>
          <table:table-cell office:value-type="float" office:value="0.00841288458965433" calcext:value-type="float">
            <text:p>0.0084128846</text:p>
          </table:table-cell>
          <table:table-cell/>
          <table:table-cell office:value-type="float" office:value="0.492597328406165" calcext:value-type="float">
            <text:p>0.4925973284</text:p>
          </table:table-cell>
          <table:table-cell office:value-type="float" office:value="0.559826704435115" calcext:value-type="float">
            <text:p>0.5598267044</text:p>
          </table:table-cell>
          <table:table-cell office:value-type="float" office:value="0.00702839176149929" calcext:value-type="float">
            <text:p>0.0070283918</text:p>
          </table:table-cell>
        </table:table-row>
        <table:table-row table:style-name="ro1">
          <table:table-cell office:value-type="float" office:value="0.50343912077033" calcext:value-type="float">
            <text:p>0.5034391208</text:p>
          </table:table-cell>
          <table:table-cell office:value-type="float" office:value="0.57319018044206" calcext:value-type="float">
            <text:p>0.5731901804</text:p>
          </table:table-cell>
          <table:table-cell office:value-type="float" office:value="0.0102498776585194" calcext:value-type="float">
            <text:p>0.0102498777</text:p>
          </table:table-cell>
          <table:table-cell/>
          <table:table-cell office:value-type="float" office:value="0.498136328494258" calcext:value-type="float">
            <text:p>0.4981363285</text:p>
          </table:table-cell>
          <table:table-cell office:value-type="float" office:value="0.566664050307149" calcext:value-type="float">
            <text:p>0.5666640503</text:p>
          </table:table-cell>
          <table:table-cell office:value-type="float" office:value="0.00854909878004245" calcext:value-type="float">
            <text:p>0.0085490988</text:p>
          </table:table-cell>
        </table:table-row>
        <table:table-row table:style-name="ro1">
          <table:table-cell office:value-type="float" office:value="0.510207191966811" calcext:value-type="float">
            <text:p>0.510207192</text:p>
          </table:table-cell>
          <table:table-cell office:value-type="float" office:value="0.581504218412372" calcext:value-type="float">
            <text:p>0.5815042184</text:p>
          </table:table-cell>
          <table:table-cell office:value-type="float" office:value="0.0125366207638531" calcext:value-type="float">
            <text:p>0.0125366208</text:p>
          </table:table-cell>
          <table:table-cell/>
          <table:table-cell office:value-type="float" office:value="0.504304950466997" calcext:value-type="float">
            <text:p>0.5043049505</text:p>
          </table:table-cell>
          <table:table-cell office:value-type="float" office:value="0.574260915595842" calcext:value-type="float">
            <text:p>0.5742609156</text:p>
          </table:table-cell>
          <table:table-cell office:value-type="float" office:value="0.0104433450133011" calcext:value-type="float">
            <text:p>0.010443345</text:p>
          </table:table-cell>
        </table:table-row>
        <table:table-row table:style-name="ro1">
          <table:table-cell office:value-type="float" office:value="0.517737747056233" calcext:value-type="float">
            <text:p>0.5177377471</text:p>
          </table:table-cell>
          <table:table-cell office:value-type="float" office:value="0.59072239189057" calcext:value-type="float">
            <text:p>0.5907223919</text:p>
          </table:table-cell>
          <table:table-cell office:value-type="float" office:value="0.0153801928663626" calcext:value-type="float">
            <text:p>0.0153801929</text:p>
          </table:table-cell>
          <table:table-cell/>
          <table:table-cell office:value-type="float" office:value="0.511171771738874" calcext:value-type="float">
            <text:p>0.5111717717</text:p>
          </table:table-cell>
          <table:table-cell office:value-type="float" office:value="0.582693118781546" calcext:value-type="float">
            <text:p>0.5826931188</text:p>
          </table:table-cell>
          <table:table-cell office:value-type="float" office:value="0.012800465442012" calcext:value-type="float">
            <text:p>0.0128004654</text:p>
          </table:table-cell>
        </table:table-row>
        <table:table-row table:style-name="ro1">
          <table:table-cell office:value-type="float" office:value="0.52611118580117" calcext:value-type="float">
            <text:p>0.5261111858</text:p>
          </table:table-cell>
          <table:table-cell office:value-type="float" office:value="0.600927301561667" calcext:value-type="float">
            <text:p>0.6009273016</text:p>
          </table:table-cell>
          <table:table-cell office:value-type="float" office:value="0.0189123557916601" calcext:value-type="float">
            <text:p>0.0189123558</text:p>
          </table:table-cell>
          <table:table-cell/>
          <table:table-cell office:value-type="float" office:value="0.518811670528193" calcext:value-type="float">
            <text:p>0.5188116705</text:p>
          </table:table-cell>
          <table:table-cell office:value-type="float" office:value="0.592040653536166" calcext:value-type="float">
            <text:p>0.5920406535</text:p>
          </table:table-cell>
          <table:table-cell office:value-type="float" office:value="0.015730611909608" calcext:value-type="float">
            <text:p>0.0157306119</text:p>
          </table:table-cell>
        </table:table-row>
        <table:table-row table:style-name="ro1">
          <table:table-cell office:value-type="float" office:value="0.535414231122121" calcext:value-type="float">
            <text:p>0.5354142311</text:p>
          </table:table-cell>
          <table:table-cell office:value-type="float" office:value="0.612202796588105" calcext:value-type="float">
            <text:p>0.6122027966</text:p>
          </table:table-cell>
          <table:table-cell office:value-type="float" office:value="0.0232947766109581" calcext:value-type="float">
            <text:p>0.0232947766</text:p>
          </table:table-cell>
          <table:table-cell/>
          <table:table-cell office:value-type="float" office:value="0.527305932606462" calcext:value-type="float">
            <text:p>0.5273059326</text:p>
          </table:table-cell>
          <table:table-cell office:value-type="float" office:value="0.602386448254066" calcext:value-type="float">
            <text:p>0.6023864483</text:p>
          </table:table-cell>
          <table:table-cell office:value-type="float" office:value="0.0193692825332413" calcext:value-type="float">
            <text:p>0.0193692825</text:p>
          </table:table-cell>
        </table:table-row>
        <table:table-row table:style-name="ro1">
          <table:table-cell office:value-type="float" office:value="0.545739538584635" calcext:value-type="float">
            <text:p>0.5457395386</text:p>
          </table:table-cell>
          <table:table-cell office:value-type="float" office:value="0.624631061838046" calcext:value-type="float">
            <text:p>0.6246310618</text:p>
          </table:table-cell>
          <table:table-cell office:value-type="float" office:value="0.0287250951862452" calcext:value-type="float">
            <text:p>0.0287250952</text:p>
          </table:table-cell>
          <table:table-cell/>
          <table:table-cell office:value-type="float" office:value="0.536742138029426" calcext:value-type="float">
            <text:p>0.536742138</text:p>
          </table:table-cell>
          <table:table-cell office:value-type="float" office:value="0.613814356824144" calcext:value-type="float">
            <text:p>0.6138143568</text:p>
          </table:table-cell>
          <table:table-cell office:value-type="float" office:value="0.0238826585912896" calcext:value-type="float">
            <text:p>0.0238826586</text:p>
          </table:table-cell>
        </table:table-row>
        <table:table-row table:style-name="ro1">
          <table:table-cell office:value-type="float" office:value="0.557184850272364" calcext:value-type="float">
            <text:p>0.5571848503</text:p>
          </table:table-cell>
          <table:table-cell office:value-type="float" office:value="0.638288301002526" calcext:value-type="float">
            <text:p>0.638288301</text:p>
          </table:table-cell>
          <table:table-cell office:value-type="float" office:value="0.0354438205570895" calcext:value-type="float">
            <text:p>0.0354438206</text:p>
          </table:table-cell>
          <table:table-cell/>
          <table:table-cell office:value-type="float" office:value="0.547213718730361" calcext:value-type="float">
            <text:p>0.5472137187</text:p>
          </table:table-cell>
          <table:table-cell office:value-type="float" office:value="0.626406080368084" calcext:value-type="float">
            <text:p>0.6264060804</text:p>
          </table:table-cell>
          <table:table-cell office:value-type="float" office:value="0.0294737895157917" calcext:value-type="float">
            <text:p>0.0294737895</text:p>
          </table:table-cell>
        </table:table-row>
        <table:table-row table:style-name="ro1">
          <table:table-cell office:value-type="float" office:value="0.569851498859037" calcext:value-type="float">
            <text:p>0.5698514989</text:p>
          </table:table-cell>
          <table:table-cell office:value-type="float" office:value="0.653238522849061" calcext:value-type="float">
            <text:p>0.6532385228</text:p>
          </table:table-cell>
          <table:table-cell office:value-type="float" office:value="0.0437419263347725" calcext:value-type="float">
            <text:p>0.0437419263</text:p>
          </table:table-cell>
          <table:table-cell/>
          <table:table-cell office:value-type="float" office:value="0.558819037440399" calcext:value-type="float">
            <text:p>0.5588190374</text:p>
          </table:table-cell>
          <table:table-cell office:value-type="float" office:value="0.640236624800605" calcext:value-type="float">
            <text:p>0.6402366248</text:p>
          </table:table-cell>
          <table:table-cell office:value-type="float" office:value="0.0363895978537655" calcext:value-type="float">
            <text:p>0.0363895979</text:p>
          </table:table-cell>
        </table:table-row>
        <table:table-row table:style-name="ro1">
          <table:table-cell office:value-type="float" office:value="0.583842002808861" calcext:value-type="float">
            <text:p>0.5838420028</text:p>
          </table:table-cell>
          <table:table-cell office:value-type="float" office:value="0.669524809715416" calcext:value-type="float">
            <text:p>0.6695248097</text:p>
          </table:table-cell>
          <table:table-cell office:value-type="float" office:value="0.0539688253016234" calcext:value-type="float">
            <text:p>0.0539688253</text:p>
          </table:table-cell>
          <table:table-cell/>
          <table:table-cell office:value-type="float" office:value="0.571659785781244" calcext:value-type="float">
            <text:p>0.5716597858</text:p>
          </table:table-cell>
          <table:table-cell office:value-type="float" office:value="0.655367784718526" calcext:value-type="float">
            <text:p>0.6553677847</text:p>
          </table:table-cell>
          <table:table-cell office:value-type="float" office:value="0.044928553917956" calcext:value-type="float">
            <text:p>0.0449285539</text:p>
          </table:table-cell>
        </table:table-row>
        <table:table-row table:style-name="ro1">
          <table:table-cell office:value-type="float" office:value="0.599256413246862" calcext:value-type="float">
            <text:p>0.5992564132</text:p>
          </table:table-cell>
          <table:table-cell office:value-type="float" office:value="0.687157313766373" calcext:value-type="float">
            <text:p>0.6871573138</text:p>
          </table:table-cell>
          <table:table-cell office:value-type="float" office:value="0.0665401013371793" calcext:value-type="float">
            <text:p>0.0665401013</text:p>
          </table:table-cell>
          <table:table-cell/>
          <table:table-cell office:value-type="float" office:value="0.585838432418217" calcext:value-type="float">
            <text:p>0.5858384324</text:p>
          </table:table-cell>
          <table:table-cell office:value-type="float" office:value="0.671839014276371" calcext:value-type="float">
            <text:p>0.6718390143</text:p>
          </table:table-cell>
          <table:table-cell office:value-type="float" office:value="0.0554486669800309" calcext:value-type="float">
            <text:p>0.055448667</text:p>
          </table:table-cell>
        </table:table-row>
        <table:table-row table:style-name="ro1">
          <table:table-cell office:value-type="float" office:value="0.616186977703556" calcext:value-type="float">
            <text:p>0.6161869777</text:p>
          </table:table-cell>
          <table:table-cell office:value-type="float" office:value="0.706097112507243" calcext:value-type="float">
            <text:p>0.7060971125</text:p>
          </table:table-cell>
          <table:table-cell office:value-type="float" office:value="0.0819439168852657" calcext:value-type="float">
            <text:p>0.0819439169</text:p>
          </table:table-cell>
          <table:table-cell/>
          <table:table-cell office:value-type="float" office:value="0.601454369608463" calcext:value-type="float">
            <text:p>0.6014543696</text:p>
          </table:table-cell>
          <table:table-cell office:value-type="float" office:value="0.689654912778549" calcext:value-type="float">
            <text:p>0.6896549128</text:p>
          </table:table-cell>
          <table:table-cell office:value-type="float" office:value="0.0683751192162919" calcext:value-type="float">
            <text:p>0.0683751192</text:p>
          </table:table-cell>
        </table:table-row>
        <table:table-row table:style-name="ro1">
          <table:table-cell office:value-type="float" office:value="0.634710580382677" calcext:value-type="float">
            <text:p>0.6347105804</text:p>
          </table:table-cell>
          <table:table-cell office:value-type="float" office:value="0.726235009213253" calcext:value-type="float">
            <text:p>0.7262350092</text:p>
          </table:table-cell>
          <table:table-cell office:value-type="float" office:value="0.100744343367711" calcext:value-type="float">
            <text:p>0.1007443434</text:p>
          </table:table-cell>
          <table:table-cell/>
          <table:table-cell office:value-type="float" office:value="0.618598309293556" calcext:value-type="float">
            <text:p>0.6185983093</text:p>
          </table:table-cell>
          <table:table-cell office:value-type="float" office:value="0.708768444257393" calcext:value-type="float">
            <text:p>0.7087684443</text:p>
          </table:table-cell>
          <table:table-cell office:value-type="float" office:value="0.0842063831757422" calcext:value-type="float">
            <text:p>0.0842063832</text:p>
          </table:table-cell>
        </table:table-row>
        <table:table-row table:style-name="ro1">
          <table:table-cell office:value-type="float" office:value="0.654878315335688" calcext:value-type="float">
            <text:p>0.6548783153</text:p>
          </table:table-cell>
          <table:table-cell office:value-type="float" office:value="0.747364472172311" calcext:value-type="float">
            <text:p>0.7473644722</text:p>
          </table:table-cell>
          <table:table-cell office:value-type="float" office:value="0.123578929759831" calcext:value-type="float">
            <text:p>0.1235789298</text:p>
          </table:table-cell>
          <table:table-cell/>
          <table:table-cell office:value-type="float" office:value="0.637344373599442" calcext:value-type="float">
            <text:p>0.6373443736</text:p>
          </table:table-cell>
          <table:table-cell office:value-type="float" office:value="0.729058979127172" calcext:value-type="float">
            <text:p>0.7290589791</text:p>
          </table:table-cell>
          <table:table-cell office:value-type="float" office:value="0.103516959725865" calcext:value-type="float">
            <text:p>0.1035169597</text:p>
          </table:table-cell>
        </table:table-row>
        <table:table-row table:style-name="ro1">
          <table:table-cell office:value-type="float" office:value="0.676701473800285" calcext:value-type="float">
            <text:p>0.6767014738</text:p>
          </table:table-cell>
          <table:table-cell office:value-type="float" office:value="0.769148308913143" calcext:value-type="float">
            <text:p>0.7691483089</text:p>
          </table:table-cell>
          <table:table-cell office:value-type="float" office:value="0.151146606904875" calcext:value-type="float">
            <text:p>0.1511466069</text:p>
          </table:table-cell>
          <table:table-cell/>
          <table:table-cell office:value-type="float" office:value="0.65773922316001" calcext:value-type="float">
            <text:p>0.6577392232</text:p>
          </table:table-cell>
          <table:table-cell office:value-type="float" office:value="0.750304384313703" calcext:value-type="float">
            <text:p>0.7503043843</text:p>
          </table:table-cell>
          <table:table-cell office:value-type="float" office:value="0.126953902463855" calcext:value-type="float">
            <text:p>0.1269539025</text:p>
          </table:table-cell>
        </table:table-row>
        <table:table-row table:style-name="ro1">
          <table:table-cell office:value-type="float" office:value="0.700133227038782" calcext:value-type="float">
            <text:p>0.700133227</text:p>
          </table:table-cell>
          <table:table-cell office:value-type="float" office:value="0.791079577943324" calcext:value-type="float">
            <text:p>0.7910795779</text:p>
          </table:table-cell>
          <table:table-cell office:value-type="float" office:value="0.184180572173646" calcext:value-type="float">
            <text:p>0.1841805722</text:p>
          </table:table-cell>
          <table:table-cell/>
          <table:table-cell office:value-type="float" office:value="0.679787498286718" calcext:value-type="float">
            <text:p>0.6797874983</text:p>
          </table:table-cell>
          <table:table-cell office:value-type="float" office:value="0.772146844764057" calcext:value-type="float">
            <text:p>0.7721468448</text:p>
          </table:table-cell>
          <table:table-cell office:value-type="float" office:value="0.15522303889396" calcext:value-type="float">
            <text:p>0.1552230389</text:p>
          </table:table-cell>
        </table:table-row>
        <table:table-row table:style-name="ro1">
          <table:table-cell office:value-type="float" office:value="0.725045439418094" calcext:value-type="float">
            <text:p>0.7250454394</text:p>
          </table:table-cell>
          <table:table-cell office:value-type="float" office:value="0.812438934773853" calcext:value-type="float">
            <text:p>0.8124389348</text:p>
          </table:table-cell>
          <table:table-cell office:value-type="float" office:value="0.22339931916064" calcext:value-type="float">
            <text:p>0.2233993192</text:p>
          </table:table-cell>
          <table:table-cell/>
          <table:table-cell office:value-type="float" office:value="0.703432863351869" calcext:value-type="float">
            <text:p>0.7034328634</text:p>
          </table:table-cell>
          <table:table-cell office:value-type="float" office:value="0.79405309439481" calcext:value-type="float">
            <text:p>0.7940530944</text:p>
          </table:table-cell>
          <table:table-cell office:value-type="float" office:value="0.189059323879301" calcext:value-type="float">
            <text:p>0.1890593239</text:p>
          </table:table-cell>
        </table:table-row>
        <table:table-row table:style-name="ro1">
          <table:table-cell office:value-type="float" office:value="0.75120047191021" calcext:value-type="float">
            <text:p>0.7512004719</text:p>
          </table:table-cell>
          <table:table-cell office:value-type="float" office:value="0.832253415567326" calcext:value-type="float">
            <text:p>0.8322534156</text:p>
          </table:table-cell>
          <table:table-cell office:value-type="float" office:value="0.26942796647559" calcext:value-type="float">
            <text:p>0.2694279665</text:p>
          </table:table-cell>
          <table:table-cell/>
          <table:table-cell office:value-type="float" office:value="0.728534126995985" calcext:value-type="float">
            <text:p>0.728534127</text:p>
          </table:table-cell>
          <table:table-cell office:value-type="float" office:value="0.815271561085501" calcext:value-type="float">
            <text:p>0.8152715611</text:p>
          </table:table-cell>
          <table:table-cell office:value-type="float" office:value="0.229174305750751" calcext:value-type="float">
            <text:p>0.2291743058</text:p>
          </table:table-cell>
        </table:table-row>
        <table:table-row table:style-name="ro1">
          <table:table-cell office:value-type="float" office:value="0.778218695951256" calcext:value-type="float">
            <text:p>0.778218696</text:p>
          </table:table-cell>
          <table:table-cell office:value-type="float" office:value="0.849265831605067" calcext:value-type="float">
            <text:p>0.8492658316</text:p>
          </table:table-cell>
          <table:table-cell office:value-type="float" office:value="0.322682447663405" calcext:value-type="float">
            <text:p>0.3226824477</text:p>
          </table:table-cell>
          <table:table-cell/>
          <table:table-cell office:value-type="float" office:value="0.75483638468115" calcext:value-type="float">
            <text:p>0.7548363847</text:p>
          </table:table-cell>
          <table:table-cell office:value-type="float" office:value="0.834791912227568" calcext:value-type="float">
            <text:p>0.8347919122</text:p>
          </table:table-cell>
          <table:table-cell office:value-type="float" office:value="0.276172797729495" calcext:value-type="float">
            <text:p>0.2761727977</text:p>
          </table:table-cell>
        </table:table-row>
        <table:table-row table:style-name="ro1">
          <table:table-cell office:value-type="float" office:value="0.805543920986892" calcext:value-type="float">
            <text:p>0.805543921</text:p>
          </table:table-cell>
          <table:table-cell office:value-type="float" office:value="0.861929400825015" calcext:value-type="float">
            <text:p>0.8619294008</text:p>
          </table:table-cell>
          <table:table-cell office:value-type="float" office:value="0.383212492851813" calcext:value-type="float">
            <text:p>0.3832124929</text:p>
          </table:table-cell>
          <table:table-cell/>
          <table:table-cell office:value-type="float" office:value="0.781938063397007" calcext:value-type="float">
            <text:p>0.7819380634</text:p>
          </table:table-cell>
          <table:table-cell office:value-type="float" office:value="0.851316850240382" calcext:value-type="float">
            <text:p>0.8513168502</text:p>
          </table:table-cell>
          <table:table-cell office:value-type="float" office:value="0.330431550945102" calcext:value-type="float">
            <text:p>0.3304315509</text:p>
          </table:table-cell>
        </table:table-row>
        <table:table-row table:style-name="ro1">
          <table:table-cell office:value-type="float" office:value="0.83241120379444" calcext:value-type="float">
            <text:p>0.8324112038</text:p>
          </table:table-cell>
          <table:table-cell office:value-type="float" office:value="0.868448108691351" calcext:value-type="float">
            <text:p>0.8684481087</text:p>
          </table:table-cell>
          <table:table-cell office:value-type="float" office:value="0.450507745211428" calcext:value-type="float">
            <text:p>0.4505077452</text:p>
          </table:table-cell>
          <table:table-cell/>
          <table:table-cell office:value-type="float" office:value="0.80925633090299" calcext:value-type="float">
            <text:p>0.8092563309</text:p>
          </table:table-cell>
          <table:table-cell office:value-type="float" office:value="0.863261596221421" calcext:value-type="float">
            <text:p>0.8632615962</text:p>
          </table:table-cell>
          <table:table-cell office:value-type="float" office:value="0.39193664711472" calcext:value-type="float">
            <text:p>0.3919366471</text:p>
          </table:table-cell>
        </table:table-row>
        <table:table-row table:style-name="ro1">
          <table:table-cell office:value-type="float" office:value="0.857824549312624" calcext:value-type="float">
            <text:p>0.8578245493</text:p>
          </table:table-cell>
          <table:table-cell office:value-type="float" office:value="0.866887274265787" calcext:value-type="float">
            <text:p>0.8668872743</text:p>
          </table:table-cell>
          <table:table-cell office:value-type="float" office:value="0.52328687507178" calcext:value-type="float">
            <text:p>0.5232868751</text:p>
          </table:table-cell>
          <table:table-cell/>
          <table:table-cell office:value-type="float" office:value="0.835995709358627" calcext:value-type="float">
            <text:p>0.8359957094</text:p>
          </table:table-cell>
          <table:table-cell office:value-type="float" office:value="0.868802290415538" calcext:value-type="float">
            <text:p>0.8688022904</text:p>
          </table:table-cell>
          <table:table-cell office:value-type="float" office:value="0.460085600692318" calcext:value-type="float">
            <text:p>0.4600856007</text:p>
          </table:table-cell>
        </table:table-row>
        <table:table-row table:style-name="ro1">
          <table:table-cell office:value-type="float" office:value="0.880555438838337" calcext:value-type="float">
            <text:p>0.8805554388</text:p>
          </table:table-cell>
          <table:table-cell office:value-type="float" office:value="0.855376637783563" calcext:value-type="float">
            <text:p>0.8553766378</text:p>
          </table:table-cell>
          <table:table-cell office:value-type="float" office:value="0.599312714975178" calcext:value-type="float">
            <text:p>0.599312715</text:p>
          </table:table-cell>
          <table:table-cell/>
          <table:table-cell office:value-type="float" office:value="0.861127864043086" calcext:value-type="float">
            <text:p>0.861127864</text:p>
          </table:table-cell>
          <table:table-cell office:value-type="float" office:value="0.865997990717757" calcext:value-type="float">
            <text:p>0.8659979907</text:p>
          </table:table-cell>
          <table:table-cell office:value-type="float" office:value="0.533476755232478" calcext:value-type="float">
            <text:p>0.5334767552</text:p>
          </table:table-cell>
        </table:table-row>
        <table:table-row table:style-name="ro1">
          <table:table-cell office:value-type="float" office:value="0.89917585618869" calcext:value-type="float">
            <text:p>0.8991758562</text:p>
          </table:table-cell>
          <table:table-cell office:value-type="float" office:value="0.832414040737337" calcext:value-type="float">
            <text:p>0.8324140407</text:p>
          </table:table-cell>
          <table:table-cell office:value-type="float" office:value="0.675303523692759" calcext:value-type="float">
            <text:p>0.6753035237</text:p>
          </table:table-cell>
          <table:table-cell/>
          <table:table-cell office:value-type="float" office:value="0.883393954866293" calcext:value-type="float">
            <text:p>0.8833939549</text:p>
          </table:table-cell>
          <table:table-cell office:value-type="float" office:value="0.853007524937812" calcext:value-type="float">
            <text:p>0.8530075249</text:p>
          </table:table-cell>
          <table:table-cell office:value-type="float" office:value="0.609732621011224" calcext:value-type="float">
            <text:p>0.609732621</text:p>
          </table:table-cell>
        </table:table-row>
        <table:table-row table:style-name="ro1">
          <table:table-cell office:value-type="float" office:value="0.912139546932653" calcext:value-type="float">
            <text:p>0.9121395469</text:p>
          </table:table-cell>
          <table:table-cell office:value-type="float" office:value="0.797246148129881" calcext:value-type="float">
            <text:p>0.7972461481</text:p>
          </table:table-cell>
          <table:table-cell office:value-type="float" office:value="0.747030285783159" calcext:value-type="float">
            <text:p>0.7470302858</text:p>
          </table:table-cell>
          <table:table-cell/>
          <table:table-cell office:value-type="float" office:value="0.901343450688586" calcext:value-type="float">
            <text:p>0.9013434507</text:p>
          </table:table-cell>
          <table:table-cell office:value-type="float" office:value="0.828406090291911" calcext:value-type="float">
            <text:p>0.8284060903</text:p>
          </table:table-cell>
          <table:table-cell office:value-type="float" office:value="0.685430777752706" calcext:value-type="float">
            <text:p>0.6854307778</text:p>
          </table:table-cell>
        </table:table-row>
        <table:table-row table:style-name="ro1">
          <table:table-cell office:value-type="float" office:value="0.917919954535736" calcext:value-type="float">
            <text:p>0.9179199545</text:p>
          </table:table-cell>
          <table:table-cell office:value-type="float" office:value="0.750254453316283" calcext:value-type="float">
            <text:p>0.7502544533</text:p>
          </table:table-cell>
          <table:table-cell office:value-type="float" office:value="0.809682739773421" calcext:value-type="float">
            <text:p>0.8096827398</text:p>
          </table:table-cell>
          <table:table-cell/>
          <table:table-cell office:value-type="float" office:value="0.913422811571152" calcext:value-type="float">
            <text:p>0.9134228116</text:p>
          </table:table-cell>
          <table:table-cell office:value-type="float" office:value="0.791572332206965" calcext:value-type="float">
            <text:p>0.7915723322</text:p>
          </table:table-cell>
          <table:table-cell office:value-type="float" office:value="0.756233441967023" calcext:value-type="float">
            <text:p>0.756233442</text:p>
          </table:table-cell>
        </table:table-row>
        <table:table-row table:style-name="ro1">
          <table:table-cell office:value-type="float" office:value="0.915200333597715" calcext:value-type="float">
            <text:p>0.9152003336</text:p>
          </table:table-cell>
          <table:table-cell office:value-type="float" office:value="0.693224257829175" calcext:value-type="float">
            <text:p>0.6932242578</text:p>
          </table:table-cell>
          <table:table-cell office:value-type="float" office:value="0.858530613164562" calcext:value-type="float">
            <text:p>0.8585306132</text:p>
          </table:table-cell>
          <table:table-cell/>
          <table:table-cell office:value-type="float" office:value="0.918121216933715" calcext:value-type="float">
            <text:p>0.9181212169</text:p>
          </table:table-cell>
          <table:table-cell office:value-type="float" office:value="0.743066853702246" calcext:value-type="float">
            <text:p>0.7430668537</text:p>
          </table:table-cell>
          <table:table-cell office:value-type="float" office:value="0.817294125524053" calcext:value-type="float">
            <text:p>0.8172941255</text:p>
          </table:table-cell>
        </table:table-row>
        <table:table-row table:style-name="ro1">
          <table:table-cell office:value-type="float" office:value="0.903091276848467" calcext:value-type="float">
            <text:p>0.9030912768</text:p>
          </table:table-cell>
          <table:table-cell office:value-type="float" office:value="0.629352518278368" calcext:value-type="float">
            <text:p>0.6293525183</text:p>
          </table:table-cell>
          <table:table-cell office:value-type="float" office:value="0.889794631487438" calcext:value-type="float">
            <text:p>0.8897946315</text:p>
          </table:table-cell>
          <table:table-cell/>
          <table:table-cell office:value-type="float" office:value="0.914166461232487" calcext:value-type="float">
            <text:p>0.9141664612</text:p>
          </table:table-cell>
          <table:table-cell office:value-type="float" office:value="0.684874255068827" calcext:value-type="float">
            <text:p>0.6848742551</text:p>
          </table:table-cell>
          <table:table-cell office:value-type="float" office:value="0.863955768622572" calcext:value-type="float">
            <text:p>0.8639557686</text:p>
          </table:table-cell>
        </table:table-row>
        <table:table-row table:style-name="ro1">
          <table:table-cell office:value-type="float" office:value="0.881328869252113" calcext:value-type="float">
            <text:p>0.8813288693</text:p>
          </table:table-cell>
          <table:table-cell office:value-type="float" office:value="0.562894460696571" calcext:value-type="float">
            <text:p>0.5628944607</text:p>
          </table:table-cell>
          <table:table-cell office:value-type="float" office:value="0.901506200002906" calcext:value-type="float">
            <text:p>0.9015062</text:p>
          </table:table-cell>
          <table:table-cell/>
          <table:table-cell office:value-type="float" office:value="0.900743155450761" calcext:value-type="float">
            <text:p>0.9007431555</text:p>
          </table:table-cell>
          <table:table-cell office:value-type="float" office:value="0.62036588156119" calcext:value-type="float">
            <text:p>0.6203658816</text:p>
          </table:table-cell>
          <table:table-cell office:value-type="float" office:value="0.89263654286376" calcext:value-type="float">
            <text:p>0.8926365429</text:p>
          </table:table-cell>
        </table:table-row>
        <table:table-row table:style-name="ro1">
          <table:table-cell office:value-type="float" office:value="0.850394200271531" calcext:value-type="float">
            <text:p>0.8503942003</text:p>
          </table:table-cell>
          <table:table-cell office:value-type="float" office:value="0.498471732541699" calcext:value-type="float">
            <text:p>0.4984717325</text:p>
          </table:table-cell>
          <table:table-cell office:value-type="float" office:value="0.894052426222894" calcext:value-type="float">
            <text:p>0.8940524262</text:p>
          </table:table-cell>
          <table:table-cell/>
          <table:table-cell office:value-type="float" office:value="0.877683861727408" calcext:value-type="float">
            <text:p>0.8776838617</text:p>
          </table:table-cell>
          <table:table-cell office:value-type="float" office:value="0.55389542088937" calcext:value-type="float">
            <text:p>0.5538954209</text:p>
          </table:table-cell>
          <table:table-cell office:value-type="float" office:value="0.901665656412246" calcext:value-type="float">
            <text:p>0.9016656564</text:p>
          </table:table-cell>
        </table:table-row>
        <table:table-row table:style-name="ro1">
          <table:table-cell office:value-type="float" office:value="0.81150445774019" calcext:value-type="float">
            <text:p>0.8115044577</text:p>
          </table:table-cell>
          <table:table-cell office:value-type="float" office:value="0.440223455658749" calcext:value-type="float">
            <text:p>0.4402234557</text:p>
          </table:table-cell>
          <table:table-cell office:value-type="float" office:value="0.870158786182145" calcext:value-type="float">
            <text:p>0.8701587862</text:p>
          </table:table-cell>
          <table:table-cell/>
          <table:table-cell office:value-type="float" office:value="0.845573623218679" calcext:value-type="float">
            <text:p>0.8455736232</text:p>
          </table:table-cell>
          <table:table-cell office:value-type="float" office:value="0.490071304900363" calcext:value-type="float">
            <text:p>0.4900713049</text:p>
          </table:table-cell>
          <table:table-cell office:value-type="float" office:value="0.891763625256928" calcext:value-type="float">
            <text:p>0.8917636253</text:p>
          </table:table-cell>
        </table:table-row>
        <table:table-row table:style-name="ro1">
          <table:table-cell office:value-type="float" office:value="0.766461246290046" calcext:value-type="float">
            <text:p>0.7664612463</text:p>
          </table:table-cell>
          <table:table-cell office:value-type="float" office:value="0.391081624596676" calcext:value-type="float">
            <text:p>0.3910816246</text:p>
          </table:table-cell>
          <table:table-cell office:value-type="float" office:value="0.834270245126076" calcext:value-type="float">
            <text:p>0.8342702451</text:p>
          </table:table-cell>
          <table:table-cell/>
          <table:table-cell office:value-type="float" office:value="0.805721453170387" calcext:value-type="float">
            <text:p>0.8057214532</text:p>
          </table:table-cell>
          <table:table-cell office:value-type="float" office:value="0.432906797820836" calcext:value-type="float">
            <text:p>0.4329067978</text:p>
          </table:table-cell>
          <table:table-cell office:value-type="float" office:value="0.865939500406086" calcext:value-type="float">
            <text:p>0.8659395004</text:p>
          </table:table-cell>
        </table:table-row>
        <table:table-row table:style-name="ro1">
          <table:table-cell office:value-type="float" office:value="0.717390753674514" calcext:value-type="float">
            <text:p>0.7173907537</text:p>
          </table:table-cell>
          <table:table-cell office:value-type="float" office:value="0.352413069934345" calcext:value-type="float">
            <text:p>0.3524130699</text:p>
          </table:table-cell>
          <table:table-cell office:value-type="float" office:value="0.791551031620037" calcext:value-type="float">
            <text:p>0.7915510316</text:p>
          </table:table-cell>
          <table:table-cell/>
          <table:table-cell office:value-type="float" office:value="0.759990750978838" calcext:value-type="float">
            <text:p>0.759990751</text:p>
          </table:table-cell>
          <table:table-cell office:value-type="float" office:value="0.385133263554464" calcext:value-type="float">
            <text:p>0.3851332636</text:p>
          </table:table-cell>
          <table:table-cell office:value-type="float" office:value="0.828801614274413" calcext:value-type="float">
            <text:p>0.8288016143</text:p>
          </table:table-cell>
        </table:table-row>
        <table:table-row table:style-name="ro1">
          <table:table-cell office:value-type="float" office:value="0.666448071664856" calcext:value-type="float">
            <text:p>0.6664480717</text:p>
          </table:table-cell>
          <table:table-cell office:value-type="float" office:value="0.324102581534777" calcext:value-type="float">
            <text:p>0.3241025815</text:p>
          </table:table-cell>
          <table:table-cell office:value-type="float" office:value="0.746871395720863" calcext:value-type="float">
            <text:p>0.7468713957</text:p>
          </table:table-cell>
          <table:table-cell/>
          <table:table-cell office:value-type="float" office:value="0.710529676370817" calcext:value-type="float">
            <text:p>0.7105296764</text:p>
          </table:table-cell>
          <table:table-cell office:value-type="float" office:value="0.347902155222607" calcext:value-type="float">
            <text:p>0.3479021552</text:p>
          </table:table-cell>
          <table:table-cell office:value-type="float" office:value="0.785532262196493" calcext:value-type="float">
            <text:p>0.7855322622</text:p>
          </table:table-cell>
        </table:table-row>
        <table:table-row table:style-name="ro1">
          <table:table-cell office:value-type="float" office:value="0.615563717116699" calcext:value-type="float">
            <text:p>0.6155637171</text:p>
          </table:table-cell>
          <table:table-cell office:value-type="float" office:value="0.304962732119253" calcext:value-type="float">
            <text:p>0.3049627321</text:p>
          </table:table-cell>
          <table:table-cell office:value-type="float" office:value="0.704097756298252" calcext:value-type="float">
            <text:p>0.7040977563</text:p>
          </table:table-cell>
          <table:table-cell/>
          <table:table-cell office:value-type="float" office:value="0.659476765103395" calcext:value-type="float">
            <text:p>0.6594767651</text:p>
          </table:table-cell>
          <table:table-cell office:value-type="float" office:value="0.320922923403586" calcext:value-type="float">
            <text:p>0.3209229234</text:p>
          </table:table-cell>
          <table:table-cell office:value-type="float" office:value="0.740899884435473" calcext:value-type="float">
            <text:p>0.7408998844</text:p>
          </table:table-cell>
        </table:table-row>
        <table:table-row table:style-name="ro1">
          <table:table-cell office:value-type="float" office:value="0.566283607767112" calcext:value-type="float">
            <text:p>0.5662836078</text:p>
          </table:table-cell>
          <table:table-cell office:value-type="float" office:value="0.293259419453273" calcext:value-type="float">
            <text:p>0.2932594195</text:p>
          </table:table-cell>
          <table:table-cell office:value-type="float" office:value="0.665809809881692" calcext:value-type="float">
            <text:p>0.6658098099</text:p>
          </table:table-cell>
          <table:table-cell/>
          <table:table-cell office:value-type="float" office:value="0.608717890019166" calcext:value-type="float">
            <text:p>0.60871789</text:p>
          </table:table-cell>
          <table:table-cell office:value-type="float" office:value="0.302901910150911" calcext:value-type="float">
            <text:p>0.3029019102</text:p>
          </table:table-cell>
          <table:table-cell office:value-type="float" office:value="0.698604582469782" calcext:value-type="float">
            <text:p>0.6986045825</text:p>
          </table:table-cell>
        </table:table-row>
        <table:table-row table:style-name="ro1">
          <table:table-cell office:value-type="float" office:value="0.519713176394035" calcext:value-type="float">
            <text:p>0.5197131764</text:p>
          </table:table-cell>
          <table:table-cell office:value-type="float" office:value="0.287168422046132" calcext:value-type="float">
            <text:p>0.287168422</text:p>
          </table:table-cell>
          <table:table-cell office:value-type="float" office:value="0.63337579763215" calcext:value-type="float">
            <text:p>0.6333757976</text:p>
          </table:table-cell>
          <table:table-cell/>
          <table:table-cell office:value-type="float" office:value="0.559740601409747" calcext:value-type="float">
            <text:p>0.5597406014</text:p>
          </table:table-cell>
          <table:table-cell office:value-type="float" office:value="0.292067982273696" calcext:value-type="float">
            <text:p>0.2920679823</text:p>
          </table:table-cell>
          <table:table-cell office:value-type="float" office:value="0.661051273834312" calcext:value-type="float">
            <text:p>0.6610512738</text:p>
          </table:table-cell>
        </table:table-row>
        <table:table-row table:style-name="ro1">
          <table:table-cell office:value-type="float" office:value="0.476544042290709" calcext:value-type="float">
            <text:p>0.4765440423</text:p>
          </table:table-cell>
          <table:table-cell office:value-type="float" office:value="0.285072291047455" calcext:value-type="float">
            <text:p>0.285072291</text:p>
          </table:table-cell>
          <table:table-cell office:value-type="float" office:value="0.607224275345081" calcext:value-type="float">
            <text:p>0.6072242753</text:p>
          </table:table-cell>
          <table:table-cell/>
          <table:table-cell office:value-type="float" office:value="0.513591254184751" calcext:value-type="float">
            <text:p>0.5135912542</text:p>
          </table:table-cell>
          <table:table-cell office:value-type="float" office:value="0.286610652691372" calcext:value-type="float">
            <text:p>0.2866106527</text:p>
          </table:table-cell>
          <table:table-cell office:value-type="float" office:value="0.629462044130716" calcext:value-type="float">
            <text:p>0.6294620441</text:p>
          </table:table-cell>
        </table:table-row>
        <table:table-row table:style-name="ro1">
          <table:table-cell office:value-type="float" office:value="0.437128372127204" calcext:value-type="float">
            <text:p>0.4371283721</text:p>
          </table:table-cell>
          <table:table-cell office:value-type="float" office:value="0.285695698986602" calcext:value-type="float">
            <text:p>0.285695699</text:p>
          </table:table-cell>
          <table:table-cell office:value-type="float" office:value="0.587160873231389" calcext:value-type="float">
            <text:p>0.5871608732</text:p>
          </table:table-cell>
          <table:table-cell/>
          <table:table-cell office:value-type="float" office:value="0.470910335323715" calcext:value-type="float">
            <text:p>0.4709103353</text:p>
          </table:table-cell>
          <table:table-cell office:value-type="float" office:value="0.284953681245065" calcext:value-type="float">
            <text:p>0.2849536812</text:p>
          </table:table-cell>
          <table:table-cell office:value-type="float" office:value="0.604162105917531" calcext:value-type="float">
            <text:p>0.6041621059</text:p>
          </table:table-cell>
        </table:table-row>
        <table:table-row table:style-name="ro1">
          <table:table-cell office:value-type="float" office:value="0.401569062445426" calcext:value-type="float">
            <text:p>0.4015690624</text:p>
          </table:table-cell>
          <table:table-cell office:value-type="float" office:value="0.28812410096106" calcext:value-type="float">
            <text:p>0.288124101</text:p>
          </table:table-cell>
          <table:table-cell office:value-type="float" office:value="0.572638462190586" calcext:value-type="float">
            <text:p>0.5726384622</text:p>
          </table:table-cell>
          <table:table-cell/>
          <table:table-cell office:value-type="float" office:value="0.432010716656665" calcext:value-type="float">
            <text:p>0.4320107167</text:p>
          </table:table-cell>
          <table:table-cell office:value-type="float" office:value="0.285871406149402" calcext:value-type="float">
            <text:p>0.2858714061</text:p>
          </table:table-cell>
          <table:table-cell office:value-type="float" office:value="0.584894326571135" calcext:value-type="float">
            <text:p>0.5848943266</text:p>
          </table:table-cell>
        </table:table-row>
        <table:table-row table:style-name="ro1">
          <table:table-cell office:value-type="float" office:value="0.369804497220831" calcext:value-type="float">
            <text:p>0.3698044972</text:p>
          </table:table-cell>
          <table:table-cell office:value-type="float" office:value="0.291758118241112" calcext:value-type="float">
            <text:p>0.2917581182</text:p>
          </table:table-cell>
          <table:table-cell office:value-type="float" office:value="0.562948433899502" calcext:value-type="float">
            <text:p>0.5629484339</text:p>
          </table:table-cell>
          <table:table-cell/>
          <table:table-cell office:value-type="float" office:value="0.396968141610945" calcext:value-type="float">
            <text:p>0.3969681416</text:p>
          </table:table-cell>
          <table:table-cell office:value-type="float" office:value="0.288495677419775" calcext:value-type="float">
            <text:p>0.2884956774</text:p>
          </table:table-cell>
          <table:table-cell office:value-type="float" office:value="0.571079609445808" calcext:value-type="float">
            <text:p>0.5710796094</text:p>
          </table:table-cell>
        </table:table-row>
        <table:table-row table:style-name="ro1">
          <table:table-cell office:value-type="float" office:value="0.341677522402267" calcext:value-type="float">
            <text:p>0.3416775224</text:p>
          </table:table-cell>
          <table:table-cell office:value-type="float" office:value="0.29624350502961" calcext:value-type="float">
            <text:p>0.296243505</text:p>
          </table:table-cell>
          <table:table-cell office:value-type="float" office:value="0.557337518228605" calcext:value-type="float">
            <text:p>0.5573375182</text:p>
          </table:table-cell>
          <table:table-cell/>
          <table:table-cell office:value-type="float" office:value="0.365704273994821" calcext:value-type="float">
            <text:p>0.365704274</text:p>
          </table:table-cell>
          <table:table-cell office:value-type="float" office:value="0.292264878147421" calcext:value-type="float">
            <text:p>0.2922648781</text:p>
          </table:table-cell>
          <table:table-cell office:value-type="float" office:value="0.561997321240725" calcext:value-type="float">
            <text:p>0.5619973212</text:p>
          </table:table-cell>
        </table:table-row>
        <table:table-row table:style-name="ro1">
          <table:table-cell office:value-type="float" office:value="0.316986008594226" calcext:value-type="float">
            <text:p>0.3169860086</text:p>
          </table:table-cell>
          <table:table-cell office:value-type="float" office:value="0.301400057209497" calcext:value-type="float">
            <text:p>0.3014000572</text:p>
          </table:table-cell>
          <table:table-cell office:value-type="float" office:value="0.555069219518385" calcext:value-type="float">
            <text:p>0.5550692195</text:p>
          </table:table-cell>
          <table:table-cell/>
          <table:table-cell office:value-type="float" office:value="0.338053219183818" calcext:value-type="float">
            <text:p>0.3380532192</text:p>
          </table:table-cell>
          <table:table-cell office:value-type="float" office:value="0.296852646091211" calcext:value-type="float">
            <text:p>0.2968526461</text:p>
          </table:table-cell>
          <table:table-cell office:value-type="float" office:value="0.556893340897214" calcext:value-type="float">
            <text:p>0.5568933409</text:p>
          </table:table-cell>
        </table:table-row>
        <table:table-row table:style-name="ro1">
          <table:table-cell office:value-type="float" office:value="0.295516575007731" calcext:value-type="float">
            <text:p>0.295516575</text:p>
          </table:table-cell>
          <table:table-cell office:value-type="float" office:value="0.307160040968519" calcext:value-type="float">
            <text:p>0.307160041</text:p>
          </table:table-cell>
          <table:table-cell office:value-type="float" office:value="0.555450214000126" calcext:value-type="float">
            <text:p>0.555450214</text:p>
          </table:table-cell>
          <table:table-cell/>
          <table:table-cell office:value-type="float" office:value="0.313809656261958" calcext:value-type="float">
            <text:p>0.3138096563</text:p>
          </table:table-cell>
          <table:table-cell office:value-type="float" office:value="0.302097623701354" calcext:value-type="float">
            <text:p>0.3020976237</text:p>
          </table:table-cell>
          <table:table-cell office:value-type="float" office:value="0.555035589455997" calcext:value-type="float">
            <text:p>0.5550355895</text:p>
          </table:table-cell>
        </table:table-row>
        <table:table-row table:style-name="ro1">
          <table:table-cell office:value-type="float" office:value="0.277064687647299" calcext:value-type="float">
            <text:p>0.2770646876</text:p>
          </table:table-cell>
          <table:table-cell office:value-type="float" office:value="0.313519133387928" calcext:value-type="float">
            <text:p>0.3135191334</text:p>
          </table:table-cell>
          <table:table-cell office:value-type="float" office:value="0.557837779142104" calcext:value-type="float">
            <text:p>0.5578377791</text:p>
          </table:table-cell>
          <table:table-cell/>
          <table:table-cell office:value-type="float" office:value="0.292760505053227" calcext:value-type="float">
            <text:p>0.2927605051</text:p>
          </table:table-cell>
          <table:table-cell office:value-type="float" office:value="0.307943488160889" calcext:value-type="float">
            <text:p>0.3079434882</text:p>
          </table:table-cell>
          <table:table-cell office:value-type="float" office:value="0.555737007599032" calcext:value-type="float">
            <text:p>0.5557370076</text:p>
          </table:table-cell>
        </table:table-row>
        <table:table-row table:style-name="ro1">
          <table:table-cell office:value-type="float" office:value="0.261444545142003" calcext:value-type="float">
            <text:p>0.2614445451</text:p>
          </table:table-cell>
          <table:table-cell office:value-type="float" office:value="0.320499300090649" calcext:value-type="float">
            <text:p>0.3204993001</text:p>
          </table:table-cell>
          <table:table-cell office:value-type="float" office:value="0.561639069150047" calcext:value-type="float">
            <text:p>0.5616390692</text:p>
          </table:table-cell>
          <table:table-cell/>
          <table:table-cell office:value-type="float" office:value="0.274703434054852" calcext:value-type="float">
            <text:p>0.2747034341</text:p>
          </table:table-cell>
          <table:table-cell office:value-type="float" office:value="0.314391566469295" calcext:value-type="float">
            <text:p>0.3143915665</text:p>
          </table:table-cell>
          <table:table-cell office:value-type="float" office:value="0.558361340414267" calcext:value-type="float">
            <text:p>0.5583613404</text:p>
          </table:table-cell>
        </table:table-row>
        <table:table-row table:style-name="ro1">
          <table:table-cell office:value-type="float" office:value="0.248491743539152" calcext:value-type="float">
            <text:p>0.2484917435</text:p>
          </table:table-cell>
          <table:table-cell office:value-type="float" office:value="0.328121860546295" calcext:value-type="float">
            <text:p>0.3281218605</text:p>
          </table:table-cell>
          <table:table-cell office:value-type="float" office:value="0.566308655427495" calcext:value-type="float">
            <text:p>0.5663086554</text:p>
          </table:table-cell>
          <table:table-cell/>
          <table:table-cell office:value-type="float" office:value="0.259455590634512" calcext:value-type="float">
            <text:p>0.2594555906</text:p>
          </table:table-cell>
          <table:table-cell office:value-type="float" office:value="0.321465190703193" calcext:value-type="float">
            <text:p>0.3214651907</text:p>
          </table:table-cell>
          <table:table-cell office:value-type="float" office:value="0.5623218805813" calcext:value-type="float">
            <text:p>0.5623218806</text:p>
          </table:table-cell>
        </table:table-row>
        <table:table-row table:style-name="ro1">
          <table:table-cell office:value-type="float" office:value="0.238061130757695" calcext:value-type="float">
            <text:p>0.2380611308</text:p>
          </table:table-cell>
          <table:table-cell office:value-type="float" office:value="0.336388964455349" calcext:value-type="float">
            <text:p>0.3363889645</text:p>
          </table:table-cell>
          <table:table-cell office:value-type="float" office:value="0.57134759814914" calcext:value-type="float">
            <text:p>0.5713475981</text:p>
          </table:table-cell>
          <table:table-cell/>
          <table:table-cell office:value-type="float" office:value="0.246855470142387" calcext:value-type="float">
            <text:p>0.2468554701</text:p>
          </table:table-cell>
          <table:table-cell office:value-type="float" office:value="0.329183993039851" calcext:value-type="float">
            <text:p>0.329183993</text:p>
          </table:table-cell>
          <table:table-cell office:value-type="float" office:value="0.567079088904553" calcext:value-type="float">
            <text:p>0.5670790889</text:p>
          </table:table-cell>
        </table:table-row>
        <table:table-row table:style-name="ro1">
          <table:table-cell office:value-type="float" office:value="0.230021731433045" calcext:value-type="float">
            <text:p>0.2300217314</text:p>
          </table:table-cell>
          <table:table-cell office:value-type="float" office:value="0.345272069422183" calcext:value-type="float">
            <text:p>0.3452720694</text:p>
          </table:table-cell>
          <table:table-cell office:value-type="float" office:value="0.576305219382073" calcext:value-type="float">
            <text:p>0.5763052194</text:p>
          </table:table-cell>
          <table:table-cell/>
          <table:table-cell office:value-type="float" office:value="0.236760258443015" calcext:value-type="float">
            <text:p>0.2367602584</text:p>
          </table:table-cell>
          <table:table-cell office:value-type="float" office:value="0.337546402163549" calcext:value-type="float">
            <text:p>0.3375464022</text:p>
          </table:table-cell>
          <table:table-cell office:value-type="float" office:value="0.57214001667091" calcext:value-type="float">
            <text:p>0.5721400167</text:p>
          </table:table-cell>
        </table:table-row>
        <table:table-row table:style-name="ro1">
          <table:table-cell office:value-type="float" office:value="0.224250205404683" calcext:value-type="float">
            <text:p>0.2242502054</text:p>
          </table:table-cell>
          <table:table-cell office:value-type="float" office:value="0.354706384656146" calcext:value-type="float">
            <text:p>0.3547063847</text:p>
          </table:table-cell>
          <table:table-cell office:value-type="float" office:value="0.580783415123172" calcext:value-type="float">
            <text:p>0.5807834151</text:p>
          </table:table-cell>
          <table:table-cell/>
          <table:table-cell office:value-type="float" office:value="0.2290404661194" calcext:value-type="float">
            <text:p>0.2290404661</text:p>
          </table:table-cell>
          <table:table-cell office:value-type="float" office:value="0.346518987501709" calcext:value-type="float">
            <text:p>0.3465189875</text:p>
          </table:table-cell>
          <table:table-cell office:value-type="float" office:value="0.577060477749154" calcext:value-type="float">
            <text:p>0.5770604777</text:p>
          </table:table-cell>
        </table:table-row>
        <table:table-row table:style-name="ro1">
          <table:table-cell office:value-type="float" office:value="0.220623988708132" calcext:value-type="float">
            <text:p>0.2206239887</text:p>
          </table:table-cell>
          <table:table-cell office:value-type="float" office:value="0.364590467600287" calcext:value-type="float">
            <text:p>0.3645904676</text:p>
          </table:table-cell>
          <table:table-cell office:value-type="float" office:value="0.584442542413106" calcext:value-type="float">
            <text:p>0.5844425424</text:p>
          </table:table-cell>
          <table:table-cell/>
          <table:table-cell office:value-type="float" office:value="0.223573270581213" calcext:value-type="float">
            <text:p>0.2235732706</text:p>
          </table:table-cell>
          <table:table-cell office:value-type="float" office:value="0.356031657309985" calcext:value-type="float">
            <text:p>0.3560316573</text:p>
          </table:table-cell>
          <table:table-cell office:value-type="float" office:value="0.581449668102165" calcext:value-type="float">
            <text:p>0.5814496681</text:p>
          </table:table-cell>
        </table:table-row>
        <table:table-row table:style-name="ro1">
          <table:table-cell office:value-type="float" office:value="0.219015019045827" calcext:value-type="float">
            <text:p>0.219015019</text:p>
          </table:table-cell>
          <table:table-cell office:value-type="float" office:value="0.374790198707478" calcext:value-type="float">
            <text:p>0.3747901987</text:p>
          </table:table-cell>
          <table:table-cell office:value-type="float" office:value="0.587007510320951" calcext:value-type="float">
            <text:p>0.5870075103</text:p>
          </table:table-cell>
          <table:table-cell/>
          <table:table-cell office:value-type="float" office:value="0.220235679377327" calcext:value-type="float">
            <text:p>0.2202356794</text:p>
          </table:table-cell>
          <table:table-cell office:value-type="float" office:value="0.365977913061942" calcext:value-type="float">
            <text:p>0.3659779131</text:p>
          </table:table-cell>
          <table:table-cell office:value-type="float" office:value="0.584976188465678" calcext:value-type="float">
            <text:p>0.5849761885</text:p>
          </table:table-cell>
        </table:table-row>
        <table:table-row table:style-name="ro1">
          <table:table-cell office:value-type="float" office:value="0.219284730801657" calcext:value-type="float">
            <text:p>0.2192847308</text:p>
          </table:table-cell>
          <table:table-cell office:value-type="float" office:value="0.385146254084806" calcext:value-type="float">
            <text:p>0.3851462541</text:p>
          </table:table-cell>
          <table:table-cell office:value-type="float" office:value="0.588272617774902" calcext:value-type="float">
            <text:p>0.5882726178</text:p>
          </table:table-cell>
          <table:table-cell/>
          <table:table-cell office:value-type="float" office:value="0.218898387141706" calcext:value-type="float">
            <text:p>0.2188983871</text:p>
          </table:table-cell>
          <table:table-cell office:value-type="float" office:value="0.376219376990584" calcext:value-type="float">
            <text:p>0.376219377</text:p>
          </table:table-cell>
          <table:table-cell office:value-type="float" office:value="0.587374065602163" calcext:value-type="float">
            <text:p>0.5873740656</text:p>
          </table:table-cell>
        </table:table-row>
        <table:table-row table:style-name="ro1">
          <table:table-cell office:value-type="float" office:value="0.221280790547803" calcext:value-type="float">
            <text:p>0.2212807905</text:p>
          </table:table-cell>
          <table:table-cell office:value-type="float" office:value="0.395484023429399" calcext:value-type="float">
            <text:p>0.3954840234</text:p>
          </table:table-cell>
          <table:table-cell office:value-type="float" office:value="0.588103869864831" calcext:value-type="float">
            <text:p>0.5881038699</text:p>
          </table:table-cell>
          <table:table-cell/>
          <table:table-cell office:value-type="float" office:value="0.219420983087095" calcext:value-type="float">
            <text:p>0.2194209831</text:p>
          </table:table-cell>
          <table:table-cell office:value-type="float" office:value="0.386593689004326" calcext:value-type="float">
            <text:p>0.386593689</text:p>
          </table:table-cell>
          <table:table-cell office:value-type="float" office:value="0.588447322385538" calcext:value-type="float">
            <text:p>0.5884473224</text:p>
          </table:table-cell>
        </table:table-row>
        <table:table-row table:style-name="ro1">
          <table:table-cell office:value-type="float" office:value="0.224835821103253" calcext:value-type="float">
            <text:p>0.2248358211</text:p>
          </table:table-cell>
          <table:table-cell office:value-type="float" office:value="0.405624769826024" calcext:value-type="float">
            <text:p>0.4056247698</text:p>
          </table:table-cell>
          <table:table-cell office:value-type="float" office:value="0.586437911838146" calcext:value-type="float">
            <text:p>0.5864379118</text:p>
          </table:table-cell>
          <table:table-cell/>
          <table:table-cell office:value-type="float" office:value="0.221648950548291" calcext:value-type="float">
            <text:p>0.2216489505</text:p>
          </table:table-cell>
          <table:table-cell office:value-type="float" office:value="0.39692469382597" calcext:value-type="float">
            <text:p>0.3969246938</text:p>
          </table:table-cell>
          <table:table-cell office:value-type="float" office:value="0.58807187044878" calcext:value-type="float">
            <text:p>0.5880718704</text:p>
          </table:table-cell>
        </table:table-row>
        <table:table-row table:style-name="ro1">
          <table:table-cell office:value-type="float" office:value="0.22976813500386" calcext:value-type="float">
            <text:p>0.229768135</text:p>
          </table:table-cell>
          <table:table-cell office:value-type="float" office:value="0.415396775082856" calcext:value-type="float">
            <text:p>0.4153967751</text:p>
          </table:table-cell>
          <table:table-cell office:value-type="float" office:value="0.583277265409418" calcext:value-type="float">
            <text:p>0.5832772654</text:p>
          </table:table-cell>
          <table:table-cell/>
          <table:table-cell office:value-type="float" office:value="0.225412675493897" calcext:value-type="float">
            <text:p>0.2254126755</text:p>
          </table:table-cell>
          <table:table-cell office:value-type="float" office:value="0.407033697292118" calcext:value-type="float">
            <text:p>0.4070336973</text:p>
          </table:table-cell>
          <table:table-cell office:value-type="float" office:value="0.586193932615097" calcext:value-type="float">
            <text:p>0.5861939326</text:p>
          </table:table-cell>
        </table:table-row>
        <table:table-row table:style-name="ro1">
          <table:table-cell office:value-type="float" office:value="0.235884283716684" calcext:value-type="float">
            <text:p>0.2358842837</text:p>
          </table:table-cell>
          <table:table-cell office:value-type="float" office:value="0.424645304991419" calcext:value-type="float">
            <text:p>0.424645305</text:p>
          </table:table-cell>
          <table:table-cell office:value-type="float" office:value="0.578682130638161" calcext:value-type="float">
            <text:p>0.5786821306</text:p>
          </table:table-cell>
          <table:table-cell/>
          <table:table-cell office:value-type="float" office:value="0.230528453706318" calcext:value-type="float">
            <text:p>0.2305284537</text:p>
          </table:table-cell>
          <table:table-cell office:value-type="float" office:value="0.416750535770714" calcext:value-type="float">
            <text:p>0.4167505358</text:p>
          </table:table-cell>
          <table:table-cell office:value-type="float" office:value="0.582824760613114" calcext:value-type="float">
            <text:p>0.5828247606</text:p>
          </table:table-cell>
        </table:table-row>
        <table:table-row table:style-name="ro1">
          <table:table-cell office:value-type="float" office:value="0.242983050165265" calcext:value-type="float">
            <text:p>0.2429830502</text:p>
          </table:table-cell>
          <table:table-cell office:value-type="float" office:value="0.433240467073977" calcext:value-type="float">
            <text:p>0.4332404671</text:p>
          </table:table-cell>
          <table:table-cell office:value-type="float" office:value="0.572759518686338" calcext:value-type="float">
            <text:p>0.5727595187</text:p>
          </table:table-cell>
          <table:table-cell/>
          <table:table-cell office:value-type="float" office:value="0.236801274815433" calcext:value-type="float">
            <text:p>0.2368012748</text:p>
          </table:table-cell>
          <table:table-cell office:value-type="float" office:value="0.425923314966779" calcext:value-type="float">
            <text:p>0.425923315</text:p>
          </table:table-cell>
          <table:table-cell office:value-type="float" office:value="0.578031989614833" calcext:value-type="float">
            <text:p>0.5780319896</text:p>
          </table:table-cell>
        </table:table-row>
        <table:table-row table:style-name="ro1">
          <table:table-cell office:value-type="float" office:value="0.250860390672451" calcext:value-type="float">
            <text:p>0.2508603907</text:p>
          </table:table-cell>
          <table:table-cell office:value-type="float" office:value="0.441082382166125" calcext:value-type="float">
            <text:p>0.4410823822</text:p>
          </table:table-cell>
          <table:table-cell office:value-type="float" office:value="0.565650816648087" calcext:value-type="float">
            <text:p>0.5656508166</text:p>
          </table:table-cell>
          <table:table-cell/>
          <table:table-cell office:value-type="float" office:value="0.244028988986189" calcext:value-type="float">
            <text:p>0.244028989</text:p>
          </table:table-cell>
          <table:table-cell office:value-type="float" office:value="0.43442593179449" calcext:value-type="float">
            <text:p>0.4344259318</text:p>
          </table:table-cell>
          <table:table-cell office:value-type="float" office:value="0.571928455991846" calcext:value-type="float">
            <text:p>0.571928456</text:p>
          </table:table-cell>
        </table:table-row>
        <table:table-row table:style-name="ro1">
          <table:table-cell office:value-type="float" office:value="0.259314781532433" calcext:value-type="float">
            <text:p>0.2593147815</text:p>
          </table:table-cell>
          <table:table-cell office:value-type="float" office:value="0.448103485957561" calcext:value-type="float">
            <text:p>0.448103486</text:p>
          </table:table-cell>
          <table:table-cell office:value-type="float" office:value="0.557519007683949" calcext:value-type="float">
            <text:p>0.5575190077</text:p>
          </table:table-cell>
          <table:table-cell/>
          <table:table-cell office:value-type="float" office:value="0.252007349627379" calcext:value-type="float">
            <text:p>0.2520073496</text:p>
          </table:table-cell>
          <table:table-cell office:value-type="float" office:value="0.442162853582077" calcext:value-type="float">
            <text:p>0.4421628536</text:p>
          </table:table-cell>
          <table:table-cell office:value-type="float" office:value="0.564659613222172" calcext:value-type="float">
            <text:p>0.5646596132</text:p>
          </table:table-cell>
        </table:table-row>
        <table:table-row table:style-name="ro1">
          <table:table-cell office:value-type="float" office:value="0.268152446159184" calcext:value-type="float">
            <text:p>0.2681524462</text:p>
          </table:table-cell>
          <table:table-cell office:value-type="float" office:value="0.454268145281485" calcext:value-type="float">
            <text:p>0.4542681453</text:p>
          </table:table-cell>
          <table:table-cell office:value-type="float" office:value="0.548536681306401" calcext:value-type="float">
            <text:p>0.5485366813</text:p>
          </table:table-cell>
          <table:table-cell/>
          <table:table-cell office:value-type="float" office:value="0.260535384758916" calcext:value-type="float">
            <text:p>0.2605353848</text:p>
          </table:table-cell>
          <table:table-cell office:value-type="float" office:value="0.449071025425804" calcext:value-type="float">
            <text:p>0.4490710254</text:p>
          </table:table-cell>
          <table:table-cell office:value-type="float" office:value="0.55639077224203" calcext:value-type="float">
            <text:p>0.5563907722</text:p>
          </table:table-cell>
        </table:table-row>
        <table:table-row table:style-name="ro1">
          <table:table-cell office:value-type="float" office:value="0.277192019891071" calcext:value-type="float">
            <text:p>0.2771920199</text:p>
          </table:table-cell>
          <table:table-cell office:value-type="float" office:value="0.459570057198278" calcext:value-type="float">
            <text:p>0.4595700572</text:p>
          </table:table-cell>
          <table:table-cell office:value-type="float" office:value="0.538875717885718" calcext:value-type="float">
            <text:p>0.5388757179</text:p>
          </table:table-cell>
          <table:table-cell/>
          <table:table-cell office:value-type="float" office:value="0.269420579908276" calcext:value-type="float">
            <text:p>0.2694205799</text:p>
          </table:table-cell>
          <table:table-cell office:value-type="float" office:value="0.455119137322733" calcext:value-type="float">
            <text:p>0.4551191373</text:p>
          </table:table-cell>
          <table:table-cell office:value-type="float" office:value="0.547295277169786" calcext:value-type="float">
            <text:p>0.5472952772</text:p>
          </table:table-cell>
        </table:table-row>
        <table:table-row table:style-name="ro1">
          <table:table-cell office:value-type="float" office:value="0.286268330863753" calcext:value-type="float">
            <text:p>0.2862683309</text:p>
          </table:table-cell>
          <table:table-cell office:value-type="float" office:value="0.464028063818567" calcext:value-type="float">
            <text:p>0.4640280638</text:p>
          </table:table-cell>
          <table:table-cell office:value-type="float" office:value="0.528699192413342" calcext:value-type="float">
            <text:p>0.5286991924</text:p>
          </table:table-cell>
          <table:table-cell/>
          <table:table-cell office:value-type="float" office:value="0.27848344380471" calcext:value-type="float">
            <text:p>0.2784834438</text:p>
          </table:table-cell>
          <table:table-cell office:value-type="float" office:value="0.460304751378734" calcext:value-type="float">
            <text:p>0.4603047514</text:p>
          </table:table-cell>
          <table:table-cell office:value-type="float" office:value="0.537544458440798" calcext:value-type="float">
            <text:p>0.5375444584</text:p>
          </table:table-cell>
        </table:table-row>
        <table:table-row table:style-name="ro1">
          <table:table-cell office:value-type="float" office:value="0.295235113046837" calcext:value-type="float">
            <text:p>0.295235113</text:p>
          </table:table-cell>
          <table:table-cell office:value-type="float" office:value="0.46768105930645" calcext:value-type="float">
            <text:p>0.4676810593</text:p>
          </table:table-cell>
          <table:table-cell office:value-type="float" office:value="0.518155692753674" calcext:value-type="float">
            <text:p>0.5181556928</text:p>
          </table:table-cell>
          <table:table-cell/>
          <table:table-cell office:value-type="float" office:value="0.287561153578006" calcext:value-type="float">
            <text:p>0.2875611536</text:p>
          </table:table-cell>
          <table:table-cell office:value-type="float" office:value="0.464649937096686" calcext:value-type="float">
            <text:p>0.4646499371</text:p>
          </table:table-cell>
          <table:table-cell office:value-type="float" office:value="0.527299859238475" calcext:value-type="float">
            <text:p>0.5272998592</text:p>
          </table:table-cell>
        </table:table-row>
        <table:table-row table:style-name="ro1">
          <table:table-cell office:value-type="float" office:value="0.303966599479295" calcext:value-type="float">
            <text:p>0.3039665995</text:p>
          </table:table-cell>
          <table:table-cell office:value-type="float" office:value="0.470582608851284" calcext:value-type="float">
            <text:p>0.4705826089</text:p>
          </table:table-cell>
          <table:table-cell office:value-type="float" office:value="0.50737594888969" calcext:value-type="float">
            <text:p>0.5073759489</text:p>
          </table:table-cell>
          <table:table-cell/>
          <table:table-cell office:value-type="float" office:value="0.296510114658797" calcext:value-type="float">
            <text:p>0.2965101147</text:p>
          </table:table-cell>
          <table:table-cell office:value-type="float" office:value="0.468196090398097" calcext:value-type="float">
            <text:p>0.4681960904</text:p>
          </table:table-cell>
          <table:table-cell office:value-type="float" office:value="0.51670788422347" calcext:value-type="float">
            <text:p>0.5167078842</text:p>
          </table:table-cell>
        </table:table-row>
        <table:table-row table:style-name="ro1">
          <table:table-cell office:value-type="float" office:value="0.312358053538232" calcext:value-type="float">
            <text:p>0.3123580535</text:p>
          </table:table-cell>
          <table:table-cell office:value-type="float" office:value="0.472795777356926" calcext:value-type="float">
            <text:p>0.4727957774</text:p>
          </table:table-cell>
          <table:table-cell office:value-type="float" office:value="0.496471458056291" calcext:value-type="float">
            <text:p>0.4964714581</text:p>
          </table:table-cell>
          <table:table-cell/>
          <table:table-cell office:value-type="float" office:value="0.305207400565928" calcext:value-type="float">
            <text:p>0.3052074006</text:p>
          </table:table-cell>
          <table:table-cell office:value-type="float" office:value="0.470998543592731" calcext:value-type="float">
            <text:p>0.4709985436</text:p>
          </table:table-cell>
          <table:table-cell office:value-type="float" office:value="0.505896730754608" calcext:value-type="float">
            <text:p>0.5058967308</text:p>
          </table:table-cell>
        </table:table-row>
        <table:table-row table:style-name="ro1">
          <table:table-cell office:value-type="float" office:value="0.320325374779917" calcext:value-type="float">
            <text:p>0.3203253748</text:p>
          </table:table-cell>
          <table:table-cell office:value-type="float" office:value="0.474388515094392" calcext:value-type="float">
            <text:p>0.4743885151</text:p>
          </table:table-cell>
          <table:table-cell office:value-type="float" office:value="0.485534675637241" calcext:value-type="float">
            <text:p>0.4855346756</text:p>
          </table:table-cell>
          <table:table-cell/>
          <table:table-cell office:value-type="float" office:value="0.313551143806717" calcext:value-type="float">
            <text:p>0.3135511438</text:p>
          </table:table-cell>
          <table:table-cell office:value-type="float" office:value="0.473121444836826" calcext:value-type="float">
            <text:p>0.4731214448</text:p>
          </table:table-cell>
          <table:table-cell office:value-type="float" office:value="0.494975264293028" calcext:value-type="float">
            <text:p>0.4949752643</text:p>
          </table:table-cell>
        </table:table-row>
        <table:table-row table:style-name="ro1">
          <table:table-cell office:value-type="float" office:value="0.327803961644948" calcext:value-type="float">
            <text:p>0.3278039616</text:p>
          </table:table-cell>
          <table:table-cell office:value-type="float" office:value="0.475429799250675" calcext:value-type="float">
            <text:p>0.4754297993</text:p>
          </table:table-cell>
          <table:table-cell office:value-type="float" office:value="0.474640312303414" calcext:value-type="float">
            <text:p>0.4746403123</text:p>
          </table:table-cell>
          <table:table-cell/>
          <table:table-cell office:value-type="float" office:value="0.321460023296271" calcext:value-type="float">
            <text:p>0.3214600233</text:p>
          </table:table-cell>
          <table:table-cell office:value-type="float" office:value="0.474633233298468" calcext:value-type="float">
            <text:p>0.4746332333</text:p>
          </table:table-cell>
          <table:table-cell office:value-type="float" office:value="0.484033397595233" calcext:value-type="float">
            <text:p>0.4840333976</text:p>
          </table:table-cell>
        </table:table-row>
        <table:table-row table:style-name="ro1">
          <table:table-cell office:value-type="float" office:value="0.33474702962703" calcext:value-type="float">
            <text:p>0.3347470296</text:p>
          </table:table-cell>
          <table:table-cell office:value-type="float" office:value="0.475986604425612" calcext:value-type="float">
            <text:p>0.4759866044</text:p>
          </table:table-cell>
          <table:table-cell office:value-type="float" office:value="0.463847311654844" calcext:value-type="float">
            <text:p>0.4638473117</text:p>
          </table:table-cell>
          <table:table-cell/>
          <table:table-cell office:value-type="float" office:value="0.328872035053812" calcext:value-type="float">
            <text:p>0.3288720351</text:p>
          </table:table-cell>
          <table:table-cell office:value-type="float" office:value="0.475602889708683" calcext:value-type="float">
            <text:p>0.4756028897</text:p>
          </table:table-cell>
          <table:table-cell office:value-type="float" office:value="0.473143514405748" calcext:value-type="float">
            <text:p>0.4731435144</text:p>
          </table:table-cell>
        </table:table-row>
        <table:table-row table:style-name="ro1">
          <table:table-cell office:value-type="float" office:value="0.341123576964419" calcext:value-type="float">
            <text:p>0.341123577</text:p>
          </table:table-cell>
          <table:table-cell office:value-type="float" office:value="0.476121681236418" calcext:value-type="float">
            <text:p>0.4761216812</text:p>
          </table:table-cell>
          <table:table-cell office:value-type="float" office:value="0.453201154148563" calcext:value-type="float">
            <text:p>0.4532011541</text:p>
          </table:table-cell>
          <table:table-cell/>
          <table:table-cell office:value-type="float" office:value="0.335742745559163" calcext:value-type="float">
            <text:p>0.3357427456</text:p>
          </table:table-cell>
          <table:table-cell office:value-type="float" office:value="0.476097019945855" calcext:value-type="float">
            <text:p>0.4760970199</text:p>
          </table:table-cell>
          <table:table-cell office:value-type="float" office:value="0.462362519227756" calcext:value-type="float">
            <text:p>0.4623625192</text:p>
          </table:table-cell>
        </table:table-row>
        <table:table-row table:style-name="ro1">
          <table:table-cell office:value-type="float" office:value="0.346916168110494" calcext:value-type="float">
            <text:p>0.3469161681</text:p>
          </table:table-cell>
          <table:table-cell office:value-type="float" office:value="0.475892061340428" calcext:value-type="float">
            <text:p>0.4758920613</text:p>
          </table:table-cell>
          <table:table-cell office:value-type="float" office:value="0.442736219842513" calcext:value-type="float">
            <text:p>0.4427362198</text:p>
          </table:table-cell>
          <table:table-cell/>
          <table:table-cell office:value-type="float" office:value="0.342043217931507" calcext:value-type="float">
            <text:p>0.3420432179</text:p>
          </table:table-cell>
          <table:table-cell office:value-type="float" office:value="0.476177739976704" calcext:value-type="float">
            <text:p>0.47617774</text:p>
          </table:table-cell>
          <table:table-cell office:value-type="float" office:value="0.451734169962502" calcext:value-type="float">
            <text:p>0.45173417</text:p>
          </table:table-cell>
        </table:table-row>
        <table:table-row table:style-name="ro1">
          <table:table-cell office:value-type="float" office:value="0.352118675217895" calcext:value-type="float">
            <text:p>0.3521186752</text:p>
          </table:table-cell>
          <table:table-cell office:value-type="float" office:value="0.475348175050549" calcext:value-type="float">
            <text:p>0.4753481751</text:p>
          </table:table-cell>
          <table:table-cell office:value-type="float" office:value="0.432478027891304" calcext:value-type="float">
            <text:p>0.4324780279</text:p>
          </table:table-cell>
          <table:table-cell/>
          <table:table-cell office:value-type="float" office:value="0.347757777637159" calcext:value-type="float">
            <text:p>0.3477577776</text:p>
          </table:table-cell>
          <table:table-cell office:value-type="float" office:value="0.47590127394363" calcext:value-type="float">
            <text:p>0.4759012739</text:p>
          </table:table-cell>
          <table:table-cell office:value-type="float" office:value="0.441291437910569" calcext:value-type="float">
            <text:p>0.4412914379</text:p>
          </table:table-cell>
        </table:table-row>
        <table:table-row table:style-name="ro1">
          <table:table-cell office:value-type="float" office:value="0.356734085268801" calcext:value-type="float">
            <text:p>0.3567340853</text:p>
          </table:table-cell>
          <table:table-cell office:value-type="float" office:value="0.474533457501023" calcext:value-type="float">
            <text:p>0.4745334575</text:p>
          </table:table-cell>
          <table:table-cell office:value-type="float" office:value="0.42244524471547" calcext:value-type="float">
            <text:p>0.4224452447</text:p>
          </table:table-cell>
          <table:table-cell/>
          <table:table-cell office:value-type="float" office:value="0.352881753645715" calcext:value-type="float">
            <text:p>0.3528817536</text:p>
          </table:table-cell>
          <table:table-cell office:value-type="float" office:value="0.475317148576615" calcext:value-type="float">
            <text:p>0.4753171486</text:p>
          </table:table-cell>
          <table:table-cell office:value-type="float" office:value="0.431058724134588" calcext:value-type="float">
            <text:p>0.4310587241</text:p>
          </table:table-cell>
        </table:table-row>
        <table:table-row table:style-name="ro1">
          <table:table-cell office:value-type="float" office:value="0.360772449256193" calcext:value-type="float">
            <text:p>0.3607724493</text:p>
          </table:table-cell>
          <table:table-cell office:value-type="float" office:value="0.473484323915915" calcext:value-type="float">
            <text:p>0.4734843239</text:p>
          </table:table-cell>
          <table:table-cell office:value-type="float" office:value="0.412651410806236" calcext:value-type="float">
            <text:p>0.4126514108</text:p>
          </table:table-cell>
          <table:table-cell/>
          <table:table-cell office:value-type="float" office:value="0.357419298255822" calcext:value-type="float">
            <text:p>0.3574192983</text:p>
          </table:table-cell>
          <table:table-cell office:value-type="float" office:value="0.474467859440683" calcext:value-type="float">
            <text:p>0.4744678594</text:p>
          </table:table-cell>
          <table:table-cell office:value-type="float" office:value="0.421053833263527" calcext:value-type="float">
            <text:p>0.4210538333</text:p>
          </table:table-cell>
        </table:table-row>
        <table:table-row table:style-name="ro1">
          <table:table-cell office:value-type="float" office:value="0.364249022342114" calcext:value-type="float">
            <text:p>0.3642490223</text:p>
          </table:table-cell>
          <table:table-cell office:value-type="float" office:value="0.472230407779725" calcext:value-type="float">
            <text:p>0.4722304078</text:p>
          </table:table-cell>
          <table:table-cell office:value-type="float" office:value="0.403106377672237" calcext:value-type="float">
            <text:p>0.4031063777</text:p>
          </table:table-cell>
          <table:table-cell/>
          <table:table-cell office:value-type="float" office:value="0.361381357928262" calcext:value-type="float">
            <text:p>0.3613813579</text:p>
          </table:table-cell>
          <table:table-cell office:value-type="float" office:value="0.473388890751645" calcext:value-type="float">
            <text:p>0.4733888908</text:p>
          </table:table-cell>
          <table:table-cell office:value-type="float" office:value="0.411289661610145" calcext:value-type="float">
            <text:p>0.4112896616</text:p>
          </table:table-cell>
        </table:table-row>
        <table:table-row table:style-name="ro1">
          <table:table-cell office:value-type="float" office:value="0.367182621296306" calcext:value-type="float">
            <text:p>0.3671826213</text:p>
          </table:table-cell>
          <table:table-cell office:value-type="float" office:value="0.47079497291915" calcext:value-type="float">
            <text:p>0.4707949729</text:p>
          </table:table-cell>
          <table:table-cell office:value-type="float" office:value="0.393817473314662" calcext:value-type="float">
            <text:p>0.3938174733</text:p>
          </table:table-cell>
          <table:table-cell/>
          <table:table-cell office:value-type="float" office:value="0.364783840572019" calcext:value-type="float">
            <text:p>0.3647838406</text:p>
          </table:table-cell>
          <table:table-cell office:value-type="float" office:value="0.4721089846161" calcext:value-type="float">
            <text:p>0.4721089846</text:p>
          </table:table-cell>
          <table:table-cell office:value-type="float" office:value="0.401775595863171" calcext:value-type="float">
            <text:p>0.4017755959</text:p>
          </table:table-cell>
        </table:table-row>
        <table:table-row table:style-name="ro1">
          <table:table-cell office:value-type="float" office:value="0.369594207960163" calcext:value-type="float">
            <text:p>0.369594208</text:p>
          </table:table-cell>
          <table:table-cell office:value-type="float" office:value="0.469195428487794" calcext:value-type="float">
            <text:p>0.4691954285</text:p>
          </table:table-cell>
          <table:table-cell office:value-type="float" office:value="0.384790429757909" calcext:value-type="float">
            <text:p>0.3847904298</text:p>
          </table:table-cell>
          <table:table-cell/>
          <table:table-cell office:value-type="float" office:value="0.367646002785415" calcext:value-type="float">
            <text:p>0.3676460028</text:p>
          </table:table-cell>
          <table:table-cell office:value-type="float" office:value="0.470650573094508" calcext:value-type="float">
            <text:p>0.4706505731</text:p>
          </table:table-cell>
          <table:table-cell office:value-type="float" office:value="0.392518643673058" calcext:value-type="float">
            <text:p>0.3925186437</text:p>
          </table:table-cell>
        </table:table-row>
        <table:table-row table:style-name="ro1">
          <table:table-cell office:value-type="float" office:value="0.371505694635766" calcext:value-type="float">
            <text:p>0.3715056946</text:p>
          </table:table-cell>
          <table:table-cell office:value-type="float" office:value="0.46744389268112" calcext:value-type="float">
            <text:p>0.4674438927</text:p>
          </table:table-cell>
          <table:table-cell office:value-type="float" office:value="0.376030112697486" calcext:value-type="float">
            <text:p>0.3760301127</text:p>
          </table:table-cell>
          <table:table-cell/>
          <table:table-cell office:value-type="float" office:value="0.36998906366687" calcext:value-type="float">
            <text:p>0.3699890637</text:p>
          </table:table-cell>
          <table:table-cell office:value-type="float" office:value="0.469030304450558" calcext:value-type="float">
            <text:p>0.4690303045</text:p>
          </table:table-cell>
          <table:table-cell office:value-type="float" office:value="0.383524331186944" calcext:value-type="float">
            <text:p>0.3835243312</text:p>
          </table:table-cell>
        </table:table-row>
        <table:table-row table:style-name="ro1">
          <table:table-cell office:value-type="float" office:value="0.372938958525132" calcext:value-type="float">
            <text:p>0.3729389585</text:p>
          </table:table-cell>
          <table:table-cell office:value-type="float" office:value="0.46554776572523" calcext:value-type="float">
            <text:p>0.4655477657</text:p>
          </table:table-cell>
          <table:table-cell office:value-type="float" office:value="0.367541094083855" calcext:value-type="float">
            <text:p>0.3675410941</text:p>
          </table:table-cell>
          <table:table-cell/>
          <table:table-cell office:value-type="float" office:value="0.371835039568607" calcext:value-type="float">
            <text:p>0.3718350396</text:p>
          </table:table-cell>
          <table:table-cell office:value-type="float" office:value="0.467259611568041" calcext:value-type="float">
            <text:p>0.4672596116</text:p>
          </table:table-cell>
          <table:table-cell office:value-type="float" office:value="0.374797408130004" calcext:value-type="float">
            <text:p>0.3747974081</text:p>
          </table:table-cell>
        </table:table-row>
        <table:table-row table:style-name="ro1">
          <table:table-cell office:value-type="float" office:value="0.373915046894843" calcext:value-type="float">
            <text:p>0.3739150469</text:p>
          </table:table-cell>
          <table:table-cell office:value-type="float" office:value="0.463510284946853" calcext:value-type="float">
            <text:p>0.4635102849</text:p>
          </table:table-cell>
          <table:table-cell office:value-type="float" office:value="0.359328105729922" calcext:value-type="float">
            <text:p>0.3593281057</text:p>
          </table:table-cell>
          <table:table-cell/>
          <table:table-cell office:value-type="float" office:value="0.373205785901604" calcext:value-type="float">
            <text:p>0.3732057859</text:p>
          </table:table-cell>
          <table:table-cell office:value-type="float" office:value="0.465345284924737" calcext:value-type="float">
            <text:p>0.4653452849</text:p>
          </table:table-cell>
          <table:table-cell office:value-type="float" office:value="0.366342401145935" calcext:value-type="float">
            <text:p>0.3663424011</text:p>
          </table:table-cell>
        </table:table-row>
        <table:table-row table:style-name="ro1">
          <table:table-cell office:value-type="float" office:value="0.374453551784722" calcext:value-type="float">
            <text:p>0.3744535518</text:p>
          </table:table-cell>
          <table:table-cell office:value-type="float" office:value="0.461331044597233" calcext:value-type="float">
            <text:p>0.4613310446</text:p>
          </table:table-cell>
          <table:table-cell office:value-type="float" office:value="0.351396407513513" calcext:value-type="float">
            <text:p>0.3513964075</text:p>
          </table:table-cell>
          <table:table-cell/>
          <table:table-cell office:value-type="float" office:value="0.374122227059232" calcext:value-type="float">
            <text:p>0.3741222271</text:p>
          </table:table-cell>
          <table:table-cell office:value-type="float" office:value="0.463290024448127" calcext:value-type="float">
            <text:p>0.4632900244</text:p>
          </table:table-cell>
          <table:table-cell office:value-type="float" office:value="0.358164053011337" calcext:value-type="float">
            <text:p>0.358164053</text:p>
          </table:table-cell>
        </table:table-row>
        <table:table-row table:style-name="ro1">
          <table:table-cell office:value-type="float" office:value="0.374572132163424" calcext:value-type="float">
            <text:p>0.3745721322</text:p>
          </table:table-cell>
          <table:table-cell office:value-type="float" office:value="0.459006470828569" calcext:value-type="float">
            <text:p>0.4590064708</text:p>
          </table:table-cell>
          <table:table-cell office:value-type="float" office:value="0.343752098612925" calcext:value-type="float">
            <text:p>0.3437520986</text:p>
          </table:table-cell>
          <table:table-cell/>
          <table:table-cell office:value-type="float" office:value="0.37460375298501" calcext:value-type="float">
            <text:p>0.374603753</text:p>
          </table:table-cell>
          <table:table-cell office:value-type="float" office:value="0.461092954134574" calcext:value-type="float">
            <text:p>0.4610929541</text:p>
          </table:table-cell>
          <table:table-cell office:value-type="float" office:value="0.350267680652714" calcext:value-type="float">
            <text:p>0.3502676807</text:p>
          </table:table-cell>
        </table:table-row>
        <table:table-row table:style-name="ro1">
          <table:table-cell office:value-type="float" office:value="0.374286161912376" calcext:value-type="float">
            <text:p>0.3742861619</text:p>
          </table:table-cell>
          <table:table-cell office:value-type="float" office:value="0.456530248153529" calcext:value-type="float">
            <text:p>0.4565302482</text:p>
          </table:table-cell>
          <table:table-cell office:value-type="float" office:value="0.336402395196346" calcext:value-type="float">
            <text:p>0.3364023952</text:p>
          </table:table-cell>
          <table:table-cell/>
          <table:table-cell office:value-type="float" office:value="0.374667760226607" calcext:value-type="float">
            <text:p>0.3746677602</text:p>
          </table:table-cell>
          <table:table-cell office:value-type="float" office:value="0.45875009077099" calcext:value-type="float">
            <text:p>0.4587500908</text:p>
          </table:table-cell>
          <table:table-cell office:value-type="float" office:value="0.342659479723023" calcext:value-type="float">
            <text:p>0.3426594797</text:p>
          </table:table-cell>
        </table:table-row>
        <table:table-row table:style-name="ro1">
          <table:table-cell office:value-type="float" office:value="0.373608483455896" calcext:value-type="float">
            <text:p>0.3736084835</text:p>
          </table:table-cell>
          <table:table-cell office:value-type="float" office:value="0.45389369821606" calcext:value-type="float">
            <text:p>0.4538936982</text:p>
          </table:table-cell>
          <table:table-cell office:value-type="float" office:value="0.329355893488747" calcext:value-type="float">
            <text:p>0.3293558935</text:p>
          </table:table-cell>
          <table:table-cell/>
          <table:table-cell office:value-type="float" office:value="0.374329315961588" calcext:value-type="float">
            <text:p>0.374329316</text:p>
          </table:table-cell>
          <table:table-cell office:value-type="float" office:value="0.456254763808273" calcext:value-type="float">
            <text:p>0.4562547638</text:p>
          </table:table-cell>
          <table:table-cell office:value-type="float" office:value="0.33534679851776" calcext:value-type="float">
            <text:p>0.3353467985</text:p>
          </table:table-cell>
        </table:table-row>
        <table:table-row table:style-name="ro1">
          <table:table-cell office:value-type="float" office:value="0.37254924891611" calcext:value-type="float">
            <text:p>0.3725492489</text:p>
          </table:table-cell>
          <table:table-cell office:value-type="float" office:value="0.45108611510309" calcext:value-type="float">
            <text:p>0.4510861151</text:p>
          </table:table-cell>
          <table:table-cell office:value-type="float" office:value="0.322622833334898" calcext:value-type="float">
            <text:p>0.3226228333</text:p>
          </table:table-cell>
          <table:table-cell/>
          <table:table-cell office:value-type="float" office:value="0.373600925028558" calcext:value-type="float">
            <text:p>0.373600925</text:p>
          </table:table-cell>
          <table:table-cell office:value-type="float" office:value="0.453597987758606" calcext:value-type="float">
            <text:p>0.4535979878</text:p>
          </table:table-cell>
          <table:table-cell office:value-type="float" office:value="0.328338399594391" calcext:value-type="float">
            <text:p>0.3283383996</text:p>
          </table:table-cell>
        </table:table-row>
        <table:table-row table:style-name="ro1">
          <table:table-cell office:value-type="float" office:value="0.371115833111238" calcext:value-type="float">
            <text:p>0.3711158331</text:p>
          </table:table-cell>
          <table:table-cell office:value-type="float" office:value="0.448095064030868" calcext:value-type="float">
            <text:p>0.448095064</text:p>
          </table:table-cell>
          <table:table-cell office:value-type="float" office:value="0.316215374282281" calcext:value-type="float">
            <text:p>0.3162153743</text:p>
          </table:table-cell>
          <table:table-cell/>
          <table:table-cell office:value-type="float" office:value="0.372492382129556" calcext:value-type="float">
            <text:p>0.3724923821</text:p>
          </table:table-cell>
          <table:table-cell office:value-type="float" office:value="0.450768791757847" calcext:value-type="float">
            <text:p>0.4507687918</text:p>
          </table:table-cell>
          <table:table-cell office:value-type="float" office:value="0.321644723749315" calcext:value-type="float">
            <text:p>0.3216447237</text:p>
          </table:table-cell>
        </table:table-row>
        <table:table-row table:style-name="ro1">
          <table:table-cell office:value-type="float" office:value="0.369312805364279" calcext:value-type="float">
            <text:p>0.3693128054</text:p>
          </table:table-cell>
          <table:table-cell office:value-type="float" office:value="0.444906652303474" calcext:value-type="float">
            <text:p>0.4449066523</text:p>
          </table:table-cell>
          <table:table-cell office:value-type="float" office:value="0.310147893743789" calcext:value-type="float">
            <text:p>0.3101478937</text:p>
          </table:table-cell>
          <table:table-cell/>
          <table:table-cell office:value-type="float" office:value="0.371010693851874" calcext:value-type="float">
            <text:p>0.3710106939</text:p>
          </table:table-cell>
          <table:table-cell office:value-type="float" office:value="0.447754513443624" calcext:value-type="float">
            <text:p>0.4477545134</text:p>
          </table:table-cell>
          <table:table-cell office:value-type="float" office:value="0.315278168004236" calcext:value-type="float">
            <text:p>0.315278168</text:p>
          </table:table-cell>
        </table:table-row>
        <table:table-row table:style-name="ro1">
          <table:table-cell office:value-type="float" office:value="0.367141949834608" calcext:value-type="float">
            <text:p>0.3671419498</text:p>
          </table:table-cell>
          <table:table-cell office:value-type="float" office:value="0.44150578318154" calcext:value-type="float">
            <text:p>0.4415057832</text:p>
          </table:table-cell>
          <table:table-cell office:value-type="float" office:value="0.304437314830316" calcext:value-type="float">
            <text:p>0.3044373148</text:p>
          </table:table-cell>
          <table:table-cell/>
          <table:table-cell office:value-type="float" office:value="0.369160057828113" calcext:value-type="float">
            <text:p>0.3691600578</text:p>
          </table:table-cell>
          <table:table-cell office:value-type="float" office:value="0.444541066300844" calcext:value-type="float">
            <text:p>0.4445410663</text:p>
          </table:table-cell>
          <table:table-cell office:value-type="float" office:value="0.309253386869336" calcext:value-type="float">
            <text:p>0.3092533869</text:p>
          </table:table-cell>
        </table:table-row>
        <table:table-row table:style-name="ro1">
          <table:table-cell office:value-type="float" office:value="0.364602326863718" calcext:value-type="float">
            <text:p>0.3646023269</text:p>
          </table:table-cell>
          <table:table-cell office:value-type="float" office:value="0.437876404897606" calcext:value-type="float">
            <text:p>0.4378764049</text:p>
          </table:table-cell>
          <table:table-cell office:value-type="float" office:value="0.299103469795764" calcext:value-type="float">
            <text:p>0.2991034698</text:p>
          </table:table-cell>
          <table:table-cell/>
          <table:table-cell office:value-type="float" office:value="0.366941889108341" calcext:value-type="float">
            <text:p>0.3669418891</text:p>
          </table:table-cell>
          <table:table-cell office:value-type="float" office:value="0.441113191331053" calcext:value-type="float">
            <text:p>0.4411131913</text:p>
          </table:table-cell>
          <table:table-cell office:value-type="float" office:value="0.303587624240758" calcext:value-type="float">
            <text:p>0.3035876242</text:p>
          </table:table-cell>
        </table:table-row>
        <table:table-row table:style-name="ro1">
          <table:table-cell office:value-type="float" office:value="0.361690370611005" calcext:value-type="float">
            <text:p>0.3616903706</text:p>
          </table:table-cell>
          <table:table-cell office:value-type="float" office:value="0.434001768661185" calcext:value-type="float">
            <text:p>0.4340017687</text:p>
          </table:table-cell>
          <table:table-cell office:value-type="float" office:value="0.294169503516732" calcext:value-type="float">
            <text:p>0.2941695035</text:p>
          </table:table-cell>
          <table:table-cell/>
          <table:table-cell office:value-type="float" office:value="0.364354886599476" calcext:value-type="float">
            <text:p>0.3643548866</text:p>
          </table:table-cell>
          <table:table-cell office:value-type="float" office:value="0.43745470548755" calcext:value-type="float">
            <text:p>0.4374547055</text:p>
          </table:table-cell>
          <table:table-cell office:value-type="float" office:value="0.298301081679277" calcext:value-type="float">
            <text:p>0.2983010817</text:p>
          </table:table-cell>
        </table:table-row>
        <table:table-row table:style-name="ro1">
          <table:table-cell office:value-type="float" office:value="0.358400021047015" calcext:value-type="float">
            <text:p>0.358400021</text:p>
          </table:table-cell>
          <table:table-cell office:value-type="float" office:value="0.429864711233294" calcext:value-type="float">
            <text:p>0.4298647112</text:p>
          </table:table-cell>
          <table:table-cell office:value-type="float" office:value="0.289662319819654" calcext:value-type="float">
            <text:p>0.2896623198</text:p>
          </table:table-cell>
          <table:table-cell/>
          <table:table-cell office:value-type="float" office:value="0.361395135211824" calcext:value-type="float">
            <text:p>0.3613951352</text:p>
          </table:table-cell>
          <table:table-cell office:value-type="float" office:value="0.433548760930713" calcext:value-type="float">
            <text:p>0.4335487609</text:p>
          </table:table-cell>
          <table:table-cell office:value-type="float" office:value="0.293417327307733" calcext:value-type="float">
            <text:p>0.2934173273</text:p>
          </table:table-cell>
        </table:table-row>
        <table:table-row table:style-name="ro1">
          <table:table-cell office:value-type="float" office:value="0.354722891191219" calcext:value-type="float">
            <text:p>0.3547228912</text:p>
          </table:table-cell>
          <table:table-cell office:value-type="float" office:value="0.425447979610372" calcext:value-type="float">
            <text:p>0.4254479796</text:p>
          </table:table-cell>
          <table:table-cell office:value-type="float" office:value="0.285613071527462" calcext:value-type="float">
            <text:p>0.2856130715</text:p>
          </table:table-cell>
          <table:table-cell/>
          <table:table-cell office:value-type="float" office:value="0.358056242145352" calcext:value-type="float">
            <text:p>0.3580562421</text:p>
          </table:table-cell>
          <table:table-cell office:value-type="float" office:value="0.429378130915938" calcext:value-type="float">
            <text:p>0.4293781309</text:p>
          </table:table-cell>
          <table:table-cell office:value-type="float" office:value="0.288963747937748" calcext:value-type="float">
            <text:p>0.2889637479</text:p>
          </table:table-cell>
        </table:table-row>
        <table:table-row table:style-name="ro1">
          <table:table-cell office:value-type="float" office:value="0.350648473364318" calcext:value-type="float">
            <text:p>0.3506484734</text:p>
          </table:table-cell>
          <table:table-cell office:value-type="float" office:value="0.42073461760259" calcext:value-type="float">
            <text:p>0.4207346176</text:p>
          </table:table-cell>
          <table:table-cell office:value-type="float" office:value="0.282057692548904" calcext:value-type="float">
            <text:p>0.2820576925</text:p>
          </table:table-cell>
          <table:table-cell/>
          <table:table-cell office:value-type="float" office:value="0.354329508572484" calcext:value-type="float">
            <text:p>0.3543295086</text:p>
          </table:table-cell>
          <table:table-cell office:value-type="float" office:value="0.424925540119846" calcext:value-type="float">
            <text:p>0.4249255401</text:p>
          </table:table-cell>
          <table:table-cell office:value-type="float" office:value="0.284972045045625" calcext:value-type="float">
            <text:p>0.284972045</text:p>
          </table:table-cell>
        </table:table-row>
        <table:table-row table:style-name="ro1">
          <table:table-cell office:value-type="float" office:value="0.346164391213531" calcext:value-type="float">
            <text:p>0.3461643912</text:p>
          </table:table-cell>
          <table:table-cell office:value-type="float" office:value="0.415708436642409" calcext:value-type="float">
            <text:p>0.4157084366</text:p>
          </table:table-cell>
          <table:table-cell office:value-type="float" office:value="0.279037466853108" calcext:value-type="float">
            <text:p>0.2790374669</text:p>
          </table:table-cell>
          <table:table-cell/>
          <table:table-cell office:value-type="float" office:value="0.350204140867008" calcext:value-type="float">
            <text:p>0.3502041409</text:p>
          </table:table-cell>
          <table:table-cell office:value-type="float" office:value="0.420174059495986" calcext:value-type="float">
            <text:p>0.4201740595</text:p>
          </table:table-cell>
          <table:table-cell office:value-type="float" office:value="0.281478772581236" calcext:value-type="float">
            <text:p>0.2814787726</text:p>
          </table:table-cell>
        </table:table-row>
        <table:table-row table:style-name="ro1">
          <table:table-cell office:value-type="float" office:value="0.341256707404866" calcext:value-type="float">
            <text:p>0.3412567074</text:p>
          </table:table-cell>
          <table:table-cell office:value-type="float" office:value="0.410354595980951" calcext:value-type="float">
            <text:p>0.410354596</text:p>
          </table:table-cell>
          <table:table-cell office:value-type="float" office:value="0.276599624377122" calcext:value-type="float">
            <text:p>0.2765996244</text:p>
          </table:table-cell>
          <table:table-cell/>
          <table:table-cell office:value-type="float" office:value="0.345667508532706" calcext:value-type="float">
            <text:p>0.3456675085</text:p>
          </table:table-cell>
          <table:table-cell office:value-type="float" office:value="0.415107588344583" calcext:value-type="float">
            <text:p>0.4151075883</text:p>
          </table:table-cell>
          <table:table-cell office:value-type="float" office:value="0.278525910981971" calcext:value-type="float">
            <text:p>0.278525911</text:p>
          </table:table-cell>
        </table:table-row>
        <table:table-row table:style-name="ro1">
          <table:table-cell office:value-type="float" office:value="0.335910300190961" calcext:value-type="float">
            <text:p>0.3359103002</text:p>
          </table:table-cell>
          <table:table-cell office:value-type="float" office:value="0.404660320408562" calcext:value-type="float">
            <text:p>0.4046603204</text:p>
          </table:table-cell>
          <table:table-cell office:value-type="float" office:value="0.274797947352637" calcext:value-type="float">
            <text:p>0.2747979474</text:p>
          </table:table-cell>
          <table:table-cell/>
          <table:table-cell office:value-type="float" office:value="0.340705459142347" calcext:value-type="float">
            <text:p>0.3407054591</text:p>
          </table:table-cell>
          <table:table-cell office:value-type="float" office:value="0.409711449139125" calcext:value-type="float">
            <text:p>0.4097114491</text:p>
          </table:table-cell>
          <table:table-cell office:value-type="float" office:value="0.276161466785432" calcext:value-type="float">
            <text:p>0.2761614668</text:p>
          </table:table-cell>
        </table:table-row>
        <table:table-row table:style-name="ro1">
          <table:table-cell office:value-type="float" office:value="0.330109325566158" calcext:value-type="float">
            <text:p>0.3301093256</text:p>
          </table:table-cell>
          <table:table-cell office:value-type="float" office:value="0.398615786545164" calcext:value-type="float">
            <text:p>0.3986157865</text:p>
          </table:table-cell>
          <table:table-cell office:value-type="float" office:value="0.273693361682462" calcext:value-type="float">
            <text:p>0.2736933617</text:p>
          </table:table-cell>
          <table:table-cell/>
          <table:table-cell office:value-type="float" office:value="0.335302703937739" calcext:value-type="float">
            <text:p>0.3353027039</text:p>
          </table:table-cell>
          <table:table-cell office:value-type="float" office:value="0.403973123650928" calcext:value-type="float">
            <text:p>0.4039731237</text:p>
          </table:table-cell>
          <table:table-cell office:value-type="float" office:value="0.274440080427306" calcext:value-type="float">
            <text:p>0.2744400804</text:p>
          </table:table-cell>
        </table:table-row>
        <table:table-row table:style-name="ro1">
          <table:table-cell office:value-type="float" office:value="0.323837785382376" calcext:value-type="float">
            <text:p>0.3238377854</text:p>
          </table:table-cell>
          <table:table-cell office:value-type="float" office:value="0.392215211199094" calcext:value-type="float">
            <text:p>0.3922152112</text:p>
          </table:table-cell>
          <table:table-cell office:value-type="float" office:value="0.273354476251968" calcext:value-type="float">
            <text:p>0.2733544763</text:p>
          </table:table-cell>
          <table:table-cell/>
          <table:table-cell office:value-type="float" office:value="0.329443291271031" calcext:value-type="float">
            <text:p>0.3294432913</text:p>
          </table:table-cell>
          <table:table-cell office:value-type="float" office:value="0.397883161808325" calcext:value-type="float">
            <text:p>0.3978831618</text:p>
          </table:table-cell>
          <table:table-cell office:value-type="float" office:value="0.273423615637158" calcext:value-type="float">
            <text:p>0.2734236156</text:p>
          </table:table-cell>
        </table:table-row>
        <table:table-row table:style-name="ro1">
          <table:table-cell office:value-type="float" office:value="0.317080225527786" calcext:value-type="float">
            <text:p>0.3170802255</text:p>
          </table:table-cell>
          <table:table-cell office:value-type="float" office:value="0.385458176682146" calcext:value-type="float">
            <text:p>0.3854581767</text:p>
          </table:table-cell>
          <table:table-cell office:value-type="float" office:value="0.273858017788441" calcext:value-type="float">
            <text:p>0.2738580178</text:p>
          </table:table-cell>
          <table:table-cell/>
          <table:table-cell office:value-type="float" office:value="0.323111188750936" calcext:value-type="float">
            <text:p>0.3231111888</text:p>
          </table:table-cell>
          <table:table-cell office:value-type="float" office:value="0.391436297110545" calcext:value-type="float">
            <text:p>0.3914362971</text:p>
          </table:table-cell>
          <table:table-cell office:value-type="float" office:value="0.273181691700047" calcext:value-type="float">
            <text:p>0.2731816917</text:p>
          </table:table-cell>
        </table:table-row>
        <table:table-row table:style-name="ro1">
          <table:table-cell office:value-type="float" office:value="0.309822591878913" calcext:value-type="float">
            <text:p>0.3098225919</text:p>
          </table:table-cell>
          <table:table-cell office:value-type="float" office:value="0.378351227386276" calcext:value-type="float">
            <text:p>0.3783512274</text:p>
          </table:table-cell>
          <table:table-cell office:value-type="float" office:value="0.275289089465087" calcext:value-type="float">
            <text:p>0.2752890895</text:p>
          </table:table-cell>
          <table:table-cell/>
          <table:table-cell office:value-type="float" office:value="0.316290998693704" calcext:value-type="float">
            <text:p>0.3162909987</text:p>
          </table:table-cell>
          <table:table-cell office:value-type="float" office:value="0.384632803648097" calcext:value-type="float">
            <text:p>0.3846328036</text:p>
          </table:table-cell>
          <table:table-cell office:value-type="float" office:value="0.273792104094367" calcext:value-type="float">
            <text:p>0.2737921041</text:p>
          </table:table-cell>
        </table:table-row>
        <table:table-row table:style-name="ro1">
          <table:table-cell office:value-type="float" office:value="0.302053274903497" calcext:value-type="float">
            <text:p>0.3020532749</text:p>
          </table:table-cell>
          <table:table-cell office:value-type="float" office:value="0.370909768077587" calcext:value-type="float">
            <text:p>0.3709097681</text:p>
          </table:table-cell>
          <table:table-cell office:value-type="float" office:value="0.277741157402563" calcext:value-type="float">
            <text:p>0.2777411574</text:p>
          </table:table-cell>
          <table:table-cell/>
          <table:table-cell office:value-type="float" office:value="0.308968835067691" calcext:value-type="float">
            <text:p>0.3089688351</text:p>
          </table:table-cell>
          <table:table-cell office:value-type="float" office:value="0.377480128911855" calcext:value-type="float">
            <text:p>0.3774801289</text:p>
          </table:table-cell>
          <table:table-cell office:value-type="float" office:value="0.27534105903394" calcext:value-type="float">
            <text:p>0.275341059</text:p>
          </table:table-cell>
        </table:table-row>
        <table:table-row table:style-name="ro1">
          <table:table-cell office:value-type="float" office:value="0.293764376005485" calcext:value-type="float">
            <text:p>0.293764376</text:p>
          </table:table-cell>
          <table:table-cell office:value-type="float" office:value="0.363160285465109" calcext:value-type="float">
            <text:p>0.3631602855</text:p>
          </table:table-cell>
          <table:table-cell office:value-type="float" office:value="0.281315640391057" calcext:value-type="float">
            <text:p>0.2813156404</text:p>
          </table:table-cell>
          <table:table-cell/>
          <table:table-cell office:value-type="float" office:value="0.301133393220695" calcext:value-type="float">
            <text:p>0.3011333932</text:p>
          </table:table-cell>
          <table:table-cell office:value-type="float" office:value="0.369994832250884" calcext:value-type="float">
            <text:p>0.3699948323</text:p>
          </table:table-cell>
          <table:table-cell office:value-type="float" office:value="0.277923122773864" calcext:value-type="float">
            <text:p>0.2779231228</text:p>
          </table:table-cell>
        </table:table-row>
        <table:table-row table:style-name="ro1">
          <table:table-cell office:value-type="float" office:value="0.284953229201549" calcext:value-type="float">
            <text:p>0.2849532292</text:p>
          </table:table-cell>
          <table:table-cell office:value-type="float" office:value="0.355142898311351" calcext:value-type="float">
            <text:p>0.3551428983</text:p>
          </table:table-cell>
          <table:table-cell office:value-type="float" office:value="0.286120945007066" calcext:value-type="float">
            <text:p>0.286120945</text:p>
          </table:table-cell>
          <table:table-cell/>
          <table:table-cell office:value-type="float" office:value="0.292777245753352" calcext:value-type="float">
            <text:p>0.2927772458</text:p>
          </table:table-cell>
          <table:table-cell office:value-type="float" office:value="0.362204849216266" calcext:value-type="float">
            <text:p>0.3622048492</text:p>
          </table:table-cell>
          <table:table-cell office:value-type="float" office:value="0.281640757077636" calcext:value-type="float">
            <text:p>0.2816407571</text:p>
          </table:table-cell>
        </table:table-row>
        <table:table-row table:style-name="ro1">
          <table:table-cell office:value-type="float" office:value="0.275624209413086" calcext:value-type="float">
            <text:p>0.2756242094</text:p>
          </table:table-cell>
          <table:table-cell office:value-type="float" office:value="0.346914214731966" calcext:value-type="float">
            <text:p>0.3469142147</text:p>
          </table:table-cell>
          <table:table-cell office:value-type="float" office:value="0.292270752364504" calcext:value-type="float">
            <text:p>0.2922707524</text:p>
          </table:table-cell>
          <table:table-cell/>
          <table:table-cell office:value-type="float" office:value="0.283898398150647" calcext:value-type="float">
            <text:p>0.2838983982</text:p>
          </table:table-cell>
          <table:table-cell office:value-type="float" office:value="0.354152084683687" calcext:value-type="float">
            <text:p>0.3541520847</text:p>
          </table:table-cell>
          <table:table-cell office:value-type="float" office:value="0.286603278550241" calcext:value-type="float">
            <text:p>0.2866032786</text:p>
          </table:table-cell>
        </table:table-row>
        <table:table-row table:style-name="ro1">
          <table:table-cell office:value-type="float" office:value="0.265790852068246" calcext:value-type="float">
            <text:p>0.2657908521</text:p>
          </table:table-cell>
          <table:table-cell office:value-type="float" office:value="0.338550434938528" calcext:value-type="float">
            <text:p>0.3385504349</text:p>
          </table:table-cell>
          <table:table-cell office:value-type="float" office:value="0.299881327228141" calcext:value-type="float">
            <text:p>0.2998813272</text:p>
          </table:table-cell>
          <table:table-cell/>
          <table:table-cell office:value-type="float" office:value="0.274502135074345" calcext:value-type="float">
            <text:p>0.2745021351</text:p>
          </table:table-cell>
          <table:table-cell office:value-type="float" office:value="0.345895309567001" calcext:value-type="float">
            <text:p>0.3458953096</text:p>
          </table:table-cell>
          <table:table-cell office:value-type="float" office:value="0.292925043311394" calcext:value-type="float">
            <text:p>0.2929250433</text:p>
          </table:table-cell>
        </table:table-row>
        <table:table-row table:style-name="ro1">
          <table:table-cell office:value-type="float" office:value="0.255478295912457" calcext:value-type="float">
            <text:p>0.2554782959</text:p>
          </table:table-cell>
          <table:table-cell office:value-type="float" office:value="0.330150579848323" calcext:value-type="float">
            <text:p>0.3301505798</text:p>
          </table:table-cell>
          <table:table-cell office:value-type="float" office:value="0.309067590788436" calcext:value-type="float">
            <text:p>0.3090675908</text:p>
          </table:table-cell>
          <table:table-cell/>
          <table:table-cell office:value-type="float" office:value="0.26460318101719" calcext:value-type="float">
            <text:p>0.264603181</text:p>
          </table:table-cell>
          <table:table-cell office:value-type="float" office:value="0.337513293613307" calcext:value-type="float">
            <text:p>0.3375132936</text:p>
          </table:table-cell>
          <table:table-cell office:value-type="float" office:value="0.300722623170874" calcext:value-type="float">
            <text:p>0.3007226232</text:p>
          </table:table-cell>
        </table:table-row>
        <table:table-row table:style-name="ro1">
          <table:table-cell office:value-type="float" office:value="0.244726039564027" calcext:value-type="float">
            <text:p>0.2447260396</text:p>
          </table:table-cell>
          <table:table-cell office:value-type="float" office:value="0.321839647466544" calcext:value-type="float">
            <text:p>0.3218396475</text:p>
          </table:table-cell>
          <table:table-cell office:value-type="float" office:value="0.319937684051568" calcext:value-type="float">
            <text:p>0.3199376841</text:p>
          </table:table-cell>
          <table:table-cell/>
          <table:table-cell office:value-type="float" office:value="0.254228185343155" calcext:value-type="float">
            <text:p>0.2542281853</text:p>
          </table:table-cell>
          <table:table-cell office:value-type="float" office:value="0.329108046533218" calcext:value-type="float">
            <text:p>0.3291080465</text:p>
          </table:table-cell>
          <table:table-cell office:value-type="float" office:value="0.310110711089113" calcext:value-type="float">
            <text:p>0.3101107111</text:p>
          </table:table-cell>
        </table:table-row>
        <table:table-row table:style-name="ro1">
          <table:table-cell office:value-type="float" office:value="0.233590969738745" calcext:value-type="float">
            <text:p>0.2335909697</text:p>
          </table:table-cell>
          <table:table-cell office:value-type="float" office:value="0.313771398029348" calcext:value-type="float">
            <text:p>0.313771398</text:p>
          </table:table-cell>
          <table:table-cell office:value-type="float" office:value="0.332585762719124" calcext:value-type="float">
            <text:p>0.3325857627</text:p>
          </table:table-cell>
          <table:table-cell/>
          <table:table-cell office:value-type="float" office:value="0.243418519172268" calcext:value-type="float">
            <text:p>0.2434185192</text:p>
          </table:table-cell>
          <table:table-cell office:value-type="float" office:value="0.320807958405635" calcext:value-type="float">
            <text:p>0.3208079584</text:p>
          </table:table-cell>
          <table:table-cell office:value-type="float" office:value="0.321196481736285" calcext:value-type="float">
            <text:p>0.3211964817</text:p>
          </table:table-cell>
        </table:table-row>
        <table:table-row table:style-name="ro1">
          <table:table-cell office:value-type="float" office:value="0.222150572485369" calcext:value-type="float">
            <text:p>0.2221505725</text:p>
          </table:table-cell>
          <table:table-cell office:value-type="float" office:value="0.306130347214046" calcext:value-type="float">
            <text:p>0.3061303472</text:p>
          </table:table-cell>
          <table:table-cell office:value-type="float" office:value="0.34708282444195" calcext:value-type="float">
            <text:p>0.3470828244</text:p>
          </table:table-cell>
          <table:table-cell/>
          <table:table-cell office:value-type="float" office:value="0.232233337393584" calcext:value-type="float">
            <text:p>0.2322333374</text:p>
          </table:table-cell>
          <table:table-cell office:value-type="float" office:value="0.312770526458243" calcext:value-type="float">
            <text:p>0.3127705265</text:p>
          </table:table-cell>
          <table:table-cell office:value-type="float" office:value="0.334072151159692" calcext:value-type="float">
            <text:p>0.3340721512</text:p>
          </table:table-cell>
        </table:table-row>
        <table:table-row table:style-name="ro1">
          <table:table-cell office:value-type="float" office:value="0.210506176038797" calcext:value-type="float">
            <text:p>0.210506176</text:p>
          </table:table-cell>
          <table:table-cell office:value-type="float" office:value="0.299132411817748" calcext:value-type="float">
            <text:p>0.2991324118</text:p>
          </table:table-cell>
          <table:table-cell office:value-type="float" office:value="0.363465497397177" calcext:value-type="float">
            <text:p>0.3634654974</text:p>
          </table:table-cell>
          <table:table-cell/>
          <table:table-cell office:value-type="float" office:value="0.220752810600014" calcext:value-type="float">
            <text:p>0.2207528106</text:p>
          </table:table-cell>
          <table:table-cell office:value-type="float" office:value="0.305184231127917" calcext:value-type="float">
            <text:p>0.3051842311</text:p>
          </table:table-cell>
          <table:table-cell office:value-type="float" office:value="0.348805546361237" calcext:value-type="float">
            <text:p>0.3488055464</text:p>
          </table:table-cell>
        </table:table-row>
        <table:table-row table:style-name="ro1">
          <table:table-cell office:value-type="float" office:value="0.198785994309694" calcext:value-type="float">
            <text:p>0.1987859943</text:p>
          </table:table-cell>
          <table:table-cell office:value-type="float" office:value="0.293023520854972" calcext:value-type="float">
            <text:p>0.2930235209</text:p>
          </table:table-cell>
          <table:table-cell office:value-type="float" office:value="0.381722939044552" calcext:value-type="float">
            <text:p>0.381722939</text:p>
          </table:table-cell>
          <table:table-cell/>
          <table:table-cell office:value-type="float" office:value="0.209081366851886" calcext:value-type="float">
            <text:p>0.2090813669</text:p>
          </table:table-cell>
          <table:table-cell office:value-type="float" office:value="0.298268988192174" calcext:value-type="float">
            <text:p>0.2982689882</text:p>
          </table:table-cell>
          <table:table-cell office:value-type="float" office:value="0.365428633415042" calcext:value-type="float">
            <text:p>0.3654286334</text:p>
          </table:table-cell>
        </table:table-row>
        <table:table-row table:style-name="ro1">
          <table:table-cell office:value-type="float" office:value="0.187147645776618" calcext:value-type="float">
            <text:p>0.1871476458</text:p>
          </table:table-cell>
          <table:table-cell office:value-type="float" office:value="0.288075406193608" calcext:value-type="float">
            <text:p>0.2880754062</text:p>
          </table:table-cell>
          <table:table-cell office:value-type="float" office:value="0.401782326048561" calcext:value-type="float">
            <text:p>0.401782326</text:p>
          </table:table-cell>
          <table:table-cell/>
          <table:table-cell office:value-type="float" office:value="0.197350701436777" calcext:value-type="float">
            <text:p>0.1973507014</text:p>
          </table:table-cell>
          <table:table-cell office:value-type="float" office:value="0.292274473749187" calcext:value-type="float">
            <text:p>0.2922744737</text:p>
          </table:table-cell>
          <table:table-cell office:value-type="float" office:value="0.383924185468158" calcext:value-type="float">
            <text:p>0.3839241855</text:p>
          </table:table-cell>
        </table:table-row>
        <table:table-row table:style-name="ro1">
          <table:table-cell office:value-type="float" office:value="0.175779720543222" calcext:value-type="float">
            <text:p>0.1757797205</text:p>
          </table:table-cell>
          <table:table-cell office:value-type="float" office:value="0.284577764557521" calcext:value-type="float">
            <text:p>0.2845777646</text:p>
          </table:table-cell>
          <table:table-cell office:value-type="float" office:value="0.423493868493665" calcext:value-type="float">
            <text:p>0.4234938685</text:p>
          </table:table-cell>
          <table:table-cell/>
          <table:table-cell office:value-type="float" office:value="0.185722216836912" calcext:value-type="float">
            <text:p>0.1857222168</text:p>
          </table:table-cell>
          <table:table-cell office:value-type="float" office:value="0.287475525825418" calcext:value-type="float">
            <text:p>0.2874755258</text:p>
          </table:table-cell>
          <table:table-cell office:value-type="float" office:value="0.404211119157723" calcext:value-type="float">
            <text:p>0.4042111192</text:p>
          </table:table-cell>
        </table:table-row>
        <table:table-row table:style-name="ro1">
          <table:table-cell office:value-type="float" office:value="0.164901872255392" calcext:value-type="float">
            <text:p>0.1649018723</text:p>
          </table:table-cell>
          <table:table-cell office:value-type="float" office:value="0.282826094691993" calcext:value-type="float">
            <text:p>0.2828260947</text:p>
          </table:table-cell>
          <table:table-cell office:value-type="float" office:value="0.4466168353535" calcext:value-type="float">
            <text:p>0.4466168354</text:p>
          </table:table-cell>
          <table:table-cell/>
          <table:table-cell office:value-type="float" office:value="0.174388452557368" calcext:value-type="float">
            <text:p>0.1743884526</text:p>
          </table:table-cell>
          <table:table-cell office:value-type="float" office:value="0.28416381626024" calcext:value-type="float">
            <text:p>0.2841638163</text:p>
          </table:table-cell>
          <table:table-cell office:value-type="float" office:value="0.42612949524762" calcext:value-type="float">
            <text:p>0.4261294952</text:p>
          </table:table-cell>
        </table:table-row>
        <table:table-row table:style-name="ro1">
          <table:table-cell office:value-type="float" office:value="0.154762843590003" calcext:value-type="float">
            <text:p>0.1547628436</text:p>
          </table:table-cell>
          <table:table-cell office:value-type="float" office:value="0.283104824047215" calcext:value-type="float">
            <text:p>0.283104824</text:p>
          </table:table-cell>
          <table:table-cell office:value-type="float" office:value="0.470808672828089" calcext:value-type="float">
            <text:p>0.4708086728</text:p>
          </table:table-cell>
          <table:table-cell/>
          <table:table-cell office:value-type="float" office:value="0.163572969956193" calcext:value-type="float">
            <text:p>0.16357297</text:p>
          </table:table-cell>
          <table:table-cell office:value-type="float" office:value="0.282635118538396" calcext:value-type="float">
            <text:p>0.2826351185</text:p>
          </table:table-cell>
          <table:table-cell office:value-type="float" office:value="0.449426744204178" calcext:value-type="float">
            <text:p>0.4494267442</text:p>
          </table:table-cell>
        </table:table-row>
        <table:table-row table:style-name="ro1">
          <table:table-cell office:value-type="float" office:value="0.145635825052901" calcext:value-type="float">
            <text:p>0.1456358251</text:p>
          </table:table-cell>
          <table:table-cell office:value-type="float" office:value="0.285665902824614" calcext:value-type="float">
            <text:p>0.2856659028</text:p>
          </table:table-cell>
          <table:table-cell office:value-type="float" office:value="0.495619814358821" calcext:value-type="float">
            <text:p>0.4956198144</text:p>
          </table:table-cell>
          <table:table-cell/>
          <table:table-cell office:value-type="float" office:value="0.153528094034577" calcext:value-type="float">
            <text:p>0.153528094</text:p>
          </table:table-cell>
          <table:table-cell office:value-type="float" office:value="0.283171835968967" calcext:value-type="float">
            <text:p>0.283171836</text:p>
          </table:table-cell>
          <table:table-cell office:value-type="float" office:value="0.473747272860615" calcext:value-type="float">
            <text:p>0.4737472729</text:p>
          </table:table-cell>
        </table:table-row>
        <table:table-row table:style-name="ro1">
          <table:table-cell office:value-type="float" office:value="0.137810634033611" calcext:value-type="float">
            <text:p>0.137810634</text:p>
          </table:table-cell>
          <table:table-cell office:value-type="float" office:value="0.290703876350288" calcext:value-type="float">
            <text:p>0.2907038764</text:p>
          </table:table-cell>
          <table:table-cell office:value-type="float" office:value="0.520497040727919" calcext:value-type="float">
            <text:p>0.5204970407</text:p>
          </table:table-cell>
          <table:table-cell/>
          <table:table-cell office:value-type="float" office:value="0.14452991428005" calcext:value-type="float">
            <text:p>0.1445299143</text:p>
          </table:table-cell>
          <table:table-cell office:value-type="float" office:value="0.286021051923851" calcext:value-type="float">
            <text:p>0.2860210519</text:p>
          </table:table-cell>
          <table:table-cell office:value-type="float" office:value="0.498628108158357" calcext:value-type="float">
            <text:p>0.4986281082</text:p>
          </table:table-cell>
        </table:table-row>
        <table:table-row table:style-name="ro1">
          <table:table-cell office:value-type="float" office:value="0.13158242092027" calcext:value-type="float">
            <text:p>0.1315824209</text:p>
          </table:table-cell>
          <table:table-cell office:value-type="float" office:value="0.298329492748513" calcext:value-type="float">
            <text:p>0.2983294927</text:p>
          </table:table-cell>
          <table:table-cell office:value-type="float" office:value="0.544798027083704" calcext:value-type="float">
            <text:p>0.5447980271</text:p>
          </table:table-cell>
          <table:table-cell/>
          <table:table-cell office:value-type="float" office:value="0.13687004783007" calcext:value-type="float">
            <text:p>0.1368700478</text:p>
          </table:table-cell>
          <table:table-cell office:value-type="float" office:value="0.291369229935101" calcext:value-type="float">
            <text:p>0.2913692299</text:p>
          </table:table-cell>
          <table:table-cell office:value-type="float" office:value="0.523503450597276" calcext:value-type="float">
            <text:p>0.5235034506</text:p>
          </table:table-cell>
        </table:table-row>
        <table:table-row table:style-name="ro1">
          <table:table-cell office:value-type="float" office:value="0.127236984973766" calcext:value-type="float">
            <text:p>0.127236985</text:p>
          </table:table-cell>
          <table:table-cell office:value-type="float" office:value="0.308544998401095" calcext:value-type="float">
            <text:p>0.3085449984</text:p>
          </table:table-cell>
          <table:table-cell office:value-type="float" office:value="0.567818797601387" calcext:value-type="float">
            <text:p>0.5678187976</text:p>
          </table:table-cell>
          <table:table-cell/>
          <table:table-cell office:value-type="float" office:value="0.130843906292239" calcext:value-type="float">
            <text:p>0.1308439063</text:p>
          </table:table-cell>
          <table:table-cell office:value-type="float" office:value="0.299315758360992" calcext:value-type="float">
            <text:p>0.2993157584</text:p>
          </table:table-cell>
          <table:table-cell office:value-type="float" office:value="0.547720716449495" calcext:value-type="float">
            <text:p>0.5477207164</text:p>
          </table:table-cell>
        </table:table-row>
        <table:table-row table:style-name="ro1">
          <table:table-cell office:value-type="float" office:value="0.125033308120701" calcext:value-type="float">
            <text:p>0.1250333081</text:p>
          </table:table-cell>
          <table:table-cell office:value-type="float" office:value="0.321225138084868" calcext:value-type="float">
            <text:p>0.3212251381</text:p>
          </table:table-cell>
          <table:table-cell office:value-type="float" office:value="0.588834086516332" calcext:value-type="float">
            <text:p>0.5888340865</text:p>
          </table:table-cell>
          <table:table-cell/>
          <table:table-cell office:value-type="float" office:value="0.126735603468643" calcext:value-type="float">
            <text:p>0.1267356035</text:p>
          </table:table-cell>
          <table:table-cell office:value-type="float" office:value="0.30984862402501" calcext:value-type="float">
            <text:p>0.309848624</text:p>
          </table:table-cell>
          <table:table-cell office:value-type="float" office:value="0.570569636029985" calcext:value-type="float">
            <text:p>0.570569636</text:p>
          </table:table-cell>
        </table:table-row>
        <table:table-row table:style-name="ro1">
          <table:table-cell office:value-type="float" office:value="0.125184536519778" calcext:value-type="float">
            <text:p>0.1251845365</text:p>
          </table:table-cell>
          <table:table-cell office:value-type="float" office:value="0.336108149230777" calcext:value-type="float">
            <text:p>0.3361081492</text:p>
          </table:table-cell>
          <table:table-cell office:value-type="float" office:value="0.60714818002439" calcext:value-type="float">
            <text:p>0.60714818</text:p>
          </table:table-cell>
          <table:table-cell/>
          <table:table-cell office:value-type="float" office:value="0.124800183819167" calcext:value-type="float">
            <text:p>0.1248001838</text:p>
          </table:table-cell>
          <table:table-cell office:value-type="float" office:value="0.322826317210477" calcext:value-type="float">
            <text:p>0.3228263172</text:p>
          </table:table-cell>
          <table:table-cell office:value-type="float" office:value="0.591324152835556" calcext:value-type="float">
            <text:p>0.5913241528</text:p>
          </table:table-cell>
        </table:table-row>
        <table:table-row table:style-name="ro1">
          <table:table-cell office:value-type="float" office:value="0.127839248398635" calcext:value-type="float">
            <text:p>0.1278392484</text:p>
          </table:table-cell>
          <table:table-cell office:value-type="float" office:value="0.352800381294198" calcext:value-type="float">
            <text:p>0.3528003813</text:p>
          </table:table-cell>
          <table:table-cell office:value-type="float" office:value="0.622151092256784" calcext:value-type="float">
            <text:p>0.6221510923</text:p>
          </table:table-cell>
          <table:table-cell/>
          <table:table-cell office:value-type="float" office:value="0.125244480835883" calcext:value-type="float">
            <text:p>0.1252444808</text:p>
          </table:table-cell>
          <table:table-cell office:value-type="float" office:value="0.33797025004796" calcext:value-type="float">
            <text:p>0.33797025</text:p>
          </table:table-cell>
          <table:table-cell office:value-type="float" office:value="0.609294371381857" calcext:value-type="float">
            <text:p>0.6092943714</text:p>
          </table:table-cell>
        </table:table-row>
        <table:table-row table:style-name="ro1">
          <table:table-cell office:value-type="float" office:value="0.13306528598496" calcext:value-type="float">
            <text:p>0.133065286</text:p>
          </table:table-cell>
          <table:table-cell office:value-type="float" office:value="0.37079641957464" calcext:value-type="float">
            <text:p>0.3707964196</text:p>
          </table:table-cell>
          <table:table-cell office:value-type="float" office:value="0.633372609694422" calcext:value-type="float">
            <text:p>0.6333726097</text:p>
          </table:table-cell>
          <table:table-cell/>
          <table:table-cell office:value-type="float" office:value="0.128208514342008" calcext:value-type="float">
            <text:p>0.1282085143</text:p>
          </table:table-cell>
          <table:table-cell office:value-type="float" office:value="0.354871182918035" calcext:value-type="float">
            <text:p>0.3548711829</text:p>
          </table:table-cell>
          <table:table-cell office:value-type="float" office:value="0.623883075034179" calcext:value-type="float">
            <text:p>0.623883075</text:p>
          </table:table-cell>
        </table:table-row>
        <table:table-row table:style-name="ro1">
          <table:table-cell office:value-type="float" office:value="0.140838530534566" calcext:value-type="float">
            <text:p>0.1408385305</text:p>
          </table:table-cell>
          <table:table-cell office:value-type="float" office:value="0.389513917145018" calcext:value-type="float">
            <text:p>0.3895139171</text:p>
          </table:table-cell>
          <table:table-cell office:value-type="float" office:value="0.640525656849446" calcext:value-type="float">
            <text:p>0.6405256568</text:p>
          </table:table-cell>
          <table:table-cell/>
          <table:table-cell office:value-type="float" office:value="0.133749745274936" calcext:value-type="float">
            <text:p>0.1337497453</text:p>
          </table:table-cell>
          <table:table-cell office:value-type="float" office:value="0.37301126802519" calcext:value-type="float">
            <text:p>0.373011268</text:p>
          </table:table-cell>
          <table:table-cell office:value-type="float" office:value="0.634639109677341" calcext:value-type="float">
            <text:p>0.6346391097</text:p>
          </table:table-cell>
        </table:table-row>
        <table:table-row table:style-name="ro1">
          <table:table-cell office:value-type="float" office:value="0.151038638344238" calcext:value-type="float">
            <text:p>0.1510386383</text:p>
          </table:table-cell>
          <table:table-cell office:value-type="float" office:value="0.408339302608705" calcext:value-type="float">
            <text:p>0.4083393026</text:p>
          </table:table-cell>
          <table:table-cell office:value-type="float" office:value="0.643531256776344" calcext:value-type="float">
            <text:p>0.6435312568</text:p>
          </table:table-cell>
          <table:table-cell/>
          <table:table-cell office:value-type="float" office:value="0.141832558106339" calcext:value-type="float">
            <text:p>0.1418325581</text:p>
          </table:table-cell>
          <table:table-cell office:value-type="float" office:value="0.391800552177356" calcext:value-type="float">
            <text:p>0.3918005522</text:p>
          </table:table-cell>
          <table:table-cell office:value-type="float" office:value="0.641299041831197" calcext:value-type="float">
            <text:p>0.6412990418</text:p>
          </table:table-cell>
        </table:table-row>
        <table:table-row table:style-name="ro1">
          <table:table-cell office:value-type="float" office:value="0.163452915273028" calcext:value-type="float">
            <text:p>0.1634529153</text:p>
          </table:table-cell>
          <table:table-cell office:value-type="float" office:value="0.426677983803716" calcext:value-type="float">
            <text:p>0.4266779838</text:p>
          </table:table-cell>
          <table:table-cell office:value-type="float" office:value="0.642520231992466" calcext:value-type="float">
            <text:p>0.642520232</text:p>
          </table:table-cell>
          <table:table-cell/>
          <table:table-cell office:value-type="float" office:value="0.152324919600571" calcext:value-type="float">
            <text:p>0.1523249196</text:p>
          </table:table-cell>
          <table:table-cell office:value-type="float" office:value="0.410623742300411" calcext:value-type="float">
            <text:p>0.4106237423</text:p>
          </table:table-cell>
          <table:table-cell office:value-type="float" office:value="0.643809574897245" calcext:value-type="float">
            <text:p>0.6438095749</text:p>
          </table:table-cell>
        </table:table-row>
        <table:table-row table:style-name="ro1">
          <table:table-cell office:value-type="float" office:value="0.177788315905529" calcext:value-type="float">
            <text:p>0.1777883159</text:p>
          </table:table-cell>
          <table:table-cell office:value-type="float" office:value="0.444001452014187" calcext:value-type="float">
            <text:p>0.444001452</text:p>
          </table:table-cell>
          <table:table-cell office:value-type="float" office:value="0.637811145307525" calcext:value-type="float">
            <text:p>0.6378111453</text:p>
          </table:table-cell>
          <table:table-cell/>
          <table:table-cell office:value-type="float" office:value="0.165003267219816" calcext:value-type="float">
            <text:p>0.1650032672</text:p>
          </table:table-cell>
          <table:table-cell office:value-type="float" office:value="0.428890597860877" calcext:value-type="float">
            <text:p>0.4288905979</text:p>
          </table:table-cell>
          <table:table-cell office:value-type="float" office:value="0.642326314236653" calcext:value-type="float">
            <text:p>0.6423263142</text:p>
          </table:table-cell>
        </table:table-row>
        <table:table-row table:style-name="ro1">
          <table:table-cell office:value-type="float" office:value="0.193690269830592" calcext:value-type="float">
            <text:p>0.1936902698</text:p>
          </table:table-cell>
          <table:table-cell office:value-type="float" office:value="0.459884285351424" calcext:value-type="float">
            <text:p>0.4598842854</text:p>
          </table:table-cell>
          <table:table-cell office:value-type="float" office:value="0.629868632571026" calcext:value-type="float">
            <text:p>0.6298686326</text:p>
          </table:table-cell>
          <table:table-cell/>
          <table:table-cell office:value-type="float" office:value="0.179565457614451" calcext:value-type="float">
            <text:p>0.1795654576</text:p>
          </table:table-cell>
          <table:table-cell office:value-type="float" office:value="0.446082296935421" calcext:value-type="float">
            <text:p>0.4460822969</text:p>
          </table:table-cell>
          <table:table-cell office:value-type="float" office:value="0.637188952166703" calcext:value-type="float">
            <text:p>0.6371889522</text:p>
          </table:table-cell>
        </table:table-row>
        <table:table-row table:style-name="ro1">
          <table:table-cell office:value-type="float" office:value="0.210765976514069" calcext:value-type="float">
            <text:p>0.2107659765</text:p>
          </table:table-cell>
          <table:table-cell office:value-type="float" office:value="0.474026320780777" calcext:value-type="float">
            <text:p>0.4740263208</text:p>
          </table:table-cell>
          <table:table-cell office:value-type="float" office:value="0.619249858406426" calcext:value-type="float">
            <text:p>0.6192498584</text:p>
          </table:table-cell>
          <table:table-cell/>
          <table:table-cell office:value-type="float" office:value="0.195650327011313" calcext:value-type="float">
            <text:p>0.195650327</text:p>
          </table:table-cell>
          <table:table-cell office:value-type="float" office:value="0.461786942313653" calcext:value-type="float">
            <text:p>0.4617869423</text:p>
          </table:table-cell>
          <table:table-cell office:value-type="float" office:value="0.628877557859365" calcext:value-type="float">
            <text:p>0.6288775579</text:p>
          </table:table-cell>
        </table:table-row>
        <table:table-row table:style-name="ro1">
          <table:table-cell office:value-type="float" office:value="0.228609234387472" calcext:value-type="float">
            <text:p>0.2286092344</text:p>
          </table:table-cell>
          <table:table-cell office:value-type="float" office:value="0.486258494455173" calcext:value-type="float">
            <text:p>0.4862584945</text:p>
          </table:table-cell>
          <table:table-cell office:value-type="float" office:value="0.606548329042675" calcext:value-type="float">
            <text:p>0.606548329</text:p>
          </table:table-cell>
          <table:table-cell/>
          <table:table-cell office:value-type="float" office:value="0.212861397030073" calcext:value-type="float">
            <text:p>0.212861397</text:p>
          </table:table-cell>
          <table:table-cell office:value-type="float" office:value="0.47571981888479" calcext:value-type="float">
            <text:p>0.4757198189</text:p>
          </table:table-cell>
          <table:table-cell office:value-type="float" office:value="0.617958040710539" calcext:value-type="float">
            <text:p>0.6179580407</text:p>
          </table:table-cell>
        </table:table-row>
        <table:table-row table:style-name="ro1">
          <table:table-cell office:value-type="float" office:value="0.246823895193124" calcext:value-type="float">
            <text:p>0.2468238952</text:p>
          </table:table-cell>
          <table:table-cell office:value-type="float" office:value="0.496534039598581" calcext:value-type="float">
            <text:p>0.4965340396</text:p>
          </table:table-cell>
          <table:table-cell office:value-type="float" office:value="0.592343487088687" calcext:value-type="float">
            <text:p>0.5923434871</text:p>
          </table:table-cell>
          <table:table-cell/>
          <table:table-cell office:value-type="float" office:value="0.23079175169453" calcext:value-type="float">
            <text:p>0.2307917517</text:p>
          </table:table-cell>
          <table:table-cell office:value-type="float" office:value="0.48772730782688" calcext:value-type="float">
            <text:p>0.4877273078</text:p>
          </table:table-cell>
          <table:table-cell office:value-type="float" office:value="0.605026079164626" calcext:value-type="float">
            <text:p>0.6050260792</text:p>
          </table:table-cell>
        </table:table-row>
        <table:table-row table:style-name="ro1">
          <table:table-cell office:value-type="float" office:value="0.265043597232675" calcext:value-type="float">
            <text:p>0.2650435972</text:p>
          </table:table-cell>
          <table:table-cell office:value-type="float" office:value="0.504909013311482" calcext:value-type="float">
            <text:p>0.5049090133</text:p>
          </table:table-cell>
          <table:table-cell office:value-type="float" office:value="0.577161947988098" calcext:value-type="float">
            <text:p>0.577161948</text:p>
          </table:table-cell>
          <table:table-cell/>
          <table:table-cell office:value-type="float" office:value="0.249047209279145" calcext:value-type="float">
            <text:p>0.2490472093</text:p>
          </table:table-cell>
          <table:table-cell office:value-type="float" office:value="0.49777649566899" calcext:value-type="float">
            <text:p>0.4977764957</text:p>
          </table:table-cell>
          <table:table-cell office:value-type="float" office:value="0.59065773604243" calcext:value-type="float">
            <text:p>0.590657736</text:p>
          </table:table-cell>
        </table:table-row>
        <table:table-row table:style-name="ro1">
          <table:table-cell office:value-type="float" office:value="0.282946326318583" calcext:value-type="float">
            <text:p>0.2829463263</text:p>
          </table:table-cell>
          <table:table-cell office:value-type="float" office:value="0.51151707245519" calcext:value-type="float">
            <text:p>0.5115170725</text:p>
          </table:table-cell>
          <table:table-cell office:value-type="float" office:value="0.56145293844172" calcext:value-type="float">
            <text:p>0.5614529384</text:p>
          </table:table-cell>
          <table:table-cell/>
          <table:table-cell office:value-type="float" office:value="0.267265531148963" calcext:value-type="float">
            <text:p>0.2672655311</text:p>
          </table:table-cell>
          <table:table-cell office:value-type="float" office:value="0.505934657266719" calcext:value-type="float">
            <text:p>0.5059346573</text:p>
          </table:table-cell>
          <table:table-cell office:value-type="float" office:value="0.575372255311624" calcext:value-type="float">
            <text:p>0.5753722553</text:p>
          </table:table-cell>
        </table:table-row>
        <table:table-row table:style-name="ro1">
          <table:table-cell office:value-type="float" office:value="0.30026332370921" calcext:value-type="float">
            <text:p>0.3002633237</text:p>
          </table:table-cell>
          <table:table-cell office:value-type="float" office:value="0.516543113664656" calcext:value-type="float">
            <text:p>0.5165431137</text:p>
          </table:table-cell>
          <table:table-cell office:value-type="float" office:value="0.545577482339621" calcext:value-type="float">
            <text:p>0.5455774823</text:p>
          </table:table-cell>
          <table:table-cell/>
          <table:table-cell office:value-type="float" office:value="0.285130331613701" calcext:value-type="float">
            <text:p>0.2851303316</text:p>
          </table:table-cell>
          <table:table-cell office:value-type="float" office:value="0.512343576785371" calcext:value-type="float">
            <text:p>0.5123435768</text:p>
          </table:table-cell>
          <table:table-cell office:value-type="float" office:value="0.559609205653731" calcext:value-type="float">
            <text:p>0.5596092057</text:p>
          </table:table-cell>
        </table:table-row>
        <table:table-row table:style-name="ro1">
          <table:table-cell office:value-type="float" office:value="0.316782686818488" calcext:value-type="float">
            <text:p>0.3167826868</text:p>
          </table:table-cell>
          <table:table-cell office:value-type="float" office:value="0.520199260646579" calcext:value-type="float">
            <text:p>0.5201992606</text:p>
          </table:table-cell>
          <table:table-cell office:value-type="float" office:value="0.529808810135479" calcext:value-type="float">
            <text:p>0.5298088101</text:p>
          </table:table-cell>
          <table:table-cell/>
          <table:table-cell office:value-type="float" office:value="0.302379319766335" calcext:value-type="float">
            <text:p>0.3023793198</text:p>
          </table:table-cell>
          <table:table-cell office:value-type="float" office:value="0.517193234438348" calcext:value-type="float">
            <text:p>0.5171932344</text:p>
          </table:table-cell>
          <table:table-cell office:value-type="float" office:value="0.543719198363367" calcext:value-type="float">
            <text:p>0.5437191984</text:p>
          </table:table-cell>
        </table:table-row>
        <table:table-row table:style-name="ro1">
          <table:table-cell office:value-type="float" office:value="0.332348564857511" calcext:value-type="float">
            <text:p>0.3323485649</text:p>
          </table:table-cell>
          <table:table-cell office:value-type="float" office:value="0.522705249704138" calcext:value-type="float">
            <text:p>0.5227052497</text:p>
          </table:table-cell>
          <table:table-cell office:value-type="float" office:value="0.514340531734909" calcext:value-type="float">
            <text:p>0.5143405317</text:p>
          </table:table-cell>
          <table:table-cell/>
          <table:table-cell office:value-type="float" office:value="0.318807305388607" calcext:value-type="float">
            <text:p>0.3188073054</text:p>
          </table:table-cell>
          <table:table-cell office:value-type="float" office:value="0.520698184300255" calcext:value-type="float">
            <text:p>0.5206981843</text:p>
          </table:table-cell>
          <table:table-cell office:value-type="float" office:value="0.527965467697316" calcext:value-type="float">
            <text:p>0.5279654677</text:p>
          </table:table-cell>
        </table:table-row>
        <table:table-row table:style-name="ro1">
          <table:table-cell office:value-type="float" office:value="0.346857112687538" calcext:value-type="float">
            <text:p>0.3468571127</text:p>
          </table:table-cell>
          <table:table-cell office:value-type="float" office:value="0.524273955401324" calcext:value-type="float">
            <text:p>0.5242739554</text:p>
          </table:table-cell>
          <table:table-cell office:value-type="float" office:value="0.499299128697031" calcext:value-type="float">
            <text:p>0.4992991287</text:p>
          </table:table-cell>
          <table:table-cell/>
          <table:table-cell office:value-type="float" office:value="0.33426492245796" calcext:value-type="float">
            <text:p>0.3342649225</text:p>
          </table:table-cell>
          <table:table-cell office:value-type="float" office:value="0.523078505536198" calcext:value-type="float">
            <text:p>0.5230785055</text:p>
          </table:table-cell>
          <table:table-cell office:value-type="float" office:value="0.512532795707468" calcext:value-type="float">
            <text:p>0.5125327957</text:p>
          </table:table-cell>
        </table:table-row>
        <table:table-row table:style-name="ro1">
          <table:table-cell office:value-type="float" office:value="0.360250380978527" calcext:value-type="float">
            <text:p>0.360250381</text:p>
          </table:table-cell>
          <table:table-cell office:value-type="float" office:value="0.525101843286902" calcext:value-type="float">
            <text:p>0.5251018433</text:p>
          </table:table-cell>
          <table:table-cell office:value-type="float" office:value="0.484757931326459" calcext:value-type="float">
            <text:p>0.4847579313</text:p>
          </table:table-cell>
          <table:table-cell/>
          <table:table-cell office:value-type="float" office:value="0.348654251500045" calcext:value-type="float">
            <text:p>0.3486542515</text:p>
          </table:table-cell>
          <table:table-cell office:value-type="float" office:value="0.524545930137604" calcext:value-type="float">
            <text:p>0.5245459301</text:p>
          </table:table-cell>
          <table:table-cell office:value-type="float" office:value="0.497540374704255" calcext:value-type="float">
            <text:p>0.4975403747</text:p>
          </table:table-cell>
        </table:table-row>
        <table:table-row table:style-name="ro1">
          <table:table-cell office:value-type="float" office:value="0.372509172608507" calcext:value-type="float">
            <text:p>0.3725091726</text:p>
          </table:table-cell>
          <table:table-cell office:value-type="float" office:value="0.525363586224305" calcext:value-type="float">
            <text:p>0.5253635862</text:p>
          </table:table-cell>
          <table:table-cell office:value-type="float" office:value="0.470750592083962" calcext:value-type="float">
            <text:p>0.4707505921</text:p>
          </table:table-cell>
          <table:table-cell/>
          <table:table-cell office:value-type="float" office:value="0.361922511650285" calcext:value-type="float">
            <text:p>0.3619225117</text:p>
          </table:table-cell>
          <table:table-cell office:value-type="float" office:value="0.525294842012685" calcext:value-type="float">
            <text:p>0.525294842</text:p>
          </table:table-cell>
          <table:table-cell office:value-type="float" office:value="0.483055860991766" calcext:value-type="float">
            <text:p>0.483055861</text:p>
          </table:table-cell>
        </table:table-row>
        <table:table-row table:style-name="ro1">
          <table:table-cell office:value-type="float" office:value="0.383645668068497" calcext:value-type="float">
            <text:p>0.3836456681</text:p>
          </table:table-cell>
          <table:table-cell office:value-type="float" office:value="0.525209870393397" calcext:value-type="float">
            <text:p>0.5252098704</text:p>
          </table:table-cell>
          <table:table-cell office:value-type="float" office:value="0.457282888594415" calcext:value-type="float">
            <text:p>0.4572828886</text:p>
          </table:table-cell>
          <table:table-cell/>
          <table:table-cell office:value-type="float" office:value="0.374054830240755" calcext:value-type="float">
            <text:p>0.3740548302</text:p>
          </table:table-cell>
          <table:table-cell office:value-type="float" office:value="0.525497337375785" calcext:value-type="float">
            <text:p>0.5254973374</text:p>
          </table:table-cell>
          <table:table-cell office:value-type="float" office:value="0.469108732079408" calcext:value-type="float">
            <text:p>0.4691087321</text:p>
          </table:table-cell>
        </table:table-row>
        <table:table-row table:style-name="ro1">
          <table:table-cell office:value-type="float" office:value="0.393696381476594" calcext:value-type="float">
            <text:p>0.3936963815</text:p>
          </table:table-cell>
          <table:table-cell office:value-type="float" office:value="0.524767436296137" calcext:value-type="float">
            <text:p>0.5247674363</text:p>
          </table:table-cell>
          <table:table-cell office:value-type="float" office:value="0.444342348101799" calcext:value-type="float">
            <text:p>0.4443423481</text:p>
          </table:table-cell>
          <table:table-cell/>
          <table:table-cell office:value-type="float" office:value="0.3850668647789" calcext:value-type="float">
            <text:p>0.3850668648</text:p>
          </table:table-cell>
          <table:table-cell office:value-type="float" office:value="0.525301360434154" calcext:value-type="float">
            <text:p>0.5253013604</text:p>
          </table:table-cell>
          <table:table-cell office:value-type="float" office:value="0.455701869936928" calcext:value-type="float">
            <text:p>0.4557018699</text:p>
          </table:table-cell>
        </table:table-row>
        <table:table-row table:style-name="ro1">
          <table:table-cell office:value-type="float" office:value="0.402715793852605" calcext:value-type="float">
            <text:p>0.4027157939</text:p>
          </table:table-cell>
          <table:table-cell office:value-type="float" office:value="0.524140542501874" calcext:value-type="float">
            <text:p>0.5241405425</text:p>
          </table:table-cell>
          <table:table-cell office:value-type="float" office:value="0.431905638992205" calcext:value-type="float">
            <text:p>0.431905639</text:p>
          </table:table-cell>
          <table:table-cell/>
          <table:table-cell office:value-type="float" office:value="0.394997811636827" calcext:value-type="float">
            <text:p>0.3949978116</text:p>
          </table:table-cell>
          <table:table-cell office:value-type="float" office:value="0.52483096891405" calcext:value-type="float">
            <text:p>0.5248309689</text:p>
          </table:table-cell>
          <table:table-cell office:value-type="float" office:value="0.442820929183222" calcext:value-type="float">
            <text:p>0.4428209292</text:p>
          </table:table-cell>
        </table:table-row>
        <table:table-row table:style-name="ro1">
          <table:table-cell office:value-type="float" office:value="0.410770839899368" calcext:value-type="float">
            <text:p>0.4107708399</text:p>
          </table:table-cell>
          <table:table-cell office:value-type="float" office:value="0.523413225584876" calcext:value-type="float">
            <text:p>0.5234132256</text:p>
          </table:table-cell>
          <table:table-cell office:value-type="float" office:value="0.419943942104125" calcext:value-type="float">
            <text:p>0.4199439421</text:p>
          </table:table-cell>
          <table:table-cell/>
          <table:table-cell office:value-type="float" office:value="0.40390412497233" calcext:value-type="float">
            <text:p>0.403904125</text:p>
          </table:table-cell>
          <table:table-cell office:value-type="float" office:value="0.524187936390115" calcext:value-type="float">
            <text:p>0.5241879364</text:p>
          </table:table-cell>
          <table:table-cell office:value-type="float" office:value="0.430441479362984" calcext:value-type="float">
            <text:p>0.4304414794</text:p>
          </table:table-cell>
        </table:table-row>
        <table:table-row table:style-name="ro1">
          <table:table-cell office:value-type="float" office:value="0.417936301766948" calcext:value-type="float">
            <text:p>0.4179363018</text:p>
          </table:table-cell>
          <table:table-cell office:value-type="float" office:value="0.522651909891159" calcext:value-type="float">
            <text:p>0.5226519099</text:p>
          </table:table-cell>
          <table:table-cell office:value-type="float" office:value="0.40842663895208" calcext:value-type="float">
            <text:p>0.408426639</text:p>
          </table:table-cell>
          <table:table-cell/>
          <table:table-cell office:value-type="float" office:value="0.411854104451605" calcext:value-type="float">
            <text:p>0.4118541045</text:p>
          </table:table-cell>
          <table:table-cell office:value-type="float" office:value="0.523454086416697" calcext:value-type="float">
            <text:p>0.5234540864</text:p>
          </table:table-cell>
          <table:table-cell office:value-type="float" office:value="0.418534157860816" calcext:value-type="float">
            <text:p>0.4185341579</text:p>
          </table:table-cell>
        </table:table-row>
        <table:table-row table:style-name="ro1">
          <table:table-cell office:value-type="float" office:value="0.424291082672304" calcext:value-type="float">
            <text:p>0.4242910827</text:p>
          </table:table-cell>
          <table:table-cell office:value-type="float" office:value="0.521908071880585" calcext:value-type="float">
            <text:p>0.5219080719</text:p>
          </table:table-cell>
          <table:table-cell office:value-type="float" office:value="0.397323683279703" calcext:value-type="float">
            <text:p>0.3973236833</text:p>
          </table:table-cell>
          <table:table-cell/>
          <table:table-cell office:value-type="float" office:value="0.418923392900958" calcext:value-type="float">
            <text:p>0.4189233929</text:p>
          </table:table-cell>
          <table:table-cell office:value-type="float" office:value="0.522693931656997" calcext:value-type="float">
            <text:p>0.5226939317</text:p>
          </table:table-cell>
          <table:table-cell office:value-type="float" office:value="0.407068180202997" calcext:value-type="float">
            <text:p>0.4070681802</text:p>
          </table:table-cell>
        </table:table-row>
        <table:table-row table:style-name="ro1">
          <table:table-cell office:value-type="float" office:value="0.429915285878099" calcext:value-type="float">
            <text:p>0.4299152859</text:p>
          </table:table-cell>
          <table:table-cell office:value-type="float" office:value="0.521220779050605" calcext:value-type="float">
            <text:p>0.5212207791</text:p>
          </table:table-cell>
          <table:table-cell office:value-type="float" office:value="0.386606996538027" calcext:value-type="float">
            <text:p>0.3866069965</text:p>
          </table:table-cell>
          <table:table-cell/>
          <table:table-cell office:value-type="float" office:value="0.425191348895237" calcext:value-type="float">
            <text:p>0.4251913489</text:p>
          </table:table-cell>
          <table:table-cell office:value-type="float" office:value="0.521957338529222" calcext:value-type="float">
            <text:p>0.5219573385</text:p>
          </table:table-cell>
          <table:table-cell office:value-type="float" office:value="0.396013574797524" calcext:value-type="float">
            <text:p>0.3960135748</text:p>
          </table:table-cell>
        </table:table-row>
        <table:table-row table:style-name="ro1">
          <table:table-cell office:value-type="float" office:value="0.434888001172663" calcext:value-type="float">
            <text:p>0.4348880012</text:p>
          </table:table-cell>
          <table:table-cell office:value-type="float" office:value="0.520619005264654" calcext:value-type="float">
            <text:p>0.5206190053</text:p>
          </table:table-cell>
          <table:table-cell office:value-type="float" office:value="0.376251175916007" calcext:value-type="float">
            <text:p>0.3762511759</text:p>
          </table:table-cell>
          <table:table-cell/>
          <table:table-cell office:value-type="float" office:value="0.430738215338726" calcext:value-type="float">
            <text:p>0.4307382153</text:p>
          </table:table-cell>
          <table:table-cell office:value-type="float" office:value="0.521282049097643" calcext:value-type="float">
            <text:p>0.5212820491</text:p>
          </table:table-cell>
          <table:table-cell office:value-type="float" office:value="0.38534247844534" calcext:value-type="float">
            <text:p>0.3853424784</text:p>
          </table:table-cell>
        </table:table-row>
        <table:table-row table:style-name="ro1">
          <table:table-cell office:value-type="float" office:value="0.439285693696176" calcext:value-type="float">
            <text:p>0.4392856937</text:p>
          </table:table-cell>
          <table:table-cell office:value-type="float" office:value="0.520123678924926" calcext:value-type="float">
            <text:p>0.5201236789</text:p>
          </table:table-cell>
          <table:table-cell office:value-type="float" office:value="0.366233744032597" calcext:value-type="float">
            <text:p>0.366233744</text:p>
          </table:table-cell>
          <table:table-cell/>
          <table:table-cell office:value-type="float" office:value="0.435642984138896" calcext:value-type="float">
            <text:p>0.4356429841</text:p>
          </table:table-cell>
          <table:table-cell office:value-type="float" office:value="0.520695970200172" calcext:value-type="float">
            <text:p>0.5206959702</text:p>
          </table:table-cell>
          <table:table-cell office:value-type="float" office:value="0.375029774909836" calcext:value-type="float">
            <text:p>0.3750297749</text:p>
          </table:table-cell>
        </table:table-row>
        <table:table-row table:style-name="ro1">
          <table:table-cell office:value-type="float" office:value="0.443181092595491" calcext:value-type="float">
            <text:p>0.4431810926</text:p>
          </table:table-cell>
          <table:table-cell office:value-type="float" office:value="0.519749454784946" calcext:value-type="float">
            <text:p>0.5197494548</text:p>
          </table:table-cell>
          <table:table-cell office:value-type="float" office:value="0.356535112882836" calcext:value-type="float">
            <text:p>0.3565351129</text:p>
          </table:table-cell>
          <table:table-cell/>
          <table:table-cell office:value-type="float" office:value="0.439981851352643" calcext:value-type="float">
            <text:p>0.4399818514</text:p>
          </table:table-cell>
          <table:table-cell office:value-type="float" office:value="0.520219191632152" calcext:value-type="float">
            <text:p>0.5202191916</text:p>
          </table:table-cell>
          <table:table-cell office:value-type="float" office:value="0.36505329896987" calcext:value-type="float">
            <text:p>0.365053299</text:p>
          </table:table-cell>
        </table:table-row>
        <table:table-row table:style-name="ro1">
          <table:table-cell office:value-type="float" office:value="0.446642485188657" calcext:value-type="float">
            <text:p>0.4466424852</text:p>
          </table:table-cell>
          <table:table-cell office:value-type="float" office:value="0.5195062204065" calcext:value-type="float">
            <text:p>0.5195062204</text:p>
          </table:table-cell>
          <table:table-cell office:value-type="float" office:value="0.347138386133441" calcext:value-type="float">
            <text:p>0.3471383861</text:p>
          </table:table-cell>
          <table:table-cell/>
          <table:table-cell office:value-type="float" office:value="0.443827160776532" calcext:value-type="float">
            <text:p>0.4438271608</text:p>
          </table:table-cell>
          <table:table-cell office:value-type="float" office:value="0.519865727531351" calcext:value-type="float">
            <text:p>0.5198657275</text:p>
          </table:table-cell>
          <table:table-cell office:value-type="float" office:value="0.355393772453834" calcext:value-type="float">
            <text:p>0.3553937725</text:p>
          </table:table-cell>
        </table:table-row>
        <table:table-row table:style-name="ro1">
          <table:table-cell office:value-type="float" office:value="0.449733333157551" calcext:value-type="float">
            <text:p>0.4497333332</text:p>
          </table:table-cell>
          <table:table-cell office:value-type="float" office:value="0.519400359101506" calcext:value-type="float">
            <text:p>0.5194003591</text:p>
          </table:table-cell>
          <table:table-cell office:value-type="float" office:value="0.338029084975607" calcext:value-type="float">
            <text:p>0.338029085</text:p>
          </table:table-cell>
          <table:table-cell/>
          <table:table-cell office:value-type="float" office:value="0.447246742671273" calcext:value-type="float">
            <text:p>0.4472467427</text:p>
          </table:table-cell>
          <table:table-cell office:value-type="float" office:value="0.519644993921207" calcext:value-type="float">
            <text:p>0.5196449939</text:p>
          </table:table-cell>
          <table:table-cell office:value-type="float" office:value="0.346034591249525" calcext:value-type="float">
            <text:p>0.3460345912</text:p>
          </table:table-cell>
        </table:table-row>
        <table:table-row table:style-name="ro1">
          <table:table-cell office:value-type="float" office:value="0.452512138926274" calcext:value-type="float">
            <text:p>0.4525121389</text:p>
          </table:table-cell>
          <table:table-cell office:value-type="float" office:value="0.519435796105845" calcext:value-type="float">
            <text:p>0.5194357961</text:p>
          </table:table-cell>
          <table:table-cell office:value-type="float" office:value="0.329194853146704" calcext:value-type="float">
            <text:p>0.3291948531</text:p>
          </table:table-cell>
          <table:table-cell/>
          <table:table-cell office:value-type="float" office:value="0.45030356538231" calcext:value-type="float">
            <text:p>0.4503035654</text:p>
          </table:table-cell>
          <table:table-cell office:value-type="float" office:value="0.519563045287798" calcext:value-type="float">
            <text:p>0.5195630453</text:p>
          </table:table-cell>
          <table:table-cell office:value-type="float" office:value="0.33696154448019" calcext:value-type="float">
            <text:p>0.3369615445</text:p>
          </table:table-cell>
        </table:table-row>
        <table:table-row table:style-name="ro1">
          <table:table-cell office:value-type="float" office:value="0.455032501744675" calcext:value-type="float">
            <text:p>0.4550325017</text:p>
          </table:table-cell>
          <table:table-cell office:value-type="float" office:value="0.519614856052453" calcext:value-type="float">
            <text:p>0.5196148561</text:p>
          </table:table-cell>
          <table:table-cell office:value-type="float" office:value="0.320625175204685" calcext:value-type="float">
            <text:p>0.3206251752</text:p>
          </table:table-cell>
          <table:table-cell/>
          <table:table-cell office:value-type="float" office:value="0.453055629314416" calcext:value-type="float">
            <text:p>0.4530556293</text:p>
          </table:table-cell>
          <table:table-cell office:value-type="float" office:value="0.519623597393824" calcext:value-type="float">
            <text:p>0.5196235974</text:p>
          </table:table-cell>
          <table:table-cell office:value-type="float" office:value="0.328162518445627" calcext:value-type="float">
            <text:p>0.3281625184</text:p>
          </table:table-cell>
        </table:table-row>
        <table:table-row table:style-name="ro1">
          <table:table-cell office:value-type="float" office:value="0.457343313500227" calcext:value-type="float">
            <text:p>0.4573433135</text:p>
          </table:table-cell>
          <table:table-cell office:value-type="float" office:value="0.519938959067906" calcext:value-type="float">
            <text:p>0.5199389591</text:p>
          </table:table-cell>
          <table:table-cell office:value-type="float" office:value="0.312311127152787" calcext:value-type="float">
            <text:p>0.3123111272</text:p>
          </table:table-cell>
          <table:table-cell/>
          <table:table-cell office:value-type="float" office:value="0.45555604403332" calcext:value-type="float">
            <text:p>0.455556044</text:p>
          </table:table-cell>
          <table:table-cell office:value-type="float" office:value="0.519828864502405" calcext:value-type="float">
            <text:p>0.5198288645</text:p>
          </table:table-cell>
          <table:table-cell office:value-type="float" office:value="0.31962721725106" calcext:value-type="float">
            <text:p>0.3196272173</text:p>
          </table:table-cell>
        </table:table-row>
        <table:table-row table:style-name="ro1">
          <table:table-cell office:value-type="float" office:value="0.459489053660017" calcext:value-type="float">
            <text:p>0.4594890537</text:p>
          </table:table-cell>
          <table:table-cell office:value-type="float" office:value="0.520409180962829" calcext:value-type="float">
            <text:p>0.520409181</text:p>
          </table:table-cell>
          <table:table-cell office:value-type="float" office:value="0.304245168568266" calcext:value-type="float">
            <text:p>0.3042451686</text:p>
          </table:table-cell>
          <table:table-cell/>
          <table:table-cell office:value-type="float" office:value="0.457853239669818" calcext:value-type="float">
            <text:p>0.4578532397</text:p>
          </table:table-cell>
          <table:table-cell office:value-type="float" office:value="0.520180238236985" calcext:value-type="float">
            <text:p>0.5201802382</text:p>
          </table:table-cell>
          <table:table-cell office:value-type="float" office:value="0.311346917740375" calcext:value-type="float">
            <text:p>0.3113469177</text:p>
          </table:table-cell>
        </table:table-row>
        <table:table-row table:style-name="ro1">
          <table:table-cell office:value-type="float" office:value="0.461510150917096" calcext:value-type="float">
            <text:p>0.4615101509</text:p>
          </table:table-cell>
          <table:table-cell office:value-type="float" office:value="0.521026700597881" calcext:value-type="float">
            <text:p>0.5210267006</text:p>
          </table:table-cell>
          <table:table-cell office:value-type="float" office:value="0.296420979173457" calcext:value-type="float">
            <text:p>0.2964209792</text:p>
          </table:table-cell>
          <table:table-cell/>
          <table:table-cell office:value-type="float" office:value="0.459991273054142" calcext:value-type="float">
            <text:p>0.4599912731</text:p>
          </table:table-cell>
          <table:table-cell office:value-type="float" office:value="0.520678833338001" calcext:value-type="float">
            <text:p>0.5206788333</text:p>
          </table:table-cell>
          <table:table-cell office:value-type="float" office:value="0.303314266925341" calcext:value-type="float">
            <text:p>0.3033142669</text:p>
          </table:table-cell>
        </table:table-row>
        <table:table-row table:style-name="ro1">
          <table:table-cell office:value-type="float" office:value="0.46344338610604" calcext:value-type="float">
            <text:p>0.4634433861</text:p>
          </table:table-cell>
          <table:table-cell office:value-type="float" office:value="0.521793154922317" calcext:value-type="float">
            <text:p>0.5217931549</text:p>
          </table:table-cell>
          <table:table-cell office:value-type="float" office:value="0.288833339227031" calcext:value-type="float">
            <text:p>0.2888333392</text:p>
          </table:table-cell>
          <table:table-cell/>
          <table:table-cell office:value-type="float" office:value="0.462010197047732" calcext:value-type="float">
            <text:p>0.462010197</text:p>
          </table:table-cell>
          <table:table-cell office:value-type="float" office:value="0.521325923132781" calcext:value-type="float">
            <text:p>0.5213259231</text:p>
          </table:table-cell>
          <table:table-cell office:value-type="float" office:value="0.295523124268185" calcext:value-type="float">
            <text:p>0.2955231243</text:p>
          </table:table-cell>
        </table:table-row>
        <table:table-row table:style-name="ro1">
          <table:table-cell office:value-type="float" office:value="0.465322316840693" calcext:value-type="float">
            <text:p>0.4653223168</text:p>
          </table:table-cell>
          <table:table-cell office:value-type="float" office:value="0.522710919593694" calcext:value-type="float">
            <text:p>0.5227109196</text:p>
          </table:table-cell>
          <table:table-cell office:value-type="float" office:value="0.281478051375163" calcext:value-type="float">
            <text:p>0.2814780514</text:p>
          </table:table-cell>
          <table:table-cell/>
          <table:table-cell office:value-type="float" office:value="0.463946468400285" calcext:value-type="float">
            <text:p>0.4639464684</text:p>
          </table:table-cell>
          <table:table-cell office:value-type="float" office:value="0.522123284927572" calcext:value-type="float">
            <text:p>0.5221232849</text:p>
          </table:table-cell>
          <table:table-cell office:value-type="float" office:value="0.287968447885116" calcext:value-type="float">
            <text:p>0.2879684479</text:p>
          </table:table-cell>
        </table:table-row>
        <table:table-row table:style-name="ro1">
          <table:table-cell office:value-type="float" office:value="0.467177709216936" calcext:value-type="float">
            <text:p>0.4671777092</text:p>
          </table:table-cell>
          <table:table-cell office:value-type="float" office:value="0.523783330600153" calcext:value-type="float">
            <text:p>0.5237833306</text:p>
          </table:table-cell>
          <table:table-cell office:value-type="float" office:value="0.274351901067449" calcext:value-type="float">
            <text:p>0.2743519011</text:p>
          </table:table-cell>
          <table:table-cell/>
          <table:table-cell office:value-type="float" office:value="0.465833375226779" calcext:value-type="float">
            <text:p>0.4658333752</text:p>
          </table:table-cell>
          <table:table-cell office:value-type="float" office:value="0.523073472938388" calcext:value-type="float">
            <text:p>0.5230734729</text:p>
          </table:table-cell>
          <table:table-cell office:value-type="float" office:value="0.280646222186488" calcext:value-type="float">
            <text:p>0.2806462222</text:p>
          </table:table-cell>
        </table:table-row>
        <table:table-row table:style-name="ro1">
          <table:table-cell office:value-type="float" office:value="0.469037965927112" calcext:value-type="float">
            <text:p>0.4690379659</text:p>
          </table:table-cell>
          <table:table-cell office:value-type="float" office:value="0.525014859973488" calcext:value-type="float">
            <text:p>0.52501486</text:p>
          </table:table-cell>
          <table:table-cell office:value-type="float" office:value="0.267452652868543" calcext:value-type="float">
            <text:p>0.2674526529</text:p>
          </table:table-cell>
          <table:table-cell/>
          <table:table-cell office:value-type="float" office:value="0.467701469978537" calcext:value-type="float">
            <text:p>0.46770147</text:p>
          </table:table-cell>
          <table:table-cell office:value-type="float" office:value="0.524180033896536" calcext:value-type="float">
            <text:p>0.5241800339</text:p>
          </table:table-cell>
          <table:table-cell office:value-type="float" office:value="0.273553424058778" calcext:value-type="float">
            <text:p>0.2735534241</text:p>
          </table:table-cell>
        </table:table-row>
        <table:table-row table:style-name="ro1">
          <table:table-cell office:value-type="float" office:value="0.470929543360755" calcext:value-type="float">
            <text:p>0.4709295434</text:p>
          </table:table-cell>
          <table:table-cell office:value-type="float" office:value="0.52641125652247" calcext:value-type="float">
            <text:p>0.5264112565</text:p>
          </table:table-cell>
          <table:table-cell office:value-type="float" office:value="0.260779080680584" calcext:value-type="float">
            <text:p>0.2607790807</text:p>
          </table:table-cell>
          <table:table-cell/>
          <table:table-cell office:value-type="float" office:value="0.469578997687356" calcext:value-type="float">
            <text:p>0.4695789977</text:p>
          </table:table-cell>
          <table:table-cell office:value-type="float" office:value="0.525447678142378" calcext:value-type="float">
            <text:p>0.5254476781</text:p>
          </table:table-cell>
          <table:table-cell office:value-type="float" office:value="0.266688025000654" calcext:value-type="float">
            <text:p>0.266688025</text:p>
          </table:table-cell>
        </table:table-row>
        <table:table-row table:style-name="ro1">
          <table:table-cell office:value-type="float" office:value="0.472877352821921" calcext:value-type="float">
            <text:p>0.4728773528</text:p>
          </table:table-cell>
          <table:table-cell office:value-type="float" office:value="0.527979660531718" calcext:value-type="float">
            <text:p>0.5279796605</text:p>
          </table:table-cell>
          <table:table-cell office:value-type="float" office:value="0.254331030835185" calcext:value-type="float">
            <text:p>0.2543310308</text:p>
          </table:table-cell>
          <table:table-cell/>
          <table:table-cell office:value-type="float" office:value="0.471492312402109" calcext:value-type="float">
            <text:p>0.4714923124</text:p>
          </table:table-cell>
          <table:table-cell office:value-type="float" office:value="0.526882416874074" calcext:value-type="float">
            <text:p>0.5268824169</text:p>
          </table:table-cell>
          <table:table-cell office:value-type="float" office:value="0.260049027361226" calcext:value-type="float">
            <text:p>0.2600490274</text:p>
          </table:table-cell>
        </table:table-row>
        <table:table-row table:style-name="ro1">
          <table:table-cell office:value-type="float" office:value="0.474905142970182" calcext:value-type="float">
            <text:p>0.474905143</text:p>
          </table:table-cell>
          <table:table-cell office:value-type="float" office:value="0.529728699547493" calcext:value-type="float">
            <text:p>0.5297286995</text:p>
          </table:table-cell>
          <table:table-cell office:value-type="float" office:value="0.248109518095382" calcext:value-type="float">
            <text:p>0.2481095181</text:p>
          </table:table-cell>
          <table:table-cell/>
          <table:table-cell office:value-type="float" office:value="0.473466277215639" calcext:value-type="float">
            <text:p>0.4734662772</text:p>
          </table:table-cell>
          <table:table-cell office:value-type="float" office:value="0.528491674244052" calcext:value-type="float">
            <text:p>0.5284916742</text:p>
          </table:table-cell>
          <table:table-cell office:value-type="float" office:value="0.253636533805606" calcext:value-type="float">
            <text:p>0.2536365338</text:p>
          </table:table-cell>
        </table:table-row>
        <table:table-row table:style-name="ro1">
          <table:table-cell office:value-type="float" office:value="0.477035862072395" calcext:value-type="float">
            <text:p>0.4770358621</text:p>
          </table:table-cell>
          <table:table-cell office:value-type="float" office:value="0.531668570682594" calcext:value-type="float">
            <text:p>0.5316685707</text:p>
          </table:table-cell>
          <table:table-cell office:value-type="float" office:value="0.242116855759018" calcext:value-type="float">
            <text:p>0.2421168558</text:p>
          </table:table-cell>
          <table:table-cell/>
          <table:table-cell office:value-type="float" office:value="0.475524645188328" calcext:value-type="float">
            <text:p>0.4755246452</text:p>
          </table:table-cell>
          <table:table-cell office:value-type="float" office:value="0.530284381178342" calcext:value-type="float">
            <text:p>0.5302843812</text:p>
          </table:table-cell>
          <table:table-cell office:value-type="float" office:value="0.247451850236944" calcext:value-type="float">
            <text:p>0.2474518502</text:p>
          </table:table-cell>
        </table:table-row>
        <table:table-row table:style-name="ro1">
          <table:table-cell office:value-type="float" office:value="0.479291999705855" calcext:value-type="float">
            <text:p>0.4792919997</text:p>
          </table:table-cell>
          <table:table-cell office:value-type="float" office:value="0.533811113282724" calcext:value-type="float">
            <text:p>0.5338111133</text:p>
          </table:table-cell>
          <table:table-cell office:value-type="float" office:value="0.236356822242763" calcext:value-type="float">
            <text:p>0.2363568222</text:p>
          </table:table-cell>
          <table:table-cell/>
          <table:table-cell office:value-type="float" office:value="0.477690419894165" calcext:value-type="float">
            <text:p>0.4776904199</text:p>
          </table:table-cell>
          <table:table-cell office:value-type="float" office:value="0.532271056105137" calcext:value-type="float">
            <text:p>0.5322710561</text:p>
          </table:table-cell>
          <table:table-cell office:value-type="float" office:value="0.241497623571883" calcext:value-type="float">
            <text:p>0.2414976236</text:p>
          </table:table-cell>
        </table:table-row>
        <table:table-row table:style-name="ro1">
          <table:table-cell office:value-type="float" office:value="0.481695908237655" calcext:value-type="float">
            <text:p>0.4816959082</text:p>
          </table:table-cell>
          <table:table-cell office:value-type="float" office:value="0.536169874261395" calcext:value-type="float">
            <text:p>0.5361698743</text:p>
          </table:table-cell>
          <table:table-cell office:value-type="float" office:value="0.230834867739653" calcext:value-type="float">
            <text:p>0.2308348677</text:p>
          </table:table-cell>
          <table:table-cell/>
          <table:table-cell office:value-type="float" office:value="0.47998619531384" calcext:value-type="float">
            <text:p>0.4799861953</text:p>
          </table:table-cell>
          <table:table-cell office:value-type="float" office:value="0.534463876181632" calcext:value-type="float">
            <text:p>0.5344638762</text:p>
          </table:table-cell>
          <table:table-cell office:value-type="float" office:value="0.235778016968361" calcext:value-type="float">
            <text:p>0.235778017</text:p>
          </table:table-cell>
        </table:table-row>
        <table:table-row table:style-name="ro1">
          <table:table-cell office:value-type="float" office:value="0.484270104764478" calcext:value-type="float">
            <text:p>0.4842701048</text:p>
          </table:table-cell>
          <table:table-cell office:value-type="float" office:value="0.538760166874928" calcext:value-type="float">
            <text:p>0.5387601669</text:p>
          </table:table-cell>
          <table:table-cell office:value-type="float" office:value="0.225558365783508" calcext:value-type="float">
            <text:p>0.2255583658</text:p>
          </table:table-cell>
          <table:table-cell/>
          <table:table-cell office:value-type="float" office:value="0.482434475432748" calcext:value-type="float">
            <text:p>0.4824344754</text:p>
          </table:table-cell>
          <table:table-cell office:value-type="float" office:value="0.536876741055395" calcext:value-type="float">
            <text:p>0.5368767411</text:p>
          </table:table-cell>
          <table:table-cell office:value-type="float" office:value="0.230298926331716" calcext:value-type="float">
            <text:p>0.2302989263</text:p>
          </table:table-cell>
        </table:table-row>
        <table:table-row table:style-name="ro1">
          <table:table-cell office:value-type="float" office:value="0.487037554262469" calcext:value-type="float">
            <text:p>0.4870375543</text:p>
          </table:table-cell>
          <table:table-cell office:value-type="float" office:value="0.541599122107674" calcext:value-type="float">
            <text:p>0.5415991221</text:p>
          </table:table-cell>
          <table:table-cell office:value-type="float" office:value="0.220536915824854" calcext:value-type="float">
            <text:p>0.2205369158</text:p>
          </table:table-cell>
          <table:table-cell/>
          <table:table-cell office:value-type="float" office:value="0.485057974212262" calcext:value-type="float">
            <text:p>0.4850579742</text:p>
          </table:table-cell>
          <table:table-cell office:value-type="float" office:value="0.539525329630943" calcext:value-type="float">
            <text:p>0.5395253296</text:p>
          </table:table-cell>
          <table:table-cell office:value-type="float" office:value="0.225068243178121" calcext:value-type="float">
            <text:p>0.2250682432</text:p>
          </table:table-cell>
        </table:table-row>
        <table:table-row table:style-name="ro1">
          <table:table-cell office:value-type="float" office:value="0.490021934485094" calcext:value-type="float">
            <text:p>0.4900219345</text:p>
          </table:table-cell>
          <table:table-cell office:value-type="float" office:value="0.544705730091702" calcext:value-type="float">
            <text:p>0.5447057301</text:p>
          </table:table-cell>
          <table:table-cell office:value-type="float" office:value="0.21578270422482" calcext:value-type="float">
            <text:p>0.2157827042</text:p>
          </table:table-cell>
          <table:table-cell/>
          <table:table-cell office:value-type="float" office:value="0.487879896618629" calcext:value-type="float">
            <text:p>0.4878798966</text:p>
          </table:table-cell>
          <table:table-cell office:value-type="float" office:value="0.542427148665354" calcext:value-type="float">
            <text:p>0.5424271487</text:p>
          </table:table-cell>
          <table:table-cell office:value-type="float" office:value="0.220096170216414" calcext:value-type="float">
            <text:p>0.2200961702</text:p>
          </table:table-cell>
        </table:table-row>
        <table:table-row table:style-name="ro1">
          <table:table-cell office:value-type="float" office:value="0.493247882659948" calcext:value-type="float">
            <text:p>0.4932478827</text:p>
          </table:table-cell>
          <table:table-cell office:value-type="float" office:value="0.548100867001787" calcext:value-type="float">
            <text:p>0.548100867</text:p>
          </table:table-cell>
          <table:table-cell office:value-type="float" office:value="0.211310932394056" calcext:value-type="float">
            <text:p>0.2113109324</text:p>
          </table:table-cell>
          <table:table-cell/>
          <table:table-cell office:value-type="float" office:value="0.490924201129755" calcext:value-type="float">
            <text:p>0.4909242011</text:p>
          </table:table-cell>
          <table:table-cell office:value-type="float" office:value="0.545601570206826" calcext:value-type="float">
            <text:p>0.5456015702</text:p>
          </table:table-cell>
          <table:table-cell office:value-type="float" office:value="0.215395597317427" calcext:value-type="float">
            <text:p>0.2153955973</text:p>
          </table:table-cell>
        </table:table-row>
        <table:table-row table:style-name="ro1">
          <table:table-cell office:value-type="float" office:value="0.496741223259312" calcext:value-type="float">
            <text:p>0.4967412233</text:p>
          </table:table-cell>
          <table:table-cell office:value-type="float" office:value="0.551807300534584" calcext:value-type="float">
            <text:p>0.5518073005</text:p>
          </table:table-cell>
          <table:table-cell office:value-type="float" office:value="0.207140322110807" calcext:value-type="float">
            <text:p>0.2071403221</text:p>
          </table:table-cell>
          <table:table-cell/>
          <table:table-cell office:value-type="float" office:value="0.494215843594958" calcext:value-type="float">
            <text:p>0.4942158436</text:p>
          </table:table-cell>
          <table:table-cell office:value-type="float" office:value="0.54906985281992" calcext:value-type="float">
            <text:p>0.5490698528</text:p>
          </table:table-cell>
          <table:table-cell office:value-type="float" office:value="0.210982546857716" calcext:value-type="float">
            <text:p>0.2109825469</text:p>
          </table:table-cell>
        </table:table-row>
        <table:table-row table:style-name="ro1">
          <table:table-cell office:value-type="float" office:value="0.500529175022448" calcext:value-type="float">
            <text:p>0.500529175</text:p>
          </table:table-cell>
          <table:table-cell office:value-type="float" office:value="0.555849664269198" calcext:value-type="float">
            <text:p>0.5558496643</text:p>
          </table:table-cell>
          <table:table-cell office:value-type="float" office:value="0.203293709282427" calcext:value-type="float">
            <text:p>0.2032937093</text:p>
          </table:table-cell>
          <table:table-cell/>
          <table:table-cell office:value-type="float" office:value="0.497781001479254" calcext:value-type="float">
            <text:p>0.4977810015</text:p>
          </table:table-cell>
          <table:table-cell office:value-type="float" office:value="0.552855139095443" calcext:value-type="float">
            <text:p>0.5528551391</text:p>
          </table:table-cell>
          <table:table-cell office:value-type="float" office:value="0.206876698713006" calcext:value-type="float">
            <text:p>0.2068766987</text:p>
          </table:table-cell>
        </table:table-row>
        <table:table-row table:style-name="ro1">
          <table:table-cell office:value-type="float" office:value="0.504640533939517" calcext:value-type="float">
            <text:p>0.5046405339</text:p>
          </table:table-cell>
          <table:table-cell office:value-type="float" office:value="0.560254387760506" calcext:value-type="float">
            <text:p>0.5602543878</text:p>
          </table:table-cell>
          <table:table-cell office:value-type="float" office:value="0.199798738458579" calcext:value-type="float">
            <text:p>0.1997987385</text:p>
          </table:table-cell>
          <table:table-cell/>
          <table:table-cell office:value-type="float" office:value="0.501647276346731" calcext:value-type="float">
            <text:p>0.5016472763</text:p>
          </table:table-cell>
          <table:table-cell office:value-type="float" office:value="0.556982418985207" calcext:value-type="float">
            <text:p>0.556982419</text:p>
          </table:table-cell>
          <table:table-cell office:value-type="float" office:value="0.203102006362321" calcext:value-type="float">
            <text:p>0.2031020064</text:p>
          </table:table-cell>
        </table:table-row>
        <table:table-row table:style-name="ro1">
          <table:table-cell office:value-type="float" office:value="0.509105826995625" calcext:value-type="float">
            <text:p>0.509105827</text:p>
          </table:table-cell>
          <table:table-cell office:value-type="float" office:value="0.565049564957072" calcext:value-type="float">
            <text:p>0.565049565</text:p>
          </table:table-cell>
          <table:table-cell office:value-type="float" office:value="0.196688671087003" calcext:value-type="float">
            <text:p>0.1966886711</text:p>
          </table:table-cell>
          <table:table-cell/>
          <table:table-cell office:value-type="float" office:value="0.505843870872149" calcext:value-type="float">
            <text:p>0.5058438709</text:p>
          </table:table-cell>
          <table:table-cell office:value-type="float" office:value="0.561478444872307" calcext:value-type="float">
            <text:p>0.5614784449</text:p>
          </table:table-cell>
          <table:table-cell office:value-type="float" office:value="0.199687416522987" calcext:value-type="float">
            <text:p>0.1996874165</text:p>
          </table:table-cell>
        </table:table-row>
        <table:table-row table:style-name="ro1">
          <table:table-cell office:value-type="float" office:value="0.513957429023447" calcext:value-type="float">
            <text:p>0.513957429</text:p>
          </table:table-cell>
          <table:table-cell office:value-type="float" office:value="0.570264738258595" calcext:value-type="float">
            <text:p>0.5702647383</text:p>
          </table:table-cell>
          <table:table-cell office:value-type="float" office:value="0.194003320556016" calcext:value-type="float">
            <text:p>0.1940033206</text:p>
          </table:table-cell>
          <table:table-cell/>
          <table:table-cell office:value-type="float" office:value="0.510401734639453" calcext:value-type="float">
            <text:p>0.5104017346</text:p>
          </table:table-cell>
          <table:table-cell office:value-type="float" office:value="0.566371579801556" calcext:value-type="float">
            <text:p>0.5663715798</text:p>
          </table:table-cell>
          <table:table-cell office:value-type="float" office:value="0.196667705274129" calcext:value-type="float">
            <text:p>0.1966677053</text:p>
          </table:table-cell>
        </table:table-row>
        <table:table-row table:style-name="ro1">
          <table:table-cell office:value-type="float" office:value="0.519229631903174" calcext:value-type="float">
            <text:p>0.5192296319</text:p>
          </table:table-cell>
          <table:table-cell office:value-type="float" office:value="0.575930569010137" calcext:value-type="float">
            <text:p>0.575930569</text:p>
          </table:table-cell>
          <table:table-cell office:value-type="float" office:value="0.191790126094466" calcext:value-type="float">
            <text:p>0.1917901261</text:p>
          </table:table-cell>
          <table:table-cell/>
          <table:table-cell office:value-type="float" office:value="0.515353670389698" calcext:value-type="float">
            <text:p>0.5153536704</text:p>
          </table:table-cell>
          <table:table-cell office:value-type="float" office:value="0.571691554744339" calcext:value-type="float">
            <text:p>0.5716915547</text:p>
          </table:table-cell>
          <table:table-cell office:value-type="float" office:value="0.194084443445831" calcext:value-type="float">
            <text:p>0.1940844434</text:p>
          </table:table-cell>
        </table:table-row>
        <table:table-row table:style-name="ro1">
          <table:table-cell office:value-type="float" office:value="0.524958651432169" calcext:value-type="float">
            <text:p>0.5249586514</text:p>
          </table:table-cell>
          <table:table-cell office:value-type="float" office:value="0.582078357241838" calcext:value-type="float">
            <text:p>0.5820783572</text:p>
          </table:table-cell>
          <table:table-cell office:value-type="float" office:value="0.190105375025077" calcext:value-type="float">
            <text:p>0.190105375</text:p>
          </table:table-cell>
          <table:table-cell/>
          <table:table-cell office:value-type="float" office:value="0.520734389092764" calcext:value-type="float">
            <text:p>0.5207343891</text:p>
          </table:table-cell>
          <table:table-cell office:value-type="float" office:value="0.577469103932875" calcext:value-type="float">
            <text:p>0.5774691039</text:p>
          </table:table-cell>
          <table:table-cell office:value-type="float" office:value="0.191987102716988" calcext:value-type="float">
            <text:p>0.1919871027</text:p>
          </table:table-cell>
        </table:table-row>
        <table:table-row table:style-name="ro1">
          <table:table-cell office:value-type="float" office:value="0.531182552291525" calcext:value-type="float">
            <text:p>0.5311825523</text:p>
          </table:table-cell>
          <table:table-cell office:value-type="float" office:value="0.58873936379232" calcext:value-type="float">
            <text:p>0.5887393638</text:p>
          </table:table-cell>
          <table:table-cell office:value-type="float" office:value="0.189015577877388" calcext:value-type="float">
            <text:p>0.1890155779</text:p>
          </table:table-cell>
          <table:table-cell/>
          <table:table-cell office:value-type="float" office:value="0.526580498084968" calcext:value-type="float">
            <text:p>0.5265804981</text:p>
          </table:table-cell>
          <table:table-cell office:value-type="float" office:value="0.583735438944878" calcext:value-type="float">
            <text:p>0.5837354389</text:p>
          </table:table-cell>
          <table:table-cell office:value-type="float" office:value="0.190434310750914" calcext:value-type="float">
            <text:p>0.1904343108</text:p>
          </table:table-cell>
        </table:table-row>
        <table:table-row table:style-name="ro1">
          <table:table-cell office:value-type="float" office:value="0.537941065471325" calcext:value-type="float">
            <text:p>0.5379410655</text:p>
          </table:table-cell>
          <table:table-cell office:value-type="float" office:value="0.595943876456068" calcext:value-type="float">
            <text:p>0.5959438765</text:p>
          </table:table-cell>
          <table:table-cell office:value-type="float" office:value="0.188598992333436" calcext:value-type="float">
            <text:p>0.1885989923</text:p>
          </table:table-cell>
          <table:table-cell/>
          <table:table-cell office:value-type="float" office:value="0.532930401362343" calcext:value-type="float">
            <text:p>0.5329304014</text:p>
          </table:table-cell>
          <table:table-cell office:value-type="float" office:value="0.590521512154222" calcext:value-type="float">
            <text:p>0.5905215122</text:p>
          </table:table-cell>
          <table:table-cell office:value-type="float" office:value="0.189495257922437" calcext:value-type="float">
            <text:p>0.1894952579</text:p>
          </table:table-cell>
        </table:table-row>
        <table:table-row table:style-name="ro1">
          <table:table-cell office:value-type="float" office:value="0.545275265083078" calcext:value-type="float">
            <text:p>0.5452752651</text:p>
          </table:table-cell>
          <table:table-cell office:value-type="float" office:value="0.603719948469146" calcext:value-type="float">
            <text:p>0.6037199485</text:p>
          </table:table-cell>
          <table:table-cell office:value-type="float" office:value="0.188947278371066" calcext:value-type="float">
            <text:p>0.1889472784</text:p>
          </table:table-cell>
          <table:table-cell/>
          <table:table-cell office:value-type="float" office:value="0.539824084754479" calcext:value-type="float">
            <text:p>0.5398240848</text:p>
          </table:table-cell>
          <table:table-cell office:value-type="float" office:value="0.597857008272334" calcext:value-type="float">
            <text:p>0.5978570083</text:p>
          </table:table-cell>
          <table:table-cell office:value-type="float" office:value="0.189251248538427" calcext:value-type="float">
            <text:p>0.1892512485</text:p>
          </table:table-cell>
        </table:table-row>
        <table:table-row table:style-name="ro1">
          <table:table-cell office:value-type="float" office:value="0.55322706250729" calcext:value-type="float">
            <text:p>0.5532270625</text:p>
          </table:table-cell>
          <table:table-cell office:value-type="float" office:value="0.612091722764925" calcext:value-type="float">
            <text:p>0.6120917228</text:p>
          </table:table-cell>
          <table:table-cell office:value-type="float" office:value="0.190167246256352" calcext:value-type="float">
            <text:p>0.1901672463</text:p>
          </table:table-cell>
          <table:table-cell/>
          <table:table-cell office:value-type="float" office:value="0.54730275093297" calcext:value-type="float">
            <text:p>0.5473027509</text:p>
          </table:table-cell>
          <table:table-cell office:value-type="float" office:value="0.605768989046179" calcext:value-type="float">
            <text:p>0.605768989</text:p>
          </table:table-cell>
          <table:table-cell office:value-type="float" office:value="0.189797374286286" calcext:value-type="float">
            <text:p>0.1897973743</text:p>
          </table:table-cell>
        </table:table-row>
        <table:table-row table:style-name="ro1">
          <table:table-cell office:value-type="float" office:value="0.561838465180537" calcext:value-type="float">
            <text:p>0.5618384652</text:p>
          </table:table-cell>
          <table:table-cell office:value-type="float" office:value="0.621077239732718" calcext:value-type="float">
            <text:p>0.6210772397</text:p>
          </table:table-cell>
          <table:table-cell office:value-type="float" office:value="0.192382628607586" calcext:value-type="float">
            <text:p>0.1923826286</text:p>
          </table:table-cell>
          <table:table-cell/>
          <table:table-cell office:value-type="float" office:value="0.555408259866391" calcext:value-type="float">
            <text:p>0.5554082599</text:p>
          </table:table-cell>
          <table:table-cell office:value-type="float" office:value="0.61428010112366" calcext:value-type="float">
            <text:p>0.6142801011</text:p>
          </table:table-cell>
          <table:table-cell office:value-type="float" office:value="0.191244264806875" calcext:value-type="float">
            <text:p>0.1912442648</text:p>
          </table:table-cell>
        </table:table-row>
        <table:table-row table:style-name="ro1">
          <table:table-cell office:value-type="float" office:value="0.571150535039687" calcext:value-type="float">
            <text:p>0.571150535</text:p>
          </table:table-cell>
          <table:table-cell office:value-type="float" office:value="0.630685611199995" calcext:value-type="float">
            <text:p>0.6306856112</text:p>
          </table:table-cell>
          <table:table-cell office:value-type="float" office:value="0.195735764379765" calcext:value-type="float">
            <text:p>0.1957357644</text:p>
          </table:table-cell>
          <table:table-cell/>
          <table:table-cell office:value-type="float" office:value="0.56418231933362" calcext:value-type="float">
            <text:p>0.5641823193</text:p>
          </table:table-cell>
          <table:table-cell office:value-type="float" office:value="0.623406241548515" calcext:value-type="float">
            <text:p>0.6234062415</text:p>
          </table:table-cell>
          <table:table-cell office:value-type="float" office:value="0.193719837034644" calcext:value-type="float">
            <text:p>0.193719837</text:p>
          </table:table-cell>
        </table:table-row>
        <table:table-row table:style-name="ro1">
          <table:table-cell office:value-type="float" office:value="0.581201967983763" calcext:value-type="float">
            <text:p>0.581201968</text:p>
          </table:table-cell>
          <table:table-cell office:value-type="float" office:value="0.640913431717301" calcext:value-type="float">
            <text:p>0.6409134317</text:p>
          </table:table-cell>
          <table:table-cell office:value-type="float" office:value="0.200389022524287" calcext:value-type="float">
            <text:p>0.2003890225</text:p>
          </table:table-cell>
          <table:table-cell/>
          <table:table-cell office:value-type="float" office:value="0.573665357523564" calcext:value-type="float">
            <text:p>0.5736653575</text:p>
          </table:table-cell>
          <table:table-cell office:value-type="float" office:value="0.633153561058666" calcext:value-type="float">
            <text:p>0.6331535611</text:p>
          </table:table-cell>
          <table:table-cell office:value-type="float" office:value="0.19737091792827" calcext:value-type="float">
            <text:p>0.1973709179</text:p>
          </table:table-cell>
        </table:table-row>
        <table:table-row table:style-name="ro1">
          <table:table-cell office:value-type="float" office:value="0.592027201386927" calcext:value-type="float">
            <text:p>0.5920272014</text:p>
          </table:table-cell>
          <table:table-cell office:value-type="float" office:value="0.651740294387705" calcext:value-type="float">
            <text:p>0.6517402944</text:p>
          </table:table-cell>
          <table:table-cell office:value-type="float" office:value="0.206525712222894" calcext:value-type="float">
            <text:p>0.2065257122</text:p>
          </table:table-cell>
          <table:table-cell/>
          <table:table-cell office:value-type="float" office:value="0.583894995945775" calcext:value-type="float">
            <text:p>0.5838949959</text:p>
          </table:table-cell>
          <table:table-cell office:value-type="float" office:value="0.643514675390426" calcext:value-type="float">
            <text:p>0.6435146754</text:p>
          </table:table-cell>
          <table:table-cell office:value-type="float" office:value="0.202364550588245" calcext:value-type="float">
            <text:p>0.2023645506</text:p>
          </table:table-cell>
        </table:table-row>
        <table:table-row table:style-name="ro1">
          <table:table-cell office:value-type="float" office:value="0.603653943083245" calcext:value-type="float">
            <text:p>0.6036539431</text:p>
          </table:table-cell>
          <table:table-cell office:value-type="float" office:value="0.663123289356922" calcext:value-type="float">
            <text:p>0.6631232894</text:p>
          </table:table-cell>
          <table:table-cell office:value-type="float" office:value="0.214350121336202" calcext:value-type="float">
            <text:p>0.2143501213</text:p>
          </table:table-cell>
          <table:table-cell/>
          <table:table-cell office:value-type="float" office:value="0.594904026699581" calcext:value-type="float">
            <text:p>0.5949040267</text:p>
          </table:table-cell>
          <table:table-cell office:value-type="float" office:value="0.654463954097638" calcext:value-type="float">
            <text:p>0.6544639541</text:p>
          </table:table-cell>
          <table:table-cell office:value-type="float" office:value="0.208888707551846" calcext:value-type="float">
            <text:p>0.2088887076</text:p>
          </table:table-cell>
        </table:table-row>
        <table:table-row table:style-name="ro1">
          <table:table-cell office:value-type="float" office:value="0.616100004766236" calcext:value-type="float">
            <text:p>0.6161000048</text:p>
          </table:table-cell>
          <table:table-cell office:value-type="float" office:value="0.674990398876955" calcext:value-type="float">
            <text:p>0.6749903989</text:p>
          </table:table-cell>
          <table:table-cell office:value-type="float" office:value="0.224086193091881" calcext:value-type="float">
            <text:p>0.2240861931</text:p>
          </table:table-cell>
          <table:table-cell/>
          <table:table-cell office:value-type="float" office:value="0.606717785204234" calcext:value-type="float">
            <text:p>0.6067177852</text:p>
          </table:table-cell>
          <table:table-cell office:value-type="float" office:value="0.665951772596055" calcext:value-type="float">
            <text:p>0.6659517726</text:p>
          </table:table-cell>
          <table:table-cell office:value-type="float" office:value="0.217152023961399" calcext:value-type="float">
            <text:p>0.217152024</text:p>
          </table:table-cell>
        </table:table-row>
        <table:table-row table:style-name="ro1">
          <table:table-cell office:value-type="float" office:value="0.629369319321564" calcext:value-type="float">
            <text:p>0.6293693193</text:p>
          </table:table-cell>
          <table:table-cell office:value-type="float" office:value="0.687232777873698" calcext:value-type="float">
            <text:p>0.6872327779</text:p>
          </table:table-cell>
          <table:table-cell office:value-type="float" office:value="0.235974195048379" calcext:value-type="float">
            <text:p>0.235974195</text:p>
          </table:table-cell>
          <table:table-cell/>
          <table:table-cell office:value-type="float" office:value="0.619350800520264" calcext:value-type="float">
            <text:p>0.6193508005</text:p>
          </table:table-cell>
          <table:table-cell office:value-type="float" office:value="0.6778976573376" calcext:value-type="float">
            <text:p>0.6778976573</text:p>
          </table:table-cell>
          <table:table-cell office:value-type="float" office:value="0.227382026160368" calcext:value-type="float">
            <text:p>0.2273820262</text:p>
          </table:table-cell>
        </table:table-row>
        <table:table-row table:style-name="ro1">
          <table:table-cell office:value-type="float" office:value="0.643447031203902" calcext:value-type="float">
            <text:p>0.6434470312</text:p>
          </table:table-cell>
          <table:table-cell office:value-type="float" office:value="0.69969604196467" calcext:value-type="float">
            <text:p>0.699696042</text:p>
          </table:table-cell>
          <table:table-cell office:value-type="float" office:value="0.25026456352526" calcext:value-type="float">
            <text:p>0.2502645635</text:p>
          </table:table-cell>
          <table:table-cell/>
          <table:table-cell office:value-type="float" office:value="0.632802604750447" calcext:value-type="float">
            <text:p>0.6328026048</text:p>
          </table:table-cell>
          <table:table-cell office:value-type="float" office:value="0.690182341501033" calcext:value-type="float">
            <text:p>0.6901823415</text:p>
          </table:table-cell>
          <table:table-cell office:value-type="float" office:value="0.239821171610296" calcext:value-type="float">
            <text:p>0.2398211716</text:p>
          </table:table-cell>
        </table:table-row>
        <table:table-row table:style-name="ro1">
          <table:table-cell office:value-type="float" office:value="0.658293580152006" calcext:value-type="float">
            <text:p>0.6582935802</text:p>
          </table:table-cell>
          <table:table-cell office:value-type="float" office:value="0.71217089848247" calcext:value-type="float">
            <text:p>0.7121708985</text:p>
          </table:table-cell>
          <table:table-cell office:value-type="float" office:value="0.267207943337148" calcext:value-type="float">
            <text:p>0.2672079433</text:p>
          </table:table-cell>
          <table:table-cell/>
          <table:table-cell office:value-type="float" office:value="0.647052597228046" calcext:value-type="float">
            <text:p>0.6470525972</text:p>
          </table:table-cell>
          <table:table-cell office:value-type="float" office:value="0.702638899034188" calcext:value-type="float">
            <text:p>0.702638899</text:p>
          </table:table-cell>
          <table:table-cell office:value-type="float" office:value="0.254719846017812" calcext:value-type="float">
            <text:p>0.254719846</text:p>
          </table:table-cell>
        </table:table-row>
        <table:table-row table:style-name="ro1">
          <table:table-cell office:value-type="float" office:value="0.673837762889614" calcext:value-type="float">
            <text:p>0.6738377629</text:p>
          </table:table-cell>
          <table:table-cell office:value-type="float" office:value="0.724383773858702" calcext:value-type="float">
            <text:p>0.7243837739</text:p>
          </table:table-cell>
          <table:table-cell office:value-type="float" office:value="0.287040329006231" calcext:value-type="float">
            <text:p>0.287040329</text:p>
          </table:table-cell>
          <table:table-cell/>
          <table:table-cell office:value-type="float" office:value="0.662053897518716" calcext:value-type="float">
            <text:p>0.6620538975</text:p>
          </table:table-cell>
          <table:table-cell office:value-type="float" office:value="0.715043361275508" calcext:value-type="float">
            <text:p>0.7150433613</text:p>
          </table:table-cell>
          <table:table-cell office:value-type="float" office:value="0.272325309733487" calcext:value-type="float">
            <text:p>0.2723253097</text:p>
          </table:table-cell>
        </table:table-row>
        <table:table-row table:style-name="ro1">
          <table:table-cell office:value-type="float" office:value="0.689968869453882" calcext:value-type="float">
            <text:p>0.6899688695</text:p>
          </table:table-cell>
          <table:table-cell office:value-type="float" office:value="0.735988530694492" calcext:value-type="float">
            <text:p>0.7359885307</text:p>
          </table:table-cell>
          <table:table-cell office:value-type="float" office:value="0.309962219700964" calcext:value-type="float">
            <text:p>0.3099622197</text:p>
          </table:table-cell>
          <table:table-cell/>
          <table:table-cell office:value-type="float" office:value="0.67772619592699" calcext:value-type="float">
            <text:p>0.6777261959</text:p>
          </table:table-cell>
          <table:table-cell office:value-type="float" office:value="0.727105565405171" calcext:value-type="float">
            <text:p>0.7271055654</text:p>
          </table:table-cell>
          <table:table-cell office:value-type="float" office:value="0.292865495994142" calcext:value-type="float">
            <text:p>0.292865496</text:p>
          </table:table-cell>
        </table:table-row>
        <table:table-row table:style-name="ro1">
          <table:table-cell office:value-type="float" office:value="0.706528166562859" calcext:value-type="float">
            <text:p>0.7065281666</text:p>
          </table:table-cell>
          <table:table-cell office:value-type="float" office:value="0.746560929905141" calcext:value-type="float">
            <text:p>0.7465609299</text:p>
          </table:table-cell>
          <table:table-cell office:value-type="float" office:value="0.336110930370378" calcext:value-type="float">
            <text:p>0.3361109304</text:p>
          </table:table-cell>
          <table:table-cell/>
          <table:table-cell office:value-type="float" office:value="0.693947736127745" calcext:value-type="float">
            <text:p>0.6939477361</text:p>
          </table:table-cell>
          <table:table-cell office:value-type="float" office:value="0.73846145219167" calcext:value-type="float">
            <text:p>0.7384614522</text:p>
          </table:table-cell>
          <table:table-cell office:value-type="float" office:value="0.316526616049281" calcext:value-type="float">
            <text:p>0.316526616</text:p>
          </table:table-cell>
        </table:table-row>
        <table:table-row table:style-name="ro1">
          <table:table-cell office:value-type="float" office:value="0.723300254564939" calcext:value-type="float">
            <text:p>0.7233002546</text:p>
          </table:table-cell>
          <table:table-cell office:value-type="float" office:value="0.755598139241645" calcext:value-type="float">
            <text:p>0.7555981392</text:p>
          </table:table-cell>
          <table:table-cell office:value-type="float" office:value="0.365525794571788" calcext:value-type="float">
            <text:p>0.3655257946</text:p>
          </table:table-cell>
          <table:table-cell/>
          <table:table-cell office:value-type="float" office:value="0.710546757700381" calcext:value-type="float">
            <text:p>0.7105467577</text:p>
          </table:table-cell>
          <table:table-cell office:value-type="float" office:value="0.7486686142335" calcext:value-type="float">
            <text:p>0.7486686142</text:p>
          </table:table-cell>
          <table:table-cell office:value-type="float" office:value="0.343423833078269" calcext:value-type="float">
            <text:p>0.3434238331</text:p>
          </table:table-cell>
        </table:table-row>
        <table:table-row table:style-name="ro1">
          <table:table-cell office:value-type="float" office:value="0.740005163735384" calcext:value-type="float">
            <text:p>0.7400051637</text:p>
          </table:table-cell>
          <table:table-cell office:value-type="float" office:value="0.76252621517581" calcext:value-type="float">
            <text:p>0.7625262152</text:p>
          </table:table-cell>
          <table:table-cell office:value-type="float" office:value="0.398107107393737" calcext:value-type="float">
            <text:p>0.3981071074</text:p>
          </table:table-cell>
          <table:table-cell/>
          <table:table-cell office:value-type="float" office:value="0.727292999874266" calcext:value-type="float">
            <text:p>0.7272929999</text:p>
          </table:table-cell>
          <table:table-cell office:value-type="float" office:value="0.757207543336961" calcext:value-type="float">
            <text:p>0.7572075433</text:p>
          </table:table-cell>
          <table:table-cell office:value-type="float" office:value="0.373564972180229" calcext:value-type="float">
            <text:p>0.3735649722</text:p>
          </table:table-cell>
        </table:table-row>
        <table:table-row table:style-name="ro1">
          <table:table-cell office:value-type="float" office:value="0.756292468477715" calcext:value-type="float">
            <text:p>0.7562924685</text:p>
          </table:table-cell>
          <table:table-cell office:value-type="float" office:value="0.766718890229909" calcext:value-type="float">
            <text:p>0.7667188902</text:p>
          </table:table-cell>
          <table:table-cell office:value-type="float" office:value="0.433571420828001" calcext:value-type="float">
            <text:p>0.4335714208</text:p>
          </table:table-cell>
          <table:table-cell/>
          <table:table-cell office:value-type="float" office:value="0.743890224827604" calcext:value-type="float">
            <text:p>0.7438902248</text:p>
          </table:table-cell>
          <table:table-cell office:value-type="float" office:value="0.76349161212231" calcext:value-type="float">
            <text:p>0.7634916121</text:p>
          </table:table-cell>
          <table:table-cell office:value-type="float" office:value="0.406808491801353" calcext:value-type="float">
            <text:p>0.4068084918</text:p>
          </table:table-cell>
        </table:table-row>
        <table:table-row table:style-name="ro1">
          <table:table-cell office:value-type="float" office:value="0.771739140031099" calcext:value-type="float">
            <text:p>0.77173914</text:p>
          </table:table-cell>
          <table:table-cell office:value-type="float" office:value="0.767530866548633" calcext:value-type="float">
            <text:p>0.7675308665</text:p>
          </table:table-cell>
          <table:table-cell office:value-type="float" office:value="0.471408238387889" calcext:value-type="float">
            <text:p>0.4714082384</text:p>
          </table:table-cell>
          <table:table-cell/>
          <table:table-cell office:value-type="float" office:value="0.759971141153828" calcext:value-type="float">
            <text:p>0.7599711412</text:p>
          </table:table-cell>
          <table:table-cell office:value-type="float" office:value="0.766889123915423" calcext:value-type="float">
            <text:p>0.7668891239</text:p>
          </table:table-cell>
          <table:table-cell office:value-type="float" office:value="0.442818863831579" calcext:value-type="float">
            <text:p>0.4428188638</text:p>
          </table:table-cell>
        </table:table-row>
        <table:table-row table:style-name="ro1">
          <table:table-cell office:value-type="float" office:value="0.785853236051995" calcext:value-type="float">
            <text:p>0.7858532361</text:p>
          </table:table-cell>
          <table:table-cell office:value-type="float" office:value="0.764347736753754" calcext:value-type="float">
            <text:p>0.7643477368</text:p>
          </table:table-cell>
          <table:table-cell office:value-type="float" office:value="0.510846037626945" calcext:value-type="float">
            <text:p>0.5108460376</text:p>
          </table:table-cell>
          <table:table-cell/>
          <table:table-cell office:value-type="float" office:value="0.775096540775291" calcext:value-type="float">
            <text:p>0.7750965408</text:p>
          </table:table-cell>
          <table:table-cell office:value-type="float" office:value="0.766760435916335" calcext:value-type="float">
            <text:p>0.7667604359</text:p>
          </table:table-cell>
          <table:table-cell office:value-type="float" office:value="0.481025066742219" calcext:value-type="float">
            <text:p>0.4810250667</text:p>
          </table:table-cell>
        </table:table-row>
        <table:table-row table:style-name="ro1">
          <table:table-cell office:value-type="float" office:value="0.798085684585227" calcext:value-type="float">
            <text:p>0.7980856846</text:p>
          </table:table-cell>
          <table:table-cell office:value-type="float" office:value="0.756652212479431" calcext:value-type="float">
            <text:p>0.7566522125</text:p>
          </table:table-cell>
          <table:table-cell office:value-type="float" office:value="0.550838261736544" calcext:value-type="float">
            <text:p>0.5508382617</text:p>
          </table:table-cell>
          <table:table-cell/>
          <table:table-cell office:value-type="float" office:value="0.788760798405564" calcext:value-type="float">
            <text:p>0.7887607984</text:p>
          </table:table-cell>
          <table:table-cell office:value-type="float" office:value="0.762511783384401" calcext:value-type="float">
            <text:p>0.7625117834</text:p>
          </table:table-cell>
          <table:table-cell office:value-type="float" office:value="0.520590782388449" calcext:value-type="float">
            <text:p>0.5205907824</text:p>
          </table:table-cell>
        </table:table-row>
        <table:table-row table:style-name="ro1">
          <table:table-cell office:value-type="float" office:value="0.80785215103935" calcext:value-type="float">
            <text:p>0.807852151</text:p>
          </table:table-cell>
          <table:table-cell office:value-type="float" office:value="0.744102334625119" calcext:value-type="float">
            <text:p>0.7441023346</text:p>
          </table:table-cell>
          <table:table-cell office:value-type="float" office:value="0.590081358498707" calcext:value-type="float">
            <text:p>0.5900813585</text:p>
          </table:table-cell>
          <table:table-cell/>
          <table:table-cell office:value-type="float" office:value="0.800405953525193" calcext:value-type="float">
            <text:p>0.8004059535</text:p>
          </table:table-cell>
          <table:table-cell office:value-type="float" office:value="0.753664627771422" calcext:value-type="float">
            <text:p>0.7536646278</text:p>
          </table:table-cell>
          <table:table-cell office:value-type="float" office:value="0.560407374066452" calcext:value-type="float">
            <text:p>0.5604073741</text:p>
          </table:table-cell>
        </table:table-row>
        <table:table-row table:style-name="ro1">
          <table:table-cell office:value-type="float" office:value="0.814566055682757" calcext:value-type="float">
            <text:p>0.8145660557</text:p>
          </table:table-cell>
          <table:table-cell office:value-type="float" office:value="0.726612083870861" calcext:value-type="float">
            <text:p>0.7266120839</text:p>
          </table:table-cell>
          <table:table-cell office:value-type="float" office:value="0.627075608316273" calcext:value-type="float">
            <text:p>0.6270756083</text:p>
          </table:table-cell>
          <table:table-cell/>
          <table:table-cell office:value-type="float" office:value="0.809446184444492" calcext:value-type="float">
            <text:p>0.8094461844</text:p>
          </table:table-cell>
          <table:table-cell office:value-type="float" office:value="0.739935015730251" calcext:value-type="float">
            <text:p>0.7399350157</text:p>
          </table:table-cell>
          <table:table-cell office:value-type="float" office:value="0.599121599655375" calcext:value-type="float">
            <text:p>0.5991215997</text:p>
          </table:table-cell>
        </table:table-row>
        <table:table-row table:style-name="ro1">
          <table:table-cell office:value-type="float" office:value="0.817682086620155" calcext:value-type="float">
            <text:p>0.8176820866</text:p>
          </table:table-cell>
          <table:table-cell office:value-type="float" office:value="0.704419460708169" calcext:value-type="float">
            <text:p>0.7044194607</text:p>
          </table:table-cell>
          <table:table-cell office:value-type="float" office:value="0.660233933795746" calcext:value-type="float">
            <text:p>0.6602339338</text:p>
          </table:table-cell>
          <table:table-cell/>
          <table:table-cell office:value-type="float" office:value="0.815303379134058" calcext:value-type="float">
            <text:p>0.8153033791</text:p>
          </table:table-cell>
          <table:table-cell office:value-type="float" office:value="0.721312065674078" calcext:value-type="float">
            <text:p>0.7213120657</text:p>
          </table:table-cell>
          <table:table-cell office:value-type="float" office:value="0.635207755290862" calcext:value-type="float">
            <text:p>0.6352077553</text:p>
          </table:table-cell>
        </table:table-row>
        <table:table-row table:style-name="ro1">
          <table:table-cell office:value-type="float" office:value="0.816747089593749" calcext:value-type="float">
            <text:p>0.8167470896</text:p>
          </table:table-cell>
          <table:table-cell office:value-type="float" office:value="0.678123739584402" calcext:value-type="float">
            <text:p>0.6781237396</text:p>
          </table:table-cell>
          <table:table-cell office:value-type="float" office:value="0.688033608264307" calcext:value-type="float">
            <text:p>0.6880336083</text:p>
          </table:table-cell>
          <table:table-cell/>
          <table:table-cell office:value-type="float" office:value="0.817452599227808" calcext:value-type="float">
            <text:p>0.8174525992</text:p>
          </table:table-cell>
          <table:table-cell office:value-type="float" office:value="0.698119673355218" calcext:value-type="float">
            <text:p>0.6981196734</text:p>
          </table:table-cell>
          <table:table-cell office:value-type="float" office:value="0.667087266541159" calcext:value-type="float">
            <text:p>0.6670872665</text:p>
          </table:table-cell>
        </table:table-row>
        <table:table-row table:style-name="ro1">
          <table:table-cell office:value-type="float" office:value="0.811452417557085" calcext:value-type="float">
            <text:p>0.8114524176</text:p>
          </table:table-cell>
          <table:table-cell office:value-type="float" office:value="0.648674761943896" calcext:value-type="float">
            <text:p>0.6486747619</text:p>
          </table:table-cell>
          <table:table-cell office:value-type="float" office:value="0.709192240012829" calcext:value-type="float">
            <text:p>0.70919224</text:p>
          </table:table-cell>
          <table:table-cell/>
          <table:table-cell office:value-type="float" office:value="0.815473656770531" calcext:value-type="float">
            <text:p>0.8154736568</text:p>
          </table:table-cell>
          <table:table-cell office:value-type="float" office:value="0.671043085329757" calcext:value-type="float">
            <text:p>0.6710430853</text:p>
          </table:table-cell>
          <table:table-cell office:value-type="float" office:value="0.693287535416095" calcext:value-type="float">
            <text:p>0.6932875354</text:p>
          </table:table-cell>
        </table:table-row>
        <table:table-row table:style-name="ro1">
          <table:table-cell office:value-type="float" office:value="0.801679487153062" calcext:value-type="float">
            <text:p>0.8016794872</text:p>
          </table:table-cell>
          <table:table-cell office:value-type="float" office:value="0.617304649857846" calcext:value-type="float">
            <text:p>0.6173046499</text:p>
          </table:table-cell>
          <table:table-cell office:value-type="float" office:value="0.722836607265241" calcext:value-type="float">
            <text:p>0.7228366073</text:p>
          </table:table-cell>
          <table:table-cell/>
          <table:table-cell office:value-type="float" office:value="0.809102278432893" calcext:value-type="float">
            <text:p>0.8091022784</text:p>
          </table:table-cell>
          <table:table-cell office:value-type="float" office:value="0.64110459658996" calcext:value-type="float">
            <text:p>0.6411045966</text:p>
          </table:table-cell>
          <table:table-cell office:value-type="float" office:value="0.71261816916714" calcext:value-type="float">
            <text:p>0.7126181692</text:p>
          </table:table-cell>
        </table:table-row>
        <table:table-row table:style-name="ro1">
          <table:table-cell office:value-type="float" office:value="0.787529447387253" calcext:value-type="float">
            <text:p>0.7875294474</text:p>
          </table:table-cell>
          <table:table-cell office:value-type="float" office:value="0.585405766712499" calcext:value-type="float">
            <text:p>0.5854057667</text:p>
          </table:table-cell>
          <table:table-cell office:value-type="float" office:value="0.728626620062587" calcext:value-type="float">
            <text:p>0.7286266201</text:p>
          </table:table-cell>
          <table:table-cell/>
          <table:table-cell office:value-type="float" office:value="0.798272289391286" calcext:value-type="float">
            <text:p>0.7982722894</text:p>
          </table:table-cell>
          <table:table-cell office:value-type="float" office:value="0.60958167991889" calcext:value-type="float">
            <text:p>0.6095816799</text:p>
          </table:table-cell>
          <table:table-cell office:value-type="float" office:value="0.72433108951185" calcext:value-type="float">
            <text:p>0.7243310895</text:p>
          </table:table-cell>
        </table:table-row>
        <table:table-row table:style-name="ro1">
          <table:table-cell office:value-type="float" office:value="0.769329378616536" calcext:value-type="float">
            <text:p>0.7693293786</text:p>
          </table:table-cell>
          <table:table-cell office:value-type="float" office:value="0.554374469784993" calcext:value-type="float">
            <text:p>0.5543744698</text:p>
          </table:table-cell>
          <table:table-cell office:value-type="float" office:value="0.72680187753509" calcext:value-type="float">
            <text:p>0.7268018775</text:p>
          </table:table-cell>
          <table:table-cell/>
          <table:table-cell office:value-type="float" office:value="0.783139932190366" calcext:value-type="float">
            <text:p>0.7831399322</text:p>
          </table:table-cell>
          <table:table-cell office:value-type="float" office:value="0.577875173857128" calcext:value-type="float">
            <text:p>0.5778751739</text:p>
          </table:table-cell>
          <table:table-cell office:value-type="float" office:value="0.728227243959107" calcext:value-type="float">
            <text:p>0.728227244</text:p>
          </table:table-cell>
        </table:table-row>
        <table:table-row table:style-name="ro1">
          <table:table-cell office:value-type="float" office:value="0.747611468034455" calcext:value-type="float">
            <text:p>0.747611468</text:p>
          </table:table-cell>
          <table:table-cell office:value-type="float" office:value="0.525452099296513" calcext:value-type="float">
            <text:p>0.5254520993</text:p>
          </table:table-cell>
          <table:table-cell office:value-type="float" office:value="0.718135822728854" calcext:value-type="float">
            <text:p>0.7181358227</text:p>
          </table:table-cell>
          <table:table-cell/>
          <table:table-cell office:value-type="float" office:value="0.764083571694952" calcext:value-type="float">
            <text:p>0.7640835717</text:p>
          </table:table-cell>
          <table:table-cell office:value-type="float" office:value="0.547350382237913" calcext:value-type="float">
            <text:p>0.5473503822</text:p>
          </table:table-cell>
          <table:table-cell office:value-type="float" office:value="0.7246809271713" calcext:value-type="float">
            <text:p>0.7246809272</text:p>
          </table:table-cell>
        </table:table-row>
        <table:table-row table:style-name="ro1">
          <table:table-cell office:value-type="float" office:value="0.723067265750834" calcext:value-type="float">
            <text:p>0.7230672658</text:p>
          </table:table-cell>
          <table:table-cell office:value-type="float" office:value="0.499597029110985" calcext:value-type="float">
            <text:p>0.4995970291</text:p>
          </table:table-cell>
          <table:table-cell office:value-type="float" office:value="0.703807174238757" calcext:value-type="float">
            <text:p>0.7038071742</text:p>
          </table:table-cell>
          <table:table-cell/>
          <table:table-cell office:value-type="float" office:value="0.741676545691914" calcext:value-type="float">
            <text:p>0.7416765457</text:p>
          </table:table-cell>
          <table:table-cell office:value-type="float" office:value="0.519183830494505" calcext:value-type="float">
            <text:p>0.5191838305</text:p>
          </table:table-cell>
          <table:table-cell office:value-type="float" office:value="0.714572501423085" calcext:value-type="float">
            <text:p>0.7145725014</text:p>
          </table:table-cell>
        </table:table-row>
        <table:table-row table:style-name="ro1">
          <table:table-cell office:value-type="float" office:value="0.696484647798752" calcext:value-type="float">
            <text:p>0.6964846478</text:p>
          </table:table-cell>
          <table:table-cell office:value-type="float" office:value="0.477412610208903" calcext:value-type="float">
            <text:p>0.4774126102</text:p>
          </table:table-cell>
          <table:table-cell office:value-type="float" office:value="0.685220540080103" calcext:value-type="float">
            <text:p>0.6852205401</text:p>
          </table:table-cell>
          <table:table-cell/>
          <table:table-cell office:value-type="float" office:value="0.716636673669278" calcext:value-type="float">
            <text:p>0.7166366737</text:p>
          </table:table-cell>
          <table:table-cell office:value-type="float" office:value="0.494247998540227" calcext:value-type="float">
            <text:p>0.4942479985</text:p>
          </table:table-cell>
          <table:table-cell office:value-type="float" office:value="0.699145078117897" calcext:value-type="float">
            <text:p>0.6991450781</text:p>
          </table:table-cell>
        </table:table-row>
        <table:table-row table:style-name="ro1">
          <table:table-cell office:value-type="float" office:value="0.668678587536389" calcext:value-type="float">
            <text:p>0.6686785875</text:p>
          </table:table-cell>
          <table:table-cell office:value-type="float" office:value="0.459139031868706" calcext:value-type="float">
            <text:p>0.4591390319</text:p>
          </table:table-cell>
          <table:table-cell office:value-type="float" office:value="0.663818858237807" calcext:value-type="float">
            <text:p>0.6638188582</text:p>
          </table:table-cell>
          <table:table-cell/>
          <table:table-cell office:value-type="float" office:value="0.68976106983093" calcext:value-type="float">
            <text:p>0.6897610698</text:p>
          </table:table-cell>
          <table:table-cell office:value-type="float" office:value="0.473055059103721" calcext:value-type="float">
            <text:p>0.4730550591</text:p>
          </table:table-cell>
          <table:table-cell office:value-type="float" office:value="0.679820623920015" calcext:value-type="float">
            <text:p>0.6798206239</text:p>
          </table:table-cell>
        </table:table-row>
        <table:table-row table:style-name="ro1">
          <table:table-cell office:value-type="float" office:value="0.640427138108101" calcext:value-type="float">
            <text:p>0.6404271381</text:p>
          </table:table-cell>
          <table:table-cell office:value-type="float" office:value="0.444699673373214" calcext:value-type="float">
            <text:p>0.4446996734</text:p>
          </table:table-cell>
          <table:table-cell office:value-type="float" office:value="0.640926160174299" calcext:value-type="float">
            <text:p>0.6409261602</text:p>
          </table:table-cell>
          <table:table-cell/>
          <table:table-cell office:value-type="float" office:value="0.661857641244403" calcext:value-type="float">
            <text:p>0.6618576412</text:p>
          </table:table-cell>
          <table:table-cell office:value-type="float" office:value="0.455763166376744" calcext:value-type="float">
            <text:p>0.4557631664</text:p>
          </table:table-cell>
          <table:table-cell office:value-type="float" office:value="0.658018041942186" calcext:value-type="float">
            <text:p>0.6580180419</text:p>
          </table:table-cell>
        </table:table-row>
        <table:table-row table:style-name="ro1">
          <table:table-cell office:value-type="float" office:value="0.612421348653229" calcext:value-type="float">
            <text:p>0.6124213487</text:p>
          </table:table-cell>
          <table:table-cell office:value-type="float" office:value="0.433781112766033" calcext:value-type="float">
            <text:p>0.4337811128</text:p>
          </table:table-cell>
          <table:table-cell office:value-type="float" office:value="0.617643862135518" calcext:value-type="float">
            <text:p>0.6176438621</text:p>
          </table:table-cell>
          <table:table-cell/>
          <table:table-cell office:value-type="float" office:value="0.633684168695619" calcext:value-type="float">
            <text:p>0.6336841687</text:p>
          </table:table-cell>
          <table:table-cell office:value-type="float" office:value="0.442232519656797" calcext:value-type="float">
            <text:p>0.4422325197</text:p>
          </table:table-cell>
          <table:table-cell office:value-type="float" office:value="0.635008449488881" calcext:value-type="float">
            <text:p>0.6350084495</text:p>
          </table:table-cell>
        </table:table-row>
        <table:table-row table:style-name="ro1">
          <table:table-cell office:value-type="float" office:value="0.5852334823173" calcext:value-type="float">
            <text:p>0.5852334823</text:p>
          </table:table-cell>
          <table:table-cell office:value-type="float" office:value="0.425923425414826" calcext:value-type="float">
            <text:p>0.4259234254</text:p>
          </table:table-cell>
          <table:table-cell office:value-type="float" office:value="0.59480528083571" calcext:value-type="float">
            <text:p>0.5948052808</text:p>
          </table:table-cell>
          <table:table-cell/>
          <table:table-cell office:value-type="float" office:value="0.605902669484282" calcext:value-type="float">
            <text:p>0.6059026695</text:p>
          </table:table-cell>
          <table:table-cell office:value-type="float" office:value="0.432109174060719" calcext:value-type="float">
            <text:p>0.4321091741</text:p>
          </table:table-cell>
          <table:table-cell office:value-type="float" office:value="0.611826219845939" calcext:value-type="float">
            <text:p>0.6118262198</text:p>
          </table:table-cell>
        </table:table-row>
        <table:table-row table:style-name="ro1">
          <table:table-cell office:value-type="float" office:value="0.559303535227015" calcext:value-type="float">
            <text:p>0.5593035352</text:p>
          </table:table-cell>
          <table:table-cell office:value-type="float" office:value="0.420602168918749" calcext:value-type="float">
            <text:p>0.4206021689</text:p>
          </table:table-cell>
          <table:table-cell office:value-type="float" office:value="0.572978620529087" calcext:value-type="float">
            <text:p>0.5729786205</text:p>
          </table:table-cell>
          <table:table-cell/>
          <table:table-cell office:value-type="float" office:value="0.579052282080023" calcext:value-type="float">
            <text:p>0.5790522821</text:p>
          </table:table-cell>
          <table:table-cell office:value-type="float" office:value="0.424914061558581" calcext:value-type="float">
            <text:p>0.4249140616</text:p>
          </table:table-cell>
          <table:table-cell office:value-type="float" office:value="0.589236470029318" calcext:value-type="float">
            <text:p>0.58923647</text:p>
          </table:table-cell>
        </table:table-row>
        <table:table-row table:style-name="ro1">
          <table:table-cell office:value-type="float" office:value="0.534940908377717" calcext:value-type="float">
            <text:p>0.5349409084</text:p>
          </table:table-cell>
          <table:table-cell office:value-type="float" office:value="0.417291551061079" calcext:value-type="float">
            <text:p>0.4172915511</text:p>
          </table:table-cell>
          <table:table-cell office:value-type="float" office:value="0.552501692267054" calcext:value-type="float">
            <text:p>0.5525016923</text:p>
          </table:table-cell>
          <table:table-cell/>
          <table:table-cell office:value-type="float" office:value="0.553539791523149" calcext:value-type="float">
            <text:p>0.5535397915</text:p>
          </table:table-cell>
          <table:table-cell office:value-type="float" office:value="0.420120564410733" calcext:value-type="float">
            <text:p>0.4201205644</text:p>
          </table:table-cell>
          <table:table-cell office:value-type="float" office:value="0.567747003753301" calcext:value-type="float">
            <text:p>0.5677470038</text:p>
          </table:table-cell>
        </table:table-row>
        <table:table-row table:style-name="ro1">
          <table:table-cell office:value-type="float" office:value="0.512336607033734" calcext:value-type="float">
            <text:p>0.512336607</text:p>
          </table:table-cell>
          <table:table-cell office:value-type="float" office:value="0.415505957273749" calcext:value-type="float">
            <text:p>0.4155059573</text:p>
          </table:table-cell>
          <table:table-cell office:value-type="float" office:value="0.533531480887583" calcext:value-type="float">
            <text:p>0.5335314809</text:p>
          </table:table-cell>
          <table:table-cell/>
          <table:table-cell office:value-type="float" office:value="0.529644180153637" calcext:value-type="float">
            <text:p>0.5296441802</text:p>
          </table:table-cell>
          <table:table-cell office:value-type="float" office:value="0.41721217929959" calcext:value-type="float">
            <text:p>0.4172121793</text:p>
          </table:table-cell>
          <table:table-cell office:value-type="float" office:value="0.547647582239341" calcext:value-type="float">
            <text:p>0.5476475822</text:p>
          </table:table-cell>
        </table:table-row>
        <table:table-row table:style-name="ro1">
          <table:table-cell office:value-type="float" office:value="0.491581304727443" calcext:value-type="float">
            <text:p>0.4915813047</text:p>
          </table:table-cell>
          <table:table-cell office:value-type="float" office:value="0.414822208211257" calcext:value-type="float">
            <text:p>0.4148222082</text:p>
          </table:table-cell>
          <table:table-cell office:value-type="float" office:value="0.51609559651736" calcext:value-type="float">
            <text:p>0.5160955965</text:p>
          </table:table-cell>
          <table:table-cell/>
          <table:table-cell office:value-type="float" office:value="0.50753050077105" calcext:value-type="float">
            <text:p>0.5075305008</text:p>
          </table:table-cell>
          <table:table-cell office:value-type="float" office:value="0.415718937157151" calcext:value-type="float">
            <text:p>0.4157189372</text:p>
          </table:table-cell>
          <table:table-cell office:value-type="float" office:value="0.529060476054427" calcext:value-type="float">
            <text:p>0.5290604761</text:p>
          </table:table-cell>
        </table:table-row>
        <table:table-row table:style-name="ro1">
          <table:table-cell office:value-type="float" office:value="0.472685453729924" calcext:value-type="float">
            <text:p>0.4726854537</text:p>
          </table:table-cell>
          <table:table-cell office:value-type="float" office:value="0.414887310535893" calcext:value-type="float">
            <text:p>0.4148873105</text:p>
          </table:table-cell>
          <table:table-cell office:value-type="float" office:value="0.500137755988843" calcext:value-type="float">
            <text:p>0.500137756</text:p>
          </table:table-cell>
          <table:table-cell/>
          <table:table-cell office:value-type="float" office:value="0.487268591015367" calcext:value-type="float">
            <text:p>0.487268591</text:p>
          </table:table-cell>
          <table:table-cell office:value-type="float" office:value="0.415235707422655" calcext:value-type="float">
            <text:p>0.4152357074</text:p>
          </table:table-cell>
          <table:table-cell office:value-type="float" office:value="0.511990630317443" calcext:value-type="float">
            <text:p>0.5119906303</text:p>
          </table:table-cell>
        </table:table-row>
        <table:table-row table:style-name="ro1">
          <table:table-cell office:value-type="float" office:value="0.455598793019567" calcext:value-type="float">
            <text:p>0.455598793</text:p>
          </table:table-cell>
          <table:table-cell office:value-type="float" office:value="0.415416761410318" calcext:value-type="float">
            <text:p>0.4154167614</text:p>
          </table:table-cell>
          <table:table-cell office:value-type="float" office:value="0.485553864381694" calcext:value-type="float">
            <text:p>0.4855538644</text:p>
          </table:table-cell>
          <table:table-cell/>
          <table:table-cell office:value-type="float" office:value="0.468853103514171" calcext:value-type="float">
            <text:p>0.4688531035</text:p>
          </table:table-cell>
          <table:table-cell office:value-type="float" office:value="0.41542731668425" calcext:value-type="float">
            <text:p>0.4154273167</text:p>
          </table:table-cell>
          <table:table-cell office:value-type="float" office:value="0.496368788764523" calcext:value-type="float">
            <text:p>0.4963687888</text:p>
          </table:table-cell>
        </table:table-row>
        <table:table-row table:style-name="ro1">
          <table:table-cell office:value-type="float" office:value="0.440227712981437" calcext:value-type="float">
            <text:p>0.440227713</text:p>
          </table:table-cell>
          <table:table-cell office:value-type="float" office:value="0.41618763042161" calcext:value-type="float">
            <text:p>0.4161876304</text:p>
          </table:table-cell>
          <table:table-cell office:value-type="float" office:value="0.472218276913446" calcext:value-type="float">
            <text:p>0.4722182769</text:p>
          </table:table-cell>
          <table:table-cell/>
          <table:table-cell office:value-type="float" office:value="0.452222495871386" calcext:value-type="float">
            <text:p>0.4522224959</text:p>
          </table:table-cell>
          <table:table-cell office:value-type="float" office:value="0.416025364516446" calcext:value-type="float">
            <text:p>0.4160253645</text:p>
          </table:table-cell>
          <table:table-cell office:value-type="float" office:value="0.482085001252933" calcext:value-type="float">
            <text:p>0.4820850013</text:p>
          </table:table-cell>
        </table:table-row>
        <table:table-row table:style-name="ro1">
          <table:table-cell office:value-type="float" office:value="0.426449797253723" calcext:value-type="float">
            <text:p>0.4264497973</text:p>
          </table:table-cell>
          <table:table-cell office:value-type="float" office:value="0.417029438817027" calcext:value-type="float">
            <text:p>0.4170294388</text:p>
          </table:table-cell>
          <table:table-cell office:value-type="float" office:value="0.460001453071113" calcext:value-type="float">
            <text:p>0.4600014531</text:p>
          </table:table-cell>
          <table:table-cell/>
          <table:table-cell office:value-type="float" office:value="0.437275674831663" calcext:value-type="float">
            <text:p>0.4372756748</text:p>
          </table:table-cell>
          <table:table-cell office:value-type="float" office:value="0.416820653247888" calcext:value-type="float">
            <text:p>0.4168206532</text:p>
          </table:table-cell>
          <table:table-cell office:value-type="float" office:value="0.469012579465846" calcext:value-type="float">
            <text:p>0.4690125795</text:p>
          </table:table-cell>
        </table:table-row>
        <table:table-row table:style-name="ro1">
          <table:table-cell office:value-type="float" office:value="0.4141254377051" calcext:value-type="float">
            <text:p>0.4141254377</text:p>
          </table:table-cell>
          <table:table-cell office:value-type="float" office:value="0.417814732285948" calcext:value-type="float">
            <text:p>0.4178147323</text:p>
          </table:table-cell>
          <table:table-cell office:value-type="float" office:value="0.448780836429093" calcext:value-type="float">
            <text:p>0.4487808364</text:p>
          </table:table-cell>
          <table:table-cell/>
          <table:table-cell office:value-type="float" office:value="0.42388577582941" calcext:value-type="float">
            <text:p>0.4238857758</text:p>
          </table:table-cell>
          <table:table-cell office:value-type="float" office:value="0.417653949133372" calcext:value-type="float">
            <text:p>0.4176539491</text:p>
          </table:table-cell>
          <table:table-cell office:value-type="float" office:value="0.457023912861593" calcext:value-type="float">
            <text:p>0.4570239129</text:p>
          </table:table-cell>
        </table:table-row>
        <table:table-row table:style-name="ro1">
          <table:table-cell office:value-type="float" office:value="0.403106749225998" calcext:value-type="float">
            <text:p>0.4031067492</text:p>
          </table:table-cell>
          <table:table-cell office:value-type="float" office:value="0.418450381713791" calcext:value-type="float">
            <text:p>0.4184503817</text:p>
          </table:table-cell>
          <table:table-cell office:value-type="float" office:value="0.438446812281584" calcext:value-type="float">
            <text:p>0.4384468123</text:p>
          </table:table-cell>
          <table:table-cell/>
          <table:table-cell office:value-type="float" office:value="0.411911068237096" calcext:value-type="float">
            <text:p>0.4119110682</text:p>
          </table:table-cell>
          <table:table-cell office:value-type="float" office:value="0.418406732715125" calcext:value-type="float">
            <text:p>0.4184067327</text:p>
          </table:table-cell>
          <table:table-cell office:value-type="float" office:value="0.446000002402837" calcext:value-type="float">
            <text:p>0.4460000024</text:p>
          </table:table-cell>
        </table:table-row>
        <table:table-row table:style-name="ro1">
          <table:table-cell office:value-type="float" office:value="0.393244164446936" calcext:value-type="float">
            <text:p>0.3932441644</text:p>
          </table:table-cell>
          <table:table-cell office:value-type="float" office:value="0.418870067458378" calcext:value-type="float">
            <text:p>0.4188700675</text:p>
          </table:table-cell>
          <table:table-cell office:value-type="float" office:value="0.428905326512981" calcext:value-type="float">
            <text:p>0.4289053265</text:p>
          </table:table-cell>
          <table:table-cell/>
          <table:table-cell office:value-type="float" office:value="0.401203258009544" calcext:value-type="float">
            <text:p>0.401203258</text:p>
          </table:table-cell>
          <table:table-cell office:value-type="float" office:value="0.418992809845641" calcext:value-type="float">
            <text:p>0.4189928098</text:p>
          </table:table-cell>
          <table:table-cell office:value-type="float" office:value="0.435835500747992" calcext:value-type="float">
            <text:p>0.4358355007</text:p>
          </table:table-cell>
        </table:table-row>
        <table:table-row table:style-name="ro1">
          <table:table-cell office:value-type="float" office:value="0.384391129393547" calcext:value-type="float">
            <text:p>0.3843911294</text:p>
          </table:table-cell>
          <table:table-cell office:value-type="float" office:value="0.419028055998242" calcext:value-type="float">
            <text:p>0.419028056</text:p>
          </table:table-cell>
          <table:table-cell office:value-type="float" office:value="0.420078391868059" calcext:value-type="float">
            <text:p>0.4200783919</text:p>
          </table:table-cell>
          <table:table-cell/>
          <table:table-cell office:value-type="float" office:value="0.391613580999319" calcext:value-type="float">
            <text:p>0.391613581</text:p>
          </table:table-cell>
          <table:table-cell office:value-type="float" office:value="0.419351140144276" calcext:value-type="float">
            <text:p>0.4193511401</text:p>
          </table:table-cell>
          <table:table-cell office:value-type="float" office:value="0.426440749051128" calcext:value-type="float">
            <text:p>0.4264407491</text:p>
          </table:table-cell>
        </table:table-row>
        <table:table-row table:style-name="ro1">
          <table:table-cell office:value-type="float" office:value="0.376407299438513" calcext:value-type="float">
            <text:p>0.3764072994</text:p>
          </table:table-cell>
          <table:table-cell office:value-type="float" office:value="0.418894194992651" calcext:value-type="float">
            <text:p>0.418894195</text:p>
          </table:table-cell>
          <table:table-cell office:value-type="float" office:value="0.411903366430891" calcext:value-type="float">
            <text:p>0.4119033664</text:p>
          </table:table-cell>
          <table:table-cell/>
          <table:table-cell office:value-type="float" office:value="0.382997103151213" calcext:value-type="float">
            <text:p>0.3829971032</text:p>
          </table:table-cell>
          <table:table-cell office:value-type="float" office:value="0.419439939146157" calcext:value-type="float">
            <text:p>0.4194399391</text:p>
          </table:table-cell>
          <table:table-cell office:value-type="float" office:value="0.41774194465896" calcext:value-type="float">
            <text:p>0.4177419447</text:p>
          </table:table-cell>
        </table:table-row>
        <table:table-row table:style-name="ro1">
          <table:table-cell office:value-type="float" office:value="0.369160584394119" calcext:value-type="float">
            <text:p>0.3691605844</text:p>
          </table:table-cell>
          <table:table-cell office:value-type="float" office:value="0.418449973574481" calcext:value-type="float">
            <text:p>0.4184499736</text:p>
          </table:table-cell>
          <table:table-cell office:value-type="float" office:value="0.404331606630585" calcext:value-type="float">
            <text:p>0.4043316066</text:p>
          </table:table-cell>
          <table:table-cell/>
          <table:table-cell office:value-type="float" office:value="0.375215613694135" calcext:value-type="float">
            <text:p>0.3752156137</text:p>
          </table:table-cell>
          <table:table-cell office:value-type="float" office:value="0.41923195714224" calcext:value-type="float">
            <text:p>0.4192319571</text:p>
          </table:table-cell>
          <table:table-cell office:value-type="float" office:value="0.409680247455708" calcext:value-type="float">
            <text:p>0.4096802475</text:p>
          </table:table-cell>
        </table:table-row>
        <table:table-row table:style-name="ro1">
          <table:table-cell office:value-type="float" office:value="0.36252833247777" calcext:value-type="float">
            <text:p>0.3625283325</text:p>
          </table:table-cell>
          <table:table-cell office:value-type="float" office:value="0.417685474625962" calcext:value-type="float">
            <text:p>0.4176854746</text:p>
          </table:table-cell>
          <table:table-cell office:value-type="float" office:value="0.397326882363276" calcext:value-type="float">
            <text:p>0.3973268824</text:p>
          </table:table-cell>
          <table:table-cell/>
          <table:table-cell office:value-type="float" office:value="0.368139444294275" calcext:value-type="float">
            <text:p>0.3681394443</text:p>
          </table:table-cell>
          <table:table-cell office:value-type="float" office:value="0.41871077550215" calcext:value-type="float">
            <text:p>0.4187107755</text:p>
          </table:table-cell>
          <table:table-cell office:value-type="float" office:value="0.402210368234374" calcext:value-type="float">
            <text:p>0.4022103682</text:p>
          </table:table-cell>
        </table:table-row>
        <table:table-row table:style-name="ro1">
          <table:table-cell office:value-type="float" office:value="0.356397886001186" calcext:value-type="float">
            <text:p>0.356397886</text:p>
          </table:table-cell>
          <table:table-cell office:value-type="float" office:value="0.416597055676707" calcext:value-type="float">
            <text:p>0.4165970557</text:p>
          </table:table-cell>
          <table:table-cell office:value-type="float" office:value="0.390863787973164" calcext:value-type="float">
            <text:p>0.390863788</text:p>
          </table:table-cell>
          <table:table-cell/>
          <table:table-cell office:value-type="float" office:value="0.36164848851324" calcext:value-type="float">
            <text:p>0.3616484885</text:p>
          </table:table-cell>
          <table:table-cell office:value-type="float" office:value="0.417867949870617" calcext:value-type="float">
            <text:p>0.4178679499</text:p>
          </table:table-cell>
          <table:table-cell office:value-type="float" office:value="0.395298984360694" calcext:value-type="float">
            <text:p>0.3952989844</text:p>
          </table:table-cell>
        </table:table-row>
        <table:table-row table:style-name="ro1">
          <table:table-cell office:value-type="float" office:value="0.350666691838304" calcext:value-type="float">
            <text:p>0.3506666918</text:p>
          </table:table-cell>
          <table:table-cell office:value-type="float" office:value="0.415185617449355" calcext:value-type="float">
            <text:p>0.4151856174</text:p>
          </table:table-cell>
          <table:table-cell office:value-type="float" office:value="0.38492627763265" calcext:value-type="float">
            <text:p>0.3849262776</text:p>
          </table:table-cell>
          <table:table-cell/>
          <table:table-cell office:value-type="float" office:value="0.355632640944321" calcext:value-type="float">
            <text:p>0.3556326409</text:p>
          </table:table-cell>
          <table:table-cell office:value-type="float" office:value="0.416700843157247" calcext:value-type="float">
            <text:p>0.4167008432</text:p>
          </table:table-cell>
          <table:table-cell office:value-type="float" office:value="0.388923187545103" calcext:value-type="float">
            <text:p>0.3889231875</text:p>
          </table:table-cell>
        </table:table-row>
        <table:table-row table:style-name="ro1">
          <table:table-cell office:value-type="float" office:value="0.345242108457174" calcext:value-type="float">
            <text:p>0.3452421085</text:p>
          </table:table-cell>
          <table:table-cell office:value-type="float" office:value="0.413455344440462" calcext:value-type="float">
            <text:p>0.4134553444</text:p>
          </table:table-cell>
          <table:table-cell office:value-type="float" office:value="0.379506384644575" calcext:value-type="float">
            <text:p>0.3795063846</text:p>
          </table:table-cell>
          <table:table-cell/>
          <table:table-cell office:value-type="float" office:value="0.349991827949482" calcext:value-type="float">
            <text:p>0.3499918279</text:p>
          </table:table-cell>
          <table:table-cell office:value-type="float" office:value="0.415211014509738" calcext:value-type="float">
            <text:p>0.4152110145</text:p>
          </table:table-cell>
          <table:table-cell office:value-type="float" office:value="0.383069073341083" calcext:value-type="float">
            <text:p>0.3830690733</text:p>
          </table:table-cell>
        </table:table-row>
        <table:table-row table:style-name="ro1">
          <table:table-cell office:value-type="float" office:value="0.340041018249457" calcext:value-type="float">
            <text:p>0.3400410182</text:p>
          </table:table-cell>
          <table:table-cell office:value-type="float" office:value="0.41141282565224" calcext:value-type="float">
            <text:p>0.4114128257</text:p>
          </table:table-cell>
          <table:table-cell office:value-type="float" office:value="0.374603140752134" calcext:value-type="float">
            <text:p>0.3746031408</text:p>
          </table:table-cell>
          <table:table-cell/>
          <table:table-cell office:value-type="float" office:value="0.344635762921409" calcext:value-type="float">
            <text:p>0.3446357629</text:p>
          </table:table-cell>
          <table:table-cell office:value-type="float" office:value="0.413403055371763" calcext:value-type="float">
            <text:p>0.4134030554</text:p>
          </table:table-cell>
          <table:table-cell office:value-type="float" office:value="0.377730520058097" calcext:value-type="float">
            <text:p>0.3777305201</text:p>
          </table:table-cell>
        </table:table-row>
        <table:table-row table:style-name="ro1">
          <table:table-cell office:value-type="float" office:value="0.334989327998971" calcext:value-type="float">
            <text:p>0.334989328</text:p>
          </table:table-cell>
          <table:table-cell office:value-type="float" office:value="0.409066483865255" calcext:value-type="float">
            <text:p>0.4090664839</text:p>
          </table:table-cell>
          <table:table-cell office:value-type="float" office:value="0.370221685438492" calcext:value-type="float">
            <text:p>0.3702216854</text:p>
          </table:table-cell>
          <table:table-cell/>
          <table:table-cell office:value-type="float" office:value="0.339483527922295" calcext:value-type="float">
            <text:p>0.3394835279</text:p>
          </table:table-cell>
          <table:table-cell office:value-type="float" office:value="0.411283786480923" calcext:value-type="float">
            <text:p>0.4112837865</text:p>
          </table:table-cell>
          <table:table-cell office:value-type="float" office:value="0.372908166148875" calcext:value-type="float">
            <text:p>0.3729081661</text:p>
          </table:table-cell>
        </table:table-row>
        <table:table-row table:style-name="ro1">
          <table:table-cell office:value-type="float" office:value="0.330021420332517" calcext:value-type="float">
            <text:p>0.3300214203</text:p>
          </table:table-cell>
          <table:table-cell office:value-type="float" office:value="0.406426258286877" calcext:value-type="float">
            <text:p>0.4064262583</text:p>
          </table:table-cell>
          <table:table-cell office:value-type="float" office:value="0.366372540364217" calcext:value-type="float">
            <text:p>0.3663725404</text:p>
          </table:table-cell>
          <table:table-cell/>
          <table:table-cell office:value-type="float" office:value="0.334463059284817" calcext:value-type="float">
            <text:p>0.3344630593</text:p>
          </table:table-cell>
          <table:table-cell office:value-type="float" office:value="0.408861748863711" calcext:value-type="float">
            <text:p>0.4088617489</text:p>
          </table:table-cell>
          <table:table-cell office:value-type="float" office:value="0.368608572159821" calcext:value-type="float">
            <text:p>0.3686085722</text:p>
          </table:table-cell>
        </table:table-row>
        <table:table-row table:style-name="ro1">
          <table:table-cell office:value-type="float" office:value="0.325079603683191" calcext:value-type="float">
            <text:p>0.3250796037</text:p>
          </table:table-cell>
          <table:table-cell office:value-type="float" office:value="0.403503498294643" calcext:value-type="float">
            <text:p>0.4035034983</text:p>
          </table:table-cell>
          <table:table-cell office:value-type="float" office:value="0.363071016236557" calcext:value-type="float">
            <text:p>0.3630710162</text:p>
          </table:table-cell>
          <table:table-cell/>
          <table:table-cell office:value-type="float" office:value="0.32951059605228" calcext:value-type="float">
            <text:p>0.3295105961</text:p>
          </table:table-cell>
          <table:table-cell office:value-type="float" office:value="0.406146937348527" calcext:value-type="float">
            <text:p>0.4061469373</text:p>
          </table:table-cell>
          <table:table-cell office:value-type="float" office:value="0.364843540445581" calcext:value-type="float">
            <text:p>0.3648435404</text:p>
          </table:table-cell>
        </table:table-row>
        <table:table-row table:style-name="ro1">
          <table:table-cell office:value-type="float" office:value="0.320113596620292" calcext:value-type="float">
            <text:p>0.3201135966</text:p>
          </table:table-cell>
          <table:table-cell office:value-type="float" office:value="0.40031103579623" calcext:value-type="float">
            <text:p>0.4003110358</text:p>
          </table:table-cell>
          <table:table-cell office:value-type="float" office:value="0.360336715590731" calcext:value-type="float">
            <text:p>0.3603367156</text:p>
          </table:table-cell>
          <table:table-cell/>
          <table:table-cell office:value-type="float" office:value="0.324570135822885" calcext:value-type="float">
            <text:p>0.3245701358</text:p>
          </table:table-cell>
          <table:table-cell office:value-type="float" office:value="0.403150737178169" calcext:value-type="float">
            <text:p>0.4031507372</text:p>
          </table:table-cell>
          <table:table-cell office:value-type="float" office:value="0.361629559125398" calcext:value-type="float">
            <text:p>0.3616295591</text:p>
          </table:table-cell>
        </table:table-row>
        <table:table-row table:style-name="ro1">
          <table:table-cell office:value-type="float" office:value="0.315080073493395" calcext:value-type="float">
            <text:p>0.3150800735</text:p>
          </table:table-cell>
          <table:table-cell office:value-type="float" office:value="0.396863410916962" calcext:value-type="float">
            <text:p>0.3968634109</text:p>
          </table:table-cell>
          <table:table-cell office:value-type="float" office:value="0.358193093239761" calcext:value-type="float">
            <text:p>0.3581930932</text:p>
          </table:table-cell>
          <table:table-cell/>
          <table:table-cell office:value-type="float" office:value="0.31959293165347" calcext:value-type="float">
            <text:p>0.3195929317</text:p>
          </table:table-cell>
          <table:table-cell office:value-type="float" office:value="0.399886033438116" calcext:value-type="float">
            <text:p>0.3998860334</text:p>
          </table:table-cell>
          <table:table-cell office:value-type="float" office:value="0.358987333528636" calcext:value-type="float">
            <text:p>0.3589873335</text:p>
          </table:table-cell>
        </table:table-row>
        <table:table-row table:style-name="ro1">
          <table:table-cell office:value-type="float" office:value="0.309942291495376" calcext:value-type="float">
            <text:p>0.3099422915</text:p>
          </table:table-cell>
          <table:table-cell office:value-type="float" office:value="0.393177230665453" calcext:value-type="float">
            <text:p>0.3931772307</text:p>
          </table:table-cell>
          <table:table-cell office:value-type="float" office:value="0.356667035279332" calcext:value-type="float">
            <text:p>0.3566670353</text:p>
          </table:table-cell>
          <table:table-cell/>
          <table:table-cell office:value-type="float" office:value="0.314537055351983" calcext:value-type="float">
            <text:p>0.3145370554</text:p>
          </table:table-cell>
          <table:table-cell office:value-type="float" office:value="0.396367469666177" calcext:value-type="float">
            <text:p>0.3963674697</text:p>
          </table:table-cell>
          <table:table-cell office:value-type="float" office:value="0.356941366879099" calcext:value-type="float">
            <text:p>0.3569413669</text:p>
          </table:table-cell>
        </table:table-row>
        <table:table-row table:style-name="ro1">
          <table:table-cell office:value-type="float" office:value="0.304669813893305" calcext:value-type="float">
            <text:p>0.3046698139</text:p>
          </table:table-cell>
          <table:table-cell office:value-type="float" office:value="0.389271643147967" calcext:value-type="float">
            <text:p>0.3892716431</text:p>
          </table:table-cell>
          <table:table-cell office:value-type="float" office:value="0.355788416796786" calcext:value-type="float">
            <text:p>0.3557884168</text:p>
          </table:table-cell>
          <table:table-cell/>
          <table:table-cell office:value-type="float" office:value="0.30936704607913" calcext:value-type="float">
            <text:p>0.3093670461</text:p>
          </table:table-cell>
          <table:table-cell office:value-type="float" office:value="0.392611836498244" calcext:value-type="float">
            <text:p>0.3926118365</text:p>
          </table:table-cell>
          <table:table-cell office:value-type="float" office:value="0.355519551098042" calcext:value-type="float">
            <text:p>0.3555195511</text:p>
          </table:table-cell>
        </table:table-row>
        <table:table-row table:style-name="ro1">
          <table:table-cell office:value-type="float" office:value="0.299238339823916" calcext:value-type="float">
            <text:p>0.2992383398</text:p>
          </table:table-cell>
          <table:table-cell office:value-type="float" office:value="0.385168910903478" calcext:value-type="float">
            <text:p>0.3851689109</text:p>
          </table:table-cell>
          <table:table-cell office:value-type="float" office:value="0.355589597491198" calcext:value-type="float">
            <text:p>0.3555895975</text:p>
          </table:table-cell>
          <table:table-cell/>
          <table:table-cell office:value-type="float" office:value="0.304053658140206" calcext:value-type="float">
            <text:p>0.3040536581</text:p>
          </table:table-cell>
          <table:table-cell office:value-type="float" office:value="0.388638573725625" calcext:value-type="float">
            <text:p>0.3886385737</text:p>
          </table:table-cell>
          <table:table-cell office:value-type="float" office:value="0.354752727735703" calcext:value-type="float">
            <text:p>0.3547527277</text:p>
          </table:table-cell>
        </table:table-row>
        <table:table-row table:style-name="ro1">
          <table:table-cell office:value-type="float" office:value="0.293629647281716" calcext:value-type="float">
            <text:p>0.2936296473</text:p>
          </table:table-cell>
          <table:table-cell office:value-type="float" office:value="0.380895066006525" calcext:value-type="float">
            <text:p>0.380895066</text:p>
          </table:table-cell>
          <table:table-cell office:value-type="float" office:value="0.356104813230636" calcext:value-type="float">
            <text:p>0.3561048132</text:p>
          </table:table-cell>
          <table:table-cell/>
          <table:table-cell office:value-type="float" office:value="0.29857371771462" calcext:value-type="float">
            <text:p>0.2985737177</text:p>
          </table:table-cell>
          <table:table-cell office:value-type="float" office:value="0.384470369757374" calcext:value-type="float">
            <text:p>0.3844703698</text:p>
          </table:table-cell>
          <table:table-cell office:value-type="float" office:value="0.354674177901468" calcext:value-type="float">
            <text:p>0.3546741779</text:p>
          </table:table-cell>
        </table:table-row>
        <table:table-row table:style-name="ro1">
          <table:table-cell office:value-type="float" office:value="0.287831652361329" calcext:value-type="float">
            <text:p>0.2878316524</text:p>
          </table:table-cell>
          <table:table-cell office:value-type="float" office:value="0.376480626649337" calcext:value-type="float">
            <text:p>0.3764806266</text:p>
          </table:table-cell>
          <table:table-cell office:value-type="float" office:value="0.357369420381679" calcext:value-type="float">
            <text:p>0.3573694204</text:p>
          </table:table-cell>
          <table:table-cell/>
          <table:table-cell office:value-type="float" office:value="0.292910094635111" calcext:value-type="float">
            <text:p>0.2929100946</text:p>
          </table:table-cell>
          <table:table-cell office:value-type="float" office:value="0.38013384115883" calcext:value-type="float">
            <text:p>0.3801338412</text:p>
          </table:table-cell>
          <table:table-cell office:value-type="float" office:value="0.35531899867327" calcext:value-type="float">
            <text:p>0.3553189987</text:p>
          </table:table-cell>
        </table:table-row>
        <table:table-row table:style-name="ro1">
          <table:table-cell office:value-type="float" office:value="0.281838584091969" calcext:value-type="float">
            <text:p>0.2818385841</text:p>
          </table:table-cell>
          <table:table-cell office:value-type="float" office:value="0.37196134984647" calcext:value-type="float">
            <text:p>0.3719613498</text:p>
          </table:table-cell>
          <table:table-cell office:value-type="float" office:value="0.359418949024078" calcext:value-type="float">
            <text:p>0.359418949</text:p>
          </table:table-cell>
          <table:table-cell/>
          <table:table-cell office:value-type="float" office:value="0.287051791815335" calcext:value-type="float">
            <text:p>0.2870517918</text:p>
          </table:table-cell>
          <table:table-cell office:value-type="float" office:value="0.375660271565911" calcext:value-type="float">
            <text:p>0.3756602716</text:p>
          </table:table-cell>
          <table:table-cell office:value-type="float" office:value="0.356723322105144" calcext:value-type="float">
            <text:p>0.3567233221</text:p>
          </table:table-cell>
        </table:table-row>
        <table:table-row table:style-name="ro1">
          <table:table-cell office:value-type="float" office:value="0.275651269975121" calcext:value-type="float">
            <text:p>0.27565127</text:p>
          </table:table-cell>
          <table:table-cell office:value-type="float" office:value="0.367378987599053" calcext:value-type="float">
            <text:p>0.3673789876</text:p>
          </table:table-cell>
          <table:table-cell office:value-type="float" office:value="0.362287921644904" calcext:value-type="float">
            <text:p>0.3622879216</text:p>
          </table:table-cell>
          <table:table-cell/>
          <table:table-cell office:value-type="float" office:value="0.280994151175181" calcext:value-type="float">
            <text:p>0.2809941512</text:p>
          </table:table-cell>
          <table:table-cell office:value-type="float" office:value="0.371086383714745" calcext:value-type="float">
            <text:p>0.3710863837</text:p>
          </table:table-cell>
          <table:table-cell office:value-type="float" office:value="0.358923332147465" calcext:value-type="float">
            <text:p>0.3589233321</text:p>
          </table:table-cell>
        </table:table-row>
        <table:table-row table:style-name="ro1">
          <table:table-cell office:value-type="float" office:value="0.269277522275927" calcext:value-type="float">
            <text:p>0.2692775223</text:p>
          </table:table-cell>
          <table:table-cell office:value-type="float" office:value="0.362782004292831" calcext:value-type="float">
            <text:p>0.3627820043</text:p>
          </table:table-cell>
          <table:table-cell office:value-type="float" office:value="0.366008396593086" calcext:value-type="float">
            <text:p>0.3660083966</text:p>
          </table:table-cell>
          <table:table-cell/>
          <table:table-cell office:value-type="float" office:value="0.274739170579981" calcext:value-type="float">
            <text:p>0.2747391706</text:p>
          </table:table-cell>
          <table:table-cell office:value-type="float" office:value="0.366455110464688" calcext:value-type="float">
            <text:p>0.3664551105</text:p>
          </table:table-cell>
          <table:table-cell office:value-type="float" office:value="0.361954035339091" calcext:value-type="float">
            <text:p>0.3619540353</text:p>
          </table:table-cell>
        </table:table-row>
        <table:table-row table:style-name="ro1">
          <table:table-cell office:value-type="float" office:value="0.262732608921929" calcext:value-type="float">
            <text:p>0.2627326089</text:p>
          </table:table-cell>
          <table:table-cell office:value-type="float" office:value="0.358226201445618" calcext:value-type="float">
            <text:p>0.3582262014</text:p>
          </table:table-cell>
          <table:table-cell office:value-type="float" office:value="0.370608201735565" calcext:value-type="float">
            <text:p>0.3706082017</text:p>
          </table:table-cell>
          <table:table-cell/>
          <table:table-cell office:value-type="float" office:value="0.268295921058945" calcext:value-type="float">
            <text:p>0.2682959211</text:p>
          </table:table-cell>
          <table:table-cell office:value-type="float" office:value="0.361816320517114" calcext:value-type="float">
            <text:p>0.3618163205</text:p>
          </table:table-cell>
          <table:table-cell office:value-type="float" office:value="0.365847744092078" calcext:value-type="float">
            <text:p>0.3658477441</text:p>
          </table:table-cell>
        </table:table-row>
        <table:table-row table:style-name="ro1">
          <table:table-cell office:value-type="float" office:value="0.256039785283296" calcext:value-type="float">
            <text:p>0.2560397853</text:p>
          </table:table-cell>
          <table:table-cell office:value-type="float" office:value="0.353775182624119" calcext:value-type="float">
            <text:p>0.3537751826</text:p>
          </table:table-cell>
          <table:table-cell office:value-type="float" office:value="0.376108834895788" calcext:value-type="float">
            <text:p>0.3761088349</text:p>
          </table:table-cell>
          <table:table-cell/>
          <table:table-cell office:value-type="float" office:value="0.261681047095546" calcext:value-type="float">
            <text:p>0.2616810471</text:p>
          </table:table-cell>
          <table:table-cell office:value-type="float" office:value="0.357227442229326" calcext:value-type="float">
            <text:p>0.3572274422</text:p>
          </table:table-cell>
          <table:table-cell office:value-type="float" office:value="0.370632238111339" calcext:value-type="float">
            <text:p>0.3706322381</text:p>
          </table:table-cell>
        </table:table-row>
        <table:table-row table:style-name="ro1">
          <table:table-cell office:value-type="float" office:value="0.249230854001106" calcext:value-type="float">
            <text:p>0.249230854</text:p>
          </table:table-cell>
          <table:table-cell office:value-type="float" office:value="0.349500577314096" calcext:value-type="float">
            <text:p>0.3495005773</text:p>
          </table:table-cell>
          <table:table-cell office:value-type="float" office:value="0.382523025428647" calcext:value-type="float">
            <text:p>0.3825230254</text:p>
          </table:table-cell>
          <table:table-cell/>
          <table:table-cell office:value-type="float" office:value="0.254919324844469" calcext:value-type="float">
            <text:p>0.2549193248</text:p>
          </table:table-cell>
          <table:table-cell office:value-type="float" office:value="0.352753915004349" calcext:value-type="float">
            <text:p>0.352753915</text:p>
          </table:table-cell>
          <table:table-cell office:value-type="float" office:value="0.37632858155793" calcext:value-type="float">
            <text:p>0.3763285816</text:p>
          </table:table-cell>
        </table:table-row>
        <table:table-row table:style-name="ro1">
          <table:table-cell office:value-type="float" office:value="0.24234670941483" calcext:value-type="float">
            <text:p>0.2423467094</text:p>
          </table:table-cell>
          <table:table-cell office:value-type="float" office:value="0.345481929237673" calcext:value-type="float">
            <text:p>0.3454819292</text:p>
          </table:table-cell>
          <table:table-cell office:value-type="float" office:value="0.389851977321258" calcext:value-type="float">
            <text:p>0.3898519773</text:p>
          </table:table-cell>
          <table:table-cell/>
          <table:table-cell office:value-type="float" office:value="0.248044243592359" calcext:value-type="float">
            <text:p>0.2480442436</text:p>
          </table:table-cell>
          <table:table-cell office:value-type="float" office:value="0.348469383188293" calcext:value-type="float">
            <text:p>0.3484693832</text:p>
          </table:table-cell>
          <table:table-cell office:value-type="float" office:value="0.382948592701959" calcext:value-type="float">
            <text:p>0.3829485927</text:p>
          </table:table-cell>
        </table:table-row>
        <table:table-row table:style-name="ro1">
          <table:table-cell office:value-type="float" office:value="0.235437811286506" calcext:value-type="float">
            <text:p>0.2354378113</text:p>
          </table:table-cell>
          <table:table-cell office:value-type="float" office:value="0.34180614427926" calcext:value-type="float">
            <text:p>0.3418061443</text:p>
          </table:table-cell>
          <table:table-cell office:value-type="float" office:value="0.398082349810702" calcext:value-type="float">
            <text:p>0.3980823498</text:p>
          </table:table-cell>
          <table:table-cell/>
          <table:table-cell office:value-type="float" office:value="0.241098564688445" calcext:value-type="float">
            <text:p>0.2410985647</text:p>
          </table:table-cell>
          <table:table-cell office:value-type="float" office:value="0.34445553384436" calcext:value-type="float">
            <text:p>0.3444555338</text:p>
          </table:table-cell>
          <table:table-cell office:value-type="float" office:value="0.390491990692884" calcext:value-type="float">
            <text:p>0.3904919907</text:p>
          </table:table-cell>
        </table:table-row>
        <table:table-row table:style-name="ro1">
          <table:table-cell office:value-type="float" office:value="0.228564520045465" calcext:value-type="float">
            <text:p>0.22856452</text:p>
          </table:table-cell>
          <table:table-cell office:value-type="float" office:value="0.338566388822633" calcext:value-type="float">
            <text:p>0.3385663888</text:p>
          </table:table-cell>
          <table:table-cell office:value-type="float" office:value="0.407183077217423" calcext:value-type="float">
            <text:p>0.4071830772</text:p>
          </table:table-cell>
          <table:table-cell/>
          <table:table-cell office:value-type="float" office:value="0.234134799840883" calcext:value-type="float">
            <text:p>0.2341347998</text:p>
          </table:table-cell>
          <table:table-cell office:value-type="float" office:value="0.340801469583917" calcext:value-type="float">
            <text:p>0.3408014696</text:p>
          </table:table-cell>
          <table:table-cell office:value-type="float" office:value="0.398943281996248" calcext:value-type="float">
            <text:p>0.398943282</text:p>
          </table:table-cell>
        </table:table-row>
        <table:table-row table:style-name="ro1">
          <table:table-cell office:value-type="float" office:value="0.221797213753454" calcext:value-type="float">
            <text:p>0.2217972138</text:p>
          </table:table-cell>
          <table:table-cell office:value-type="float" office:value="0.335860334687988" calcext:value-type="float">
            <text:p>0.3358603347</text:p>
          </table:table-cell>
          <table:table-cell office:value-type="float" office:value="0.417102184689783" calcext:value-type="float">
            <text:p>0.4171021847</text:p>
          </table:table-cell>
          <table:table-cell/>
          <table:table-cell office:value-type="float" office:value="0.227215537794189" calcext:value-type="float">
            <text:p>0.2272155378</text:p>
          </table:table-cell>
          <table:table-cell office:value-type="float" office:value="0.337602504049552" calcext:value-type="float">
            <text:p>0.337602504</text:p>
          </table:table-cell>
          <table:table-cell office:value-type="float" office:value="0.408268497443328" calcext:value-type="float">
            <text:p>0.4082684974</text:p>
          </table:table-cell>
        </table:table-row>
        <table:table-row table:style-name="ro1">
          <table:table-cell office:value-type="float" office:value="0.215216097021411" calcext:value-type="float">
            <text:p>0.215216097</text:p>
          </table:table-cell>
          <table:table-cell office:value-type="float" office:value="0.333787666260313" calcext:value-type="float">
            <text:p>0.3337876663</text:p>
          </table:table-cell>
          <table:table-cell office:value-type="float" office:value="0.42776381797231" calcext:value-type="float">
            <text:p>0.427763818</text:p>
          </table:table-cell>
          <table:table-cell/>
          <table:table-cell office:value-type="float" office:value="0.220413536141722" calcext:value-type="float">
            <text:p>0.2204135361</text:p>
          </table:table-cell>
          <table:table-cell office:value-type="float" office:value="0.334958274664281" calcext:value-type="float">
            <text:p>0.3349582747</text:p>
          </table:table-cell>
          <table:table-cell office:value-type="float" office:value="0.418411948658157" calcext:value-type="float">
            <text:p>0.4184119487</text:p>
          </table:table-cell>
        </table:table-row>
        <table:table-row table:style-name="ro1">
          <table:table-cell office:value-type="float" office:value="0.208910606371717" calcext:value-type="float">
            <text:p>0.2089106064</text:p>
          </table:table-cell>
          <table:table-cell office:value-type="float" office:value="0.332446803033562" calcext:value-type="float">
            <text:p>0.332446803</text:p>
          </table:table-cell>
          <table:table-cell office:value-type="float" office:value="0.439065767530376" calcext:value-type="float">
            <text:p>0.4390657675</text:p>
          </table:table-cell>
          <table:table-cell/>
          <table:table-cell office:value-type="float" office:value="0.213811485120172" calcext:value-type="float">
            <text:p>0.2138114851</text:p>
          </table:table-cell>
          <table:table-cell office:value-type="float" office:value="0.332970089359461" calcext:value-type="float">
            <text:p>0.3329700894</text:p>
          </table:table-cell>
          <table:table-cell office:value-type="float" office:value="0.429293236579572" calcext:value-type="float">
            <text:p>0.4292932366</text:p>
          </table:table-cell>
        </table:table-row>
        <table:table-row table:style-name="ro1">
          <table:table-cell office:value-type="float" office:value="0.202978317714969" calcext:value-type="float">
            <text:p>0.2029783177</text:p>
          </table:table-cell>
          <table:table-cell office:value-type="float" office:value="0.331930849892187" calcext:value-type="float">
            <text:p>0.3319308499</text:p>
          </table:table-cell>
          <table:table-cell office:value-type="float" office:value="0.450877821531107" calcext:value-type="float">
            <text:p>0.4508778215</text:p>
          </table:table-cell>
          <table:table-cell/>
          <table:table-cell office:value-type="float" office:value="0.207501345007281" calcext:value-type="float">
            <text:p>0.207501345</text:p>
          </table:table-cell>
          <table:table-cell office:value-type="float" office:value="0.331737465493532" calcext:value-type="float">
            <text:p>0.3317374655</text:p>
          </table:table-cell>
          <table:table-cell office:value-type="float" office:value="0.440804808653075" calcext:value-type="float">
            <text:p>0.4408048087</text:p>
          </table:table-cell>
        </table:table-row>
        <table:table-row table:style-name="ro1">
          <table:table-cell office:value-type="float" office:value="0.197523272671623" calcext:value-type="float">
            <text:p>0.1975232727</text:p>
          </table:table-cell>
          <table:table-cell office:value-type="float" office:value="0.332322868973863" calcext:value-type="float">
            <text:p>0.332322869</text:p>
          </table:table-cell>
          <table:table-cell office:value-type="float" office:value="0.463041316203974" calcext:value-type="float">
            <text:p>0.4630413162</text:p>
          </table:table-cell>
          <table:table-cell/>
          <table:table-cell office:value-type="float" office:value="0.201583161036409" calcext:value-type="float">
            <text:p>0.201583161</text:p>
          </table:table-cell>
          <table:table-cell office:value-type="float" office:value="0.331353883228175" calcext:value-type="float">
            <text:p>0.3313538832</text:p>
          </table:table-cell>
          <table:table-cell office:value-type="float" office:value="0.452810415379718" calcext:value-type="float">
            <text:p>0.4528104154</text:p>
          </table:table-cell>
        </table:table-row>
        <table:table-row table:style-name="ro1">
          <table:table-cell office:value-type="float" office:value="0.192653664269299" calcext:value-type="float">
            <text:p>0.1926536643</text:p>
          </table:table-cell>
          <table:table-cell office:value-type="float" office:value="0.333690668063044" calcext:value-type="float">
            <text:p>0.3336906681</text:p>
          </table:table-cell>
          <table:table-cell office:value-type="float" office:value="0.475370251523066" calcext:value-type="float">
            <text:p>0.4753702515</text:p>
          </table:table-cell>
          <table:table-cell/>
          <table:table-cell office:value-type="float" office:value="0.196163272652417" calcext:value-type="float">
            <text:p>0.1961632727</text:p>
          </table:table-cell>
          <table:table-cell office:value-type="float" office:value="0.33190186282872" calcext:value-type="float">
            <text:p>0.3319018628</text:p>
          </table:table-cell>
          <table:table-cell office:value-type="float" office:value="0.465144848306653" calcext:value-type="float">
            <text:p>0.4651448483</text:p>
          </table:table-cell>
        </table:table-row>
        <table:table-row table:style-name="ro1">
          <table:table-cell office:value-type="float" office:value="0.188478861186915" calcext:value-type="float">
            <text:p>0.1884788612</text:p>
          </table:table-cell>
          <table:table-cell office:value-type="float" office:value="0.336081413051621" calcext:value-type="float">
            <text:p>0.3360814131</text:p>
          </table:table-cell>
          <table:table-cell office:value-type="float" office:value="0.487654290176366" calcext:value-type="float">
            <text:p>0.4876542902</text:p>
          </table:table-cell>
          <table:table-cell/>
          <table:table-cell office:value-type="float" office:value="0.191351860367855" calcext:value-type="float">
            <text:p>0.1913518604</text:p>
          </table:table-cell>
          <table:table-cell office:value-type="float" office:value="0.333447582112495" calcext:value-type="float">
            <text:p>0.3334475821</text:p>
          </table:table-cell>
          <table:table-cell office:value-type="float" office:value="0.477615334976536" calcext:value-type="float">
            <text:p>0.477615335</text:p>
          </table:table-cell>
        </table:table-row>
        <table:table-row table:style-name="ro1">
          <table:table-cell office:value-type="float" office:value="0.18510580372726" calcext:value-type="float">
            <text:p>0.1851058037</text:p>
          </table:table-cell>
          <table:table-cell office:value-type="float" office:value="0.339516481837697" calcext:value-type="float">
            <text:p>0.3395164818</text:p>
          </table:table-cell>
          <table:table-cell office:value-type="float" office:value="0.499663846660145" calcext:value-type="float">
            <text:p>0.4996638467</text:p>
          </table:table-cell>
          <table:table-cell/>
          <table:table-cell office:value-type="float" office:value="0.187259815458319" calcext:value-type="float">
            <text:p>0.1872598155</text:p>
          </table:table-cell>
          <table:table-cell office:value-type="float" office:value="0.33603536732995" calcext:value-type="float">
            <text:p>0.3360353673</text:p>
          </table:table-cell>
          <table:table-cell office:value-type="float" office:value="0.490004906610275" calcext:value-type="float">
            <text:p>0.4900049066</text:p>
          </table:table-cell>
        </table:table-row>
        <table:table-row table:style-name="ro1">
          <table:table-cell office:value-type="float" office:value="0.182634872151851" calcext:value-type="float">
            <text:p>0.1826348722</text:p>
          </table:table-cell>
          <table:table-cell office:value-type="float" office:value="0.343987064137521" calcext:value-type="float">
            <text:p>0.3439870641</text:p>
          </table:table-cell>
          <table:table-cell office:value-type="float" office:value="0.511157296754465" calcext:value-type="float">
            <text:p>0.5111572968</text:p>
          </table:table-cell>
          <table:table-cell/>
          <table:table-cell office:value-type="float" office:value="0.183994975524943" calcext:value-type="float">
            <text:p>0.1839949755</text:p>
          </table:table-cell>
          <table:table-cell office:value-type="float" office:value="0.339682502434197" calcext:value-type="float">
            <text:p>0.3396825024</text:p>
          </table:table-cell>
          <table:table-cell office:value-type="float" office:value="0.502077929906815" calcext:value-type="float">
            <text:p>0.5020779299</text:p>
          </table:table-cell>
        </table:table-row>
        <table:table-row table:style-name="ro1">
          <table:table-cell office:value-type="float" office:value="0.181155403781343" calcext:value-type="float">
            <text:p>0.1811554038</text:p>
          </table:table-cell>
          <table:table-cell office:value-type="float" office:value="0.349451052601785" calcext:value-type="float">
            <text:p>0.3494510526</text:p>
          </table:table-cell>
          <table:table-cell office:value-type="float" office:value="0.521890103368775" calcext:value-type="float">
            <text:p>0.5218901034</text:p>
          </table:table-cell>
          <table:table-cell/>
          <table:table-cell office:value-type="float" office:value="0.181657840133918" calcext:value-type="float">
            <text:p>0.1816578401</text:p>
          </table:table-cell>
          <table:table-cell office:value-type="float" office:value="0.344374886473952" calcext:value-type="float">
            <text:p>0.3443748865</text:p>
          </table:table-cell>
          <table:table-cell office:value-type="float" office:value="0.513587802295805" calcext:value-type="float">
            <text:p>0.5135878023</text:p>
          </table:table-cell>
        </table:table-row>
        <table:table-row table:style-name="ro1">
          <table:table-cell office:value-type="float" office:value="0.180741110745832" calcext:value-type="float">
            <text:p>0.1807411107</text:p>
          </table:table-cell>
          <table:table-cell office:value-type="float" office:value="0.355831742865684" calcext:value-type="float">
            <text:p>0.3558317429</text:p>
          </table:table-cell>
          <table:table-cell office:value-type="float" office:value="0.531625385996484" calcext:value-type="float">
            <text:p>0.531625386</text:p>
          </table:table-cell>
          <table:table-cell/>
          <table:table-cell office:value-type="float" office:value="0.180336959493867" calcext:value-type="float">
            <text:p>0.1803369595</text:p>
          </table:table-cell>
          <table:table-cell office:value-type="float" office:value="0.350064102112541" calcext:value-type="float">
            <text:p>0.3500641021</text:p>
          </table:table-cell>
          <table:table-cell office:value-type="float" office:value="0.524286560496872" calcext:value-type="float">
            <text:p>0.5242865605</text:p>
          </table:table-cell>
        </table:table-row>
        <table:table-row table:style-name="ro1">
          <table:table-cell office:value-type="float" office:value="0.181445713870848" calcext:value-type="float">
            <text:p>0.1814457139</text:p>
          </table:table-cell>
          <table:table-cell office:value-type="float" office:value="0.363018748425533" calcext:value-type="float">
            <text:p>0.3630187484</text:p>
          </table:table-cell>
          <table:table-cell office:value-type="float" office:value="0.540145196664513" calcext:value-type="float">
            <text:p>0.5401451967</text:p>
          </table:table-cell>
          <table:table-cell/>
          <table:table-cell office:value-type="float" office:value="0.180104266016761" calcext:value-type="float">
            <text:p>0.180104266</text:p>
          </table:table-cell>
          <table:table-cell office:value-type="float" office:value="0.356666417265279" calcext:value-type="float">
            <text:p>0.3566664173</text:p>
          </table:table-cell>
          <table:table-cell office:value-type="float" office:value="0.533935871955249" calcext:value-type="float">
            <text:p>0.533935872</text:p>
          </table:table-cell>
        </table:table-row>
        <table:table-row table:style-name="ro1">
          <table:table-cell office:value-type="float" office:value="0.183299146830471" calcext:value-type="float">
            <text:p>0.1832991468</text:p>
          </table:table-cell>
          <table:table-cell office:value-type="float" office:value="0.370871339087585" calcext:value-type="float">
            <text:p>0.3708713391</text:p>
          </table:table-cell>
          <table:table-cell office:value-type="float" office:value="0.547261555400385" calcext:value-type="float">
            <text:p>0.5472615554</text:p>
          </table:table-cell>
          <table:table-cell/>
          <table:table-cell office:value-type="float" office:value="0.181010681238398" calcext:value-type="float">
            <text:p>0.1810106812</text:p>
          </table:table-cell>
          <table:table-cell office:value-type="float" office:value="0.364064112352638" calcext:value-type="float">
            <text:p>0.3640641124</text:p>
          </table:table-cell>
          <table:table-cell office:value-type="float" office:value="0.542318610307516" calcext:value-type="float">
            <text:p>0.5423186103</text:p>
          </table:table-cell>
        </table:table-row>
        <table:table-row table:style-name="ro1">
          <table:table-cell office:value-type="float" office:value="0.186304686314078" calcext:value-type="float">
            <text:p>0.1863046863</text:p>
          </table:table-cell>
          <table:table-cell office:value-type="float" office:value="0.379224146521256" calcext:value-type="float">
            <text:p>0.3792241465</text:p>
          </table:table-cell>
          <table:table-cell office:value-type="float" office:value="0.552826194509146" calcext:value-type="float">
            <text:p>0.5528261945</text:p>
          </table:table-cell>
          <table:table-cell/>
          <table:table-cell office:value-type="float" office:value="0.183082365337063" calcext:value-type="float">
            <text:p>0.1830823653</text:p>
          </table:table-cell>
          <table:table-cell office:value-type="float" office:value="0.372109308922311" calcext:value-type="float">
            <text:p>0.3721093089</text:p>
          </table:table-cell>
          <table:table-cell office:value-type="float" office:value="0.549250012688752" calcext:value-type="float">
            <text:p>0.5492500127</text:p>
          </table:table-cell>
        </table:table-row>
        <table:table-row table:style-name="ro1">
          <table:table-cell office:value-type="float" office:value="0.19043732054641" calcext:value-type="float">
            <text:p>0.1904373205</text:p>
          </table:table-cell>
          <table:table-cell office:value-type="float" office:value="0.387894884003166" calcext:value-type="float">
            <text:p>0.387894884</text:p>
          </table:table-cell>
          <table:table-cell office:value-type="float" office:value="0.556738003145096" calcext:value-type="float">
            <text:p>0.5567380031</text:p>
          </table:table-cell>
          <table:table-cell/>
          <table:table-cell office:value-type="float" office:value="0.186317971275131" calcext:value-type="float">
            <text:p>0.1863179713</text:p>
          </table:table-cell>
          <table:table-cell office:value-type="float" office:value="0.380630192724009" calcext:value-type="float">
            <text:p>0.3806301927</text:p>
          </table:table-cell>
          <table:table-cell office:value-type="float" office:value="0.55458733128214" calcext:value-type="float">
            <text:p>0.5545873313</text:p>
          </table:table-cell>
        </table:table-row>
        <table:table-row table:style-name="ro1">
          <table:table-cell office:value-type="float" office:value="0.195643579072493" calcext:value-type="float">
            <text:p>0.1956435791</text:p>
          </table:table-cell>
          <table:table-cell office:value-type="float" office:value="0.396693450886242" calcext:value-type="float">
            <text:p>0.3966934509</text:p>
          </table:table-cell>
          <table:table-cell office:value-type="float" office:value="0.558947366141263" calcext:value-type="float">
            <text:p>0.5589473661</text:p>
          </table:table-cell>
          <table:table-cell/>
          <table:table-cell office:value-type="float" office:value="0.190687213049392" calcext:value-type="float">
            <text:p>0.190687213</text:p>
          </table:table-cell>
          <table:table-cell office:value-type="float" office:value="0.389439217004328" calcext:value-type="float">
            <text:p>0.389439217</text:p>
          </table:table-cell>
          <table:table-cell office:value-type="float" office:value="0.558236962161671" calcext:value-type="float">
            <text:p>0.5582369622</text:p>
          </table:table-cell>
        </table:table-row>
        <table:table-row table:style-name="ro1">
          <table:table-cell office:value-type="float" office:value="0.201842919014495" calcext:value-type="float">
            <text:p>0.201842919</text:p>
          </table:table-cell>
          <table:table-cell office:value-type="float" office:value="0.405431590149288" calcext:value-type="float">
            <text:p>0.4054315901</text:p>
          </table:table-cell>
          <table:table-cell office:value-type="float" office:value="0.559456933899792" calcext:value-type="float">
            <text:p>0.5594569339</text:p>
          </table:table-cell>
          <table:table-cell/>
          <table:table-cell office:value-type="float" office:value="0.196130958005445" calcext:value-type="float">
            <text:p>0.196130958</text:p>
          </table:table-cell>
          <table:table-cell office:value-type="float" office:value="0.398342594574703" calcext:value-type="float">
            <text:p>0.3983425946</text:p>
          </table:table-cell>
          <table:table-cell office:value-type="float" office:value="0.560158270776551" calcext:value-type="float">
            <text:p>0.5601582708</text:p>
          </table:table-cell>
        </table:table-row>
        <table:table-row table:style-name="ro1">
          <table:table-cell office:value-type="float" office:value="0.208930613251701" calcext:value-type="float">
            <text:p>0.2089306133</text:p>
          </table:table-cell>
          <table:table-cell office:value-type="float" office:value="0.413932183319905" calcext:value-type="float">
            <text:p>0.4139321833</text:p>
          </table:table-cell>
          <table:table-cell office:value-type="float" office:value="0.558318789332103" calcext:value-type="float">
            <text:p>0.5583187893</text:p>
          </table:table-cell>
          <table:table-cell/>
          <table:table-cell office:value-type="float" office:value="0.20256291621419" calcext:value-type="float">
            <text:p>0.2025629162</text:p>
          </table:table-cell>
          <table:table-cell office:value-type="float" office:value="0.40715019605639" calcext:value-type="float">
            <text:p>0.4071501961</text:p>
          </table:table-cell>
          <table:table-cell office:value-type="float" office:value="0.560363708404086" calcext:value-type="float">
            <text:p>0.5603637084</text:p>
          </table:table-cell>
        </table:table-row>
        <table:table-row table:style-name="ro1">
          <table:table-cell office:value-type="float" office:value="0.216781936248456" calcext:value-type="float">
            <text:p>0.2167819362</text:p>
          </table:table-cell>
          <table:table-cell office:value-type="float" office:value="0.422037321362344" calcext:value-type="float">
            <text:p>0.4220373214</text:p>
          </table:table-cell>
          <table:table-cell office:value-type="float" office:value="0.555628416114607" calcext:value-type="float">
            <text:p>0.5556284161</text:p>
          </table:table-cell>
          <table:table-cell/>
          <table:table-cell office:value-type="float" office:value="0.209872843646119" calcext:value-type="float">
            <text:p>0.2098728436</text:p>
          </table:table-cell>
          <table:table-cell office:value-type="float" office:value="0.415684908889017" calcext:value-type="float">
            <text:p>0.4156849089</text:p>
          </table:table-cell>
          <table:table-cell office:value-type="float" office:value="0.558915266067563" calcext:value-type="float">
            <text:p>0.5589152661</text:p>
          </table:table-cell>
        </table:table-row>
        <table:table-row table:style-name="ro1">
          <table:table-cell office:value-type="float" office:value="0.225257316963135" calcext:value-type="float">
            <text:p>0.225257317</text:p>
          </table:table-cell>
          <table:table-cell office:value-type="float" office:value="0.429614472814825" calcext:value-type="float">
            <text:p>0.4296144728</text:p>
          </table:table-cell>
          <table:table-cell office:value-type="float" office:value="0.551516238464907" calcext:value-type="float">
            <text:p>0.5515162385</text:p>
          </table:table-cell>
          <table:table-cell/>
          <table:table-cell office:value-type="float" office:value="0.217931023859803" calcext:value-type="float">
            <text:p>0.2179310239</text:p>
          </table:table-cell>
          <table:table-cell office:value-type="float" office:value="0.423790593132068" calcext:value-type="float">
            <text:p>0.4237905931</text:p>
          </table:table-cell>
          <table:table-cell office:value-type="float" office:value="0.555917758911389" calcext:value-type="float">
            <text:p>0.5559177589</text:p>
          </table:table-cell>
        </table:table-row>
        <table:table-row table:style-name="ro1">
          <table:table-cell office:value-type="float" office:value="0.23420804490517" calcext:value-type="float">
            <text:p>0.2342080449</text:p>
          </table:table-cell>
          <table:table-cell office:value-type="float" office:value="0.436560343545067" calcext:value-type="float">
            <text:p>0.4365603435</text:p>
          </table:table-cell>
          <table:table-cell office:value-type="float" office:value="0.546137731851717" calcext:value-type="float">
            <text:p>0.5461377319</text:p>
          </table:table-cell>
          <table:table-cell/>
          <table:table-cell office:value-type="float" office:value="0.22659366914651" calcext:value-type="float">
            <text:p>0.2265936691</text:p>
          </table:table-cell>
          <table:table-cell office:value-type="float" office:value="0.431337979812828" calcext:value-type="float">
            <text:p>0.4313379798</text:p>
          </table:table-cell>
          <table:table-cell office:value-type="float" office:value="0.551509791525899" calcext:value-type="float">
            <text:p>0.5515097915</text:p>
          </table:table-cell>
        </table:table-row>
        <table:table-row table:style-name="ro1">
          <table:table-cell office:value-type="float" office:value="0.243482086174295" calcext:value-type="float">
            <text:p>0.2434820862</text:p>
          </table:table-cell>
          <table:table-cell office:value-type="float" office:value="0.442802330489468" calcext:value-type="float">
            <text:p>0.4428023305</text:p>
          </table:table-cell>
          <table:table-cell office:value-type="float" office:value="0.53966316523525" calcext:value-type="float">
            <text:p>0.5396631652</text:p>
          </table:table-cell>
          <table:table-cell/>
          <table:table-cell office:value-type="float" office:value="0.235708805557801" calcext:value-type="float">
            <text:p>0.2357088056</text:p>
          </table:table-cell>
          <table:table-cell office:value-type="float" office:value="0.438228151665487" calcext:value-type="float">
            <text:p>0.4382281517</text:p>
          </table:table-cell>
          <table:table-cell office:value-type="float" office:value="0.545853461297371" calcext:value-type="float">
            <text:p>0.5458534613</text:p>
          </table:table-cell>
        </table:table-row>
        <table:table-row table:style-name="ro1">
          <table:table-cell office:value-type="float" office:value="0.252929591971319" calcext:value-type="float">
            <text:p>0.252929592</text:p>
          </table:table-cell>
          <table:table-cell office:value-type="float" office:value="0.44829775687505" calcext:value-type="float">
            <text:p>0.4482977569</text:p>
          </table:table-cell>
          <table:table-cell office:value-type="float" office:value="0.532267935946738" calcext:value-type="float">
            <text:p>0.5322679359</text:p>
          </table:table-cell>
          <table:table-cell/>
          <table:table-cell office:value-type="float" office:value="0.245122186762892" calcext:value-type="float">
            <text:p>0.2451221868</text:p>
          </table:table-cell>
          <table:table-cell office:value-type="float" office:value="0.444393565035019" calcext:value-type="float">
            <text:p>0.444393565</text:p>
          </table:table-cell>
          <table:table-cell office:value-type="float" office:value="0.539123887200959" calcext:value-type="float">
            <text:p>0.5391238872</text:p>
          </table:table-cell>
        </table:table-row>
        <table:table-row table:style-name="ro1">
          <table:table-cell office:value-type="float" office:value="0.262407753521787" calcext:value-type="float">
            <text:p>0.2624077535</text:p>
          </table:table-cell>
          <table:table-cell office:value-type="float" office:value="0.453031293054212" calcext:value-type="float">
            <text:p>0.4530312931</text:p>
          </table:table-cell>
          <table:table-cell office:value-type="float" office:value="0.524124238057647" calcext:value-type="float">
            <text:p>0.5241242381</text:p>
          </table:table-cell>
          <table:table-cell/>
          <table:table-cell office:value-type="float" office:value="0.254682818011993" calcext:value-type="float">
            <text:p>0.254682818</text:p>
          </table:table-cell>
          <table:table-cell office:value-type="float" office:value="0.44979685656322" calcext:value-type="float">
            <text:p>0.4497968566</text:p>
          </table:table-cell>
          <table:table-cell office:value-type="float" office:value="0.53149952037047" calcext:value-type="float">
            <text:p>0.5314995204</text:p>
          </table:table-cell>
        </table:table-row>
        <table:table-row table:style-name="ro1">
          <table:table-cell office:value-type="float" office:value="0.27178475865553" calcext:value-type="float">
            <text:p>0.2717847587</text:p>
          </table:table-cell>
          <table:table-cell office:value-type="float" office:value="0.457011090800187" calcext:value-type="float">
            <text:p>0.4570110908</text:p>
          </table:table-cell>
          <table:table-cell office:value-type="float" office:value="0.515394522064269" calcext:value-type="float">
            <text:p>0.5153945221</text:p>
          </table:table-cell>
          <table:table-cell/>
          <table:table-cell office:value-type="float" office:value="0.264247752543277" calcext:value-type="float">
            <text:p>0.2642477525</text:p>
          </table:table-cell>
          <table:table-cell office:value-type="float" office:value="0.454427885133226" calcext:value-type="float">
            <text:p>0.4544278851</text:p>
          </table:table-cell>
          <table:table-cell office:value-type="float" office:value="0.523153946814294" calcext:value-type="float">
            <text:p>0.5231539468</text:p>
          </table:table-cell>
        </table:table-row>
        <table:table-row table:style-name="ro1">
          <table:table-cell office:value-type="float" office:value="0.280942717876903" calcext:value-type="float">
            <text:p>0.2809427179</text:p>
          </table:table-cell>
          <table:table-cell office:value-type="float" office:value="0.460264188263708" calcext:value-type="float">
            <text:p>0.4602641883</text:p>
          </table:table-cell>
          <table:table-cell office:value-type="float" office:value="0.506226917106769" calcext:value-type="float">
            <text:p>0.5062269171</text:p>
          </table:table-cell>
          <table:table-cell/>
          <table:table-cell office:value-type="float" office:value="0.273685931114528" calcext:value-type="float">
            <text:p>0.2736859311</text:p>
          </table:table-cell>
          <table:table-cell office:value-type="float" office:value="0.458299567698048" calcext:value-type="float">
            <text:p>0.4582995677</text:p>
          </table:table-cell>
          <table:table-cell office:value-type="float" office:value="0.5142495939073" calcext:value-type="float">
            <text:p>0.5142495939</text:p>
          </table:table-cell>
        </table:table-row>
        <table:table-row table:style-name="ro1">
          <table:table-cell office:value-type="float" office:value="0.289779534603644" calcext:value-type="float">
            <text:p>0.2897795346</text:p>
          </table:table-cell>
          <table:table-cell office:value-type="float" office:value="0.462831694575457" calcext:value-type="float">
            <text:p>0.4628316946</text:p>
          </table:table-cell>
          <table:table-cell office:value-type="float" office:value="0.496752543407052" calcext:value-type="float">
            <text:p>0.4967525434</text:p>
          </table:table-cell>
          <table:table-cell/>
          <table:table-cell office:value-type="float" office:value="0.282880951670069" calcext:value-type="float">
            <text:p>0.2828809517</text:p>
          </table:table-cell>
          <table:table-cell office:value-type="float" office:value="0.461443079860579" calcext:value-type="float">
            <text:p>0.4614430799</text:p>
          </table:table-cell>
          <table:table-cell office:value-type="float" office:value="0.504933460905588" calcext:value-type="float">
            <text:p>0.5049334609</text:p>
          </table:table-cell>
        </table:table-row>
        <table:table-row table:style-name="ro1">
          <table:table-cell office:value-type="float" office:value="0.29820978277088" calcext:value-type="float">
            <text:p>0.2982097828</text:p>
          </table:table-cell>
          <table:table-cell office:value-type="float" office:value="0.464764164105073" calcext:value-type="float">
            <text:p>0.4647641641</text:p>
          </table:table-cell>
          <table:table-cell office:value-type="float" office:value="0.487084469095919" calcext:value-type="float">
            <text:p>0.4870844691</text:p>
          </table:table-cell>
          <table:table-cell/>
          <table:table-cell office:value-type="float" office:value="0.291732763484068" calcext:value-type="float">
            <text:p>0.2917327635</text:p>
          </table:table-cell>
          <table:table-cell office:value-type="float" office:value="0.463902928783843" calcext:value-type="float">
            <text:p>0.4639029288</text:p>
          </table:table-cell>
          <table:table-cell office:value-type="float" office:value="0.495334754625027" calcext:value-type="float">
            <text:p>0.4953347546</text:p>
          </table:table-cell>
        </table:table-row>
        <table:table-row table:style-name="ro1">
          <table:table-cell office:value-type="float" office:value="0.306164718347544" calcext:value-type="float">
            <text:p>0.3061647183</text:p>
          </table:table-cell>
          <table:table-cell office:value-type="float" office:value="0.466117449032164" calcext:value-type="float">
            <text:p>0.466117449</text:p>
          </table:table-cell>
          <table:table-cell office:value-type="float" office:value="0.477317969036132" calcext:value-type="float">
            <text:p>0.477317969</text:p>
          </table:table-cell>
          <table:table-cell/>
          <table:table-cell office:value-type="float" office:value="0.300158366530824" calcext:value-type="float">
            <text:p>0.3001583665</text:p>
          </table:table-cell>
          <table:table-cell office:value-type="float" office:value="0.465732296181101" calcext:value-type="float">
            <text:p>0.4657322962</text:p>
          </table:table-cell>
          <table:table-cell office:value-type="float" office:value="0.485564148274396" calcext:value-type="float">
            <text:p>0.4855641483</text:p>
          </table:table-cell>
        </table:table-row>
        <table:table-row table:style-name="ro1">
          <table:table-cell office:value-type="float" office:value="0.31359158810406" calcext:value-type="float">
            <text:p>0.3135915881</text:p>
          </table:table-cell>
          <table:table-cell office:value-type="float" office:value="0.466949198832833" calcext:value-type="float">
            <text:p>0.4669491988</text:p>
          </table:table-cell>
          <table:table-cell office:value-type="float" office:value="0.467531715129088" calcext:value-type="float">
            <text:p>0.4675317151</text:p>
          </table:table-cell>
          <table:table-cell/>
          <table:table-cell office:value-type="float" office:value="0.308091656438651" calcext:value-type="float">
            <text:p>0.3080916564</text:p>
          </table:table-cell>
          <table:table-cell office:value-type="float" office:value="0.466988921801692" calcext:value-type="float">
            <text:p>0.4669889218</text:p>
          </table:table-cell>
          <table:table-cell office:value-type="float" office:value="0.475714297609532" calcext:value-type="float">
            <text:p>0.4757142976</text:p>
          </table:table-cell>
        </table:table-row>
        <table:table-row table:style-name="ro1">
          <table:table-cell office:value-type="float" office:value="0.320452411950315" calcext:value-type="float">
            <text:p>0.320452412</text:p>
          </table:table-cell>
          <table:table-cell office:value-type="float" office:value="0.467316072415273" calcext:value-type="float">
            <text:p>0.4673160724</text:p>
          </table:table-cell>
          <table:table-cell office:value-type="float" office:value="0.457789550642947" calcext:value-type="float">
            <text:p>0.4577895506</text:p>
          </table:table-cell>
          <table:table-cell/>
          <table:table-cell office:value-type="float" office:value="0.315482587775614" calcext:value-type="float">
            <text:p>0.3154825878</text:p>
          </table:table-cell>
          <table:table-cell office:value-type="float" office:value="0.467731676147344" calcext:value-type="float">
            <text:p>0.4677316761</text:p>
          </table:table-cell>
          <table:table-cell office:value-type="float" office:value="0.465861232655313" calcext:value-type="float">
            <text:p>0.4658612327</text:p>
          </table:table-cell>
        </table:table-row>
        <table:table-row table:style-name="ro1">
          <table:table-cell office:value-type="float" office:value="0.326722409504704" calcext:value-type="float">
            <text:p>0.3267224095</text:p>
          </table:table-cell>
          <table:table-cell office:value-type="float" office:value="0.467271650734973" calcext:value-type="float">
            <text:p>0.4672716507</text:p>
          </table:table-cell>
          <table:table-cell office:value-type="float" office:value="0.448142555568702" calcext:value-type="float">
            <text:p>0.4481425556</text:p>
          </table:table-cell>
          <table:table-cell/>
          <table:table-cell office:value-type="float" office:value="0.322295837138855" calcext:value-type="float">
            <text:p>0.3222958371</text:p>
          </table:table-cell>
          <table:table-cell office:value-type="float" office:value="0.468017869817934" calcext:value-type="float">
            <text:p>0.4680178698</text:p>
          </table:table-cell>
          <table:table-cell office:value-type="float" office:value="0.456066276122182" calcext:value-type="float">
            <text:p>0.4560662761</text:p>
          </table:table-cell>
        </table:table-row>
        <table:table-row table:style-name="ro1">
          <table:table-cell office:value-type="float" office:value="0.332388223255665" calcext:value-type="float">
            <text:p>0.3323882233</text:p>
          </table:table-cell>
          <table:table-cell office:value-type="float" office:value="0.466864986021898" calcext:value-type="float">
            <text:p>0.466864986</text:p>
          </table:table-cell>
          <table:table-cell office:value-type="float" office:value="0.438631178182252" calcext:value-type="float">
            <text:p>0.4386311782</text:p>
          </table:table-cell>
          <table:table-cell/>
          <table:table-cell office:value-type="float" office:value="0.328509138268772" calcext:value-type="float">
            <text:p>0.3285091383</text:p>
          </table:table-cell>
          <table:table-cell office:value-type="float" office:value="0.467901272335926" calcext:value-type="float">
            <text:p>0.4679012723</text:p>
          </table:table-cell>
          <table:table-cell office:value-type="float" office:value="0.446378200835425" calcext:value-type="float">
            <text:p>0.4463782008</text:p>
          </table:table-cell>
        </table:table-row>
        <table:table-row table:style-name="ro1">
          <table:table-cell office:value-type="float" office:value="0.337446065373091" calcext:value-type="float">
            <text:p>0.3374460654</text:p>
          </table:table-cell>
          <table:table-cell office:value-type="float" office:value="0.466139695231446" calcext:value-type="float">
            <text:p>0.4661396952</text:p>
          </table:table-cell>
          <table:table-cell office:value-type="float" office:value="0.429287276538943" calcext:value-type="float">
            <text:p>0.4292872765</text:p>
          </table:table-cell>
          <table:table-cell/>
          <table:table-cell office:value-type="float" office:value="0.334111440427012" calcext:value-type="float">
            <text:p>0.3341114404</text:p>
          </table:table-cell>
          <table:table-cell office:value-type="float" office:value="0.467430765611543" calcext:value-type="float">
            <text:p>0.4674307656</text:p>
          </table:table-cell>
          <table:table-cell office:value-type="float" office:value="0.436835410377444" calcext:value-type="float">
            <text:p>0.4368354104</text:p>
          </table:table-cell>
        </table:table-row>
        <table:table-row table:style-name="ro1">
          <table:table-cell office:value-type="float" office:value="0.341899887505846" calcext:value-type="float">
            <text:p>0.3418998875</text:p>
          </table:table-cell>
          <table:table-cell office:value-type="float" office:value="0.465133494888827" calcext:value-type="float">
            <text:p>0.4651334949</text:p>
          </table:table-cell>
          <table:table-cell office:value-type="float" office:value="0.4201359741637" calcext:value-type="float">
            <text:p>0.4201359742</text:p>
          </table:table-cell>
          <table:table-cell/>
          <table:table-cell office:value-type="float" office:value="0.339101014224058" calcext:value-type="float">
            <text:p>0.3391010142</text:p>
          </table:table-cell>
          <table:table-cell office:value-type="float" office:value="0.466649532540611" calcext:value-type="float">
            <text:p>0.4666495325</text:p>
          </table:table-cell>
          <table:table-cell office:value-type="float" office:value="0.427467996967119" calcext:value-type="float">
            <text:p>0.427467997</text:p>
          </table:table-cell>
        </table:table-row>
        <table:table-row table:style-name="ro1">
          <table:table-cell office:value-type="float" office:value="0.34575964605193" calcext:value-type="float">
            <text:p>0.3457596461</text:p>
          </table:table-cell>
          <table:table-cell office:value-type="float" office:value="0.463878076622395" calcext:value-type="float">
            <text:p>0.4638780766</text:p>
          </table:table-cell>
          <table:table-cell office:value-type="float" office:value="0.411197282662989" calcext:value-type="float">
            <text:p>0.4111972827</text:p>
          </table:table-cell>
          <table:table-cell/>
          <table:table-cell office:value-type="float" office:value="0.343483600429776" calcext:value-type="float">
            <text:p>0.3434836004</text:p>
          </table:table-cell>
          <table:table-cell office:value-type="float" office:value="0.465594674013302" calcext:value-type="float">
            <text:p>0.465594674</text:p>
          </table:table-cell>
          <table:table-cell office:value-type="float" office:value="0.418299590728839" calcext:value-type="float">
            <text:p>0.4182995907</text:p>
          </table:table-cell>
        </table:table-row>
        <table:table-row table:style-name="ro1">
          <table:table-cell office:value-type="float" office:value="0.349039711452875" calcext:value-type="float">
            <text:p>0.3490397115</text:p>
          </table:table-cell>
          <table:table-cell office:value-type="float" office:value="0.462399232470875" calcext:value-type="float">
            <text:p>0.4623992325</text:p>
          </table:table-cell>
          <table:table-cell office:value-type="float" office:value="0.402487479504292" calcext:value-type="float">
            <text:p>0.4024874795</text:p>
          </table:table-cell>
          <table:table-cell/>
          <table:table-cell office:value-type="float" office:value="0.347270670154173" calcext:value-type="float">
            <text:p>0.3472706702</text:p>
          </table:table-cell>
          <table:table-cell office:value-type="float" office:value="0.464297152172042" calcext:value-type="float">
            <text:p>0.4642971522</text:p>
          </table:table-cell>
          <table:table-cell office:value-type="float" office:value="0.409348961588008" calcext:value-type="float">
            <text:p>0.4093489616</text:p>
          </table:table-cell>
        </table:table-row>
        <table:table-row table:style-name="ro1">
          <table:table-cell office:value-type="float" office:value="0.351757450062869" calcext:value-type="float">
            <text:p>0.3517574501</text:p>
          </table:table-cell>
          <table:table-cell office:value-type="float" office:value="0.460717152665135" calcext:value-type="float">
            <text:p>0.4607171527</text:p>
          </table:table-cell>
          <table:table-cell office:value-type="float" office:value="0.39402025290939" calcext:value-type="float">
            <text:p>0.3940202529</text:p>
          </table:table-cell>
          <table:table-cell/>
          <table:table-cell office:value-type="float" office:value="0.350477840994198" calcext:value-type="float">
            <text:p>0.350477841</text:p>
          </table:table-cell>
          <table:table-cell office:value-type="float" office:value="0.462781969205833" calcext:value-type="float">
            <text:p>0.4627819692</text:p>
          </table:table-cell>
          <table:table-cell office:value-type="float" office:value="0.400631368765306" calcext:value-type="float">
            <text:p>0.4006313688</text:p>
          </table:table-cell>
        </table:table-row>
        <table:table-row table:style-name="ro1">
          <table:table-cell office:value-type="float" office:value="0.35393199134881" calcext:value-type="float">
            <text:p>0.3539319913</text:p>
          </table:table-cell>
          <table:table-cell office:value-type="float" office:value="0.458846833332752" calcext:value-type="float">
            <text:p>0.4588468333</text:p>
          </table:table-cell>
          <table:table-cell office:value-type="float" office:value="0.385807639806296" calcext:value-type="float">
            <text:p>0.3858076398</text:p>
          </table:table-cell>
          <table:table-cell/>
          <table:table-cell office:value-type="float" office:value="0.35312347415201" calcext:value-type="float">
            <text:p>0.3531234742</text:p>
          </table:table-cell>
          <table:table-cell office:value-type="float" office:value="0.461068505590912" calcext:value-type="float">
            <text:p>0.4610685056</text:p>
          </table:table-cell>
          <table:table-cell office:value-type="float" office:value="0.392159674739933" calcext:value-type="float">
            <text:p>0.3921596747</text:p>
          </table:table-cell>
        </table:table-row>
        <table:table-row table:style-name="ro1">
          <table:table-cell office:value-type="float" office:value="0.35558318138124" calcext:value-type="float">
            <text:p>0.3555831814</text:p>
          </table:table-cell>
          <table:table-cell office:value-type="float" office:value="0.456798545760821" calcext:value-type="float">
            <text:p>0.4567985458</text:p>
          </table:table-cell>
          <table:table-cell office:value-type="float" office:value="0.377860789476274" calcext:value-type="float">
            <text:p>0.3778607895</text:p>
          </table:table-cell>
          <table:table-cell/>
          <table:table-cell office:value-type="float" office:value="0.355227462277767" calcext:value-type="float">
            <text:p>0.3552274623</text:p>
          </table:table-cell>
          <table:table-cell office:value-type="float" office:value="0.459170956947501" calcext:value-type="float">
            <text:p>0.4591709569</text:p>
          </table:table-cell>
          <table:table-cell office:value-type="float" office:value="0.383945252954142" calcext:value-type="float">
            <text:p>0.383945253</text:p>
          </table:table-cell>
        </table:table-row>
        <table:table-row table:style-name="ro1">
          <table:table-cell office:value-type="float" office:value="0.356730715302539" calcext:value-type="float">
            <text:p>0.3567307153</text:p>
          </table:table-cell>
          <table:table-cell office:value-type="float" office:value="0.454578331561233" calcext:value-type="float">
            <text:p>0.4545783316</text:p>
          </table:table-cell>
          <table:table-cell office:value-type="float" office:value="0.370190587153297" calcext:value-type="float">
            <text:p>0.3701905872</text:p>
          </table:table-cell>
          <table:table-cell/>
          <table:table-cell office:value-type="float" office:value="0.356810206570788" calcext:value-type="float">
            <text:p>0.3568102066</text:p>
          </table:table-cell>
          <table:table-cell office:value-type="float" office:value="0.457098823039446" calcext:value-type="float">
            <text:p>0.457098823</text:p>
          </table:table-cell>
          <table:table-cell office:value-type="float" office:value="0.375998723933261" calcext:value-type="float">
            <text:p>0.3759987239</text:p>
          </table:table-cell>
        </table:table-row>
        <table:table-row table:style-name="ro1">
          <table:table-cell office:value-type="float" office:value="0.357393436122576" calcext:value-type="float">
            <text:p>0.3573934361</text:p>
          </table:table-cell>
          <table:table-cell office:value-type="float" office:value="0.452188498935539" calcext:value-type="float">
            <text:p>0.4521884989</text:p>
          </table:table-cell>
          <table:table-cell office:value-type="float" office:value="0.362808170244737" calcext:value-type="float">
            <text:p>0.3628081702</text:p>
          </table:table-cell>
          <table:table-cell/>
          <table:table-cell office:value-type="float" office:value="0.357891773950202" calcext:value-type="float">
            <text:p>0.357891774</text:p>
          </table:table-cell>
          <table:table-cell office:value-type="float" office:value="0.45485741510668" calcext:value-type="float">
            <text:p>0.4548574151</text:p>
          </table:table-cell>
          <table:table-cell office:value-type="float" office:value="0.368330555151215" calcext:value-type="float">
            <text:p>0.3683305552</text:p>
          </table:table-cell>
        </table:table-row>
        <table:table-row table:style-name="ro1">
          <table:table-cell office:value-type="float" office:value="0.357588784199701" calcext:value-type="float">
            <text:p>0.3575887842</text:p>
          </table:table-cell>
          <table:table-cell office:value-type="float" office:value="0.449628104199408" calcext:value-type="float">
            <text:p>0.4496281042</text:p>
          </table:table-cell>
          <table:table-cell office:value-type="float" office:value="0.355725366462118" calcext:value-type="float">
            <text:p>0.3557253665</text:p>
          </table:table-cell>
          <table:table-cell/>
          <table:table-cell office:value-type="float" office:value="0.358491220260714" calcext:value-type="float">
            <text:p>0.3584912203</text:p>
          </table:table-cell>
          <table:table-cell office:value-type="float" office:value="0.452448358407781" calcext:value-type="float">
            <text:p>0.4524483584</text:p>
          </table:table-cell>
          <table:table-cell office:value-type="float" office:value="0.360951557712219" calcext:value-type="float">
            <text:p>0.3609515577</text:p>
          </table:table-cell>
        </table:table-row>
        <table:table-row table:style-name="ro1">
          <table:table-cell office:value-type="float" office:value="0.357332380573743" calcext:value-type="float">
            <text:p>0.3573323806</text:p>
          </table:table-cell>
          <table:table-cell office:value-type="float" office:value="0.44689340995921" calcext:value-type="float">
            <text:p>0.44689341</text:p>
          </table:table-cell>
          <table:table-cell office:value-type="float" office:value="0.34895507897676" calcext:value-type="float">
            <text:p>0.348955079</text:p>
          </table:table-cell>
          <table:table-cell/>
          <table:table-cell office:value-type="float" office:value="0.358626062902841" calcext:value-type="float">
            <text:p>0.3586260629</text:p>
          </table:table-cell>
          <table:table-cell office:value-type="float" office:value="0.449870075593541" calcext:value-type="float">
            <text:p>0.4498700756</text:p>
          </table:table-cell>
          <table:table-cell office:value-type="float" office:value="0.353873309111249" calcext:value-type="float">
            <text:p>0.3538733091</text:p>
          </table:table-cell>
        </table:table-row>
        <table:table-row table:style-name="ro1">
          <table:table-cell office:value-type="float" office:value="0.356637727463382" calcext:value-type="float">
            <text:p>0.3566377275</text:p>
          </table:table-cell>
          <table:table-cell office:value-type="float" office:value="0.443978317087628" calcext:value-type="float">
            <text:p>0.4439783171</text:p>
          </table:table-cell>
          <table:table-cell office:value-type="float" office:value="0.342511639386759" calcext:value-type="float">
            <text:p>0.3425116394</text:p>
          </table:table-cell>
          <table:table-cell/>
          <table:table-cell office:value-type="float" office:value="0.358311885425041" calcext:value-type="float">
            <text:p>0.3583118854</text:p>
          </table:table-cell>
          <table:table-cell office:value-type="float" office:value="0.447118243534536" calcext:value-type="float">
            <text:p>0.4471182435</text:p>
          </table:table-cell>
          <table:table-cell office:value-type="float" office:value="0.347108526918843" calcext:value-type="float">
            <text:p>0.3471085269</text:p>
          </table:table-cell>
        </table:table-row>
        <table:table-row table:style-name="ro1">
          <table:table-cell office:value-type="float" office:value="0.355516010345606" calcext:value-type="float">
            <text:p>0.3555160103</text:p>
          </table:table-cell>
          <table:table-cell office:value-type="float" office:value="0.440874772201302" calcext:value-type="float">
            <text:p>0.4408747722</text:p>
          </table:table-cell>
          <table:table-cell office:value-type="float" office:value="0.336411145159353" calcext:value-type="float">
            <text:p>0.3364111452</text:p>
          </table:table-cell>
          <table:table-cell/>
          <table:table-cell office:value-type="float" office:value="0.357562057028913" calcext:value-type="float">
            <text:p>0.357562057</text:p>
          </table:table-cell>
          <table:table-cell office:value-type="float" office:value="0.444186221763539" calcext:value-type="float">
            <text:p>0.4441862218</text:p>
          </table:table-cell>
          <table:table-cell office:value-type="float" office:value="0.340671413796954" calcext:value-type="float">
            <text:p>0.3406714138</text:p>
          </table:table-cell>
        </table:table-row>
        <table:table-row table:style-name="ro1">
          <table:table-cell office:value-type="float" office:value="0.353975987805948" calcext:value-type="float">
            <text:p>0.3539759878</text:p>
          </table:table-cell>
          <table:table-cell office:value-type="float" office:value="0.437573155972507" calcext:value-type="float">
            <text:p>0.437573156</text:p>
          </table:table-cell>
          <table:table-cell office:value-type="float" office:value="0.330671794449265" calcext:value-type="float">
            <text:p>0.3306717944</text:p>
          </table:table-cell>
          <table:table-cell/>
          <table:table-cell office:value-type="float" office:value="0.356387551249917" calcext:value-type="float">
            <text:p>0.3563875512</text:p>
          </table:table-cell>
          <table:table-cell office:value-type="float" office:value="0.441065455060362" calcext:value-type="float">
            <text:p>0.4410654551</text:p>
          </table:table-cell>
          <table:table-cell office:value-type="float" office:value="0.334577990107627" calcext:value-type="float">
            <text:p>0.3345779901</text:p>
          </table:table-cell>
        </table:table-row>
        <table:table-row table:style-name="ro1">
          <table:table-cell office:value-type="float" office:value="0.352023957564558" calcext:value-type="float">
            <text:p>0.3520239576</text:p>
          </table:table-cell>
          <table:table-cell office:value-type="float" office:value="0.434062660551674" calcext:value-type="float">
            <text:p>0.4340626606</text:p>
          </table:table-cell>
          <table:table-cell office:value-type="float" office:value="0.325314227796593" calcext:value-type="float">
            <text:p>0.3253142278</text:p>
          </table:table-cell>
          <table:table-cell/>
          <table:table-cell office:value-type="float" office:value="0.354796850001309" calcext:value-type="float">
            <text:p>0.35479685</text:p>
          </table:table-cell>
          <table:table-cell office:value-type="float" office:value="0.437745856179381" calcext:value-type="float">
            <text:p>0.4377458562</text:p>
          </table:table-cell>
          <table:table-cell office:value-type="float" office:value="0.32884642664401" calcext:value-type="float">
            <text:p>0.3288464266</text:p>
          </table:table-cell>
        </table:table-row>
        <table:table-row table:style-name="ro1">
          <table:table-cell office:value-type="float" office:value="0.349663789586818" calcext:value-type="float">
            <text:p>0.3496637896</text:p>
          </table:table-cell>
          <table:table-cell office:value-type="float" office:value="0.430331666844135" calcext:value-type="float">
            <text:p>0.4303316668</text:p>
          </table:table-cell>
          <table:table-cell office:value-type="float" office:value="0.320361883084214" calcext:value-type="float">
            <text:p>0.3203618831</text:p>
          </table:table-cell>
          <table:table-cell/>
          <table:table-cell office:value-type="float" office:value="0.352795921498473" calcext:value-type="float">
            <text:p>0.3527959215</text:p>
          </table:table-cell>
          <table:table-cell office:value-type="float" office:value="0.434216177543038" calcext:value-type="float">
            <text:p>0.4342161775</text:p>
          </table:table-cell>
          <table:table-cell office:value-type="float" office:value="0.323497386675105" calcext:value-type="float">
            <text:p>0.3234973867</text:p>
          </table:table-cell>
        </table:table-row>
        <table:table-row table:style-name="ro1">
          <table:table-cell office:value-type="float" office:value="0.346897019869916" calcext:value-type="float">
            <text:p>0.3468970199</text:p>
          </table:table-cell>
          <table:table-cell office:value-type="float" office:value="0.426368134538035" calcext:value-type="float">
            <text:p>0.4263681345</text:p>
          </table:table-cell>
          <table:table-cell office:value-type="float" office:value="0.315841367123781" calcext:value-type="float">
            <text:p>0.3158413671</text:p>
          </table:table-cell>
          <table:table-cell/>
          <table:table-cell office:value-type="float" office:value="0.350388263166322" calcext:value-type="float">
            <text:p>0.3503882632</text:p>
          </table:table-cell>
          <table:table-cell office:value-type="float" office:value="0.430464383103192" calcext:value-type="float">
            <text:p>0.4304643831</text:p>
          </table:table-cell>
          <table:table-cell office:value-type="float" office:value="0.318554383440583" calcext:value-type="float">
            <text:p>0.3185543834</text:p>
          </table:table-cell>
        </table:table-row>
        <table:table-row table:style-name="ro1">
          <table:table-cell office:value-type="float" office:value="0.343723001288502" calcext:value-type="float">
            <text:p>0.3437230013</text:p>
          </table:table-cell>
          <table:table-cell office:value-type="float" office:value="0.422160019742807" calcext:value-type="float">
            <text:p>0.4221600197</text:p>
          </table:table-cell>
          <table:table-cell office:value-type="float" office:value="0.311782844132196" calcext:value-type="float">
            <text:p>0.3117828441</text:p>
          </table:table-cell>
          <table:table-cell/>
          <table:table-cell office:value-type="float" office:value="0.347575003374193" calcext:value-type="float">
            <text:p>0.3475750034</text:p>
          </table:table-cell>
          <table:table-cell office:value-type="float" office:value="0.426478033669972" calcext:value-type="float">
            <text:p>0.4264780337</text:p>
          </table:table-cell>
          <table:table-cell office:value-type="float" office:value="0.314044156286092" calcext:value-type="float">
            <text:p>0.3140441563</text:p>
          </table:table-cell>
        </table:table-row>
        <table:table-row table:style-name="ro1">
          <table:table-cell office:value-type="float" office:value="0.340139110740651" calcext:value-type="float">
            <text:p>0.3401391107</text:p>
          </table:table-cell>
          <table:table-cell office:value-type="float" office:value="0.417695736944118" calcext:value-type="float">
            <text:p>0.4176957369</text:p>
          </table:table-cell>
          <table:table-cell office:value-type="float" office:value="0.308220437911389" calcext:value-type="float">
            <text:p>0.3082204379</text:p>
          </table:table-cell>
          <table:table-cell/>
          <table:table-cell office:value-type="float" office:value="0.344355058678474" calcext:value-type="float">
            <text:p>0.3443550587</text:p>
          </table:table-cell>
          <table:table-cell office:value-type="float" office:value="0.422244700944554" calcext:value-type="float">
            <text:p>0.4222447009</text:p>
          </table:table-cell>
          <table:table-cell office:value-type="float" office:value="0.309997065574344" calcext:value-type="float">
            <text:p>0.3099970656</text:p>
          </table:table-cell>
        </table:table-row>
        <table:table-row table:style-name="ro1">
          <table:table-cell office:value-type="float" office:value="0.336141014733807" calcext:value-type="float">
            <text:p>0.3361410147</text:p>
          </table:table-cell>
          <table:table-cell office:value-type="float" office:value="0.412964683733511" calcext:value-type="float">
            <text:p>0.4129646837</text:p>
          </table:table-cell>
          <table:table-cell office:value-type="float" office:value="0.305192640476147" calcext:value-type="float">
            <text:p>0.3051926405</text:p>
          </table:table-cell>
          <table:table-cell/>
          <table:table-cell office:value-type="float" office:value="0.340725346146781" calcext:value-type="float">
            <text:p>0.3407253461</text:p>
          </table:table-cell>
          <table:table-cell office:value-type="float" office:value="0.417752427341287" calcext:value-type="float">
            <text:p>0.4177524273</text:p>
          </table:table-cell>
          <table:table-cell office:value-type="float" office:value="0.306447503089574" calcext:value-type="float">
            <text:p>0.3064475031</text:p>
          </table:table-cell>
        </table:table-row>
        <table:table-row table:style-name="ro1">
          <table:table-cell office:value-type="float" office:value="0.331722998469495" calcext:value-type="float">
            <text:p>0.3317229985</text:p>
          </table:table-cell>
          <table:table-cell office:value-type="float" office:value="0.407957848386494" calcext:value-type="float">
            <text:p>0.4079578484</text:p>
          </table:table-cell>
          <table:table-cell office:value-type="float" office:value="0.302742714882213" calcext:value-type="float">
            <text:p>0.3027427149</text:p>
          </table:table-cell>
          <table:table-cell/>
          <table:table-cell office:value-type="float" office:value="0.336681053268515" calcext:value-type="float">
            <text:p>0.3366810533</text:p>
          </table:table-cell>
          <table:table-cell office:value-type="float" office:value="0.412990250465419" calcext:value-type="float">
            <text:p>0.4129902505</text:p>
          </table:table-cell>
          <table:table-cell office:value-type="float" office:value="0.303434310588291" calcext:value-type="float">
            <text:p>0.3034343106</text:p>
          </table:table-cell>
        </table:table-row>
        <table:table-row table:style-name="ro1">
          <table:table-cell office:value-type="float" office:value="0.326878366400228" calcext:value-type="float">
            <text:p>0.3268783664</text:p>
          </table:table-cell>
          <table:table-cell office:value-type="float" office:value="0.402668521718725" calcext:value-type="float">
            <text:p>0.4026685217</text:p>
          </table:table-cell>
          <table:table-cell office:value-type="float" office:value="0.300919073760158" calcext:value-type="float">
            <text:p>0.3009190738</text:p>
          </table:table-cell>
          <table:table-cell/>
          <table:table-cell office:value-type="float" office:value="0.332215970910033" calcext:value-type="float">
            <text:p>0.3322159709</text:p>
          </table:table-cell>
          <table:table-cell office:value-type="float" office:value="0.407948812780308" calcext:value-type="float">
            <text:p>0.4079488128</text:p>
          </table:table-cell>
          <table:table-cell office:value-type="float" office:value="0.301001194124042" calcext:value-type="float">
            <text:p>0.3010011941</text:p>
          </table:table-cell>
        </table:table-row>
        <table:table-row table:style-name="ro1">
          <table:table-cell office:value-type="float" office:value="0.321599925098658" calcext:value-type="float">
            <text:p>0.3215999251</text:p>
          </table:table-cell>
          <table:table-cell office:value-type="float" office:value="0.397093135519865" calcext:value-type="float">
            <text:p>0.3970931355</text:p>
          </table:table-cell>
          <table:table-cell office:value-type="float" office:value="0.299775607215321" calcext:value-type="float">
            <text:p>0.2997756072</text:p>
          </table:table-cell>
          <table:table-cell/>
          <table:table-cell office:value-type="float" office:value="0.327322897727118" calcext:value-type="float">
            <text:p>0.3273228977</text:p>
          </table:table-cell>
          <table:table-cell office:value-type="float" office:value="0.402621078425912" calcext:value-type="float">
            <text:p>0.4026210784</text:p>
          </table:table-cell>
          <table:table-cell office:value-type="float" office:value="0.299197115448497" calcext:value-type="float">
            <text:p>0.2991971154</text:p>
          </table:table-cell>
        </table:table-row>
        <table:table-row table:style-name="ro1">
          <table:table-cell office:value-type="float" office:value="0.315880562020073" calcext:value-type="float">
            <text:p>0.315880562</text:p>
          </table:table-cell>
          <table:table-cell office:value-type="float" office:value="0.391232249890213" calcext:value-type="float">
            <text:p>0.3912322499</text:p>
          </table:table-cell>
          <table:table-cell office:value-type="float" office:value="0.299371923972246" calcext:value-type="float">
            <text:p>0.299371924</text:p>
          </table:table-cell>
          <table:table-cell/>
          <table:table-cell office:value-type="float" office:value="0.321994127362305" calcext:value-type="float">
            <text:p>0.3219941274</text:p>
          </table:table-cell>
          <table:table-cell office:value-type="float" office:value="0.39700318010694" calcext:value-type="float">
            <text:p>0.3970031801</text:p>
          </table:table-cell>
          <table:table-cell office:value-type="float" office:value="0.298076633808806" calcext:value-type="float">
            <text:p>0.2980766338</text:p>
          </table:table-cell>
        </table:table-row>
        <table:table-row table:style-name="ro1">
          <table:table-cell office:value-type="float" office:value="0.30971393622382" calcext:value-type="float">
            <text:p>0.3097139362</text:p>
          </table:table-cell>
          <table:table-cell office:value-type="float" office:value="0.385091710459937" calcext:value-type="float">
            <text:p>0.3850917105</text:p>
          </table:table-cell>
          <table:table-cell office:value-type="float" office:value="0.299773457630185" calcext:value-type="float">
            <text:p>0.2997734576</text:p>
          </table:table-cell>
          <table:table-cell/>
          <table:table-cell office:value-type="float" office:value="0.316222032553948" calcext:value-type="float">
            <text:p>0.3162220326</text:p>
          </table:table-cell>
          <table:table-cell office:value-type="float" office:value="0.391095419086865" calcext:value-type="float">
            <text:p>0.3910954191</text:p>
          </table:table-cell>
          <table:table-cell office:value-type="float" office:value="0.297700161468552" calcext:value-type="float">
            <text:p>0.2977001615</text:p>
          </table:table-cell>
        </table:table-row>
        <table:table-row table:style-name="ro1">
          <table:table-cell office:value-type="float" office:value="0.303095299139732" calcext:value-type="float">
            <text:p>0.3030952991</text:p>
          </table:table-cell>
          <table:table-cell office:value-type="float" office:value="0.378683993021306" calcext:value-type="float">
            <text:p>0.378683993</text:p>
          </table:table-cell>
          <table:table-cell office:value-type="float" office:value="0.30105137547152" calcext:value-type="float">
            <text:p>0.3010513755</text:p>
          </table:table-cell>
          <table:table-cell/>
          <table:table-cell office:value-type="float" office:value="0.309999762836773" calcext:value-type="float">
            <text:p>0.3099997628</text:p>
          </table:table-cell>
          <table:table-cell office:value-type="float" office:value="0.384903440062867" calcext:value-type="float">
            <text:p>0.3849034401</text:p>
          </table:table-cell>
          <table:table-cell office:value-type="float" office:value="0.298134083965636" calcext:value-type="float">
            <text:p>0.298134084</text:p>
          </table:table-cell>
        </table:table-row>
        <table:table-row table:style-name="ro1">
          <table:table-cell office:value-type="float" office:value="0.296022464710263" calcext:value-type="float">
            <text:p>0.2960224647</text:p>
          </table:table-cell>
          <table:table-cell office:value-type="float" office:value="0.372029746573163" calcext:value-type="float">
            <text:p>0.3720297466</text:p>
          </table:table-cell>
          <table:table-cell office:value-type="float" office:value="0.303282210459037" calcext:value-type="float">
            <text:p>0.3032822105</text:p>
          </table:table-cell>
          <table:table-cell/>
          <table:table-cell office:value-type="float" office:value="0.303322074610232" calcext:value-type="float">
            <text:p>0.3033220746</text:p>
          </table:table-cell>
          <table:table-cell office:value-type="float" office:value="0.378439599301992" calcext:value-type="float">
            <text:p>0.3784395993</text:p>
          </table:table-cell>
          <table:table-cell office:value-type="float" office:value="0.299450681283253" calcext:value-type="float">
            <text:p>0.2994506813</text:p>
          </table:table-cell>
        </table:table-row>
        <table:table-row table:style-name="ro1">
          <table:table-cell office:value-type="float" office:value="0.288496948260306" calcext:value-type="float">
            <text:p>0.2884969483</text:p>
          </table:table-cell>
          <table:table-cell office:value-type="float" office:value="0.365159534916716" calcext:value-type="float">
            <text:p>0.3651595349</text:p>
          </table:table-cell>
          <table:table-cell office:value-type="float" office:value="0.306547118271258" calcext:value-type="float">
            <text:p>0.3065471183</text:p>
          </table:table-cell>
          <table:table-cell/>
          <table:table-cell office:value-type="float" office:value="0.296186313673715" calcext:value-type="float">
            <text:p>0.2961863137</text:p>
          </table:table-cell>
          <table:table-cell office:value-type="float" office:value="0.371724537881022" calcext:value-type="float">
            <text:p>0.3717245379</text:p>
          </table:table-cell>
          <table:table-cell office:value-type="float" office:value="0.301727768763928" calcext:value-type="float">
            <text:p>0.3017277688</text:p>
          </table:table-cell>
        </table:table-row>
        <table:table-row table:style-name="ro1">
          <table:table-cell office:value-type="float" office:value="0.280525291628617" calcext:value-type="float">
            <text:p>0.2805252916</text:p>
          </table:table-cell>
          <table:table-cell office:value-type="float" office:value="0.358115760240984" calcext:value-type="float">
            <text:p>0.3581157602</text:p>
          </table:table-cell>
          <table:table-cell office:value-type="float" office:value="0.310930641443346" calcext:value-type="float">
            <text:p>0.3109306414</text:p>
          </table:table-cell>
          <table:table-cell/>
          <table:table-cell office:value-type="float" office:value="0.288593570418478" calcext:value-type="float">
            <text:p>0.2885935704</text:p>
          </table:table-cell>
          <table:table-cell office:value-type="float" office:value="0.364788960899705" calcext:value-type="float">
            <text:p>0.3647889609</text:p>
          </table:table-cell>
          <table:table-cell office:value-type="float" office:value="0.305047957130631" calcext:value-type="float">
            <text:p>0.3050479571</text:p>
          </table:table-cell>
        </table:table-row>
        <table:table-row table:style-name="ro1">
          <table:table-cell office:value-type="float" office:value="0.272120587624333" calcext:value-type="float">
            <text:p>0.2721205876</text:p>
          </table:table-cell>
          <table:table-cell office:value-type="float" office:value="0.350954727881484" calcext:value-type="float">
            <text:p>0.3509547279</text:p>
          </table:table-cell>
          <table:table-cell office:value-type="float" office:value="0.316518843761923" calcext:value-type="float">
            <text:p>0.3165188438</text:p>
          </table:table-cell>
          <table:table-cell/>
          <table:table-cell office:value-type="float" office:value="0.280550026091962" calcext:value-type="float">
            <text:p>0.2805500261</text:p>
          </table:table-cell>
          <table:table-cell office:value-type="float" office:value="0.35767560655608" calcext:value-type="float">
            <text:p>0.3576756066</text:p>
          </table:table-cell>
          <table:table-cell office:value-type="float" office:value="0.309497410382813" calcext:value-type="float">
            <text:p>0.3094974104</text:p>
          </table:table-cell>
        </table:table-row>
        <table:table-row table:style-name="ro1">
          <table:table-cell office:value-type="float" office:value="0.263304208723682" calcext:value-type="float">
            <text:p>0.2633042087</text:p>
          </table:table-cell>
          <table:table-cell office:value-type="float" office:value="0.343748777874364" calcext:value-type="float">
            <text:p>0.3437487779</text:p>
          </table:table-cell>
          <table:table-cell office:value-type="float" office:value="0.323396663084055" calcext:value-type="float">
            <text:p>0.3233966631</text:p>
          </table:table-cell>
          <table:table-cell/>
          <table:table-cell office:value-type="float" office:value="0.272068504072018" calcext:value-type="float">
            <text:p>0.2720685041</text:p>
          </table:table-cell>
          <table:table-cell office:value-type="float" office:value="0.350441364191684" calcext:value-type="float">
            <text:p>0.3504413642</text:p>
          </table:table-cell>
          <table:table-cell office:value-type="float" office:value="0.315163960496936" calcext:value-type="float">
            <text:p>0.3151639605</text:p>
          </table:table-cell>
        </table:table-row>
        <table:table-row table:style-name="ro1">
          <table:table-cell office:value-type="float" office:value="0.254107731871182" calcext:value-type="float">
            <text:p>0.2541077319</text:p>
          </table:table-cell>
          <table:table-cell office:value-type="float" office:value="0.336588364583213" calcext:value-type="float">
            <text:p>0.3365883646</text:p>
          </table:table-cell>
          <table:table-cell office:value-type="float" office:value="0.33164432439545" calcext:value-type="float">
            <text:p>0.3316443244</text:p>
          </table:table-cell>
          <table:table-cell/>
          <table:table-cell office:value-type="float" office:value="0.263170231844182" calcext:value-type="float">
            <text:p>0.2631702318</text:p>
          </table:table-cell>
          <table:table-cell office:value-type="float" office:value="0.343159465986112" calcext:value-type="float">
            <text:p>0.343159466</text:p>
          </table:table-cell>
          <table:table-cell office:value-type="float" office:value="0.322134421934629" calcext:value-type="float">
            <text:p>0.3221344219</text:p>
          </table:table-cell>
        </table:table-row>
        <table:table-row table:style-name="ro1">
          <table:table-cell office:value-type="float" office:value="0.244575031938591" calcext:value-type="float">
            <text:p>0.2445750319</text:p>
          </table:table-cell>
          <table:table-cell office:value-type="float" office:value="0.329583909878106" calcext:value-type="float">
            <text:p>0.3295839099</text:p>
          </table:table-cell>
          <table:table-cell office:value-type="float" office:value="0.341332663816079" calcext:value-type="float">
            <text:p>0.3413326638</text:p>
          </table:table-cell>
          <table:table-cell/>
          <table:table-cell office:value-type="float" office:value="0.253886806090805" calcext:value-type="float">
            <text:p>0.2538868061</text:p>
          </table:table-cell>
          <table:table-cell office:value-type="float" office:value="0.335921631325388" calcext:value-type="float">
            <text:p>0.3359216313</text:p>
          </table:table-cell>
          <table:table-cell office:value-type="float" office:value="0.33049094177154" calcext:value-type="float">
            <text:p>0.3304909418</text:p>
          </table:table-cell>
        </table:table-row>
        <table:table-row table:style-name="ro1">
          <table:table-cell office:value-type="float" office:value="0.23476448948178" calcext:value-type="float">
            <text:p>0.2347644895</text:p>
          </table:table-cell>
          <table:table-cell office:value-type="float" office:value="0.322867189044732" calcext:value-type="float">
            <text:p>0.322867189</text:p>
          </table:table-cell>
          <table:table-cell office:value-type="float" office:value="0.352517247128224" calcext:value-type="float">
            <text:p>0.3525172471</text:p>
          </table:table-cell>
          <table:table-cell/>
          <table:table-cell office:value-type="float" office:value="0.24426233355686" calcext:value-type="float">
            <text:p>0.2442623336</text:p>
          </table:table-cell>
          <table:table-cell office:value-type="float" office:value="0.328839985225573" calcext:value-type="float">
            <text:p>0.3288399852</text:p>
          </table:table-cell>
          <table:table-cell office:value-type="float" office:value="0.340306229667334" calcext:value-type="float">
            <text:p>0.3403062297</text:p>
          </table:table-cell>
        </table:table-row>
        <table:table-row table:style-name="ro1">
          <table:table-cell office:value-type="float" office:value="0.224751222866971" calcext:value-type="float">
            <text:p>0.2247512229</text:p>
          </table:table-cell>
          <table:table-cell office:value-type="float" office:value="0.316591935478939" calcext:value-type="float">
            <text:p>0.3165919355</text:p>
          </table:table-cell>
          <table:table-cell office:value-type="float" office:value="0.365231233809216" calcext:value-type="float">
            <text:p>0.3652312338</text:p>
          </table:table-cell>
          <table:table-cell/>
          <table:table-cell office:value-type="float" office:value="0.23435569274025" calcext:value-type="float">
            <text:p>0.2343556927</text:p>
          </table:table-cell>
          <table:table-cell office:value-type="float" office:value="0.322048503462012" calcext:value-type="float">
            <text:p>0.3220485035</text:p>
          </table:table-cell>
          <table:table-cell office:value-type="float" office:value="0.351637544980078" calcext:value-type="float">
            <text:p>0.351637545</text:p>
          </table:table-cell>
        </table:table-row>
        <table:table-row table:style-name="ro1">
          <table:table-cell office:value-type="float" office:value="0.214629210283141" calcext:value-type="float">
            <text:p>0.2146292103</text:p>
          </table:table-cell>
          <table:table-cell office:value-type="float" office:value="0.310933278070603" calcext:value-type="float">
            <text:p>0.3109332781</text:p>
          </table:table-cell>
          <table:table-cell office:value-type="float" office:value="0.379477050899907" calcext:value-type="float">
            <text:p>0.3794770509</text:p>
          </table:table-cell>
          <table:table-cell/>
          <table:table-cell office:value-type="float" office:value="0.224242824837774" calcext:value-type="float">
            <text:p>0.2242428248</text:p>
          </table:table-cell>
          <table:table-cell office:value-type="float" office:value="0.315703660966643" calcext:value-type="float">
            <text:p>0.315703661</text:p>
          </table:table-cell>
          <table:table-cell office:value-type="float" office:value="0.364519387133291" calcext:value-type="float">
            <text:p>0.3645193871</text:p>
          </table:table-cell>
        </table:table-row>
        <table:table-row table:style-name="ro1">
          <table:table-cell office:value-type="float" office:value="0.204513114636272" calcext:value-type="float">
            <text:p>0.2045131146</text:p>
          </table:table-cell>
          <table:table-cell office:value-type="float" office:value="0.306085567328729" calcext:value-type="float">
            <text:p>0.3060855673</text:p>
          </table:table-cell>
          <table:table-cell office:value-type="float" office:value="0.395217110398292" calcext:value-type="float">
            <text:p>0.3952171104</text:p>
          </table:table-cell>
          <table:table-cell/>
          <table:table-cell office:value-type="float" office:value="0.21401891637335" calcext:value-type="float">
            <text:p>0.2140189164</text:p>
          </table:table-cell>
          <table:table-cell office:value-type="float" office:value="0.309983884621718" calcext:value-type="float">
            <text:p>0.3099838846</text:p>
          </table:table-cell>
          <table:table-cell office:value-type="float" office:value="0.378954951859427" calcext:value-type="float">
            <text:p>0.3789549519</text:p>
          </table:table-cell>
        </table:table-row>
        <table:table-row table:style-name="ro1">
          <table:table-cell office:value-type="float" office:value="0.194539567010778" calcext:value-type="float">
            <text:p>0.194539567</text:p>
          </table:table-cell>
          <table:table-cell office:value-type="float" office:value="0.302258122645235" calcext:value-type="float">
            <text:p>0.3022581226</text:p>
          </table:table-cell>
          <table:table-cell office:value-type="float" office:value="0.41236403424707" calcext:value-type="float">
            <text:p>0.4123640342</text:p>
          </table:table-cell>
          <table:table-cell/>
          <table:table-cell office:value-type="float" office:value="0.203800281546752" calcext:value-type="float">
            <text:p>0.2038002815</text:p>
          </table:table-cell>
          <table:table-cell office:value-type="float" office:value="0.305087350607031" calcext:value-type="float">
            <text:p>0.3050873506</text:p>
          </table:table-cell>
          <table:table-cell office:value-type="float" office:value="0.394906590853588" calcext:value-type="float">
            <text:p>0.3949065909</text:p>
          </table:table-cell>
        </table:table-row>
        <table:table-row table:style-name="ro1">
          <table:table-cell office:value-type="float" office:value="0.184867608525074" calcext:value-type="float">
            <text:p>0.1848676085</text:p>
          </table:table-cell>
          <table:table-cell office:value-type="float" office:value="0.299668469976784" calcext:value-type="float">
            <text:p>0.29966847</text:p>
          </table:table-cell>
          <table:table-cell office:value-type="float" office:value="0.43077113688201" calcext:value-type="float">
            <text:p>0.4307711369</text:p>
          </table:table-cell>
          <table:table-cell/>
          <table:table-cell office:value-type="float" office:value="0.193725692813422" calcext:value-type="float">
            <text:p>0.1937256928</text:p>
          </table:table-cell>
          <table:table-cell office:value-type="float" office:value="0.301227640676572" calcext:value-type="float">
            <text:p>0.3012276407</text:p>
          </table:table-cell>
          <table:table-cell office:value-type="float" office:value="0.412285751165303" calcext:value-type="float">
            <text:p>0.4122857512</text:p>
          </table:table-cell>
        </table:table-row>
        <table:table-row table:style-name="ro1">
          <table:table-cell office:value-type="float" office:value="0.175677946105101" calcext:value-type="float">
            <text:p>0.1756779461</text:p>
          </table:table-cell>
          <table:table-cell office:value-type="float" office:value="0.298532767040729" calcext:value-type="float">
            <text:p>0.298532767</text:p>
          </table:table-cell>
          <table:table-cell office:value-type="float" office:value="0.450224233910822" calcext:value-type="float">
            <text:p>0.4502242339</text:p>
          </table:table-cell>
          <table:table-cell/>
          <table:table-cell office:value-type="float" office:value="0.183956849981526" calcext:value-type="float">
            <text:p>0.18395685</text:p>
          </table:table-cell>
          <table:table-cell office:value-type="float" office:value="0.298626808707553" calcext:value-type="float">
            <text:p>0.2986268087</text:p>
          </table:table-cell>
          <table:table-cell office:value-type="float" office:value="0.43094316789222" calcext:value-type="float">
            <text:p>0.4309431679</text:p>
          </table:table-cell>
        </table:table-row>
        <table:table-row table:style-name="ro1">
          <table:table-cell office:value-type="float" office:value="0.167170659236232" calcext:value-type="float">
            <text:p>0.1671706592</text:p>
          </table:table-cell>
          <table:table-cell office:value-type="float" office:value="0.299053360476687" calcext:value-type="float">
            <text:p>0.2990533605</text:p>
          </table:table-cell>
          <table:table-cell office:value-type="float" office:value="0.470436149949506" calcext:value-type="float">
            <text:p>0.4704361499</text:p>
          </table:table-cell>
          <table:table-cell/>
          <table:table-cell office:value-type="float" office:value="0.174677631682728" calcext:value-type="float">
            <text:p>0.1746776317</text:p>
          </table:table-cell>
          <table:table-cell office:value-type="float" office:value="0.297505540517135" calcext:value-type="float">
            <text:p>0.2975055405</text:p>
          </table:table-cell>
          <table:table-cell office:value-type="float" office:value="0.450660415855098" calcext:value-type="float">
            <text:p>0.4506604159</text:p>
          </table:table-cell>
        </table:table-row>
        <table:table-row table:style-name="ro1">
          <table:table-cell office:value-type="float" office:value="0.159561019894642" calcext:value-type="float">
            <text:p>0.1595610199</text:p>
          </table:table-cell>
          <table:table-cell office:value-type="float" office:value="0.301403802950479" calcext:value-type="float">
            <text:p>0.301403803</text:p>
          </table:table-cell>
          <table:table-cell office:value-type="float" office:value="0.491045514275818" calcext:value-type="float">
            <text:p>0.4910455143</text:p>
          </table:table-cell>
          <table:table-cell/>
          <table:table-cell office:value-type="float" office:value="0.166091753334542" calcext:value-type="float">
            <text:p>0.1660917533</text:p>
          </table:table-cell>
          <table:table-cell office:value-type="float" office:value="0.298070346473253" calcext:value-type="float">
            <text:p>0.2980703465</text:p>
          </table:table-cell>
          <table:table-cell office:value-type="float" office:value="0.471144244087468" calcext:value-type="float">
            <text:p>0.4711442441</text:p>
          </table:table-cell>
        </table:table-row>
        <table:table-row table:style-name="ro1">
          <table:table-cell office:value-type="float" office:value="0.153073175491407" calcext:value-type="float">
            <text:p>0.1530731755</text:p>
          </table:table-cell>
          <table:table-cell office:value-type="float" office:value="0.305712168428035" calcext:value-type="float">
            <text:p>0.3057121684</text:p>
          </table:table-cell>
          <table:table-cell office:value-type="float" office:value="0.511621460717187" calcext:value-type="float">
            <text:p>0.5116214607</text:p>
          </table:table-cell>
          <table:table-cell/>
          <table:table-cell office:value-type="float" office:value="0.158418481251196" calcext:value-type="float">
            <text:p>0.1584184813</text:p>
          </table:table-cell>
          <table:table-cell office:value-type="float" office:value="0.300498125563504" calcext:value-type="float">
            <text:p>0.3004981256</text:p>
          </table:table-cell>
          <table:table-cell office:value-type="float" office:value="0.492025342937817" calcext:value-type="float">
            <text:p>0.4920253429</text:p>
          </table:table-cell>
        </table:table-row>
        <table:table-row table:style-name="ro1">
          <table:table-cell office:value-type="float" office:value="0.147931610278542" calcext:value-type="float">
            <text:p>0.1479316103</text:p>
          </table:table-cell>
          <table:table-cell office:value-type="float" office:value="0.312044090062582" calcext:value-type="float">
            <text:p>0.3120440901</text:p>
          </table:table-cell>
          <table:table-cell office:value-type="float" office:value="0.531675580255979" calcext:value-type="float">
            <text:p>0.5316755803</text:p>
          </table:table-cell>
          <table:table-cell/>
          <table:table-cell office:value-type="float" office:value="0.151886143193906" calcext:value-type="float">
            <text:p>0.1518861432</text:p>
          </table:table-cell>
          <table:table-cell office:value-type="float" office:value="0.304918971671081" calcext:value-type="float">
            <text:p>0.3049189717</text:p>
          </table:table-cell>
          <table:table-cell office:value-type="float" office:value="0.512863223285738" calcext:value-type="float">
            <text:p>0.5128632233</text:p>
          </table:table-cell>
        </table:table-row>
        <table:table-row table:style-name="ro1">
          <table:table-cell office:value-type="float" office:value="0.144350549696442" calcext:value-type="float">
            <text:p>0.1443505497</text:p>
          </table:table-cell>
          <table:table-cell office:value-type="float" office:value="0.320387504868748" calcext:value-type="float">
            <text:p>0.3203875049</text:p>
          </table:table-cell>
          <table:table-cell office:value-type="float" office:value="0.550681825546324" calcext:value-type="float">
            <text:p>0.5506818255</text:p>
          </table:table-cell>
          <table:table-cell/>
          <table:table-cell office:value-type="float" office:value="0.14672334767737" calcext:value-type="float">
            <text:p>0.1467233477</text:p>
          </table:table-cell>
          <table:table-cell office:value-type="float" office:value="0.311398704609682" calcext:value-type="float">
            <text:p>0.3113987046</text:p>
          </table:table-cell>
          <table:table-cell office:value-type="float" office:value="0.533158607333999" calcext:value-type="float">
            <text:p>0.5331586073</text:p>
          </table:table-cell>
        </table:table-row>
        <table:table-row table:style-name="ro1">
          <table:table-cell office:value-type="float" office:value="0.142521792167972" calcext:value-type="float">
            <text:p>0.1425217922</text:p>
          </table:table-cell>
          <table:table-cell office:value-type="float" office:value="0.330641471768168" calcext:value-type="float">
            <text:p>0.3306414718</text:p>
          </table:table-cell>
          <table:table-cell office:value-type="float" office:value="0.568104016423381" calcext:value-type="float">
            <text:p>0.5681040164</text:p>
          </table:table-cell>
          <table:table-cell/>
          <table:table-cell office:value-type="float" office:value="0.143148083508323" calcext:value-type="float">
            <text:p>0.1431480835</text:p>
          </table:table-cell>
          <table:table-cell office:value-type="float" office:value="0.319923192144723" calcext:value-type="float">
            <text:p>0.3199231921</text:p>
          </table:table-cell>
          <table:table-cell office:value-type="float" office:value="0.552374050509705" calcext:value-type="float">
            <text:p>0.5523740505</text:p>
          </table:table-cell>
        </table:table-row>
        <table:table-row table:style-name="ro1">
          <table:table-cell office:value-type="float" office:value="0.142601807111256" calcext:value-type="float">
            <text:p>0.1426018071</text:p>
          </table:table-cell>
          <table:table-cell office:value-type="float" office:value="0.342611461218956" calcext:value-type="float">
            <text:p>0.3426114612</text:p>
          </table:table-cell>
          <table:table-cell office:value-type="float" office:value="0.583429237110739" calcext:value-type="float">
            <text:p>0.5834292371</text:p>
          </table:table-cell>
          <table:table-cell/>
          <table:table-cell office:value-type="float" office:value="0.141355204273635" calcext:value-type="float">
            <text:p>0.1413552043</text:p>
          </table:table-cell>
          <table:table-cell office:value-type="float" office:value="0.330386925820707" calcext:value-type="float">
            <text:p>0.3303869258</text:p>
          </table:table-cell>
          <table:table-cell office:value-type="float" office:value="0.569962414115352" calcext:value-type="float">
            <text:p>0.5699624141</text:p>
          </table:table-cell>
        </table:table-row>
        <table:table-row table:style-name="ro1">
          <table:table-cell office:value-type="float" office:value="0.144699263847806" calcext:value-type="float">
            <text:p>0.1446992638</text:p>
          </table:table-cell>
          <table:table-cell office:value-type="float" office:value="0.356013050722462" calcext:value-type="float">
            <text:p>0.3560130507</text:p>
          </table:table-cell>
          <table:table-cell office:value-type="float" office:value="0.596203980125394" calcext:value-type="float">
            <text:p>0.5962039801</text:p>
          </table:table-cell>
          <table:table-cell/>
          <table:table-cell office:value-type="float" office:value="0.141503171119679" calcext:value-type="float">
            <text:p>0.1415031711</text:p>
          </table:table-cell>
          <table:table-cell office:value-type="float" office:value="0.342588340303174" calcext:value-type="float">
            <text:p>0.3425883403</text:p>
          </table:table-cell>
          <table:table-cell office:value-type="float" office:value="0.585401387139792" calcext:value-type="float">
            <text:p>0.5854013871</text:p>
          </table:table-cell>
        </table:table-row>
        <table:table-row table:style-name="ro1">
          <table:table-cell office:value-type="float" office:value="0.148864372488559" calcext:value-type="float">
            <text:p>0.1488643725</text:p>
          </table:table-cell>
          <table:table-cell office:value-type="float" office:value="0.370484952683368" calcext:value-type="float">
            <text:p>0.3704849527</text:p>
          </table:table-cell>
          <table:table-cell office:value-type="float" office:value="0.606068729190077" calcext:value-type="float">
            <text:p>0.6060687292</text:p>
          </table:table-cell>
          <table:table-cell/>
          <table:table-cell office:value-type="float" office:value="0.143701265258626" calcext:value-type="float">
            <text:p>0.1437012653</text:p>
          </table:table-cell>
          <table:table-cell office:value-type="float" office:value="0.356233871530484" calcext:value-type="float">
            <text:p>0.3562338715</text:p>
          </table:table-cell>
          <table:table-cell office:value-type="float" office:value="0.598230758073169" calcext:value-type="float">
            <text:p>0.5982307581</text:p>
          </table:table-cell>
        </table:table-row>
        <table:table-row table:style-name="ro1">
          <table:table-cell office:value-type="float" office:value="0.155081443192249" calcext:value-type="float">
            <text:p>0.1550814432</text:p>
          </table:table-cell>
          <table:table-cell office:value-type="float" office:value="0.385610856774935" calcext:value-type="float">
            <text:p>0.3856108568</text:p>
          </table:table-cell>
          <table:table-cell office:value-type="float" office:value="0.612786172607628" calcext:value-type="float">
            <text:p>0.6127861726</text:p>
          </table:table-cell>
          <table:table-cell/>
          <table:table-cell office:value-type="float" office:value="0.14799870391371" calcext:value-type="float">
            <text:p>0.1479987039</text:p>
          </table:table-cell>
          <table:table-cell office:value-type="float" office:value="0.370951684651844" calcext:value-type="float">
            <text:p>0.3709516847</text:p>
          </table:table-cell>
          <table:table-cell office:value-type="float" office:value="0.608087934199461" calcext:value-type="float">
            <text:p>0.6080879342</text:p>
          </table:table-cell>
        </table:table-row>
        <table:table-row table:style-name="ro1">
          <table:table-cell office:value-type="float" office:value="0.163265848746191" calcext:value-type="float">
            <text:p>0.1632658487</text:p>
          </table:table-cell>
          <table:table-cell office:value-type="float" office:value="0.400947967680764" calcext:value-type="float">
            <text:p>0.4009479677</text:p>
          </table:table-cell>
          <table:table-cell office:value-type="float" office:value="0.616258693412391" calcext:value-type="float">
            <text:p>0.6162586934</text:p>
          </table:table-cell>
          <table:table-cell/>
          <table:table-cell office:value-type="float" office:value="0.154377114480399" calcext:value-type="float">
            <text:p>0.1543771145</text:p>
          </table:table-cell>
          <table:table-cell office:value-type="float" office:value="0.386314485455327" calcext:value-type="float">
            <text:p>0.3863144855</text:p>
          </table:table-cell>
          <table:table-cell office:value-type="float" office:value="0.614736705686969" calcext:value-type="float">
            <text:p>0.6147367057</text:p>
          </table:table-cell>
        </table:table-row>
        <table:table-row table:style-name="ro1">
          <table:table-cell office:value-type="float" office:value="0.173266104147185" calcext:value-type="float">
            <text:p>0.1732661041</text:p>
          </table:table-cell>
          <table:table-cell office:value-type="float" office:value="0.416058758776863" calcext:value-type="float">
            <text:p>0.4160587588</text:p>
          </table:table-cell>
          <table:table-cell office:value-type="float" office:value="0.61653225141205" calcext:value-type="float">
            <text:p>0.6165322514</text:p>
          </table:table-cell>
          <table:table-cell/>
          <table:table-cell office:value-type="float" office:value="0.162747584051911" calcext:value-type="float">
            <text:p>0.1627475841</text:p>
          </table:table-cell>
          <table:table-cell office:value-type="float" office:value="0.401869157410017" calcext:value-type="float">
            <text:p>0.4018691574</text:p>
          </table:table-cell>
          <table:table-cell office:value-type="float" office:value="0.618084759925913" calcext:value-type="float">
            <text:p>0.6180847599</text:p>
          </table:table-cell>
        </table:table-row>
        <table:table-row table:style-name="ro1">
          <table:table-cell office:value-type="float" office:value="0.184871120301684" calcext:value-type="float">
            <text:p>0.1848711203</text:p>
          </table:table-cell>
          <table:table-cell office:value-type="float" office:value="0.430541737037181" calcext:value-type="float">
            <text:p>0.430541737</text:p>
          </table:table-cell>
          <table:table-cell office:value-type="float" office:value="0.613785998714266" calcext:value-type="float">
            <text:p>0.6137859987</text:p>
          </table:table-cell>
          <table:table-cell/>
          <table:table-cell office:value-type="float" office:value="0.172953003648181" calcext:value-type="float">
            <text:p>0.1729530036</text:p>
          </table:table-cell>
          <table:table-cell office:value-type="float" office:value="0.417169561808224" calcext:value-type="float">
            <text:p>0.4171695618</text:p>
          </table:table-cell>
          <table:table-cell office:value-type="float" office:value="0.61818702028864" calcext:value-type="float">
            <text:p>0.6181870203</text:p>
          </table:table-cell>
        </table:table-row>
        <table:table-row table:style-name="ro1">
          <table:table-cell office:value-type="float" office:value="0.197821972184065" calcext:value-type="float">
            <text:p>0.1978219722</text:p>
          </table:table-cell>
          <table:table-cell office:value-type="float" office:value="0.444057165641293" calcext:value-type="float">
            <text:p>0.4440571656</text:p>
          </table:table-cell>
          <table:table-cell office:value-type="float" office:value="0.60830942494677" calcext:value-type="float">
            <text:p>0.6083094249</text:p>
          </table:table-cell>
          <table:table-cell/>
          <table:table-cell office:value-type="float" office:value="0.184775738417312" calcext:value-type="float">
            <text:p>0.1847757384</text:p>
          </table:table-cell>
          <table:table-cell office:value-type="float" office:value="0.431808113145741" calcext:value-type="float">
            <text:p>0.4318081131</text:p>
          </table:table-cell>
          <table:table-cell office:value-type="float" office:value="0.615234231591507" calcext:value-type="float">
            <text:p>0.6152342316</text:p>
          </table:table-cell>
        </table:table-row>
        <table:table-row table:style-name="ro1">
          <table:table-cell office:value-type="float" office:value="0.211826898801147" calcext:value-type="float">
            <text:p>0.2118268988</text:p>
          </table:table-cell>
          <table:table-cell office:value-type="float" office:value="0.456344700850223" calcext:value-type="float">
            <text:p>0.4563447009</text:p>
          </table:table-cell>
          <table:table-cell office:value-type="float" office:value="0.600470874886147" calcext:value-type="float">
            <text:p>0.6004708749</text:p>
          </table:table-cell>
          <table:table-cell/>
          <table:table-cell office:value-type="float" office:value="0.197949909774141" calcext:value-type="float">
            <text:p>0.1979499098</text:p>
          </table:table-cell>
          <table:table-cell office:value-type="float" office:value="0.445441941484201" calcext:value-type="float">
            <text:p>0.4454419415</text:p>
          </table:table-cell>
          <table:table-cell office:value-type="float" office:value="0.609528775695277" calcext:value-type="float">
            <text:p>0.6095287757</text:p>
          </table:table-cell>
        </table:table-row>
        <table:table-row table:style-name="ro1">
          <table:table-cell office:value-type="float" office:value="0.226577859490044" calcext:value-type="float">
            <text:p>0.2265778595</text:p>
          </table:table-cell>
          <table:table-cell office:value-type="float" office:value="0.467231486388112" calcext:value-type="float">
            <text:p>0.4672314864</text:p>
          </table:table-cell>
          <table:table-cell office:value-type="float" office:value="0.590682404380923" calcext:value-type="float">
            <text:p>0.5906824044</text:p>
          </table:table-cell>
          <table:table-cell/>
          <table:table-cell office:value-type="float" office:value="0.212176934830131" calcext:value-type="float">
            <text:p>0.2121769348</text:p>
          </table:table-cell>
          <table:table-cell office:value-type="float" office:value="0.457810547035891" calcext:value-type="float">
            <text:p>0.457810547</text:p>
          </table:table-cell>
          <table:table-cell office:value-type="float" office:value="0.601451804570671" calcext:value-type="float">
            <text:p>0.6014518046</text:p>
          </table:table-cell>
        </table:table-row>
        <table:table-row table:style-name="ro1">
          <table:table-cell office:value-type="float" office:value="0.241766884066827" calcext:value-type="float">
            <text:p>0.2417668841</text:p>
          </table:table-cell>
          <table:table-cell office:value-type="float" office:value="0.476630969552759" calcext:value-type="float">
            <text:p>0.4766309696</text:p>
          </table:table-cell>
          <table:table-cell office:value-type="float" office:value="0.579365929074397" calcext:value-type="float">
            <text:p>0.5793659291</text:p>
          </table:table-cell>
          <table:table-cell/>
          <table:table-cell office:value-type="float" office:value="0.227142573815675" calcext:value-type="float">
            <text:p>0.2271425738</text:p>
          </table:table-cell>
          <table:table-cell office:value-type="float" office:value="0.468743530843499" calcext:value-type="float">
            <text:p>0.4687435308</text:p>
          </table:table-cell>
          <table:table-cell office:value-type="float" office:value="0.591426892879506" calcext:value-type="float">
            <text:p>0.5914268929</text:p>
          </table:table-cell>
        </table:table-row>
        <table:table-row table:style-name="ro1">
          <table:table-cell office:value-type="float" office:value="0.257100666766377" calcext:value-type="float">
            <text:p>0.2571006668</text:p>
          </table:table-cell>
          <table:table-cell office:value-type="float" office:value="0.484534122136046" calcext:value-type="float">
            <text:p>0.4845341221</text:p>
          </table:table-cell>
          <table:table-cell office:value-type="float" office:value="0.566924619252043" calcext:value-type="float">
            <text:p>0.5669246193</text:p>
          </table:table-cell>
          <table:table-cell/>
          <table:table-cell office:value-type="float" office:value="0.242533663086309" calcext:value-type="float">
            <text:p>0.2425336631</text:p>
          </table:table-cell>
          <table:table-cell office:value-type="float" office:value="0.478158778640958" calcext:value-type="float">
            <text:p>0.4781587786</text:p>
          </table:table-cell>
          <table:table-cell office:value-type="float" office:value="0.579885334036647" calcext:value-type="float">
            <text:p>0.579885334</text:p>
          </table:table-cell>
        </table:table-row>
        <table:table-row table:style-name="ro1">
          <table:table-cell office:value-type="float" office:value="0.272312286161259" calcext:value-type="float">
            <text:p>0.2723122862</text:p>
          </table:table-cell>
          <table:table-cell office:value-type="float" office:value="0.490995582226399" calcext:value-type="float">
            <text:p>0.4909955822</text:p>
          </table:table-cell>
          <table:table-cell office:value-type="float" office:value="0.553721909555501" calcext:value-type="float">
            <text:p>0.5537219096</text:p>
          </table:table-cell>
          <table:table-cell/>
          <table:table-cell office:value-type="float" office:value="0.258052948523827" calcext:value-type="float">
            <text:p>0.2580529485</text:p>
          </table:table-cell>
          <table:table-cell office:value-type="float" office:value="0.486052927811204" calcext:value-type="float">
            <text:p>0.4860529278</text:p>
          </table:table-cell>
          <table:table-cell office:value-type="float" office:value="0.567237104600719" calcext:value-type="float">
            <text:p>0.5672371046</text:p>
          </table:table-cell>
        </table:table-row>
        <table:table-row table:style-name="ro1">
          <table:table-cell office:value-type="float" office:value="0.287169465284762" calcext:value-type="float">
            <text:p>0.2871694653</text:p>
          </table:table-cell>
          <table:table-cell office:value-type="float" office:value="0.496117414372419" calcext:value-type="float">
            <text:p>0.4961174144</text:p>
          </table:table-cell>
          <table:table-cell office:value-type="float" office:value="0.540068812304965" calcext:value-type="float">
            <text:p>0.5400688123</text:p>
          </table:table-cell>
          <table:table-cell/>
          <table:table-cell office:value-type="float" office:value="0.273430894574966" calcext:value-type="float">
            <text:p>0.2734308946</text:p>
          </table:table-cell>
          <table:table-cell office:value-type="float" office:value="0.492486773290388" calcext:value-type="float">
            <text:p>0.4924867733</text:p>
          </table:table-cell>
          <table:table-cell office:value-type="float" office:value="0.553849841410864" calcext:value-type="float">
            <text:p>0.5538498414</text:p>
          </table:table-cell>
        </table:table-row>
        <table:table-row table:style-name="ro1">
          <table:table-cell office:value-type="float" office:value="0.30147929828054" calcext:value-type="float">
            <text:p>0.3014792983</text:p>
          </table:table-cell>
          <table:table-cell office:value-type="float" office:value="0.500032838790165" calcext:value-type="float">
            <text:p>0.5000328388</text:p>
          </table:table-cell>
          <table:table-cell office:value-type="float" office:value="0.526218844480799" calcext:value-type="float">
            <text:p>0.5262188445</text:p>
          </table:table-cell>
          <table:table-cell/>
          <table:table-cell office:value-type="float" office:value="0.288433900515748" calcext:value-type="float">
            <text:p>0.2884339005</text:p>
          </table:table-cell>
          <table:table-cell office:value-type="float" office:value="0.497568412681319" calcext:value-type="float">
            <text:p>0.4975684127</text:p>
          </table:table-cell>
          <table:table-cell office:value-type="float" office:value="0.540036427917962" calcext:value-type="float">
            <text:p>0.5400364279</text:p>
          </table:table-cell>
        </table:table-row>
        <table:table-row table:style-name="ro1">
          <table:table-cell office:value-type="float" office:value="0.315089774595907" calcext:value-type="float">
            <text:p>0.3150897746</text:p>
          </table:table-cell>
          <table:table-cell office:value-type="float" office:value="0.502891629086709" calcext:value-type="float">
            <text:p>0.5028916291</text:p>
          </table:table-cell>
          <table:table-cell office:value-type="float" office:value="0.512369010316234" calcext:value-type="float">
            <text:p>0.5123690103</text:p>
          </table:table-cell>
          <table:table-cell/>
          <table:table-cell office:value-type="float" office:value="0.302868883363315" calcext:value-type="float">
            <text:p>0.3028688834</text:p>
          </table:table-cell>
          <table:table-cell office:value-type="float" office:value="0.501436534731381" calcext:value-type="float">
            <text:p>0.5014365347</text:p>
          </table:table-cell>
          <table:table-cell office:value-type="float" office:value="0.526050377982141" calcext:value-type="float">
            <text:p>0.526050378</text:p>
          </table:table-cell>
        </table:table-row>
        <table:table-row table:style-name="ro1">
          <table:table-cell office:value-type="float" office:value="0.327888687748416" calcext:value-type="float">
            <text:p>0.3278886877</text:p>
          </table:table-cell>
          <table:table-cell office:value-type="float" office:value="0.504848150291594" calcext:value-type="float">
            <text:p>0.5048481503</text:p>
          </table:table-cell>
          <table:table-cell office:value-type="float" office:value="0.498664942321237" calcext:value-type="float">
            <text:p>0.4986649423</text:p>
          </table:table-cell>
          <table:table-cell/>
          <table:table-cell office:value-type="float" office:value="0.316584597448254" calcext:value-type="float">
            <text:p>0.3165845974</text:p>
          </table:table-cell>
          <table:table-cell office:value-type="float" office:value="0.504245558614812" calcext:value-type="float">
            <text:p>0.5042455586</text:p>
          </table:table-cell>
          <table:table-cell office:value-type="float" office:value="0.512087342275184" calcext:value-type="float">
            <text:p>0.5120873423</text:p>
          </table:table-cell>
        </table:table-row>
        <table:table-row table:style-name="ro1">
          <table:table-cell office:value-type="float" office:value="0.339800624237666" calcext:value-type="float">
            <text:p>0.3398006242</text:p>
          </table:table-cell>
          <table:table-cell office:value-type="float" office:value="0.506052371985704" calcext:value-type="float">
            <text:p>0.506052372</text:p>
          </table:table-cell>
          <table:table-cell office:value-type="float" office:value="0.485208380923539" calcext:value-type="float">
            <text:p>0.4852083809</text:p>
          </table:table-cell>
          <table:table-cell/>
          <table:table-cell office:value-type="float" office:value="0.329470314309908" calcext:value-type="float">
            <text:p>0.3294703143</text:p>
          </table:table-cell>
          <table:table-cell office:value-type="float" office:value="0.506153571776509" calcext:value-type="float">
            <text:p>0.5061535718</text:p>
          </table:table-cell>
          <table:table-cell office:value-type="float" office:value="0.49829075011726" calcext:value-type="float">
            <text:p>0.4982907501</text:p>
          </table:table-cell>
        </table:table-row>
        <table:table-row table:style-name="ro1">
          <table:table-cell office:value-type="float" office:value="0.350782718620919" calcext:value-type="float">
            <text:p>0.3507827186</text:p>
          </table:table-cell>
          <table:table-cell office:value-type="float" office:value="0.506643729636466" calcext:value-type="float">
            <text:p>0.5066437296</text:p>
          </table:table-cell>
          <table:table-cell office:value-type="float" office:value="0.472065502039819" calcext:value-type="float">
            <text:p>0.472065502</text:p>
          </table:table-cell>
          <table:table-cell/>
          <table:table-cell office:value-type="float" office:value="0.341452587567382" calcext:value-type="float">
            <text:p>0.3414525876</text:p>
          </table:table-cell>
          <table:table-cell office:value-type="float" office:value="0.507313361073802" calcext:value-type="float">
            <text:p>0.5073133611</text:p>
          </table:table-cell>
          <table:table-cell office:value-type="float" office:value="0.484759711578761" calcext:value-type="float">
            <text:p>0.4847597116</text:p>
          </table:table-cell>
        </table:table-row>
        <table:table-row table:style-name="ro1">
          <table:table-cell office:value-type="float" office:value="0.360819774020654" calcext:value-type="float">
            <text:p>0.360819774</text:p>
          </table:table-cell>
          <table:table-cell office:value-type="float" office:value="0.5067474346314" calcext:value-type="float">
            <text:p>0.5067474346</text:p>
          </table:table-cell>
          <table:table-cell office:value-type="float" office:value="0.45927502839067" calcext:value-type="float">
            <text:p>0.4592750284</text:p>
          </table:table-cell>
          <table:table-cell/>
          <table:table-cell office:value-type="float" office:value="0.352490808321997" calcext:value-type="float">
            <text:p>0.3524908083</text:p>
          </table:table-cell>
          <table:table-cell office:value-type="float" office:value="0.507866367570722" calcext:value-type="float">
            <text:p>0.5078663676</text:p>
          </table:table-cell>
          <table:table-cell office:value-type="float" office:value="0.471557665624915" calcext:value-type="float">
            <text:p>0.4715576656</text:p>
          </table:table-cell>
        </table:table-row>
        <table:table-row table:style-name="ro1">
          <table:table-cell office:value-type="float" office:value="0.369919222716499" calcext:value-type="float">
            <text:p>0.3699192227</text:p>
          </table:table-cell>
          <table:table-cell office:value-type="float" office:value="0.50647271953118" calcext:value-type="float">
            <text:p>0.5064727195</text:p>
          </table:table-cell>
          <table:table-cell office:value-type="float" office:value="0.446855473189673" calcext:value-type="float">
            <text:p>0.4468554732</text:p>
          </table:table-cell>
          <table:table-cell/>
          <table:table-cell office:value-type="float" office:value="0.362572160804298" calcext:value-type="float">
            <text:p>0.3625721608</text:p>
          </table:table-cell>
          <table:table-cell office:value-type="float" office:value="0.507939128468418" calcext:value-type="float">
            <text:p>0.5079391285</text:p>
          </table:table-cell>
          <table:table-cell office:value-type="float" office:value="0.458720710043387" calcext:value-type="float">
            <text:p>0.45872071</text:p>
          </table:table-cell>
        </table:table-row>
        <table:table-row table:style-name="ro1">
          <table:table-cell office:value-type="float" office:value="0.378106269435649" calcext:value-type="float">
            <text:p>0.3781062694</text:p>
          </table:table-cell>
          <table:table-cell office:value-type="float" office:value="0.50591250175779" calcext:value-type="float">
            <text:p>0.5059125018</text:p>
          </table:table-cell>
          <table:table-cell office:value-type="float" office:value="0.434811202773198" calcext:value-type="float">
            <text:p>0.4348112028</text:p>
          </table:table-cell>
          <table:table-cell/>
          <table:table-cell office:value-type="float" office:value="0.371706456107982" calcext:value-type="float">
            <text:p>0.3717064561</text:p>
          </table:table-cell>
          <table:table-cell office:value-type="float" office:value="0.507641665134408" calcext:value-type="float">
            <text:p>0.5076416651</text:p>
          </table:table-cell>
          <table:table-cell office:value-type="float" office:value="0.44626497564996" calcext:value-type="float">
            <text:p>0.4462649756</text:p>
          </table:table-cell>
        </table:table-row>
        <table:table-row table:style-name="ro1">
          <table:table-cell office:value-type="float" office:value="0.385419439923413" calcext:value-type="float">
            <text:p>0.3854194399</text:p>
          </table:table-cell>
          <table:table-cell office:value-type="float" office:value="0.505144009354556" calcext:value-type="float">
            <text:p>0.5051440094</text:p>
          </table:table-cell>
          <table:table-cell office:value-type="float" office:value="0.423137247193228" calcext:value-type="float">
            <text:p>0.4231372472</text:p>
          </table:table-cell>
          <table:table-cell/>
          <table:table-cell office:value-type="float" office:value="0.379921184849012" calcext:value-type="float">
            <text:p>0.3799211848</text:p>
          </table:table-cell>
          <table:table-cell office:value-type="float" office:value="0.507067282619613" calcext:value-type="float">
            <text:p>0.5070672826</text:p>
          </table:table-cell>
          <table:table-cell office:value-type="float" office:value="0.43419275111802" calcext:value-type="float">
            <text:p>0.4341927511</text:p>
          </table:table-cell>
        </table:table-row>
        <table:table-row table:style-name="ro1">
          <table:table-cell office:value-type="float" office:value="0.391906658987618" calcext:value-type="float">
            <text:p>0.391906659</text:p>
          </table:table-cell>
          <table:table-cell office:value-type="float" office:value="0.504230000013365" calcext:value-type="float">
            <text:p>0.50423</text:p>
          </table:table-cell>
          <table:table-cell office:value-type="float" office:value="0.411822940108879" calcext:value-type="float">
            <text:p>0.4118229401</text:p>
          </table:table-cell>
          <table:table-cell/>
          <table:table-cell office:value-type="float" office:value="0.387257006708776" calcext:value-type="float">
            <text:p>0.3872570067</text:p>
          </table:table-cell>
          <table:table-cell office:value-type="float" office:value="0.506293314610231" calcext:value-type="float">
            <text:p>0.5062933146</text:p>
          </table:table-cell>
          <table:table-cell office:value-type="float" office:value="0.422497307640079" calcext:value-type="float">
            <text:p>0.4224973076</text:p>
          </table:table-cell>
        </table:table-row>
        <table:table-row table:style-name="ro1">
          <table:table-cell office:value-type="float" office:value="0.397621907998414" calcext:value-type="float">
            <text:p>0.397621908</text:p>
          </table:table-cell>
          <table:table-cell office:value-type="float" office:value="0.50322029527162" calcext:value-type="float">
            <text:p>0.5032202953</text:p>
          </table:table-cell>
          <table:table-cell office:value-type="float" office:value="0.400854549367547" calcext:value-type="float">
            <text:p>0.4008545494</text:p>
          </table:table-cell>
          <table:table-cell/>
          <table:table-cell office:value-type="float" office:value="0.393763795232912" calcext:value-type="float">
            <text:p>0.3937637952</text:p>
          </table:table-cell>
          <table:table-cell office:value-type="float" office:value="0.505382441213447" calcext:value-type="float">
            <text:p>0.5053824412</text:p>
          </table:table-cell>
          <table:table-cell office:value-type="float" office:value="0.411166522280162" calcext:value-type="float">
            <text:p>0.4111665223</text:p>
          </table:table-cell>
        </table:table-row>
        <table:table-row table:style-name="ro1">
          <table:table-cell office:value-type="float" office:value="0.402622460020801" calcext:value-type="float">
            <text:p>0.40262246</text:p>
          </table:table-cell>
          <table:table-cell office:value-type="float" office:value="0.50215343256003" calcext:value-type="float">
            <text:p>0.5021534326</text:p>
          </table:table-cell>
          <table:table-cell office:value-type="float" office:value="0.39021708850009" calcext:value-type="float">
            <text:p>0.3902170885</text:p>
          </table:table-cell>
          <table:table-cell/>
          <table:table-cell office:value-type="float" office:value="0.399497281957015" calcext:value-type="float">
            <text:p>0.399497282</text:p>
          </table:table-cell>
          <table:table-cell office:value-type="float" office:value="0.504384301437858" calcext:value-type="float">
            <text:p>0.5043843014</text:p>
          </table:table-cell>
          <table:table-cell office:value-type="float" office:value="0.400185475048414" calcext:value-type="float">
            <text:p>0.400185475</text:p>
          </table:table-cell>
        </table:table-row>
        <table:table-row table:style-name="ro1">
          <table:table-cell office:value-type="float" office:value="0.406966657548616" calcext:value-type="float">
            <text:p>0.4069666575</text:p>
          </table:table-cell>
          <table:table-cell office:value-type="float" office:value="0.501058303346445" calcext:value-type="float">
            <text:p>0.5010583033</text:p>
          </table:table-cell>
          <table:table-cell office:value-type="float" office:value="0.379895495901433" calcext:value-type="float">
            <text:p>0.3798954959</text:p>
          </table:table-cell>
          <table:table-cell/>
          <table:table-cell office:value-type="float" office:value="0.40451629268159" calcext:value-type="float">
            <text:p>0.4045162927</text:p>
          </table:table-cell>
          <table:table-cell office:value-type="float" office:value="0.503337205070012" calcext:value-type="float">
            <text:p>0.5033372051</text:p>
          </table:table-cell>
          <table:table-cell office:value-type="float" office:value="0.389538219627461" calcext:value-type="float">
            <text:p>0.3895382196</text:p>
          </table:table-cell>
        </table:table-row>
        <table:table-row table:style-name="ro1">
          <table:table-cell office:value-type="float" office:value="0.410712178852456" calcext:value-type="float">
            <text:p>0.4107121789</text:p>
          </table:table-cell>
          <table:table-cell office:value-type="float" office:value="0.499955695427809" calcext:value-type="float">
            <text:p>0.4999556954</text:p>
          </table:table-cell>
          <table:table-cell office:value-type="float" office:value="0.36987534742607" calcext:value-type="float">
            <text:p>0.3698753474</text:p>
          </table:table-cell>
          <table:table-cell/>
          <table:table-cell office:value-type="float" office:value="0.408880536361456" calcext:value-type="float">
            <text:p>0.4088805364</text:p>
          </table:table-cell>
          <table:table-cell office:value-type="float" office:value="0.502269815099872" calcext:value-type="float">
            <text:p>0.5022698151</text:p>
          </table:table-cell>
          <table:table-cell office:value-type="float" office:value="0.379208920840105" calcext:value-type="float">
            <text:p>0.3792089208</text:p>
          </table:table-cell>
        </table:table-row>
        <table:table-row table:style-name="ro1">
          <table:table-cell office:value-type="float" office:value="0.413914730227785" calcext:value-type="float">
            <text:p>0.4139147302</text:p>
          </table:table-cell>
          <table:table-cell office:value-type="float" office:value="0.498859693327886" calcext:value-type="float">
            <text:p>0.4988596933</text:p>
          </table:table-cell>
          <table:table-cell office:value-type="float" office:value="0.360143239712963" calcext:value-type="float">
            <text:p>0.3601432397</text:p>
          </table:table-cell>
          <table:table-cell/>
          <table:table-cell office:value-type="float" office:value="0.412648889038966" calcext:value-type="float">
            <text:p>0.412648889</text:p>
          </table:table-cell>
          <table:table-cell office:value-type="float" office:value="0.501202721816428" calcext:value-type="float">
            <text:p>0.5012027218</text:p>
          </table:table-cell>
          <table:table-cell office:value-type="float" office:value="0.369182528280569" calcext:value-type="float">
            <text:p>0.3691825283</text:p>
          </table:table-cell>
        </table:table-row>
        <table:table-row table:style-name="ro1">
          <table:table-cell office:value-type="float" office:value="0.416627099608155" calcext:value-type="float">
            <text:p>0.4166270996</text:p>
          </table:table-cell>
          <table:table-cell office:value-type="float" office:value="0.497778915488842" calcext:value-type="float">
            <text:p>0.4977789155</text:p>
          </table:table-cell>
          <table:table-cell office:value-type="float" office:value="0.350686952169978" calcext:value-type="float">
            <text:p>0.3506869522</text:p>
          </table:table-cell>
          <table:table-cell/>
          <table:table-cell office:value-type="float" office:value="0.415878107384428" calcext:value-type="float">
            <text:p>0.4158781074</text:p>
          </table:table-cell>
          <table:table-cell office:value-type="float" office:value="0.500149865370288" calcext:value-type="float">
            <text:p>0.5001498654</text:p>
          </table:table-cell>
          <table:table-cell office:value-type="float" office:value="0.359445125241785" calcext:value-type="float">
            <text:p>0.3594451252</text:p>
          </table:table-cell>
        </table:table-row>
        <table:table-row table:style-name="ro1">
          <table:table-cell office:value-type="float" office:value="0.418898509544284" calcext:value-type="float">
            <text:p>0.4188985095</text:p>
          </table:table-cell>
          <table:table-cell office:value-type="float" office:value="0.496717583236866" calcext:value-type="float">
            <text:p>0.4967175832</text:p>
          </table:table-cell>
          <table:table-cell office:value-type="float" office:value="0.341495468742379" calcext:value-type="float">
            <text:p>0.3414954687</text:p>
          </table:table-cell>
          <table:table-cell/>
          <table:table-cell office:value-type="float" office:value="0.418621905325213" calcext:value-type="float">
            <text:p>0.4186219053</text:p>
          </table:table-cell>
          <table:table-cell office:value-type="float" office:value="0.499119787929144" calcext:value-type="float">
            <text:p>0.4991197879</text:p>
          </table:table-cell>
          <table:table-cell office:value-type="float" office:value="0.34998406144622" calcext:value-type="float">
            <text:p>0.3499840614</text:p>
          </table:table-cell>
        </table:table-row>
        <table:table-row table:style-name="ro1">
          <table:table-cell office:value-type="float" office:value="0.420774212600493" calcext:value-type="float">
            <text:p>0.4207742126</text:p>
          </table:table-cell>
          <table:table-cell office:value-type="float" office:value="0.495676426708693" calcext:value-type="float">
            <text:p>0.4956764267</text:p>
          </table:table-cell>
          <table:table-cell office:value-type="float" office:value="0.332558917968146" calcext:value-type="float">
            <text:p>0.332558918</text:p>
          </table:table-cell>
          <table:table-cell/>
          <table:table-cell office:value-type="float" office:value="0.420930330382026" calcext:value-type="float">
            <text:p>0.4209303304</text:p>
          </table:table-cell>
          <table:table-cell office:value-type="float" office:value="0.498116712402499" calcext:value-type="float">
            <text:p>0.4981167124</text:p>
          </table:table-cell>
          <table:table-cell office:value-type="float" office:value="0.3407879505275" calcext:value-type="float">
            <text:p>0.3407879505</text:p>
          </table:table-cell>
        </table:table-row>
        <table:table-row table:style-name="ro1">
          <table:table-cell office:value-type="float" office:value="0.42229527851686" calcext:value-type="float">
            <text:p>0.4222952785</text:p>
          </table:table-cell>
          <table:table-cell office:value-type="float" office:value="0.494653438898109" calcext:value-type="float">
            <text:p>0.4946534389</text:p>
          </table:table-cell>
          <table:table-cell office:value-type="float" office:value="0.323868471781546" calcext:value-type="float">
            <text:p>0.3238684718</text:p>
          </table:table-cell>
          <table:table-cell/>
          <table:table-cell office:value-type="float" office:value="0.422849381850829" calcext:value-type="float">
            <text:p>0.4228493819</text:p>
          </table:table-cell>
          <table:table-cell office:value-type="float" office:value="0.497141454505031" calcext:value-type="float">
            <text:p>0.4971414545</text:p>
          </table:table-cell>
          <table:table-cell office:value-type="float" office:value="0.33184659017901" calcext:value-type="float">
            <text:p>0.3318465902</text:p>
          </table:table-cell>
        </table:table-row>
        <table:table-row table:style-name="ro1">
          <table:table-cell office:value-type="float" office:value="0.423498529193473" calcext:value-type="float">
            <text:p>0.4234985292</text:p>
          </table:table-cell>
          <table:table-cell office:value-type="float" office:value="0.493644492093087" calcext:value-type="float">
            <text:p>0.4936444921</text:p>
          </table:table-cell>
          <table:table-cell office:value-type="float" office:value="0.315416229786116" calcext:value-type="float">
            <text:p>0.3154162298</text:p>
          </table:table-cell>
          <table:table-cell/>
          <table:table-cell office:value-type="float" office:value="0.424420819620379" calcext:value-type="float">
            <text:p>0.4244208196</text:p>
          </table:table-cell>
          <table:table-cell office:value-type="float" office:value="0.496192180543634" calcext:value-type="float">
            <text:p>0.4961921805</text:p>
          </table:table-cell>
          <table:table-cell office:value-type="float" office:value="0.323150844663901" calcext:value-type="float">
            <text:p>0.3231508447</text:p>
          </table:table-cell>
        </table:table-row>
        <table:table-row table:style-name="ro1">
          <table:table-cell office:value-type="float" office:value="0.424416584149203" calcext:value-type="float">
            <text:p>0.4244165841</text:p>
          </table:table-cell>
          <table:table-cell office:value-type="float" office:value="0.492643832204509" calcext:value-type="float">
            <text:p>0.4926438322</text:p>
          </table:table-cell>
          <table:table-cell office:value-type="float" office:value="0.307195105678621" calcext:value-type="float">
            <text:p>0.3071951057</text:p>
          </table:table-cell>
          <table:table-cell/>
          <table:table-cell office:value-type="float" office:value="0.425682119383892" calcext:value-type="float">
            <text:p>0.4256821194</text:p>
          </table:table-cell>
          <table:table-cell office:value-type="float" office:value="0.495265026132173" calcext:value-type="float">
            <text:p>0.4952650261</text:p>
          </table:table-cell>
          <table:table-cell office:value-type="float" office:value="0.314692515600771" calcext:value-type="float">
            <text:p>0.3146925156</text:p>
          </table:table-cell>
        </table:table-row>
        <table:table-row table:style-name="ro1">
          <table:table-cell office:value-type="float" office:value="0.425077985283947" calcext:value-type="float">
            <text:p>0.4250779853</text:p>
          </table:table-cell>
          <table:table-cell office:value-type="float" office:value="0.491644466515248" calcext:value-type="float">
            <text:p>0.4916444665</text:p>
          </table:table-cell>
          <table:table-cell office:value-type="float" office:value="0.299198725465652" calcext:value-type="float">
            <text:p>0.2991987255</text:p>
          </table:table-cell>
          <table:table-cell/>
          <table:table-cell office:value-type="float" office:value="0.426666536785672" calcext:value-type="float">
            <text:p>0.4266665368</text:p>
          </table:table-cell>
          <table:table-cell office:value-type="float" office:value="0.494354592035552" calcext:value-type="float">
            <text:p>0.494354592</text:p>
          </table:table-cell>
          <table:table-cell office:value-type="float" office:value="0.306464216937467" calcext:value-type="float">
            <text:p>0.3064642169</text:p>
          </table:table-cell>
        </table:table-row>
        <table:table-row table:style-name="ro1">
          <table:table-cell office:value-type="float" office:value="0.42550737536671" calcext:value-type="float">
            <text:p>0.4255073754</text:p>
          </table:table-cell>
          <table:table-cell office:value-type="float" office:value="0.490638459665468" calcext:value-type="float">
            <text:p>0.4906384597</text:p>
          </table:table-cell>
          <table:table-cell office:value-type="float" office:value="0.291421342396296" calcext:value-type="float">
            <text:p>0.2914213424</text:p>
          </table:table-cell>
          <table:table-cell/>
          <table:table-cell office:value-type="float" office:value="0.427403249349175" calcext:value-type="float">
            <text:p>0.4274032493</text:p>
          </table:table-cell>
          <table:table-cell office:value-type="float" office:value="0.493454333190817" calcext:value-type="float">
            <text:p>0.4934543332</text:p>
          </table:table-cell>
          <table:table-cell office:value-type="float" office:value="0.298459263058913" calcext:value-type="float">
            <text:p>0.2984592631</text:p>
          </table:table-cell>
        </table:table-row>
        <table:table-row table:style-name="ro1">
          <table:table-cell office:value-type="float" office:value="0.425725709612446" calcext:value-type="float">
            <text:p>0.4257257096</text:p>
          </table:table-cell>
          <table:table-cell office:value-type="float" office:value="0.489617151546581" calcext:value-type="float">
            <text:p>0.4896171515</text:p>
          </table:table-cell>
          <table:table-cell office:value-type="float" office:value="0.283857770544289" calcext:value-type="float">
            <text:p>0.2838577705</text:p>
          </table:table-cell>
          <table:table-cell/>
          <table:table-cell office:value-type="float" office:value="0.427917550712578" calcext:value-type="float">
            <text:p>0.4279175507</text:p>
          </table:table-cell>
          <table:table-cell office:value-type="float" office:value="0.492556856099699" calcext:value-type="float">
            <text:p>0.4925568561</text:p>
          </table:table-cell>
          <table:table-cell office:value-type="float" office:value="0.290671574338766" calcext:value-type="float">
            <text:p>0.2906715743</text:p>
          </table:table-cell>
        </table:table-row>
        <table:table-row table:style-name="ro1">
          <table:table-cell office:value-type="float" office:value="0.425750483987543" calcext:value-type="float">
            <text:p>0.425750484</text:p>
          </table:table-cell>
          <table:table-cell office:value-type="float" office:value="0.48857130940986" calcext:value-type="float">
            <text:p>0.4885713094</text:p>
          </table:table-cell>
          <table:table-cell office:value-type="float" office:value="0.276503337224366" calcext:value-type="float">
            <text:p>0.2765033372</text:p>
          </table:table-cell>
          <table:table-cell/>
          <table:table-cell office:value-type="float" office:value="0.428231076692603" calcext:value-type="float">
            <text:p>0.4282310767</text:p>
          </table:table-cell>
          <table:table-cell office:value-type="float" office:value="0.491654138535702" calcext:value-type="float">
            <text:p>0.4916541385</text:p>
          </table:table-cell>
          <table:table-cell office:value-type="float" office:value="0.283095601530002" calcext:value-type="float">
            <text:p>0.2830956015</text:p>
          </table:table-cell>
        </table:table-row>
        <table:table-row table:style-name="ro1">
          <table:table-cell office:value-type="float" office:value="0.425595967522574" calcext:value-type="float">
            <text:p>0.4255959675</text:p>
          </table:table-cell>
          <table:table-cell office:value-type="float" office:value="0.48749122504405" calcext:value-type="float">
            <text:p>0.487491225</text:p>
          </table:table-cell>
          <table:table-cell office:value-type="float" office:value="0.269353853540372" calcext:value-type="float">
            <text:p>0.2693538535</text:p>
          </table:table-cell>
          <table:table-cell/>
          <table:table-cell office:value-type="float" office:value="0.428362047005117" calcext:value-type="float">
            <text:p>0.428362047</text:p>
          </table:table-cell>
          <table:table-cell office:value-type="float" office:value="0.490737684059079" calcext:value-type="float">
            <text:p>0.4907376841</text:p>
          </table:table-cell>
          <table:table-cell office:value-type="float" office:value="0.275726268700715" calcext:value-type="float">
            <text:p>0.2757262687</text:p>
          </table:table-cell>
        </table:table-row>
        <table:table-row table:style-name="ro1">
          <table:table-cell office:value-type="float" office:value="0.425273428957881" calcext:value-type="float">
            <text:p>0.425273429</text:p>
          </table:table-cell>
          <table:table-cell office:value-type="float" office:value="0.486366766430691" calcext:value-type="float">
            <text:p>0.4863667664</text:p>
          </table:table-cell>
          <table:table-cell office:value-type="float" office:value="0.262405602052736" calcext:value-type="float">
            <text:p>0.2624056021</text:p>
          </table:table-cell>
          <table:table-cell/>
          <table:table-cell office:value-type="float" office:value="0.428325510123476" calcext:value-type="float">
            <text:p>0.4283255101</text:p>
          </table:table-cell>
          <table:table-cell office:value-type="float" office:value="0.489798622316315" calcext:value-type="float">
            <text:p>0.4897986223</text:p>
          </table:table-cell>
          <table:table-cell office:value-type="float" office:value="0.268558933574893" calcext:value-type="float">
            <text:p>0.2685589336</text:p>
          </table:table-cell>
        </table:table-row>
        <table:table-row table:style-name="ro1">
          <table:table-cell office:value-type="float" office:value="0.42479135055994" calcext:value-type="float">
            <text:p>0.4247913506</text:p>
          </table:table-cell>
          <table:table-cell office:value-type="float" office:value="0.485187391906068" calcext:value-type="float">
            <text:p>0.4851873919</text:p>
          </table:table-cell>
          <table:table-cell office:value-type="float" office:value="0.25565534061612" calcext:value-type="float">
            <text:p>0.2556553406</text:p>
          </table:table-cell>
          <table:table-cell/>
          <table:table-cell office:value-type="float" office:value="0.428133581803998" calcext:value-type="float">
            <text:p>0.4281335818</text:p>
          </table:table-cell>
          <table:table-cell office:value-type="float" office:value="0.48882776460313" calcext:value-type="float">
            <text:p>0.4888277646</text:p>
          </table:table-cell>
          <table:table-cell office:value-type="float" office:value="0.261589363848046" calcext:value-type="float">
            <text:p>0.2615893638</text:p>
          </table:table-cell>
        </table:table-row>
        <table:table-row table:style-name="ro1">
          <table:table-cell office:value-type="float" office:value="0.4241556239863" calcext:value-type="float">
            <text:p>0.424155624</text:p>
          </table:table-cell>
          <table:table-cell office:value-type="float" office:value="0.483942133582835" calcext:value-type="float">
            <text:p>0.4839421336</text:p>
          </table:table-cell>
          <table:table-cell office:value-type="float" office:value="0.249100321733849" calcext:value-type="float">
            <text:p>0.2491003217</text:p>
          </table:table-cell>
          <table:table-cell/>
          <table:table-cell office:value-type="float" office:value="0.427795670312766" calcext:value-type="float">
            <text:p>0.4277956703</text:p>
          </table:table-cell>
          <table:table-cell office:value-type="float" office:value="0.487815622746498" calcext:value-type="float">
            <text:p>0.4878156227</text:p>
          </table:table-cell>
          <table:table-cell office:value-type="float" office:value="0.254813728110357" calcext:value-type="float">
            <text:p>0.2548137281</text:p>
          </table:table-cell>
        </table:table-row>
        <table:table-row table:style-name="ro1">
          <table:table-cell office:value-type="float" office:value="0.42336972470684" calcext:value-type="float">
            <text:p>0.4233697247</text:p>
          </table:table-cell>
          <table:table-cell office:value-type="float" office:value="0.482619555636165" calcext:value-type="float">
            <text:p>0.4826195556</text:p>
          </table:table-cell>
          <table:table-cell office:value-type="float" office:value="0.242738327212464" calcext:value-type="float">
            <text:p>0.2427383272</text:p>
          </table:table-cell>
          <table:table-cell/>
          <table:table-cell office:value-type="float" office:value="0.427318683413719" calcext:value-type="float">
            <text:p>0.4273186834</text:p>
          </table:table-cell>
          <table:table-cell office:value-type="float" office:value="0.48675239804625" calcext:value-type="float">
            <text:p>0.486752398</text:p>
          </table:table-cell>
          <table:table-cell office:value-type="float" office:value="0.248228600285519" calcext:value-type="float">
            <text:p>0.2482286003</text:p>
          </table:table-cell>
        </table:table-row>
        <table:table-row table:style-name="ro1">
          <table:table-cell office:value-type="float" office:value="0.422434862769606" calcext:value-type="float">
            <text:p>0.4224348628</text:p>
          </table:table-cell>
          <table:table-cell office:value-type="float" office:value="0.481207692052436" calcext:value-type="float">
            <text:p>0.4812076921</text:p>
          </table:table-cell>
          <table:table-cell office:value-type="float" office:value="0.23656771842163" calcext:value-type="float">
            <text:p>0.2365677184</text:p>
          </table:table-cell>
          <table:table-cell/>
          <table:table-cell office:value-type="float" office:value="0.426707213788385" calcext:value-type="float">
            <text:p>0.4267072138</text:p>
          </table:table-cell>
          <table:table-cell office:value-type="float" office:value="0.485627945830242" calcext:value-type="float">
            <text:p>0.4856279458</text:p>
          </table:table-cell>
          <table:table-cell office:value-type="float" office:value="0.241830976890507" calcext:value-type="float">
            <text:p>0.2418309769</text:p>
          </table:table-cell>
        </table:table-row>
        <table:table-row table:style-name="ro1">
          <table:table-cell office:value-type="float" office:value="0.421350108687853" calcext:value-type="float">
            <text:p>0.4213501087</text:p>
          </table:table-cell>
          <table:table-cell office:value-type="float" office:value="0.479693967580538" calcext:value-type="float">
            <text:p>0.4796939676</text:p>
          </table:table-cell>
          <table:table-cell office:value-type="float" office:value="0.230587503042124" calcext:value-type="float">
            <text:p>0.230587503</text:p>
          </table:table-cell>
          <table:table-cell/>
          <table:table-cell office:value-type="float" office:value="0.425963700814151" calcext:value-type="float">
            <text:p>0.4259637008</text:p>
          </table:table-cell>
          <table:table-cell office:value-type="float" office:value="0.484431720128947" calcext:value-type="float">
            <text:p>0.4844317201</text:p>
          </table:table-cell>
          <table:table-cell office:value-type="float" office:value="0.235618306884684" calcext:value-type="float">
            <text:p>0.2356183069</text:p>
          </table:table-cell>
        </table:table-row>
        <table:table-row table:style-name="ro1">
          <table:table-cell office:value-type="float" office:value="0.420112493974081" calcext:value-type="float">
            <text:p>0.420112494</text:p>
          </table:table-cell>
          <table:table-cell office:value-type="float" office:value="0.478065104920916" calcext:value-type="float">
            <text:p>0.4780651049</text:p>
          </table:table-cell>
          <table:table-cell office:value-type="float" office:value="0.224797419806086" calcext:value-type="float">
            <text:p>0.2247974198</text:p>
          </table:table-cell>
          <table:table-cell/>
          <table:table-cell office:value-type="float" office:value="0.425088567587461" calcext:value-type="float">
            <text:p>0.4250885676</text:p>
          </table:table-cell>
          <table:table-cell office:value-type="float" office:value="0.483152702069156" calcext:value-type="float">
            <text:p>0.4831527021</text:p>
          </table:table-cell>
          <table:table-cell office:value-type="float" office:value="0.229588534376238" calcext:value-type="float">
            <text:p>0.2295885344</text:p>
          </table:table-cell>
        </table:table-row>
        <table:table-row table:style-name="ro1">
          <table:table-cell office:value-type="float" office:value="0.418717086405449" calcext:value-type="float">
            <text:p>0.4187170864</text:p>
          </table:table-cell>
          <table:table-cell office:value-type="float" office:value="0.476307020638411" calcext:value-type="float">
            <text:p>0.4763070206</text:p>
          </table:table-cell>
          <table:table-cell office:value-type="float" office:value="0.219198043400142" calcext:value-type="float">
            <text:p>0.2191980434</text:p>
          </table:table-cell>
          <table:table-cell/>
          <table:table-cell office:value-type="float" office:value="0.424080332793364" calcext:value-type="float">
            <text:p>0.4240803328</text:p>
          </table:table-cell>
          <table:table-cell office:value-type="float" office:value="0.481779314821933" calcext:value-type="float">
            <text:p>0.4817793148</text:p>
          </table:table-cell>
          <table:table-cell office:value-type="float" office:value="0.223740154977714" calcext:value-type="float">
            <text:p>0.223740155</text:p>
          </table:table-cell>
        </table:table-row>
        <table:table-row table:style-name="ro1">
          <table:table-cell office:value-type="float" office:value="0.417157040517507" calcext:value-type="float">
            <text:p>0.4171570405</text:p>
          </table:table-cell>
          <table:table-cell office:value-type="float" office:value="0.474404711895905" calcext:value-type="float">
            <text:p>0.4744047119</text:p>
          </table:table-cell>
          <table:table-cell office:value-type="float" office:value="0.213790912422411" calcext:value-type="float">
            <text:p>0.2137909124</text:p>
          </table:table-cell>
          <table:table-cell/>
          <table:table-cell office:value-type="float" office:value="0.422935697540346" calcext:value-type="float">
            <text:p>0.4229356975</text:p>
          </table:table-cell>
          <table:table-cell office:value-type="float" office:value="0.480299327314707" calcext:value-type="float">
            <text:p>0.4802993273</text:p>
          </table:table-cell>
          <table:table-cell office:value-type="float" office:value="0.218072287150488" calcext:value-type="float">
            <text:p>0.2180722872</text:p>
          </table:table-cell>
        </table:table-row>
        <table:table-row table:style-name="ro1">
          <table:table-cell office:value-type="float" office:value="0.415423624130671" calcext:value-type="float">
            <text:p>0.4154236241</text:p>
          </table:table-cell>
          <table:table-cell office:value-type="float" office:value="0.472342135883616" calcext:value-type="float">
            <text:p>0.4723421359</text:p>
          </table:table-cell>
          <table:table-cell office:value-type="float" office:value="0.208578684073131" calcext:value-type="float">
            <text:p>0.2085786841</text:p>
          </table:table-cell>
          <table:table-cell/>
          <table:table-cell office:value-type="float" office:value="0.421649607641982" calcext:value-type="float">
            <text:p>0.4216496076</text:p>
          </table:table-cell>
          <table:table-cell office:value-type="float" office:value="0.478699748429031" calcext:value-type="float">
            <text:p>0.4786997484</text:p>
          </table:table-cell>
          <table:table-cell office:value-type="float" office:value="0.2125847604585" calcext:value-type="float">
            <text:p>0.2125847605</text:p>
          </table:table-cell>
        </table:table-row>
        <table:table-row table:style-name="ro1">
          <table:table-cell office:value-type="float" office:value="0.413506221954491" calcext:value-type="float">
            <text:p>0.413506222</text:p>
          </table:table-cell>
          <table:table-cell office:value-type="float" office:value="0.470102083775879" calcext:value-type="float">
            <text:p>0.4701020838</text:p>
          </table:table-cell>
          <table:table-cell office:value-type="float" office:value="0.2035653201329" calcext:value-type="float">
            <text:p>0.2035653201</text:p>
          </table:table-cell>
          <table:table-cell/>
          <table:table-cell office:value-type="float" office:value="0.420215292072312" calcext:value-type="float">
            <text:p>0.4202152921</text:p>
          </table:table-cell>
          <table:table-cell office:value-type="float" office:value="0.476966713053267" calcext:value-type="float">
            <text:p>0.4769667131</text:p>
          </table:table-cell>
          <table:table-cell office:value-type="float" office:value="0.207278223277664" calcext:value-type="float">
            <text:p>0.2072782233</text:p>
          </table:table-cell>
        </table:table-row>
        <table:table-row table:style-name="ro1">
          <table:table-cell office:value-type="float" office:value="0.411392317525208" calcext:value-type="float">
            <text:p>0.4113923175</text:p>
          </table:table-cell>
          <table:table-cell office:value-type="float" office:value="0.467666051202621" calcext:value-type="float">
            <text:p>0.4676660512</text:p>
          </table:table-cell>
          <table:table-cell office:value-type="float" office:value="0.198756309760532" calcext:value-type="float">
            <text:p>0.1987563098</text:p>
          </table:table-cell>
          <table:table-cell/>
          <table:table-cell office:value-type="float" office:value="0.418624278484359" calcext:value-type="float">
            <text:p>0.4186242785</text:p>
          </table:table-cell>
          <table:table-cell office:value-type="float" office:value="0.475085361145365" calcext:value-type="float">
            <text:p>0.4750853611</text:p>
          </table:table-cell>
          <table:table-cell office:value-type="float" office:value="0.202154273196083" calcext:value-type="float">
            <text:p>0.2021542732</text:p>
          </table:table-cell>
        </table:table-row>
        <table:table-row table:style-name="ro1">
          <table:table-cell office:value-type="float" office:value="0.409067454948839" calcext:value-type="float">
            <text:p>0.4090674549</text:p>
          </table:table-cell>
          <table:table-cell office:value-type="float" office:value="0.465014107605486" calcext:value-type="float">
            <text:p>0.4650141076</text:p>
          </table:table-cell>
          <table:table-cell office:value-type="float" office:value="0.194158935741731" calcext:value-type="float">
            <text:p>0.1941589357</text:p>
          </table:table-cell>
          <table:table-cell/>
          <table:table-cell office:value-type="float" office:value="0.416866386791972" calcext:value-type="float">
            <text:p>0.4168663868</text:p>
          </table:table-cell>
          <table:table-cell office:value-type="float" office:value="0.473039710891863" calcext:value-type="float">
            <text:p>0.4730397109</text:p>
          </table:table-cell>
          <table:table-cell office:value-type="float" office:value="0.197215614110455" calcext:value-type="float">
            <text:p>0.1972156141</text:p>
          </table:table-cell>
        </table:table-row>
        <table:table-row table:style-name="ro1">
          <table:table-cell office:value-type="float" office:value="0.406515182182838" calcext:value-type="float">
            <text:p>0.4065151822</text:p>
          </table:table-cell>
          <table:table-cell office:value-type="float" office:value="0.462124767500134" calcext:value-type="float">
            <text:p>0.4621247675</text:p>
          </table:table-cell>
          <table:table-cell office:value-type="float" office:value="0.189782592054423" calcext:value-type="float">
            <text:p>0.1897825921</text:p>
          </table:table-cell>
          <table:table-cell/>
          <table:table-cell office:value-type="float" office:value="0.414929701903765" calcext:value-type="float">
            <text:p>0.4149297019</text:p>
          </table:table-cell>
          <table:table-cell office:value-type="float" office:value="0.470812527138336" calcext:value-type="float">
            <text:p>0.4708125271</text:p>
          </table:table-cell>
          <table:table-cell office:value-type="float" office:value="0.192466244896008" calcext:value-type="float">
            <text:p>0.1924662449</text:p>
          </table:table-cell>
        </table:table-row>
        <table:table-row table:style-name="ro1">
          <table:table-cell office:value-type="float" office:value="0.403716977935664" calcext:value-type="float">
            <text:p>0.4037169779</text:p>
          </table:table-cell>
          <table:table-cell office:value-type="float" office:value="0.458974867643616" calcext:value-type="float">
            <text:p>0.4589748676</text:p>
          </table:table-cell>
          <table:table-cell office:value-type="float" office:value="0.185639161994664" calcext:value-type="float">
            <text:p>0.185639162</text:p>
          </table:table-cell>
          <table:table-cell/>
          <table:table-cell office:value-type="float" office:value="0.412800526793107" calcext:value-type="float">
            <text:p>0.4128005268</text:p>
          </table:table-cell>
          <table:table-cell office:value-type="float" office:value="0.468385186535055" calcext:value-type="float">
            <text:p>0.4683851865</text:p>
          </table:table-cell>
          <table:table-cell office:value-type="float" office:value="0.187911685521502" calcext:value-type="float">
            <text:p>0.1879116855</text:p>
          </table:table-cell>
        </table:table-row>
        <table:table-row table:style-name="ro1">
          <table:table-cell office:value-type="float" office:value="0.400652164742214" calcext:value-type="float">
            <text:p>0.4006521647</text:p>
          </table:table-cell>
          <table:table-cell office:value-type="float" office:value="0.455539455485602" calcext:value-type="float">
            <text:p>0.4555394555</text:p>
          </table:table-cell>
          <table:table-cell office:value-type="float" office:value="0.18174346762551" calcext:value-type="float">
            <text:p>0.1817434676</text:p>
          </table:table-cell>
          <table:table-cell/>
          <table:table-cell office:value-type="float" office:value="0.410463317219744" calcext:value-type="float">
            <text:p>0.4104633172</text:p>
          </table:table-cell>
          <table:table-cell office:value-type="float" office:value="0.46573754132163" calcext:value-type="float">
            <text:p>0.4657375413</text:p>
          </table:table-cell>
          <table:table-cell office:value-type="float" office:value="0.183559247616578" calcext:value-type="float">
            <text:p>0.1835592476</text:p>
          </table:table-cell>
        </table:table-row>
        <table:table-row table:style-name="ro1">
          <table:table-cell office:value-type="float" office:value="0.397297811439641" calcext:value-type="float">
            <text:p>0.3972978114</text:p>
          </table:table-cell>
          <table:table-cell office:value-type="float" office:value="0.451791696165142" calcext:value-type="float">
            <text:p>0.4517916962</text:p>
          </table:table-cell>
          <table:table-cell office:value-type="float" office:value="0.178113802949492" calcext:value-type="float">
            <text:p>0.1781138029</text:p>
          </table:table-cell>
          <table:table-cell/>
          <table:table-cell office:value-type="float" office:value="0.407900599618855" calcext:value-type="float">
            <text:p>0.4079005996</text:p>
          </table:table-cell>
          <table:table-cell office:value-type="float" office:value="0.46284778441104" calcext:value-type="float">
            <text:p>0.4628477844</text:p>
          </table:table-cell>
          <table:table-cell office:value-type="float" office:value="0.179418357792548" calcext:value-type="float">
            <text:p>0.1794183578</text:p>
          </table:table-cell>
        </table:table-row>
        <table:table-row table:style-name="ro1">
          <table:table-cell office:value-type="float" office:value="0.393628629189744" calcext:value-type="float">
            <text:p>0.3936286292</text:p>
          </table:table-cell>
          <table:table-cell office:value-type="float" office:value="0.447702807830267" calcext:value-type="float">
            <text:p>0.4477028078</text:p>
          </table:table-cell>
          <table:table-cell office:value-type="float" office:value="0.174772564914524" calcext:value-type="float">
            <text:p>0.1747725649</text:p>
          </table:table-cell>
          <table:table-cell/>
          <table:table-cell office:value-type="float" office:value="0.405092873979209" calcext:value-type="float">
            <text:p>0.405092874</text:p>
          </table:table-cell>
          <table:table-cell office:value-type="float" office:value="0.45969231948856" calcext:value-type="float">
            <text:p>0.4596923195</text:p>
          </table:table-cell>
          <table:table-cell office:value-type="float" office:value="0.175500943480286" calcext:value-type="float">
            <text:p>0.1755009435</text:p>
          </table:table-cell>
        </table:table-row>
        <table:table-row table:style-name="ro1">
          <table:table-cell office:value-type="float" office:value="0.389616866453626" calcext:value-type="float">
            <text:p>0.3896168665</text:p>
          </table:table-cell>
          <table:table-cell office:value-type="float" office:value="0.443242038370014" calcext:value-type="float">
            <text:p>0.4432420384</text:p>
          </table:table-cell>
          <table:table-cell office:value-type="float" office:value="0.171746998052112" calcext:value-type="float">
            <text:p>0.1717469981</text:p>
          </table:table-cell>
          <table:table-cell/>
          <table:table-cell office:value-type="float" office:value="0.402018503987305" calcext:value-type="float">
            <text:p>0.402018504</text:p>
          </table:table-cell>
          <table:table-cell office:value-type="float" office:value="0.456245641297542" calcext:value-type="float">
            <text:p>0.4562456413</text:p>
          </table:table-cell>
          <table:table-cell office:value-type="float" office:value="0.171821892680529" calcext:value-type="float">
            <text:p>0.1718218927</text:p>
          </table:table-cell>
        </table:table-row>
        <table:table-row table:style-name="ro1">
          <table:table-cell office:value-type="float" office:value="0.38523221002442" calcext:value-type="float">
            <text:p>0.38523221</text:p>
          </table:table-cell>
          <table:table-cell office:value-type="float" office:value="0.438376700961131" calcext:value-type="float">
            <text:p>0.438376701</text:p>
          </table:table-cell>
          <table:table-cell office:value-type="float" office:value="0.169070070060422" calcext:value-type="float">
            <text:p>0.1690700701</text:p>
          </table:table-cell>
          <table:table-cell/>
          <table:table-cell office:value-type="float" office:value="0.398653597372684" calcext:value-type="float">
            <text:p>0.3986535974</text:p>
          </table:table-cell>
          <table:table-cell office:value-type="float" office:value="0.452480233249953" calcext:value-type="float">
            <text:p>0.4524802332</text:p>
          </table:table-cell>
          <table:table-cell office:value-type="float" office:value="0.168399600805765" calcext:value-type="float">
            <text:p>0.1683996008</text:p>
          </table:table-cell>
        </table:table-row>
        <table:table-row table:style-name="ro1">
          <table:table-cell office:value-type="float" office:value="0.380441701491684" calcext:value-type="float">
            <text:p>0.3804417015</text:p>
          </table:table-cell>
          <table:table-cell office:value-type="float" office:value="0.433072291391864" calcext:value-type="float">
            <text:p>0.4330722914</text:p>
          </table:table-cell>
          <table:table-cell office:value-type="float" office:value="0.166781496734294" calcext:value-type="float">
            <text:p>0.1667814967</text:p>
          </table:table-cell>
          <table:table-cell/>
          <table:table-cell office:value-type="float" office:value="0.394971880317859" calcext:value-type="float">
            <text:p>0.3949718803</text:p>
          </table:table-cell>
          <table:table-cell office:value-type="float" office:value="0.448366492114803" calcext:value-type="float">
            <text:p>0.4483664921</text:p>
          </table:table-cell>
          <table:table-cell office:value-type="float" office:value="0.165256619684577" calcext:value-type="float">
            <text:p>0.1652566197</text:p>
          </table:table-cell>
        </table:table-row>
        <table:table-row table:style-name="ro1">
          <table:table-cell office:value-type="float" office:value="0.375209681503843" calcext:value-type="float">
            <text:p>0.3752096815</text:p>
          </table:table-cell>
          <table:table-cell office:value-type="float" office:value="0.427292717224105" calcext:value-type="float">
            <text:p>0.4272927172</text:p>
          </table:table-cell>
          <table:table-cell office:value-type="float" office:value="0.164928934925233" calcext:value-type="float">
            <text:p>0.1649289349</text:p>
          </table:table-cell>
          <table:table-cell/>
          <table:table-cell office:value-type="float" office:value="0.390944571078666" calcext:value-type="float">
            <text:p>0.3909445711</text:p>
          </table:table-cell>
          <table:table-cell office:value-type="float" office:value="0.443872692979244" calcext:value-type="float">
            <text:p>0.443872693</text:p>
          </table:table-cell>
          <table:table-cell office:value-type="float" office:value="0.162420425711568" calcext:value-type="float">
            <text:p>0.1624204257</text:p>
          </table:table-cell>
        </table:table-row>
        <table:table-row table:style-name="ro1">
          <table:table-cell office:value-type="float" office:value="0.369497778103892" calcext:value-type="float">
            <text:p>0.3694977781</text:p>
          </table:table-cell>
          <table:table-cell office:value-type="float" office:value="0.421000677822494" calcext:value-type="float">
            <text:p>0.4210006778</text:p>
          </table:table-cell>
          <table:table-cell office:value-type="float" office:value="0.16356936110924" calcext:value-type="float">
            <text:p>0.1635693611</text:p>
          </table:table-cell>
          <table:table-cell/>
          <table:table-cell office:value-type="float" office:value="0.386540259703414" calcext:value-type="float">
            <text:p>0.3865402597</text:p>
          </table:table-cell>
          <table:table-cell office:value-type="float" office:value="0.438965012166151" calcext:value-type="float">
            <text:p>0.4389650122</text:p>
          </table:table-cell>
          <table:table-cell office:value-type="float" office:value="0.1599243259068" calcext:value-type="float">
            <text:p>0.1599243259</text:p>
          </table:table-cell>
        </table:table-row>
        <table:table-row table:style-name="ro1">
          <table:table-cell office:value-type="float" office:value="0.363264960467583" calcext:value-type="float">
            <text:p>0.3632649605</text:p>
          </table:table-cell>
          <table:table-cell office:value-type="float" office:value="0.414158245464745" calcext:value-type="float">
            <text:p>0.4141582455</text:p>
          </table:table-cell>
          <table:table-cell office:value-type="float" office:value="0.162770649801899" calcext:value-type="float">
            <text:p>0.1627706498</text:p>
          </table:table-cell>
          <table:table-cell/>
          <table:table-cell office:value-type="float" office:value="0.381724803075408" calcext:value-type="float">
            <text:p>0.3817248031</text:p>
          </table:table-cell>
          <table:table-cell office:value-type="float" office:value="0.433607631598593" calcext:value-type="float">
            <text:p>0.4336076316</text:p>
          </table:table-cell>
          <table:table-cell office:value-type="float" office:value="0.157808522049369" calcext:value-type="float">
            <text:p>0.157808522</text:p>
          </table:table-cell>
        </table:table-row>
        <table:table-row table:style-name="ro1">
          <table:table-cell office:value-type="float" office:value="0.356467685838712" calcext:value-type="float">
            <text:p>0.3564676858</text:p>
          </table:table-cell>
          <table:table-cell office:value-type="float" office:value="0.406727711483441" calcext:value-type="float">
            <text:p>0.4067277115</text:p>
          </table:table-cell>
          <table:table-cell office:value-type="float" office:value="0.162613359271183" calcext:value-type="float">
            <text:p>0.1626133593</text:p>
          </table:table-cell>
          <table:table-cell/>
          <table:table-cell office:value-type="float" office:value="0.376461247599635" calcext:value-type="float">
            <text:p>0.3764612476</text:p>
          </table:table-cell>
          <table:table-cell office:value-type="float" office:value="0.427762955547205" calcext:value-type="float">
            <text:p>0.4277629555</text:p>
          </table:table-cell>
          <table:table-cell office:value-type="float" office:value="0.156121353680864" calcext:value-type="float">
            <text:p>0.1561213537</text:p>
          </table:table-cell>
        </table:table-row>
        <table:table-row table:style-name="ro1">
          <table:table-cell office:value-type="float" office:value="0.34906017563005" calcext:value-type="float">
            <text:p>0.3490601756</text:p>
          </table:table-cell>
          <table:table-cell office:value-type="float" office:value="0.398672777916998" calcext:value-type="float">
            <text:p>0.3986727779</text:p>
          </table:table-cell>
          <table:table-cell office:value-type="float" office:value="0.163192720045898" calcext:value-type="float">
            <text:p>0.16319272</text:p>
          </table:table-cell>
          <table:table-cell/>
          <table:table-cell office:value-type="float" office:value="0.370709795915621" calcext:value-type="float">
            <text:p>0.3707097959</text:p>
          </table:table-cell>
          <table:table-cell office:value-type="float" office:value="0.421391980150219" calcext:value-type="float">
            <text:p>0.4213919802</text:p>
          </table:table-cell>
          <table:table-cell office:value-type="float" office:value="0.154920740043852" calcext:value-type="float">
            <text:p>0.15492074</text:p>
          </table:table-cell>
        </table:table-row>
        <table:table-row table:style-name="ro1">
          <table:table-cell office:value-type="float" office:value="0.340994866850702" calcext:value-type="float">
            <text:p>0.3409948669</text:p>
          </table:table-cell>
          <table:table-cell office:value-type="float" office:value="0.389960194490791" calcext:value-type="float">
            <text:p>0.3899601945</text:p>
          </table:table-cell>
          <table:table-cell office:value-type="float" office:value="0.164620802243426" calcext:value-type="float">
            <text:p>0.1646208022</text:p>
          </table:table-cell>
          <table:table-cell/>
          <table:table-cell office:value-type="float" office:value="0.364427839292548" calcext:value-type="float">
            <text:p>0.3644278393</text:p>
          </table:table-cell>
          <table:table-cell office:value-type="float" office:value="0.414454867958116" calcext:value-type="float">
            <text:p>0.414454868</text:p>
          </table:table-cell>
          <table:table-cell office:value-type="float" office:value="0.154275838050437" calcext:value-type="float">
            <text:p>0.1542758381</text:p>
          </table:table-cell>
        </table:table-row>
        <table:table-row table:style-name="ro1">
          <table:table-cell office:value-type="float" office:value="0.33222309751532" calcext:value-type="float">
            <text:p>0.3322230975</text:p>
          </table:table-cell>
          <table:table-cell office:value-type="float" office:value="0.380561962507681" calcext:value-type="float">
            <text:p>0.3805619625</text:p>
          </table:table-cell>
          <table:table-cell office:value-type="float" office:value="0.167028807579545" calcext:value-type="float">
            <text:p>0.1670288076</text:p>
          </table:table-cell>
          <table:table-cell/>
          <table:table-cell office:value-type="float" office:value="0.357570084141763" calcext:value-type="float">
            <text:p>0.3575700841</text:p>
          </table:table-cell>
          <table:table-cell office:value-type="float" office:value="0.40691179442027" calcext:value-type="float">
            <text:p>0.4069117944</text:p>
          </table:table-cell>
          <table:table-cell office:value-type="float" office:value="0.154268926892727" calcext:value-type="float">
            <text:p>0.1542689269</text:p>
          </table:table-cell>
        </table:table-row>
        <table:table-row table:style-name="ro1">
          <table:table-cell office:value-type="float" office:value="0.322696099677373" calcext:value-type="float">
            <text:p>0.3226960997</text:p>
          </table:table-cell>
          <table:table-cell office:value-type="float" office:value="0.370458250245746" calcext:value-type="float">
            <text:p>0.3704582502</text:p>
          </table:table-cell>
          <table:table-cell office:value-type="float" office:value="0.170569386959323" calcext:value-type="float">
            <text:p>0.170569387</text:p>
          </table:table-cell>
          <table:table-cell/>
          <table:table-cell office:value-type="float" office:value="0.350088809696767" calcext:value-type="float">
            <text:p>0.3500888097</text:p>
          </table:table-cell>
          <table:table-cell office:value-type="float" office:value="0.39872415101556" calcext:value-type="float">
            <text:p>0.398724151</text:p>
          </table:table-cell>
          <table:table-cell office:value-type="float" office:value="0.154997518101283" calcext:value-type="float">
            <text:p>0.1549975181</text:p>
          </table:table-cell>
        </table:table-row>
        <table:table-row table:style-name="ro1">
          <table:table-cell office:value-type="float" office:value="0.3123663911834" calcext:value-type="float">
            <text:p>0.3123663912</text:p>
          </table:table-cell>
          <table:table-cell office:value-type="float" office:value="0.359641186333945" calcext:value-type="float">
            <text:p>0.3596411863</text:p>
          </table:table-cell>
          <table:table-cell office:value-type="float" office:value="0.175418819646456" calcext:value-type="float">
            <text:p>0.1754188196</text:p>
          </table:table-cell>
          <table:table-cell/>
          <table:table-cell office:value-type="float" office:value="0.341934304714698" calcext:value-type="float">
            <text:p>0.3419343047</text:p>
          </table:table-cell>
          <table:table-cell office:value-type="float" office:value="0.38985621074075" calcext:value-type="float">
            <text:p>0.3898562107</text:p>
          </table:table-cell>
          <table:table-cell office:value-type="float" office:value="0.156576670214647" calcext:value-type="float">
            <text:p>0.1565766702</text:p>
          </table:table-cell>
        </table:table-row>
        <table:table-row table:style-name="ro1">
          <table:table-cell office:value-type="float" office:value="0.301189676739306" calcext:value-type="float">
            <text:p>0.3011896767</text:p>
          </table:table-cell>
          <table:table-cell office:value-type="float" office:value="0.348119713926045" calcext:value-type="float">
            <text:p>0.3481197139</text:p>
          </table:table-cell>
          <table:table-cell office:value-type="float" office:value="0.181778799138934" calcext:value-type="float">
            <text:p>0.1817787991</text:p>
          </table:table-cell>
          <table:table-cell/>
          <table:table-cell office:value-type="float" office:value="0.333055544383826" calcext:value-type="float">
            <text:p>0.3330555444</text:p>
          </table:table-cell>
          <table:table-cell office:value-type="float" office:value="0.380277385591336" calcext:value-type="float">
            <text:p>0.3802773856</text:p>
          </table:table-cell>
          <table:table-cell office:value-type="float" office:value="0.159141456333823" calcext:value-type="float">
            <text:p>0.1591414563</text:p>
          </table:table-cell>
        </table:table-row>
        <table:table-row table:style-name="ro1">
          <table:table-cell office:value-type="float" office:value="0.289127389284801" calcext:value-type="float">
            <text:p>0.2891273893</text:p>
          </table:table-cell>
          <table:table-cell office:value-type="float" office:value="0.335925691980631" calcext:value-type="float">
            <text:p>0.335925692</text:p>
          </table:table-cell>
          <table:table-cell office:value-type="float" office:value="0.189877447626587" calcext:value-type="float">
            <text:p>0.1898774476</text:p>
          </table:table-cell>
          <table:table-cell/>
          <table:table-cell office:value-type="float" office:value="0.323401184730441" calcext:value-type="float">
            <text:p>0.3234011847</text:p>
          </table:table-cell>
          <table:table-cell office:value-type="float" office:value="0.369965231406228" calcext:value-type="float">
            <text:p>0.3699652314</text:p>
          </table:table-cell>
          <table:table-cell office:value-type="float" office:value="0.162849486216823" calcext:value-type="float">
            <text:p>0.1628494862</text:p>
          </table:table-cell>
        </table:table-row>
        <table:table-row table:style-name="ro1">
          <table:table-cell office:value-type="float" office:value="0.276150021725287" calcext:value-type="float">
            <text:p>0.2761500217</text:p>
          </table:table-cell>
          <table:table-cell office:value-type="float" office:value="0.323121409018472" calcext:value-type="float">
            <text:p>0.323121409</text:p>
          </table:table-cell>
          <table:table-cell office:value-type="float" office:value="0.199969019683005" calcext:value-type="float">
            <text:p>0.1999690197</text:p>
          </table:table-cell>
          <table:table-cell/>
          <table:table-cell office:value-type="float" office:value="0.312920970748433" calcext:value-type="float">
            <text:p>0.3129209707</text:p>
          </table:table-cell>
          <table:table-cell office:value-type="float" office:value="0.358909380595004" calcext:value-type="float">
            <text:p>0.3589093806</text:p>
          </table:table-cell>
          <table:table-cell office:value-type="float" office:value="0.16788331655405" calcext:value-type="float">
            <text:p>0.1678833166</text:p>
          </table:table-cell>
        </table:table-row>
        <table:table-row table:style-name="ro1">
          <table:table-cell office:value-type="float" office:value="0.26224141276858" calcext:value-type="float">
            <text:p>0.2622414128</text:p>
          </table:table-cell>
          <table:table-cell office:value-type="float" office:value="0.309808612146416" calcext:value-type="float">
            <text:p>0.3098086121</text:p>
          </table:table-cell>
          <table:table-cell office:value-type="float" office:value="0.212331554274055" calcext:value-type="float">
            <text:p>0.2123315543</text:p>
          </table:table-cell>
          <table:table-cell/>
          <table:table-cell office:value-type="float" office:value="0.301567675857802" calcext:value-type="float">
            <text:p>0.3015676759</text:p>
          </table:table-cell>
          <table:table-cell office:value-type="float" office:value="0.34711660331925" calcext:value-type="float">
            <text:p>0.3471166033</text:p>
          </table:table-cell>
          <table:table-cell office:value-type="float" office:value="0.174452486888992" calcext:value-type="float">
            <text:p>0.1744524869</text:p>
          </table:table-cell>
        </table:table-row>
        <table:table-row table:style-name="ro1">
          <table:table-cell office:value-type="float" office:value="0.247404152420893" calcext:value-type="float">
            <text:p>0.2474041524</text:p>
          </table:table-cell>
          <table:table-cell office:value-type="float" office:value="0.296139025739067" calcext:value-type="float">
            <text:p>0.2961390257</text:p>
          </table:table-cell>
          <table:table-cell office:value-type="float" office:value="0.227261497274872" calcext:value-type="float">
            <text:p>0.2272614973</text:p>
          </table:table-cell>
          <table:table-cell/>
          <table:table-cell office:value-type="float" office:value="0.289299713038861" calcext:value-type="float">
            <text:p>0.289299713</text:p>
          </table:table-cell>
          <table:table-cell office:value-type="float" office:value="0.334617204952553" calcext:value-type="float">
            <text:p>0.334617205</text:p>
          </table:table-cell>
          <table:table-cell office:value-type="float" office:value="0.182794786929123" calcext:value-type="float">
            <text:p>0.1827947869</text:p>
          </table:table-cell>
        </table:table-row>
        <table:table-row table:style-name="ro1">
          <table:table-cell office:value-type="float" office:value="0.231666252609507" calcext:value-type="float">
            <text:p>0.2316662526</text:p>
          </table:table-cell>
          <table:table-cell office:value-type="float" office:value="0.282326108411919" calcext:value-type="float">
            <text:p>0.2823261084</text:p>
          </table:table-cell>
          <table:table-cell office:value-type="float" office:value="0.245064063638613" calcext:value-type="float">
            <text:p>0.2450640636</text:p>
          </table:table-cell>
          <table:table-cell/>
          <table:table-cell office:value-type="float" office:value="0.27608457979244" calcext:value-type="float">
            <text:p>0.2760845798</text:p>
          </table:table-cell>
          <table:table-cell office:value-type="float" office:value="0.32147294975965" calcext:value-type="float">
            <text:p>0.3214729498</text:p>
          </table:table-cell>
          <table:table-cell office:value-type="float" office:value="0.193176186969013" calcext:value-type="float">
            <text:p>0.193176187</text:p>
          </table:table-cell>
        </table:table-row>
        <table:table-row table:style-name="ro1">
          <table:table-cell office:value-type="float" office:value="0.215089172030887" calcext:value-type="float">
            <text:p>0.215089172</text:p>
          </table:table-cell>
          <table:table-cell office:value-type="float" office:value="0.268657436695289" calcext:value-type="float">
            <text:p>0.2686574367</text:p>
          </table:table-cell>
          <table:table-cell office:value-type="float" office:value="0.266037882294649" calcext:value-type="float">
            <text:p>0.2660378823</text:p>
          </table:table-cell>
          <table:table-cell/>
          <table:table-cell office:value-type="float" office:value="0.261903315779502" calcext:value-type="float">
            <text:p>0.2619033158</text:p>
          </table:table-cell>
          <table:table-cell office:value-type="float" office:value="0.307786639069942" calcext:value-type="float">
            <text:p>0.3077866391</text:p>
          </table:table-cell>
          <table:table-cell office:value-type="float" office:value="0.205888643199298" calcext:value-type="float">
            <text:p>0.2058886432</text:p>
          </table:table-cell>
        </table:table-row>
        <table:table-row table:style-name="ro1">
          <table:table-cell office:value-type="float" office:value="0.197777172376636" calcext:value-type="float">
            <text:p>0.1977771724</text:p>
          </table:table-cell>
          <table:table-cell office:value-type="float" office:value="0.255506572785236" calcext:value-type="float">
            <text:p>0.2555065728</text:p>
          </table:table-cell>
          <table:table-cell office:value-type="float" office:value="0.290452347667211" calcext:value-type="float">
            <text:p>0.2904523477</text:p>
          </table:table-cell>
          <table:table-cell/>
          <table:table-cell office:value-type="float" office:value="0.246756156674735" calcext:value-type="float">
            <text:p>0.2467561567</text:p>
          </table:table-cell>
          <table:table-cell office:value-type="float" office:value="0.293713340228948" calcext:value-type="float">
            <text:p>0.2937133402</text:p>
          </table:table-cell>
          <table:table-cell office:value-type="float" office:value="0.221244727848937" calcext:value-type="float">
            <text:p>0.2212447278</text:p>
          </table:table-cell>
        </table:table-row>
        <table:table-row table:style-name="ro1">
          <table:table-cell office:value-type="float" office:value="0.179887791957322" calcext:value-type="float">
            <text:p>0.179887792</text:p>
          </table:table-cell>
          <table:table-cell office:value-type="float" office:value="0.243342550475316" calcext:value-type="float">
            <text:p>0.2433425505</text:p>
          </table:table-cell>
          <table:table-cell office:value-type="float" office:value="0.318516219661767" calcext:value-type="float">
            <text:p>0.3185162197</text:p>
          </table:table-cell>
          <table:table-cell/>
          <table:table-cell office:value-type="float" office:value="0.230669549674353" calcext:value-type="float">
            <text:p>0.2306695497</text:p>
          </table:table-cell>
          <table:table-cell office:value-type="float" office:value="0.279473025105294" calcext:value-type="float">
            <text:p>0.2794730251</text:p>
          </table:table-cell>
          <table:table-cell office:value-type="float" office:value="0.239567749544841" calcext:value-type="float">
            <text:p>0.2395677495</text:p>
          </table:table-cell>
        </table:table-row>
        <table:table-row table:style-name="ro1">
          <table:table-cell office:value-type="float" office:value="0.16164292743893" calcext:value-type="float">
            <text:p>0.1616429274</text:p>
          </table:table-cell>
          <table:table-cell office:value-type="float" office:value="0.2327342171563" calcext:value-type="float">
            <text:p>0.2327342172</text:p>
          </table:table-cell>
          <table:table-cell office:value-type="float" office:value="0.350336558267546" calcext:value-type="float">
            <text:p>0.3503365583</text:p>
          </table:table-cell>
          <table:table-cell/>
          <table:table-cell office:value-type="float" office:value="0.213704639545169" calcext:value-type="float">
            <text:p>0.2137046395</text:p>
          </table:table-cell>
          <table:table-cell office:value-type="float" office:value="0.26536399169788" calcext:value-type="float">
            <text:p>0.2653639917</text:p>
          </table:table-cell>
          <table:table-cell office:value-type="float" office:value="0.26117576727873" calcext:value-type="float">
            <text:p>0.2611757673</text:p>
          </table:table-cell>
        </table:table-row>
        <table:table-row table:style-name="ro1">
          <table:table-cell office:value-type="float" office:value="0.143339595583432" calcext:value-type="float">
            <text:p>0.1433395956</text:p>
          </table:table-cell>
          <table:table-cell office:value-type="float" office:value="0.224345700715899" calcext:value-type="float">
            <text:p>0.2243457007</text:p>
          </table:table-cell>
          <table:table-cell office:value-type="float" office:value="0.385868289221291" calcext:value-type="float">
            <text:p>0.3858682892</text:p>
          </table:table-cell>
          <table:table-cell/>
          <table:table-cell office:value-type="float" office:value="0.195967217757696" calcext:value-type="float">
            <text:p>0.1959672178</text:p>
          </table:table-cell>
          <table:table-cell office:value-type="float" office:value="0.25177586675469" calcext:value-type="float">
            <text:p>0.2517758668</text:p>
          </table:table-cell>
          <table:table-cell office:value-type="float" office:value="0.286357748117228" calcext:value-type="float">
            <text:p>0.2863577481</text:p>
          </table:table-cell>
        </table:table-row>
        <table:table-row table:style-name="ro1">
          <table:table-cell office:value-type="float" office:value="0.125358903975393" calcext:value-type="float">
            <text:p>0.125358904</text:p>
          </table:table-cell>
          <table:table-cell office:value-type="float" office:value="0.218918460795965" calcext:value-type="float">
            <text:p>0.2189184608</text:p>
          </table:table-cell>
          <table:table-cell office:value-type="float" office:value="0.424856818224366" calcext:value-type="float">
            <text:p>0.4248568182</text:p>
          </table:table-cell>
          <table:table-cell/>
          <table:table-cell office:value-type="float" office:value="0.177618924589017" calcext:value-type="float">
            <text:p>0.1776189246</text:p>
          </table:table-cell>
          <table:table-cell office:value-type="float" office:value="0.239200193492147" calcext:value-type="float">
            <text:p>0.2392001935</text:p>
          </table:table-cell>
          <table:table-cell office:value-type="float" office:value="0.315340217526439" calcext:value-type="float">
            <text:p>0.3153402175</text:p>
          </table:table-cell>
        </table:table-row>
        <table:table-row table:style-name="ro1">
          <table:table-cell office:value-type="float" office:value="0.108171131543384" calcext:value-type="float">
            <text:p>0.1081711315</text:p>
          </table:table-cell>
          <table:table-cell office:value-type="float" office:value="0.217235146930655" calcext:value-type="float">
            <text:p>0.2172351469</text:p>
          </table:table-cell>
          <table:table-cell office:value-type="float" office:value="0.466779285310058" calcext:value-type="float">
            <text:p>0.4667792853</text:p>
          </table:table-cell>
          <table:table-cell/>
          <table:table-cell office:value-type="float" office:value="0.158889176412386" calcext:value-type="float">
            <text:p>0.1588891764</text:p>
          </table:table-cell>
          <table:table-cell office:value-type="float" office:value="0.228235612355035" calcext:value-type="float">
            <text:p>0.2282356124</text:p>
          </table:table-cell>
          <table:table-cell office:value-type="float" office:value="0.348243313550126" calcext:value-type="float">
            <text:p>0.3482433136</text:p>
          </table:table-cell>
        </table:table-row>
        <table:table-row table:style-name="ro1">
          <table:table-cell office:value-type="float" office:value="0.0923342112063991" calcext:value-type="float">
            <text:p>0.0923342112</text:p>
          </table:table-cell>
          <table:table-cell office:value-type="float" office:value="0.220061421876584" calcext:value-type="float">
            <text:p>0.2200614219</text:p>
          </table:table-cell>
          <table:table-cell office:value-type="float" office:value="0.51079412902138" calcext:value-type="float">
            <text:p>0.510794129</text:p>
          </table:table-cell>
          <table:table-cell/>
          <table:table-cell office:value-type="float" office:value="0.140086834425573" calcext:value-type="float">
            <text:p>0.1400868344</text:p>
          </table:table-cell>
          <table:table-cell office:value-type="float" office:value="0.219583549482079" calcext:value-type="float">
            <text:p>0.2195835495</text:p>
          </table:table-cell>
          <table:table-cell office:value-type="float" office:value="0.385026454962251" calcext:value-type="float">
            <text:p>0.385026455</text:p>
          </table:table-cell>
        </table:table-row>
        <table:table-row table:style-name="ro1">
          <table:table-cell office:value-type="float" office:value="0.0784825147157242" calcext:value-type="float">
            <text:p>0.0784825147</text:p>
          </table:table-cell>
          <table:table-cell office:value-type="float" office:value="0.22806470876217" calcext:value-type="float">
            <text:p>0.2280647088</text:p>
          </table:table-cell>
          <table:table-cell office:value-type="float" office:value="0.555712915894368" calcext:value-type="float">
            <text:p>0.5557129159</text:p>
          </table:table-cell>
          <table:table-cell/>
          <table:table-cell office:value-type="float" office:value="0.12161003353804" calcext:value-type="float">
            <text:p>0.1216100335</text:p>
          </table:table-cell>
          <table:table-cell office:value-type="float" office:value="0.214029391906095" calcext:value-type="float">
            <text:p>0.2140293919</text:p>
          </table:table-cell>
          <table:table-cell office:value-type="float" office:value="0.425426154382801" calcext:value-type="float">
            <text:p>0.4254261544</text:p>
          </table:table-cell>
        </table:table-row>
        <table:table-row table:style-name="ro1">
          <table:table-cell office:value-type="float" office:value="0.0673029585825645" calcext:value-type="float">
            <text:p>0.0673029586</text:p>
          </table:table-cell>
          <table:table-cell office:value-type="float" office:value="0.241713995302668" calcext:value-type="float">
            <text:p>0.2417139953</text:p>
          </table:table-cell>
          <table:table-cell office:value-type="float" office:value="0.600011411308205" calcext:value-type="float">
            <text:p>0.6000114113</text:p>
          </table:table-cell>
          <table:table-cell/>
          <table:table-cell office:value-type="float" office:value="0.103951891178834" calcext:value-type="float">
            <text:p>0.1039518912</text:p>
          </table:table-cell>
          <table:table-cell office:value-type="float" office:value="0.212403812863935" calcext:value-type="float">
            <text:p>0.2124038129</text:p>
          </table:table-cell>
          <table:table-cell office:value-type="float" office:value="0.46889202772285" calcext:value-type="float">
            <text:p>0.4688920277</text:p>
          </table:table-cell>
        </table:table-row>
        <table:table-row table:style-name="ro1">
          <table:table-cell office:value-type="float" office:value="0.0594964329251005" calcext:value-type="float">
            <text:p>0.0594964329</text:p>
          </table:table-cell>
          <table:table-cell office:value-type="float" office:value="0.261172221420821" calcext:value-type="float">
            <text:p>0.2611722214</text:p>
          </table:table-cell>
          <table:table-cell office:value-type="float" office:value="0.641896379099555" calcext:value-type="float">
            <text:p>0.6418963791</text:p>
          </table:table-cell>
          <table:table-cell/>
          <table:table-cell office:value-type="float" office:value="0.0876991299419312" calcext:value-type="float">
            <text:p>0.0876991299</text:p>
          </table:table-cell>
          <table:table-cell office:value-type="float" office:value="0.215519898457664" calcext:value-type="float">
            <text:p>0.2155198985</text:p>
          </table:table-cell>
          <table:table-cell office:value-type="float" office:value="0.514531623678054" calcext:value-type="float">
            <text:p>0.5145316237</text:p>
          </table:table-cell>
        </table:table-row>
        <table:table-row table:style-name="ro1">
          <table:table-cell office:value-type="float" office:value="0.0557246952196814" calcext:value-type="float">
            <text:p>0.0557246952</text:p>
          </table:table-cell>
          <table:table-cell office:value-type="float" office:value="0.286200982983082" calcext:value-type="float">
            <text:p>0.286200983</text:p>
          </table:table-cell>
          <table:table-cell office:value-type="float" office:value="0.679438127916845" calcext:value-type="float">
            <text:p>0.6794381279</text:p>
          </table:table-cell>
          <table:table-cell/>
          <table:table-cell office:value-type="float" office:value="0.0735201945323476" calcext:value-type="float">
            <text:p>0.0735201945</text:p>
          </table:table-cell>
          <table:table-cell office:value-type="float" office:value="0.224084818210047" calcext:value-type="float">
            <text:p>0.2240848182</text:p>
          </table:table-cell>
          <table:table-cell office:value-type="float" office:value="0.561079548791693" calcext:value-type="float">
            <text:p>0.5610795488</text:p>
          </table:table-cell>
        </table:table-row>
        <table:table-row table:style-name="ro1">
          <table:table-cell office:value-type="float" office:value="0.0565461957652875" calcext:value-type="float">
            <text:p>0.0565461958</text:p>
          </table:table-cell>
          <table:table-cell office:value-type="float" office:value="0.316103320584533" calcext:value-type="float">
            <text:p>0.3161033206</text:p>
          </table:table-cell>
          <table:table-cell office:value-type="float" office:value="0.710764970257009" calcext:value-type="float">
            <text:p>0.7107649703</text:p>
          </table:table-cell>
          <table:table-cell/>
          <table:table-cell office:value-type="float" office:value="0.0621395561542317" calcext:value-type="float">
            <text:p>0.0621395562</text:p>
          </table:table-cell>
          <table:table-cell office:value-type="float" office:value="0.238590579614501" calcext:value-type="float">
            <text:p>0.2385905796</text:p>
          </table:table-cell>
          <table:table-cell office:value-type="float" office:value="0.606909820277769" calcext:value-type="float">
            <text:p>0.6069098203</text:p>
          </table:table-cell>
        </table:table-row>
        <table:table-row table:style-name="ro1">
          <table:table-cell office:value-type="float" office:value="0.0623483312909966" calcext:value-type="float">
            <text:p>0.0623483313</text:p>
          </table:table-cell>
          <table:table-cell office:value-type="float" office:value="0.349730163197608" calcext:value-type="float">
            <text:p>0.3497301632</text:p>
          </table:table-cell>
          <table:table-cell office:value-type="float" office:value="0.734296015854899" calcext:value-type="float">
            <text:p>0.7342960159</text:p>
          </table:table-cell>
          <table:table-cell/>
          <table:table-cell office:value-type="float" office:value="0.0542959802551534" calcext:value-type="float">
            <text:p>0.0542959803</text:p>
          </table:table-cell>
          <table:table-cell office:value-type="float" office:value="0.259196750814299" calcext:value-type="float">
            <text:p>0.2591967508</text:p>
          </table:table-cell>
          <table:table-cell office:value-type="float" office:value="0.650109857307083" calcext:value-type="float">
            <text:p>0.6501098573</text:p>
          </table:table-cell>
        </table:table-row>
        <table:table-row table:style-name="ro1">
          <table:table-cell office:value-type="float" office:value="0.0732872356017037" calcext:value-type="float">
            <text:p>0.0732872356</text:p>
          </table:table-cell>
          <table:table-cell office:value-type="float" office:value="0.385566178110677" calcext:value-type="float">
            <text:p>0.3855661781</text:p>
          </table:table-cell>
          <table:table-cell office:value-type="float" office:value="0.74896879450569" calcext:value-type="float">
            <text:p>0.7489687945</text:p>
          </table:table-cell>
          <table:table-cell/>
          <table:table-cell office:value-type="float" office:value="0.0506849248996615" calcext:value-type="float">
            <text:p>0.0506849249</text:p>
          </table:table-cell>
          <table:table-cell office:value-type="float" office:value="0.285627311938347" calcext:value-type="float">
            <text:p>0.2856273119</text:p>
          </table:table-cell>
          <table:table-cell office:value-type="float" office:value="0.688627158489121" calcext:value-type="float">
            <text:p>0.6886271585</text:p>
          </table:table-cell>
        </table:table-row>
        <table:table-row table:style-name="ro1">
          <table:table-cell office:value-type="float" office:value="0.0892478237983473" calcext:value-type="float">
            <text:p>0.0892478238</text:p>
          </table:table-cell>
          <table:table-cell office:value-type="float" office:value="0.42189132146467" calcext:value-type="float">
            <text:p>0.4218913215</text:p>
          </table:table-cell>
          <table:table-cell office:value-type="float" office:value="0.754407221421027" calcext:value-type="float">
            <text:p>0.7544072214</text:p>
          </table:table-cell>
          <table:table-cell/>
          <table:table-cell office:value-type="float" office:value="0.0518889701958227" calcext:value-type="float">
            <text:p>0.0518889702</text:p>
          </table:table-cell>
          <table:table-cell office:value-type="float" office:value="0.317110541915173" calcext:value-type="float">
            <text:p>0.3171105419</text:p>
          </table:table-cell>
          <table:table-cell office:value-type="float" office:value="0.720483895178199" calcext:value-type="float">
            <text:p>0.7204838952</text:p>
          </table:table-cell>
        </table:table-row>
        <table:table-row table:style-name="ro1">
          <table:table-cell office:value-type="float" office:value="0.109834969550816" calcext:value-type="float">
            <text:p>0.1098349696</text:p>
          </table:table-cell>
          <table:table-cell office:value-type="float" office:value="0.456990628743598" calcext:value-type="float">
            <text:p>0.4569906287</text:p>
          </table:table-cell>
          <table:table-cell office:value-type="float" office:value="0.750981932226837" calcext:value-type="float">
            <text:p>0.7509819322</text:p>
          </table:table-cell>
          <table:table-cell/>
          <table:table-cell office:value-type="float" office:value="0.0583046984162342" calcext:value-type="float">
            <text:p>0.0583046984</text:p>
          </table:table-cell>
          <table:table-cell office:value-type="float" office:value="0.352390346569305" calcext:value-type="float">
            <text:p>0.3523903466</text:p>
          </table:table-cell>
          <table:table-cell office:value-type="float" office:value="0.744032173496229" calcext:value-type="float">
            <text:p>0.7440321735</text:p>
          </table:table-cell>
        </table:table-row>
        <table:table-row table:style-name="ro1">
          <table:table-cell office:value-type="float" office:value="0.134401013852603" calcext:value-type="float">
            <text:p>0.1344010139</text:p>
          </table:table-cell>
          <table:table-cell office:value-type="float" office:value="0.489366494653708" calcext:value-type="float">
            <text:p>0.4893664947</text:p>
          </table:table-cell>
          <table:table-cell office:value-type="float" office:value="0.739741097210728" calcext:value-type="float">
            <text:p>0.7397410972</text:p>
          </table:table-cell>
          <table:table-cell/>
          <table:table-cell office:value-type="float" office:value="0.0700784488516908" calcext:value-type="float">
            <text:p>0.0700784489</text:p>
          </table:table-cell>
          <table:table-cell office:value-type="float" office:value="0.389825826884973" calcext:value-type="float">
            <text:p>0.3898258269</text:p>
          </table:table-cell>
          <table:table-cell office:value-type="float" office:value="0.758200339462887" calcext:value-type="float">
            <text:p>0.7582003395</text:p>
          </table:table-cell>
        </table:table-row>
        <table:table-row table:style-name="ro1">
          <table:table-cell office:value-type="float" office:value="0.162106569011825" calcext:value-type="float">
            <text:p>0.162106569</text:p>
          </table:table-cell>
          <table:table-cell office:value-type="float" office:value="0.517904317747326" calcext:value-type="float">
            <text:p>0.5179043177</text:p>
          </table:table-cell>
          <table:table-cell office:value-type="float" office:value="0.722227331825566" calcext:value-type="float">
            <text:p>0.7222273318</text:p>
          </table:table-cell>
          <table:table-cell/>
          <table:table-cell office:value-type="float" office:value="0.0870650311311818" calcext:value-type="float">
            <text:p>0.0870650311</text:p>
          </table:table-cell>
          <table:table-cell office:value-type="float" office:value="0.427573365469725" calcext:value-type="float">
            <text:p>0.4275733655</text:p>
          </table:table-cell>
          <table:table-cell office:value-type="float" office:value="0.762669093923957" calcext:value-type="float">
            <text:p>0.7626690939</text:p>
          </table:table-cell>
        </table:table-row>
        <table:table-row table:style-name="ro1">
          <table:table-cell office:value-type="float" office:value="0.192003559771802" calcext:value-type="float">
            <text:p>0.1920035598</text:p>
          </table:table-cell>
          <table:table-cell office:value-type="float" office:value="0.541956939665285" calcext:value-type="float">
            <text:p>0.5419569397</text:p>
          </table:table-cell>
          <table:table-cell office:value-type="float" office:value="0.700229504113702" calcext:value-type="float">
            <text:p>0.7002295041</text:p>
          </table:table-cell>
          <table:table-cell/>
          <table:table-cell office:value-type="float" office:value="0.10882117246885" calcext:value-type="float">
            <text:p>0.1088211725</text:p>
          </table:table-cell>
          <table:table-cell office:value-type="float" office:value="0.463818599752426" calcext:value-type="float">
            <text:p>0.4638185998</text:p>
          </table:table-cell>
          <table:table-cell office:value-type="float" office:value="0.757925059254016" calcext:value-type="float">
            <text:p>0.7579250593</text:p>
          </table:table-cell>
        </table:table-row>
        <table:table-row table:style-name="ro1">
          <table:table-cell office:value-type="float" office:value="0.223124647274391" calcext:value-type="float">
            <text:p>0.2231246473</text:p>
          </table:table-cell>
          <table:table-cell office:value-type="float" office:value="0.561339568742703" calcext:value-type="float">
            <text:p>0.5613395687</text:p>
          </table:table-cell>
          <table:table-cell office:value-type="float" office:value="0.675532486343292" calcext:value-type="float">
            <text:p>0.6755324863</text:p>
          </table:table-cell>
          <table:table-cell/>
          <table:table-cell office:value-type="float" office:value="0.134638833197455" calcext:value-type="float">
            <text:p>0.1346388332</text:p>
          </table:table-cell>
          <table:table-cell office:value-type="float" office:value="0.497005870304028" calcext:value-type="float">
            <text:p>0.4970058703</text:p>
          </table:table-cell>
          <table:table-cell office:value-type="float" office:value="0.74517053252817" calcext:value-type="float">
            <text:p>0.7451705325</text:p>
          </table:table-cell>
        </table:table-row>
        <table:table-row table:style-name="ro1">
          <table:table-cell office:value-type="float" office:value="0.254563284402324" calcext:value-type="float">
            <text:p>0.2545632844</text:p>
          </table:table-cell>
          <table:table-cell office:value-type="float" office:value="0.576252805131042" calcext:value-type="float">
            <text:p>0.5762528051</text:p>
          </table:table-cell>
          <table:table-cell office:value-type="float" office:value="0.649718605048395" calcext:value-type="float">
            <text:p>0.649718605</text:p>
          </table:table-cell>
          <table:table-cell/>
          <table:table-cell office:value-type="float" office:value="0.163614169469403" calcext:value-type="float">
            <text:p>0.1636141695</text:p>
          </table:table-cell>
          <table:table-cell office:value-type="float" office:value="0.526010740922886" calcext:value-type="float">
            <text:p>0.5260107409</text:p>
          </table:table-cell>
          <table:table-cell office:value-type="float" office:value="0.72611113208965" calcext:value-type="float">
            <text:p>0.7261111321</text:p>
          </table:table-cell>
        </table:table-row>
        <table:table-row table:style-name="ro1">
          <table:table-cell office:value-type="float" office:value="0.285533130416224" calcext:value-type="float">
            <text:p>0.2855331304</text:p>
          </table:table-cell>
          <table:table-cell office:value-type="float" office:value="0.587166481363163" calcext:value-type="float">
            <text:p>0.5871664814</text:p>
          </table:table-cell>
          <table:table-cell office:value-type="float" office:value="0.624049173258206" calcext:value-type="float">
            <text:p>0.6240491733</text:p>
          </table:table-cell>
          <table:table-cell/>
          <table:table-cell office:value-type="float" office:value="0.194739119859403" calcext:value-type="float">
            <text:p>0.1947391199</text:p>
          </table:table-cell>
          <table:table-cell office:value-type="float" office:value="0.55021959046469" calcext:value-type="float">
            <text:p>0.5502195905</text:p>
          </table:table-cell>
          <table:table-cell office:value-type="float" office:value="0.702679220580854" calcext:value-type="float">
            <text:p>0.7026792206</text:p>
          </table:table-cell>
        </table:table-row>
        <table:table-row table:style-name="ro1">
          <table:table-cell office:value-type="float" office:value="0.315402159951163" calcext:value-type="float">
            <text:p>0.31540216</text:p>
          </table:table-cell>
          <table:table-cell office:value-type="float" office:value="0.594697924633661" calcext:value-type="float">
            <text:p>0.5946979246</text:p>
          </table:table-cell>
          <table:table-cell office:value-type="float" office:value="0.599426578386224" calcext:value-type="float">
            <text:p>0.5994265784</text:p>
          </table:table-cell>
          <table:table-cell/>
          <table:table-cell office:value-type="float" office:value="0.226997741525953" calcext:value-type="float">
            <text:p>0.2269977415</text:p>
          </table:table-cell>
          <table:table-cell office:value-type="float" office:value="0.569510864518985" calcext:value-type="float">
            <text:p>0.5695108645</text:p>
          </table:table-cell>
          <table:table-cell office:value-type="float" office:value="0.67676411903991" calcext:value-type="float">
            <text:p>0.676764119</text:p>
          </table:table-cell>
        </table:table-row>
        <table:table-row table:style-name="ro1">
          <table:table-cell office:value-type="float" office:value="0.343702930798945" calcext:value-type="float">
            <text:p>0.3437029308</text:p>
          </table:table-cell>
          <table:table-cell office:value-type="float" office:value="0.599508780293601" calcext:value-type="float">
            <text:p>0.5995087803</text:p>
          </table:table-cell>
          <table:table-cell office:value-type="float" office:value="0.576417992411422" calcext:value-type="float">
            <text:p>0.5764179924</text:p>
          </table:table-cell>
          <table:table-cell/>
          <table:table-cell office:value-type="float" office:value="0.259450206983168" calcext:value-type="float">
            <text:p>0.259450207</text:p>
          </table:table-cell>
          <table:table-cell office:value-type="float" office:value="0.584161069691533" calcext:value-type="float">
            <text:p>0.5841610697</text:p>
          </table:table-cell>
          <table:table-cell office:value-type="float" office:value="0.650006485068524" calcext:value-type="float">
            <text:p>0.6500064851</text:p>
          </table:table-cell>
        </table:table-row>
        <table:table-row table:style-name="ro1">
          <table:table-cell office:value-type="float" office:value="0.370124419410683" calcext:value-type="float">
            <text:p>0.3701244194</text:p>
          </table:table-cell>
          <table:table-cell office:value-type="float" office:value="0.602231629259778" calcext:value-type="float">
            <text:p>0.6022316293</text:p>
          </table:table-cell>
          <table:table-cell office:value-type="float" office:value="0.5553146750661" calcext:value-type="float">
            <text:p>0.5553146751</text:p>
          </table:table-cell>
          <table:table-cell/>
          <table:table-cell office:value-type="float" office:value="0.291292903851391" calcext:value-type="float">
            <text:p>0.2912929039</text:p>
          </table:table-cell>
          <table:table-cell office:value-type="float" office:value="0.594713532086486" calcext:value-type="float">
            <text:p>0.5947135321</text:p>
          </table:table-cell>
          <table:table-cell office:value-type="float" office:value="0.623683918557323" calcext:value-type="float">
            <text:p>0.6236839186</text:p>
          </table:table-cell>
        </table:table-row>
        <table:table-row table:style-name="ro1">
          <table:table-cell office:value-type="float" office:value="0.39449221864973" calcext:value-type="float">
            <text:p>0.3944922186</text:p>
          </table:table-cell>
          <table:table-cell office:value-type="float" office:value="0.603426885469242" calcext:value-type="float">
            <text:p>0.6034268855</text:p>
          </table:table-cell>
          <table:table-cell office:value-type="float" office:value="0.536203517401006" calcext:value-type="float">
            <text:p>0.5362035174</text:p>
          </table:table-cell>
          <table:table-cell/>
          <table:table-cell office:value-type="float" office:value="0.321890612216954" calcext:value-type="float">
            <text:p>0.3218906122</text:p>
          </table:table-cell>
          <table:table-cell office:value-type="float" office:value="0.601846680563855" calcext:value-type="float">
            <text:p>0.6018466806</text:p>
          </table:table-cell>
          <table:table-cell office:value-type="float" office:value="0.598683849216977" calcext:value-type="float">
            <text:p>0.5986838492</text:p>
          </table:table-cell>
        </table:table-row>
        <table:table-row table:style-name="ro1">
          <table:table-cell office:value-type="float" office:value="0.416743327983082" calcext:value-type="float">
            <text:p>0.416743328</text:p>
          </table:table-cell>
          <table:table-cell office:value-type="float" office:value="0.603564241846283" calcext:value-type="float">
            <text:p>0.6035642418</text:p>
          </table:table-cell>
          <table:table-cell office:value-type="float" office:value="0.519034848110336" calcext:value-type="float">
            <text:p>0.5190348481</text:p>
          </table:table-cell>
          <table:table-cell/>
          <table:table-cell office:value-type="float" office:value="0.350783336368139" calcext:value-type="float">
            <text:p>0.3507833364</text:p>
          </table:table-cell>
          <table:table-cell office:value-type="float" office:value="0.606266561450113" calcext:value-type="float">
            <text:p>0.6062665615</text:p>
          </table:table-cell>
          <table:table-cell office:value-type="float" office:value="0.575539883753432" calcext:value-type="float">
            <text:p>0.5755398838</text:p>
          </table:table-cell>
        </table:table-row>
        <table:table-row table:style-name="ro1">
          <table:table-cell office:value-type="float" office:value="0.436900203771131" calcext:value-type="float">
            <text:p>0.4369002038</text:p>
          </table:table-cell>
          <table:table-cell office:value-type="float" office:value="0.603020917346961" calcext:value-type="float">
            <text:p>0.6030209173</text:p>
          </table:table-cell>
          <table:table-cell office:value-type="float" office:value="0.503678276120283" calcext:value-type="float">
            <text:p>0.5036782761</text:p>
          </table:table-cell>
          <table:table-cell/>
          <table:table-cell office:value-type="float" office:value="0.377674302283666" calcext:value-type="float">
            <text:p>0.3776743023</text:p>
          </table:table-cell>
          <table:table-cell office:value-type="float" office:value="0.608633591287371" calcext:value-type="float">
            <text:p>0.6086335913</text:p>
          </table:table-cell>
          <table:table-cell office:value-type="float" office:value="0.55450207801899" calcext:value-type="float">
            <text:p>0.554502078</text:p>
          </table:table-cell>
        </table:table-row>
        <table:table-row table:style-name="ro1">
          <table:table-cell office:value-type="float" office:value="0.455046982435592" calcext:value-type="float">
            <text:p>0.4550469824</text:p>
          </table:table-cell>
          <table:table-cell office:value-type="float" office:value="0.602089610732697" calcext:value-type="float">
            <text:p>0.6020896107</text:p>
          </table:table-cell>
          <table:table-cell office:value-type="float" office:value="0.48996419383314" calcext:value-type="float">
            <text:p>0.4899641938</text:p>
          </table:table-cell>
          <table:table-cell/>
          <table:table-cell office:value-type="float" office:value="0.402406705503058" calcext:value-type="float">
            <text:p>0.4024067055</text:p>
          </table:table-cell>
          <table:table-cell office:value-type="float" office:value="0.609522169309186" calcext:value-type="float">
            <text:p>0.6095221693</text:p>
          </table:table-cell>
          <table:table-cell office:value-type="float" office:value="0.535616198693926" calcext:value-type="float">
            <text:p>0.5356161987</text:p>
          </table:table-cell>
        </table:table-row>
        <table:table-row table:style-name="ro1">
          <table:table-cell office:value-type="float" office:value="0.471309311891966" calcext:value-type="float">
            <text:p>0.4713093119</text:p>
          </table:table-cell>
          <table:table-cell office:value-type="float" office:value="0.600990850722385" calcext:value-type="float">
            <text:p>0.6009908507</text:p>
          </table:table-cell>
          <table:table-cell office:value-type="float" office:value="0.477712015855575" calcext:value-type="float">
            <text:p>0.4777120159</text:p>
          </table:table-cell>
          <table:table-cell/>
          <table:table-cell office:value-type="float" office:value="0.424935839056197" calcext:value-type="float">
            <text:p>0.4249358391</text:p>
          </table:table-cell>
          <table:table-cell office:value-type="float" office:value="0.609405768409885" calcext:value-type="float">
            <text:p>0.6094057684</text:p>
          </table:table-cell>
          <table:table-cell office:value-type="float" office:value="0.518795928531301" calcext:value-type="float">
            <text:p>0.5187959285</text:p>
          </table:table-cell>
        </table:table-row>
        <table:table-row table:style-name="ro1">
          <table:table-cell office:value-type="float" office:value="0.485838191644591" calcext:value-type="float">
            <text:p>0.4858381916</text:p>
          </table:table-cell>
          <table:table-cell office:value-type="float" office:value="0.599886327041376" calcext:value-type="float">
            <text:p>0.599886327</text:p>
          </table:table-cell>
          <table:table-cell office:value-type="float" office:value="0.466747732476834" calcext:value-type="float">
            <text:p>0.4667477325</text:p>
          </table:table-cell>
          <table:table-cell/>
          <table:table-cell office:value-type="float" office:value="0.44530135149211" calcext:value-type="float">
            <text:p>0.4453013515</text:p>
          </table:table-cell>
          <table:table-cell office:value-type="float" office:value="0.608658679500753" calcext:value-type="float">
            <text:p>0.6086586795</text:p>
          </table:table-cell>
          <table:table-cell office:value-type="float" office:value="0.503880514180802" calcext:value-type="float">
            <text:p>0.5038805142</text:p>
          </table:table-cell>
        </table:table-row>
        <table:table-row table:style-name="ro1">
          <table:table-cell office:value-type="float" office:value="0.498797606015902" calcext:value-type="float">
            <text:p>0.498797606</text:p>
          </table:table-cell>
          <table:table-cell office:value-type="float" office:value="0.598891314604031" calcext:value-type="float">
            <text:p>0.5988913146</text:p>
          </table:table-cell>
          <table:table-cell office:value-type="float" office:value="0.456913632035818" calcext:value-type="float">
            <text:p>0.456913632</text:p>
          </table:table-cell>
          <table:table-cell/>
          <table:table-cell office:value-type="float" office:value="0.463602440009392" calcext:value-type="float">
            <text:p>0.46360244</text:p>
          </table:table-cell>
          <table:table-cell office:value-type="float" office:value="0.607566798735883" calcext:value-type="float">
            <text:p>0.6075667987</text:p>
          </table:table-cell>
          <table:table-cell office:value-type="float" office:value="0.490676404017843" calcext:value-type="float">
            <text:p>0.490676404</text:p>
          </table:table-cell>
        </table:table-row>
        <table:table-row table:style-name="ro1">
          <table:table-cell office:value-type="float" office:value="0.510355436124091" calcext:value-type="float">
            <text:p>0.5103554361</text:p>
          </table:table-cell>
          <table:table-cell office:value-type="float" office:value="0.59808534953989" calcext:value-type="float">
            <text:p>0.5980853495</text:p>
          </table:table-cell>
          <table:table-cell office:value-type="float" office:value="0.448072704843188" calcext:value-type="float">
            <text:p>0.4480727048</text:p>
          </table:table-cell>
          <table:table-cell/>
          <table:table-cell office:value-type="float" office:value="0.479977229229249" calcext:value-type="float">
            <text:p>0.4799772292</text:p>
          </table:table-cell>
          <table:table-cell office:value-type="float" office:value="0.606342022114121" calcext:value-type="float">
            <text:p>0.6063420221</text:p>
          </table:table-cell>
          <table:table-cell office:value-type="float" office:value="0.478984740195041" calcext:value-type="float">
            <text:p>0.4789847402</text:p>
          </table:table-cell>
        </table:table-row>
        <table:table-row table:style-name="ro1">
          <table:table-cell office:value-type="float" office:value="0.520677042846092" calcext:value-type="float">
            <text:p>0.5206770428</text:p>
          </table:table-cell>
          <table:table-cell office:value-type="float" office:value="0.597520944703363" calcext:value-type="float">
            <text:p>0.5975209447</text:p>
          </table:table-cell>
          <table:table-cell office:value-type="float" office:value="0.440109686464819" calcext:value-type="float">
            <text:p>0.4401096865</text:p>
          </table:table-cell>
          <table:table-cell/>
          <table:table-cell office:value-type="float" office:value="0.494586547582827" calcext:value-type="float">
            <text:p>0.4945865476</text:p>
          </table:table-cell>
          <table:table-cell office:value-type="float" office:value="0.605136915253643" calcext:value-type="float">
            <text:p>0.6051369153</text:p>
          </table:table-cell>
          <table:table-cell office:value-type="float" office:value="0.46861783053595" calcext:value-type="float">
            <text:p>0.4686178305</text:p>
          </table:table-cell>
        </table:table-row>
        <table:table-row table:style-name="ro1">
          <table:table-cell office:value-type="float" office:value="0.529920934912399" calcext:value-type="float">
            <text:p>0.5299209349</text:p>
          </table:table-cell>
          <table:table-cell office:value-type="float" office:value="0.597230461410697" calcext:value-type="float">
            <text:p>0.5972304614</text:p>
          </table:table-cell>
          <table:table-cell office:value-type="float" office:value="0.432930145855358" calcext:value-type="float">
            <text:p>0.4329301459</text:p>
          </table:table-cell>
          <table:table-cell/>
          <table:table-cell office:value-type="float" office:value="0.507601729377943" calcext:value-type="float">
            <text:p>0.5076017294</text:p>
          </table:table-cell>
          <table:table-cell office:value-type="float" office:value="0.604057930548506" calcext:value-type="float">
            <text:p>0.6040579305</text:p>
          </table:table-cell>
          <table:table-cell office:value-type="float" office:value="0.459407773262008" calcext:value-type="float">
            <text:p>0.4594077733</text:p>
          </table:table-cell>
        </table:table-row>
        <table:table-row table:style-name="ro1">
          <table:table-cell office:value-type="float" office:value="0.538236011782012" calcext:value-type="float">
            <text:p>0.5382360118</text:p>
          </table:table-cell>
          <table:table-cell office:value-type="float" office:value="0.597231393923603" calcext:value-type="float">
            <text:p>0.5972313939</text:p>
          </table:table-cell>
          <table:table-cell office:value-type="float" office:value="0.426458564407756" calcext:value-type="float">
            <text:p>0.4264585644</text:p>
          </table:table-cell>
          <table:table-cell/>
          <table:table-cell office:value-type="float" office:value="0.519195813700809" calcext:value-type="float">
            <text:p>0.5191958137</text:p>
          </table:table-cell>
          <table:table-cell office:value-type="float" office:value="0.603176493324197" calcext:value-type="float">
            <text:p>0.6031764933</text:p>
          </table:table-cell>
          <table:table-cell office:value-type="float" office:value="0.45120989993703" calcext:value-type="float">
            <text:p>0.4512098999</text:p>
          </table:table-cell>
        </table:table-row>
        <table:table-row table:style-name="ro1">
          <table:table-cell office:value-type="float" office:value="0.545759962909482" calcext:value-type="float">
            <text:p>0.5457599629</text:p>
          </table:table-cell>
          <table:table-cell office:value-type="float" office:value="0.597530356245438" calcext:value-type="float">
            <text:p>0.5975303562</text:p>
          </table:table-cell>
          <table:table-cell office:value-type="float" office:value="0.420636006094193" calcext:value-type="float">
            <text:p>0.4206360061</text:p>
          </table:table-cell>
          <table:table-cell/>
          <table:table-cell office:value-type="float" office:value="0.529537456383442" calcext:value-type="float">
            <text:p>0.5295374564</text:p>
          </table:table-cell>
          <table:table-cell office:value-type="float" office:value="0.602537879169652" calcext:value-type="float">
            <text:p>0.6025378792</text:p>
          </table:table-cell>
          <table:table-cell office:value-type="float" office:value="0.44390304419774" calcext:value-type="float">
            <text:p>0.4439030442</text:p>
          </table:table-cell>
        </table:table-row>
        <table:table-row table:style-name="ro1">
          <table:table-cell office:value-type="float" office:value="0.552618493819031" calcext:value-type="float">
            <text:p>0.5526184938</text:p>
          </table:table-cell>
          <table:table-cell office:value-type="float" office:value="0.5981260411259" calcext:value-type="float">
            <text:p>0.5981260411</text:p>
          </table:table-cell>
          <table:table-cell office:value-type="float" office:value="0.415417735290858" calcext:value-type="float">
            <text:p>0.4154177353</text:p>
          </table:table-cell>
          <table:table-cell/>
          <table:table-cell office:value-type="float" office:value="0.538786923170765" calcext:value-type="float">
            <text:p>0.5387869232</text:p>
          </table:table-cell>
          <table:table-cell office:value-type="float" office:value="0.602168098367998" calcext:value-type="float">
            <text:p>0.6021680984</text:p>
          </table:table-cell>
          <table:table-cell office:value-type="float" office:value="0.437388036735799" calcext:value-type="float">
            <text:p>0.4373880367</text:p>
          </table:table-cell>
        </table:table-row>
        <table:table-row table:style-name="ro1">
          <table:table-cell office:value-type="float" office:value="0.558925126425233" calcext:value-type="float">
            <text:p>0.5589251264</text:p>
          </table:table-cell>
          <table:table-cell office:value-type="float" office:value="0.599011380635354" calcext:value-type="float">
            <text:p>0.5990113806</text:p>
          </table:table-cell>
          <table:table-cell office:value-type="float" office:value="0.410770975918947" calcext:value-type="float">
            <text:p>0.4107709759</text:p>
          </table:table-cell>
          <table:table-cell/>
          <table:table-cell office:value-type="float" office:value="0.547093628880651" calcext:value-type="float">
            <text:p>0.5470936289</text:p>
          </table:table-cell>
          <table:table-cell office:value-type="float" office:value="0.602079111809639" calcext:value-type="float">
            <text:p>0.6020791118</text:p>
          </table:table-cell>
          <table:table-cell office:value-type="float" office:value="0.431585343866714" calcext:value-type="float">
            <text:p>0.4315853439</text:p>
          </table:table-cell>
        </table:table-row>
        <table:table-row table:style-name="ro1">
          <table:table-cell office:value-type="float" office:value="0.564781383876835" calcext:value-type="float">
            <text:p>0.5647813839</text:p>
          </table:table-cell>
          <table:table-cell office:value-type="float" office:value="0.600175093237153" calcext:value-type="float">
            <text:p>0.6001750932</text:p>
          </table:table-cell>
          <table:table-cell office:value-type="float" office:value="0.406672901313554" calcext:value-type="float">
            <text:p>0.4066729013</text:p>
          </table:table-cell>
          <table:table-cell/>
          <table:table-cell office:value-type="float" office:value="0.554594793160224" calcext:value-type="float">
            <text:p>0.5545947932</text:p>
          </table:table-cell>
          <table:table-cell office:value-type="float" office:value="0.602272711923969" calcext:value-type="float">
            <text:p>0.6022727119</text:p>
          </table:table-cell>
          <table:table-cell office:value-type="float" office:value="0.426432415004236" calcext:value-type="float">
            <text:p>0.426432415</text:p>
          </table:table-cell>
        </table:table-row>
        <table:table-row table:style-name="ro1">
          <table:table-cell office:value-type="float" office:value="0.570277219540643" calcext:value-type="float">
            <text:p>0.5702772195</text:p>
          </table:table-cell>
          <table:table-cell office:value-type="float" office:value="0.601602761875572" calcext:value-type="float">
            <text:p>0.6016027619</text:p>
          </table:table-cell>
          <table:table-cell office:value-type="float" office:value="0.403108880578911" calcext:value-type="float">
            <text:p>0.4031088806</text:p>
          </table:table-cell>
          <table:table-cell/>
          <table:table-cell office:value-type="float" office:value="0.561414880731163" calcext:value-type="float">
            <text:p>0.5614148807</text:p>
          </table:table-cell>
          <table:table-cell office:value-type="float" office:value="0.602743365800389" calcext:value-type="float">
            <text:p>0.6027433658</text:p>
          </table:table-cell>
          <table:table-cell office:value-type="float" office:value="0.421881063282742" calcext:value-type="float">
            <text:p>0.4218810633</text:p>
          </table:table-cell>
        </table:table-row>
        <table:table-row table:style-name="ro1">
          <table:table-cell office:value-type="float" office:value="0.575491587550745" calcext:value-type="float">
            <text:p>0.5754915876</text:p>
          </table:table-cell>
          <table:table-cell office:value-type="float" office:value="0.603277554092321" calcext:value-type="float">
            <text:p>0.6032775541</text:p>
          </table:table-cell>
          <table:table-cell office:value-type="float" office:value="0.400070970424668" calcext:value-type="float">
            <text:p>0.4000709704</text:p>
          </table:table-cell>
          <table:table-cell/>
          <table:table-cell office:value-type="float" office:value="0.567665575895547" calcext:value-type="float">
            <text:p>0.5676655759</text:p>
          </table:table-cell>
          <table:table-cell office:value-type="float" office:value="0.603480266153655" calcext:value-type="float">
            <text:p>0.6034802662</text:p>
          </table:table-cell>
          <table:table-cell office:value-type="float" office:value="0.417895046502326" calcext:value-type="float">
            <text:p>0.4178950465</text:p>
          </table:table-cell>
        </table:table-row>
        <table:table-row table:style-name="ro1">
          <table:table-cell office:value-type="float" office:value="0.580493080890555" calcext:value-type="float">
            <text:p>0.5804930809</text:p>
          </table:table-cell>
          <table:table-cell office:value-type="float" office:value="0.605180668928587" calcext:value-type="float">
            <text:p>0.6051806689</text:p>
          </table:table-cell>
          <table:table-cell office:value-type="float" office:value="0.397556621914131" calcext:value-type="float">
            <text:p>0.3975566219</text:p>
          </table:table-cell>
          <table:table-cell/>
          <table:table-cell office:value-type="float" office:value="0.57344610644556" calcext:value-type="float">
            <text:p>0.5734461064</text:p>
          </table:table-cell>
          <table:table-cell office:value-type="float" office:value="0.604468784461887" calcext:value-type="float">
            <text:p>0.6044687845</text:p>
          </table:table-cell>
          <table:table-cell office:value-type="float" office:value="0.414447917884213" calcext:value-type="float">
            <text:p>0.4144479179</text:p>
          </table:table-cell>
        </table:table-row>
        <table:table-row table:style-name="ro1">
          <table:table-cell office:value-type="float" office:value="0.58534058435927" calcext:value-type="float">
            <text:p>0.5853405844</text:p>
          </table:table-cell>
          <table:table-cell office:value-type="float" office:value="0.607291575596667" calcext:value-type="float">
            <text:p>0.6072915756</text:p>
          </table:table-cell>
          <table:table-cell office:value-type="float" office:value="0.395567562617333" calcext:value-type="float">
            <text:p>0.3955675626</text:p>
          </table:table-cell>
          <table:table-cell/>
          <table:table-cell office:value-type="float" office:value="0.578843782587786" calcext:value-type="float">
            <text:p>0.5788437826</text:p>
          </table:table-cell>
          <table:table-cell office:value-type="float" office:value="0.605691476036152" calcext:value-type="float">
            <text:p>0.605691476</text:p>
          </table:table-cell>
          <table:table-cell office:value-type="float" office:value="0.411521158408817" calcext:value-type="float">
            <text:p>0.4115211584</text:p>
          </table:table-cell>
        </table:table-row>
        <table:table-row table:style-name="ro1">
          <table:table-cell office:value-type="float" office:value="0.590083905778346" calcext:value-type="float">
            <text:p>0.5900839058</text:p>
          </table:table-cell>
          <table:table-cell office:value-type="float" office:value="0.609588094501143" calcext:value-type="float">
            <text:p>0.6095880945</text:p>
          </table:table-cell>
          <table:table-cell office:value-type="float" office:value="0.394108812046392" calcext:value-type="float">
            <text:p>0.394108812</text:p>
          </table:table-cell>
          <table:table-cell/>
          <table:table-cell office:value-type="float" office:value="0.58393465461757" calcext:value-type="float">
            <text:p>0.5839346546</text:p>
          </table:table-cell>
          <table:table-cell office:value-type="float" office:value="0.607128750860636" calcext:value-type="float">
            <text:p>0.6071287509</text:p>
          </table:table-cell>
          <table:table-cell office:value-type="float" office:value="0.409102570676115" calcext:value-type="float">
            <text:p>0.4091025707</text:p>
          </table:table-cell>
        </table:table-row>
        <table:table-row table:style-name="ro1">
          <table:table-cell office:value-type="float" office:value="0.594764360837763" calcext:value-type="float">
            <text:p>0.5947643608</text:p>
          </table:table-cell>
          <table:table-cell office:value-type="float" office:value="0.612046361053716" calcext:value-type="float">
            <text:p>0.6120463611</text:p>
          </table:table-cell>
          <table:table-cell office:value-type="float" office:value="0.393187789242708" calcext:value-type="float">
            <text:p>0.3931877892</text:p>
          </table:table-cell>
          <table:table-cell/>
          <table:table-cell office:value-type="float" office:value="0.588784221498682" calcext:value-type="float">
            <text:p>0.5887842215</text:p>
          </table:table-cell>
          <table:table-cell office:value-type="float" office:value="0.608759296434914" calcext:value-type="float">
            <text:p>0.6087592964</text:p>
          </table:table-cell>
          <table:table-cell office:value-type="float" office:value="0.407184898583281" calcext:value-type="float">
            <text:p>0.4071848986</text:p>
          </table:table-cell>
        </table:table-row>
        <table:table-row table:style-name="ro1">
          <table:table-cell office:value-type="float" office:value="0.599415296165138" calcext:value-type="float">
            <text:p>0.5994152962</text:p>
          </table:table-cell>
          <table:table-cell office:value-type="float" office:value="0.614640705914132" calcext:value-type="float">
            <text:p>0.6146407059</text:p>
          </table:table-cell>
          <table:table-cell office:value-type="float" office:value="0.392813474353197" calcext:value-type="float">
            <text:p>0.3928134744</text:p>
          </table:table-cell>
          <table:table-cell/>
          <table:table-cell office:value-type="float" office:value="0.593448143548291" calcext:value-type="float">
            <text:p>0.5934481435</text:p>
          </table:table-cell>
          <table:table-cell office:value-type="float" office:value="0.610560318338487" calcext:value-type="float">
            <text:p>0.6105603183</text:p>
          </table:table-cell>
          <table:table-cell office:value-type="float" office:value="0.405764631247971" calcext:value-type="float">
            <text:p>0.4057646312</text:p>
          </table:table-cell>
        </table:table-row>
        <table:table-row table:style-name="ro1">
          <table:table-cell office:value-type="float" office:value="0.604062542357696" calcext:value-type="float">
            <text:p>0.6040625424</text:p>
          </table:table-cell>
          <table:table-cell office:value-type="float" office:value="0.617343481044871" calcext:value-type="float">
            <text:p>0.617343481</text:p>
          </table:table-cell>
          <table:table-cell office:value-type="float" office:value="0.392995590070605" calcext:value-type="float">
            <text:p>0.3929955901</text:p>
          </table:table-cell>
          <table:table-cell/>
          <table:table-cell office:value-type="float" office:value="0.59797292799923" calcext:value-type="float">
            <text:p>0.597972928</text:p>
          </table:table-cell>
          <table:table-cell office:value-type="float" office:value="0.612507649410959" calcext:value-type="float">
            <text:p>0.6125076494</text:p>
          </table:table-cell>
          <table:table-cell office:value-type="float" office:value="0.404840949422976" calcext:value-type="float">
            <text:p>0.4048409494</text:p>
          </table:table-cell>
        </table:table-row>
        <table:table-row table:style-name="ro1">
          <table:table-cell office:value-type="float" office:value="0.608724794474906" calcext:value-type="float">
            <text:p>0.6087247945</text:p>
          </table:table-cell>
          <table:table-cell office:value-type="float" office:value="0.62012485869498" calcext:value-type="float">
            <text:p>0.6201248587</text:p>
          </table:table-cell>
          <table:table-cell office:value-type="float" office:value="0.393743773498334" calcext:value-type="float">
            <text:p>0.3937437735</text:p>
          </table:table-cell>
          <table:table-cell/>
          <table:table-cell office:value-type="float" office:value="0.602396567793295" calcext:value-type="float">
            <text:p>0.6023965678</text:p>
          </table:table-cell>
          <table:table-cell office:value-type="float" office:value="0.61457576799638" calcext:value-type="float">
            <text:p>0.614575768</text:p>
          </table:table-cell>
          <table:table-cell office:value-type="float" office:value="0.404414775626688" calcext:value-type="float">
            <text:p>0.4044147756</text:p>
          </table:table-cell>
        </table:table-row>
        <table:table-row table:style-name="ro1">
          <table:table-cell office:value-type="float" office:value="0.613413922315019" calcext:value-type="float">
            <text:p>0.6134139223</text:p>
          </table:table-cell>
          <table:table-cell office:value-type="float" office:value="0.622952629653321" calcext:value-type="float">
            <text:p>0.6229526297</text:p>
          </table:table-cell>
          <table:table-cell office:value-type="float" office:value="0.395066714227658" calcext:value-type="float">
            <text:p>0.3950667142</text:p>
          </table:table-cell>
          <table:table-cell/>
          <table:table-cell office:value-type="float" office:value="0.60674912267192" calcext:value-type="float">
            <text:p>0.6067491227</text:p>
          </table:table-cell>
          <table:table-cell office:value-type="float" office:value="0.616737758547554" calcext:value-type="float">
            <text:p>0.6167377585</text:p>
          </table:table-cell>
          <table:table-cell office:value-type="float" office:value="0.404487893870475" calcext:value-type="float">
            <text:p>0.4044878939</text:p>
          </table:table-cell>
        </table:table-row>
        <table:table-row table:style-name="ro1">
          <table:table-cell office:value-type="float" office:value="0.618135217033843" calcext:value-type="float">
            <text:p>0.618135217</text:p>
          </table:table-cell>
          <table:table-cell office:value-type="float" office:value="0.625792027426546" calcext:value-type="float">
            <text:p>0.6257920274</text:p>
          </table:table-cell>
          <table:table-cell office:value-type="float" office:value="0.396971240281072" calcext:value-type="float">
            <text:p>0.3969712403</text:p>
          </table:table-cell>
          <table:table-cell/>
          <table:table-cell office:value-type="float" office:value="0.611053238303932" calcext:value-type="float">
            <text:p>0.6110532383</text:p>
          </table:table-cell>
          <table:table-cell office:value-type="float" office:value="0.61896524315407" calcext:value-type="float">
            <text:p>0.6189652432</text:p>
          </table:table-cell>
          <table:table-cell office:value-type="float" office:value="0.405062110386829" calcext:value-type="float">
            <text:p>0.4050621104</text:p>
          </table:table-cell>
        </table:table-row>
        <table:table-row table:style-name="ro1">
          <table:table-cell office:value-type="float" office:value="0.622887584549489" calcext:value-type="float">
            <text:p>0.6228875845</text:p>
          </table:table-cell>
          <table:table-cell office:value-type="float" office:value="0.628605606016163" calcext:value-type="float">
            <text:p>0.628605606</text:p>
          </table:table-cell>
          <table:table-cell office:value-type="float" office:value="0.39946134029386" calcext:value-type="float">
            <text:p>0.3994613403</text:p>
          </table:table-cell>
          <table:table-cell/>
          <table:table-cell office:value-type="float" office:value="0.615324604427877" calcext:value-type="float">
            <text:p>0.6153246044</text:p>
          </table:table-cell>
          <table:table-cell office:value-type="float" office:value="0.621228309557553" calcext:value-type="float">
            <text:p>0.6212283096</text:p>
          </table:table-cell>
          <table:table-cell office:value-type="float" office:value="0.406138432762747" calcext:value-type="float">
            <text:p>0.4061384328</text:p>
          </table:table-cell>
        </table:table-row>
        <table:table-row table:style-name="ro1">
          <table:table-cell office:value-type="float" office:value="0.627663699864822" calcext:value-type="float">
            <text:p>0.6276636999</text:p>
          </table:table-cell>
          <table:table-cell office:value-type="float" office:value="0.631353200283891" calcext:value-type="float">
            <text:p>0.6313532003</text:p>
          </table:table-cell>
          <table:table-cell office:value-type="float" office:value="0.402537118138929" calcext:value-type="float">
            <text:p>0.4025371181</text:p>
          </table:table-cell>
          <table:table-cell/>
          <table:table-cell office:value-type="float" office:value="0.619572357218157" calcext:value-type="float">
            <text:p>0.6195723572</text:p>
          </table:table-cell>
          <table:table-cell office:value-type="float" office:value="0.623495459393615" calcext:value-type="float">
            <text:p>0.6234954594</text:p>
          </table:table-cell>
          <table:table-cell office:value-type="float" office:value="0.407716251229174" calcext:value-type="float">
            <text:p>0.4077162512</text:p>
          </table:table-cell>
        </table:table-row>
        <table:table-row table:style-name="ro1">
          <table:table-cell office:value-type="float" office:value="0.632450139998908" calcext:value-type="float">
            <text:p>0.63245014</text:p>
          </table:table-cell>
          <table:table-cell office:value-type="float" office:value="0.633991999041537" calcext:value-type="float">
            <text:p>0.633991999</text:p>
          </table:table-cell>
          <table:table-cell office:value-type="float" office:value="0.406193685391727" calcext:value-type="float">
            <text:p>0.4061936854</text:p>
          </table:table-cell>
          <table:table-cell/>
          <table:table-cell office:value-type="float" office:value="0.623799434604686" calcext:value-type="float">
            <text:p>0.6237994346</text:p>
          </table:table-cell>
          <table:table-cell office:value-type="float" office:value="0.625733599283199" calcext:value-type="float">
            <text:p>0.6257335993</text:p>
          </table:table-cell>
          <table:table-cell office:value-type="float" office:value="0.409792512557865" calcext:value-type="float">
            <text:p>0.4097925126</text:p>
          </table:table-cell>
        </table:table-row>
        <table:table-row table:style-name="ro1">
          <table:table-cell office:value-type="float" office:value="0.637227516633556" calcext:value-type="float">
            <text:p>0.6372275166</text:p>
          </table:table-cell>
          <table:table-cell office:value-type="float" office:value="0.636476761438669" calcext:value-type="float">
            <text:p>0.6364767614</text:p>
          </table:table-cell>
          <table:table-cell office:value-type="float" office:value="0.41042000773979" calcext:value-type="float">
            <text:p>0.4104200077</text:p>
          </table:table-cell>
          <table:table-cell/>
          <table:table-cell office:value-type="float" office:value="0.628002896272295" calcext:value-type="float">
            <text:p>0.6280028963</text:p>
          </table:table-cell>
          <table:table-cell office:value-type="float" office:value="0.627908096563813" calcext:value-type="float">
            <text:p>0.6279080966</text:p>
          </table:table-cell>
          <table:table-cell office:value-type="float" office:value="0.412360884136892" calcext:value-type="float">
            <text:p>0.4123608841</text:p>
          </table:table-cell>
        </table:table-row>
        <table:table-row table:style-name="ro1">
          <table:table-cell office:value-type="float" office:value="0.641970632744861" calcext:value-type="float">
            <text:p>0.6419706327</text:p>
          </table:table-cell>
          <table:table-cell office:value-type="float" office:value="0.638760206322546" calcext:value-type="float">
            <text:p>0.6387602063</text:p>
          </table:table-cell>
          <table:table-cell office:value-type="float" office:value="0.415197733657636" calcext:value-type="float">
            <text:p>0.4151977337</text:p>
          </table:table-cell>
          <table:table-cell/>
          <table:table-cell office:value-type="float" office:value="0.632174222636679" calcext:value-type="float">
            <text:p>0.6321742226</text:p>
          </table:table-cell>
          <table:table-cell office:value-type="float" office:value="0.629982920499334" calcext:value-type="float">
            <text:p>0.6299829205</text:p>
          </table:table-cell>
          <table:table-cell office:value-type="float" office:value="0.415410913391935" calcext:value-type="float">
            <text:p>0.4154109134</text:p>
          </table:table-cell>
        </table:table-row>
        <table:table-row table:style-name="ro1">
          <table:table-cell office:value-type="float" office:value="0.646648690200357" calcext:value-type="float">
            <text:p>0.6466486902</text:p>
          </table:table-cell>
          <table:table-cell office:value-type="float" office:value="0.640793601315945" calcext:value-type="float">
            <text:p>0.6407936013</text:p>
          </table:table-cell>
          <table:table-cell office:value-type="float" office:value="0.420500047135705" calcext:value-type="float">
            <text:p>0.4205000471</text:p>
          </table:table-cell>
          <table:table-cell/>
          <table:table-cell office:value-type="float" office:value="0.636299609258603" calcext:value-type="float">
            <text:p>0.6362996093</text:p>
          </table:table-cell>
          <table:table-cell office:value-type="float" office:value="0.631920888333057" calcext:value-type="float">
            <text:p>0.6319208883</text:p>
          </table:table-cell>
          <table:table-cell office:value-type="float" office:value="0.418927195785076" calcext:value-type="float">
            <text:p>0.4189271958</text:p>
          </table:table-cell>
        </table:table-row>
        <table:table-row table:style-name="ro1">
          <table:table-cell office:value-type="float" office:value="0.651225577259572" calcext:value-type="float">
            <text:p>0.6512255773</text:p>
          </table:table-cell>
          <table:table-cell office:value-type="float" office:value="0.642527572683523" calcext:value-type="float">
            <text:p>0.6425275727</text:p>
          </table:table-cell>
          <table:table-cell office:value-type="float" office:value="0.426290600380849" calcext:value-type="float">
            <text:p>0.4262906004</text:p>
          </table:table-cell>
          <table:table-cell/>
          <table:table-cell office:value-type="float" office:value="0.640360274867633" calcext:value-type="float">
            <text:p>0.6403602749</text:p>
          </table:table-cell>
          <table:table-cell office:value-type="float" office:value="0.633684033150909" calcext:value-type="float">
            <text:p>0.6336840332</text:p>
          </table:table-cell>
          <table:table-cell office:value-type="float" office:value="0.422888573035707" calcext:value-type="float">
            <text:p>0.422888573</text:p>
          </table:table-cell>
        </table:table-row>
        <table:table-row table:style-name="ro1">
          <table:table-cell office:value-type="float" office:value="0.655660265726712" calcext:value-type="float">
            <text:p>0.6556602657</text:p>
          </table:table-cell>
          <table:table-cell office:value-type="float" office:value="0.64391314797841" calcext:value-type="float">
            <text:p>0.643913148</text:p>
          </table:table-cell>
          <table:table-cell office:value-type="float" office:value="0.432522596196029" calcext:value-type="float">
            <text:p>0.4325225962</text:p>
          </table:table-cell>
          <table:table-cell/>
          <table:table-cell office:value-type="float" office:value="0.644332802307828" calcext:value-type="float">
            <text:p>0.6443328023</text:p>
          </table:table-cell>
          <table:table-cell office:value-type="float" office:value="0.635234106812918" calcext:value-type="float">
            <text:p>0.6352341068</text:p>
          </table:table-cell>
          <table:table-cell office:value-type="float" office:value="0.427267391692769" calcext:value-type="float">
            <text:p>0.4272673917</text:p>
          </table:table-cell>
        </table:table-row>
        <table:table-row table:style-name="ro1">
          <table:table-cell office:value-type="float" office:value="0.65990734670193" calcext:value-type="float">
            <text:p>0.6599073467</text:p>
          </table:table-cell>
          <table:table-cell office:value-type="float" office:value="0.644903030498587" calcext:value-type="float">
            <text:p>0.6449030305</text:p>
          </table:table-cell>
          <table:table-cell office:value-type="float" office:value="0.439138101749091" calcext:value-type="float">
            <text:p>0.4391381017</text:p>
          </table:table-cell>
          <table:table-cell/>
          <table:table-cell office:value-type="float" office:value="0.648189532123026" calcext:value-type="float">
            <text:p>0.6481895321</text:p>
          </table:table-cell>
          <table:table-cell office:value-type="float" office:value="0.636533225850264" calcext:value-type="float">
            <text:p>0.6365332259</text:p>
          </table:table-cell>
          <table:table-cell office:value-type="float" office:value="0.432028860277664" calcext:value-type="float">
            <text:p>0.4320288603</text:p>
          </table:table-cell>
        </table:table-row>
        <table:table-row table:style-name="ro1">
          <table:table-cell office:value-type="float" office:value="0.663917730958868" calcext:value-type="float">
            <text:p>0.663917731</text:p>
          </table:table-cell>
          <table:table-cell office:value-type="float" office:value="0.645453087590386" calcext:value-type="float">
            <text:p>0.6454530876</text:p>
          </table:table-cell>
          <table:table-cell office:value-type="float" office:value="0.446067683773515" calcext:value-type="float">
            <text:p>0.4460676838</text:p>
          </table:table-cell>
          <table:table-cell/>
          <table:table-cell office:value-type="float" office:value="0.651899027958992" calcext:value-type="float">
            <text:p>0.651899028</text:p>
          </table:table-cell>
          <table:table-cell office:value-type="float" office:value="0.637544660966141" calcext:value-type="float">
            <text:p>0.637544661</text:p>
          </table:table-cell>
          <table:table-cell office:value-type="float" office:value="0.437130550239807" calcext:value-type="float">
            <text:p>0.4371305502</text:p>
          </table:table-cell>
        </table:table-row>
        <table:table-row table:style-name="ro1">
          <table:table-cell office:value-type="float" office:value="0.667639534460397" calcext:value-type="float">
            <text:p>0.6676395345</text:p>
          </table:table-cell>
          <table:table-cell office:value-type="float" office:value="0.645524014175611" calcext:value-type="float">
            <text:p>0.6455240142</text:p>
          </table:table-cell>
          <table:table-cell office:value-type="float" office:value="0.45323045770096" calcext:value-type="float">
            <text:p>0.4532304577</text:p>
          </table:table-cell>
          <table:table-cell/>
          <table:table-cell office:value-type="float" office:value="0.655426631242738" calcext:value-type="float">
            <text:p>0.6554266312</text:p>
          </table:table-cell>
          <table:table-cell office:value-type="float" office:value="0.638233761533132" calcext:value-type="float">
            <text:p>0.6382337615</text:p>
          </table:table-cell>
          <table:table-cell office:value-type="float" office:value="0.442522091051" calcext:value-type="float">
            <text:p>0.4425220911</text:p>
          </table:table-cell>
        </table:table-row>
        <table:table-row table:style-name="ro1">
          <table:table-cell office:value-type="float" office:value="0.671019161038286" calcext:value-type="float">
            <text:p>0.671019161</text:p>
          </table:table-cell>
          <table:table-cell office:value-type="float" office:value="0.645083109587015" calcext:value-type="float">
            <text:p>0.6450831096</text:p>
          </table:table-cell>
          <table:table-cell office:value-type="float" office:value="0.460534637497732" calcext:value-type="float">
            <text:p>0.4605346375</text:p>
          </table:table-cell>
          <table:table-cell/>
          <table:table-cell office:value-type="float" office:value="0.658735119481584" calcext:value-type="float">
            <text:p>0.6587351195</text:p>
          </table:table-cell>
          <table:table-cell office:value-type="float" office:value="0.638568995389793" calcext:value-type="float">
            <text:p>0.6385689954</text:p>
          </table:table-cell>
          <table:table-cell office:value-type="float" office:value="0.448145111887397" calcext:value-type="float">
            <text:p>0.4481451119</text:p>
          </table:table-cell>
        </table:table-row>
        <table:table-row table:style-name="ro1">
          <table:table-cell office:value-type="float" office:value="0.674002582643446" calcext:value-type="float">
            <text:p>0.6740025826</text:p>
          </table:table-cell>
          <table:table-cell office:value-type="float" office:value="0.644106081707754" calcext:value-type="float">
            <text:p>0.6441060817</text:p>
          </table:table-cell>
          <table:table-cell office:value-type="float" office:value="0.467878657005719" calcext:value-type="float">
            <text:p>0.467878657</text:p>
          </table:table-cell>
          <table:table-cell/>
          <table:table-cell office:value-type="float" office:value="0.661785477827307" calcext:value-type="float">
            <text:p>0.6617854778</text:p>
          </table:table-cell>
          <table:table-cell office:value-type="float" office:value="0.638523071747587" calcext:value-type="float">
            <text:p>0.6385230717</text:p>
          </table:table-cell>
          <table:table-cell office:value-type="float" office:value="0.453933480424708" calcext:value-type="float">
            <text:p>0.4539334804</text:p>
          </table:table-cell>
        </table:table-row>
        <table:table-row table:style-name="ro1">
          <table:table-cell office:value-type="float" office:value="0.676536802984664" calcext:value-type="float">
            <text:p>0.676536803</text:p>
          </table:table-cell>
          <table:table-cell office:value-type="float" office:value="0.642578770168138" calcext:value-type="float">
            <text:p>0.6425787702</text:p>
          </table:table-cell>
          <table:table-cell office:value-type="float" office:value="0.475152906031045" calcext:value-type="float">
            <text:p>0.475152906</text:p>
          </table:table-cell>
          <table:table-cell/>
          <table:table-cell office:value-type="float" office:value="0.664537787187218" calcext:value-type="float">
            <text:p>0.6645377872</text:p>
          </table:table-cell>
          <table:table-cell office:value-type="float" office:value="0.638074101922114" calcext:value-type="float">
            <text:p>0.6380741019</text:p>
          </table:table-cell>
          <table:table-cell office:value-type="float" office:value="0.459813882302145" calcext:value-type="float">
            <text:p>0.4598138823</text:p>
          </table:table-cell>
        </table:table-row>
        <table:table-row table:style-name="ro1">
          <table:table-cell office:value-type="float" office:value="0.678571473410414" calcext:value-type="float">
            <text:p>0.6785714734</text:p>
          </table:table-cell>
          <table:table-cell office:value-type="float" office:value="0.640498663268464" calcext:value-type="float">
            <text:p>0.6404986633</text:p>
          </table:table-cell>
          <table:table-cell office:value-type="float" office:value="0.482242085184092" calcext:value-type="float">
            <text:p>0.4822420852</text:p>
          </table:table-cell>
          <table:table-cell/>
          <table:table-cell office:value-type="float" office:value="0.666952224190305" calcext:value-type="float">
            <text:p>0.6669522242</text:p>
          </table:table-cell>
          <table:table-cell office:value-type="float" office:value="0.637206740063796" calcext:value-type="float">
            <text:p>0.6372067401</text:p>
          </table:table-cell>
          <table:table-cell office:value-type="float" office:value="0.46570677206401" calcext:value-type="float">
            <text:p>0.4657067721</text:p>
          </table:table-cell>
        </table:table-row>
        <table:table-row table:style-name="ro1">
          <table:table-cell office:value-type="float" office:value="0.680060611648947" calcext:value-type="float">
            <text:p>0.6800606116</text:p>
          </table:table-cell>
          <table:table-cell office:value-type="float" office:value="0.637876075001147" calcext:value-type="float">
            <text:p>0.637876075</text:p>
          </table:table-cell>
          <table:table-cell office:value-type="float" office:value="0.48902813419451" calcext:value-type="float">
            <text:p>0.4890281342</text:p>
          </table:table-cell>
          <table:table-cell/>
          <table:table-cell office:value-type="float" office:value="0.668990158980366" calcext:value-type="float">
            <text:p>0.668990159</text:p>
          </table:table-cell>
          <table:table-cell office:value-type="float" office:value="0.635913235570598" calcext:value-type="float">
            <text:p>0.6359132356</text:p>
          </table:table-cell>
          <table:table-cell office:value-type="float" office:value="0.471527707628119" calcext:value-type="float">
            <text:p>0.4715277076</text:p>
          </table:table-cell>
        </table:table-row>
        <table:table-row table:style-name="ro1">
          <table:table-cell office:value-type="float" office:value="0.680964356114765" calcext:value-type="float">
            <text:p>0.6809643561</text:p>
          </table:table-cell>
          <table:table-cell office:value-type="float" office:value="0.63473485243674" calcext:value-type="float">
            <text:p>0.6347348524</text:p>
          </table:table-cell>
          <table:table-cell office:value-type="float" office:value="0.495393632801459" calcext:value-type="float">
            <text:p>0.4953936328</text:p>
          </table:table-cell>
          <table:table-cell/>
          <table:table-cell office:value-type="float" office:value="0.670615326585262" calcext:value-type="float">
            <text:p>0.6706153266</text:p>
          </table:table-cell>
          <table:table-cell office:value-type="float" office:value="0.634194322109918" calcext:value-type="float">
            <text:p>0.6341943221</text:p>
          </table:table-cell>
          <table:table-cell office:value-type="float" office:value="0.477189056029278" calcext:value-type="float">
            <text:p>0.477189056</text:p>
          </table:table-cell>
        </table:table-row>
        <table:table-row table:style-name="ro1">
          <table:table-cell office:value-type="float" office:value="0.681250672944903" calcext:value-type="float">
            <text:p>0.6812506729</text:p>
          </table:table-cell>
          <table:table-cell office:value-type="float" office:value="0.631112502270902" calcext:value-type="float">
            <text:p>0.6311125023</text:p>
          </table:table-cell>
          <table:table-cell office:value-type="float" office:value="0.501225517093701" calcext:value-type="float">
            <text:p>0.5012255171</text:p>
          </table:table-cell>
          <table:table-cell/>
          <table:table-cell office:value-type="float" office:value="0.671795037218488" calcext:value-type="float">
            <text:p>0.6717950372</text:p>
          </table:table-cell>
          <table:table-cell office:value-type="float" office:value="0.632059866848926" calcext:value-type="float">
            <text:p>0.6320598668</text:p>
          </table:table-cell>
          <table:table-cell office:value-type="float" office:value="0.482602029690617" calcext:value-type="float">
            <text:p>0.4826020297</text:p>
          </table:table-cell>
        </table:table-row>
        <table:table-row table:style-name="ro1">
          <table:table-cell office:value-type="float" office:value="0.680896921998303" calcext:value-type="float">
            <text:p>0.680896922</text:p>
          </table:table-cell>
          <table:table-cell office:value-type="float" office:value="0.62705965926426" calcext:value-type="float">
            <text:p>0.6270596593</text:p>
          </table:table-cell>
          <table:table-cell office:value-type="float" office:value="0.506418904665106" calcext:value-type="float">
            <text:p>0.5064189047</text:p>
          </table:table-cell>
          <table:table-cell/>
          <table:table-cell office:value-type="float" office:value="0.672501381240759" calcext:value-type="float">
            <text:p>0.6725013812</text:p>
          </table:table-cell>
          <table:table-cell office:value-type="float" office:value="0.629529209006165" calcext:value-type="float">
            <text:p>0.629529209</text:p>
          </table:table-cell>
          <table:table-cell office:value-type="float" office:value="0.487678982064989" calcext:value-type="float">
            <text:p>0.4876789821</text:p>
          </table:table-cell>
        </table:table-row>
        <table:table-row table:style-name="ro1">
          <table:table-cell office:value-type="float" office:value="0.679891183902613" calcext:value-type="float">
            <text:p>0.6798911839</text:p>
          </table:table-cell>
          <table:table-cell office:value-type="float" office:value="0.622638867105132" calcext:value-type="float">
            <text:p>0.6226388671</text:p>
          </table:table-cell>
          <table:table-cell office:value-type="float" office:value="0.510880787089221" calcext:value-type="float">
            <text:p>0.5108807871</text:p>
          </table:table-cell>
          <table:table-cell/>
          <table:table-cell office:value-type="float" office:value="0.672712376729856" calcext:value-type="float">
            <text:p>0.6727123767</text:p>
          </table:table-cell>
          <table:table-cell office:value-type="float" office:value="0.626631130015817" calcext:value-type="float">
            <text:p>0.62663113</text:p>
          </table:table-cell>
          <table:table-cell office:value-type="float" office:value="0.492335862272712" calcext:value-type="float">
            <text:p>0.4923358623</text:p>
          </table:table-cell>
        </table:table-row>
        <table:table-row table:style-name="ro1">
          <table:table-cell office:value-type="float" office:value="0.678233254564956" calcext:value-type="float">
            <text:p>0.6782332546</text:p>
          </table:table-cell>
          <table:table-cell office:value-type="float" office:value="0.617922699781542" calcext:value-type="float">
            <text:p>0.6179226998</text:p>
          </table:table-cell>
          <table:table-cell office:value-type="float" office:value="0.514533335166462" calcext:value-type="float">
            <text:p>0.5145333352</text:p>
          </table:table-cell>
          <table:table-cell/>
          <table:table-cell office:value-type="float" office:value="0.67241300279731" calcext:value-type="float">
            <text:p>0.6724130028</text:p>
          </table:table-cell>
          <table:table-cell office:value-type="float" office:value="0.623403418377681" calcext:value-type="float">
            <text:p>0.6234034184</text:p>
          </table:table-cell>
          <table:table-cell office:value-type="float" office:value="0.496494703984742" calcext:value-type="float">
            <text:p>0.496494704</text:p>
          </table:table-cell>
        </table:table-row>
        <table:table-row table:style-name="ro1">
          <table:table-cell office:value-type="float" office:value="0.67593522722046" calcext:value-type="float">
            <text:p>0.6759352272</text:p>
          </table:table-cell>
          <table:table-cell office:value-type="float" office:value="0.612991312443519" calcext:value-type="float">
            <text:p>0.6129913124</text:p>
          </table:table-cell>
          <table:table-cell office:value-type="float" office:value="0.517316576008839" calcext:value-type="float">
            <text:p>0.517316576</text:p>
          </table:table-cell>
          <table:table-cell/>
          <table:table-cell office:value-type="float" office:value="0.671596060954373" calcext:value-type="float">
            <text:p>0.671596061</text:p>
          </table:table-cell>
          <table:table-cell office:value-type="float" office:value="0.619892019500454" calcext:value-type="float">
            <text:p>0.6198920195</text:p>
          </table:table-cell>
          <table:table-cell office:value-type="float" office:value="0.500086007957901" calcext:value-type="float">
            <text:p>0.500086008</text:p>
          </table:table-cell>
        </table:table-row>
        <table:table-row table:style-name="ro1">
          <table:table-cell office:value-type="float" office:value="0.673021604751926" calcext:value-type="float">
            <text:p>0.6730216048</text:p>
          </table:table-cell>
          <table:table-cell office:value-type="float" office:value="0.607929567060676" calcext:value-type="float">
            <text:p>0.6079295671</text:p>
          </table:table-cell>
          <table:table-cell office:value-type="float" office:value="0.519190242475534" calcext:value-type="float">
            <text:p>0.5191902425</text:p>
          </table:table-cell>
          <table:table-cell/>
          <table:table-cell office:value-type="float" office:value="0.670262810680624" calcext:value-type="float">
            <text:p>0.6702628107</text:p>
          </table:table-cell>
          <table:table-cell office:value-type="float" office:value="0.616149792255675" calcext:value-type="float">
            <text:p>0.6161497923</text:p>
          </table:table-cell>
          <table:table-cell office:value-type="float" office:value="0.503050873454347" calcext:value-type="float">
            <text:p>0.5030508735</text:p>
          </table:table-cell>
        </table:table-row>
        <table:table-row table:style-name="ro1">
          <table:table-cell office:value-type="float" office:value="0.669528915046008" calcext:value-type="float">
            <text:p>0.669528915</text:p>
          </table:table-cell>
          <table:table-cell office:value-type="float" office:value="0.602823921853446" calcext:value-type="float">
            <text:p>0.6028239219</text:p>
          </table:table-cell>
          <table:table-cell office:value-type="float" office:value="0.520134661491497" calcext:value-type="float">
            <text:p>0.5201346615</text:p>
          </table:table-cell>
          <table:table-cell/>
          <table:table-cell office:value-type="float" office:value="0.668423334146839" calcext:value-type="float">
            <text:p>0.6684233341</text:p>
          </table:table-cell>
          <table:table-cell office:value-type="float" office:value="0.612234926316881" calcext:value-type="float">
            <text:p>0.6122349263</text:p>
          </table:table-cell>
          <table:table-cell office:value-type="float" office:value="0.505342743204963" calcext:value-type="float">
            <text:p>0.5053427432</text:p>
          </table:table-cell>
        </table:table-row>
        <table:table-row table:style-name="ro1">
          <table:table-cell office:value-type="float" office:value="0.665504836713949" calcext:value-type="float">
            <text:p>0.6655048367</text:p>
          </table:table-cell>
          <table:table-cell office:value-type="float" office:value="0.597759297793886" calcext:value-type="float">
            <text:p>0.5977592978</text:p>
          </table:table-cell>
          <table:table-cell office:value-type="float" office:value="0.520150630790684" calcext:value-type="float">
            <text:p>0.5201506308</text:p>
          </table:table-cell>
          <table:table-cell/>
          <table:table-cell office:value-type="float" office:value="0.666096598478877" calcext:value-type="float">
            <text:p>0.6660965985</text:p>
          </table:table-cell>
          <table:table-cell office:value-type="float" office:value="0.608209103884807" calcext:value-type="float">
            <text:p>0.6082091039</text:p>
          </table:table-cell>
          <table:table-cell office:value-type="float" office:value="0.506928649821939" calcext:value-type="float">
            <text:p>0.5069286498</text:p>
          </table:table-cell>
        </table:table-row>
        <table:table-row table:style-name="ro1">
          <table:table-cell office:value-type="float" office:value="0.661006877892488" calcext:value-type="float">
            <text:p>0.6610068779</text:p>
          </table:table-cell>
          <table:table-cell office:value-type="float" office:value="0.592816136510554" calcext:value-type="float">
            <text:p>0.5928161365</text:p>
          </table:table-cell>
          <table:table-cell office:value-type="float" office:value="0.5192583228538" calcext:value-type="float">
            <text:p>0.5192583229</text:p>
          </table:table-cell>
          <table:table-cell/>
          <table:table-cell office:value-type="float" office:value="0.663310201101132" calcext:value-type="float">
            <text:p>0.6633102011</text:p>
          </table:table-cell>
          <table:table-cell office:value-type="float" office:value="0.604135512339496" calcext:value-type="float">
            <text:p>0.6041355123</text:p>
          </table:table-cell>
          <table:table-cell office:value-type="float" office:value="0.507789886870651" calcext:value-type="float">
            <text:p>0.5077898869</text:p>
          </table:table-cell>
        </table:table-row>
        <table:table-row table:style-name="ro1">
          <table:table-cell office:value-type="float" office:value="0.656100683036263" calcext:value-type="float">
            <text:p>0.656100683</text:p>
          </table:table-cell>
          <table:table-cell office:value-type="float" office:value="0.588067841438273" calcext:value-type="float">
            <text:p>0.5880678414</text:p>
          </table:table-cell>
          <table:table-cell office:value-type="float" office:value="0.51749533821729" calcext:value-type="float">
            <text:p>0.5174953382</text:p>
          </table:table-cell>
          <table:table-cell/>
          <table:table-cell office:value-type="float" office:value="0.660099803098636" calcext:value-type="float">
            <text:p>0.6600998031</text:p>
          </table:table-cell>
          <table:table-cell office:value-type="float" office:value="0.600076827624025" calcext:value-type="float">
            <text:p>0.6000768276</text:p>
          </table:table-cell>
          <table:table-cell office:value-type="float" office:value="0.507922071546588" calcext:value-type="float">
            <text:p>0.5079220715</text:p>
          </table:table-cell>
        </table:table-row>
        <table:table-row table:style-name="ro1">
          <table:table-cell office:value-type="float" office:value="0.650858067939482" calcext:value-type="float">
            <text:p>0.6508580679</text:p>
          </table:table-cell>
          <table:table-cell office:value-type="float" office:value="0.583578751549088" calcext:value-type="float">
            <text:p>0.5835787515</text:p>
          </table:table-cell>
          <table:table-cell office:value-type="float" office:value="0.514914096890117" calcext:value-type="float">
            <text:p>0.5149140969</text:p>
          </table:table-cell>
          <table:table-cell/>
          <table:table-cell office:value-type="float" office:value="0.656508275335189" calcext:value-type="float">
            <text:p>0.6565082753</text:p>
          </table:table-cell>
          <table:table-cell office:value-type="float" office:value="0.596093289899501" calcext:value-type="float">
            <text:p>0.5960932899</text:p>
          </table:table-cell>
          <table:table-cell office:value-type="float" office:value="0.507334613058861" calcext:value-type="float">
            <text:p>0.5073346131</text:p>
          </table:table-cell>
        </table:table-row>
        <table:table-row table:style-name="ro1">
          <table:table-cell office:value-type="float" office:value="0.645354898950151" calcext:value-type="float">
            <text:p>0.645354899</text:p>
          </table:table-cell>
          <table:table-cell office:value-type="float" office:value="0.579402741058777" calcext:value-type="float">
            <text:p>0.5794027411</text:p>
          </table:table-cell>
          <table:table-cell office:value-type="float" office:value="0.511578798385123" calcext:value-type="float">
            <text:p>0.5115787984</text:p>
          </table:table-cell>
          <table:table-cell/>
          <table:table-cell office:value-type="float" office:value="0.652584600272602" calcext:value-type="float">
            <text:p>0.6525846003</text:p>
          </table:table-cell>
          <table:table-cell office:value-type="float" office:value="0.59224098296709" calcext:value-type="float">
            <text:p>0.592240983</text:p>
          </table:table-cell>
          <table:table-cell office:value-type="float" office:value="0.506049645798988" calcext:value-type="float">
            <text:p>0.5060496458</text:p>
          </table:table-cell>
        </table:table-row>
        <table:table-row table:style-name="ro1">
          <table:table-cell office:value-type="float" office:value="0.63966893710504" calcext:value-type="float">
            <text:p>0.6396689371</text:p>
          </table:table-cell>
          <table:table-cell office:value-type="float" office:value="0.575582477383587" calcext:value-type="float">
            <text:p>0.5755824774</text:p>
          </table:table-cell>
          <table:table-cell office:value-type="float" office:value="0.507562194328149" calcext:value-type="float">
            <text:p>0.5075621943</text:p>
          </table:table-cell>
          <table:table-cell/>
          <table:table-cell office:value-type="float" office:value="0.648382587212015" calcext:value-type="float">
            <text:p>0.6483825872</text:p>
          </table:table-cell>
          <table:table-cell office:value-type="float" office:value="0.58857040854582" calcext:value-type="float">
            <text:p>0.5885704085</text:p>
          </table:table-cell>
          <table:table-cell office:value-type="float" office:value="0.504100523921043" calcext:value-type="float">
            <text:p>0.5041005239</text:p>
          </table:table-cell>
        </table:table-row>
        <table:table-row table:style-name="ro1">
          <table:table-cell office:value-type="float" office:value="0.633877761884921" calcext:value-type="float">
            <text:p>0.6338777619</text:p>
          </table:table-cell>
          <table:table-cell office:value-type="float" office:value="0.57214931163253" calcext:value-type="float">
            <text:p>0.5721493116</text:p>
          </table:table-cell>
          <table:table-cell office:value-type="float" office:value="0.502942403947238" calcext:value-type="float">
            <text:p>0.5029424039</text:p>
          </table:table-cell>
          <table:table-cell/>
          <table:table-cell office:value-type="float" office:value="0.643959468595548" calcext:value-type="float">
            <text:p>0.6439594686</text:p>
          </table:table-cell>
          <table:table-cell office:value-type="float" office:value="0.585125418546634" calcext:value-type="float">
            <text:p>0.5851254185</text:p>
          </table:table-cell>
          <table:table-cell office:value-type="float" office:value="0.501530000045236" calcext:value-type="float">
            <text:p>0.50153</text:p>
          </table:table-cell>
        </table:table-row>
        <table:table-row table:style-name="ro1">
          <table:table-cell office:value-type="float" office:value="0.628056874024179" calcext:value-type="float">
            <text:p>0.628056874</text:p>
          </table:table-cell>
          <table:table-cell office:value-type="float" office:value="0.569123727924371" calcext:value-type="float">
            <text:p>0.5691237279</text:p>
          </table:table-cell>
          <table:table-cell office:value-type="float" office:value="0.49779996716017" calcext:value-type="float">
            <text:p>0.4977999672</text:p>
          </table:table-cell>
          <table:table-cell/>
          <table:table-cell office:value-type="float" office:value="0.639374449251891" calcext:value-type="float">
            <text:p>0.6393744493</text:p>
          </table:table-cell>
          <table:table-cell office:value-type="float" office:value="0.581942536699301" calcext:value-type="float">
            <text:p>0.5819425367</text:p>
          </table:table-cell>
          <table:table-cell office:value-type="float" office:value="0.498388223221368" calcext:value-type="float">
            <text:p>0.4983882232</text:p>
          </table:table-cell>
        </table:table-row>
        <table:table-row table:style-name="ro1">
          <table:table-cell office:value-type="float" office:value="0.622278054876258" calcext:value-type="float">
            <text:p>0.6222780549</text:p>
          </table:table-cell>
          <table:table-cell office:value-type="float" office:value="0.566516244224091" calcext:value-type="float">
            <text:p>0.5665162442</text:p>
          </table:table-cell>
          <table:table-cell office:value-type="float" office:value="0.49221528020204" calcext:value-type="float">
            <text:p>0.4922152802</text:p>
          </table:table-cell>
          <table:table-cell/>
          <table:table-cell office:value-type="float" office:value="0.634687278933664" calcext:value-type="float">
            <text:p>0.6346872789</text:p>
          </table:table-cell>
          <table:table-cell office:value-type="float" office:value="0.57905066919846" calcext:value-type="float">
            <text:p>0.5790506692</text:p>
          </table:table-cell>
          <table:table-cell office:value-type="float" office:value="0.494730689912458" calcext:value-type="float">
            <text:p>0.4947306899</text:p>
          </table:table-cell>
        </table:table-row>
        <table:table-row table:style-name="ro1">
          <table:table-cell office:value-type="float" office:value="0.616608034307496" calcext:value-type="float">
            <text:p>0.6166080343</text:p>
          </table:table-cell>
          <table:table-cell office:value-type="float" office:value="0.564328639796228" calcext:value-type="float">
            <text:p>0.5643286398</text:p>
          </table:table-cell>
          <table:table-cell office:value-type="float" office:value="0.486266503281466" calcext:value-type="float">
            <text:p>0.4862665033</text:p>
          </table:table-cell>
          <table:table-cell/>
          <table:table-cell office:value-type="float" office:value="0.629956911743426" calcext:value-type="float">
            <text:p>0.6299569117</text:p>
          </table:table-cell>
          <table:table-cell office:value-type="float" office:value="0.576471175945011" calcext:value-type="float">
            <text:p>0.5764711759</text:p>
          </table:table-cell>
          <table:table-cell office:value-type="float" office:value="0.490616268327621" calcext:value-type="float">
            <text:p>0.4906162683</text:p>
          </table:table-cell>
        </table:table-row>
        <table:table-row table:style-name="ro1">
          <table:table-cell office:value-type="float" office:value="0.611107493015347" calcext:value-type="float">
            <text:p>0.611107493</text:p>
          </table:table-cell>
          <table:table-cell office:value-type="float" office:value="0.562555381812048" calcext:value-type="float">
            <text:p>0.5625553818</text:p>
          </table:table-cell>
          <table:table-cell office:value-type="float" office:value="0.480027976334564" calcext:value-type="float">
            <text:p>0.4800279763</text:p>
          </table:table-cell>
          <table:table-cell/>
          <table:table-cell office:value-type="float" office:value="0.625240305184517" calcext:value-type="float">
            <text:p>0.6252403052</text:p>
          </table:table-cell>
          <table:table-cell office:value-type="float" office:value="0.574218252057476" calcext:value-type="float">
            <text:p>0.5742182521</text:p>
          </table:table-cell>
          <table:table-cell office:value-type="float" office:value="0.486105394072376" calcext:value-type="float">
            <text:p>0.4861053941</text:p>
          </table:table-cell>
        </table:table-row>
        <table:table-row table:style-name="ro1">
          <table:table-cell office:value-type="float" office:value="0.605830401138721" calcext:value-type="float">
            <text:p>0.6058304011</text:p>
          </table:table-cell>
          <table:table-cell office:value-type="float" office:value="0.561185133302085" calcext:value-type="float">
            <text:p>0.5611851333</text:p>
          </table:table-cell>
          <table:table-cell office:value-type="float" office:value="0.47356913335727" calcext:value-type="float">
            <text:p>0.4735691334</text:p>
          </table:table-cell>
          <table:table-cell/>
          <table:table-cell office:value-type="float" office:value="0.620591398040474" calcext:value-type="float">
            <text:p>0.620591398</text:p>
          </table:table-cell>
          <table:table-cell office:value-type="float" office:value="0.57229955502097" calcext:value-type="float">
            <text:p>0.572299555</text:p>
          </table:table-cell>
          <table:table-cell office:value-type="float" office:value="0.481258507614938" calcext:value-type="float">
            <text:p>0.4812585076</text:p>
          </table:table-cell>
        </table:table-row>
        <table:table-row table:style-name="ro1">
          <table:table-cell office:value-type="float" office:value="0.600823674919886" calcext:value-type="float">
            <text:p>0.6008236749</text:p>
          </table:table-cell>
          <table:table-cell office:value-type="float" office:value="0.560202242711079" calcext:value-type="float">
            <text:p>0.5602022427</text:p>
          </table:table-cell>
          <table:table-cell office:value-type="float" office:value="0.466953871430201" calcext:value-type="float">
            <text:p>0.4669538714</text:p>
          </table:table-cell>
          <table:table-cell/>
          <table:table-cell office:value-type="float" office:value="0.616060291621662" calcext:value-type="float">
            <text:p>0.6160602916</text:p>
          </table:table-cell>
          <table:table-cell office:value-type="float" office:value="0.57071700634067" calcext:value-type="float">
            <text:p>0.5707170063</text:p>
          </table:table-cell>
          <table:table-cell office:value-type="float" office:value="0.47613477530767" calcext:value-type="float">
            <text:p>0.4761347753</text:p>
          </table:table-cell>
        </table:table-row>
        <table:table-row table:style-name="ro1">
          <table:table-cell office:value-type="float" office:value="0.596127118038865" calcext:value-type="float">
            <text:p>0.596127118</text:p>
          </table:table-cell>
          <table:table-cell office:value-type="float" office:value="0.559588137835709" calcext:value-type="float">
            <text:p>0.5595881378</text:p>
          </table:table-cell>
          <table:table-cell office:value-type="float" office:value="0.460240308462773" calcext:value-type="float">
            <text:p>0.4602403085</text:p>
          </table:table-cell>
          <table:table-cell/>
          <table:table-cell office:value-type="float" office:value="0.611692644548472" calcext:value-type="float">
            <text:p>0.6116926445</text:p>
          </table:table-cell>
          <table:table-cell office:value-type="float" office:value="0.569467697083162" calcext:value-type="float">
            <text:p>0.5694676971</text:p>
          </table:table-cell>
          <table:table-cell office:value-type="float" office:value="0.470791108904288" calcext:value-type="float">
            <text:p>0.4707911089</text:p>
          </table:table-cell>
        </table:table-row>
        <table:table-row table:style-name="ro1">
          <table:table-cell office:value-type="float" office:value="0.591773604353897" calcext:value-type="float">
            <text:p>0.5917736044</text:p>
          </table:table-cell>
          <table:table-cell office:value-type="float" office:value="0.559322570435355" calcext:value-type="float">
            <text:p>0.5593225704</text:p>
          </table:table-cell>
          <table:table-cell office:value-type="float" office:value="0.453480853063971" calcext:value-type="float">
            <text:p>0.4534808531</text:p>
          </table:table-cell>
          <table:table-cell/>
          <table:table-cell office:value-type="float" office:value="0.607529278325941" calcext:value-type="float">
            <text:p>0.6075292783</text:p>
          </table:table-cell>
          <table:table-cell office:value-type="float" office:value="0.568544832754596" calcext:value-type="float">
            <text:p>0.5685448328</text:p>
          </table:table-cell>
          <table:table-cell office:value-type="float" office:value="0.465281476003666" calcext:value-type="float">
            <text:p>0.465281476</text:p>
          </table:table-cell>
        </table:table-row>
        <table:table-row table:style-name="ro1">
          <table:table-cell office:value-type="float" office:value="0.587789453812333" calcext:value-type="float">
            <text:p>0.5877894538</text:p>
          </table:table-cell>
          <table:table-cell office:value-type="float" office:value="0.55938467967599" calcext:value-type="float">
            <text:p>0.5593846797</text:p>
          </table:table-cell>
          <table:table-cell office:value-type="float" office:value="0.44672250877123" calcext:value-type="float">
            <text:p>0.4467225088</text:p>
          </table:table-cell>
          <table:table-cell/>
          <table:table-cell office:value-type="float" office:value="0.603605980305265" calcext:value-type="float">
            <text:p>0.6036059803</text:p>
          </table:table-cell>
          <table:table-cell office:value-type="float" office:value="0.567938662789678" calcext:value-type="float">
            <text:p>0.5679386628</text:p>
          </table:table-cell>
          <table:table-cell office:value-type="float" office:value="0.459656476916229" calcext:value-type="float">
            <text:p>0.4596564769</text:p>
          </table:table-cell>
        </table:table-row>
        <table:table-row table:style-name="ro1">
          <table:table-cell office:value-type="float" office:value="0.584194952499991" calcext:value-type="float">
            <text:p>0.5841949525</text:p>
          </table:table-cell>
          <table:table-cell office:value-type="float" office:value="0.559753861126808" calcext:value-type="float">
            <text:p>0.5597538611</text:p>
          </table:table-cell>
          <table:table-cell office:value-type="float" office:value="0.44000734055237" calcext:value-type="float">
            <text:p>0.4400073406</text:p>
          </table:table-cell>
          <table:table-cell/>
          <table:table-cell office:value-type="float" office:value="0.599953482644862" calcext:value-type="float">
            <text:p>0.5999534826</text:p>
          </table:table-cell>
          <table:table-cell office:value-type="float" office:value="0.567637351719561" calcext:value-type="float">
            <text:p>0.5676373517</text:p>
          </table:table-cell>
          <table:table-cell office:value-type="float" office:value="0.453963152409636" calcext:value-type="float">
            <text:p>0.4539631524</text:p>
          </table:table-cell>
        </table:table-row>
        <table:table-row table:style-name="ro1">
          <table:table-cell office:value-type="float" office:value="0.58100497021623" calcext:value-type="float">
            <text:p>0.5810049702</text:p>
          </table:table-cell>
          <table:table-cell office:value-type="float" office:value="0.560410442486684" calcext:value-type="float">
            <text:p>0.5604104425</text:p>
          </table:table-cell>
          <table:table-cell office:value-type="float" office:value="0.433373041430624" calcext:value-type="float">
            <text:p>0.4333730414</text:p>
          </table:table-cell>
          <table:table-cell/>
          <table:table-cell office:value-type="float" office:value="0.596597590655804" calcext:value-type="float">
            <text:p>0.5965975907</text:p>
          </table:table-cell>
          <table:table-cell office:value-type="float" office:value="0.567627761292729" calcext:value-type="float">
            <text:p>0.5676277613</text:p>
          </table:table-cell>
          <table:table-cell office:value-type="float" office:value="0.448244981210642" calcext:value-type="float">
            <text:p>0.4482449812</text:p>
          </table:table-cell>
        </table:table-row>
        <table:table-row table:style-name="ro1">
          <table:table-cell office:value-type="float" office:value="0.578229633596942" calcext:value-type="float">
            <text:p>0.5782296336</text:p>
          </table:table-cell>
          <table:table-cell office:value-type="float" office:value="0.561336177473749" calcext:value-type="float">
            <text:p>0.5613361775</text:p>
          </table:table-cell>
          <table:table-cell office:value-type="float" office:value="0.426853548994939" calcext:value-type="float">
            <text:p>0.426853549</text:p>
          </table:table-cell>
          <table:table-cell/>
          <table:table-cell office:value-type="float" office:value="0.593559431251055" calcext:value-type="float">
            <text:p>0.5935594313</text:p>
          </table:table-cell>
          <table:table-cell office:value-type="float" office:value="0.567896124251351" calcext:value-type="float">
            <text:p>0.5678961243</text:p>
          </table:table-cell>
          <table:table-cell office:value-type="float" office:value="0.442542025091289" calcext:value-type="float">
            <text:p>0.4425420251</text:p>
          </table:table-cell>
        </table:table-row>
        <table:table-row table:style-name="ro1">
          <table:table-cell office:value-type="float" office:value="0.57587501873661" calcext:value-type="float">
            <text:p>0.5758750187</text:p>
          </table:table-cell>
          <table:table-cell office:value-type="float" office:value="0.56251457573661" calcext:value-type="float">
            <text:p>0.5625145757</text:p>
          </table:table-cell>
          <table:table-cell office:value-type="float" office:value="0.420479673689721" calcext:value-type="float">
            <text:p>0.4204796737</text:p>
          </table:table-cell>
          <table:table-cell/>
          <table:table-cell office:value-type="float" office:value="0.590855791739639" calcext:value-type="float">
            <text:p>0.5908557917</text:p>
          </table:table-cell>
          <table:table-cell office:value-type="float" office:value="0.568428600334535" calcext:value-type="float">
            <text:p>0.5684286003</text:p>
          </table:table-cell>
          <table:table-cell office:value-type="float" office:value="0.43689118168923" calcext:value-type="float">
            <text:p>0.4368911817</text:p>
          </table:table-cell>
        </table:table-row>
        <table:table-row table:style-name="ro1">
          <table:table-cell office:value-type="float" office:value="0.573943833712372" calcext:value-type="float">
            <text:p>0.5739438337</text:p>
          </table:table-cell>
          <table:table-cell office:value-type="float" office:value="0.563931089870669" calcext:value-type="float">
            <text:p>0.5639310899</text:p>
          </table:table-cell>
          <table:table-cell office:value-type="float" office:value="0.41427971193004" calcext:value-type="float">
            <text:p>0.4142797119</text:p>
          </table:table-cell>
          <table:table-cell/>
          <table:table-cell office:value-type="float" office:value="0.5884995204437" calcext:value-type="float">
            <text:p>0.5884995204</text:p>
          </table:table-cell>
          <table:table-cell office:value-type="float" office:value="0.569211712986209" calcext:value-type="float">
            <text:p>0.569211713</text:p>
          </table:table-cell>
          <table:table-cell office:value-type="float" office:value="0.431326509723238" calcext:value-type="float">
            <text:p>0.4313265097</text:p>
          </table:table-cell>
        </table:table-row>
        <table:table-row table:style-name="ro1">
          <table:table-cell office:value-type="float" office:value="0.572436067796394" calcext:value-type="float">
            <text:p>0.5724360678</text:p>
          </table:table-cell>
          <table:table-cell office:value-type="float" office:value="0.565573181372591" calcext:value-type="float">
            <text:p>0.5655731814</text:p>
          </table:table-cell>
          <table:table-cell office:value-type="float" office:value="0.408280026564746" calcext:value-type="float">
            <text:p>0.4082800266</text:p>
          </table:table-cell>
          <table:table-cell/>
          <table:table-cell office:value-type="float" office:value="0.586499963073121" calcext:value-type="float">
            <text:p>0.5864999631</text:p>
          </table:table-cell>
          <table:table-cell office:value-type="float" office:value="0.570232671093335" calcext:value-type="float">
            <text:p>0.5702326711</text:p>
          </table:table-cell>
          <table:table-cell office:value-type="float" office:value="0.425879596912318" calcext:value-type="float">
            <text:p>0.4258795969</text:p>
          </table:table-cell>
        </table:table-row>
        <table:table-row table:style-name="ro1">
          <table:table-cell office:value-type="float" office:value="0.571349590045598" calcext:value-type="float">
            <text:p>0.57134959</text:p>
          </table:table-cell>
          <table:table-cell office:value-type="float" office:value="0.567430286344441" calcext:value-type="float">
            <text:p>0.5674302863</text:p>
          </table:table-cell>
          <table:table-cell office:value-type="float" office:value="0.402505584716965" calcext:value-type="float">
            <text:p>0.4025055847</text:p>
          </table:table-cell>
          <table:table-cell/>
          <table:table-cell office:value-type="float" office:value="0.584863412004588" calcext:value-type="float">
            <text:p>0.584863412</text:p>
          </table:table-cell>
          <table:table-cell office:value-type="float" office:value="0.571479583994083" calcext:value-type="float">
            <text:p>0.571479584</text:p>
          </table:table-cell>
          <table:table-cell office:value-type="float" office:value="0.420579946844777" calcext:value-type="float">
            <text:p>0.4205799468</text:p>
          </table:table-cell>
        </table:table-row>
        <table:table-row table:style-name="ro1">
          <table:table-cell office:value-type="float" office:value="0.570680685126" calcext:value-type="float">
            <text:p>0.5706806851</text:p>
          </table:table-cell>
          <table:table-cell office:value-type="float" office:value="0.569493699582829" calcext:value-type="float">
            <text:p>0.5694936996</text:p>
          </table:table-cell>
          <table:table-cell office:value-type="float" office:value="0.39698044855923" calcext:value-type="float">
            <text:p>0.3969804486</text:p>
          </table:table-cell>
          <table:table-cell/>
          <table:table-cell office:value-type="float" office:value="0.583593549180745" calcext:value-type="float">
            <text:p>0.5835935492</text:p>
          </table:table-cell>
          <table:table-cell office:value-type="float" office:value="0.572941580234807" calcext:value-type="float">
            <text:p>0.5729415802</text:p>
          </table:table-cell>
          <table:table-cell office:value-type="float" office:value="0.415455366660328" calcext:value-type="float">
            <text:p>0.4154553667</text:p>
          </table:table-cell>
        </table:table-row>
        <table:table-row table:style-name="ro1">
          <table:table-cell office:value-type="float" office:value="0.570424518537121" calcext:value-type="float">
            <text:p>0.5704245185</text:p>
          </table:table-cell>
          <table:table-cell office:value-type="float" office:value="0.571756392857596" calcext:value-type="float">
            <text:p>0.5717563929</text:p>
          </table:table-cell>
          <table:table-cell office:value-type="float" office:value="0.39172821829522" calcext:value-type="float">
            <text:p>0.3917282183</text:p>
          </table:table-cell>
          <table:table-cell/>
          <table:table-cell office:value-type="float" office:value="0.582691866953001" calcext:value-type="float">
            <text:p>0.582691867</text:p>
          </table:table-cell>
          <table:table-cell office:value-type="float" office:value="0.574608841442499" calcext:value-type="float">
            <text:p>0.5746088414</text:p>
          </table:table-cell>
          <table:table-cell office:value-type="float" office:value="0.410532342312521" calcext:value-type="float">
            <text:p>0.4105323423</text:p>
          </table:table-cell>
        </table:table-row>
        <table:table-row table:style-name="ro1">
          <table:table-cell office:value-type="float" office:value="0.570575526821274" calcext:value-type="float">
            <text:p>0.5705755268</text:p>
          </table:table-cell>
          <table:table-cell office:value-type="float" office:value="0.574212780079246" calcext:value-type="float">
            <text:p>0.5742127801</text:p>
          </table:table-cell>
          <table:table-cell office:value-type="float" office:value="0.386772428775195" calcext:value-type="float">
            <text:p>0.3867724288</text:p>
          </table:table-cell>
          <table:table-cell/>
          <table:table-cell office:value-type="float" office:value="0.582158054606347" calcext:value-type="float">
            <text:p>0.5821580546</text:p>
          </table:table-cell>
          <table:table-cell office:value-type="float" office:value="0.576472562550369" calcext:value-type="float">
            <text:p>0.5764725626</text:p>
          </table:table-cell>
          <table:table-cell office:value-type="float" office:value="0.405836392163763" calcext:value-type="float">
            <text:p>0.4058363922</text:p>
          </table:table-cell>
        </table:table-row>
        <table:table-row table:style-name="ro1">
          <table:table-cell office:value-type="float" office:value="0.571127730911107" calcext:value-type="float">
            <text:p>0.5711277309</text:p>
          </table:table-cell>
          <table:table-cell office:value-type="float" office:value="0.576858438948327" calcext:value-type="float">
            <text:p>0.5768584389</text:p>
          </table:table-cell>
          <table:table-cell office:value-type="float" office:value="0.382136902045404" calcext:value-type="float">
            <text:p>0.382136902</text:p>
          </table:table-cell>
          <table:table-cell/>
          <table:table-cell office:value-type="float" office:value="0.581990341372558" calcext:value-type="float">
            <text:p>0.5819903414</text:p>
          </table:table-cell>
          <table:table-cell office:value-type="float" office:value="0.578524848780451" calcext:value-type="float">
            <text:p>0.5785248488</text:p>
          </table:table-cell>
          <table:table-cell office:value-type="float" office:value="0.401392392663826" calcext:value-type="float">
            <text:p>0.4013923927</text:p>
          </table:table-cell>
        </table:table-row>
        <table:table-row table:style-name="ro1">
          <table:table-cell office:value-type="float" office:value="0.57207497256747" calcext:value-type="float">
            <text:p>0.5720749726</text:p>
          </table:table-cell>
          <table:table-cell office:value-type="float" office:value="0.57968979576038" calcext:value-type="float">
            <text:p>0.5796897958</text:p>
          </table:table-cell>
          <table:table-cell office:value-type="float" office:value="0.377846057982614" calcext:value-type="float">
            <text:p>0.377846058</text:p>
          </table:table-cell>
          <table:table-cell/>
          <table:table-cell office:value-type="float" office:value="0.582185789373149" calcext:value-type="float">
            <text:p>0.5821857894</text:p>
          </table:table-cell>
          <table:table-cell office:value-type="float" office:value="0.580758558519913" calcext:value-type="float">
            <text:p>0.5807585585</text:p>
          </table:table-cell>
          <table:table-cell office:value-type="float" office:value="0.397224871902817" calcext:value-type="float">
            <text:p>0.3972248719</text:p>
          </table:table-cell>
        </table:table-row>
        <table:table-row table:style-name="ro1">
          <table:table-cell office:value-type="float" office:value="0.573411074993269" calcext:value-type="float">
            <text:p>0.573411075</text:p>
          </table:table-cell>
          <table:table-cell office:value-type="float" office:value="0.582703777430861" calcext:value-type="float">
            <text:p>0.5827037774</text:p>
          </table:table-cell>
          <table:table-cell office:value-type="float" office:value="0.373925184213561" calcext:value-type="float">
            <text:p>0.3739251842</text:p>
          </table:table-cell>
          <table:table-cell/>
          <table:table-cell office:value-type="float" office:value="0.582740532103307" calcext:value-type="float">
            <text:p>0.5827405321</text:p>
          </table:table-cell>
          <table:table-cell office:value-type="float" office:value="0.58316709975141" calcext:value-type="float">
            <text:p>0.5831670998</text:p>
          </table:table-cell>
          <table:table-cell office:value-type="float" office:value="0.393358267995883" calcext:value-type="float">
            <text:p>0.393358268</text:p>
          </table:table-cell>
        </table:table-row>
        <table:table-row table:style-name="ro1">
          <table:table-cell office:value-type="float" office:value="0.575129929293247" calcext:value-type="float">
            <text:p>0.5751299293</text:p>
          </table:table-cell>
          <table:table-cell office:value-type="float" office:value="0.585897432586882" calcext:value-type="float">
            <text:p>0.5858974326</text:p>
          </table:table-cell>
          <table:table-cell office:value-type="float" office:value="0.370400664936687" calcext:value-type="float">
            <text:p>0.3704006649</text:p>
          </table:table-cell>
          <table:table-cell/>
          <table:table-cell office:value-type="float" office:value="0.583649955781637" calcext:value-type="float">
            <text:p>0.5836499558</text:p>
          </table:table-cell>
          <table:table-cell office:value-type="float" office:value="0.585744186191731" calcext:value-type="float">
            <text:p>0.5857441862</text:p>
          </table:table-cell>
          <table:table-cell office:value-type="float" office:value="0.389817149661141" calcext:value-type="float">
            <text:p>0.3898171497</text:p>
          </table:table-cell>
        </table:table-row>
        <table:table-row table:style-name="ro1">
          <table:table-cell office:value-type="float" office:value="0.577225508603188" calcext:value-type="float">
            <text:p>0.5772255086</text:p>
          </table:table-cell>
          <table:table-cell office:value-type="float" office:value="0.589267521805414" calcext:value-type="float">
            <text:p>0.5892675218</text:p>
          </table:table-cell>
          <table:table-cell office:value-type="float" office:value="0.367300166174574" calcext:value-type="float">
            <text:p>0.3673001662</text:p>
          </table:table-cell>
          <table:table-cell/>
          <table:table-cell office:value-type="float" office:value="0.584908822186292" calcext:value-type="float">
            <text:p>0.5849088222</text:p>
          </table:table-cell>
          <table:table-cell office:value-type="float" office:value="0.588483557897878" calcext:value-type="float">
            <text:p>0.5884835579</text:p>
          </table:table-cell>
          <table:table-cell office:value-type="float" office:value="0.386626396113813" calcext:value-type="float">
            <text:p>0.3866263961</text:p>
          </table:table-cell>
        </table:table-row>
        <table:table-row table:style-name="ro1">
          <table:table-cell office:value-type="float" office:value="0.579691811551951" calcext:value-type="float">
            <text:p>0.5796918116</text:p>
          </table:table-cell>
          <table:table-cell office:value-type="float" office:value="0.592810075811807" calcext:value-type="float">
            <text:p>0.5928100758</text:p>
          </table:table-cell>
          <table:table-cell office:value-type="float" office:value="0.364652772475459" calcext:value-type="float">
            <text:p>0.3646527725</text:p>
          </table:table-cell>
          <table:table-cell/>
          <table:table-cell office:value-type="float" office:value="0.586511332534468" calcext:value-type="float">
            <text:p>0.5865113325</text:p>
          </table:table-cell>
          <table:table-cell office:value-type="float" office:value="0.591378669926773" calcext:value-type="float">
            <text:p>0.5913786699</text:p>
          </table:table-cell>
          <table:table-cell office:value-type="float" office:value="0.383811332632891" calcext:value-type="float">
            <text:p>0.3838113326</text:p>
          </table:table-cell>
        </table:table-row>
        <table:table-row table:style-name="ro1">
          <table:table-cell office:value-type="float" office:value="0.582522736360812" calcext:value-type="float">
            <text:p>0.5825227364</text:p>
          </table:table-cell>
          <table:table-cell office:value-type="float" office:value="0.596519919745135" calcext:value-type="float">
            <text:p>0.5965199197</text:p>
          </table:table-cell>
          <table:table-cell office:value-type="float" office:value="0.362489067210445" calcext:value-type="float">
            <text:p>0.3624890672</text:p>
          </table:table-cell>
          <table:table-cell/>
          <table:table-cell office:value-type="float" office:value="0.588451132611102" calcext:value-type="float">
            <text:p>0.5884511326</text:p>
          </table:table-cell>
          <table:table-cell office:value-type="float" office:value="0.594422351774434" calcext:value-type="float">
            <text:p>0.5944223518</text:p>
          </table:table-cell>
          <table:table-cell office:value-type="float" office:value="0.381397816967982" calcext:value-type="float">
            <text:p>0.381397817</text:p>
          </table:table-cell>
        </table:table-row>
        <table:table-row table:style-name="ro1">
          <table:table-cell office:value-type="float" office:value="0.585711886440092" calcext:value-type="float">
            <text:p>0.5857118864</text:p>
          </table:table-cell>
          <table:table-cell office:value-type="float" office:value="0.600390161520263" calcext:value-type="float">
            <text:p>0.6003901615</text:p>
          </table:table-cell>
          <table:table-cell office:value-type="float" office:value="0.360841145428414" calcext:value-type="float">
            <text:p>0.3608411454</text:p>
          </table:table-cell>
          <table:table-cell/>
          <table:table-cell office:value-type="float" office:value="0.590721259794192" calcext:value-type="float">
            <text:p>0.5907212598</text:p>
          </table:table-cell>
          <table:table-cell office:value-type="float" office:value="0.597606439851015" calcext:value-type="float">
            <text:p>0.5976064399</text:p>
          </table:table-cell>
          <table:table-cell office:value-type="float" office:value="0.379412270241805" calcext:value-type="float">
            <text:p>0.3794122702</text:p>
          </table:table-cell>
        </table:table-row>
        <table:table-row table:style-name="ro1">
          <table:table-cell office:value-type="float" office:value="0.589252307927931" calcext:value-type="float">
            <text:p>0.5892523079</text:p>
          </table:table-cell>
          <table:table-cell office:value-type="float" office:value="0.60441164296578" calcext:value-type="float">
            <text:p>0.604411643</text:p>
          </table:table-cell>
          <table:table-cell office:value-type="float" office:value="0.359742544790088" calcext:value-type="float">
            <text:p>0.3597425448</text:p>
          </table:table-cell>
          <table:table-cell/>
          <table:table-cell office:value-type="float" office:value="0.593314032944267" calcext:value-type="float">
            <text:p>0.5933140329</text:p>
          </table:table-cell>
          <table:table-cell office:value-type="float" office:value="0.600921385242345" calcext:value-type="float">
            <text:p>0.6009213852</text:p>
          </table:table-cell>
          <table:table-cell office:value-type="float" office:value="0.377881644265081" calcext:value-type="float">
            <text:p>0.3778816443</text:p>
          </table:table-cell>
        </table:table-row>
        <table:table-row table:style-name="ro1">
          <table:table-cell office:value-type="float" office:value="0.593136159350261" calcext:value-type="float">
            <text:p>0.5931361594</text:p>
          </table:table-cell>
          <table:table-cell office:value-type="float" office:value="0.608572353913282" calcext:value-type="float">
            <text:p>0.6085723539</text:p>
          </table:table-cell>
          <table:table-cell office:value-type="float" office:value="0.359228076492918" calcext:value-type="float">
            <text:p>0.3592280765</text:p>
          </table:table-cell>
          <table:table-cell/>
          <table:table-cell office:value-type="float" office:value="0.596220886414208" calcext:value-type="float">
            <text:p>0.5962208864</text:p>
          </table:table-cell>
          <table:table-cell office:value-type="float" office:value="0.60435583953833" calcext:value-type="float">
            <text:p>0.6043558395</text:p>
          </table:table-cell>
          <table:table-cell office:value-type="float" office:value="0.376833315319382" calcext:value-type="float">
            <text:p>0.3768333153</text:p>
          </table:table-cell>
        </table:table-row>
        <table:table-row table:style-name="ro1">
          <table:table-cell office:value-type="float" office:value="0.597354313593688" calcext:value-type="float">
            <text:p>0.5973543136</text:p>
          </table:table-cell>
          <table:table-cell office:value-type="float" office:value="0.612856811904326" calcext:value-type="float">
            <text:p>0.6128568119</text:p>
          </table:table-cell>
          <table:table-cell office:value-type="float" office:value="0.359333534460633" calcext:value-type="float">
            <text:p>0.3593335345</text:p>
          </table:table-cell>
          <table:table-cell/>
          <table:table-cell office:value-type="float" office:value="0.599432149786489" calcext:value-type="float">
            <text:p>0.5994321498</text:p>
          </table:table-cell>
          <table:table-cell office:value-type="float" office:value="0.607896222646691" calcext:value-type="float">
            <text:p>0.6078962226</text:p>
          </table:table-cell>
          <table:table-cell office:value-type="float" office:value="0.376294892603224" calcext:value-type="float">
            <text:p>0.3762948926</text:p>
          </table:table-cell>
        </table:table-row>
        <table:table-row table:style-name="ro1">
          <table:table-cell office:value-type="float" office:value="0.601895892815832" calcext:value-type="float">
            <text:p>0.6018958928</text:p>
          </table:table-cell>
          <table:table-cell office:value-type="float" office:value="0.617245413833983" calcext:value-type="float">
            <text:p>0.6172454138</text:p>
          </table:table-cell>
          <table:table-cell office:value-type="float" office:value="0.360095257628745" calcext:value-type="float">
            <text:p>0.3600952576</text:p>
          </table:table-cell>
          <table:table-cell/>
          <table:table-cell office:value-type="float" office:value="0.60293677545486" calcext:value-type="float">
            <text:p>0.6029367755</text:p>
          </table:table-cell>
          <table:table-cell office:value-type="float" office:value="0.611526278328896" calcext:value-type="float">
            <text:p>0.6115262783</text:p>
          </table:table-cell>
          <table:table-cell office:value-type="float" office:value="0.376293927832441" calcext:value-type="float">
            <text:p>0.3762939278</text:p>
          </table:table-cell>
        </table:table-row>
        <table:table-row table:style-name="ro1">
          <table:table-cell office:value-type="float" office:value="0.606747737927259" calcext:value-type="float">
            <text:p>0.6067477379</text:p>
          </table:table-cell>
          <table:table-cell office:value-type="float" office:value="0.621713770837952" calcext:value-type="float">
            <text:p>0.6217137708</text:p>
          </table:table-cell>
          <table:table-cell office:value-type="float" office:value="0.36154951724731" calcext:value-type="float">
            <text:p>0.3615495172</text:p>
          </table:table-cell>
          <table:table-cell/>
          <table:table-cell office:value-type="float" office:value="0.60672201693659" calcext:value-type="float">
            <text:p>0.6067220169</text:p>
          </table:table-cell>
          <table:table-cell office:value-type="float" office:value="0.615226625759666" calcext:value-type="float">
            <text:p>0.6152266258</text:p>
          </table:table-cell>
          <table:table-cell office:value-type="float" office:value="0.376857511139347" calcext:value-type="float">
            <text:p>0.3768575111</text:p>
          </table:table-cell>
        </table:table-row>
        <table:table-row table:style-name="ro1">
          <table:table-cell office:value-type="float" office:value="0.611893816036519" calcext:value-type="float">
            <text:p>0.611893816</text:p>
          </table:table-cell>
          <table:table-cell office:value-type="float" office:value="0.626232044209019" calcext:value-type="float">
            <text:p>0.6262320442</text:p>
          </table:table-cell>
          <table:table-cell office:value-type="float" office:value="0.363731699226825" calcext:value-type="float">
            <text:p>0.3637316992</text:p>
          </table:table-cell>
          <table:table-cell/>
          <table:table-cell office:value-type="float" office:value="0.610773061931158" calcext:value-type="float">
            <text:p>0.6107730619</text:p>
          </table:table-cell>
          <table:table-cell office:value-type="float" office:value="0.618974318770436" calcext:value-type="float">
            <text:p>0.6189743188</text:p>
          </table:table-cell>
          <table:table-cell office:value-type="float" office:value="0.378011737687724" calcext:value-type="float">
            <text:p>0.3780117377</text:p>
          </table:table-cell>
        </table:table-row>
        <table:table-row table:style-name="ro1">
          <table:table-cell office:value-type="float" office:value="0.617314571936016" calcext:value-type="float">
            <text:p>0.6173145719</text:p>
          </table:table-cell>
          <table:table-cell office:value-type="float" office:value="0.630764308197074" calcext:value-type="float">
            <text:p>0.6307643082</text:p>
          </table:table-cell>
          <table:table-cell office:value-type="float" office:value="0.366675251329295" calcext:value-type="float">
            <text:p>0.3666752513</text:p>
          </table:table-cell>
          <table:table-cell/>
          <table:table-cell office:value-type="float" office:value="0.615072625731786" calcext:value-type="float">
            <text:p>0.6150726257</text:p>
          </table:table-cell>
          <table:table-cell office:value-type="float" office:value="0.622742428604907" calcext:value-type="float">
            <text:p>0.6227424286</text:p>
          </table:table-cell>
          <table:table-cell office:value-type="float" office:value="0.379781029644489" calcext:value-type="float">
            <text:p>0.3797810296</text:p>
          </table:table-cell>
        </table:table-row>
        <table:table-row table:style-name="ro1">
          <table:table-cell office:value-type="float" office:value="0.622986233502029" calcext:value-type="float">
            <text:p>0.6229862335</text:p>
          </table:table-cell>
          <table:table-cell office:value-type="float" office:value="0.635267975191391" calcext:value-type="float">
            <text:p>0.6352679752</text:p>
          </table:table-cell>
          <table:table-cell office:value-type="float" office:value="0.37041036730479" calcext:value-type="float">
            <text:p>0.3704103673</text:p>
          </table:table-cell>
          <table:table-cell/>
          <table:table-cell office:value-type="float" office:value="0.619600512740455" calcext:value-type="float">
            <text:p>0.6196005127</text:p>
          </table:table-cell>
          <table:table-cell office:value-type="float" office:value="0.626499670947495" calcext:value-type="float">
            <text:p>0.6264996709</text:p>
          </table:table-cell>
          <table:table-cell office:value-type="float" office:value="0.382187299732787" calcext:value-type="float">
            <text:p>0.3821872997</text:p>
          </table:table-cell>
        </table:table-row>
        <table:table-row table:style-name="ro1">
          <table:table-cell office:value-type="float" office:value="0.628880085948215" calcext:value-type="float">
            <text:p>0.6288800859</text:p>
          </table:table-cell>
          <table:table-cell office:value-type="float" office:value="0.639693329803098" calcext:value-type="float">
            <text:p>0.6396933298</text:p>
          </table:table-cell>
          <table:table-cell office:value-type="float" office:value="0.374962385938269" calcext:value-type="float">
            <text:p>0.3749623859</text:p>
          </table:table-cell>
          <table:table-cell/>
          <table:table-cell office:value-type="float" office:value="0.624333156611753" calcext:value-type="float">
            <text:p>0.6243331566</text:p>
          </table:table-cell>
          <table:table-cell office:value-type="float" office:value="0.630210103549919" calcext:value-type="float">
            <text:p>0.6302101035</text:p>
          </table:table-cell>
          <table:table-cell office:value-type="float" office:value="0.385248946016539" calcext:value-type="float">
            <text:p>0.385248946</text:p>
          </table:table-cell>
        </table:table-row>
        <table:table-row table:style-name="ro1">
          <table:table-cell office:value-type="float" office:value="0.634961736320079" calcext:value-type="float">
            <text:p>0.6349617363</text:p>
          </table:table-cell>
          <table:table-cell office:value-type="float" office:value="0.643983230275846" calcext:value-type="float">
            <text:p>0.6439832303</text:p>
          </table:table-cell>
          <table:table-cell office:value-type="float" office:value="0.380349893602865" calcext:value-type="float">
            <text:p>0.3803498936</text:p>
          </table:table-cell>
          <table:table-cell/>
          <table:table-cell office:value-type="float" office:value="0.629243153002921" calcext:value-type="float">
            <text:p>0.629243153</text:p>
          </table:table-cell>
          <table:table-cell office:value-type="float" office:value="0.633832926717067" calcext:value-type="float">
            <text:p>0.6338329267</text:p>
          </table:table-cell>
          <table:table-cell office:value-type="float" office:value="0.388979673367749" calcext:value-type="float">
            <text:p>0.3889796734</text:p>
          </table:table-cell>
        </table:table-row>
        <table:table-row table:style-name="ro1">
          <table:table-cell office:value-type="float" office:value="0.641190397467298" calcext:value-type="float">
            <text:p>0.6411903975</text:p>
          </table:table-cell>
          <table:table-cell office:value-type="float" office:value="0.64807304757803" calcext:value-type="float">
            <text:p>0.6480730476</text:p>
          </table:table-cell>
          <table:table-cell office:value-type="float" office:value="0.38658253558079" calcext:value-type="float">
            <text:p>0.3865825356</text:p>
          </table:table-cell>
          <table:table-cell/>
          <table:table-cell office:value-type="float" office:value="0.634298803035215" calcext:value-type="float">
            <text:p>0.634298803</text:p>
          </table:table-cell>
          <table:table-cell office:value-type="float" office:value="0.637322424791412" calcext:value-type="float">
            <text:p>0.6373224248</text:p>
          </table:table-cell>
          <table:table-cell office:value-type="float" office:value="0.393387145791463" calcext:value-type="float">
            <text:p>0.3933871458</text:p>
          </table:table-cell>
        </table:table-row>
        <table:table-row table:style-name="ro1">
          <table:table-cell office:value-type="float" office:value="0.647518229850795" calcext:value-type="float">
            <text:p>0.6475182299</text:p>
          </table:table-cell>
          <table:table-cell office:value-type="float" office:value="0.651890923092499" calcext:value-type="float">
            <text:p>0.6518909231</text:p>
          </table:table-cell>
          <table:table-cell office:value-type="float" office:value="0.393658565274566" calcext:value-type="float">
            <text:p>0.3936585653</text:p>
          </table:table-cell>
          <table:table-cell/>
          <table:table-cell office:value-type="float" office:value="0.639463690301088" calcext:value-type="float">
            <text:p>0.6394636903</text:p>
          </table:table-cell>
          <table:table-cell office:value-type="float" office:value="0.640628091956554" calcext:value-type="float">
            <text:p>0.640628092</text:p>
          </table:table-cell>
          <table:table-cell office:value-type="float" office:value="0.398471485916797" calcext:value-type="float">
            <text:p>0.3984714859</text:p>
          </table:table-cell>
        </table:table-row>
        <table:table-row table:style-name="ro1">
          <table:table-cell office:value-type="float" office:value="0.653889789580467" calcext:value-type="float">
            <text:p>0.6538897896</text:p>
          </table:table-cell>
          <table:table-cell office:value-type="float" office:value="0.655358433051938" calcext:value-type="float">
            <text:p>0.6553584331</text:p>
          </table:table-cell>
          <table:table-cell office:value-type="float" office:value="0.401562192281655" calcext:value-type="float">
            <text:p>0.4015621923</text:p>
          </table:table-cell>
          <table:table-cell/>
          <table:table-cell office:value-type="float" office:value="0.644696319407594" calcext:value-type="float">
            <text:p>0.6446963194</text:p>
          </table:table-cell>
          <table:table-cell office:value-type="float" office:value="0.643694989285952" calcext:value-type="float">
            <text:p>0.6436949893</text:p>
          </table:table-cell>
          <table:table-cell office:value-type="float" office:value="0.404223653827365" calcext:value-type="float">
            <text:p>0.4042236538</text:p>
          </table:table-cell>
        </table:table-row>
        <table:table-row table:style-name="ro1">
          <table:table-cell office:value-type="float" office:value="0.660241641386725" calcext:value-type="float">
            <text:p>0.6602416414</text:p>
          </table:table-cell>
          <table:table-cell office:value-type="float" office:value="0.658391749186668" calcext:value-type="float">
            <text:p>0.6583917492</text:p>
          </table:table-cell>
          <table:table-cell office:value-type="float" office:value="0.410260830187406" calcext:value-type="float">
            <text:p>0.4102608302</text:p>
          </table:table-cell>
          <table:table-cell/>
          <table:table-cell office:value-type="float" office:value="0.649949849321612" calcext:value-type="float">
            <text:p>0.6499498493</text:p>
          </table:table-cell>
          <table:table-cell office:value-type="float" office:value="0.646464380866535" calcext:value-type="float">
            <text:p>0.6464643809</text:p>
          </table:table-cell>
          <table:table-cell office:value-type="float" office:value="0.410623757010795" calcext:value-type="float">
            <text:p>0.410623757</text:p>
          </table:table-cell>
        </table:table-row>
        <table:table-row table:style-name="ro1">
          <table:table-cell office:value-type="float" office:value="0.666502204778441" calcext:value-type="float">
            <text:p>0.6665022048</text:p>
          </table:table-cell>
          <table:table-cell office:value-type="float" office:value="0.660903377347238" calcext:value-type="float">
            <text:p>0.6609033773</text:p>
          </table:table-cell>
          <table:table-cell office:value-type="float" office:value="0.419702391658107" calcext:value-type="float">
            <text:p>0.4197023917</text:p>
          </table:table-cell>
          <table:table-cell/>
          <table:table-cell office:value-type="float" office:value="0.655171959708587" calcext:value-type="float">
            <text:p>0.6551719597</text:p>
          </table:table-cell>
          <table:table-cell office:value-type="float" office:value="0.648874693690911" calcext:value-type="float">
            <text:p>0.6488746937</text:p>
          </table:table-cell>
          <table:table-cell office:value-type="float" office:value="0.417639366071966" calcext:value-type="float">
            <text:p>0.4176393661</text:p>
          </table:table-cell>
        </table:table-row>
        <table:table-row table:style-name="ro1">
          <table:table-cell office:value-type="float" office:value="0.672591908977202" calcext:value-type="float">
            <text:p>0.672591909</text:p>
          </table:table-cell>
          <table:table-cell office:value-type="float" office:value="0.662804535770417" calcext:value-type="float">
            <text:p>0.6628045358</text:p>
          </table:table-cell>
          <table:table-cell office:value-type="float" office:value="0.429812829037682" calcext:value-type="float">
            <text:p>0.429812829</text:p>
          </table:table-cell>
          <table:table-cell/>
          <table:table-cell office:value-type="float" office:value="0.660304892383239" calcext:value-type="float">
            <text:p>0.6603048924</text:p>
          </table:table-cell>
          <table:table-cell office:value-type="float" office:value="0.650862837384152" calcext:value-type="float">
            <text:p>0.6508628374</text:p>
          </table:table-cell>
          <table:table-cell office:value-type="float" office:value="0.425223935802621" calcext:value-type="float">
            <text:p>0.4252239358</text:p>
          </table:table-cell>
        </table:table-row>
        <table:table-row table:style-name="ro1">
          <table:table-cell office:value-type="float" office:value="0.678423735457385" calcext:value-type="float">
            <text:p>0.6784237355</text:p>
          </table:table-cell>
          <table:table-cell office:value-type="float" office:value="0.664008199060159" calcext:value-type="float">
            <text:p>0.6640081991</text:p>
          </table:table-cell>
          <table:table-cell office:value-type="float" office:value="0.440494167967796" calcext:value-type="float">
            <text:p>0.440494168</text:p>
          </table:table-cell>
          <table:table-cell/>
          <table:table-cell office:value-type="float" office:value="0.665285712084164" calcext:value-type="float">
            <text:p>0.6652857121</text:p>
          </table:table-cell>
          <table:table-cell office:value-type="float" office:value="0.652365904326177" calcext:value-type="float">
            <text:p>0.6523659043</text:p>
          </table:table-cell>
          <table:table-cell office:value-type="float" office:value="0.433315456175927" calcext:value-type="float">
            <text:p>0.4333154562</text:p>
          </table:table-cell>
        </table:table-row>
        <table:table-row table:style-name="ro1">
          <table:table-cell office:value-type="float" office:value="0.683904223830699" calcext:value-type="float">
            <text:p>0.6839042238</text:p>
          </table:table-cell>
          <table:table-cell office:value-type="float" office:value="0.664432780780485" calcext:value-type="float">
            <text:p>0.6644327808</text:p>
          </table:table-cell>
          <table:table-cell office:value-type="float" office:value="0.451623321839988" calcext:value-type="float">
            <text:p>0.4516233218</text:p>
          </table:table-cell>
          <table:table-cell/>
          <table:table-cell office:value-type="float" office:value="0.670046830055404" calcext:value-type="float">
            <text:p>0.6700468301</text:p>
          </table:table-cell>
          <table:table-cell office:value-type="float" office:value="0.653323247305799" calcext:value-type="float">
            <text:p>0.6533232473</text:p>
          </table:table-cell>
          <table:table-cell office:value-type="float" office:value="0.441835479782679" calcext:value-type="float">
            <text:p>0.4418354798</text:p>
          </table:table-cell>
        </table:table-row>
        <table:table-row table:style-name="ro1">
          <table:table-cell office:value-type="float" office:value="0.688935005021118" calcext:value-type="float">
            <text:p>0.688935005</text:p>
          </table:table-cell>
          <table:table-cell office:value-type="float" office:value="0.664006356807391" calcext:value-type="float">
            <text:p>0.6640063568</text:p>
          </table:table-cell>
          <table:table-cell office:value-type="float" office:value="0.463051996084088" calcext:value-type="float">
            <text:p>0.4630519961</text:p>
          </table:table-cell>
          <table:table-cell/>
          <table:table-cell office:value-type="float" office:value="0.674516829295568" calcext:value-type="float">
            <text:p>0.6745168293</text:p>
          </table:table-cell>
          <table:table-cell office:value-type="float" office:value="0.653678900166658" calcext:value-type="float">
            <text:p>0.6536789002</text:p>
          </table:table-cell>
          <table:table-cell office:value-type="float" office:value="0.450688687108119" calcext:value-type="float">
            <text:p>0.4506886871</text:p>
          </table:table-cell>
        </table:table-row>
        <table:table-row table:style-name="ro1">
          <table:table-cell office:value-type="float" office:value="0.693414903036344" calcext:value-type="float">
            <text:p>0.693414903</text:p>
          </table:table-cell>
          <table:table-cell office:value-type="float" office:value="0.662671246499369" calcext:value-type="float">
            <text:p>0.6626712465</text:p>
          </table:table-cell>
          <table:table-cell office:value-type="float" office:value="0.474607981872226" calcext:value-type="float">
            <text:p>0.4746079819</text:p>
          </table:table-cell>
          <table:table-cell/>
          <table:table-cell office:value-type="float" office:value="0.678621620793702" calcext:value-type="float">
            <text:p>0.6786216208</text:p>
          </table:table-cell>
          <table:table-cell office:value-type="float" office:value="0.653384267785659" calcext:value-type="float">
            <text:p>0.6533842678</text:p>
          </table:table-cell>
          <table:table-cell office:value-type="float" office:value="0.459763154084224" calcext:value-type="float">
            <text:p>0.4597631541</text:p>
          </table:table-cell>
        </table:table-row>
        <table:table-row table:style-name="ro1">
          <table:table-cell office:value-type="float" office:value="0.697242611761697" calcext:value-type="float">
            <text:p>0.6972426118</text:p>
          </table:table-cell>
          <table:table-cell office:value-type="float" office:value="0.660388676804538" calcext:value-type="float">
            <text:p>0.6603886768</text:p>
          </table:table-cell>
          <table:table-cell office:value-type="float" office:value="0.486098087580665" calcext:value-type="float">
            <text:p>0.4860980876</text:p>
          </table:table-cell>
          <table:table-cell/>
          <table:table-cell office:value-type="float" office:value="0.682285944819415" calcext:value-type="float">
            <text:p>0.6822859448</text:p>
          </table:table-cell>
          <table:table-cell office:value-type="float" office:value="0.652400967519037" calcext:value-type="float">
            <text:p>0.6524009675</text:p>
          </table:table-cell>
          <table:table-cell office:value-type="float" office:value="0.468931472557379" calcext:value-type="float">
            <text:p>0.4689314726</text:p>
          </table:table-cell>
        </table:table-row>
        <table:table-row table:style-name="ro1">
          <table:table-cell office:value-type="float" office:value="0.700319906086878" calcext:value-type="float">
            <text:p>0.7003199061</text:p>
          </table:table-cell>
          <table:table-cell office:value-type="float" office:value="0.657143167814123" calcext:value-type="float">
            <text:p>0.6571431678</text:p>
          </table:table-cell>
          <table:table-cell office:value-type="float" office:value="0.497312855190561" calcext:value-type="float">
            <text:p>0.4973128552</text:p>
          </table:table-cell>
          <table:table-cell/>
          <table:table-cell office:value-type="float" office:value="0.685435210056036" calcext:value-type="float">
            <text:p>0.6854352101</text:p>
          </table:table-cell>
          <table:table-cell office:value-type="float" office:value="0.650703659149551" calcext:value-type="float">
            <text:p>0.6507036591</text:p>
          </table:table-cell>
          <table:table-cell office:value-type="float" office:value="0.478052839370666" calcext:value-type="float">
            <text:p>0.4780528394</text:p>
          </table:table-cell>
        </table:table-row>
        <table:table-row table:style-name="ro1">
          <table:table-cell office:value-type="float" office:value="0.702555289392084" calcext:value-type="float">
            <text:p>0.7025552894</text:p>
          </table:table-cell>
          <table:table-cell office:value-type="float" office:value="0.652946213306242" calcext:value-type="float">
            <text:p>0.6529462133</text:p>
          </table:table-cell>
          <table:table-cell office:value-type="float" office:value="0.508033056095295" calcext:value-type="float">
            <text:p>0.5080330561</text:p>
          </table:table-cell>
          <table:table-cell/>
          <table:table-cell office:value-type="float" office:value="0.687997636481423" calcext:value-type="float">
            <text:p>0.6879976365</text:p>
          </table:table-cell>
          <table:table-cell office:value-type="float" office:value="0.648282660390912" calcext:value-type="float">
            <text:p>0.6482826604</text:p>
          </table:table-cell>
          <table:table-cell office:value-type="float" office:value="0.486976171193614" calcext:value-type="float">
            <text:p>0.4869761712</text:p>
          </table:table-cell>
        </table:table-row>
        <table:table-row table:style-name="ro1">
          <table:table-cell office:value-type="float" office:value="0.70386791659643" calcext:value-type="float">
            <text:p>0.7038679166</text:p>
          </table:table-cell>
          <table:table-cell office:value-type="float" office:value="0.647838804894183" calcext:value-type="float">
            <text:p>0.6478388049</text:p>
          </table:table-cell>
          <table:table-cell office:value-type="float" office:value="0.518037764718882" calcext:value-type="float">
            <text:p>0.5180377647</text:p>
          </table:table-cell>
          <table:table-cell/>
          <table:table-cell office:value-type="float" office:value="0.689906636812116" calcext:value-type="float">
            <text:p>0.6899066368</text:p>
          </table:table-cell>
          <table:table-cell office:value-type="float" office:value="0.645146117567719" calcext:value-type="float">
            <text:p>0.6451461176</text:p>
          </table:table-cell>
          <table:table-cell office:value-type="float" office:value="0.495544220691809" calcext:value-type="float">
            <text:p>0.4955442207</text:p>
          </table:table-cell>
        </table:table-row>
        <table:table-row table:style-name="ro1">
          <table:table-cell office:value-type="float" office:value="0.704191570909087" calcext:value-type="float">
            <text:p>0.7041915709</text:p>
          </table:table-cell>
          <table:table-cell office:value-type="float" office:value="0.641892380360936" calcext:value-type="float">
            <text:p>0.6418923804</text:p>
          </table:table-cell>
          <table:table-cell office:value-type="float" office:value="0.527113589125598" calcext:value-type="float">
            <text:p>0.5271135891</text:p>
          </table:table-cell>
          <table:table-cell/>
          <table:table-cell office:value-type="float" office:value="0.691103338554106" calcext:value-type="float">
            <text:p>0.6911033386</text:p>
          </table:table-cell>
          <table:table-cell office:value-type="float" office:value="0.641321494025967" calcext:value-type="float">
            <text:p>0.641321494</text:p>
          </table:table-cell>
          <table:table-cell office:value-type="float" office:value="0.503598570030784" calcext:value-type="float">
            <text:p>0.50359857</text:p>
          </table:table-cell>
        </table:table-row>
        <table:table-row table:style-name="ro1">
          <table:table-cell office:value-type="float" office:value="0.703478422579958" calcext:value-type="float">
            <text:p>0.7034784226</text:p>
          </table:table-cell>
          <table:table-cell office:value-type="float" office:value="0.635207876168794" calcext:value-type="float">
            <text:p>0.6352078762</text:p>
          </table:table-cell>
          <table:table-cell office:value-type="float" office:value="0.535064427224405" calcext:value-type="float">
            <text:p>0.5350644272</text:p>
          </table:table-cell>
          <table:table-cell/>
          <table:table-cell office:value-type="float" office:value="0.691539117854944" calcext:value-type="float">
            <text:p>0.6915391179</text:p>
          </table:table-cell>
          <table:table-cell office:value-type="float" office:value="0.636856158898892" calcext:value-type="float">
            <text:p>0.6368561589</text:p>
          </table:table-cell>
          <table:table-cell office:value-type="float" office:value="0.510985269800923" calcext:value-type="float">
            <text:p>0.5109852698</text:p>
          </table:table-cell>
        </table:table-row>
        <table:table-row table:style-name="ro1">
          <table:table-cell office:value-type="float" office:value="0.701702269663927" calcext:value-type="float">
            <text:p>0.7017022697</text:p>
          </table:table-cell>
          <table:table-cell office:value-type="float" office:value="0.627912730325386" calcext:value-type="float">
            <text:p>0.6279127303</text:p>
          </table:table-cell>
          <table:table-cell office:value-type="float" office:value="0.541720954736914" calcext:value-type="float">
            <text:p>0.5417209547</text:p>
          </table:table-cell>
          <table:table-cell/>
          <table:table-cell office:value-type="float" office:value="0.691177991834234" calcext:value-type="float">
            <text:p>0.6911779918</text:p>
          </table:table-cell>
          <table:table-cell office:value-type="float" office:value="0.631816909914897" calcext:value-type="float">
            <text:p>0.6318169099</text:p>
          </table:table-cell>
          <table:table-cell office:value-type="float" office:value="0.51756078939327" calcext:value-type="float">
            <text:p>0.5175607894</text:p>
          </table:table-cell>
        </table:table-row>
        <table:table-row table:style-name="ro1">
          <table:table-cell office:value-type="float" office:value="0.698860963337415" calcext:value-type="float">
            <text:p>0.6988609633</text:p>
          </table:table-cell>
          <table:table-cell office:value-type="float" office:value="0.620155899580365" calcext:value-type="float">
            <text:p>0.6201558996</text:p>
          </table:table-cell>
          <table:table-cell office:value-type="float" office:value="0.546948976321434" calcext:value-type="float">
            <text:p>0.5469489763</text:p>
          </table:table-cell>
          <table:table-cell/>
          <table:table-cell office:value-type="float" office:value="0.689998702523689" calcext:value-type="float">
            <text:p>0.6899987025</text:p>
          </table:table-cell>
          <table:table-cell office:value-type="float" office:value="0.626288345199536" calcext:value-type="float">
            <text:p>0.6262883452</text:p>
          </table:table-cell>
          <table:table-cell office:value-type="float" office:value="0.523197865531875" calcext:value-type="float">
            <text:p>0.5231978655</text:p>
          </table:table-cell>
        </table:table-row>
        <table:table-row table:style-name="ro1">
          <table:table-cell office:value-type="float" office:value="0.694977759436158" calcext:value-type="float">
            <text:p>0.6949777594</text:p>
          </table:table-cell>
          <table:table-cell office:value-type="float" office:value="0.61210119454188" calcext:value-type="float">
            <text:p>0.6121011945</text:p>
          </table:table-cell>
          <table:table-cell office:value-type="float" office:value="0.550655813529705" calcext:value-type="float">
            <text:p>0.5506558135</text:p>
          </table:table-cell>
          <table:table-cell/>
          <table:table-cell office:value-type="float" office:value="0.687996327039314" calcext:value-type="float">
            <text:p>0.687996327</text:p>
          </table:table-cell>
          <table:table-cell office:value-type="float" office:value="0.62037010392198" calcext:value-type="float">
            <text:p>0.6203701039</text:p>
          </table:table-cell>
          <table:table-cell office:value-type="float" office:value="0.527790795737133" calcext:value-type="float">
            <text:p>0.5277907957</text:p>
          </table:table-cell>
        </table:table-row>
        <table:table-row table:style-name="ro1">
          <table:table-cell office:value-type="float" office:value="0.690101413827089" calcext:value-type="float">
            <text:p>0.6901014138</text:p>
          </table:table-cell>
          <table:table-cell office:value-type="float" office:value="0.603919457669452" calcext:value-type="float">
            <text:p>0.6039194577</text:p>
          </table:table-cell>
          <table:table-cell office:value-type="float" office:value="0.552794071999852" calcext:value-type="float">
            <text:p>0.552794072</text:p>
          </table:table-cell>
          <table:table-cell/>
          <table:table-cell office:value-type="float" office:value="0.68518326770428" calcext:value-type="float">
            <text:p>0.6851832677</text:p>
          </table:table-cell>
          <table:table-cell office:value-type="float" office:value="0.614173111846532" calcext:value-type="float">
            <text:p>0.6141731118</text:p>
          </table:table-cell>
          <table:table-cell office:value-type="float" office:value="0.531259735656896" calcext:value-type="float">
            <text:p>0.5312597357</text:p>
          </table:table-cell>
        </table:table-row>
        <table:table-row table:style-name="ro1">
          <table:table-cell office:value-type="float" office:value="0.684304945394603" calcext:value-type="float">
            <text:p>0.6843049454</text:p>
          </table:table-cell>
          <table:table-cell office:value-type="float" office:value="0.59578027024298" calcext:value-type="float">
            <text:p>0.5957802702</text:p>
          </table:table-cell>
          <table:table-cell office:value-type="float" office:value="0.553362408661685" calcext:value-type="float">
            <text:p>0.5533624087</text:p>
          </table:table-cell>
          <table:table-cell/>
          <table:table-cell office:value-type="float" office:value="0.681589512779986" calcext:value-type="float">
            <text:p>0.6815895128</text:p>
          </table:table-cell>
          <table:table-cell office:value-type="float" office:value="0.607815078823174" calcext:value-type="float">
            <text:p>0.6078150788</text:p>
          </table:table-cell>
          <table:table-cell office:value-type="float" office:value="0.53355362854781" calcext:value-type="float">
            <text:p>0.5335536285</text:p>
          </table:table-cell>
        </table:table-row>
        <table:table-row table:style-name="ro1">
          <table:table-cell office:value-type="float" office:value="0.677683113747596" calcext:value-type="float">
            <text:p>0.6776831137</text:p>
          </table:table-cell>
          <table:table-cell office:value-type="float" office:value="0.587843941933229" calcext:value-type="float">
            <text:p>0.5878439419</text:p>
          </table:table-cell>
          <table:table-cell office:value-type="float" office:value="0.552403265344162" calcext:value-type="float">
            <text:p>0.5524032653</text:p>
          </table:table-cell>
          <table:table-cell/>
          <table:table-cell office:value-type="float" office:value="0.677262110660745" calcext:value-type="float">
            <text:p>0.6772621107</text:p>
          </table:table-cell>
          <table:table-cell office:value-type="float" office:value="0.601415583156062" calcext:value-type="float">
            <text:p>0.6014155832</text:p>
          </table:table-cell>
          <table:table-cell office:value-type="float" office:value="0.53465151675419" calcext:value-type="float">
            <text:p>0.5346515168</text:p>
          </table:table-cell>
        </table:table-row>
        <table:table-row table:style-name="ro1">
          <table:table-cell office:value-type="float" office:value="0.670348781767538" calcext:value-type="float">
            <text:p>0.6703487818</text:p>
          </table:table-cell>
          <table:table-cell office:value-type="float" office:value="0.58025449505639" calcext:value-type="float">
            <text:p>0.5802544951</text:p>
          </table:table-cell>
          <table:table-cell office:value-type="float" office:value="0.54999788831857" calcext:value-type="float">
            <text:p>0.5499978883</text:p>
          </table:table-cell>
          <table:table-cell/>
          <table:table-cell office:value-type="float" office:value="0.672263862489817" calcext:value-type="float">
            <text:p>0.6722638625</text:p>
          </table:table-cell>
          <table:table-cell office:value-type="float" office:value="0.595091127287376" calcext:value-type="float">
            <text:p>0.5950911273</text:p>
          </table:table-cell>
          <table:table-cell office:value-type="float" office:value="0.534562143546377" calcext:value-type="float">
            <text:p>0.5345621435</text:p>
          </table:table-cell>
        </table:table-row>
        <table:table-row table:style-name="ro1">
          <table:table-cell office:value-type="float" office:value="0.662428437397347" calcext:value-type="float">
            <text:p>0.6624284374</text:p>
          </table:table-cell>
          <table:table-cell office:value-type="float" office:value="0.573134212368564" calcext:value-type="float">
            <text:p>0.5731342124</text:p>
          </table:table-cell>
          <table:table-cell office:value-type="float" office:value="0.546259251135286" calcext:value-type="float">
            <text:p>0.5462592511</text:p>
          </table:table-cell>
          <table:table-cell/>
          <table:table-cell office:value-type="float" office:value="0.666671302720936" calcext:value-type="float">
            <text:p>0.6666713027</text:p>
          </table:table-cell>
          <table:table-cell office:value-type="float" office:value="0.588950551106959" calcext:value-type="float">
            <text:p>0.5889505511</text:p>
          </table:table-cell>
          <table:table-cell office:value-type="float" office:value="0.533321925953164" calcext:value-type="float">
            <text:p>0.533321926</text:p>
          </table:table-cell>
        </table:table-row>
        <table:table-row table:style-name="ro1">
          <table:table-cell office:value-type="float" office:value="0.654057219196008" calcext:value-type="float">
            <text:p>0.6540572192</text:p>
          </table:table-cell>
          <table:table-cell office:value-type="float" office:value="0.566580101006722" calcext:value-type="float">
            <text:p>0.566580101</text:p>
          </table:table-cell>
          <table:table-cell office:value-type="float" office:value="0.541323690324767" calcext:value-type="float">
            <text:p>0.5413236903</text:p>
          </table:table-cell>
          <table:table-cell/>
          <table:table-cell office:value-type="float" office:value="0.660572095888583" calcext:value-type="float">
            <text:p>0.6605720959</text:p>
          </table:table-cell>
          <table:table-cell office:value-type="float" office:value="0.583091142726745" calcext:value-type="float">
            <text:p>0.5830911427</text:p>
          </table:table-cell>
          <table:table-cell office:value-type="float" office:value="0.530991538770942" calcext:value-type="float">
            <text:p>0.5309915388</text:p>
          </table:table-cell>
        </table:table-row>
        <table:table-row table:style-name="ro1">
          <table:table-cell office:value-type="float" office:value="0.64537381705125" calcext:value-type="float">
            <text:p>0.6453738171</text:p>
          </table:table-cell>
          <table:table-cell office:value-type="float" office:value="0.560662378189774" calcext:value-type="float">
            <text:p>0.5606623782</text:p>
          </table:table-cell>
          <table:table-cell office:value-type="float" office:value="0.535342124441768" calcext:value-type="float">
            <text:p>0.5353421244</text:p>
          </table:table-cell>
          <table:table-cell/>
          <table:table-cell office:value-type="float" office:value="0.654062023137557" calcext:value-type="float">
            <text:p>0.6540620231</text:p>
          </table:table-cell>
          <table:table-cell office:value-type="float" office:value="0.577595699865673" calcext:value-type="float">
            <text:p>0.5775956999</text:p>
          </table:table-cell>
          <table:table-cell office:value-type="float" office:value="0.527651472680153" calcext:value-type="float">
            <text:p>0.5276514727</text:p>
          </table:table-cell>
        </table:table-row>
        <table:table-row table:style-name="ro1">
          <table:table-cell office:value-type="float" office:value="0.636515601967416" calcext:value-type="float">
            <text:p>0.636515602</text:p>
          </table:table-cell>
          <table:table-cell office:value-type="float" office:value="0.555424851321214" calcext:value-type="float">
            <text:p>0.5554248513</text:p>
          </table:table-cell>
          <table:table-cell office:value-type="float" office:value="0.528471659967363" calcext:value-type="float">
            <text:p>0.52847166</text:p>
          </table:table-cell>
          <table:table-cell/>
          <table:table-cell office:value-type="float" office:value="0.64724175837356" calcext:value-type="float">
            <text:p>0.6472417584</text:p>
          </table:table-cell>
          <table:table-cell office:value-type="float" office:value="0.572530683170723" calcext:value-type="float">
            <text:p>0.5725306832</text:p>
          </table:table-cell>
          <table:table-cell office:value-type="float" office:value="0.523396998826085" calcext:value-type="float">
            <text:p>0.5233969988</text:p>
          </table:table-cell>
        </table:table-row>
        <table:table-row table:style-name="ro1">
          <table:table-cell office:value-type="float" office:value="0.627614283619823" calcext:value-type="float">
            <text:p>0.6276142836</text:p>
          </table:table-cell>
          <table:table-cell office:value-type="float" office:value="0.550886882614422" calcext:value-type="float">
            <text:p>0.5508868826</text:p>
          </table:table-cell>
          <table:table-cell office:value-type="float" office:value="0.520868221360499" calcext:value-type="float">
            <text:p>0.5208682214</text:p>
          </table:table-cell>
          <table:table-cell/>
          <table:table-cell office:value-type="float" office:value="0.640213638786307" calcext:value-type="float">
            <text:p>0.6402136388</text:p>
          </table:table-cell>
          <table:table-cell office:value-type="float" office:value="0.567945484387414" calcext:value-type="float">
            <text:p>0.5679454844</text:p>
          </table:table-cell>
          <table:table-cell office:value-type="float" office:value="0.518332982484739" calcext:value-type="float">
            <text:p>0.5183329825</text:p>
          </table:table-cell>
        </table:table-row>
        <table:table-row table:style-name="ro1">
          <table:table-cell office:value-type="float" office:value="0.618792313518043" calcext:value-type="float">
            <text:p>0.6187923135</text:p>
          </table:table-cell>
          <table:table-cell office:value-type="float" office:value="0.547046517224532" calcext:value-type="float">
            <text:p>0.5470465172</text:p>
          </table:table-cell>
          <table:table-cell office:value-type="float" office:value="0.512680620617578" calcext:value-type="float">
            <text:p>0.5126806206</text:p>
          </table:table-cell>
          <table:table-cell/>
          <table:table-cell office:value-type="float" office:value="0.633078618888447" calcext:value-type="float">
            <text:p>0.6330786189</text:p>
          </table:table-cell>
          <table:table-cell office:value-type="float" office:value="0.563872725134718" calcext:value-type="float">
            <text:p>0.5638727251</text:p>
          </table:table-cell>
          <table:table-cell office:value-type="float" office:value="0.51256894469173" calcext:value-type="float">
            <text:p>0.5125689447</text:p>
          </table:table-cell>
        </table:table-row>
        <table:table-row table:style-name="ro1">
          <table:table-cell office:value-type="float" office:value="0.610160159663556" calcext:value-type="float">
            <text:p>0.6101601597</text:p>
          </table:table-cell>
          <table:table-cell office:value-type="float" office:value="0.543884317650631" calcext:value-type="float">
            <text:p>0.5438843177</text:p>
          </table:table-cell>
          <table:table-cell office:value-type="float" office:value="0.504046250054746" calcext:value-type="float">
            <text:p>0.5040462501</text:p>
          </table:table-cell>
          <table:table-cell/>
          <table:table-cell office:value-type="float" office:value="0.625933564961822" calcext:value-type="float">
            <text:p>0.625933565</text:p>
          </table:table-cell>
          <table:table-cell office:value-type="float" office:value="0.560329419754942" calcext:value-type="float">
            <text:p>0.5603294198</text:p>
          </table:table-cell>
          <table:table-cell office:value-type="float" office:value="0.506214686775531" calcext:value-type="float">
            <text:p>0.5062146868</text:p>
          </table:table-cell>
        </table:table-row>
        <table:table-row table:style-name="ro1">
          <table:table-cell office:value-type="float" office:value="0.601814489253446" calcext:value-type="float">
            <text:p>0.6018144893</text:p>
          </table:table-cell>
          <table:table-cell office:value-type="float" office:value="0.541367474928039" calcext:value-type="float">
            <text:p>0.5413674749</text:p>
          </table:table-cell>
          <table:table-cell office:value-type="float" office:value="0.495088378527938" calcext:value-type="float">
            <text:p>0.4950883785</text:p>
          </table:table-cell>
          <table:table-cell/>
          <table:table-cell office:value-type="float" office:value="0.618869003699351" calcext:value-type="float">
            <text:p>0.6188690037</text:p>
          </table:table-cell>
          <table:table-cell office:value-type="float" office:value="0.557318785623509" calcext:value-type="float">
            <text:p>0.5573187856</text:p>
          </table:table-cell>
          <table:table-cell office:value-type="float" office:value="0.499376687030498" calcext:value-type="float">
            <text:p>0.499376687</text:p>
          </table:table-cell>
        </table:table-row>
        <table:table-row table:style-name="ro1">
          <table:table-cell office:value-type="float" office:value="0.593837219844913" calcext:value-type="float">
            <text:p>0.5938372198</text:p>
          </table:table-cell>
          <table:table-cell office:value-type="float" office:value="0.539453839255877" calcext:value-type="float">
            <text:p>0.5394538393</text:p>
          </table:table-cell>
          <table:table-cell office:value-type="float" office:value="0.485914879564378" calcext:value-type="float">
            <text:p>0.4859148796</text:p>
          </table:table-cell>
          <table:table-cell/>
          <table:table-cell office:value-type="float" office:value="0.611967391355962" calcext:value-type="float">
            <text:p>0.6119673914</text:p>
          </table:table-cell>
          <table:table-cell office:value-type="float" office:value="0.554832467155362" calcext:value-type="float">
            <text:p>0.5548324672</text:p>
          </table:table-cell>
          <table:table-cell office:value-type="float" office:value="0.492155369912184" calcext:value-type="float">
            <text:p>0.4921553699</text:p>
          </table:table-cell>
        </table:table-row>
        <table:table-row table:style-name="ro1">
          <table:table-cell office:value-type="float" office:value="0.586295342705976" calcext:value-type="float">
            <text:p>0.5862953427</text:p>
          </table:table-cell>
          <table:table-cell office:value-type="float" office:value="0.53809560726012" calcext:value-type="float">
            <text:p>0.5380956073</text:p>
          </table:table-cell>
          <table:table-cell office:value-type="float" office:value="0.476618128207527" calcext:value-type="float">
            <text:p>0.4766181282</text:p>
          </table:table-cell>
          <table:table-cell/>
          <table:table-cell office:value-type="float" office:value="0.605301923863912" calcext:value-type="float">
            <text:p>0.6053019239</text:p>
          </table:table-cell>
          <table:table-cell office:value-type="float" office:value="0.552852950906444" calcext:value-type="float">
            <text:p>0.5528529509</text:p>
          </table:table-cell>
          <table:table-cell office:value-type="float" office:value="0.484643251375265" calcext:value-type="float">
            <text:p>0.4846432514</text:p>
          </table:table-cell>
        </table:table-row>
        <table:table-row table:style-name="ro1">
          <table:table-cell office:value-type="float" office:value="0.579241386779526" calcext:value-type="float">
            <text:p>0.5792413868</text:p>
          </table:table-cell>
          <table:table-cell office:value-type="float" office:value="0.537242500810524" calcext:value-type="float">
            <text:p>0.5372425008</text:p>
          </table:table-cell>
          <table:table-cell office:value-type="float" office:value="0.467275767584493" calcext:value-type="float">
            <text:p>0.4672757676</text:p>
          </table:table-cell>
          <table:table-cell/>
          <table:table-cell office:value-type="float" office:value="0.598935868762007" calcext:value-type="float">
            <text:p>0.5989358688</text:p>
          </table:table-cell>
          <table:table-cell office:value-type="float" office:value="0.551355980737711" calcext:value-type="float">
            <text:p>0.5513559807</text:p>
          </table:table-cell>
          <table:table-cell office:value-type="float" office:value="0.476923889117831" calcext:value-type="float">
            <text:p>0.4769238891</text:p>
          </table:table-cell>
        </table:table-row>
        <table:table-row table:style-name="ro1">
          <table:table-cell office:value-type="float" office:value="0.572714376280575" calcext:value-type="float">
            <text:p>0.5727143763</text:p>
          </table:table-cell>
          <table:table-cell office:value-type="float" office:value="0.536844359409609" calcext:value-type="float">
            <text:p>0.5368443594</text:p>
          </table:table-cell>
          <table:table-cell office:value-type="float" office:value="0.457952054316283" calcext:value-type="float">
            <text:p>0.4579520543</text:p>
          </table:table-cell>
          <table:table-cell/>
          <table:table-cell office:value-type="float" office:value="0.592922369292191" calcext:value-type="float">
            <text:p>0.5929223693</text:p>
          </table:table-cell>
          <table:table-cell office:value-type="float" office:value="0.550312825046047" calcext:value-type="float">
            <text:p>0.550312825</text:p>
          </table:table-cell>
          <table:table-cell office:value-type="float" office:value="0.469071517549805" calcext:value-type="float">
            <text:p>0.4690715175</text:p>
          </table:table-cell>
        </table:table-row>
        <table:table-row table:style-name="ro1">
          <table:table-cell office:value-type="float" office:value="0.566741135740783" calcext:value-type="float">
            <text:p>0.5667411357</text:p>
          </table:table-cell>
          <table:table-cell office:value-type="float" office:value="0.536853137026386" calcext:value-type="float">
            <text:p>0.536853137</text:p>
          </table:table-cell>
          <table:table-cell office:value-type="float" office:value="0.448699528952541" calcext:value-type="float">
            <text:p>0.448699529</text:p>
          </table:table-cell>
          <table:table-cell/>
          <table:table-cell office:value-type="float" office:value="0.58730465070388" calcext:value-type="float">
            <text:p>0.5873046507</text:p>
          </table:table-cell>
          <table:table-cell office:value-type="float" office:value="0.54969229441668" calcext:value-type="float">
            <text:p>0.5496922944</text:p>
          </table:table-cell>
          <table:table-cell office:value-type="float" office:value="0.461151223363923" calcext:value-type="float">
            <text:p>0.4611512234</text:p>
          </table:table-cell>
        </table:table-row>
        <table:table-row table:style-name="ro1">
          <table:table-cell office:value-type="float" office:value="0.561337808681559" calcext:value-type="float">
            <text:p>0.5613378087</text:p>
          </table:table-cell>
          <table:table-cell office:value-type="float" office:value="0.537224342539546" calcext:value-type="float">
            <text:p>0.5372243425</text:p>
          </table:table-cell>
          <table:table-cell office:value-type="float" office:value="0.439560809394616" calcext:value-type="float">
            <text:p>0.4395608094</text:p>
          </table:table-cell>
          <table:table-cell/>
          <table:table-cell office:value-type="float" office:value="0.582116548267809" calcext:value-type="float">
            <text:p>0.5821165483</text:p>
          </table:table-cell>
          <table:table-cell office:value-type="float" office:value="0.549462451464296" calcext:value-type="float">
            <text:p>0.5494624515</text:p>
          </table:table-cell>
          <table:table-cell office:value-type="float" office:value="0.453219514440255" calcext:value-type="float">
            <text:p>0.4532195144</text:p>
          </table:table-cell>
        </table:table-row>
        <table:table-row table:style-name="ro1">
          <table:table-cell office:value-type="float" office:value="0.556511475457424" calcext:value-type="float">
            <text:p>0.5565114755</text:p>
          </table:table-cell>
          <table:table-cell office:value-type="float" office:value="0.537917992096786" calcext:value-type="float">
            <text:p>0.5379179921</text:p>
          </table:table-cell>
          <table:table-cell office:value-type="float" office:value="0.430570360441807" calcext:value-type="float">
            <text:p>0.4305703604</text:p>
          </table:table-cell>
          <table:table-cell/>
          <table:table-cell office:value-type="float" office:value="0.577383274309889" calcext:value-type="float">
            <text:p>0.5773832743</text:p>
          </table:table-cell>
          <table:table-cell office:value-type="float" office:value="0.549591991158064" calcext:value-type="float">
            <text:p>0.5495919912</text:p>
          </table:table-cell>
          <table:table-cell office:value-type="float" office:value="0.445325146653866" calcext:value-type="float">
            <text:p>0.4453251467</text:p>
          </table:table-cell>
        </table:table-row>
        <table:table-row table:style-name="ro1">
          <table:table-cell office:value-type="float" office:value="0.55226177825938" calcext:value-type="float">
            <text:p>0.5522617783</text:p>
          </table:table-cell>
          <table:table-cell office:value-type="float" office:value="0.53889915516489" calcext:value-type="float">
            <text:p>0.5388991552</text:p>
          </table:table-cell>
          <table:table-cell office:value-type="float" office:value="0.421756143489565" calcext:value-type="float">
            <text:p>0.4217561435</text:p>
          </table:table-cell>
          <table:table-cell/>
          <table:table-cell office:value-type="float" office:value="0.573122345772515" calcext:value-type="float">
            <text:p>0.5731223458</text:p>
          </table:table-cell>
          <table:table-cell office:value-type="float" office:value="0.550051297771422" calcext:value-type="float">
            <text:p>0.5500512978</text:p>
          </table:table-cell>
          <table:table-cell office:value-type="float" office:value="0.437510094019122" calcext:value-type="float">
            <text:p>0.437510094</text:p>
          </table:table-cell>
        </table:table-row>
        <table:table-row table:style-name="ro1">
          <table:table-cell office:value-type="float" office:value="0.548582483858446" calcext:value-type="float">
            <text:p>0.5485824839</text:p>
          </table:table-cell>
          <table:table-cell office:value-type="float" office:value="0.540138178017054" calcext:value-type="float">
            <text:p>0.540138178</text:p>
          </table:table-cell>
          <table:table-cell office:value-type="float" office:value="0.413141092810012" calcext:value-type="float">
            <text:p>0.4131410928</text:p>
          </table:table-cell>
          <table:table-cell/>
          <table:table-cell office:value-type="float" office:value="0.569344602319246" calcext:value-type="float">
            <text:p>0.5693446023</text:p>
          </table:table-cell>
          <table:table-cell office:value-type="float" office:value="0.550813203635264" calcext:value-type="float">
            <text:p>0.5508132036</text:p>
          </table:table-cell>
          <table:table-cell office:value-type="float" office:value="0.429810572337008" calcext:value-type="float">
            <text:p>0.4298105723</text:p>
          </table:table-cell>
        </table:table-row>
        <table:table-row table:style-name="ro1">
          <table:table-cell office:value-type="float" office:value="0.545462935443685" calcext:value-type="float">
            <text:p>0.5454629354</text:p>
          </table:table-cell>
          <table:table-cell office:value-type="float" office:value="0.541610662849889" calcext:value-type="float">
            <text:p>0.5416106628</text:p>
          </table:table-cell>
          <table:table-cell office:value-type="float" office:value="0.404744397253346" calcext:value-type="float">
            <text:p>0.4047443973</text:p>
          </table:table-cell>
          <table:table-cell/>
          <table:table-cell office:value-type="float" office:value="0.566055255918269" calcext:value-type="float">
            <text:p>0.5660552559</text:p>
          </table:table-cell>
          <table:table-cell office:value-type="float" office:value="0.551853486067798" calcext:value-type="float">
            <text:p>0.5518534861</text:p>
          </table:table-cell>
          <table:table-cell office:value-type="float" office:value="0.422258051233807" calcext:value-type="float">
            <text:p>0.4222580512</text:p>
          </table:table-cell>
        </table:table-row>
        <table:table-row table:style-name="ro1">
          <table:table-cell office:value-type="float" office:value="0.542889362766774" calcext:value-type="float">
            <text:p>0.5428893628</text:p>
          </table:table-cell>
          <table:table-cell office:value-type="float" office:value="0.543297270923528" calcext:value-type="float">
            <text:p>0.5432972709</text:p>
          </table:table-cell>
          <table:table-cell office:value-type="float" office:value="0.396582588951769" calcext:value-type="float">
            <text:p>0.396582589</text:p>
          </table:table-cell>
          <table:table-cell/>
          <table:table-cell office:value-type="float" office:value="0.563254924614372" calcext:value-type="float">
            <text:p>0.5632549246</text:p>
          </table:table-cell>
          <table:table-cell office:value-type="float" office:value="0.553151143723673" calcext:value-type="float">
            <text:p>0.5531511437</text:p>
          </table:table-cell>
          <table:table-cell office:value-type="float" office:value="0.414880211671388" calcext:value-type="float">
            <text:p>0.4148802117</text:p>
          </table:table-cell>
        </table:table-row>
        <table:table-row table:style-name="ro1">
          <table:table-cell office:value-type="float" office:value="0.54084603430561" calcext:value-type="float">
            <text:p>0.5408460343</text:p>
          </table:table-cell>
          <table:table-cell office:value-type="float" office:value="0.545183406509324" calcext:value-type="float">
            <text:p>0.5451834065</text:p>
          </table:table-cell>
          <table:table-cell office:value-type="float" office:value="0.388670455040718" calcext:value-type="float">
            <text:p>0.388670455</text:p>
          </table:table-cell>
          <table:table-cell/>
          <table:table-cell office:value-type="float" office:value="0.560940614676719" calcext:value-type="float">
            <text:p>0.5609406147</text:p>
          </table:table-cell>
          <table:table-cell office:value-type="float" office:value="0.554688493809346" calcext:value-type="float">
            <text:p>0.5546884938</text:p>
          </table:table-cell>
          <table:table-cell office:value-type="float" office:value="0.407701824347374" calcext:value-type="float">
            <text:p>0.4077018243</text:p>
          </table:table-cell>
        </table:table-row>
        <table:table-row table:style-name="ro1">
          <table:table-cell office:value-type="float" office:value="0.539316246316125" calcext:value-type="float">
            <text:p>0.5393162463</text:p>
          </table:table-cell>
          <table:table-cell office:value-type="float" office:value="0.547258826644554" calcext:value-type="float">
            <text:p>0.5472588266</text:p>
          </table:table-cell>
          <table:table-cell office:value-type="float" office:value="0.381021796304586" calcext:value-type="float">
            <text:p>0.3810217963</text:p>
          </table:table-cell>
          <table:table-cell/>
          <table:table-cell office:value-type="float" office:value="0.559106625729669" calcext:value-type="float">
            <text:p>0.5591066257</text:p>
          </table:table-cell>
          <table:table-cell office:value-type="float" office:value="0.55645112868725" calcext:value-type="float">
            <text:p>0.5564511287</text:p>
          </table:table-cell>
          <table:table-cell office:value-type="float" office:value="0.400745538476557" calcext:value-type="float">
            <text:p>0.4007455385</text:p>
          </table:table-cell>
        </table:table-row>
        <table:table-row table:style-name="ro1">
          <table:table-cell office:value-type="float" office:value="0.538283151742622" calcext:value-type="float">
            <text:p>0.5382831517</text:p>
          </table:table-cell>
          <table:table-cell office:value-type="float" office:value="0.549517210708421" calcext:value-type="float">
            <text:p>0.5495172107</text:p>
          </table:table-cell>
          <table:table-cell office:value-type="float" office:value="0.373650059783177" calcext:value-type="float">
            <text:p>0.3736500598</text:p>
          </table:table-cell>
          <table:table-cell/>
          <table:table-cell office:value-type="float" office:value="0.557745362407471" calcext:value-type="float">
            <text:p>0.5577453624</text:p>
          </table:table-cell>
          <table:table-cell office:value-type="float" office:value="0.558427765612123" calcext:value-type="float">
            <text:p>0.5584277656</text:p>
          </table:table-cell>
          <table:table-cell office:value-type="float" office:value="0.394032580450763" calcext:value-type="float">
            <text:p>0.3940325805</text:p>
          </table:table-cell>
        </table:table-row>
        <table:table-row table:style-name="ro1">
          <table:table-cell office:value-type="float" office:value="0.537730437428764" calcext:value-type="float">
            <text:p>0.5377304374</text:p>
          </table:table-cell>
          <table:table-cell office:value-type="float" office:value="0.55195571413784" calcext:value-type="float">
            <text:p>0.5519557141</text:p>
          </table:table-cell>
          <table:table-cell office:value-type="float" office:value="0.36656887229868" calcext:value-type="float">
            <text:p>0.3665688723</text:p>
          </table:table-cell>
          <table:table-cell/>
          <table:table-cell office:value-type="float" office:value="0.556848043348594" calcext:value-type="float">
            <text:p>0.5568480433</text:p>
          </table:table-cell>
          <table:table-cell office:value-type="float" office:value="0.560610017677327" calcext:value-type="float">
            <text:p>0.5606100177</text:p>
          </table:table-cell>
          <table:table-cell office:value-type="float" office:value="0.387583368352537" calcext:value-type="float">
            <text:p>0.3875833684</text:p>
          </table:table-cell>
        </table:table-row>
        <table:table-row table:style-name="ro1">
          <table:table-cell office:value-type="float" office:value="0.537642861382091" calcext:value-type="float">
            <text:p>0.5376428614</text:p>
          </table:table-cell>
          <table:table-cell office:value-type="float" office:value="0.554574522355105" calcext:value-type="float">
            <text:p>0.5545745224</text:p>
          </table:table-cell>
          <table:table-cell office:value-type="float" office:value="0.359792499821726" calcext:value-type="float">
            <text:p>0.3597924998</text:p>
          </table:table-cell>
          <table:table-cell/>
          <table:table-cell office:value-type="float" office:value="0.5564053039696" calcext:value-type="float">
            <text:p>0.556405304</text:p>
          </table:table-cell>
          <table:table-cell office:value-type="float" office:value="0.562992108175646" calcext:value-type="float">
            <text:p>0.5629921082</text:p>
          </table:table-cell>
          <table:table-cell office:value-type="float" office:value="0.381418051926414" calcext:value-type="float">
            <text:p>0.3814180519</text:p>
          </table:table-cell>
        </table:table-row>
        <table:table-row table:style-name="ro1">
          <table:table-cell office:value-type="float" office:value="0.538006663445582" calcext:value-type="float">
            <text:p>0.5380066634</text:p>
          </table:table-cell>
          <table:table-cell office:value-type="float" office:value="0.557376414140332" calcext:value-type="float">
            <text:p>0.5573764141</text:p>
          </table:table-cell>
          <table:table-cell office:value-type="float" office:value="0.353336254499548" calcext:value-type="float">
            <text:p>0.3533362545</text:p>
          </table:table-cell>
          <table:table-cell/>
          <table:table-cell office:value-type="float" office:value="0.55640769355373" calcext:value-type="float">
            <text:p>0.5564076936</text:p>
          </table:table-cell>
          <table:table-cell office:value-type="float" office:value="0.565570544933577" calcext:value-type="float">
            <text:p>0.5655705449</text:p>
          </table:table-cell>
          <table:table-cell office:value-type="float" office:value="0.375556989067989" calcext:value-type="float">
            <text:p>0.3755569891</text:p>
          </table:table-cell>
        </table:table-row>
        <table:table-row table:style-name="ro1">
          <table:table-cell office:value-type="float" office:value="0.538809863021005" calcext:value-type="float">
            <text:p>0.538809863</text:p>
          </table:table-cell>
          <table:table-cell office:value-type="float" office:value="0.560366338097302" calcext:value-type="float">
            <text:p>0.5603663381</text:p>
          </table:table-cell>
          <table:table-cell office:value-type="float" office:value="0.347216867632039" calcext:value-type="float">
            <text:p>0.3472168676</text:p>
          </table:table-cell>
          <table:table-cell/>
          <table:table-cell office:value-type="float" office:value="0.556846069939908" calcext:value-type="float">
            <text:p>0.5568460699</text:p>
          </table:table-cell>
          <table:table-cell office:value-type="float" office:value="0.568343766009612" calcext:value-type="float">
            <text:p>0.568343766</text:p>
          </table:table-cell>
          <table:table-cell office:value-type="float" office:value="0.370021169772606" calcext:value-type="float">
            <text:p>0.3700211698</text:p>
          </table:table-cell>
        </table:table-row>
        <table:table-row table:style-name="ro1">
          <table:table-cell office:value-type="float" office:value="0.540042456807597" calcext:value-type="float">
            <text:p>0.5400424568</text:p>
          </table:table-cell>
          <table:table-cell office:value-type="float" office:value="0.563551001332187" calcext:value-type="float">
            <text:p>0.5635510013</text:p>
          </table:table-cell>
          <table:table-cell office:value-type="float" office:value="0.341452843270102" calcext:value-type="float">
            <text:p>0.3414528433</text:p>
          </table:table-cell>
          <table:table-cell/>
          <table:table-cell office:value-type="float" office:value="0.557711896712167" calcext:value-type="float">
            <text:p>0.5577118967</text:p>
          </table:table-cell>
          <table:table-cell office:value-type="float" office:value="0.571311763573029" calcext:value-type="float">
            <text:p>0.5713117636</text:p>
          </table:table-cell>
          <table:table-cell office:value-type="float" office:value="0.36483259727022" calcext:value-type="float">
            <text:p>0.3648325973</text:p>
          </table:table-cell>
        </table:table-row>
        <table:table-row table:style-name="ro1">
          <table:table-cell office:value-type="float" office:value="0.54169652813702" calcext:value-type="float">
            <text:p>0.5416965281</text:p>
          </table:table-cell>
          <table:table-cell office:value-type="float" office:value="0.566938465782528" calcext:value-type="float">
            <text:p>0.5669384658</text:p>
          </table:table-cell>
          <table:table-cell office:value-type="float" office:value="0.336064803602432" calcext:value-type="float">
            <text:p>0.3360648036</text:p>
          </table:table-cell>
          <table:table-cell/>
          <table:table-cell office:value-type="float" office:value="0.558997448476439" calcext:value-type="float">
            <text:p>0.5589974485</text:p>
          </table:table-cell>
          <table:table-cell office:value-type="float" office:value="0.574475688832908" calcext:value-type="float">
            <text:p>0.5744756888</text:p>
          </table:table-cell>
          <table:table-cell office:value-type="float" office:value="0.360014634110757" calcext:value-type="float">
            <text:p>0.3600146341</text:p>
          </table:table-cell>
        </table:table-row>
        <table:table-row table:style-name="ro1">
          <table:table-cell office:value-type="float" office:value="0.543766277611567" calcext:value-type="float">
            <text:p>0.5437662776</text:p>
          </table:table-cell>
          <table:table-cell office:value-type="float" office:value="0.570537744605874" calcext:value-type="float">
            <text:p>0.5705377446</text:p>
          </table:table-cell>
          <table:table-cell office:value-type="float" office:value="0.331075833928577" calcext:value-type="float">
            <text:p>0.3310758339</text:p>
          </table:table-cell>
          <table:table-cell/>
          <table:table-cell office:value-type="float" office:value="0.560695929765465" calcext:value-type="float">
            <text:p>0.5606959298</text:p>
          </table:table-cell>
          <table:table-cell office:value-type="float" office:value="0.577837437552619" calcext:value-type="float">
            <text:p>0.5778374376</text:p>
          </table:table-cell>
          <table:table-cell office:value-type="float" office:value="0.355592318485138" calcext:value-type="float">
            <text:p>0.3555923185</text:p>
          </table:table-cell>
        </table:table-row>
        <table:table-row table:style-name="ro1">
          <table:table-cell office:value-type="float" office:value="0.546247982544679" calcext:value-type="float">
            <text:p>0.5462479825</text:p>
          </table:table-cell>
          <table:table-cell office:value-type="float" office:value="0.574358388499399" calcext:value-type="float">
            <text:p>0.5743583885</text:p>
          </table:table-cell>
          <table:table-cell office:value-type="float" office:value="0.326511831723437" calcext:value-type="float">
            <text:p>0.3265118317</text:p>
          </table:table-cell>
          <table:table-cell/>
          <table:table-cell office:value-type="float" office:value="0.562801512506672" calcext:value-type="float">
            <text:p>0.5628015125</text:p>
          </table:table-cell>
          <table:table-cell office:value-type="float" office:value="0.581399212929043" calcext:value-type="float">
            <text:p>0.5813992129</text:p>
          </table:table-cell>
          <table:table-cell office:value-type="float" office:value="0.351592653198427" calcext:value-type="float">
            <text:p>0.3515926532</text:p>
          </table:table-cell>
        </table:table-row>
        <table:table-row table:style-name="ro1">
          <table:table-cell office:value-type="float" office:value="0.549139890275681" calcext:value-type="float">
            <text:p>0.5491398903</text:p>
          </table:table-cell>
          <table:table-cell office:value-type="float" office:value="0.578410049646232" calcext:value-type="float">
            <text:p>0.5784100496</text:p>
          </table:table-cell>
          <table:table-cell office:value-type="float" office:value="0.322401860945169" calcext:value-type="float">
            <text:p>0.3224018609</text:p>
          </table:table-cell>
          <table:table-cell/>
          <table:table-cell office:value-type="float" office:value="0.565309295973396" calcext:value-type="float">
            <text:p>0.565309296</text:p>
          </table:table-cell>
          <table:table-cell office:value-type="float" office:value="0.58516306040664" calcext:value-type="float">
            <text:p>0.5851630604</text:p>
          </table:table-cell>
          <table:table-cell office:value-type="float" office:value="0.348044866498716" calcext:value-type="float">
            <text:p>0.3480448665</text:p>
          </table:table-cell>
        </table:table-row>
        <table:table-row table:style-name="ro1">
          <table:table-cell office:value-type="float" office:value="0.552442047866361" calcext:value-type="float">
            <text:p>0.5524420479</text:p>
          </table:table-cell>
          <table:table-cell office:value-type="float" office:value="0.582702009087493" calcext:value-type="float">
            <text:p>0.5827020091</text:p>
          </table:table-cell>
          <table:table-cell office:value-type="float" office:value="0.318778509137495" calcext:value-type="float">
            <text:p>0.3187785091</text:p>
          </table:table-cell>
          <table:table-cell/>
          <table:table-cell office:value-type="float" office:value="0.568215191848122" calcext:value-type="float">
            <text:p>0.5682151918</text:p>
          </table:table-cell>
          <table:table-cell office:value-type="float" office:value="0.589130367321402" calcext:value-type="float">
            <text:p>0.5891303673</text:p>
          </table:table-cell>
          <table:table-cell office:value-type="float" office:value="0.34498064039273" calcext:value-type="float">
            <text:p>0.3449806404</text:p>
          </table:table-cell>
        </table:table-row>
        <table:table-row table:style-name="ro1">
          <table:table-cell office:value-type="float" office:value="0.556156068045902" calcext:value-type="float">
            <text:p>0.556156068</text:p>
          </table:table-cell>
          <table:table-cell office:value-type="float" office:value="0.587242651668035" calcext:value-type="float">
            <text:p>0.5872426517</text:p>
          </table:table-cell>
          <table:table-cell office:value-type="float" office:value="0.315678240803509" calcext:value-type="float">
            <text:p>0.3156782408</text:p>
          </table:table-cell>
          <table:table-cell/>
          <table:table-cell office:value-type="float" office:value="0.571515735574272" calcext:value-type="float">
            <text:p>0.5715157356</text:p>
          </table:table-cell>
          <table:table-cell office:value-type="float" office:value="0.593301319147754" calcext:value-type="float">
            <text:p>0.5933013191</text:p>
          </table:table-cell>
          <table:table-cell office:value-type="float" office:value="0.342434298090995" calcext:value-type="float">
            <text:p>0.3424342981</text:p>
          </table:table-cell>
        </table:table-row>
        <table:table-row table:style-name="ro1">
          <table:table-cell office:value-type="float" office:value="0.560284828601567" calcext:value-type="float">
            <text:p>0.5602848286</text:p>
          </table:table-cell>
          <table:table-cell office:value-type="float" office:value="0.592038871326124" calcext:value-type="float">
            <text:p>0.5920388713</text:p>
          </table:table-cell>
          <table:table-cell office:value-type="float" office:value="0.313141735729376" calcext:value-type="float">
            <text:p>0.3131417357</text:p>
          </table:table-cell>
          <table:table-cell/>
          <table:table-cell office:value-type="float" office:value="0.575207823669282" calcext:value-type="float">
            <text:p>0.5752078237</text:p>
          </table:table-cell>
          <table:table-cell office:value-type="float" office:value="0.597674303614918" calcext:value-type="float">
            <text:p>0.5976743036</text:p>
          </table:table-cell>
          <table:table-cell office:value-type="float" office:value="0.340442937746481" calcext:value-type="float">
            <text:p>0.3404429377</text:p>
          </table:table-cell>
        </table:table-row>
        <table:table-row table:style-name="ro1">
          <table:table-cell office:value-type="float" office:value="0.564832099764344" calcext:value-type="float">
            <text:p>0.5648320998</text:p>
          </table:table-cell>
          <table:table-cell office:value-type="float" office:value="0.597095388493923" calcext:value-type="float">
            <text:p>0.5970953885</text:p>
          </table:table-cell>
          <table:table-cell office:value-type="float" office:value="0.311214195143072" calcext:value-type="float">
            <text:p>0.3112141951</text:p>
          </table:table-cell>
          <table:table-cell/>
          <table:table-cell office:value-type="float" office:value="0.579288375225362" calcext:value-type="float">
            <text:p>0.5792883752</text:p>
          </table:table-cell>
          <table:table-cell office:value-type="float" office:value="0.602245254183886" calcext:value-type="float">
            <text:p>0.6022452542</text:p>
          </table:table-cell>
          <table:table-cell office:value-type="float" office:value="0.339046494608113" calcext:value-type="float">
            <text:p>0.3390464946</text:p>
          </table:table-cell>
        </table:table-row>
        <table:table-row table:style-name="ro1">
          <table:table-cell office:value-type="float" office:value="0.569802091572836" calcext:value-type="float">
            <text:p>0.5698020916</text:p>
          </table:table-cell>
          <table:table-cell office:value-type="float" office:value="0.602413960939086" calcext:value-type="float">
            <text:p>0.6024139609</text:p>
          </table:table-cell>
          <table:table-cell office:value-type="float" office:value="0.309945591533037" calcext:value-type="float">
            <text:p>0.3099455915</text:p>
          </table:table-cell>
          <table:table-cell/>
          <table:table-cell office:value-type="float" office:value="0.583753914553577" calcext:value-type="float">
            <text:p>0.5837539146</text:p>
          </table:table-cell>
          <table:table-cell office:value-type="float" office:value="0.607006925510454" calcext:value-type="float">
            <text:p>0.6070069255</text:p>
          </table:table-cell>
          <table:table-cell office:value-type="float" office:value="0.338287708060441" calcext:value-type="float">
            <text:p>0.3382877081</text:p>
          </table:table-cell>
        </table:table-row>
        <table:table-row table:style-name="ro1">
          <table:table-cell office:value-type="float" office:value="0.575198910803075" calcext:value-type="float">
            <text:p>0.5751989108</text:p>
          </table:table-cell>
          <table:table-cell office:value-type="float" office:value="0.607992469813892" calcext:value-type="float">
            <text:p>0.6079924698</text:p>
          </table:table-cell>
          <table:table-cell office:value-type="float" office:value="0.309390829370308" calcext:value-type="float">
            <text:p>0.3093908294</text:p>
          </table:table-cell>
          <table:table-cell/>
          <table:table-cell office:value-type="float" office:value="0.588600070969007" calcext:value-type="float">
            <text:p>0.588600071</text:p>
          </table:table-cell>
          <table:table-cell office:value-type="float" office:value="0.611948095812176" calcext:value-type="float">
            <text:p>0.6119480958</text:p>
          </table:table-cell>
          <table:table-cell office:value-type="float" office:value="0.338211963779256" calcext:value-type="float">
            <text:p>0.3382119638</text:p>
          </table:table-cell>
        </table:table-row>
        <table:table-row table:style-name="ro1">
          <table:table-cell office:value-type="float" office:value="0.581025914958069" calcext:value-type="float">
            <text:p>0.581025915</text:p>
          </table:table-cell>
          <table:table-cell office:value-type="float" office:value="0.613823864431966" calcext:value-type="float">
            <text:p>0.6138238644</text:p>
          </table:table-cell>
          <table:table-cell office:value-type="float" office:value="0.309609773677825" calcext:value-type="float">
            <text:p>0.3096097737</text:p>
          </table:table-cell>
          <table:table-cell/>
          <table:table-cell office:value-type="float" office:value="0.593820991235821" calcext:value-type="float">
            <text:p>0.5938209912</text:p>
          </table:table-cell>
          <table:table-cell office:value-type="float" office:value="0.617052694829268" calcext:value-type="float">
            <text:p>0.6170526948</text:p>
          </table:table-cell>
          <table:table-cell office:value-type="float" office:value="0.338866974518165" calcext:value-type="float">
            <text:p>0.3388669745</text:p>
          </table:table-cell>
        </table:table-row>
        <table:table-row table:style-name="ro1">
          <table:table-cell office:value-type="float" office:value="0.587284949212996" calcext:value-type="float">
            <text:p>0.5872849492</text:p>
          </table:table-cell>
          <table:table-cell office:value-type="float" office:value="0.619894952974172" calcext:value-type="float">
            <text:p>0.619894953</text:p>
          </table:table-cell>
          <table:table-cell office:value-type="float" office:value="0.310667091288796" calcext:value-type="float">
            <text:p>0.3106670913</text:p>
          </table:table-cell>
          <table:table-cell/>
          <table:table-cell office:value-type="float" office:value="0.599408660395903" calcext:value-type="float">
            <text:p>0.5994086604</text:p>
          </table:table-cell>
          <table:table-cell office:value-type="float" office:value="0.622298861712408" calcext:value-type="float">
            <text:p>0.6222988617</text:p>
          </table:table-cell>
          <table:table-cell office:value-type="float" office:value="0.340302256125087" calcext:value-type="float">
            <text:p>0.3403022561</text:p>
          </table:table-cell>
        </table:table-row>
        <table:table-row table:style-name="ro1">
          <table:table-cell office:value-type="float" office:value="0.5939754513889" calcext:value-type="float">
            <text:p>0.5939754514</text:p>
          </table:table-cell>
          <table:table-cell office:value-type="float" office:value="0.626185032733457" calcext:value-type="float">
            <text:p>0.6261850327</text:p>
          </table:table-cell>
          <table:table-cell office:value-type="float" office:value="0.312631835851749" calcext:value-type="float">
            <text:p>0.3126318359</text:p>
          </table:table-cell>
          <table:table-cell/>
          <table:table-cell office:value-type="float" office:value="0.605352127844679" calcext:value-type="float">
            <text:p>0.6053521278</text:p>
          </table:table-cell>
          <table:table-cell office:value-type="float" office:value="0.627657945127567" calcext:value-type="float">
            <text:p>0.6276579451</text:p>
          </table:table-cell>
          <table:table-cell office:value-type="float" office:value="0.342568348761665" calcext:value-type="float">
            <text:p>0.3425683488</text:p>
          </table:table-cell>
        </table:table-row>
        <table:table-row table:style-name="ro1">
          <table:table-cell office:value-type="float" office:value="0.601093410367211" calcext:value-type="float">
            <text:p>0.6010934104</text:p>
          </table:table-cell>
          <table:table-cell office:value-type="float" office:value="0.632664363639457" calcext:value-type="float">
            <text:p>0.6326643636</text:p>
          </table:table-cell>
          <table:table-cell office:value-type="float" office:value="0.315576692621691" calcext:value-type="float">
            <text:p>0.3155766926</text:p>
          </table:table-cell>
          <table:table-cell/>
          <table:table-cell office:value-type="float" office:value="0.611636637895463" calcext:value-type="float">
            <text:p>0.6116366379</text:p>
          </table:table-cell>
          <table:table-cell office:value-type="float" office:value="0.633093468598712" calcext:value-type="float">
            <text:p>0.6330934686</text:p>
          </table:table-cell>
          <table:table-cell office:value-type="float" office:value="0.345715727749683" calcext:value-type="float">
            <text:p>0.3457157277</text:p>
          </table:table-cell>
        </table:table-row>
        <table:table-row table:style-name="ro1">
          <table:table-cell office:value-type="float" office:value="0.608630165378412" calcext:value-type="float">
            <text:p>0.6086301654</text:p>
          </table:table-cell>
          <table:table-cell office:value-type="float" office:value="0.639292503833089" calcext:value-type="float">
            <text:p>0.6392925038</text:p>
          </table:table-cell>
          <table:table-cell office:value-type="float" office:value="0.319576783773578" calcext:value-type="float">
            <text:p>0.3195767838</text:p>
          </table:table-cell>
          <table:table-cell/>
          <table:table-cell office:value-type="float" office:value="0.618242668040447" calcext:value-type="float">
            <text:p>0.618242668</text:p>
          </table:table-cell>
          <table:table-cell office:value-type="float" office:value="0.638560098022381" calcext:value-type="float">
            <text:p>0.638560098</text:p>
          </table:table-cell>
          <table:table-cell office:value-type="float" office:value="0.349793345162312" calcext:value-type="float">
            <text:p>0.3497933452</text:p>
          </table:table-cell>
        </table:table-row>
        <table:table-row table:style-name="ro1">
          <table:table-cell office:value-type="float" office:value="0.616571037969618" calcext:value-type="float">
            <text:p>0.616571038</text:p>
          </table:table-cell>
          <table:table-cell office:value-type="float" office:value="0.646016547275282" calcext:value-type="float">
            <text:p>0.6460165473</text:p>
          </table:table-cell>
          <table:table-cell office:value-type="float" office:value="0.324707921054163" calcext:value-type="float">
            <text:p>0.3247079211</text:p>
          </table:table-cell>
          <table:table-cell/>
          <table:table-cell office:value-type="float" office:value="0.62514488405959" calcext:value-type="float">
            <text:p>0.6251448841</text:p>
          </table:table-cell>
          <table:table-cell office:value-type="float" office:value="0.644002665635318" calcext:value-type="float">
            <text:p>0.6440026656</text:p>
          </table:table-cell>
          <table:table-cell office:value-type="float" office:value="0.354846743835338" calcext:value-type="float">
            <text:p>0.3548467438</text:p>
          </table:table-cell>
        </table:table-row>
        <table:table-row table:style-name="ro1">
          <table:table-cell office:value-type="float" office:value="0.624893796000095" calcext:value-type="float">
            <text:p>0.624893796</text:p>
          </table:table-cell>
          <table:table-cell office:value-type="float" office:value="0.652769332020019" calcext:value-type="float">
            <text:p>0.652769332</text:p>
          </table:table-cell>
          <table:table-cell office:value-type="float" office:value="0.33104418269431" calcext:value-type="float">
            <text:p>0.3310441827</text:p>
          </table:table-cell>
          <table:table-cell/>
          <table:table-cell office:value-type="float" office:value="0.632311029440973" calcext:value-type="float">
            <text:p>0.6323110294</text:p>
          </table:table-cell>
          <table:table-cell office:value-type="float" office:value="0.649355325433606" calcext:value-type="float">
            <text:p>0.6493553254</text:p>
          </table:table-cell>
          <table:table-cell office:value-type="float" office:value="0.360915692018987" calcext:value-type="float">
            <text:p>0.360915692</text:p>
          </table:table-cell>
        </table:table-row>
        <table:table-row table:style-name="ro1">
          <table:table-cell office:value-type="float" office:value="0.633566960686423" calcext:value-type="float">
            <text:p>0.6335669607</text:p>
          </table:table-cell>
          <table:table-cell office:value-type="float" office:value="0.659467724800604" calcext:value-type="float">
            <text:p>0.6594677248</text:p>
          </table:table-cell>
          <table:table-cell office:value-type="float" office:value="0.338654689518065" calcext:value-type="float">
            <text:p>0.3386546895</text:p>
          </table:table-cell>
          <table:table-cell/>
          <table:table-cell office:value-type="float" office:value="0.639700777602375" calcext:value-type="float">
            <text:p>0.6397007776</text:p>
          </table:table-cell>
          <table:table-cell office:value-type="float" office:value="0.65454093853262" calcext:value-type="float">
            <text:p>0.6545409385</text:p>
          </table:table-cell>
          <table:table-cell office:value-type="float" office:value="0.368031302037615" calcext:value-type="float">
            <text:p>0.368031302</text:p>
          </table:table-cell>
        </table:table-row>
        <table:table-row table:style-name="ro1">
          <table:table-cell office:value-type="float" office:value="0.64254798454359" calcext:value-type="float">
            <text:p>0.6425479845</text:p>
          </table:table-cell>
          <table:table-cell office:value-type="float" office:value="0.666011133171149" calcext:value-type="float">
            <text:p>0.6660111332</text:p>
          </table:table-cell>
          <table:table-cell office:value-type="float" office:value="0.347599466436432" calcext:value-type="float">
            <text:p>0.3475994664</text:p>
          </table:table-cell>
          <table:table-cell/>
          <table:table-cell office:value-type="float" office:value="0.647264589354875" calcext:value-type="float">
            <text:p>0.6472645894</text:p>
          </table:table-cell>
          <table:table-cell office:value-type="float" office:value="0.659470811819031" calcext:value-type="float">
            <text:p>0.6594708118</text:p>
          </table:table-cell>
          <table:table-cell office:value-type="float" office:value="0.376212623043078" calcext:value-type="float">
            <text:p>0.376212623</text:p>
          </table:table-cell>
        </table:table-row>
        <table:table-row table:style-name="ro1">
          <table:table-cell office:value-type="float" office:value="0.651781351005171" calcext:value-type="float">
            <text:p>0.651781351</text:p>
          </table:table-cell>
          <table:table-cell office:value-type="float" office:value="0.672280449446235" calcext:value-type="float">
            <text:p>0.6722804494</text:p>
          </table:table-cell>
          <table:table-cell office:value-type="float" office:value="0.357924306819637" calcext:value-type="float">
            <text:p>0.3579243068</text:p>
          </table:table-cell>
          <table:table-cell/>
          <table:table-cell office:value-type="float" office:value="0.654942634878798" calcext:value-type="float">
            <text:p>0.6549426349</text:p>
          </table:table-cell>
          <table:table-cell office:value-type="float" office:value="0.664044936961569" calcext:value-type="float">
            <text:p>0.664044937</text:p>
          </table:table-cell>
          <table:table-cell office:value-type="float" office:value="0.385462739254655" calcext:value-type="float">
            <text:p>0.3854627393</text:p>
          </table:table-cell>
        </table:table-row>
        <table:table-row table:style-name="ro1">
          <table:table-cell office:value-type="float" office:value="0.661196676226456" calcext:value-type="float">
            <text:p>0.6611966762</text:p>
          </table:table-cell>
          <table:table-cell office:value-type="float" office:value="0.678137687719371" calcext:value-type="float">
            <text:p>0.6781376877</text:p>
          </table:table-cell>
          <table:table-cell office:value-type="float" office:value="0.369654616604983" calcext:value-type="float">
            <text:p>0.3696546166</text:p>
          </table:table-cell>
          <table:table-cell/>
          <table:table-cell office:value-type="float" office:value="0.662663858722442" calcext:value-type="float">
            <text:p>0.6626638587</text:p>
          </table:table-cell>
          <table:table-cell office:value-type="float" office:value="0.668152895490564" calcext:value-type="float">
            <text:p>0.6681528955</text:p>
          </table:table-cell>
          <table:table-cell office:value-type="float" office:value="0.395764463470159" calcext:value-type="float">
            <text:p>0.3957644635</text:p>
          </table:table-cell>
        </table:table-row>
        <table:table-row table:style-name="ro1">
          <table:table-cell office:value-type="float" office:value="0.670706930116335" calcext:value-type="float">
            <text:p>0.6707069301</text:p>
          </table:table-cell>
          <table:table-cell office:value-type="float" office:value="0.683426629753826" calcext:value-type="float">
            <text:p>0.6834266298</text:p>
          </table:table-cell>
          <table:table-cell office:value-type="float" office:value="0.382788310726809" calcext:value-type="float">
            <text:p>0.3827883107</text:p>
          </table:table-cell>
          <table:table-cell/>
          <table:table-cell office:value-type="float" office:value="0.670345286897205" calcext:value-type="float">
            <text:p>0.6703452869</text:p>
          </table:table-cell>
          <table:table-cell office:value-type="float" office:value="0.671675603711146" calcext:value-type="float">
            <text:p>0.6716756037</text:p>
          </table:table-cell>
          <table:table-cell office:value-type="float" office:value="0.407075792203945" calcext:value-type="float">
            <text:p>0.4070757922</text:p>
          </table:table-cell>
        </table:table-row>
        <table:table-row table:style-name="ro1">
          <table:table-cell office:value-type="float" office:value="0.680206935930603" calcext:value-type="float">
            <text:p>0.6802069359</text:p>
          </table:table-cell>
          <table:table-cell office:value-type="float" office:value="0.687974836810754" calcext:value-type="float">
            <text:p>0.6879748368</text:p>
          </table:table-cell>
          <table:table-cell office:value-type="float" office:value="0.397287973425135" calcext:value-type="float">
            <text:p>0.3972879734</text:p>
          </table:table-cell>
          <table:table-cell/>
          <table:table-cell office:value-type="float" office:value="0.677891695111804" calcext:value-type="float">
            <text:p>0.6778916951</text:p>
          </table:table-cell>
          <table:table-cell office:value-type="float" office:value="0.674488061647978" calcext:value-type="float">
            <text:p>0.6744880616</text:p>
          </table:table-cell>
          <table:table-cell office:value-type="float" office:value="0.419325382039072" calcext:value-type="float">
            <text:p>0.419325382</text:p>
          </table:table-cell>
        </table:table-row>
        <table:table-row table:style-name="ro1">
          <table:table-cell office:value-type="float" office:value="0.689572353004336" calcext:value-type="float">
            <text:p>0.689572353</text:p>
          </table:table-cell>
          <table:table-cell office:value-type="float" office:value="0.691597397034724" calcext:value-type="float">
            <text:p>0.691597397</text:p>
          </table:table-cell>
          <table:table-cell office:value-type="float" office:value="0.413072678799856" calcext:value-type="float">
            <text:p>0.4130726788</text:p>
          </table:table-cell>
          <table:table-cell/>
          <table:table-cell office:value-type="float" office:value="0.685195773638528" calcext:value-type="float">
            <text:p>0.6851957736</text:p>
          </table:table-cell>
          <table:table-cell office:value-type="float" office:value="0.676463235004338" calcext:value-type="float">
            <text:p>0.676463235</text:p>
          </table:table-cell>
          <table:table-cell office:value-type="float" office:value="0.432408411085882" calcext:value-type="float">
            <text:p>0.4324084111</text:p>
          </table:table-cell>
        </table:table-row>
        <table:table-row table:style-name="ro1">
          <table:table-cell office:value-type="float" office:value="0.698659390264346" calcext:value-type="float">
            <text:p>0.6986593903</text:p>
          </table:table-cell>
          <table:table-cell office:value-type="float" office:value="0.694102741939848" calcext:value-type="float">
            <text:p>0.6941027419</text:p>
          </table:table-cell>
          <table:table-cell office:value-type="float" office:value="0.430010092949225" calcext:value-type="float">
            <text:p>0.4300100929</text:p>
          </table:table-cell>
          <table:table-cell/>
          <table:table-cell office:value-type="float" office:value="0.692138933231608" calcext:value-type="float">
            <text:p>0.6921389332</text:p>
          </table:table-cell>
          <table:table-cell office:value-type="float" office:value="0.677477130419364" calcext:value-type="float">
            <text:p>0.6774771304</text:p>
          </table:table-cell>
          <table:table-cell office:value-type="float" office:value="0.44618329371161" calcext:value-type="float">
            <text:p>0.4461832937</text:p>
          </table:table-cell>
        </table:table-row>
        <table:table-row table:style-name="ro1">
          <table:table-cell office:value-type="float" office:value="0.707305531024717" calcext:value-type="float">
            <text:p>0.707305531</text:p>
          </table:table-cell>
          <table:table-cell office:value-type="float" office:value="0.695300758458565" calcext:value-type="float">
            <text:p>0.6953007585</text:p>
          </table:table-cell>
          <table:table-cell office:value-type="float" office:value="0.447909725403125" calcext:value-type="float">
            <text:p>0.4479097254</text:p>
          </table:table-cell>
          <table:table-cell/>
          <table:table-cell office:value-type="float" office:value="0.698592892973124" calcext:value-type="float">
            <text:p>0.698592893</text:p>
          </table:table-cell>
          <table:table-cell office:value-type="float" office:value="0.677415016477549" calcext:value-type="float">
            <text:p>0.6774150165</text:p>
          </table:table-cell>
          <table:table-cell office:value-type="float" office:value="0.46046980334573" calcext:value-type="float">
            <text:p>0.4604698033</text:p>
          </table:table-cell>
        </table:table-row>
        <table:table-row table:style-name="ro1">
          <table:table-cell office:value-type="float" office:value="0.715331561187356" calcext:value-type="float">
            <text:p>0.7153315612</text:p>
          </table:table-cell>
          <table:table-cell office:value-type="float" office:value="0.695013224551641" calcext:value-type="float">
            <text:p>0.6950132246</text:p>
          </table:table-cell>
          <table:table-cell office:value-type="float" office:value="0.466518428953629" calcext:value-type="float">
            <text:p>0.466518429</text:p>
          </table:table-cell>
          <table:table-cell/>
          <table:table-cell office:value-type="float" office:value="0.704422169472093" calcext:value-type="float">
            <text:p>0.7044221695</text:p>
          </table:table-cell>
          <table:table-cell office:value-type="float" office:value="0.676178595301831" calcext:value-type="float">
            <text:p>0.6761785953</text:p>
          </table:table-cell>
          <table:table-cell office:value-type="float" office:value="0.47504920328373" calcext:value-type="float">
            <text:p>0.4750492033</text:p>
          </table:table-cell>
        </table:table-row>
        <table:table-row table:style-name="ro1">
          <table:table-cell office:value-type="float" office:value="0.722545169907234" calcext:value-type="float">
            <text:p>0.7225451699</text:p>
          </table:table-cell>
          <table:table-cell office:value-type="float" office:value="0.693086295553248" calcext:value-type="float">
            <text:p>0.6930862956</text:p>
          </table:table-cell>
          <table:table-cell office:value-type="float" office:value="0.485519407161664" calcext:value-type="float">
            <text:p>0.4855194072</text:p>
          </table:table-cell>
          <table:table-cell/>
          <table:table-cell office:value-type="float" office:value="0.709487542459324" calcext:value-type="float">
            <text:p>0.7094875425</text:p>
          </table:table-cell>
          <table:table-cell office:value-type="float" office:value="0.673693749714085" calcext:value-type="float">
            <text:p>0.6736937497</text:p>
          </table:table-cell>
          <table:table-cell office:value-type="float" office:value="0.489666961045544" calcext:value-type="float">
            <text:p>0.489666961</text:p>
          </table:table-cell>
        </table:table-row>
        <table:table-row table:style-name="ro1">
          <table:table-cell office:value-type="float" office:value="0.728746320021423" calcext:value-type="float">
            <text:p>0.72874632</text:p>
          </table:table-cell>
          <table:table-cell office:value-type="float" office:value="0.689404373617426" calcext:value-type="float">
            <text:p>0.6894043736</text:p>
          </table:table-cell>
          <table:table-cell office:value-type="float" office:value="0.504536004681202" calcext:value-type="float">
            <text:p>0.5045360047</text:p>
          </table:table-cell>
          <table:table-cell/>
          <table:table-cell office:value-type="float" office:value="0.713650501235001" calcext:value-type="float">
            <text:p>0.7136505012</text:p>
          </table:table-cell>
          <table:table-cell office:value-type="float" office:value="0.669918297558952" calcext:value-type="float">
            <text:p>0.6699182976</text:p>
          </table:table-cell>
          <table:table-cell office:value-type="float" office:value="0.504038500905589" calcext:value-type="float">
            <text:p>0.5040385009</text:p>
          </table:table-cell>
        </table:table-row>
        <table:table-row table:style-name="ro1">
          <table:table-cell office:value-type="float" office:value="0.733734453816817" calcext:value-type="float">
            <text:p>0.7337344538</text:p>
          </table:table-cell>
          <table:table-cell office:value-type="float" office:value="0.683904242083007" calcext:value-type="float">
            <text:p>0.6839042421</text:p>
          </table:table-cell>
          <table:table-cell office:value-type="float" office:value="0.523141348562447" calcext:value-type="float">
            <text:p>0.5231413486</text:p>
          </table:table-cell>
          <table:table-cell/>
          <table:table-cell office:value-type="float" office:value="0.716778579840477" calcext:value-type="float">
            <text:p>0.7167785798</text:p>
          </table:table-cell>
          <table:table-cell office:value-type="float" office:value="0.664849008877159" calcext:value-type="float">
            <text:p>0.6648490089</text:p>
          </table:table-cell>
          <table:table-cell office:value-type="float" office:value="0.517858213304478" calcext:value-type="float">
            <text:p>0.5178582133</text:p>
          </table:table-cell>
        </table:table-row>
        <table:table-row table:style-name="ro1">
          <table:table-cell office:value-type="float" office:value="0.737317404299428" calcext:value-type="float">
            <text:p>0.7373174043</text:p>
          </table:table-cell>
          <table:table-cell office:value-type="float" office:value="0.676587915342244" calcext:value-type="float">
            <text:p>0.6765879153</text:p>
          </table:table-cell>
          <table:table-cell office:value-type="float" office:value="0.54087441672895" calcext:value-type="float">
            <text:p>0.5408744167</text:p>
          </table:table-cell>
          <table:table-cell/>
          <table:table-cell office:value-type="float" office:value="0.718751371671559" calcext:value-type="float">
            <text:p>0.7187513717</text:p>
          </table:table-cell>
          <table:table-cell office:value-type="float" office:value="0.658527024506186" calcext:value-type="float">
            <text:p>0.6585270245</text:p>
          </table:table-cell>
          <table:table-cell office:value-type="float" office:value="0.530811589001642" calcext:value-type="float">
            <text:p>0.530811589</text:p>
          </table:table-cell>
        </table:table-row>
        <table:table-row table:style-name="ro1">
          <table:table-cell office:value-type="float" office:value="0.739321632357239" calcext:value-type="float">
            <text:p>0.7393216324</text:p>
          </table:table-cell>
          <table:table-cell office:value-type="float" office:value="0.66753235231844" calcext:value-type="float">
            <text:p>0.6675323523</text:p>
          </table:table-cell>
          <table:table-cell office:value-type="float" office:value="0.55726231767415" calcext:value-type="float">
            <text:p>0.5572623177</text:p>
          </table:table-cell>
          <table:table-cell/>
          <table:table-cell office:value-type="float" office:value="0.719466888432988" calcext:value-type="float">
            <text:p>0.7194668884</text:p>
          </table:table-cell>
          <table:table-cell office:value-type="float" office:value="0.651040801428989" calcext:value-type="float">
            <text:p>0.6510408014</text:p>
          </table:table-cell>
          <table:table-cell office:value-type="float" office:value="0.542589907614696" calcext:value-type="float">
            <text:p>0.5425899076</text:p>
          </table:table-cell>
        </table:table-row>
        <table:table-row table:style-name="ro1">
          <table:table-cell office:value-type="float" office:value="0.739603133033605" calcext:value-type="float">
            <text:p>0.739603133</text:p>
          </table:table-cell>
          <table:table-cell office:value-type="float" office:value="0.656894134141607" calcext:value-type="float">
            <text:p>0.6568941341</text:p>
          </table:table-cell>
          <table:table-cell office:value-type="float" office:value="0.571847536616718" calcext:value-type="float">
            <text:p>0.5718475366</text:p>
          </table:table-cell>
          <table:table-cell/>
          <table:table-cell office:value-type="float" office:value="0.718847812246459" calcext:value-type="float">
            <text:p>0.7188478122</text:p>
          </table:table-cell>
          <table:table-cell office:value-type="float" office:value="0.642525838281702" calcext:value-type="float">
            <text:p>0.6425258383</text:p>
          </table:table-cell>
          <table:table-cell office:value-type="float" office:value="0.552906444410752" calcext:value-type="float">
            <text:p>0.5529064444</text:p>
          </table:table-cell>
        </table:table-row>
        <table:table-row table:style-name="ro1">
          <table:table-cell office:value-type="float" office:value="0.738058095291185" calcext:value-type="float">
            <text:p>0.7380580953</text:p>
          </table:table-cell>
          <table:table-cell office:value-type="float" office:value="0.644907522171113" calcext:value-type="float">
            <text:p>0.6449075222</text:p>
          </table:table-cell>
          <table:table-cell office:value-type="float" office:value="0.584217799170689" calcext:value-type="float">
            <text:p>0.5842177992</text:p>
          </table:table-cell>
          <table:table-cell/>
          <table:table-cell office:value-type="float" office:value="0.716847106354413" calcext:value-type="float">
            <text:p>0.7168471064</text:p>
          </table:table-cell>
          <table:table-cell office:value-type="float" office:value="0.633160719695256" calcext:value-type="float">
            <text:p>0.6331607197</text:p>
          </table:table-cell>
          <table:table-cell office:value-type="float" office:value="0.561512753748066" calcext:value-type="float">
            <text:p>0.5615127537</text:p>
          </table:table-cell>
        </table:table-row>
        <table:table-row table:style-name="ro1">
          <table:table-cell office:value-type="float" office:value="0.734632218826675" calcext:value-type="float">
            <text:p>0.7346322188</text:p>
          </table:table-cell>
          <table:table-cell office:value-type="float" office:value="0.631875034694968" calcext:value-type="float">
            <text:p>0.6318750347</text:p>
          </table:table-cell>
          <table:table-cell office:value-type="float" office:value="0.594035272377015" calcext:value-type="float">
            <text:p>0.5940352724</text:p>
          </table:table-cell>
          <table:table-cell/>
          <table:table-cell office:value-type="float" office:value="0.713452422685739" calcext:value-type="float">
            <text:p>0.7134524227</text:p>
          </table:table-cell>
          <table:table-cell office:value-type="float" office:value="0.623159442006388" calcext:value-type="float">
            <text:p>0.623159442</text:p>
          </table:table-cell>
          <table:table-cell office:value-type="float" office:value="0.568213342736272" calcext:value-type="float">
            <text:p>0.5682133427</text:p>
          </table:table-cell>
        </table:table-row>
        <table:table-row table:style-name="ro1">
          <table:table-cell office:value-type="float" office:value="0.729327550061088" calcext:value-type="float">
            <text:p>0.7293275501</text:p>
          </table:table-cell>
          <table:table-cell office:value-type="float" office:value="0.618150746038015" calcext:value-type="float">
            <text:p>0.618150746</text:p>
          </table:table-cell>
          <table:table-cell office:value-type="float" office:value="0.601061348074445" calcext:value-type="float">
            <text:p>0.6010613481</text:p>
          </table:table-cell>
          <table:table-cell/>
          <table:table-cell office:value-type="float" office:value="0.708688791667344" calcext:value-type="float">
            <text:p>0.7086887917</text:p>
          </table:table-cell>
          <table:table-cell office:value-type="float" office:value="0.612760486737379" calcext:value-type="float">
            <text:p>0.6127604867</text:p>
          </table:table-cell>
          <table:table-cell office:value-type="float" office:value="0.572877051262174" calcext:value-type="float">
            <text:p>0.5728770513</text:p>
          </table:table-cell>
        </table:table-row>
        <table:table-row table:style-name="ro1">
          <table:table-cell office:value-type="float" office:value="0.722205842180342" calcext:value-type="float">
            <text:p>0.7222058422</text:p>
          </table:table-cell>
          <table:table-cell office:value-type="float" office:value="0.604117734280661" calcext:value-type="float">
            <text:p>0.6041177343</text:p>
          </table:table-cell>
          <table:table-cell office:value-type="float" office:value="0.605173464422692" calcext:value-type="float">
            <text:p>0.6051734644</text:p>
          </table:table-cell>
          <table:table-cell/>
          <table:table-cell office:value-type="float" office:value="0.702619207542115" calcext:value-type="float">
            <text:p>0.7026192075</text:p>
          </table:table-cell>
          <table:table-cell office:value-type="float" office:value="0.602213600055691" calcext:value-type="float">
            <text:p>0.6022136001</text:p>
          </table:table-cell>
          <table:table-cell office:value-type="float" office:value="0.575443747889955" calcext:value-type="float">
            <text:p>0.5754437479</text:p>
          </table:table-cell>
        </table:table-row>
        <table:table-row table:style-name="ro1">
          <table:table-cell office:value-type="float" office:value="0.713387780081159" calcext:value-type="float">
            <text:p>0.7133877801</text:p>
          </table:table-cell>
          <table:table-cell office:value-type="float" office:value="0.590162204297367" calcext:value-type="float">
            <text:p>0.5901622043</text:p>
          </table:table-cell>
          <table:table-cell office:value-type="float" office:value="0.606371394420421" calcext:value-type="float">
            <text:p>0.6063713944</text:p>
          </table:table-cell>
          <table:table-cell/>
          <table:table-cell office:value-type="float" office:value="0.695342921364921" calcext:value-type="float">
            <text:p>0.6953429214</text:p>
          </table:table-cell>
          <table:table-cell office:value-type="float" office:value="0.591765610772205" calcext:value-type="float">
            <text:p>0.5917656108</text:p>
          </table:table-cell>
          <table:table-cell office:value-type="float" office:value="0.575925512389988" calcext:value-type="float">
            <text:p>0.5759255124</text:p>
          </table:table-cell>
        </table:table-row>
        <table:table-row table:style-name="ro1">
          <table:table-cell office:value-type="float" office:value="0.703047901266205" calcext:value-type="float">
            <text:p>0.7030479013</text:p>
          </table:table-cell>
          <table:table-cell office:value-type="float" office:value="0.576647497186823" calcext:value-type="float">
            <text:p>0.5766474972</text:p>
          </table:table-cell>
          <table:table-cell office:value-type="float" office:value="0.604772024665762" calcext:value-type="float">
            <text:p>0.6047720247</text:p>
          </table:table-cell>
          <table:table-cell/>
          <table:table-cell office:value-type="float" office:value="0.686991497161838" calcext:value-type="float">
            <text:p>0.6869914972</text:p>
          </table:table-cell>
          <table:table-cell office:value-type="float" office:value="0.58164678678969" calcext:value-type="float">
            <text:p>0.5816467868</text:p>
          </table:table-cell>
          <table:table-cell office:value-type="float" office:value="0.574402210874198" calcext:value-type="float">
            <text:p>0.5744022109</text:p>
          </table:table-cell>
        </table:table-row>
        <table:table-row table:style-name="ro1">
          <table:table-cell office:value-type="float" office:value="0.691405603052699" calcext:value-type="float">
            <text:p>0.6914056031</text:p>
          </table:table-cell>
          <table:table-cell office:value-type="float" office:value="0.563891258205589" calcext:value-type="float">
            <text:p>0.5638912582</text:p>
          </table:table-cell>
          <table:table-cell office:value-type="float" office:value="0.600593516386324" calcext:value-type="float">
            <text:p>0.6005935164</text:p>
          </table:table-cell>
          <table:table-cell/>
          <table:table-cell office:value-type="float" office:value="0.677722935209395" calcext:value-type="float">
            <text:p>0.6777229352</text:p>
          </table:table-cell>
          <table:table-cell office:value-type="float" office:value="0.572059145209232" calcext:value-type="float">
            <text:p>0.5720591452</text:p>
          </table:table-cell>
          <table:table-cell office:value-type="float" office:value="0.571012133027711" calcext:value-type="float">
            <text:p>0.571012133</text:p>
          </table:table-cell>
        </table:table-row>
        <table:table-row table:style-name="ro1">
          <table:table-cell office:value-type="float" office:value="0.678713142879289" calcext:value-type="float">
            <text:p>0.6787131429</text:p>
          </table:table-cell>
          <table:table-cell office:value-type="float" office:value="0.552148436224374" calcext:value-type="float">
            <text:p>0.5521484362</text:p>
          </table:table-cell>
          <table:table-cell office:value-type="float" office:value="0.594131428901804" calcext:value-type="float">
            <text:p>0.5941314289</text:p>
          </table:table-cell>
          <table:table-cell/>
          <table:table-cell office:value-type="float" office:value="0.66771437688704" calcext:value-type="float">
            <text:p>0.6677143769</text:p>
          </table:table-cell>
          <table:table-cell office:value-type="float" office:value="0.563167810418754" calcext:value-type="float">
            <text:p>0.5631678104</text:p>
          </table:table-cell>
          <table:table-cell office:value-type="float" office:value="0.565938994493619" calcext:value-type="float">
            <text:p>0.5659389945</text:p>
          </table:table-cell>
        </table:table-row>
        <table:table-row table:style-name="ro1">
          <table:table-cell office:value-type="float" office:value="0.665241904419509" calcext:value-type="float">
            <text:p>0.6652419044</text:p>
          </table:table-cell>
          <table:table-cell office:value-type="float" office:value="0.541601684678713" calcext:value-type="float">
            <text:p>0.5416016847</text:p>
          </table:table-cell>
          <table:table-cell office:value-type="float" office:value="0.585730482383317" calcext:value-type="float">
            <text:p>0.5857304824</text:p>
          </table:table-cell>
          <table:table-cell/>
          <table:table-cell office:value-type="float" office:value="0.657154041734704" calcext:value-type="float">
            <text:p>0.6571540417</text:p>
          </table:table-cell>
          <table:table-cell office:value-type="float" office:value="0.555096030976693" calcext:value-type="float">
            <text:p>0.555096031</text:p>
          </table:table-cell>
          <table:table-cell office:value-type="float" office:value="0.559396986109255" calcext:value-type="float">
            <text:p>0.5593969861</text:p>
          </table:table-cell>
        </table:table-row>
        <table:table-row table:style-name="ro1">
          <table:table-cell office:value-type="float" office:value="0.651268346700388" calcext:value-type="float">
            <text:p>0.6512683467</text:p>
          </table:table-cell>
          <table:table-cell office:value-type="float" office:value="0.532359422682657" calcext:value-type="float">
            <text:p>0.5323594227</text:p>
          </table:table-cell>
          <table:table-cell office:value-type="float" office:value="0.575755915977867" calcext:value-type="float">
            <text:p>0.575755916</text:p>
          </table:table-cell>
          <table:table-cell/>
          <table:table-cell office:value-type="float" office:value="0.646233088767582" calcext:value-type="float">
            <text:p>0.6462330888</text:p>
          </table:table-cell>
          <table:table-cell office:value-type="float" office:value="0.547923928690862" calcext:value-type="float">
            <text:p>0.5479239287</text:p>
          </table:table-cell>
          <table:table-cell office:value-type="float" office:value="0.551615618596125" calcext:value-type="float">
            <text:p>0.5516156186</text:p>
          </table:table-cell>
        </table:table-row>
        <table:table-row table:style-name="ro1">
          <table:table-cell office:value-type="float" office:value="0.637060962321581" calcext:value-type="float">
            <text:p>0.6370609623</text:p>
          </table:table-cell>
          <table:table-cell office:value-type="float" office:value="0.524460624092765" calcext:value-type="float">
            <text:p>0.5244606241</text:p>
          </table:table-cell>
          <table:table-cell office:value-type="float" office:value="0.564567882938267" calcext:value-type="float">
            <text:p>0.5645678829</text:p>
          </table:table-cell>
          <table:table-cell/>
          <table:table-cell office:value-type="float" office:value="0.635138040660482" calcext:value-type="float">
            <text:p>0.6351380407</text:p>
          </table:table-cell>
          <table:table-cell office:value-type="float" office:value="0.541690572954504" calcext:value-type="float">
            <text:p>0.541690573</text:p>
          </table:table-cell>
          <table:table-cell office:value-type="float" office:value="0.542825888829062" calcext:value-type="float">
            <text:p>0.5428258888</text:p>
          </table:table-cell>
        </table:table-row>
        <table:table-row table:style-name="ro1">
          <table:table-cell office:value-type="float" office:value="0.622869286966169" calcext:value-type="float">
            <text:p>0.622869287</text:p>
          </table:table-cell>
          <table:table-cell office:value-type="float" office:value="0.517884583267979" calcext:value-type="float">
            <text:p>0.5178845833</text:p>
          </table:table-cell>
          <table:table-cell office:value-type="float" office:value="0.552501255011263" calcext:value-type="float">
            <text:p>0.552501255</text:p>
          </table:table-cell>
          <table:table-cell/>
          <table:table-cell office:value-type="float" office:value="0.624044279797299" calcext:value-type="float">
            <text:p>0.6240442798</text:p>
          </table:table-cell>
          <table:table-cell office:value-type="float" office:value="0.536398632888941" calcext:value-type="float">
            <text:p>0.5363986329</text:p>
          </table:table-cell>
          <table:table-cell office:value-type="float" office:value="0.533248868135556" calcext:value-type="float">
            <text:p>0.5332488681</text:p>
          </table:table-cell>
        </table:table-row>
        <table:table-row table:style-name="ro1">
          <table:table-cell office:value-type="float" office:value="0.608915606943454" calcext:value-type="float">
            <text:p>0.6089156069</text:p>
          </table:table-cell>
          <table:table-cell office:value-type="float" office:value="0.512563566629121" calcext:value-type="float">
            <text:p>0.5125635666</text:p>
          </table:table-cell>
          <table:table-cell office:value-type="float" office:value="0.539851927912871" calcext:value-type="float">
            <text:p>0.5398519279</text:p>
          </table:table-cell>
          <table:table-cell/>
          <table:table-cell office:value-type="float" office:value="0.613110950291833" calcext:value-type="float">
            <text:p>0.6131109503</text:p>
          </table:table-cell>
          <table:table-cell office:value-type="float" office:value="0.532020696284019" calcext:value-type="float">
            <text:p>0.5320206963</text:p>
          </table:table-cell>
          <table:table-cell office:value-type="float" office:value="0.52308730116613" calcext:value-type="float">
            <text:p>0.5230873012</text:p>
          </table:table-cell>
        </table:table-row>
        <table:table-row table:style-name="ro1">
          <table:table-cell office:value-type="float" office:value="0.59538959622542" calcext:value-type="float">
            <text:p>0.5953895962</text:p>
          </table:table-cell>
          <table:table-cell office:value-type="float" office:value="0.508396359788252" calcext:value-type="float">
            <text:p>0.5083963598</text:p>
          </table:table-cell>
          <table:table-cell office:value-type="float" office:value="0.526869550880333" calcext:value-type="float">
            <text:p>0.5268695509</text:p>
          </table:table-cell>
          <table:table-cell/>
          <table:table-cell office:value-type="float" office:value="0.602477414169358" calcext:value-type="float">
            <text:p>0.6024774142</text:p>
          </table:table-cell>
          <table:table-cell office:value-type="float" office:value="0.528506348788565" calcext:value-type="float">
            <text:p>0.5285063488</text:p>
          </table:table-cell>
          <table:table-cell office:value-type="float" office:value="0.512520317191986" calcext:value-type="float">
            <text:p>0.5125203172</text:p>
          </table:table-cell>
        </table:table-row>
        <table:table-row table:style-name="ro1">
          <table:table-cell office:value-type="float" office:value="0.582445755709462" calcext:value-type="float">
            <text:p>0.5824457557</text:p>
          </table:table-cell>
          <table:table-cell office:value-type="float" office:value="0.505261123444619" calcext:value-type="float">
            <text:p>0.5052611234</text:p>
          </table:table-cell>
          <table:table-cell office:value-type="float" office:value="0.513755757807042" calcext:value-type="float">
            <text:p>0.5137557578</text:p>
          </table:table-cell>
          <table:table-cell/>
          <table:table-cell office:value-type="float" office:value="0.592261242428519" calcext:value-type="float">
            <text:p>0.5922612424</text:p>
          </table:table-cell>
          <table:table-cell office:value-type="float" office:value="0.525789237359838" calcext:value-type="float">
            <text:p>0.5257892374</text:p>
          </table:table-cell>
          <table:table-cell office:value-type="float" office:value="0.501700973606353" calcext:value-type="float">
            <text:p>0.5017009736</text:p>
          </table:table-cell>
        </table:table-row>
        <table:table-row table:style-name="ro1">
          <table:table-cell office:value-type="float" office:value="0.57020327109918" calcext:value-type="float">
            <text:p>0.5702032711</text:p>
          </table:table-cell>
          <table:table-cell office:value-type="float" office:value="0.503026508646876" calcext:value-type="float">
            <text:p>0.5030265086</text:p>
          </table:table-cell>
          <table:table-cell office:value-type="float" office:value="0.500666528192748" calcext:value-type="float">
            <text:p>0.5006665282</text:p>
          </table:table-cell>
          <table:table-cell/>
          <table:table-cell office:value-type="float" office:value="0.582557592257481" calcext:value-type="float">
            <text:p>0.5825575923</text:p>
          </table:table-cell>
          <table:table-cell office:value-type="float" office:value="0.523793542654095" calcext:value-type="float">
            <text:p>0.5237935427</text:p>
          </table:table-cell>
          <table:table-cell office:value-type="float" office:value="0.490756110600923" calcext:value-type="float">
            <text:p>0.4907561106</text:p>
          </table:table-cell>
        </table:table-row>
        <table:table-row table:style-name="ro1">
          <table:table-cell office:value-type="float" office:value="0.558747764764952" calcext:value-type="float">
            <text:p>0.5587477648</text:p>
          </table:table-cell>
          <table:table-cell office:value-type="float" office:value="0.501560509116295" calcext:value-type="float">
            <text:p>0.5015605091</text:p>
          </table:table-cell>
          <table:table-cell office:value-type="float" office:value="0.487717211844946" calcext:value-type="float">
            <text:p>0.4877172118</text:p>
          </table:table-cell>
          <table:table-cell/>
          <table:table-cell office:value-type="float" office:value="0.573439738500403" calcext:value-type="float">
            <text:p>0.5734397385</text:p>
          </table:table-cell>
          <table:table-cell office:value-type="float" office:value="0.522439502945702" calcext:value-type="float">
            <text:p>0.5224395029</text:p>
          </table:table-cell>
          <table:table-cell office:value-type="float" office:value="0.479787894518065" calcext:value-type="float">
            <text:p>0.4797878945</text:p>
          </table:table-cell>
        </table:table-row>
        <table:table-row table:style-name="ro1">
          <table:table-cell office:value-type="float" office:value="0.548134378509448" calcext:value-type="float">
            <text:p>0.5481343785</text:p>
          </table:table-cell>
          <table:table-cell office:value-type="float" office:value="0.500736953980979" calcext:value-type="float">
            <text:p>0.500736954</text:p>
          </table:table-cell>
          <table:table-cell office:value-type="float" office:value="0.474988907394904" calcext:value-type="float">
            <text:p>0.4749889074</text:p>
          </table:table-cell>
          <table:table-cell/>
          <table:table-cell office:value-type="float" office:value="0.564960489072595" calcext:value-type="float">
            <text:p>0.5649604891</text:p>
          </table:table-cell>
          <table:table-cell office:value-type="float" office:value="0.521647828269261" calcext:value-type="float">
            <text:p>0.5216478283</text:p>
          </table:table-cell>
          <table:table-cell office:value-type="float" office:value="0.468876437569669" calcext:value-type="float">
            <text:p>0.4688764376</text:p>
          </table:table-cell>
        </table:table-row>
        <table:table-row table:style-name="ro1">
          <table:table-cell office:value-type="float" office:value="0.538391661395814" calcext:value-type="float">
            <text:p>0.5383916614</text:p>
          </table:table-cell>
          <table:table-cell office:value-type="float" office:value="0.500439832773309" calcext:value-type="float">
            <text:p>0.5004398328</text:p>
          </table:table-cell>
          <table:table-cell office:value-type="float" office:value="0.462535173190227" calcext:value-type="float">
            <text:p>0.4625351732</text:p>
          </table:table-cell>
          <table:table-cell/>
          <table:table-cell office:value-type="float" office:value="0.557154212455977" calcext:value-type="float">
            <text:p>0.5571542125</text:p>
          </table:table-cell>
          <table:table-cell office:value-type="float" office:value="0.52134299610124" calcext:value-type="float">
            <text:p>0.5213429961</text:p>
          </table:table-cell>
          <table:table-cell office:value-type="float" office:value="0.458082964904808" calcext:value-type="float">
            <text:p>0.4580829649</text:p>
          </table:table-cell>
        </table:table-row>
        <table:table-row table:style-name="ro1">
          <table:table-cell office:value-type="float" office:value="0.529525819293862" calcext:value-type="float">
            <text:p>0.5295258193</text:p>
          </table:table-cell>
          <table:table-cell office:value-type="float" office:value="0.500565801582743" calcext:value-type="float">
            <text:p>0.5005658016</text:p>
          </table:table-cell>
          <table:table-cell office:value-type="float" office:value="0.450388371750923" calcext:value-type="float">
            <text:p>0.4503883718</text:p>
          </table:table-cell>
          <table:table-cell/>
          <table:table-cell office:value-type="float" office:value="0.550039229809107" calcext:value-type="float">
            <text:p>0.5500392298</text:p>
          </table:table-cell>
          <table:table-cell office:value-type="float" office:value="0.521455522693599" calcext:value-type="float">
            <text:p>0.5214555227</text:p>
          </table:table-cell>
          <table:table-cell office:value-type="float" office:value="0.447453118892851" calcext:value-type="float">
            <text:p>0.4474531189</text:p>
          </table:table-cell>
        </table:table-row>
        <table:table-row table:style-name="ro1">
          <table:table-cell office:value-type="float" office:value="0.521524984014186" calcext:value-type="float">
            <text:p>0.521524984</text:p>
          </table:table-cell>
          <table:table-cell office:value-type="float" office:value="0.501025273033378" calcext:value-type="float">
            <text:p>0.501025273</text:p>
          </table:table-cell>
          <table:table-cell office:value-type="float" office:value="0.438565241091555" calcext:value-type="float">
            <text:p>0.4385652411</text:p>
          </table:table-cell>
          <table:table-cell/>
          <table:table-cell office:value-type="float" office:value="0.543620363697206" calcext:value-type="float">
            <text:p>0.5436203637</text:p>
          </table:table-cell>
          <table:table-cell office:value-type="float" office:value="0.521923361402409" calcext:value-type="float">
            <text:p>0.5219233614</text:p>
          </table:table-cell>
          <table:table-cell office:value-type="float" office:value="0.437020115512025" calcext:value-type="float">
            <text:p>0.4370201155</text:p>
          </table:table-cell>
        </table:table-row>
        <table:table-row table:style-name="ro1">
          <table:table-cell office:value-type="float" office:value="0.514363260580782" calcext:value-type="float">
            <text:p>0.5143632606</text:p>
          </table:table-cell>
          <table:table-cell office:value-type="float" office:value="0.501742477954708" calcext:value-type="float">
            <text:p>0.501742478</text:p>
          </table:table-cell>
          <table:table-cell office:value-type="float" office:value="0.427071515974267" calcext:value-type="float">
            <text:p>0.427071516</text:p>
          </table:table-cell>
          <table:table-cell/>
          <table:table-cell office:value-type="float" office:value="0.537891480844794" calcext:value-type="float">
            <text:p>0.5378914808</text:p>
          </table:table-cell>
          <table:table-cell office:value-type="float" office:value="0.52269260076883" calcext:value-type="float">
            <text:p>0.5226926008</text:p>
          </table:table-cell>
          <table:table-cell office:value-type="float" office:value="0.426807579843527" calcext:value-type="float">
            <text:p>0.4268075798</text:p>
          </table:table-cell>
        </table:table-row>
        <table:table-row table:style-name="ro1">
          <table:table-cell office:value-type="float" office:value="0.508004399788412" calcext:value-type="float">
            <text:p>0.5080043998</text:p>
          </table:table-cell>
          <table:table-cell office:value-type="float" office:value="0.50265483433586" calcext:value-type="float">
            <text:p>0.5026548343</text:p>
          </table:table-cell>
          <table:table-cell office:value-type="float" office:value="0.415905582253894" calcext:value-type="float">
            <text:p>0.4159055823</text:p>
          </table:table-cell>
          <table:table-cell/>
          <table:table-cell office:value-type="float" office:value="0.532837911013415" calcext:value-type="float">
            <text:p>0.532837911</text:p>
          </table:table-cell>
          <table:table-cell office:value-type="float" office:value="0.523717631882397" calcext:value-type="float">
            <text:p>0.5237176319</text:p>
          </table:table-cell>
          <table:table-cell office:value-type="float" office:value="0.416831977370827" calcext:value-type="float">
            <text:p>0.4168319774</text:p>
          </table:table-cell>
        </table:table-row>
        <table:table-row table:style-name="ro1">
          <table:table-cell office:value-type="float" office:value="0.502405014511301" calcext:value-type="float">
            <text:p>0.5024050145</text:p>
          </table:table-cell>
          <table:table-cell office:value-type="float" office:value="0.503711892529878" calcext:value-type="float">
            <text:p>0.5037118925</text:p>
          </table:table-cell>
          <table:table-cell office:value-type="float" office:value="0.405061245244829" calcext:value-type="float">
            <text:p>0.4050612452</text:p>
          </table:table-cell>
          <table:table-cell/>
          <table:table-cell office:value-type="float" office:value="0.52843866400706" calcext:value-type="float">
            <text:p>0.528438664</text:p>
          </table:table-cell>
          <table:table-cell office:value-type="float" office:value="0.524960936746301" calcext:value-type="float">
            <text:p>0.5249609367</text:p>
          </table:table-cell>
          <table:table-cell office:value-type="float" office:value="0.407104622727625" calcext:value-type="float">
            <text:p>0.4071046227</text:p>
          </table:table-cell>
        </table:table-row>
        <table:table-row table:style-name="ro1">
          <table:table-cell office:value-type="float" office:value="0.497517311491868" calcext:value-type="float">
            <text:p>0.4975173115</text:p>
          </table:table-cell>
          <table:table-cell office:value-type="float" office:value="0.504874059389353" calcext:value-type="float">
            <text:p>0.5048740594</text:p>
          </table:table-cell>
          <table:table-cell office:value-type="float" office:value="0.394529742249517" calcext:value-type="float">
            <text:p>0.3945297422</text:p>
          </table:table-cell>
          <table:table-cell/>
          <table:table-cell office:value-type="float" office:value="0.524668399897924" calcext:value-type="float">
            <text:p>0.5246683999</text:p>
          </table:table-cell>
          <table:table-cell office:value-type="float" office:value="0.526392624754187" calcext:value-type="float">
            <text:p>0.5263926248</text:p>
          </table:table-cell>
          <table:table-cell office:value-type="float" office:value="0.397633289832748" calcext:value-type="float">
            <text:p>0.3976332898</text:p>
          </table:table-cell>
        </table:table-row>
        <table:table-row table:style-name="ro1">
          <table:table-cell office:value-type="float" office:value="0.493291347317716" calcext:value-type="float">
            <text:p>0.4932913473</text:p>
          </table:table-cell>
          <table:table-cell office:value-type="float" office:value="0.506111245825401" calcext:value-type="float">
            <text:p>0.5061112458</text:p>
          </table:table-cell>
          <table:table-cell office:value-type="float" office:value="0.384301144781997" calcext:value-type="float">
            <text:p>0.3843011448</text:p>
          </table:table-cell>
          <table:table-cell/>
          <table:table-cell office:value-type="float" office:value="0.521499133342718" calcext:value-type="float">
            <text:p>0.5214991333</text:p>
          </table:table-cell>
          <table:table-cell office:value-type="float" office:value="0.527989818288839" calcext:value-type="float">
            <text:p>0.5279898183</text:p>
          </table:table-cell>
          <table:table-cell office:value-type="float" office:value="0.388423471269833" calcext:value-type="float">
            <text:p>0.3884234713</text:p>
          </table:table-cell>
        </table:table-row>
        <table:table-row table:style-name="ro1">
          <table:table-cell office:value-type="float" office:value="0.489676840911233" calcext:value-type="float">
            <text:p>0.4896768409</text:p>
          </table:table-cell>
          <table:table-cell office:value-type="float" office:value="0.507401535136657" calcext:value-type="float">
            <text:p>0.5074015351</text:p>
          </table:table-cell>
          <table:table-cell office:value-type="float" office:value="0.37436529039888" calcext:value-type="float">
            <text:p>0.3743652904</text:p>
          </table:table-cell>
          <table:table-cell/>
          <table:table-cell office:value-type="float" office:value="0.518901671768946" calcext:value-type="float">
            <text:p>0.5189016718</text:p>
          </table:table-cell>
          <table:table-cell office:value-type="float" office:value="0.529735964040259" calcext:value-type="float">
            <text:p>0.529735964</text:p>
          </table:table-cell>
          <table:table-cell office:value-type="float" office:value="0.379479345149786" calcext:value-type="float">
            <text:p>0.3794793451</text:p>
          </table:table-cell>
        </table:table-row>
        <table:table-row table:style-name="ro1">
          <table:table-cell office:value-type="float" office:value="0.486624588249026" calcext:value-type="float">
            <text:p>0.4866245882</text:p>
          </table:table-cell>
          <table:table-cell office:value-type="float" office:value="0.508729933424222" calcext:value-type="float">
            <text:p>0.5087299334</text:p>
          </table:table-cell>
          <table:table-cell office:value-type="float" office:value="0.364712367193923" calcext:value-type="float">
            <text:p>0.3647123672</text:p>
          </table:table-cell>
          <table:table-cell/>
          <table:table-cell office:value-type="float" office:value="0.516846800190089" calcext:value-type="float">
            <text:p>0.5168468002</text:p>
          </table:table-cell>
          <table:table-cell office:value-type="float" office:value="0.531620125489705" calcext:value-type="float">
            <text:p>0.5316201255</text:p>
          </table:table-cell>
          <table:table-cell office:value-type="float" office:value="0.370804508984203" calcext:value-type="float">
            <text:p>0.370804509</text:p>
          </table:table-cell>
        </table:table-row>
        <table:table-row table:style-name="ro1">
          <table:table-cell office:value-type="float" office:value="0.48408753105108" calcext:value-type="float">
            <text:p>0.4840875311</text:p>
          </table:table-cell>
          <table:table-cell office:value-type="float" office:value="0.510087237127478" calcext:value-type="float">
            <text:p>0.5100872371</text:p>
          </table:table-cell>
          <table:table-cell office:value-type="float" office:value="0.355333252670607" calcext:value-type="float">
            <text:p>0.3553332527</text:p>
          </table:table-cell>
          <table:table-cell/>
          <table:table-cell office:value-type="float" office:value="0.515306233574847" calcext:value-type="float">
            <text:p>0.5153062336</text:p>
          </table:table-cell>
          <table:table-cell office:value-type="float" office:value="0.533636294627106" calcext:value-type="float">
            <text:p>0.5336362946</text:p>
          </table:table-cell>
          <table:table-cell office:value-type="float" office:value="0.362402535921779" calcext:value-type="float">
            <text:p>0.3624025359</text:p>
          </table:table-cell>
        </table:table-row>
        <table:table-row table:style-name="ro1">
          <table:table-cell office:value-type="float" office:value="0.48202153218302" calcext:value-type="float">
            <text:p>0.4820215322</text:p>
          </table:table-cell>
          <table:table-cell office:value-type="float" office:value="0.511469034313673" calcext:value-type="float">
            <text:p>0.5114690343</text:p>
          </table:table-cell>
          <table:table-cell office:value-type="float" office:value="0.346219687098732" calcext:value-type="float">
            <text:p>0.3462196871</text:p>
          </table:table-cell>
          <table:table-cell/>
          <table:table-cell office:value-type="float" office:value="0.514253362144417" calcext:value-type="float">
            <text:p>0.5142533621</text:p>
          </table:table-cell>
          <table:table-cell office:value-type="float" office:value="0.535782747241273" calcext:value-type="float">
            <text:p>0.5357827472</text:p>
          </table:table-cell>
          <table:table-cell office:value-type="float" office:value="0.354277401748438" calcext:value-type="float">
            <text:p>0.3542774017</text:p>
          </table:table-cell>
        </table:table-row>
        <table:table-row table:style-name="ro1">
          <table:table-cell office:value-type="float" office:value="0.480385908309543" calcext:value-type="float">
            <text:p>0.4803859083</text:p>
          </table:table-cell>
          <table:table-cell office:value-type="float" office:value="0.512874843974739" calcext:value-type="float">
            <text:p>0.512874844</text:p>
          </table:table-cell>
          <table:table-cell office:value-type="float" office:value="0.337364341916863" calcext:value-type="float">
            <text:p>0.3373643419</text:p>
          </table:table-cell>
          <table:table-cell/>
          <table:table-cell office:value-type="float" office:value="0.513663816674856" calcext:value-type="float">
            <text:p>0.5136638167</text:p>
          </table:table-cell>
          <table:table-cell office:value-type="float" office:value="0.538061455606588" calcext:value-type="float">
            <text:p>0.5380614556</text:p>
          </table:table-cell>
          <table:table-cell office:value-type="float" office:value="0.346433823163567" calcext:value-type="float">
            <text:p>0.3464338232</text:p>
          </table:table-cell>
        </table:table-row>
        <table:table-row table:style-name="ro1">
          <table:table-cell office:value-type="float" office:value="0.479143766247362" calcext:value-type="float">
            <text:p>0.4791437662</text:p>
          </table:table-cell>
          <table:table-cell office:value-type="float" office:value="0.514307389624786" calcext:value-type="float">
            <text:p>0.5143073896</text:p>
          </table:table-cell>
          <table:table-cell office:value-type="float" office:value="0.328760827306505" calcext:value-type="float">
            <text:p>0.3287608273</text:p>
          </table:table-cell>
          <table:table-cell/>
          <table:table-cell office:value-type="float" office:value="0.51351588064349" calcext:value-type="float">
            <text:p>0.5135158806</text:p>
          </table:table-cell>
          <table:table-cell office:value-type="float" office:value="0.540477564529205" calcext:value-type="float">
            <text:p>0.5404775645</text:p>
          </table:table-cell>
          <table:table-cell office:value-type="float" office:value="0.338877540164138" calcext:value-type="float">
            <text:p>0.3388775402</text:p>
          </table:table-cell>
        </table:table-row>
        <table:table-row table:style-name="ro1">
          <table:table-cell office:value-type="float" office:value="0.478262184418814" calcext:value-type="float">
            <text:p>0.4782621844</text:p>
          </table:table-cell>
          <table:table-cell office:value-type="float" office:value="0.515771998673845" calcext:value-type="float">
            <text:p>0.5157719987</text:p>
          </table:table-cell>
          <table:table-cell office:value-type="float" office:value="0.320403669975222" calcext:value-type="float">
            <text:p>0.32040367</text:p>
          </table:table-cell>
          <table:table-cell/>
          <table:table-cell office:value-type="float" office:value="0.513790774513106" calcext:value-type="float">
            <text:p>0.5137907745</text:p>
          </table:table-cell>
          <table:table-cell office:value-type="float" office:value="0.543038930950035" calcext:value-type="float">
            <text:p>0.543038931</text:p>
          </table:table-cell>
          <table:table-cell office:value-type="float" office:value="0.33161556852308" calcext:value-type="float">
            <text:p>0.3316155685</text:p>
          </table:table-cell>
        </table:table-row>
        <table:table-row table:style-name="ro1">
          <table:table-cell office:value-type="float" office:value="0.477712275425258" calcext:value-type="float">
            <text:p>0.4777122754</text:p>
          </table:table-cell>
          <table:table-cell office:value-type="float" office:value="0.517276116410622" calcext:value-type="float">
            <text:p>0.5172761164</text:p>
          </table:table-cell>
          <table:table-cell office:value-type="float" office:value="0.312288282230297" calcext:value-type="float">
            <text:p>0.3122882822</text:p>
          </table:table-cell>
          <table:table-cell/>
          <table:table-cell office:value-type="float" office:value="0.514472835074005" calcext:value-type="float">
            <text:p>0.5144728351</text:p>
          </table:table-cell>
          <table:table-cell office:value-type="float" office:value="0.54575572312399" calcext:value-type="float">
            <text:p>0.5457557231</text:p>
          </table:table-cell>
          <table:table-cell office:value-type="float" office:value="0.324656442605979" calcext:value-type="float">
            <text:p>0.3246564426</text:p>
          </table:table-cell>
        </table:table-row>
        <table:table-row table:style-name="ro1">
          <table:table-cell office:value-type="float" office:value="0.477469160442526" calcext:value-type="float">
            <text:p>0.4774691604</text:p>
          </table:table-cell>
          <table:table-cell office:value-type="float" office:value="0.518828922252325" calcext:value-type="float">
            <text:p>0.5188289223</text:p>
          </table:table-cell>
          <table:table-cell office:value-type="float" office:value="0.304410936171491" calcext:value-type="float">
            <text:p>0.3044109362</text:p>
          </table:table-cell>
          <table:table-cell/>
          <table:table-cell office:value-type="float" office:value="0.515549609909451" calcext:value-type="float">
            <text:p>0.5155496099</text:p>
          </table:table-cell>
          <table:table-cell office:value-type="float" office:value="0.548640072372383" calcext:value-type="float">
            <text:p>0.5486400724</text:p>
          </table:table-cell>
          <table:table-cell office:value-type="float" office:value="0.318010464166879" calcext:value-type="float">
            <text:p>0.3180104642</text:p>
          </table:table-cell>
        </table:table-row>
        <table:table-row table:style-name="ro1">
          <table:table-cell office:value-type="float" office:value="0.477511881130957" calcext:value-type="float">
            <text:p>0.4775118811</text:p>
          </table:table-cell>
          <table:table-cell office:value-type="float" office:value="0.520441035706936" calcext:value-type="float">
            <text:p>0.5204410357</text:p>
          </table:table-cell>
          <table:table-cell office:value-type="float" office:value="0.296768751782476" calcext:value-type="float">
            <text:p>0.2967687518</text:p>
          </table:table-cell>
          <table:table-cell/>
          <table:table-cell office:value-type="float" office:value="0.517011883955797" calcext:value-type="float">
            <text:p>0.517011884</text:p>
          </table:table-cell>
          <table:table-cell office:value-type="float" office:value="0.55170576818014" calcext:value-type="float">
            <text:p>0.5517057682</text:p>
          </table:table-cell>
          <table:table-cell office:value-type="float" office:value="0.311689969195912" calcext:value-type="float">
            <text:p>0.3116899692</text:p>
          </table:table-cell>
        </table:table-row>
        <table:table-row table:style-name="ro1">
          <table:table-cell office:value-type="float" office:value="0.477823270183653" calcext:value-type="float">
            <text:p>0.4778232702</text:p>
          </table:table-cell>
          <table:table-cell office:value-type="float" office:value="0.522124299885122" calcext:value-type="float">
            <text:p>0.5221242999</text:p>
          </table:table-cell>
          <table:table-cell office:value-type="float" office:value="0.289359704374194" calcext:value-type="float">
            <text:p>0.2893597044</text:p>
          </table:table-cell>
          <table:table-cell/>
          <table:table-cell office:value-type="float" office:value="0.518853651952307" calcext:value-type="float">
            <text:p>0.518853652</text:p>
          </table:table-cell>
          <table:table-cell office:value-type="float" office:value="0.554967985690701" calcext:value-type="float">
            <text:p>0.5549679857</text:p>
          </table:table-cell>
          <table:table-cell office:value-type="float" office:value="0.305709622179619" calcext:value-type="float">
            <text:p>0.3057096222</text:p>
          </table:table-cell>
        </table:table-row>
        <table:table-row table:style-name="ro1">
          <table:table-cell office:value-type="float" office:value="0.478389797568699" calcext:value-type="float">
            <text:p>0.4783897976</text:p>
          </table:table-cell>
          <table:table-cell office:value-type="float" office:value="0.523891631143484" calcext:value-type="float">
            <text:p>0.5238916311</text:p>
          </table:table-cell>
          <table:table-cell office:value-type="float" office:value="0.282182654807902" calcext:value-type="float">
            <text:p>0.2821826548</text:p>
          </table:table-cell>
          <table:table-cell/>
          <table:table-cell office:value-type="float" office:value="0.521072047410914" calcext:value-type="float">
            <text:p>0.5210720474</text:p>
          </table:table-cell>
          <table:table-cell office:value-type="float" office:value="0.558443033203798" calcext:value-type="float">
            <text:p>0.5584430332</text:p>
          </table:table-cell>
          <table:table-cell office:value-type="float" office:value="0.30008674506299" calcext:value-type="float">
            <text:p>0.3000867451</text:p>
          </table:table-cell>
        </table:table-row>
        <table:table-row table:style-name="ro1">
          <table:table-cell office:value-type="float" office:value="0.479201405966353" calcext:value-type="float">
            <text:p>0.479201406</text:p>
          </table:table-cell>
          <table:table-cell office:value-type="float" office:value="0.525756924360035" calcext:value-type="float">
            <text:p>0.5257569244</text:p>
          </table:table-cell>
          <table:table-cell office:value-type="float" office:value="0.275237404854676" calcext:value-type="float">
            <text:p>0.2752374049</text:p>
          </table:table-cell>
          <table:table-cell/>
          <table:table-cell office:value-type="float" office:value="0.523667235627628" calcext:value-type="float">
            <text:p>0.5236672356</text:p>
          </table:table-cell>
          <table:table-cell office:value-type="float" office:value="0.562148105914347" calcext:value-type="float">
            <text:p>0.5621481059</text:p>
          </table:table-cell>
          <table:table-cell office:value-type="float" office:value="0.29484168653886" calcext:value-type="float">
            <text:p>0.2948416865</text:p>
          </table:table-cell>
        </table:table-row>
        <table:table-row table:style-name="ro1">
          <table:table-cell office:value-type="float" office:value="0.480251345841146" calcext:value-type="float">
            <text:p>0.4802513458</text:p>
          </table:table-cell>
          <table:table-cell office:value-type="float" office:value="0.527735004309401" calcext:value-type="float">
            <text:p>0.5277350043</text:p>
          </table:table-cell>
          <table:table-cell office:value-type="float" office:value="0.26852477966121" calcext:value-type="float">
            <text:p>0.2685247797</text:p>
          </table:table-cell>
          <table:table-cell/>
          <table:table-cell office:value-type="float" office:value="0.526642275213346" calcext:value-type="float">
            <text:p>0.5266422752</text:p>
          </table:table-cell>
          <table:table-cell office:value-type="float" office:value="0.566101030690748" calcext:value-type="float">
            <text:p>0.5661010307</text:p>
          </table:table-cell>
          <table:table-cell office:value-type="float" office:value="0.289998235794883" calcext:value-type="float">
            <text:p>0.2899982358</text:p>
          </table:table-cell>
        </table:table-row>
        <table:table-row table:style-name="ro1">
          <table:table-cell office:value-type="float" office:value="0.481536017982704" calcext:value-type="float">
            <text:p>0.481536018</text:p>
          </table:table-cell>
          <table:table-cell office:value-type="float" office:value="0.529841614526055" calcext:value-type="float">
            <text:p>0.5298416145</text:p>
          </table:table-cell>
          <table:table-cell office:value-type="float" office:value="0.262046739386528" calcext:value-type="float">
            <text:p>0.2620467394</text:p>
          </table:table-cell>
          <table:table-cell/>
          <table:table-cell office:value-type="float" office:value="0.530002949623882" calcext:value-type="float">
            <text:p>0.5300029496</text:p>
          </table:table-cell>
          <table:table-cell office:value-type="float" office:value="0.570319985055532" calcext:value-type="float">
            <text:p>0.5703199851</text:p>
          </table:table-cell>
          <table:table-cell office:value-type="float" office:value="0.285584083269966" calcext:value-type="float">
            <text:p>0.2855840833</text:p>
          </table:table-cell>
        </table:table-row>
        <table:table-row table:style-name="ro1">
          <table:table-cell office:value-type="float" office:value="0.483054829146688" calcext:value-type="float">
            <text:p>0.4830548291</text:p>
          </table:table-cell>
          <table:table-cell office:value-type="float" office:value="0.532093435848383" calcext:value-type="float">
            <text:p>0.5320934358</text:p>
          </table:table-cell>
          <table:table-cell office:value-type="float" office:value="0.255806522504925" calcext:value-type="float">
            <text:p>0.2558065225</text:p>
          </table:table-cell>
          <table:table-cell/>
          <table:table-cell office:value-type="float" office:value="0.533757567179805" calcext:value-type="float">
            <text:p>0.5337575672</text:p>
          </table:table-cell>
          <table:table-cell office:value-type="float" office:value="0.574823171608283" calcext:value-type="float">
            <text:p>0.5748231716</text:p>
          </table:table-cell>
          <table:table-cell office:value-type="float" office:value="0.28163132904072" calcext:value-type="float">
            <text:p>0.281631329</text:p>
          </table:table-cell>
        </table:table-row>
        <table:table-row table:style-name="ro1">
          <table:table-cell office:value-type="float" office:value="0.484810064570544" calcext:value-type="float">
            <text:p>0.4848100646</text:p>
          </table:table-cell>
          <table:table-cell office:value-type="float" office:value="0.534508127467706" calcext:value-type="float">
            <text:p>0.5345081275</text:p>
          </table:table-cell>
          <table:table-cell office:value-type="float" office:value="0.249808823935897" calcext:value-type="float">
            <text:p>0.2498088239</text:p>
          </table:table-cell>
          <table:table-cell/>
          <table:table-cell office:value-type="float" office:value="0.537916725036476" calcext:value-type="float">
            <text:p>0.537916725</text:p>
          </table:table-cell>
          <table:table-cell office:value-type="float" office:value="0.579628426860976" calcext:value-type="float">
            <text:p>0.5796284269</text:p>
          </table:table-cell>
          <table:table-cell office:value-type="float" office:value="0.278177036872048" calcext:value-type="float">
            <text:p>0.2781770369</text:p>
          </table:table-cell>
        </table:table-row>
        <table:table-row table:style-name="ro1">
          <table:table-cell office:value-type="float" office:value="0.486806779565553" calcext:value-type="float">
            <text:p>0.4868067796</text:p>
          </table:table-cell>
          <table:table-cell office:value-type="float" office:value="0.53710438371524" calcext:value-type="float">
            <text:p>0.5371043837</text:p>
          </table:table-cell>
          <table:table-cell office:value-type="float" office:value="0.24406001199335" calcext:value-type="float">
            <text:p>0.244060012</text:p>
          </table:table-cell>
          <table:table-cell/>
          <table:table-cell office:value-type="float" office:value="0.542493029438917" calcext:value-type="float">
            <text:p>0.5424930294</text:p>
          </table:table-cell>
          <table:table-cell office:value-type="float" office:value="0.584752740822719" calcext:value-type="float">
            <text:p>0.5847527408</text:p>
          </table:table-cell>
          <table:table-cell office:value-type="float" office:value="0.275263828375686" calcext:value-type="float">
            <text:p>0.2752638284</text:p>
          </table:table-cell>
        </table:table-row>
        <table:table-row table:style-name="ro1">
          <table:table-cell office:value-type="float" office:value="0.489052711032349" calcext:value-type="float">
            <text:p>0.489052711</text:p>
          </table:table-cell>
          <table:table-cell office:value-type="float" office:value="0.539901999958798" calcext:value-type="float">
            <text:p>0.539902</text:p>
          </table:table-cell>
          <table:table-cell office:value-type="float" office:value="0.238568389097229" calcext:value-type="float">
            <text:p>0.2385683891</text:p>
          </table:table-cell>
          <table:table-cell/>
          <table:table-cell office:value-type="float" office:value="0.547500761322344" calcext:value-type="float">
            <text:p>0.5475007613</text:p>
          </table:table-cell>
          <table:table-cell office:value-type="float" office:value="0.59021166071584" calcext:value-type="float">
            <text:p>0.5902116607</text:p>
          </table:table-cell>
          <table:table-cell office:value-type="float" office:value="0.272940506715083" calcext:value-type="float">
            <text:p>0.2729405067</text:p>
          </table:table-cell>
        </table:table-row>
        <table:table-row table:style-name="ro1">
          <table:table-cell office:value-type="float" office:value="0.491558208545096" calcext:value-type="float">
            <text:p>0.4915582085</text:p>
          </table:table-cell>
          <table:table-cell office:value-type="float" office:value="0.542921940799864" calcext:value-type="float">
            <text:p>0.5429219408</text:p>
          </table:table-cell>
          <table:table-cell office:value-type="float" office:value="0.233344502226351" calcext:value-type="float">
            <text:p>0.2333445022</text:p>
          </table:table-cell>
          <table:table-cell/>
          <table:table-cell office:value-type="float" office:value="0.552955472856999" calcext:value-type="float">
            <text:p>0.5529554729</text:p>
          </table:table-cell>
          <table:table-cell office:value-type="float" office:value="0.596018549053882" calcext:value-type="float">
            <text:p>0.5960185491</text:p>
          </table:table-cell>
          <table:table-cell office:value-type="float" office:value="0.271262692388146" calcext:value-type="float">
            <text:p>0.2712626924</text:p>
          </table:table-cell>
        </table:table-row>
        <table:table-row table:style-name="ro1">
          <table:table-cell office:value-type="float" office:value="0.494336183531298" calcext:value-type="float">
            <text:p>0.4943361835</text:p>
          </table:table-cell>
          <table:table-cell office:value-type="float" office:value="0.546186403203293" calcext:value-type="float">
            <text:p>0.5461864032</text:p>
          </table:table-cell>
          <table:table-cell office:value-type="float" office:value="0.228401510179629" calcext:value-type="float">
            <text:p>0.2284015102</text:p>
          </table:table-cell>
          <table:table-cell/>
          <table:table-cell office:value-type="float" office:value="0.558873496870072" calcext:value-type="float">
            <text:p>0.5588734969</text:p>
          </table:table-cell>
          <table:table-cell office:value-type="float" office:value="0.602183663210318" calcext:value-type="float">
            <text:p>0.6021836632</text:p>
          </table:table-cell>
          <table:table-cell office:value-type="float" office:value="0.270293444242866" calcext:value-type="float">
            <text:p>0.2702934442</text:p>
          </table:table-cell>
        </table:table-row>
        <table:table-row table:style-name="ro1">
          <table:table-cell office:value-type="float" office:value="0.497402073967927" calcext:value-type="float">
            <text:p>0.497402074</text:p>
          </table:table-cell>
          <table:table-cell office:value-type="float" office:value="0.549718866188462" calcext:value-type="float">
            <text:p>0.5497188662</text:p>
          </table:table-cell>
          <table:table-cell office:value-type="float" office:value="0.223755615815493" calcext:value-type="float">
            <text:p>0.2237556158</text:p>
          </table:table-cell>
          <table:table-cell/>
          <table:table-cell office:value-type="float" office:value="0.565271347235733" calcext:value-type="float">
            <text:p>0.5652713472</text:p>
          </table:table-cell>
          <table:table-cell office:value-type="float" office:value="0.608713020972886" calcext:value-type="float">
            <text:p>0.608713021</text:p>
          </table:table-cell>
          <table:table-cell office:value-type="float" office:value="0.270103826391099" calcext:value-type="float">
            <text:p>0.2701038264</text:p>
          </table:table-cell>
        </table:table-row>
        <table:table-row table:style-name="ro1">
          <table:table-cell office:value-type="float" office:value="0.500773820843793" calcext:value-type="float">
            <text:p>0.5007738208</text:p>
          </table:table-cell>
          <table:table-cell office:value-type="float" office:value="0.553544117179632" calcext:value-type="float">
            <text:p>0.5535441172</text:p>
          </table:table-cell>
          <table:table-cell office:value-type="float" office:value="0.219426572500355" calcext:value-type="float">
            <text:p>0.2194265725</text:p>
          </table:table-cell>
          <table:table-cell/>
          <table:table-cell office:value-type="float" office:value="0.572164984402559" calcext:value-type="float">
            <text:p>0.5721649844</text:p>
          </table:table-cell>
          <table:table-cell office:value-type="float" office:value="0.615607015070331" calcext:value-type="float">
            <text:p>0.6156070151</text:p>
          </table:table-cell>
          <table:table-cell office:value-type="float" office:value="0.270773365392198" calcext:value-type="float">
            <text:p>0.2707733654</text:p>
          </table:table-cell>
        </table:table-row>
        <table:table-row table:style-name="ro1">
          <table:table-cell office:value-type="float" office:value="0.504471851319713" calcext:value-type="float">
            <text:p>0.5044718513</text:p>
          </table:table-cell>
          <table:table-cell office:value-type="float" office:value="0.557688242954082" calcext:value-type="float">
            <text:p>0.557688243</text:p>
          </table:table-cell>
          <table:table-cell office:value-type="float" office:value="0.215438274930896" calcext:value-type="float">
            <text:p>0.2154382749</text:p>
          </table:table-cell>
          <table:table-cell/>
          <table:table-cell office:value-type="float" office:value="0.579568916423915" calcext:value-type="float">
            <text:p>0.5795689164</text:p>
          </table:table-cell>
          <table:table-cell office:value-type="float" office:value="0.622858740259004" calcext:value-type="float">
            <text:p>0.6228587403</text:p>
          </table:table-cell>
          <table:table-cell office:value-type="float" office:value="0.272390321310031" calcext:value-type="float">
            <text:p>0.2723903213</text:p>
          </table:table-cell>
        </table:table-row>
        <table:table-row table:style-name="ro1">
          <table:table-cell office:value-type="float" office:value="0.508519061959821" calcext:value-type="float">
            <text:p>0.508519062</text:p>
          </table:table-cell>
          <table:table-cell office:value-type="float" office:value="0.562178570218662" calcext:value-type="float">
            <text:p>0.5621785702</text:p>
          </table:table-cell>
          <table:table-cell office:value-type="float" office:value="0.211819445170796" calcext:value-type="float">
            <text:p>0.2118194452</text:p>
          </table:table-cell>
          <table:table-cell/>
          <table:table-cell office:value-type="float" office:value="0.587495102516764" calcext:value-type="float">
            <text:p>0.5874951025</text:p>
          </table:table-cell>
          <table:table-cell office:value-type="float" office:value="0.630452000673877" calcext:value-type="float">
            <text:p>0.6304520007</text:p>
          </table:table-cell>
          <table:table-cell office:value-type="float" office:value="0.275051670477029" calcext:value-type="float">
            <text:p>0.2750516705</text:p>
          </table:table-cell>
        </table:table-row>
        <table:table-row table:style-name="ro1">
          <table:table-cell office:value-type="float" office:value="0.512940793505507" calcext:value-type="float">
            <text:p>0.5129407935</text:p>
          </table:table-cell>
          <table:table-cell office:value-type="float" office:value="0.567043537047345" calcext:value-type="float">
            <text:p>0.567043537</text:p>
          </table:table-cell>
          <table:table-cell office:value-type="float" office:value="0.20860442496297" calcext:value-type="float">
            <text:p>0.208604425</text:p>
          </table:table-cell>
          <table:table-cell/>
          <table:table-cell office:value-type="float" office:value="0.595951623848629" calcext:value-type="float">
            <text:p>0.5959516238</text:p>
          </table:table-cell>
          <table:table-cell office:value-type="float" office:value="0.638358974719147" calcext:value-type="float">
            <text:p>0.6383589747</text:p>
          </table:table-cell>
          <table:table-cell office:value-type="float" office:value="0.278862666854657" calcext:value-type="float">
            <text:p>0.2788626669</text:p>
          </table:table-cell>
        </table:table-row>
        <table:table-row table:style-name="ro1">
          <table:table-cell office:value-type="float" office:value="0.517764786300016" calcext:value-type="float">
            <text:p>0.5177647863</text:p>
          </table:table-cell>
          <table:table-cell office:value-type="float" office:value="0.572312471564315" calcext:value-type="float">
            <text:p>0.5723124716</text:p>
          </table:table-cell>
          <table:table-cell office:value-type="float" office:value="0.205834084853244" calcext:value-type="float">
            <text:p>0.2058340849</text:p>
          </table:table-cell>
          <table:table-cell/>
          <table:table-cell office:value-type="float" office:value="0.604941085767175" calcext:value-type="float">
            <text:p>0.6049410858</text:p>
          </table:table-cell>
          <table:table-cell office:value-type="float" office:value="0.646537532352235" calcext:value-type="float">
            <text:p>0.6465375324</text:p>
          </table:table-cell>
          <table:table-cell office:value-type="float" office:value="0.283935813273395" calcext:value-type="float">
            <text:p>0.2839358133</text:p>
          </table:table-cell>
        </table:table-row>
        <table:table-row table:style-name="ro1">
          <table:table-cell office:value-type="float" office:value="0.523021102513054" calcext:value-type="float">
            <text:p>0.5230211025</text:p>
          </table:table-cell>
          <table:table-cell office:value-type="float" office:value="0.57801524818916" calcext:value-type="float">
            <text:p>0.5780152482</text:p>
          </table:table-cell>
          <table:table-cell office:value-type="float" office:value="0.203556858971817" calcext:value-type="float">
            <text:p>0.203556859</text:p>
          </table:table-cell>
          <table:table-cell/>
          <table:table-cell office:value-type="float" office:value="0.614458718221691" calcext:value-type="float">
            <text:p>0.6144587182</text:p>
          </table:table-cell>
          <table:table-cell office:value-type="float" office:value="0.654928228404927" calcext:value-type="float">
            <text:p>0.6549282284</text:p>
          </table:table-cell>
          <table:table-cell office:value-type="float" office:value="0.290389035252115" calcext:value-type="float">
            <text:p>0.2903890353</text:p>
          </table:table-cell>
        </table:table-row>
        <table:table-row table:style-name="ro1">
          <table:table-cell office:value-type="float" office:value="0.528741997611024" calcext:value-type="float">
            <text:p>0.5287419976</text:p>
          </table:table-cell>
          <table:table-cell office:value-type="float" office:value="0.584181784308822" calcext:value-type="float">
            <text:p>0.5841817843</text:p>
          </table:table-cell>
          <table:table-cell office:value-type="float" office:value="0.201829910873103" calcext:value-type="float">
            <text:p>0.2018299109</text:p>
          </table:table-cell>
          <table:table-cell/>
          <table:table-cell office:value-type="float" office:value="0.624490148289957" calcext:value-type="float">
            <text:p>0.6244901483</text:p>
          </table:table-cell>
          <table:table-cell office:value-type="float" office:value="0.663451039344398" calcext:value-type="float">
            <text:p>0.6634510393</text:p>
          </table:table-cell>
          <table:table-cell office:value-type="float" office:value="0.298342812068156" calcext:value-type="float">
            <text:p>0.2983428121</text:p>
          </table:table-cell>
        </table:table-row>
        <table:table-row table:style-name="ro1">
          <table:table-cell office:value-type="float" office:value="0.534961718906544" calcext:value-type="float">
            <text:p>0.5349617189</text:p>
          </table:table-cell>
          <table:table-cell office:value-type="float" office:value="0.590841331278609" calcext:value-type="float">
            <text:p>0.5908413313</text:p>
          </table:table-cell>
          <table:table-cell office:value-type="float" office:value="0.200720429811395" calcext:value-type="float">
            <text:p>0.2007204298</text:p>
          </table:table-cell>
          <table:table-cell/>
          <table:table-cell office:value-type="float" office:value="0.635008832609512" calcext:value-type="float">
            <text:p>0.6350088326</text:p>
          </table:table-cell>
          <table:table-cell office:value-type="float" office:value="0.672001973591705" calcext:value-type="float">
            <text:p>0.6720019736</text:p>
          </table:table-cell>
          <table:table-cell office:value-type="float" office:value="0.30791598851369" calcext:value-type="float">
            <text:p>0.3079159885</text:p>
          </table:table-cell>
        </table:table-row>
        <table:table-row table:style-name="ro1">
          <table:table-cell office:value-type="float" office:value="0.541716203331635" calcext:value-type="float">
            <text:p>0.5417162033</text:p>
          </table:table-cell>
          <table:table-cell office:value-type="float" office:value="0.598021503144561" calcext:value-type="float">
            <text:p>0.5980215031</text:p>
          </table:table-cell>
          <table:table-cell office:value-type="float" office:value="0.200307047113482" calcext:value-type="float">
            <text:p>0.2003070471</text:p>
          </table:table-cell>
          <table:table-cell/>
          <table:table-cell office:value-type="float" office:value="0.645973160686391" calcext:value-type="float">
            <text:p>0.6459731607</text:p>
          </table:table-cell>
          <table:table-cell office:value-type="float" office:value="0.680449770696753" calcext:value-type="float">
            <text:p>0.6804497707</text:p>
          </table:table-cell>
          <table:table-cell office:value-type="float" office:value="0.319219976259752" calcext:value-type="float">
            <text:p>0.3192199763</text:p>
          </table:table-cell>
        </table:table-row>
        <table:table-row table:style-name="ro1">
          <table:table-cell office:value-type="float" office:value="0.549042639652967" calcext:value-type="float">
            <text:p>0.5490426397</text:p>
          </table:table-cell>
          <table:table-cell office:value-type="float" office:value="0.6057469745596" calcext:value-type="float">
            <text:p>0.6057469746</text:p>
          </table:table-cell>
          <table:table-cell office:value-type="float" office:value="0.200681347416095" calcext:value-type="float">
            <text:p>0.2006813474</text:p>
          </table:table-cell>
          <table:table-cell/>
          <table:table-cell office:value-type="float" office:value="0.657323275434003" calcext:value-type="float">
            <text:p>0.6573232754</text:p>
          </table:table-cell>
          <table:table-cell office:value-type="float" office:value="0.688633014081833" calcext:value-type="float">
            <text:p>0.6886330141</text:p>
          </table:table-cell>
          <table:table-cell office:value-type="float" office:value="0.33235107049752" calcext:value-type="float">
            <text:p>0.3323510705</text:p>
          </table:table-cell>
        </table:table-row>
        <table:table-row table:style-name="ro1">
          <table:table-cell office:value-type="float" office:value="0.556978852064152" calcext:value-type="float">
            <text:p>0.5569788521</text:p>
          </table:table-cell>
          <table:table-cell office:value-type="float" office:value="0.614037766480516" calcext:value-type="float">
            <text:p>0.6140377665</text:p>
          </table:table-cell>
          <table:table-cell office:value-type="float" office:value="0.201949427545825" calcext:value-type="float">
            <text:p>0.2019494275</text:p>
          </table:table-cell>
          <table:table-cell/>
          <table:table-cell office:value-type="float" office:value="0.668977707817848" calcext:value-type="float">
            <text:p>0.6689777078</text:p>
          </table:table-cell>
          <table:table-cell office:value-type="float" office:value="0.696358113711447" calcext:value-type="float">
            <text:p>0.6963581137</text:p>
          </table:table-cell>
          <table:table-cell office:value-type="float" office:value="0.347380675172087" calcext:value-type="float">
            <text:p>0.3473806752</text:p>
          </table:table-cell>
        </table:table-row>
        <table:table-row table:style-name="ro1">
          <table:table-cell office:value-type="float" office:value="0.565562452414957" calcext:value-type="float">
            <text:p>0.5655624524</text:p>
          </table:table-cell>
          <table:table-cell office:value-type="float" office:value="0.622907025331122" calcext:value-type="float">
            <text:p>0.6229070253</text:p>
          </table:table-cell>
          <table:table-cell office:value-type="float" office:value="0.204233424329588" calcext:value-type="float">
            <text:p>0.2042334243</text:p>
          </table:table-cell>
          <table:table-cell/>
          <table:table-cell office:value-type="float" office:value="0.680829990468415" calcext:value-type="float">
            <text:p>0.6808299905</text:p>
          </table:table-cell>
          <table:table-cell office:value-type="float" office:value="0.703398760287843" calcext:value-type="float">
            <text:p>0.7033987603</text:p>
          </table:table-cell>
          <table:table-cell office:value-type="float" office:value="0.364343372778237" calcext:value-type="float">
            <text:p>0.3643433728</text:p>
          </table:table-cell>
        </table:table-row>
        <table:table-row table:style-name="ro1">
          <table:table-cell office:value-type="float" office:value="0.574829697400259" calcext:value-type="float">
            <text:p>0.5748296974</text:p>
          </table:table-cell>
          <table:table-cell office:value-type="float" office:value="0.632358190137185" calcext:value-type="float">
            <text:p>0.6323581901</text:p>
          </table:table-cell>
          <table:table-cell office:value-type="float" office:value="0.207672888766665" calcext:value-type="float">
            <text:p>0.2076728888</text:p>
          </table:table-cell>
          <table:table-cell/>
          <table:table-cell office:value-type="float" office:value="0.692745501213161" calcext:value-type="float">
            <text:p>0.6927455012</text:p>
          </table:table-cell>
          <table:table-cell office:value-type="float" office:value="0.709497592547303" calcext:value-type="float">
            <text:p>0.7094975925</text:p>
          </table:table-cell>
          <table:table-cell office:value-type="float" office:value="0.383223018242812" calcext:value-type="float">
            <text:p>0.3832230182</text:p>
          </table:table-cell>
        </table:table-row>
        <table:table-row table:style-name="ro1">
          <table:table-cell office:value-type="float" office:value="0.584813975243949" calcext:value-type="float">
            <text:p>0.5848139752</text:p>
          </table:table-cell>
          <table:table-cell office:value-type="float" office:value="0.642381435601092" calcext:value-type="float">
            <text:p>0.6423814356</text:p>
          </table:table-cell>
          <table:table-cell office:value-type="float" office:value="0.212425824577238" calcext:value-type="float">
            <text:p>0.2124258246</text:p>
          </table:table-cell>
          <table:table-cell/>
          <table:table-cell office:value-type="float" office:value="0.704558889055355" calcext:value-type="float">
            <text:p>0.7045588891</text:p>
          </table:table-cell>
          <table:table-cell office:value-type="float" office:value="0.714370921170743" calcext:value-type="float">
            <text:p>0.7143709212</text:p>
          </table:table-cell>
          <table:table-cell office:value-type="float" office:value="0.403937402543886" calcext:value-type="float">
            <text:p>0.4039374025</text:p>
          </table:table-cell>
        </table:table-row>
        <table:table-row table:style-name="ro1">
          <table:table-cell office:value-type="float" office:value="0.595543834641043" calcext:value-type="float">
            <text:p>0.5955438346</text:p>
          </table:table-cell>
          <table:table-cell office:value-type="float" office:value="0.652949281801484" calcext:value-type="float">
            <text:p>0.6529492818</text:p>
          </table:table-cell>
          <table:table-cell office:value-type="float" office:value="0.218669131025568" calcext:value-type="float">
            <text:p>0.218669131</text:p>
          </table:table-cell>
          <table:table-cell/>
          <table:table-cell office:value-type="float" office:value="0.716072544283911" calcext:value-type="float">
            <text:p>0.7160725443</text:p>
          </table:table-cell>
          <table:table-cell office:value-type="float" office:value="0.717717367687289" calcext:value-type="float">
            <text:p>0.7177173677</text:p>
          </table:table-cell>
          <table:table-cell office:value-type="float" office:value="0.426322527398646" calcext:value-type="float">
            <text:p>0.4263225274</text:p>
          </table:table-cell>
        </table:table-row>
        <table:table-row table:style-name="ro1">
          <table:table-cell office:value-type="float" office:value="0.607040458529342" calcext:value-type="float">
            <text:p>0.6070404585</text:p>
          </table:table-cell>
          <table:table-cell office:value-type="float" office:value="0.664011280094807" calcext:value-type="float">
            <text:p>0.6640112801</text:p>
          </table:table-cell>
          <table:table-cell office:value-type="float" office:value="0.226598090768829" calcext:value-type="float">
            <text:p>0.2265980908</text:p>
          </table:table-cell>
          <table:table-cell/>
          <table:table-cell office:value-type="float" office:value="0.727056675681901" calcext:value-type="float">
            <text:p>0.7270566757</text:p>
          </table:table-cell>
          <table:table-cell office:value-type="float" office:value="0.719231140668179" calcext:value-type="float">
            <text:p>0.7192311407</text:p>
          </table:table-cell>
          <table:table-cell office:value-type="float" office:value="0.450118134641083" calcext:value-type="float">
            <text:p>0.4501181346</text:p>
          </table:table-cell>
        </table:table-row>
        <table:table-row table:style-name="ro1">
          <table:table-cell office:value-type="float" office:value="0.619314479235916" calcext:value-type="float">
            <text:p>0.6193144792</text:p>
          </table:table-cell>
          <table:table-cell office:value-type="float" office:value="0.675487729730255" calcext:value-type="float">
            <text:p>0.6754877297</text:p>
          </table:table-cell>
          <table:table-cell office:value-type="float" office:value="0.236424423158215" calcext:value-type="float">
            <text:p>0.2364244232</text:p>
          </table:table-cell>
          <table:table-cell/>
          <table:table-cell office:value-type="float" office:value="0.737251626424696" calcext:value-type="float">
            <text:p>0.7372516264</text:p>
          </table:table-cell>
          <table:table-cell office:value-type="float" office:value="0.718620314409369" calcext:value-type="float">
            <text:p>0.7186203144</text:p>
          </table:table-cell>
          <table:table-cell office:value-type="float" office:value="0.474956771641099" calcext:value-type="float">
            <text:p>0.4749567716</text:p>
          </table:table-cell>
        </table:table-row>
        <table:table-row table:style-name="ro1">
          <table:table-cell office:value-type="float" office:value="0.632362033693104" calcext:value-type="float">
            <text:p>0.6323620337</text:p>
          </table:table-cell>
          <table:table-cell office:value-type="float" office:value="0.687262463970457" calcext:value-type="float">
            <text:p>0.687262464</text:p>
          </table:table-cell>
          <table:table-cell office:value-type="float" office:value="0.248372286210739" calcext:value-type="float">
            <text:p>0.2483722862</text:p>
          </table:table-cell>
          <table:table-cell/>
          <table:table-cell office:value-type="float" office:value="0.746373061938357" calcext:value-type="float">
            <text:p>0.7463730619</text:p>
          </table:table-cell>
          <table:table-cell office:value-type="float" office:value="0.715629840288596" calcext:value-type="float">
            <text:p>0.7156298403</text:p>
          </table:table-cell>
          <table:table-cell office:value-type="float" office:value="0.500359212015776" calcext:value-type="float">
            <text:p>0.500359212</text:p>
          </table:table-cell>
        </table:table-row>
        <table:table-row table:style-name="ro1">
          <table:table-cell office:value-type="float" office:value="0.646159973621942" calcext:value-type="float">
            <text:p>0.6461599736</text:p>
          </table:table-cell>
          <table:table-cell office:value-type="float" office:value="0.699174884836523" calcext:value-type="float">
            <text:p>0.6991748848</text:p>
          </table:table-cell>
          <table:table-cell office:value-type="float" office:value="0.262671468541842" calcext:value-type="float">
            <text:p>0.2626714685</text:p>
          </table:table-cell>
          <table:table-cell/>
          <table:table-cell office:value-type="float" office:value="0.754120557078694" calcext:value-type="float">
            <text:p>0.7541205571</text:p>
          </table:table-cell>
          <table:table-cell office:value-type="float" office:value="0.710068095977998" calcext:value-type="float">
            <text:p>0.710068096</text:p>
          </table:table-cell>
          <table:table-cell office:value-type="float" office:value="0.52573928634957" calcext:value-type="float">
            <text:p>0.5257392863</text:p>
          </table:table-cell>
        </table:table-row>
        <table:table-row table:style-name="ro1">
          <table:table-cell office:value-type="float" office:value="0.660660183982376" calcext:value-type="float">
            <text:p>0.660660184</text:p>
          </table:table-cell>
          <table:table-cell office:value-type="float" office:value="0.711011640844706" calcext:value-type="float">
            <text:p>0.7110116408</text:p>
          </table:table-cell>
          <table:table-cell office:value-type="float" office:value="0.279546890708827" calcext:value-type="float">
            <text:p>0.2795468907</text:p>
          </table:table-cell>
          <table:table-cell/>
          <table:table-cell office:value-type="float" office:value="0.760189857669704" calcext:value-type="float">
            <text:p>0.7601898577</text:p>
          </table:table-cell>
          <table:table-cell office:value-type="float" office:value="0.701834635444682" calcext:value-type="float">
            <text:p>0.7018346354</text:p>
          </table:table-cell>
          <table:table-cell office:value-type="float" office:value="0.550420864448456" calcext:value-type="float">
            <text:p>0.5504208644</text:p>
          </table:table-cell>
        </table:table-row>
        <table:table-row table:style-name="ro1">
          <table:table-cell office:value-type="float" office:value="0.675783034151948" calcext:value-type="float">
            <text:p>0.6757830342</text:p>
          </table:table-cell>
          <table:table-cell office:value-type="float" office:value="0.722498649915078" calcext:value-type="float">
            <text:p>0.7224986499</text:p>
          </table:table-cell>
          <table:table-cell office:value-type="float" office:value="0.299203477019301" calcext:value-type="float">
            <text:p>0.299203477</text:p>
          </table:table-cell>
          <table:table-cell/>
          <table:table-cell office:value-type="float" office:value="0.764288669886774" calcext:value-type="float">
            <text:p>0.7642886699</text:p>
          </table:table-cell>
          <table:table-cell office:value-type="float" office:value="0.690945636051191" calcext:value-type="float">
            <text:p>0.6909456361</text:p>
          </table:table-cell>
          <table:table-cell office:value-type="float" office:value="0.573668642844248" calcext:value-type="float">
            <text:p>0.5736686428</text:p>
          </table:table-cell>
        </table:table-row>
        <table:table-row table:style-name="ro1">
          <table:table-cell office:value-type="float" office:value="0.691410102760096" calcext:value-type="float">
            <text:p>0.6914101028</text:p>
          </table:table-cell>
          <table:table-cell office:value-type="float" office:value="0.733294579417398" calcext:value-type="float">
            <text:p>0.7332945794</text:p>
          </table:table-cell>
          <table:table-cell office:value-type="float" office:value="0.321805531769495" calcext:value-type="float">
            <text:p>0.3218055318</text:p>
          </table:table-cell>
          <table:table-cell/>
          <table:table-cell office:value-type="float" office:value="0.766155252166624" calcext:value-type="float">
            <text:p>0.7661552522</text:p>
          </table:table-cell>
          <table:table-cell office:value-type="float" office:value="0.677552668224249" calcext:value-type="float">
            <text:p>0.6775526682</text:p>
          </table:table-cell>
          <table:table-cell office:value-type="float" office:value="0.594732429024307" calcext:value-type="float">
            <text:p>0.594732429</text:p>
          </table:table-cell>
        </table:table-row>
        <table:table-row table:style-name="ro1">
          <table:table-cell office:value-type="float" office:value="0.707376491814069" calcext:value-type="float">
            <text:p>0.7073764918</text:p>
          </table:table-cell>
          <table:table-cell office:value-type="float" office:value="0.742987396136653" calcext:value-type="float">
            <text:p>0.7429873961</text:p>
          </table:table-cell>
          <table:table-cell office:value-type="float" office:value="0.34745005382607" calcext:value-type="float">
            <text:p>0.3474500538</text:p>
          </table:table-cell>
          <table:table-cell/>
          <table:table-cell office:value-type="float" office:value="0.765578413275455" calcext:value-type="float">
            <text:p>0.7655784133</text:p>
          </table:table-cell>
          <table:table-cell office:value-type="float" office:value="0.661950236522622" calcext:value-type="float">
            <text:p>0.6619502365</text:p>
          </table:table-cell>
          <table:table-cell office:value-type="float" office:value="0.612901928202622" calcext:value-type="float">
            <text:p>0.6129019282</text:p>
          </table:table-cell>
        </table:table-row>
        <table:table-row table:style-name="ro1">
          <table:table-cell office:value-type="float" office:value="0.723463288562665" calcext:value-type="float">
            <text:p>0.7234632886</text:p>
          </table:table-cell>
          <table:table-cell office:value-type="float" office:value="0.75109614135768" calcext:value-type="float">
            <text:p>0.7510961414</text:p>
          </table:table-cell>
          <table:table-cell office:value-type="float" office:value="0.376134069745542" calcext:value-type="float">
            <text:p>0.3761340697</text:p>
          </table:table-cell>
          <table:table-cell/>
          <table:table-cell office:value-type="float" office:value="0.762416883092057" calcext:value-type="float">
            <text:p>0.7624168831</text:p>
          </table:table-cell>
          <table:table-cell office:value-type="float" office:value="0.644568413524105" calcext:value-type="float">
            <text:p>0.6445684135</text:p>
          </table:table-cell>
          <table:table-cell office:value-type="float" office:value="0.627566118528843" calcext:value-type="float">
            <text:p>0.6275661185</text:p>
          </table:table-cell>
        </table:table-row>
        <table:table-row table:style-name="ro1">
          <table:table-cell office:value-type="float" office:value="0.739391045012732" calcext:value-type="float">
            <text:p>0.739391045</text:p>
          </table:table-cell>
          <table:table-cell office:value-type="float" office:value="0.757080559418165" calcext:value-type="float">
            <text:p>0.7570805594</text:p>
          </table:table-cell>
          <table:table-cell office:value-type="float" office:value="0.407717181103049" calcext:value-type="float">
            <text:p>0.4077171811</text:p>
          </table:table-cell>
          <table:table-cell/>
          <table:table-cell office:value-type="float" office:value="0.75661559383612" calcext:value-type="float">
            <text:p>0.7566155938</text:p>
          </table:table-cell>
          <table:table-cell office:value-type="float" office:value="0.625948944904091" calcext:value-type="float">
            <text:p>0.6259489449</text:p>
          </table:table-cell>
          <table:table-cell office:value-type="float" office:value="0.638268945988198" calcext:value-type="float">
            <text:p>0.638268946</text:p>
          </table:table-cell>
        </table:table-row>
        <table:table-row table:style-name="ro1">
          <table:table-cell office:value-type="float" office:value="0.754815506888385" calcext:value-type="float">
            <text:p>0.7548155069</text:p>
          </table:table-cell>
          <table:table-cell office:value-type="float" office:value="0.76036141794128" calcext:value-type="float">
            <text:p>0.7603614179</text:p>
          </table:table-cell>
          <table:table-cell office:value-type="float" office:value="0.441882187055008" calcext:value-type="float">
            <text:p>0.4418821871</text:p>
          </table:table-cell>
          <table:table-cell/>
          <table:table-cell office:value-type="float" office:value="0.748216369444465" calcext:value-type="float">
            <text:p>0.7482163694</text:p>
          </table:table-cell>
          <table:table-cell office:value-type="float" office:value="0.606706197289467" calcext:value-type="float">
            <text:p>0.6067061973</text:p>
          </table:table-cell>
          <table:table-cell office:value-type="float" office:value="0.644752189437499" calcext:value-type="float">
            <text:p>0.6447521894</text:p>
          </table:table-cell>
        </table:table-row>
        <table:table-row table:style-name="ro1">
          <table:table-cell office:value-type="float" office:value="0.769327186764941" calcext:value-type="float">
            <text:p>0.7693271868</text:p>
          </table:table-cell>
          <table:table-cell office:value-type="float" office:value="0.760354020837382" calcext:value-type="float">
            <text:p>0.7603540208</text:p>
          </table:table-cell>
          <table:table-cell office:value-type="float" office:value="0.478098817305755" calcext:value-type="float">
            <text:p>0.4780988173</text:p>
          </table:table-cell>
          <table:table-cell/>
          <table:table-cell office:value-type="float" office:value="0.7373609909642" calcext:value-type="float">
            <text:p>0.737360991</text:p>
          </table:table-cell>
          <table:table-cell office:value-type="float" office:value="0.587477572234218" calcext:value-type="float">
            <text:p>0.5874775722</text:p>
          </table:table-cell>
          <table:table-cell office:value-type="float" office:value="0.646977601845443" calcext:value-type="float">
            <text:p>0.6469776018</text:p>
          </table:table-cell>
        </table:table-row>
        <table:table-row table:style-name="ro1">
          <table:table-cell office:value-type="float" office:value="0.782456647479644" calcext:value-type="float">
            <text:p>0.7824566475</text:p>
          </table:table-cell>
          <table:table-cell office:value-type="float" office:value="0.756516190162615" calcext:value-type="float">
            <text:p>0.7565161902</text:p>
          </table:table-cell>
          <table:table-cell office:value-type="float" office:value="0.515598020779329" calcext:value-type="float">
            <text:p>0.5155980208</text:p>
          </table:table-cell>
          <table:table-cell/>
          <table:table-cell office:value-type="float" office:value="0.724285581381993" calcext:value-type="float">
            <text:p>0.7242855814</text:p>
          </table:table-cell>
          <table:table-cell office:value-type="float" office:value="0.568870567549073" calcext:value-type="float">
            <text:p>0.5688705675</text:p>
          </table:table-cell>
          <table:table-cell office:value-type="float" office:value="0.64512386910436" calcext:value-type="float">
            <text:p>0.6451238691</text:p>
          </table:table-cell>
        </table:table-row>
        <table:table-row table:style-name="ro1">
          <table:table-cell office:value-type="float" office:value="0.79368740022404" calcext:value-type="float">
            <text:p>0.7936874002</text:p>
          </table:table-cell>
          <table:table-cell office:value-type="float" office:value="0.74840958310652" calcext:value-type="float">
            <text:p>0.7484095831</text:p>
          </table:table-cell>
          <table:table-cell office:value-type="float" office:value="0.55336628662229" calcext:value-type="float">
            <text:p>0.5533662866</text:p>
          </table:table-cell>
          <table:table-cell/>
          <table:table-cell office:value-type="float" office:value="0.70930656876042" calcext:value-type="float">
            <text:p>0.7093065688</text:p>
          </table:table-cell>
          <table:table-cell office:value-type="float" office:value="0.551414649512583" calcext:value-type="float">
            <text:p>0.5514146495</text:p>
          </table:table-cell>
          <table:table-cell office:value-type="float" office:value="0.639558787572691" calcext:value-type="float">
            <text:p>0.6395587876</text:p>
          </table:table-cell>
        </table:table-row>
        <table:table-row table:style-name="ro1">
          <table:table-cell office:value-type="float" office:value="0.80247794869333" calcext:value-type="float">
            <text:p>0.8024779487</text:p>
          </table:table-cell>
          <table:table-cell office:value-type="float" office:value="0.735769552120696" calcext:value-type="float">
            <text:p>0.7357695521</text:p>
          </table:table-cell>
          <table:table-cell office:value-type="float" office:value="0.590170131508104" calcext:value-type="float">
            <text:p>0.5901701315</text:p>
          </table:table-cell>
          <table:table-cell/>
          <table:table-cell office:value-type="float" office:value="0.692799843004963" calcext:value-type="float">
            <text:p>0.692799843</text:p>
          </table:table-cell>
          <table:table-cell office:value-type="float" office:value="0.535525089365335" calcext:value-type="float">
            <text:p>0.5355250894</text:p>
          </table:table-cell>
          <table:table-cell office:value-type="float" office:value="0.630791972953416" calcext:value-type="float">
            <text:p>0.630791973</text:p>
          </table:table-cell>
        </table:table-row>
        <table:table-row table:style-name="ro1">
          <table:table-cell office:value-type="float" office:value="0.808293554240686" calcext:value-type="float">
            <text:p>0.8082935542</text:p>
          </table:table-cell>
          <table:table-cell office:value-type="float" office:value="0.718574273609618" calcext:value-type="float">
            <text:p>0.7185742736</text:p>
          </table:table-cell>
          <table:table-cell office:value-type="float" office:value="0.624618941694776" calcext:value-type="float">
            <text:p>0.6246189417</text:p>
          </table:table-cell>
          <table:table-cell/>
          <table:table-cell office:value-type="float" office:value="0.675175778063632" calcext:value-type="float">
            <text:p>0.6751757781</text:p>
          </table:table-cell>
          <table:table-cell office:value-type="float" office:value="0.521483190506145" calcext:value-type="float">
            <text:p>0.5214831905</text:p>
          </table:table-cell>
          <table:table-cell office:value-type="float" office:value="0.619416904016597" calcext:value-type="float">
            <text:p>0.619416904</text:p>
          </table:table-cell>
        </table:table-row>
        <table:table-row table:style-name="ro1">
          <table:table-cell office:value-type="float" office:value="0.810646673218369" calcext:value-type="float">
            <text:p>0.8106466732</text:p>
          </table:table-cell>
          <table:table-cell office:value-type="float" office:value="0.697099689552677" calcext:value-type="float">
            <text:p>0.6970996896</text:p>
          </table:table-cell>
          <table:table-cell office:value-type="float" office:value="0.655268788487598" calcext:value-type="float">
            <text:p>0.6552687885</text:p>
          </table:table-cell>
          <table:table-cell/>
          <table:table-cell office:value-type="float" office:value="0.656853285957503" calcext:value-type="float">
            <text:p>0.656853286</text:p>
          </table:table-cell>
          <table:table-cell office:value-type="float" office:value="0.509433766368128" calcext:value-type="float">
            <text:p>0.5094337664</text:p>
          </table:table-cell>
          <table:table-cell office:value-type="float" office:value="0.60605221491152" calcext:value-type="float">
            <text:p>0.6060522149</text:p>
          </table:table-cell>
        </table:table-row>
        <table:table-row table:style-name="ro1">
          <table:table-cell office:value-type="float" office:value="0.809142841101882" calcext:value-type="float">
            <text:p>0.8091428411</text:p>
          </table:table-cell>
          <table:table-cell office:value-type="float" office:value="0.671944727484159" calcext:value-type="float">
            <text:p>0.6719447275</text:p>
          </table:table-cell>
          <table:table-cell office:value-type="float" office:value="0.680760560482119" calcext:value-type="float">
            <text:p>0.6807605605</text:p>
          </table:table-cell>
          <table:table-cell/>
          <table:table-cell office:value-type="float" office:value="0.638235913207251" calcext:value-type="float">
            <text:p>0.6382359132</text:p>
          </table:table-cell>
          <table:table-cell office:value-type="float" office:value="0.499397425093806" calcext:value-type="float">
            <text:p>0.4993974251</text:p>
          </table:table-cell>
          <table:table-cell office:value-type="float" office:value="0.591290805342773" calcext:value-type="float">
            <text:p>0.5912908053</text:p>
          </table:table-cell>
        </table:table-row>
        <table:table-row table:style-name="ro1">
          <table:table-cell office:value-type="float" office:value="0.803526456826344" calcext:value-type="float">
            <text:p>0.8035264568</text:p>
          </table:table-cell>
          <table:table-cell office:value-type="float" office:value="0.644013271567575" calcext:value-type="float">
            <text:p>0.6440132716</text:p>
          </table:table-cell>
          <table:table-cell office:value-type="float" office:value="0.699974402169093" calcext:value-type="float">
            <text:p>0.6999744022</text:p>
          </table:table-cell>
          <table:table-cell/>
          <table:table-cell office:value-type="float" office:value="0.619692290277536" calcext:value-type="float">
            <text:p>0.6196922903</text:p>
          </table:table-cell>
          <table:table-cell office:value-type="float" office:value="0.491293045755519" calcext:value-type="float">
            <text:p>0.4912930458</text:p>
          </table:table-cell>
          <table:table-cell office:value-type="float" office:value="0.575662292568736" calcext:value-type="float">
            <text:p>0.5756622926</text:p>
          </table:table-cell>
        </table:table-row>
        <table:table-row table:style-name="ro1">
          <table:table-cell office:value-type="float" office:value="0.793719160077362" calcext:value-type="float">
            <text:p>0.7937191601</text:p>
          </table:table-cell>
          <table:table-cell office:value-type="float" office:value="0.614446612269929" calcext:value-type="float">
            <text:p>0.6144466123</text:p>
          </table:table-cell>
          <table:table-cell office:value-type="float" office:value="0.712172597821042" calcext:value-type="float">
            <text:p>0.7121725978</text:p>
          </table:table-cell>
          <table:table-cell/>
          <table:table-cell office:value-type="float" office:value="0.60154224397815" calcext:value-type="float">
            <text:p>0.601542244</text:p>
          </table:table-cell>
          <table:table-cell office:value-type="float" office:value="0.484965136161417" calcext:value-type="float">
            <text:p>0.4849651362</text:p>
          </table:table-cell>
          <table:table-cell office:value-type="float" office:value="0.559610745009988" calcext:value-type="float">
            <text:p>0.559610745</text:p>
          </table:table-cell>
        </table:table-row>
        <table:table-row table:style-name="ro1">
          <table:table-cell office:value-type="float" office:value="0.779843128488966" calcext:value-type="float">
            <text:p>0.7798431285</text:p>
          </table:table-cell>
          <table:table-cell office:value-type="float" office:value="0.584511777457427" calcext:value-type="float">
            <text:p>0.5845117775</text:p>
          </table:table-cell>
          <table:table-cell office:value-type="float" office:value="0.717099331563659" calcext:value-type="float">
            <text:p>0.7170993316</text:p>
          </table:table-cell>
          <table:table-cell/>
          <table:table-cell office:value-type="float" office:value="0.584048859776621" calcext:value-type="float">
            <text:p>0.5840488598</text:p>
          </table:table-cell>
          <table:table-cell office:value-type="float" office:value="0.480211351151804" calcext:value-type="float">
            <text:p>0.4802113512</text:p>
          </table:table-cell>
          <table:table-cell office:value-type="float" office:value="0.543486569960005" calcext:value-type="float">
            <text:p>0.54348657</text:p>
          </table:table-cell>
        </table:table-row>
        <table:table-row table:style-name="ro1">
          <table:table-cell office:value-type="float" office:value="0.762223265924876" calcext:value-type="float">
            <text:p>0.7622232659</text:p>
          </table:table-cell>
          <table:table-cell office:value-type="float" office:value="0.555463900775168" calcext:value-type="float">
            <text:p>0.5554639008</text:p>
          </table:table-cell>
          <table:table-cell office:value-type="float" office:value="0.715011724566783" calcext:value-type="float">
            <text:p>0.7150117246</text:p>
          </table:table-cell>
          <table:table-cell/>
          <table:table-cell office:value-type="float" office:value="0.56741595496521" calcext:value-type="float">
            <text:p>0.567415955</text:p>
          </table:table-cell>
          <table:table-cell office:value-type="float" office:value="0.47680680452614" calcext:value-type="float">
            <text:p>0.4768068045</text:p>
          </table:table-cell>
          <table:table-cell office:value-type="float" office:value="0.527549484065443" calcext:value-type="float">
            <text:p>0.5275494841</text:p>
          </table:table-cell>
        </table:table-row>
        <table:table-row table:style-name="ro1">
          <table:table-cell office:value-type="float" office:value="0.741365898305775" calcext:value-type="float">
            <text:p>0.7413658983</text:p>
          </table:table-cell>
          <table:table-cell office:value-type="float" office:value="0.528409663468578" calcext:value-type="float">
            <text:p>0.5284096635</text:p>
          </table:table-cell>
          <table:table-cell office:value-type="float" office:value="0.706632121696375" calcext:value-type="float">
            <text:p>0.7066321217</text:p>
          </table:table-cell>
          <table:table-cell/>
          <table:table-cell office:value-type="float" office:value="0.551789905325444" calcext:value-type="float">
            <text:p>0.5517899053</text:p>
          </table:table-cell>
          <table:table-cell office:value-type="float" office:value="0.474523360174652" calcext:value-type="float">
            <text:p>0.4745233602</text:p>
          </table:table-cell>
          <table:table-cell office:value-type="float" office:value="0.511978768757606" calcext:value-type="float">
            <text:p>0.5119787688</text:p>
          </table:table-cell>
        </table:table-row>
        <table:table-row table:style-name="ro1">
          <table:table-cell office:value-type="float" office:value="0.717916394185725" calcext:value-type="float">
            <text:p>0.7179163942</text:p>
          </table:table-cell>
          <table:table-cell office:value-type="float" office:value="0.504199642712472" calcext:value-type="float">
            <text:p>0.5041996427</text:p>
          </table:table-cell>
          <table:table-cell office:value-type="float" office:value="0.693032002504215" calcext:value-type="float">
            <text:p>0.6930320025</text:p>
          </table:table-cell>
          <table:table-cell/>
          <table:table-cell office:value-type="float" office:value="0.537264561593459" calcext:value-type="float">
            <text:p>0.5372645616</text:p>
          </table:table-cell>
          <table:table-cell office:value-type="float" office:value="0.473143421403524" calcext:value-type="float">
            <text:p>0.4731434214</text:p>
          </table:table-cell>
          <table:table-cell office:value-type="float" office:value="0.496887235416543" calcext:value-type="float">
            <text:p>0.4968872354</text:p>
          </table:table-cell>
        </table:table-row>
        <table:table-row table:style-name="ro1">
          <table:table-cell office:value-type="float" office:value="0.692602605990027" calcext:value-type="float">
            <text:p>0.692602606</text:p>
          </table:table-cell>
          <table:table-cell office:value-type="float" office:value="0.483369179899016" calcext:value-type="float">
            <text:p>0.4833691799</text:p>
          </table:table-cell>
          <table:table-cell office:value-type="float" office:value="0.675475368699733" calcext:value-type="float">
            <text:p>0.6754753687</text:p>
          </table:table-cell>
          <table:table-cell/>
          <table:table-cell office:value-type="float" office:value="0.5238880309096" calcext:value-type="float">
            <text:p>0.5238880309</text:p>
          </table:table-cell>
          <table:table-cell office:value-type="float" office:value="0.4724686532564" calcext:value-type="float">
            <text:p>0.4724686533</text:p>
          </table:table-cell>
          <table:table-cell office:value-type="float" office:value="0.482336088313223" calcext:value-type="float">
            <text:p>0.4823360883</text:p>
          </table:table-cell>
        </table:table-row>
        <table:table-row table:style-name="ro1">
          <table:table-cell office:value-type="float" office:value="0.666173689754639" calcext:value-type="float">
            <text:p>0.6661736898</text:p>
          </table:table-cell>
          <table:table-cell office:value-type="float" office:value="0.46613337628222" calcext:value-type="float">
            <text:p>0.4661333763</text:p>
          </table:table-cell>
          <table:table-cell office:value-type="float" office:value="0.655257221438476" calcext:value-type="float">
            <text:p>0.6552572214</text:p>
          </table:table-cell>
          <table:table-cell/>
          <table:table-cell office:value-type="float" office:value="0.511670288551298" calcext:value-type="float">
            <text:p>0.5116702886</text:p>
          </table:table-cell>
          <table:table-cell office:value-type="float" office:value="0.472324556577511" calcext:value-type="float">
            <text:p>0.4723245566</text:p>
          </table:table-cell>
          <table:table-cell office:value-type="float" office:value="0.46834880530283" calcext:value-type="float">
            <text:p>0.4683488053</text:p>
          </table:table-cell>
        </table:table-row>
        <table:table-row table:style-name="ro1">
          <table:table-cell office:value-type="float" office:value="0.639343900306397" calcext:value-type="float">
            <text:p>0.6393439003</text:p>
          </table:table-cell>
          <table:table-cell office:value-type="float" office:value="0.452427770794689" calcext:value-type="float">
            <text:p>0.4524277708</text:p>
          </table:table-cell>
          <table:table-cell office:value-type="float" office:value="0.63356862953603" calcext:value-type="float">
            <text:p>0.6335686295</text:p>
          </table:table-cell>
          <table:table-cell/>
          <table:table-cell office:value-type="float" office:value="0.500590839144248" calcext:value-type="float">
            <text:p>0.5005908391</text:p>
          </table:table-cell>
          <table:table-cell office:value-type="float" office:value="0.472561956457457" calcext:value-type="float">
            <text:p>0.4725619565</text:p>
          </table:table-cell>
          <table:table-cell office:value-type="float" office:value="0.454923007095065" calcext:value-type="float">
            <text:p>0.4549230071</text:p>
          </table:table-cell>
        </table:table-row>
        <table:table-row table:style-name="ro1">
          <table:table-cell office:value-type="float" office:value="0.612748616817045" calcext:value-type="float">
            <text:p>0.6127486168</text:p>
          </table:table-cell>
          <table:table-cell office:value-type="float" office:value="0.441977260885487" calcext:value-type="float">
            <text:p>0.4419772609</text:p>
          </table:table-cell>
          <table:table-cell office:value-type="float" office:value="0.61140718441566" calcext:value-type="float">
            <text:p>0.6114071844</text:p>
          </table:table-cell>
          <table:table-cell/>
          <table:table-cell office:value-type="float" office:value="0.490605900625531" calcext:value-type="float">
            <text:p>0.4906059006</text:p>
          </table:table-cell>
          <table:table-cell office:value-type="float" office:value="0.473056395974051" calcext:value-type="float">
            <text:p>0.473056396</text:p>
          </table:table-cell>
          <table:table-cell office:value-type="float" office:value="0.44203993633681" calcext:value-type="float">
            <text:p>0.4420399363</text:p>
          </table:table-cell>
        </table:table-row>
        <table:table-row table:style-name="ro1">
          <table:table-cell office:value-type="float" office:value="0.586916212949664" calcext:value-type="float">
            <text:p>0.5869162129</text:p>
          </table:table-cell>
          <table:table-cell office:value-type="float" office:value="0.434373922177981" calcext:value-type="float">
            <text:p>0.4343739222</text:p>
          </table:table-cell>
          <table:table-cell office:value-type="float" office:value="0.589536615083667" calcext:value-type="float">
            <text:p>0.5895366151</text:p>
          </table:table-cell>
          <table:table-cell/>
          <table:table-cell office:value-type="float" office:value="0.481654801997264" calcext:value-type="float">
            <text:p>0.481654802</text:p>
          </table:table-cell>
          <table:table-cell office:value-type="float" office:value="0.473706249267244" calcext:value-type="float">
            <text:p>0.4737062493</text:p>
          </table:table-cell>
          <table:table-cell office:value-type="float" office:value="0.429671595300349" calcext:value-type="float">
            <text:p>0.4296715953</text:p>
          </table:table-cell>
        </table:table-row>
        <table:table-row table:style-name="ro1">
          <table:table-cell office:value-type="float" office:value="0.562255769269085" calcext:value-type="float">
            <text:p>0.5622557693</text:p>
          </table:table-cell>
          <table:table-cell office:value-type="float" office:value="0.429148249008789" calcext:value-type="float">
            <text:p>0.429148249</text:p>
          </table:table-cell>
          <table:table-cell office:value-type="float" office:value="0.568487621334687" calcext:value-type="float">
            <text:p>0.5684876213</text:p>
          </table:table-cell>
          <table:table-cell/>
          <table:table-cell office:value-type="float" office:value="0.473665453028233" calcext:value-type="float">
            <text:p>0.473665453</text:p>
          </table:table-cell>
          <table:table-cell office:value-type="float" office:value="0.474430163613884" calcext:value-type="float">
            <text:p>0.4744301636</text:p>
          </table:table-cell>
          <table:table-cell office:value-type="float" office:value="0.417785827461811" calcext:value-type="float">
            <text:p>0.4177858275</text:p>
          </table:table-cell>
        </table:table-row>
        <table:table-row table:style-name="ro1">
          <table:table-cell office:value-type="float" office:value="0.539058007286103" calcext:value-type="float">
            <text:p>0.5390580073</text:p>
          </table:table-cell>
          <table:table-cell office:value-type="float" office:value="0.42582487530427" calcext:value-type="float">
            <text:p>0.4258248753</text:p>
          </table:table-cell>
          <table:table-cell office:value-type="float" office:value="0.548586199942661" calcext:value-type="float">
            <text:p>0.5485861999</text:p>
          </table:table-cell>
          <table:table-cell/>
          <table:table-cell office:value-type="float" office:value="0.466558860700934" calcext:value-type="float">
            <text:p>0.4665588607</text:p>
          </table:table-cell>
          <table:table-cell office:value-type="float" office:value="0.475164252669925" calcext:value-type="float">
            <text:p>0.4751642527</text:p>
          </table:table-cell>
          <table:table-cell office:value-type="float" office:value="0.406349725315843" calcext:value-type="float">
            <text:p>0.4063497253</text:p>
          </table:table-cell>
        </table:table-row>
        <table:table-row table:style-name="ro1">
          <table:table-cell office:value-type="float" office:value="0.51750556134977" calcext:value-type="float">
            <text:p>0.5175055613</text:p>
          </table:table-cell>
          <table:table-cell office:value-type="float" office:value="0.423960105060351" calcext:value-type="float">
            <text:p>0.4239601051</text:p>
          </table:table-cell>
          <table:table-cell office:value-type="float" office:value="0.529995429598092" calcext:value-type="float">
            <text:p>0.5299954296</text:p>
          </table:table-cell>
          <table:table-cell/>
          <table:table-cell office:value-type="float" office:value="0.460252741021173" calcext:value-type="float">
            <text:p>0.460252741</text:p>
          </table:table-cell>
          <table:table-cell office:value-type="float" office:value="0.475859311514366" calcext:value-type="float">
            <text:p>0.4758593115</text:p>
          </table:table-cell>
          <table:table-cell office:value-type="float" office:value="0.395331755034956" calcext:value-type="float">
            <text:p>0.395331755</text:p>
          </table:table-cell>
        </table:table-row>
        <table:table-row table:style-name="ro1">
          <table:table-cell office:value-type="float" office:value="0.497688622363922" calcext:value-type="float">
            <text:p>0.4976886224</text:p>
          </table:table-cell>
          <table:table-cell office:value-type="float" office:value="0.423162927862634" calcext:value-type="float">
            <text:p>0.4231629279</text:p>
          </table:table-cell>
          <table:table-cell office:value-type="float" office:value="0.512759713338017" calcext:value-type="float">
            <text:p>0.5127597133</text:p>
          </table:table-cell>
          <table:table-cell/>
          <table:table-cell office:value-type="float" office:value="0.454664315966165" calcext:value-type="float">
            <text:p>0.454664316</text:p>
          </table:table-cell>
          <table:table-cell office:value-type="float" office:value="0.476478211900526" calcext:value-type="float">
            <text:p>0.4764782119</text:p>
          </table:table-cell>
          <table:table-cell office:value-type="float" office:value="0.38470294831922" calcext:value-type="float">
            <text:p>0.3847029483</text:p>
          </table:table-cell>
        </table:table-row>
        <table:table-row table:style-name="ro1">
          <table:table-cell office:value-type="float" office:value="0.479622648167509" calcext:value-type="float">
            <text:p>0.4796226482</text:p>
          </table:table-cell>
          <table:table-cell office:value-type="float" office:value="0.423103309271276" calcext:value-type="float">
            <text:p>0.4231033093</text:p>
          </table:table-cell>
          <table:table-cell office:value-type="float" office:value="0.496844589762027" calcext:value-type="float">
            <text:p>0.4968445898</text:p>
          </table:table-cell>
          <table:table-cell/>
          <table:table-cell office:value-type="float" office:value="0.44971240360245" calcext:value-type="float">
            <text:p>0.4497124036</text:p>
          </table:table-cell>
          <table:table-cell office:value-type="float" office:value="0.476993558555103" calcext:value-type="float">
            <text:p>0.4769935586</text:p>
          </table:table-cell>
          <table:table-cell office:value-type="float" office:value="0.374437450901006" calcext:value-type="float">
            <text:p>0.3744374509</text:p>
          </table:table-cell>
        </table:table-row>
        <table:table-row table:style-name="ro1">
          <table:table-cell office:value-type="float" office:value="0.463265791099762" calcext:value-type="float">
            <text:p>0.4632657911</text:p>
          </table:table-cell>
          <table:table-cell office:value-type="float" office:value="0.423511937899929" calcext:value-type="float">
            <text:p>0.4235119379</text:p>
          </table:table-cell>
          <table:table-cell office:value-type="float" office:value="0.482168893899083" calcext:value-type="float">
            <text:p>0.4821688939</text:p>
          </table:table-cell>
          <table:table-cell/>
          <table:table-cell office:value-type="float" office:value="0.445318912800854" calcext:value-type="float">
            <text:p>0.4453189128</text:p>
          </table:table-cell>
          <table:table-cell office:value-type="float" office:value="0.477385636972982" calcext:value-type="float">
            <text:p>0.477385637</text:p>
          </table:table-cell>
          <table:table-cell office:value-type="float" office:value="0.364512652826931" calcext:value-type="float">
            <text:p>0.3645126528</text:p>
          </table:table-cell>
        </table:table-row>
        <table:table-row table:style-name="ro1">
          <table:table-cell office:value-type="float" office:value="0.448534624326057" calcext:value-type="float">
            <text:p>0.4485346243</text:p>
          </table:table-cell>
          <table:table-cell office:value-type="float" office:value="0.424175024245908" calcext:value-type="float">
            <text:p>0.4241750242</text:p>
          </table:table-cell>
          <table:table-cell office:value-type="float" office:value="0.468628631002769" calcext:value-type="float">
            <text:p>0.468628631</text:p>
          </table:table-cell>
          <table:table-cell/>
          <table:table-cell office:value-type="float" office:value="0.441409848523117" calcext:value-type="float">
            <text:p>0.4414098485</text:p>
          </table:table-cell>
          <table:table-cell office:value-type="float" office:value="0.477640652428574" calcext:value-type="float">
            <text:p>0.4776406524</text:p>
          </table:table-cell>
          <table:table-cell office:value-type="float" office:value="0.354909067037826" calcext:value-type="float">
            <text:p>0.354909067</text:p>
          </table:table-cell>
        </table:table-row>
        <table:table-row table:style-name="ro1">
          <table:table-cell office:value-type="float" office:value="0.435317491684942" calcext:value-type="float">
            <text:p>0.4353174917</text:p>
          </table:table-cell>
          <table:table-cell office:value-type="float" office:value="0.424926800491733" calcext:value-type="float">
            <text:p>0.4249268005</text:p>
          </table:table-cell>
          <table:table-cell office:value-type="float" office:value="0.456113396319594" calcext:value-type="float">
            <text:p>0.4561133963</text:p>
          </table:table-cell>
          <table:table-cell/>
          <table:table-cell office:value-type="float" office:value="0.437915923522785" calcext:value-type="float">
            <text:p>0.4379159235</text:p>
          </table:table-cell>
          <table:table-cell office:value-type="float" office:value="0.477749242583435" calcext:value-type="float">
            <text:p>0.4777492426</text:p>
          </table:table-cell>
          <table:table-cell office:value-type="float" office:value="0.345610073861778" calcext:value-type="float">
            <text:p>0.3456100739</text:p>
          </table:table-cell>
        </table:table-row>
        <table:table-row table:style-name="ro1">
          <table:table-cell office:value-type="float" office:value="0.423485318263442" calcext:value-type="float">
            <text:p>0.4234853183</text:p>
          </table:table-cell>
          <table:table-cell office:value-type="float" office:value="0.425641445575997" calcext:value-type="float">
            <text:p>0.4256414456</text:p>
          </table:table-cell>
          <table:table-cell office:value-type="float" office:value="0.444516794747126" calcext:value-type="float">
            <text:p>0.4445167947</text:p>
          </table:table-cell>
          <table:table-cell/>
          <table:table-cell office:value-type="float" office:value="0.434772860201386" calcext:value-type="float">
            <text:p>0.4347728602</text:p>
          </table:table-cell>
          <table:table-cell office:value-type="float" office:value="0.477705237381965" calcext:value-type="float">
            <text:p>0.4777052374</text:p>
          </table:table-cell>
          <table:table-cell office:value-type="float" office:value="0.336601610656731" calcext:value-type="float">
            <text:p>0.3366016107</text:p>
          </table:table-cell>
        </table:table-row>
        <table:table-row table:style-name="ro1">
          <table:table-cell office:value-type="float" office:value="0.412900026112421" calcext:value-type="float">
            <text:p>0.4129000261</text:p>
          </table:table-cell>
          <table:table-cell office:value-type="float" office:value="0.426225424696448" calcext:value-type="float">
            <text:p>0.4262254247</text:p>
          </table:table-cell>
          <table:table-cell office:value-type="float" office:value="0.43374240480257" calcext:value-type="float">
            <text:p>0.4337424048</text:p>
          </table:table-cell>
          <table:table-cell/>
          <table:table-cell office:value-type="float" office:value="0.431921453941113" calcext:value-type="float">
            <text:p>0.4319214539</text:p>
          </table:table-cell>
          <table:table-cell office:value-type="float" office:value="0.477504636572014" calcext:value-type="float">
            <text:p>0.4775046366</text:p>
          </table:table-cell>
          <table:table-cell office:value-type="float" office:value="0.327871857174096" calcext:value-type="float">
            <text:p>0.3278718572</text:p>
          </table:table-cell>
        </table:table-row>
        <table:table-row table:style-name="ro1">
          <table:table-cell office:value-type="float" office:value="0.403420853115587" calcext:value-type="float">
            <text:p>0.4034208531</text:p>
          </table:table-cell>
          <table:table-cell office:value-type="float" office:value="0.426610721123805" calcext:value-type="float">
            <text:p>0.4266107211</text:p>
          </table:table-cell>
          <table:table-cell office:value-type="float" office:value="0.423706651110633" calcext:value-type="float">
            <text:p>0.4237066511</text:p>
          </table:table-cell>
          <table:table-cell/>
          <table:table-cell office:value-type="float" office:value="0.429307457429837" calcext:value-type="float">
            <text:p>0.4293074574</text:p>
          </table:table-cell>
          <table:table-cell office:value-type="float" office:value="0.477144774960821" calcext:value-type="float">
            <text:p>0.477144775</text:p>
          </table:table-cell>
          <table:table-cell office:value-type="float" office:value="0.319410946739918" calcext:value-type="float">
            <text:p>0.3194109467</text:p>
          </table:table-cell>
        </table:table-row>
        <table:table-row table:style-name="ro1">
          <table:table-cell office:value-type="float" office:value="0.394908925512432" calcext:value-type="float">
            <text:p>0.3949089255</text:p>
          </table:table-cell>
          <table:table-cell office:value-type="float" office:value="0.426749119501292" calcext:value-type="float">
            <text:p>0.4267491195</text:p>
          </table:table-cell>
          <table:table-cell office:value-type="float" office:value="0.414339670342763" calcext:value-type="float">
            <text:p>0.4143396703</text:p>
          </table:table-cell>
          <table:table-cell/>
          <table:table-cell office:value-type="float" office:value="0.426881334773875" calcext:value-type="float">
            <text:p>0.4268813348</text:p>
          </table:table-cell>
          <table:table-cell office:value-type="float" office:value="0.476623647020563" calcext:value-type="float">
            <text:p>0.476623647</text:p>
          </table:table-cell>
          <table:table-cell office:value-type="float" office:value="0.311210719374148" calcext:value-type="float">
            <text:p>0.3112107194</text:p>
          </table:table-cell>
        </table:table-row>
        <table:table-row table:style-name="ro1">
          <table:table-cell office:value-type="float" office:value="0.387230428149762" calcext:value-type="float">
            <text:p>0.3872304281</text:p>
          </table:table-cell>
          <table:table-cell office:value-type="float" office:value="0.426607522312702" calcext:value-type="float">
            <text:p>0.4266075223</text:p>
          </table:table-cell>
          <table:table-cell office:value-type="float" office:value="0.405584972822328" calcext:value-type="float">
            <text:p>0.4055849728</text:p>
          </table:table-cell>
          <table:table-cell/>
          <table:table-cell office:value-type="float" office:value="0.42459792474829" calcext:value-type="float">
            <text:p>0.4245979247</text:p>
          </table:table-cell>
          <table:table-cell office:value-type="float" office:value="0.475939364838871" calcext:value-type="float">
            <text:p>0.4759393648</text:p>
          </table:table-cell>
          <table:table-cell office:value-type="float" office:value="0.303264523915247" calcext:value-type="float">
            <text:p>0.3032645239</text:p>
          </table:table-cell>
        </table:table-row>
        <table:table-row table:style-name="ro1">
          <table:table-cell office:value-type="float" office:value="0.380258680694663" calcext:value-type="float">
            <text:p>0.3802586807</text:p>
          </table:table-cell>
          <table:table-cell office:value-type="float" office:value="0.426164196367132" calcext:value-type="float">
            <text:p>0.4261641964</text:p>
          </table:table-cell>
          <table:table-cell office:value-type="float" office:value="0.397398459265986" calcext:value-type="float">
            <text:p>0.3973984593</text:p>
          </table:table-cell>
          <table:table-cell/>
          <table:table-cell office:value-type="float" office:value="0.422416044390394" calcext:value-type="float">
            <text:p>0.4224160444</text:p>
          </table:table-cell>
          <table:table-cell office:value-type="float" office:value="0.475089726166703" calcext:value-type="float">
            <text:p>0.4750897262</text:p>
          </table:table-cell>
          <table:table-cell office:value-type="float" office:value="0.295567070747978" calcext:value-type="float">
            <text:p>0.2955670707</text:p>
          </table:table-cell>
        </table:table-row>
        <table:table-row table:style-name="ro1">
          <table:table-cell office:value-type="float" office:value="0.373875381258456" calcext:value-type="float">
            <text:p>0.3738753813</text:p>
          </table:table-cell>
          <table:table-cell office:value-type="float" office:value="0.4254058165539" calcext:value-type="float">
            <text:p>0.4254058166</text:p>
          </table:table-cell>
          <table:table-cell office:value-type="float" office:value="0.389747162219585" calcext:value-type="float">
            <text:p>0.3897471622</text:p>
          </table:table-cell>
          <table:table-cell/>
          <table:table-cell office:value-type="float" office:value="0.420298057239584" calcext:value-type="float">
            <text:p>0.4202980572</text:p>
          </table:table-cell>
          <table:table-cell office:value-type="float" office:value="0.474071872164789" calcext:value-type="float">
            <text:p>0.4740718722</text:p>
          </table:table-cell>
          <table:table-cell office:value-type="float" office:value="0.288114333777987" calcext:value-type="float">
            <text:p>0.2881143338</text:p>
          </table:table-cell>
        </table:table-row>
        <table:table-row table:style-name="ro1">
          <table:table-cell office:value-type="float" office:value="0.367971231543334" calcext:value-type="float">
            <text:p>0.3679712315</text:p>
          </table:table-cell>
          <table:table-cell office:value-type="float" office:value="0.424325174243117" calcext:value-type="float">
            <text:p>0.4243251742</text:p>
          </table:table-cell>
          <table:table-cell office:value-type="float" office:value="0.382607942237736" calcext:value-type="float">
            <text:p>0.3826079422</text:p>
          </table:table-cell>
          <table:table-cell/>
          <table:table-cell office:value-type="float" office:value="0.418209424762868" calcext:value-type="float">
            <text:p>0.4182094248</text:p>
          </table:table-cell>
          <table:table-cell office:value-type="float" office:value="0.472882017237207" calcext:value-type="float">
            <text:p>0.4728820172</text:p>
          </table:table-cell>
          <table:table-cell office:value-type="float" office:value="0.280903499043617" calcext:value-type="float">
            <text:p>0.280903499</text:p>
          </table:table-cell>
        </table:table-row>
        <table:table-row table:style-name="ro1">
          <table:table-cell office:value-type="float" office:value="0.362446114810766" calcext:value-type="float">
            <text:p>0.3624461148</text:p>
          </table:table-cell>
          <table:table-cell office:value-type="float" office:value="0.422919431681922" calcext:value-type="float">
            <text:p>0.4229194317</text:p>
          </table:table-cell>
          <table:table-cell office:value-type="float" office:value="0.375966271232734" calcext:value-type="float">
            <text:p>0.3759662712</text:p>
          </table:table-cell>
          <table:table-cell/>
          <table:table-cell office:value-type="float" office:value="0.416118254761691" calcext:value-type="float">
            <text:p>0.4161182548</text:p>
          </table:table-cell>
          <table:table-cell office:value-type="float" office:value="0.471515235989949" calcext:value-type="float">
            <text:p>0.471515236</text:p>
          </table:table-cell>
          <table:table-cell office:value-type="float" office:value="0.273932957208114" calcext:value-type="float">
            <text:p>0.2739329572</text:p>
          </table:table-cell>
        </table:table-row>
        <table:table-row table:style-name="ro1">
          <table:table-cell office:value-type="float" office:value="0.35720896159663" calcext:value-type="float">
            <text:p>0.3572089616</text:p>
          </table:table-cell>
          <table:table-cell office:value-type="float" office:value="0.42118882252136" calcext:value-type="float">
            <text:p>0.4211888225</text:p>
          </table:table-cell>
          <table:table-cell office:value-type="float" office:value="0.369815169925426" calcext:value-type="float">
            <text:p>0.3698151699</text:p>
          </table:table-cell>
          <table:table-cell/>
          <table:table-cell office:value-type="float" office:value="0.413994856711631" calcext:value-type="float">
            <text:p>0.4139948567</text:p>
          </table:table-cell>
          <table:table-cell office:value-type="float" office:value="0.46996529483294" calcext:value-type="float">
            <text:p>0.4699652948</text:p>
          </table:table-cell>
          <table:table-cell office:value-type="float" office:value="0.267202337715316" calcext:value-type="float">
            <text:p>0.2672023377</text:p>
          </table:table-cell>
        </table:table-row>
        <table:table-row table:style-name="ro1">
          <table:table-cell office:value-type="float" office:value="0.352177408363249" calcext:value-type="float">
            <text:p>0.3521774084</text:p>
          </table:table-cell>
          <table:table-cell office:value-type="float" office:value="0.419135717539975" calcext:value-type="float">
            <text:p>0.4191357175</text:p>
          </table:table-cell>
          <table:table-cell office:value-type="float" office:value="0.364154324154987" calcext:value-type="float">
            <text:p>0.3641543242</text:p>
          </table:table-cell>
          <table:table-cell/>
          <table:table-cell office:value-type="float" office:value="0.411811310927881" calcext:value-type="float">
            <text:p>0.4118113109</text:p>
          </table:table-cell>
          <table:table-cell office:value-type="float" office:value="0.468224518053015" calcext:value-type="float">
            <text:p>0.4682245181</text:p>
          </table:table-cell>
          <table:table-cell office:value-type="float" office:value="0.260712583336737" calcext:value-type="float">
            <text:p>0.2607125833</text:p>
          </table:table-cell>
        </table:table-row>
        <table:table-row table:style-name="ro1">
          <table:table-cell office:value-type="float" office:value="0.347277330576144" calcext:value-type="float">
            <text:p>0.3472773306</text:p>
          </table:table-cell>
          <table:table-cell office:value-type="float" office:value="0.416763991631879" calcext:value-type="float">
            <text:p>0.4167639916</text:p>
          </table:table-cell>
          <table:table-cell office:value-type="float" office:value="0.358989378805427" calcext:value-type="float">
            <text:p>0.3589893788</text:p>
          </table:table-cell>
          <table:table-cell/>
          <table:table-cell office:value-type="float" office:value="0.409541056072542" calcext:value-type="float">
            <text:p>0.4095410561</text:p>
          </table:table-cell>
          <table:table-cell office:value-type="float" office:value="0.46628368033873" calcext:value-type="float">
            <text:p>0.4662836803</text:p>
          </table:table-cell>
          <table:table-cell office:value-type="float" office:value="0.254466065005703" calcext:value-type="float">
            <text:p>0.254466065</text:p>
          </table:table-cell>
        </table:table-row>
        <table:table-row table:style-name="ro1">
          <table:table-cell office:value-type="float" office:value="0.342442313122825" calcext:value-type="float">
            <text:p>0.3424423131</text:p>
          </table:table-cell>
          <table:table-cell office:value-type="float" office:value="0.414078642528582" calcext:value-type="float">
            <text:p>0.4140786425</text:p>
          </table:table-cell>
          <table:table-cell office:value-type="float" office:value="0.354331392850768" calcext:value-type="float">
            <text:p>0.3543313929</text:p>
          </table:table-cell>
          <table:table-cell/>
          <table:table-cell office:value-type="float" office:value="0.407158497733344" calcext:value-type="float">
            <text:p>0.4071584977</text:p>
          </table:table-cell>
          <table:table-cell office:value-type="float" office:value="0.464131919765471" calcext:value-type="float">
            <text:p>0.4641319198</text:p>
          </table:table-cell>
          <table:table-cell office:value-type="float" office:value="0.248466738114501" calcext:value-type="float">
            <text:p>0.2484667381</text:p>
          </table:table-cell>
        </table:table-row>
        <table:table-row table:style-name="ro1">
          <table:table-cell office:value-type="float" office:value="0.337613106624054" calcext:value-type="float">
            <text:p>0.3376131066</text:p>
          </table:table-cell>
          <table:table-cell office:value-type="float" office:value="0.411085623534065" calcext:value-type="float">
            <text:p>0.4110856235</text:p>
          </table:table-cell>
          <table:table-cell office:value-type="float" office:value="0.350196430541465" calcext:value-type="float">
            <text:p>0.3501964305</text:p>
          </table:table-cell>
          <table:table-cell/>
          <table:table-cell office:value-type="float" office:value="0.404638639530007" calcext:value-type="float">
            <text:p>0.4046386395</text:p>
          </table:table-cell>
          <table:table-cell office:value-type="float" office:value="0.461756667193044" calcext:value-type="float">
            <text:p>0.4617566672</text:p>
          </table:table-cell>
          <table:table-cell office:value-type="float" office:value="0.242720342780704" calcext:value-type="float">
            <text:p>0.2427203428</text:p>
          </table:table-cell>
        </table:table-row>
        <table:table-row table:style-name="ro1">
          <table:table-cell office:value-type="float" office:value="0.332737107186383" calcext:value-type="float">
            <text:p>0.3327371072</text:p>
          </table:table-cell>
          <table:table-cell office:value-type="float" office:value="0.407791862044157" calcext:value-type="float">
            <text:p>0.407791862</text:p>
          </table:table-cell>
          <table:table-cell office:value-type="float" office:value="0.346605259241059" calcext:value-type="float">
            <text:p>0.3466052592</text:p>
          </table:table-cell>
          <table:table-cell/>
          <table:table-cell office:value-type="float" office:value="0.40195673738108" calcext:value-type="float">
            <text:p>0.4019567374</text:p>
          </table:table-cell>
          <table:table-cell office:value-type="float" office:value="0.45914358994123" calcext:value-type="float">
            <text:p>0.4591435899</text:p>
          </table:table-cell>
          <table:table-cell office:value-type="float" office:value="0.237234651935902" calcext:value-type="float">
            <text:p>0.2372346519</text:p>
          </table:table-cell>
        </table:table-row>
        <table:table-row table:style-name="ro1">
          <table:table-cell office:value-type="float" office:value="0.327767888795807" calcext:value-type="float">
            <text:p>0.3277678888</text:p>
          </table:table-cell>
          <table:table-cell office:value-type="float" office:value="0.404205443111253" calcext:value-type="float">
            <text:p>0.4042054431</text:p>
          </table:table-cell>
          <table:table-cell office:value-type="float" office:value="0.343583121931353" calcext:value-type="float">
            <text:p>0.3435831219</text:p>
          </table:table-cell>
          <table:table-cell/>
          <table:table-cell office:value-type="float" office:value="0.399087977142777" calcext:value-type="float">
            <text:p>0.3990879771</text:p>
          </table:table-cell>
          <table:table-cell office:value-type="float" office:value="0.456276549557359" calcext:value-type="float">
            <text:p>0.4562765496</text:p>
          </table:table-cell>
          <table:table-cell office:value-type="float" office:value="0.232019772435659" calcext:value-type="float">
            <text:p>0.2320197724</text:p>
          </table:table-cell>
        </table:table-row>
        <table:table-row table:style-name="ro1">
          <table:table-cell office:value-type="float" office:value="0.322664811265076" calcext:value-type="float">
            <text:p>0.3226648113</text:p>
          </table:table-cell>
          <table:table-cell office:value-type="float" office:value="0.400335943057365" calcext:value-type="float">
            <text:p>0.4003359431</text:p>
          </table:table-cell>
          <table:table-cell office:value-type="float" office:value="0.341159550626955" calcext:value-type="float">
            <text:p>0.3411595506</text:p>
          </table:table-cell>
          <table:table-cell/>
          <table:table-cell office:value-type="float" office:value="0.396007175779709" calcext:value-type="float">
            <text:p>0.3960071758</text:p>
          </table:table-cell>
          <table:table-cell office:value-type="float" office:value="0.453137575552497" calcext:value-type="float">
            <text:p>0.4531375756</text:p>
          </table:table-cell>
          <table:table-cell office:value-type="float" office:value="0.227088505718128" calcext:value-type="float">
            <text:p>0.2270885057</text:p>
          </table:table-cell>
        </table:table-row>
        <table:table-row table:style-name="ro1">
          <table:table-cell office:value-type="float" office:value="0.317392721929634" calcext:value-type="float">
            <text:p>0.3173927219</text:p>
          </table:table-cell>
          <table:table-cell office:value-type="float" office:value="0.39619490227811" calcext:value-type="float">
            <text:p>0.3961949023</text:p>
          </table:table-cell>
          <table:table-cell office:value-type="float" office:value="0.339368185023789" calcext:value-type="float">
            <text:p>0.339368185</text:p>
          </table:table-cell>
          <table:table-cell/>
          <table:table-cell office:value-type="float" office:value="0.392688506529709" calcext:value-type="float">
            <text:p>0.3926885065</text:p>
          </table:table-cell>
          <table:table-cell office:value-type="float" office:value="0.44970685925304" calcext:value-type="float">
            <text:p>0.4497068593</text:p>
          </table:table-cell>
          <table:table-cell office:value-type="float" office:value="0.2224567758264" calcext:value-type="float">
            <text:p>0.2224567758</text:p>
          </table:table-cell>
        </table:table-row>
        <table:table-row table:style-name="ro1">
          <table:table-cell office:value-type="float" office:value="0.311921765718856" calcext:value-type="float">
            <text:p>0.3119217657</text:p>
          </table:table-cell>
          <table:table-cell office:value-type="float" office:value="0.391796428940163" calcext:value-type="float">
            <text:p>0.3917964289</text:p>
          </table:table-cell>
          <table:table-cell office:value-type="float" office:value="0.338246558135322" calcext:value-type="float">
            <text:p>0.3382465581</text:p>
          </table:table-cell>
          <table:table-cell/>
          <table:table-cell office:value-type="float" office:value="0.389105249182485" calcext:value-type="float">
            <text:p>0.3891052492</text:p>
          </table:table-cell>
          <table:table-cell office:value-type="float" office:value="0.445962774502614" calcext:value-type="float">
            <text:p>0.4459627745</text:p>
          </table:table-cell>
          <table:table-cell office:value-type="float" office:value="0.218144133812756" calcext:value-type="float">
            <text:p>0.2181441338</text:p>
          </table:table-cell>
        </table:table-row>
        <table:table-row table:style-name="ro1">
          <table:table-cell office:value-type="float" office:value="0.306227315433556" calcext:value-type="float">
            <text:p>0.3062273154</text:p>
          </table:table-cell>
          <table:table-cell office:value-type="float" office:value="0.387157926154334" calcext:value-type="float">
            <text:p>0.3871579262</text:p>
          </table:table-cell>
          <table:table-cell office:value-type="float" office:value="0.337835807190635" calcext:value-type="float">
            <text:p>0.3378358072</text:p>
          </table:table-cell>
          <table:table-cell/>
          <table:table-cell office:value-type="float" office:value="0.385229567624677" calcext:value-type="float">
            <text:p>0.3852295676</text:p>
          </table:table-cell>
          <table:table-cell office:value-type="float" office:value="0.44188193498421" calcext:value-type="float">
            <text:p>0.441881935</text:p>
          </table:table-cell>
          <table:table-cell office:value-type="float" office:value="0.214174348585555" calcext:value-type="float">
            <text:p>0.2141743486</text:p>
          </table:table-cell>
        </table:table-row>
        <table:table-row table:style-name="ro1">
          <table:table-cell office:value-type="float" office:value="0.300290031680009" calcext:value-type="float">
            <text:p>0.3002900317</text:p>
          </table:table-cell>
          <table:table-cell office:value-type="float" office:value="0.38230093418828" calcext:value-type="float">
            <text:p>0.3823009342</text:p>
          </table:table-cell>
          <table:table-cell office:value-type="float" office:value="0.338180263653058" calcext:value-type="float">
            <text:p>0.3381802637</text:p>
          </table:table-cell>
          <table:table-cell/>
          <table:table-cell office:value-type="float" office:value="0.381032318251922" calcext:value-type="float">
            <text:p>0.3810323183</text:p>
          </table:table-cell>
          <table:table-cell office:value-type="float" office:value="0.437439301563056" calcext:value-type="float">
            <text:p>0.4374393016</text:p>
          </table:table-cell>
          <table:table-cell office:value-type="float" office:value="0.210576095016887" calcext:value-type="float">
            <text:p>0.210576095</text:p>
          </table:table-cell>
        </table:table-row>
        <table:table-row table:style-name="ro1">
          <table:table-cell office:value-type="float" office:value="0.294096059584158" calcext:value-type="float">
            <text:p>0.2940960596</text:p>
          </table:table-cell>
          <table:table-cell office:value-type="float" office:value="0.377252076044845" calcext:value-type="float">
            <text:p>0.377252076</text:p>
          </table:table-cell>
          <table:table-cell office:value-type="float" office:value="0.339326871067878" calcext:value-type="float">
            <text:p>0.3393268711</text:p>
          </table:table-cell>
          <table:table-cell/>
          <table:table-cell office:value-type="float" office:value="0.37648289477293" calcext:value-type="float">
            <text:p>0.3764828948</text:p>
          </table:table-cell>
          <table:table-cell office:value-type="float" office:value="0.432608357445636" calcext:value-type="float">
            <text:p>0.4326083574</text:p>
          </table:table-cell>
          <table:table-cell office:value-type="float" office:value="0.207383750407766" calcext:value-type="float">
            <text:p>0.2073837504</text:p>
          </table:table-cell>
        </table:table-row>
        <table:table-row table:style-name="ro1">
          <table:table-cell office:value-type="float" office:value="0.287637366756856" calcext:value-type="float">
            <text:p>0.2876373668</text:p>
          </table:table-cell>
          <table:table-cell office:value-type="float" office:value="0.372044088869142" calcext:value-type="float">
            <text:p>0.3720440889</text:p>
          </table:table-cell>
          <table:table-cell office:value-type="float" office:value="0.341324374022556" calcext:value-type="float">
            <text:p>0.341324374</text:p>
          </table:table-cell>
          <table:table-cell/>
          <table:table-cell office:value-type="float" office:value="0.371549117415404" calcext:value-type="float">
            <text:p>0.3715491174</text:p>
          </table:table-cell>
          <table:table-cell office:value-type="float" office:value="0.427361374294759" calcext:value-type="float">
            <text:p>0.4273613743</text:p>
          </table:table-cell>
          <table:table-cell office:value-type="float" office:value="0.204638309917179" calcext:value-type="float">
            <text:p>0.2046383099</text:p>
          </table:table-cell>
        </table:table-row>
        <table:table-row table:style-name="ro1">
          <table:table-cell office:value-type="float" office:value="0.280912223588652" calcext:value-type="float">
            <text:p>0.2809122236</text:p>
          </table:table-cell>
          <table:table-cell office:value-type="float" office:value="0.366716914710423" calcext:value-type="float">
            <text:p>0.3667169147</text:p>
          </table:table-cell>
          <table:table-cell office:value-type="float" office:value="0.344222216578459" calcext:value-type="float">
            <text:p>0.3442222166</text:p>
          </table:table-cell>
          <table:table-cell/>
          <table:table-cell office:value-type="float" office:value="0.36619717769616" calcext:value-type="float">
            <text:p>0.3661971777</text:p>
          </table:table-cell>
          <table:table-cell office:value-type="float" office:value="0.42166979892864" calcext:value-type="float">
            <text:p>0.4216697989</text:p>
          </table:table-cell>
          <table:table-cell office:value-type="float" office:value="0.20238842987966" calcext:value-type="float">
            <text:p>0.2023884299</text:p>
          </table:table-cell>
        </table:table-row>
        <table:table-row table:style-name="ro1">
          <table:table-cell office:value-type="float" office:value="0.273925822371184" calcext:value-type="float">
            <text:p>0.2739258224</text:p>
          </table:table-cell>
          <table:table-cell office:value-type="float" office:value="0.361318811724462" calcext:value-type="float">
            <text:p>0.3613188117</text:p>
          </table:table-cell>
          <table:table-cell office:value-type="float" office:value="0.348069085274574" calcext:value-type="float">
            <text:p>0.3480690853</text:p>
          </table:table-cell>
          <table:table-cell/>
          <table:table-cell office:value-type="float" office:value="0.360391653867955" calcext:value-type="float">
            <text:p>0.3603916539</text:p>
          </table:table-cell>
          <table:table-cell office:value-type="float" office:value="0.415504798048939" calcext:value-type="float">
            <text:p>0.415504798</text:p>
          </table:table-cell>
          <table:table-cell office:value-type="float" office:value="0.2006916044631" calcext:value-type="float">
            <text:p>0.2006916045</text:p>
          </table:table-cell>
        </table:table-row>
        <table:table-row table:style-name="ro1">
          <table:table-cell office:value-type="float" office:value="0.266691025492194" calcext:value-type="float">
            <text:p>0.2666910255</text:p>
          </table:table-cell>
          <table:table-cell office:value-type="float" office:value="0.355907430653725" calcext:value-type="float">
            <text:p>0.3559074307</text:p>
          </table:table-cell>
          <table:table-cell office:value-type="float" office:value="0.352911031844692" calcext:value-type="float">
            <text:p>0.3529110318</text:p>
          </table:table-cell>
          <table:table-cell/>
          <table:table-cell office:value-type="float" office:value="0.354095617052225" calcext:value-type="float">
            <text:p>0.3540956171</text:p>
          </table:table-cell>
          <table:table-cell office:value-type="float" office:value="0.408838007733915" calcext:value-type="float">
            <text:p>0.4088380077</text:p>
          </table:table-cell>
          <table:table-cell office:value-type="float" office:value="0.199615475019762" calcext:value-type="float">
            <text:p>0.199615475</text:p>
          </table:table-cell>
        </table:table-row>
        <table:table-row table:style-name="ro1">
          <table:table-cell office:value-type="float" office:value="0.259229224546944" calcext:value-type="float">
            <text:p>0.2592292245</text:p>
          </table:table-cell>
          <table:table-cell office:value-type="float" office:value="0.350550781340417" calcext:value-type="float">
            <text:p>0.3505507813</text:p>
          </table:table-cell>
          <table:table-cell office:value-type="float" office:value="0.358789116292221" calcext:value-type="float">
            <text:p>0.3587891163</text:p>
          </table:table-cell>
          <table:table-cell/>
          <table:table-cell office:value-type="float" office:value="0.347270854069566" calcext:value-type="float">
            <text:p>0.3472708541</text:p>
          </table:table-cell>
          <table:table-cell office:value-type="float" office:value="0.401642545250276" calcext:value-type="float">
            <text:p>0.4016425453</text:p>
          </table:table-cell>
          <table:table-cell office:value-type="float" office:value="0.199239261622405" calcext:value-type="float">
            <text:p>0.1992392616</text:p>
          </table:table-cell>
        </table:table-row>
        <table:table-row table:style-name="ro1">
          <table:table-cell office:value-type="float" office:value="0.251571281206987" calcext:value-type="float">
            <text:p>0.2515712812</text:p>
          </table:table-cell>
          <table:table-cell office:value-type="float" office:value="0.345327990581997" calcext:value-type="float">
            <text:p>0.3453279906</text:p>
          </table:table-cell>
          <table:table-cell office:value-type="float" office:value="0.36573652462848" calcext:value-type="float">
            <text:p>0.3657365246</text:p>
          </table:table-cell>
          <table:table-cell/>
          <table:table-cell office:value-type="float" office:value="0.339878240241178" calcext:value-type="float">
            <text:p>0.3398782402</text:p>
          </table:table-cell>
          <table:table-cell office:value-type="float" office:value="0.393894352952508" calcext:value-type="float">
            <text:p>0.393894353</text:p>
          </table:table-cell>
          <table:table-cell office:value-type="float" office:value="0.199655291141353" calcext:value-type="float">
            <text:p>0.1996552911</text:p>
          </table:table-cell>
        </table:table-row>
        <table:table-row table:style-name="ro1">
          <table:table-cell office:value-type="float" office:value="0.24375850676581" calcext:value-type="float">
            <text:p>0.2437585068</text:p>
          </table:table-cell>
          <table:table-cell office:value-type="float" office:value="0.340329727076942" calcext:value-type="float">
            <text:p>0.3403297271</text:p>
          </table:table-cell>
          <table:table-cell office:value-type="float" office:value="0.373775140534014" calcext:value-type="float">
            <text:p>0.3737751405</text:p>
          </table:table-cell>
          <table:table-cell/>
          <table:table-cell office:value-type="float" office:value="0.331878304071504" calcext:value-type="float">
            <text:p>0.3318783041</text:p>
          </table:table-cell>
          <table:table-cell office:value-type="float" office:value="0.385573957207922" calcext:value-type="float">
            <text:p>0.3855739572</text:p>
          </table:table-cell>
          <table:table-cell office:value-type="float" office:value="0.200970573847847" calcext:value-type="float">
            <text:p>0.2009705738</text:p>
          </table:table-cell>
        </table:table-row>
        <table:table-row table:style-name="ro1">
          <table:table-cell office:value-type="float" office:value="0.235843620359859" calcext:value-type="float">
            <text:p>0.2358436204</text:p>
          </table:table-cell>
          <table:table-cell office:value-type="float" office:value="0.335658143881625" calcext:value-type="float">
            <text:p>0.3356581439</text:p>
          </table:table-cell>
          <table:table-cell office:value-type="float" office:value="0.382911589742745" calcext:value-type="float">
            <text:p>0.3829115897</text:p>
          </table:table-cell>
          <table:table-cell/>
          <table:table-cell office:value-type="float" office:value="0.323232035765275" calcext:value-type="float">
            <text:p>0.3232320358</text:p>
          </table:table-cell>
          <table:table-cell office:value-type="float" office:value="0.376668738448158" calcext:value-type="float">
            <text:p>0.3766687384</text:p>
          </table:table-cell>
          <table:table-cell office:value-type="float" office:value="0.20330834847086" calcext:value-type="float">
            <text:p>0.2033083485</text:p>
          </table:table-cell>
        </table:table-row>
        <table:table-row table:style-name="ro1">
          <table:table-cell office:value-type="float" office:value="0.227891606267826" calcext:value-type="float">
            <text:p>0.2278916063</text:p>
          </table:table-cell>
          <table:table-cell office:value-type="float" office:value="0.331426167493701" calcext:value-type="float">
            <text:p>0.3314261675</text:p>
          </table:table-cell>
          <table:table-cell office:value-type="float" office:value="0.393132833003363" calcext:value-type="float">
            <text:p>0.393132833</text:p>
          </table:table-cell>
          <table:table-cell/>
          <table:table-cell office:value-type="float" office:value="0.313902002846336" calcext:value-type="float">
            <text:p>0.3139020028</text:p>
          </table:table-cell>
          <table:table-cell office:value-type="float" office:value="0.367175819833276" calcext:value-type="float">
            <text:p>0.3671758198</text:p>
          </table:table-cell>
          <table:table-cell office:value-type="float" office:value="0.206809470958798" calcext:value-type="float">
            <text:p>0.206809471</text:p>
          </table:table-cell>
        </table:table-row>
        <table:table-row table:style-name="ro1">
          <table:table-cell office:value-type="float" office:value="0.21998036935591" calcext:value-type="float">
            <text:p>0.2199803694</text:p>
          </table:table-cell>
          <table:table-cell office:value-type="float" office:value="0.32775595085848" calcext:value-type="float">
            <text:p>0.3277559509</text:p>
          </table:table-cell>
          <table:table-cell office:value-type="float" office:value="0.404401459745202" calcext:value-type="float">
            <text:p>0.4044014597</text:p>
          </table:table-cell>
          <table:table-cell/>
          <table:table-cell office:value-type="float" office:value="0.303853848309154" calcext:value-type="float">
            <text:p>0.3038538483</text:p>
          </table:table-cell>
          <table:table-cell office:value-type="float" office:value="0.357105688641212" calcext:value-type="float">
            <text:p>0.3571056886</text:p>
          </table:table-cell>
          <table:table-cell office:value-type="float" office:value="0.211633461643265" calcext:value-type="float">
            <text:p>0.2116334616</text:p>
          </table:table-cell>
        </table:table-row>
        <table:table-row table:style-name="ro1">
          <table:table-cell office:value-type="float" office:value="0.212201066432313" calcext:value-type="float">
            <text:p>0.2122010664</text:p>
          </table:table-cell>
          <table:table-cell office:value-type="float" office:value="0.324776312420001" calcext:value-type="float">
            <text:p>0.3247763124</text:p>
          </table:table-cell>
          <table:table-cell office:value-type="float" office:value="0.416650929326939" calcext:value-type="float">
            <text:p>0.4166509293</text:p>
          </table:table-cell>
          <table:table-cell/>
          <table:table-cell office:value-type="float" office:value="0.293058258861113" calcext:value-type="float">
            <text:p>0.2930582589</text:p>
          </table:table-cell>
          <table:table-cell office:value-type="float" office:value="0.346486661646529" calcext:value-type="float">
            <text:p>0.3464866616</text:p>
          </table:table-cell>
          <table:table-cell office:value-type="float" office:value="0.217958945861183" calcext:value-type="float">
            <text:p>0.2179589459</text:p>
          </table:table-cell>
        </table:table-row>
        <table:table-row table:style-name="ro1">
          <table:table-cell office:value-type="float" office:value="0.204657972813581" calcext:value-type="float">
            <text:p>0.2046579728</text:p>
          </table:table-cell>
          <table:table-cell office:value-type="float" office:value="0.322619013239029" calcext:value-type="float">
            <text:p>0.3226190132</text:p>
          </table:table-cell>
          <table:table-cell office:value-type="float" office:value="0.429781115266708" calcext:value-type="float">
            <text:p>0.4297811153</text:p>
          </table:table-cell>
          <table:table-cell/>
          <table:table-cell office:value-type="float" office:value="0.281493501304799" calcext:value-type="float">
            <text:p>0.2814935013</text:p>
          </table:table-cell>
          <table:table-cell office:value-type="float" office:value="0.335370286346276" calcext:value-type="float">
            <text:p>0.3353702863</text:p>
          </table:table-cell>
          <table:table-cell office:value-type="float" office:value="0.225983121991837" calcext:value-type="float">
            <text:p>0.225983122</text:p>
          </table:table-cell>
        </table:table-row>
        <table:table-row table:style-name="ro1">
          <table:table-cell office:value-type="float" office:value="0.197467731759903" calcext:value-type="float">
            <text:p>0.1974677318</text:p>
          </table:table-cell>
          <table:table-cell office:value-type="float" office:value="0.321413787801735" calcext:value-type="float">
            <text:p>0.3214137878</text:p>
          </table:table-cell>
          <table:table-cell office:value-type="float" office:value="0.443654619851387" calcext:value-type="float">
            <text:p>0.4436546199</text:p>
          </table:table-cell>
          <table:table-cell/>
          <table:table-cell office:value-type="float" office:value="0.269148631319196" calcext:value-type="float">
            <text:p>0.2691486313</text:p>
          </table:table-cell>
          <table:table-cell office:value-type="float" office:value="0.323837723822431" calcext:value-type="float">
            <text:p>0.3238377238</text:p>
          </table:table-cell>
          <table:table-cell office:value-type="float" office:value="0.235919768180622" calcext:value-type="float">
            <text:p>0.2359197682</text:p>
          </table:table-cell>
        </table:table-row>
        <table:table-row table:style-name="ro1">
          <table:table-cell office:value-type="float" office:value="0.190757834659292" calcext:value-type="float">
            <text:p>0.1907578347</text:p>
          </table:table-cell>
          <table:table-cell office:value-type="float" office:value="0.321282148327921" calcext:value-type="float">
            <text:p>0.3212821483</text:p>
          </table:table-cell>
          <table:table-cell office:value-type="float" office:value="0.458094424882421" calcext:value-type="float">
            <text:p>0.4580944249</text:p>
          </table:table-cell>
          <table:table-cell/>
          <table:table-cell office:value-type="float" office:value="0.256027476723732" calcext:value-type="float">
            <text:p>0.2560274767</text:p>
          </table:table-cell>
          <table:table-cell office:value-type="float" office:value="0.312007072675798" calcext:value-type="float">
            <text:p>0.3120070727</text:p>
          </table:table-cell>
          <table:table-cell office:value-type="float" office:value="0.247995159193421" calcext:value-type="float">
            <text:p>0.2479951592</text:p>
          </table:table-cell>
        </table:table-row>
        <table:table-row table:style-name="ro1">
          <table:table-cell office:value-type="float" office:value="0.184664197667871" calcext:value-type="float">
            <text:p>0.1846641977</text:p>
          </table:table-cell>
          <table:table-cell office:value-type="float" office:value="0.322330129457922" calcext:value-type="float">
            <text:p>0.3223301295</text:p>
          </table:table-cell>
          <table:table-cell office:value-type="float" office:value="0.472883504914469" calcext:value-type="float">
            <text:p>0.4728835049</text:p>
          </table:table-cell>
          <table:table-cell/>
          <table:table-cell office:value-type="float" office:value="0.242153480731806" calcext:value-type="float">
            <text:p>0.2421534807</text:p>
          </table:table-cell>
          <table:table-cell office:value-type="float" office:value="0.300041449729937" calcext:value-type="float">
            <text:p>0.3000414497</text:p>
          </table:table-cell>
          <table:table-cell office:value-type="float" office:value="0.262441120414546" calcext:value-type="float">
            <text:p>0.2624411204</text:p>
          </table:table-cell>
        </table:table-row>
        <table:table-row table:style-name="ro1">
          <table:table-cell office:value-type="float" office:value="0.179327741525372" calcext:value-type="float">
            <text:p>0.1793277415</text:p>
          </table:table-cell>
          <table:table-cell office:value-type="float" office:value="0.32464032441058" calcext:value-type="float">
            <text:p>0.3246403244</text:p>
          </table:table-cell>
          <table:table-cell office:value-type="float" office:value="0.487767022859406" calcext:value-type="float">
            <text:p>0.4877670229</text:p>
          </table:table-cell>
          <table:table-cell/>
          <table:table-cell office:value-type="float" office:value="0.227575451383755" calcext:value-type="float">
            <text:p>0.2275754514</text:p>
          </table:table-cell>
          <table:table-cell office:value-type="float" office:value="0.288157422785698" calcext:value-type="float">
            <text:p>0.2881574228</text:p>
          </table:table-cell>
          <table:table-cell office:value-type="float" office:value="0.279484322515185" calcext:value-type="float">
            <text:p>0.2794843225</text:p>
          </table:table-cell>
        </table:table-row>
        <table:table-row table:style-name="ro1">
          <table:table-cell office:value-type="float" office:value="0.174889949538859" calcext:value-type="float">
            <text:p>0.1748899495</text:p>
          </table:table-cell>
          <table:table-cell office:value-type="float" office:value="0.328263767944866" calcext:value-type="float">
            <text:p>0.3282637679</text:p>
          </table:table-cell>
          <table:table-cell office:value-type="float" office:value="0.502457624366259" calcext:value-type="float">
            <text:p>0.5024576244</text:p>
          </table:table-cell>
          <table:table-cell/>
          <table:table-cell office:value-type="float" office:value="0.21237419048406" calcext:value-type="float">
            <text:p>0.2123741905</text:p>
          </table:table-cell>
          <table:table-cell office:value-type="float" office:value="0.276633075638592" calcext:value-type="float">
            <text:p>0.2766330756</text:p>
          </table:table-cell>
          <table:table-cell office:value-type="float" office:value="0.299330862398227" calcext:value-type="float">
            <text:p>0.2993308624</text:p>
          </table:table-cell>
        </table:table-row>
        <table:table-row table:style-name="ro1">
          <table:table-cell office:value-type="float" office:value="0.171487475057295" calcext:value-type="float">
            <text:p>0.1714874751</text:p>
          </table:table-cell>
          <table:table-cell office:value-type="float" office:value="0.33321241535395" calcext:value-type="float">
            <text:p>0.3332124154</text:p>
          </table:table-cell>
          <table:table-cell office:value-type="float" office:value="0.516644124291355" calcext:value-type="float">
            <text:p>0.5166441243</text:p>
          </table:table-cell>
          <table:table-cell/>
          <table:table-cell office:value-type="float" office:value="0.196669856134045" calcext:value-type="float">
            <text:p>0.1966698561</text:p>
          </table:table-cell>
          <table:table-cell office:value-type="float" office:value="0.265814566457892" calcext:value-type="float">
            <text:p>0.2658145665</text:p>
          </table:table-cell>
          <table:table-cell office:value-type="float" office:value="0.32214525345836" calcext:value-type="float">
            <text:p>0.3221452535</text:p>
          </table:table-cell>
        </table:table-row>
        <table:table-row table:style-name="ro1">
          <table:table-cell office:value-type="float" office:value="0.169245989725258" calcext:value-type="float">
            <text:p>0.1692459897</text:p>
          </table:table-cell>
          <table:table-cell office:value-type="float" office:value="0.339453107919058" calcext:value-type="float">
            <text:p>0.3394531079</text:p>
          </table:table-cell>
          <table:table-cell office:value-type="float" office:value="0.530003530690066" calcext:value-type="float">
            <text:p>0.5300035307</text:p>
          </table:table-cell>
          <table:table-cell/>
          <table:table-cell office:value-type="float" office:value="0.180629734159554" calcext:value-type="float">
            <text:p>0.1806297342</text:p>
          </table:table-cell>
          <table:table-cell office:value-type="float" office:value="0.256119529162292" calcext:value-type="float">
            <text:p>0.2561195292</text:p>
          </table:table-cell>
          <table:table-cell office:value-type="float" office:value="0.3480232593138" calcext:value-type="float">
            <text:p>0.3480232593</text:p>
          </table:table-cell>
        </table:table-row>
        <table:table-row table:style-name="ro1">
          <table:table-cell office:value-type="float" office:value="0.16827359624109" calcext:value-type="float">
            <text:p>0.1682735962</text:p>
          </table:table-cell>
          <table:table-cell office:value-type="float" office:value="0.34690395540977" calcext:value-type="float">
            <text:p>0.3469039554</text:p>
          </table:table-cell>
          <table:table-cell office:value-type="float" office:value="0.542215901816261" calcext:value-type="float">
            <text:p>0.5422159018</text:p>
          </table:table-cell>
          <table:table-cell/>
          <table:table-cell office:value-type="float" office:value="0.164475845427318" calcext:value-type="float">
            <text:p>0.1644758454</text:p>
          </table:table-cell>
          <table:table-cell office:value-type="float" office:value="0.248035115115011" calcext:value-type="float">
            <text:p>0.2480351151</text:p>
          </table:table-cell>
          <table:table-cell office:value-type="float" office:value="0.376958672219458" calcext:value-type="float">
            <text:p>0.3769586722</text:p>
          </table:table-cell>
        </table:table-row>
        <table:table-row table:style-name="ro1">
          <table:table-cell office:value-type="float" office:value="0.168654255972899" calcext:value-type="float">
            <text:p>0.168654256</text:p>
          </table:table-cell>
          <table:table-cell office:value-type="float" office:value="0.355433962256378" calcext:value-type="float">
            <text:p>0.3554339623</text:p>
          </table:table-cell>
          <table:table-cell office:value-type="float" office:value="0.552981036691391" calcext:value-type="float">
            <text:p>0.5529810367</text:p>
          </table:table-cell>
          <table:table-cell/>
          <table:table-cell office:value-type="float" office:value="0.14849149792841" calcext:value-type="float">
            <text:p>0.1484914979</text:p>
          </table:table-cell>
          <table:table-cell office:value-type="float" office:value="0.242107994196512" calcext:value-type="float">
            <text:p>0.2421079942</text:p>
          </table:table-cell>
          <table:table-cell office:value-type="float" office:value="0.408805285620354" calcext:value-type="float">
            <text:p>0.4088052856</text:p>
          </table:table-cell>
        </table:table-row>
        <table:table-row table:style-name="ro1">
          <table:table-cell office:value-type="float" office:value="0.170441778775718" calcext:value-type="float">
            <text:p>0.1704417788</text:p>
          </table:table-cell>
          <table:table-cell office:value-type="float" office:value="0.364866453102045" calcext:value-type="float">
            <text:p>0.3648664531</text:p>
          </table:table-cell>
          <table:table-cell office:value-type="float" office:value="0.562035549161208" calcext:value-type="float">
            <text:p>0.5620355492</text:p>
          </table:table-cell>
          <table:table-cell/>
          <table:table-cell office:value-type="float" office:value="0.133025523752754" calcext:value-type="float">
            <text:p>0.1330255238</text:p>
          </table:table-cell>
          <table:table-cell office:value-type="float" office:value="0.238923430515283" calcext:value-type="float">
            <text:p>0.2389234305</text:p>
          </table:table-cell>
          <table:table-cell office:value-type="float" office:value="0.443237020416877" calcext:value-type="float">
            <text:p>0.4432370204</text:p>
          </table:table-cell>
        </table:table-row>
        <table:table-row table:style-name="ro1">
          <table:table-cell office:value-type="float" office:value="0.173654964279993" calcext:value-type="float">
            <text:p>0.1736549643</text:p>
          </table:table-cell>
          <table:table-cell office:value-type="float" office:value="0.374986427573394" calcext:value-type="float">
            <text:p>0.3749864276</text:p>
          </table:table-cell>
          <table:table-cell office:value-type="float" office:value="0.569168576011415" calcext:value-type="float">
            <text:p>0.569168576</text:p>
          </table:table-cell>
          <table:table-cell/>
          <table:table-cell office:value-type="float" office:value="0.118492572937807" calcext:value-type="float">
            <text:p>0.1184925729</text:p>
          </table:table-cell>
          <table:table-cell office:value-type="float" office:value="0.239070910717892" calcext:value-type="float">
            <text:p>0.2390709107</text:p>
          </table:table-cell>
          <table:table-cell office:value-type="float" office:value="0.479711390126067" calcext:value-type="float">
            <text:p>0.4797113901</text:p>
          </table:table-cell>
        </table:table-row>
        <table:table-row table:style-name="ro1">
          <table:table-cell office:value-type="float" office:value="0.178274449810949" calcext:value-type="float">
            <text:p>0.1782744498</text:p>
          </table:table-cell>
          <table:table-cell office:value-type="float" office:value="0.385551448229025" calcext:value-type="float">
            <text:p>0.3855514482</text:p>
          </table:table-cell>
          <table:table-cell office:value-type="float" office:value="0.574234320028255" calcext:value-type="float">
            <text:p>0.57423432</text:p>
          </table:table-cell>
          <table:table-cell/>
          <table:table-cell office:value-type="float" office:value="0.105367564427731" calcext:value-type="float">
            <text:p>0.1053675644</text:p>
          </table:table-cell>
          <table:table-cell office:value-type="float" office:value="0.243095081032502" calcext:value-type="float">
            <text:p>0.243095081</text:p>
          </table:table-cell>
          <table:table-cell office:value-type="float" office:value="0.517443944514121" calcext:value-type="float">
            <text:p>0.5174439445</text:p>
          </table:table-cell>
        </table:table-row>
        <table:table-row table:style-name="ro1">
          <table:table-cell office:value-type="float" office:value="0.18424170026676" calcext:value-type="float">
            <text:p>0.1842417003</text:p>
          </table:table-cell>
          <table:table-cell office:value-type="float" office:value="0.396305133286473" calcext:value-type="float">
            <text:p>0.3963051333</text:p>
          </table:table-cell>
          <table:table-cell office:value-type="float" office:value="0.577159886148219" calcext:value-type="float">
            <text:p>0.5771598861</text:p>
          </table:table-cell>
          <table:table-cell/>
          <table:table-cell office:value-type="float" office:value="0.09417236473122" calcext:value-type="float">
            <text:p>0.0941723647</text:p>
          </table:table-cell>
          <table:table-cell office:value-type="float" office:value="0.251433242748368" calcext:value-type="float">
            <text:p>0.2514332427</text:p>
          </table:table-cell>
          <table:table-cell office:value-type="float" office:value="0.555403375032874" calcext:value-type="float">
            <text:p>0.555403375</text:p>
          </table:table-cell>
        </table:table-row>
        <table:table-row table:style-name="ro1">
          <table:table-cell office:value-type="float" office:value="0.191460376792012" calcext:value-type="float">
            <text:p>0.1914603768</text:p>
          </table:table-cell>
          <table:table-cell office:value-type="float" office:value="0.40699189970062" calcext:value-type="float">
            <text:p>0.4069918997</text:p>
          </table:table-cell>
          <table:table-cell office:value-type="float" office:value="0.577947422026522" calcext:value-type="float">
            <text:p>0.577947422</text:p>
          </table:table-cell>
          <table:table-cell/>
          <table:table-cell office:value-type="float" office:value="0.0854531598956704" calcext:value-type="float">
            <text:p>0.0854531599</text:p>
          </table:table-cell>
          <table:table-cell office:value-type="float" office:value="0.264344418938781" calcext:value-type="float">
            <text:p>0.2643444189</text:p>
          </table:table-cell>
          <table:table-cell office:value-type="float" office:value="0.59233757060418" calcext:value-type="float">
            <text:p>0.5923375706</text:p>
          </table:table-cell>
        </table:table-row>
        <table:table-row table:style-name="ro1">
          <table:table-cell office:value-type="float" office:value="0.199800069406005" calcext:value-type="float">
            <text:p>0.1998000694</text:p>
          </table:table-cell>
          <table:table-cell office:value-type="float" office:value="0.417371383909191" calcext:value-type="float">
            <text:p>0.4173713839</text:p>
          </table:table-cell>
          <table:table-cell office:value-type="float" office:value="0.576670334808915" calcext:value-type="float">
            <text:p>0.5766703348</text:p>
          </table:table-cell>
          <table:table-cell/>
          <table:table-cell office:value-type="float" office:value="0.0797479804866751" calcext:value-type="float">
            <text:p>0.0797479805</text:p>
          </table:table-cell>
          <table:table-cell office:value-type="float" office:value="0.281839584369756" calcext:value-type="float">
            <text:p>0.2818395844</text:p>
          </table:table-cell>
          <table:table-cell office:value-type="float" office:value="0.626838820598956" calcext:value-type="float">
            <text:p>0.6268388206</text:p>
          </table:table-cell>
        </table:table-row>
        <table:table-row table:style-name="ro1">
          <table:table-cell office:value-type="float" office:value="0.209102114094504" calcext:value-type="float">
            <text:p>0.2091021141</text:p>
          </table:table-cell>
          <table:table-cell office:value-type="float" office:value="0.427231015042699" calcext:value-type="float">
            <text:p>0.427231015</text:p>
          </table:table-cell>
          <table:table-cell office:value-type="float" office:value="0.573464173721104" calcext:value-type="float">
            <text:p>0.5734641737</text:p>
          </table:table-cell>
          <table:table-cell/>
          <table:table-cell office:value-type="float" office:value="0.0775455134226552" calcext:value-type="float">
            <text:p>0.0775455134</text:p>
          </table:table-cell>
          <table:table-cell office:value-type="float" office:value="0.303626869170039" calcext:value-type="float">
            <text:p>0.3036268692</text:p>
          </table:table-cell>
          <table:table-cell office:value-type="float" office:value="0.657450547512365" calcext:value-type="float">
            <text:p>0.6574505475</text:p>
          </table:table-cell>
        </table:table-row>
        <table:table-row table:style-name="ro1">
          <table:table-cell office:value-type="float" office:value="0.219186983440209" calcext:value-type="float">
            <text:p>0.2191869834</text:p>
          </table:table-cell>
          <table:table-cell office:value-type="float" office:value="0.43639552227228" calcext:value-type="float">
            <text:p>0.4363955223</text:p>
          </table:table-cell>
          <table:table-cell office:value-type="float" office:value="0.568513472002457" calcext:value-type="float">
            <text:p>0.568513472</text:p>
          </table:table-cell>
          <table:table-cell/>
          <table:table-cell office:value-type="float" office:value="0.0792385630569386" calcext:value-type="float">
            <text:p>0.0792385631</text:p>
          </table:table-cell>
          <table:table-cell office:value-type="float" office:value="0.329087545576453" calcext:value-type="float">
            <text:p>0.3290875456</text:p>
          </table:table-cell>
          <table:table-cell office:value-type="float" office:value="0.682808380760615" calcext:value-type="float">
            <text:p>0.6828083808</text:p>
          </table:table-cell>
        </table:table-row>
        <table:table-row table:style-name="ro1">
          <table:table-cell office:value-type="float" office:value="0.229862582374333" calcext:value-type="float">
            <text:p>0.2298625824</text:p>
          </table:table-cell>
          <table:table-cell office:value-type="float" office:value="0.444732653480537" calcext:value-type="float">
            <text:p>0.4447326535</text:p>
          </table:table-cell>
          <table:table-cell office:value-type="float" office:value="0.562036288943145" calcext:value-type="float">
            <text:p>0.5620362889</text:p>
          </table:table-cell>
          <table:table-cell/>
          <table:table-cell office:value-type="float" office:value="0.0850778785105556" calcext:value-type="float">
            <text:p>0.0850778785</text:p>
          </table:table-cell>
          <table:table-cell office:value-type="float" office:value="0.35729636694346" calcext:value-type="float">
            <text:p>0.3572963669</text:p>
          </table:table-cell>
          <table:table-cell office:value-type="float" office:value="0.701796793267222" calcext:value-type="float">
            <text:p>0.7017967933</text:p>
          </table:table-cell>
        </table:table-row>
        <table:table-row table:style-name="ro1">
          <table:table-cell office:value-type="float" office:value="0.240932721955743" calcext:value-type="float">
            <text:p>0.240932722</text:p>
          </table:table-cell>
          <table:table-cell office:value-type="float" office:value="0.452154953101998" calcext:value-type="float">
            <text:p>0.4521549531</text:p>
          </table:table-cell>
          <table:table-cell office:value-type="float" office:value="0.554268310052581" calcext:value-type="float">
            <text:p>0.5542683101</text:p>
          </table:table-cell>
          <table:table-cell/>
          <table:table-cell office:value-type="float" office:value="0.0951338158199184" calcext:value-type="float">
            <text:p>0.0951338158</text:p>
          </table:table-cell>
          <table:table-cell office:value-type="float" office:value="0.387092219036318" calcext:value-type="float">
            <text:p>0.387092219</text:p>
          </table:table-cell>
          <table:table-cell office:value-type="float" office:value="0.713692644515907" calcext:value-type="float">
            <text:p>0.7136926445</text:p>
          </table:table-cell>
        </table:table-row>
        <table:table-row table:style-name="ro1">
          <table:table-cell office:value-type="float" office:value="0.252205087535196" calcext:value-type="float">
            <text:p>0.2522050875</text:p>
          </table:table-cell>
          <table:table-cell office:value-type="float" office:value="0.45861797157137" calcext:value-type="float">
            <text:p>0.4586179716</text:p>
          </table:table-cell>
          <table:table-cell office:value-type="float" office:value="0.545448163193864" calcext:value-type="float">
            <text:p>0.5454481632</text:p>
          </table:table-cell>
          <table:table-cell/>
          <table:table-cell office:value-type="float" office:value="0.109273601039144" calcext:value-type="float">
            <text:p>0.109273601</text:p>
          </table:table-cell>
          <table:table-cell office:value-type="float" office:value="0.41719301190762" calcext:value-type="float">
            <text:p>0.4171930119</text:p>
          </table:table-cell>
          <table:table-cell office:value-type="float" office:value="0.718263557043423" calcext:value-type="float">
            <text:p>0.718263557</text:p>
          </table:table-cell>
        </table:table-row>
        <table:table-row table:style-name="ro1">
          <table:table-cell office:value-type="float" office:value="0.26349814572758" calcext:value-type="float">
            <text:p>0.2634981457</text:p>
          </table:table-cell>
          <table:table-cell office:value-type="float" office:value="0.46411566276242" calcext:value-type="float">
            <text:p>0.4641156628</text:p>
          </table:table-cell>
          <table:table-cell office:value-type="float" office:value="0.535805176192716" calcext:value-type="float">
            <text:p>0.5358051762</text:p>
          </table:table-cell>
          <table:table-cell/>
          <table:table-cell office:value-type="float" office:value="0.127160194194761" calcext:value-type="float">
            <text:p>0.1271601942</text:p>
          </table:table-cell>
          <table:table-cell office:value-type="float" office:value="0.446335805369262" calcext:value-type="float">
            <text:p>0.4463358054</text:p>
          </table:table-cell>
          <table:table-cell office:value-type="float" office:value="0.715795607266991" calcext:value-type="float">
            <text:p>0.7157956073</text:p>
          </table:table-cell>
        </table:table-row>
        <table:table-row table:style-name="ro1">
          <table:table-cell office:value-type="float" office:value="0.274646615448342" calcext:value-type="float">
            <text:p>0.2746466154</text:p>
          </table:table-cell>
          <table:table-cell office:value-type="float" office:value="0.4686739224721" calcext:value-type="float">
            <text:p>0.4686739225</text:p>
          </table:table-cell>
          <table:table-cell office:value-type="float" office:value="0.52555026090346" calcext:value-type="float">
            <text:p>0.5255502609</text:p>
          </table:table-cell>
          <table:table-cell/>
          <table:table-cell office:value-type="float" office:value="0.148274967465284" calcext:value-type="float">
            <text:p>0.1482749675</text:p>
          </table:table-cell>
          <table:table-cell office:value-type="float" office:value="0.473414411212089" calcext:value-type="float">
            <text:p>0.4734144112</text:p>
          </table:table-cell>
          <table:table-cell office:value-type="float" office:value="0.707041052873629" calcext:value-type="float">
            <text:p>0.7070410529</text:p>
          </table:table-cell>
        </table:table-row>
        <table:table-row table:style-name="ro1">
          <table:table-cell office:value-type="float" office:value="0.285505325167519" calcext:value-type="float">
            <text:p>0.2855053252</text:p>
          </table:table-cell>
          <table:table-cell office:value-type="float" office:value="0.472343234541078" calcext:value-type="float">
            <text:p>0.4723432345</text:p>
          </table:table-cell>
          <table:table-cell office:value-type="float" office:value="0.514870082568262" calcext:value-type="float">
            <text:p>0.5148700826</text:p>
          </table:table-cell>
          <table:table-cell/>
          <table:table-cell office:value-type="float" office:value="0.171961504486261" calcext:value-type="float">
            <text:p>0.1719615045</text:p>
          </table:table-cell>
          <table:table-cell office:value-type="float" office:value="0.497586356172307" calcext:value-type="float">
            <text:p>0.4975863562</text:p>
          </table:table-cell>
          <table:table-cell office:value-type="float" office:value="0.693097666891006" calcext:value-type="float">
            <text:p>0.6930976669</text:p>
          </table:table-cell>
        </table:table-row>
        <table:table-row table:style-name="ro1">
          <table:table-cell office:value-type="float" office:value="0.295951458984848" calcext:value-type="float">
            <text:p>0.295951459</text:p>
          </table:table-cell>
          <table:table-cell office:value-type="float" office:value="0.475191263674693" calcext:value-type="float">
            <text:p>0.4751912637</text:p>
          </table:table-cell>
          <table:table-cell office:value-type="float" office:value="0.503924251955683" calcext:value-type="float">
            <text:p>0.503924252</text:p>
          </table:table-cell>
          <table:table-cell/>
          <table:table-cell office:value-type="float" office:value="0.197483327360915" calcext:value-type="float">
            <text:p>0.1974833274</text:p>
          </table:table-cell>
          <table:table-cell office:value-type="float" office:value="0.51832987447058" calcext:value-type="float">
            <text:p>0.5183298745</text:p>
          </table:table-cell>
          <table:table-cell office:value-type="float" office:value="0.675248712341144" calcext:value-type="float">
            <text:p>0.6752487123</text:p>
          </table:table-cell>
        </table:table-row>
        <table:table-row table:style-name="ro1">
          <table:table-cell office:value-type="float" office:value="0.305885335832656" calcext:value-type="float">
            <text:p>0.3058853358</text:p>
          </table:table-cell>
          <table:table-cell office:value-type="float" office:value="0.477296025089865" calcext:value-type="float">
            <text:p>0.4772960251</text:p>
          </table:table-cell>
          <table:table-cell office:value-type="float" office:value="0.492845005767372" calcext:value-type="float">
            <text:p>0.4928450058</text:p>
          </table:table-cell>
          <table:table-cell/>
          <table:table-cell office:value-type="float" office:value="0.224085772095255" calcext:value-type="float">
            <text:p>0.2240857721</text:p>
          </table:table-cell>
          <table:table-cell office:value-type="float" office:value="0.535446035846741" calcext:value-type="float">
            <text:p>0.5354460358</text:p>
          </table:table-cell>
          <table:table-cell office:value-type="float" office:value="0.654799883158869" calcext:value-type="float">
            <text:p>0.6547998832</text:p>
          </table:table-cell>
        </table:table-row>
        <table:table-row table:style-name="ro1">
          <table:table-cell office:value-type="float" office:value="0.315229958983907" calcext:value-type="float">
            <text:p>0.315229959</text:p>
          </table:table-cell>
          <table:table-cell office:value-type="float" office:value="0.478740028761266" calcext:value-type="float">
            <text:p>0.4787400288</text:p>
          </table:table-cell>
          <table:table-cell office:value-type="float" office:value="0.481738719798783" calcext:value-type="float">
            <text:p>0.4817387198</text:p>
          </table:table-cell>
          <table:table-cell/>
          <table:table-cell office:value-type="float" office:value="0.251052335828268" calcext:value-type="float">
            <text:p>0.2510523358</text:p>
          </table:table-cell>
          <table:table-cell office:value-type="float" office:value="0.549015281393754" calcext:value-type="float">
            <text:p>0.5490152814</text:p>
          </table:table-cell>
          <table:table-cell office:value-type="float" office:value="0.632944745140114" calcext:value-type="float">
            <text:p>0.6329447451</text:p>
          </table:table-cell>
        </table:table-row>
        <table:table-row table:style-name="ro1">
          <table:table-cell office:value-type="float" office:value="0.323929617766756" calcext:value-type="float">
            <text:p>0.3239296178</text:p>
          </table:table-cell>
          <table:table-cell office:value-type="float" office:value="0.479605584045935" calcext:value-type="float">
            <text:p>0.479605584</text:p>
          </table:table-cell>
          <table:table-cell office:value-type="float" office:value="0.470688601457092" calcext:value-type="float">
            <text:p>0.4706886015</text:p>
          </table:table-cell>
          <table:table-cell/>
          <table:table-cell office:value-type="float" office:value="0.277748308747802" calcext:value-type="float">
            <text:p>0.2777483087</text:p>
          </table:table-cell>
          <table:table-cell office:value-type="float" office:value="0.559326429931926" calcext:value-type="float">
            <text:p>0.5593264299</text:p>
          </table:table-cell>
          <table:table-cell office:value-type="float" office:value="0.610676941136406" calcext:value-type="float">
            <text:p>0.6106769411</text:p>
          </table:table-cell>
        </table:table-row>
        <table:table-row table:style-name="ro1">
          <table:table-cell office:value-type="float" office:value="0.331947827990288" calcext:value-type="float">
            <text:p>0.331947828</text:p>
          </table:table-cell>
          <table:table-cell office:value-type="float" office:value="0.47997128384524" calcext:value-type="float">
            <text:p>0.4799712838</text:p>
          </table:table-cell>
          <table:table-cell office:value-type="float" office:value="0.459757992354491" calcext:value-type="float">
            <text:p>0.4597579924</text:p>
          </table:table-cell>
          <table:table-cell/>
          <table:table-cell office:value-type="float" office:value="0.303648243340406" calcext:value-type="float">
            <text:p>0.3036482433</text:p>
          </table:table-cell>
          <table:table-cell office:value-type="float" office:value="0.566797756971792" calcext:value-type="float">
            <text:p>0.566797757</text:p>
          </table:table-cell>
          <table:table-cell office:value-type="float" office:value="0.588752160471693" calcext:value-type="float">
            <text:p>0.5887521605</text:p>
          </table:table-cell>
        </table:table-row>
        <table:table-row table:style-name="ro1">
          <table:table-cell office:value-type="float" office:value="0.339264873562802" calcext:value-type="float">
            <text:p>0.3392648736</text:p>
          </table:table-cell>
          <table:table-cell office:value-type="float" office:value="0.479909574230659" calcext:value-type="float">
            <text:p>0.4799095742</text:p>
          </table:table-cell>
          <table:table-cell office:value-type="float" office:value="0.448993836892164" calcext:value-type="float">
            <text:p>0.4489938369</text:p>
          </table:table-cell>
          <table:table-cell/>
          <table:table-cell office:value-type="float" office:value="0.328347457912997" calcext:value-type="float">
            <text:p>0.3283474579</text:p>
          </table:table-cell>
          <table:table-cell office:value-type="float" office:value="0.571905544037952" calcext:value-type="float">
            <text:p>0.571905544</text:p>
          </table:table-cell>
          <table:table-cell office:value-type="float" office:value="0.567691240994901" calcext:value-type="float">
            <text:p>0.567691241</text:p>
          </table:table-cell>
        </table:table-row>
        <table:table-row table:style-name="ro1">
          <table:table-cell office:value-type="float" office:value="0.34587517089056" calcext:value-type="float">
            <text:p>0.3458751709</text:p>
          </table:table-cell>
          <table:table-cell office:value-type="float" office:value="0.479485251667189" calcext:value-type="float">
            <text:p>0.4794852517</text:p>
          </table:table-cell>
          <table:table-cell office:value-type="float" office:value="0.438430006440671" calcext:value-type="float">
            <text:p>0.4384300064</text:p>
          </table:table-cell>
          <table:table-cell/>
          <table:table-cell office:value-type="float" office:value="0.351560357544039" calcext:value-type="float">
            <text:p>0.3515603575</text:p>
          </table:table-cell>
          <table:table-cell office:value-type="float" office:value="0.575128764552335" calcext:value-type="float">
            <text:p>0.5751287646</text:p>
          </table:table-cell>
          <table:table-cell office:value-type="float" office:value="0.547810255722859" calcext:value-type="float">
            <text:p>0.5478102557</text:p>
          </table:table-cell>
        </table:table-row>
        <table:table-row table:style-name="ro1">
          <table:table-cell office:value-type="float" office:value="0.351784629850516" calcext:value-type="float">
            <text:p>0.3517846299</text:p>
          </table:table-cell>
          <table:table-cell office:value-type="float" office:value="0.478754705328601" calcext:value-type="float">
            <text:p>0.4787547053</text:p>
          </table:table-cell>
          <table:table-cell office:value-type="float" office:value="0.428090289559437" calcext:value-type="float">
            <text:p>0.4280902896</text:p>
          </table:table-cell>
          <table:table-cell/>
          <table:table-cell office:value-type="float" office:value="0.373109556897853" calcext:value-type="float">
            <text:p>0.3731095569</text:p>
          </table:table-cell>
          <table:table-cell office:value-type="float" office:value="0.576912264554019" calcext:value-type="float">
            <text:p>0.5769122646</text:p>
          </table:table-cell>
          <table:table-cell office:value-type="float" office:value="0.529263412600377" calcext:value-type="float">
            <text:p>0.5292634126</text:p>
          </table:table-cell>
        </table:table-row>
        <table:table-row table:style-name="ro1">
          <table:table-cell office:value-type="float" office:value="0.357008137716069" calcext:value-type="float">
            <text:p>0.3570081377</text:p>
          </table:table-cell>
          <table:table-cell office:value-type="float" office:value="0.477765724438064" calcext:value-type="float">
            <text:p>0.4777657244</text:p>
          </table:table-cell>
          <table:table-cell office:value-type="float" office:value="0.417990955842019" calcext:value-type="float">
            <text:p>0.4179909558</text:p>
          </table:table-cell>
          <table:table-cell/>
          <table:table-cell office:value-type="float" office:value="0.392909809135111" calcext:value-type="float">
            <text:p>0.3929098091</text:p>
          </table:table-cell>
          <table:table-cell office:value-type="float" office:value="0.577646514035562" calcext:value-type="float">
            <text:p>0.577646514</text:p>
          </table:table-cell>
          <table:table-cell office:value-type="float" office:value="0.512087830586344" calcext:value-type="float">
            <text:p>0.5120878306</text:p>
          </table:table-cell>
        </table:table-row>
        <table:table-row table:style-name="ro1">
          <table:table-cell office:value-type="float" office:value="0.361567249925041" calcext:value-type="float">
            <text:p>0.3615672499</text:p>
          </table:table-cell>
          <table:table-cell office:value-type="float" office:value="0.476557709108324" calcext:value-type="float">
            <text:p>0.4765577091</text:p>
          </table:table-cell>
          <table:table-cell office:value-type="float" office:value="0.408142871532142" calcext:value-type="float">
            <text:p>0.4081428715</text:p>
          </table:table-cell>
          <table:table-cell/>
          <table:table-cell office:value-type="float" office:value="0.410950038564463" calcext:value-type="float">
            <text:p>0.4109500386</text:p>
          </table:table-cell>
          <table:table-cell office:value-type="float" office:value="0.577659988960589" calcext:value-type="float">
            <text:p>0.577659989</text:p>
          </table:table-cell>
          <table:table-cell office:value-type="float" office:value="0.496243461471305" calcext:value-type="float">
            <text:p>0.4962434615</text:p>
          </table:table-cell>
        </table:table-row>
        <table:table-row table:style-name="ro1">
          <table:table-cell office:value-type="float" office:value="0.36548813626942" calcext:value-type="float">
            <text:p>0.3654881363</text:p>
          </table:table-cell>
          <table:table-cell office:value-type="float" office:value="0.475162149261971" calcext:value-type="float">
            <text:p>0.4751621493</text:p>
          </table:table-cell>
          <table:table-cell office:value-type="float" office:value="0.398553191123334" calcext:value-type="float">
            <text:p>0.3985531911</text:p>
          </table:table-cell>
          <table:table-cell/>
          <table:table-cell office:value-type="float" office:value="0.427275794318616" calcext:value-type="float">
            <text:p>0.4272757943</text:p>
          </table:table-cell>
          <table:table-cell office:value-type="float" office:value="0.577219939778813" calcext:value-type="float">
            <text:p>0.5772199398</text:p>
          </table:table-cell>
          <table:table-cell office:value-type="float" office:value="0.481645107247493" calcext:value-type="float">
            <text:p>0.4816451072</text:p>
          </table:table-cell>
        </table:table-row>
        <table:table-row table:style-name="ro1">
          <table:table-cell office:value-type="float" office:value="0.36879980355349" calcext:value-type="float">
            <text:p>0.3687998036</text:p>
          </table:table-cell>
          <table:table-cell office:value-type="float" office:value="0.473603264045273" calcext:value-type="float">
            <text:p>0.473603264</text:p>
          </table:table-cell>
          <table:table-cell office:value-type="float" office:value="0.389226675285633" calcext:value-type="float">
            <text:p>0.3892266753</text:p>
          </table:table-cell>
          <table:table-cell/>
          <table:table-cell office:value-type="float" office:value="0.441973503798128" calcext:value-type="float">
            <text:p>0.4419735038</text:p>
          </table:table-cell>
          <table:table-cell office:value-type="float" office:value="0.576537947393215" calcext:value-type="float">
            <text:p>0.5765379474</text:p>
          </table:table-cell>
          <table:table-cell office:value-type="float" office:value="0.468186032398278" calcext:value-type="float">
            <text:p>0.4681860324</text:p>
          </table:table-cell>
        </table:table-row>
        <table:table-row table:style-name="ro1">
          <table:table-cell office:value-type="float" office:value="0.371532595562868" calcext:value-type="float">
            <text:p>0.3715325956</text:p>
          </table:table-cell>
          <table:table-cell office:value-type="float" office:value="0.471898720214343" calcext:value-type="float">
            <text:p>0.4718987202</text:p>
          </table:table-cell>
          <table:table-cell office:value-type="float" office:value="0.380166696877598" calcext:value-type="float">
            <text:p>0.3801666969</text:p>
          </table:table-cell>
          <table:table-cell/>
          <table:table-cell office:value-type="float" office:value="0.45515716454304" calcext:value-type="float">
            <text:p>0.4551571645</text:p>
          </table:table-cell>
          <table:table-cell office:value-type="float" office:value="0.575777642841574" calcext:value-type="float">
            <text:p>0.5757776428</text:p>
          </table:table-cell>
          <table:table-cell office:value-type="float" office:value="0.455754095016526" calcext:value-type="float">
            <text:p>0.455754095</text:p>
          </table:table-cell>
        </table:table-row>
        <table:table-row table:style-name="ro1">
          <table:table-cell office:value-type="float" office:value="0.373716957315212" calcext:value-type="float">
            <text:p>0.3737169573</text:p>
          </table:table-cell>
          <table:table-cell office:value-type="float" office:value="0.47006037053544" calcext:value-type="float">
            <text:p>0.4700603705</text:p>
          </table:table-cell>
          <table:table-cell office:value-type="float" office:value="0.371375998329225" calcext:value-type="float">
            <text:p>0.3713759983</text:p>
          </table:table-cell>
          <table:table-cell/>
          <table:table-cell office:value-type="float" office:value="0.466957608537833" calcext:value-type="float">
            <text:p>0.4669576085</text:p>
          </table:table-cell>
          <table:table-cell office:value-type="float" office:value="0.575062900951247" calcext:value-type="float">
            <text:p>0.575062901</text:p>
          </table:table-cell>
          <table:table-cell office:value-type="float" office:value="0.444241901449058" calcext:value-type="float">
            <text:p>0.4442419014</text:p>
          </table:table-cell>
        </table:table-row>
        <table:table-row table:style-name="ro1">
          <table:table-cell office:value-type="float" office:value="0.375382441828843" calcext:value-type="float">
            <text:p>0.3753824418</text:p>
          </table:table-cell>
          <table:table-cell office:value-type="float" office:value="0.468094971740073" calcext:value-type="float">
            <text:p>0.4680949717</text:p>
          </table:table-cell>
          <table:table-cell office:value-type="float" office:value="0.362857259260809" calcext:value-type="float">
            <text:p>0.3628572593</text:p>
          </table:table-cell>
          <table:table-cell/>
          <table:table-cell office:value-type="float" office:value="0.477514174336281" calcext:value-type="float">
            <text:p>0.4775141743</text:p>
          </table:table-cell>
          <table:table-cell office:value-type="float" office:value="0.574485551193259" calcext:value-type="float">
            <text:p>0.5744855512</text:p>
          </table:table-cell>
          <table:table-cell office:value-type="float" office:value="0.433552550942575" calcext:value-type="float">
            <text:p>0.4335525509</text:p>
          </table:table-cell>
        </table:table-row>
        <table:table-row table:style-name="ro1">
          <table:table-cell office:value-type="float" office:value="0.376556932871799" calcext:value-type="float">
            <text:p>0.3765569329</text:p>
          </table:table-cell>
          <table:table-cell office:value-type="float" office:value="0.466004856139996" calcext:value-type="float">
            <text:p>0.4660048561</text:p>
          </table:table-cell>
          <table:table-cell office:value-type="float" office:value="0.35461352576153" calcext:value-type="float">
            <text:p>0.3546135258</text:p>
          </table:table-cell>
          <table:table-cell/>
          <table:table-cell office:value-type="float" office:value="0.486968476192878" calcext:value-type="float">
            <text:p>0.4869684762</text:p>
          </table:table-cell>
          <table:table-cell office:value-type="float" office:value="0.574112153547358" calcext:value-type="float">
            <text:p>0.5741121535</text:p>
          </table:table-cell>
          <table:table-cell office:value-type="float" office:value="0.42360233899016" calcext:value-type="float">
            <text:p>0.423602339</text:p>
          </table:table-cell>
        </table:table-row>
        <table:table-row table:style-name="ro1">
          <table:table-cell office:value-type="float" office:value="0.377266055298359" calcext:value-type="float">
            <text:p>0.3772660553</text:p>
          </table:table-cell>
          <table:table-cell office:value-type="float" office:value="0.46378854211443" calcext:value-type="float">
            <text:p>0.4637885421</text:p>
          </table:table-cell>
          <table:table-cell office:value-type="float" office:value="0.34664854428848" calcext:value-type="float">
            <text:p>0.3466485443</text:p>
          </table:table-cell>
          <table:table-cell/>
          <table:table-cell office:value-type="float" office:value="0.495459912465085" calcext:value-type="float">
            <text:p>0.4954599125</text:p>
          </table:table-cell>
          <table:table-cell office:value-type="float" office:value="0.573989698539991" calcext:value-type="float">
            <text:p>0.5739896985</text:p>
          </table:table-cell>
          <table:table-cell office:value-type="float" office:value="0.414321499692425" calcext:value-type="float">
            <text:p>0.4143214997</text:p>
          </table:table-cell>
        </table:table-row>
        <table:table-row table:style-name="ro1">
          <table:table-cell office:value-type="float" office:value="0.377532744780299" calcext:value-type="float">
            <text:p>0.3775327448</text:p>
          </table:table-cell>
          <table:table-cell office:value-type="float" office:value="0.46144127693611" calcext:value-type="float">
            <text:p>0.4614412769</text:p>
          </table:table-cell>
          <table:table-cell office:value-type="float" office:value="0.338967034906435" calcext:value-type="float">
            <text:p>0.3389670349</text:p>
          </table:table-cell>
          <table:table-cell/>
          <table:table-cell office:value-type="float" office:value="0.503122565767014" calcext:value-type="float">
            <text:p>0.5031225658</text:p>
          </table:table-cell>
          <table:table-cell office:value-type="float" office:value="0.574150261852226" calcext:value-type="float">
            <text:p>0.5741502619</text:p>
          </table:table-cell>
          <table:table-cell office:value-type="float" office:value="0.405653781082435" calcext:value-type="float">
            <text:p>0.4056537811</text:p>
          </table:table-cell>
        </table:table-row>
        <table:table-row table:style-name="ro1">
          <table:table-cell office:value-type="float" office:value="0.377376950317691" calcext:value-type="float">
            <text:p>0.3773769503</text:p>
          </table:table-cell>
          <table:table-cell office:value-type="float" office:value="0.458955511409218" calcext:value-type="float">
            <text:p>0.4589555114</text:p>
          </table:table-cell>
          <table:table-cell office:value-type="float" office:value="0.331574931253135" calcext:value-type="float">
            <text:p>0.3315749313</text:p>
          </table:table-cell>
          <table:table-cell/>
          <table:table-cell office:value-type="float" office:value="0.510083185568455" calcext:value-type="float">
            <text:p>0.5100831856</text:p>
          </table:table-cell>
          <table:table-cell office:value-type="float" office:value="0.574614724059229" calcext:value-type="float">
            <text:p>0.5746147241</text:p>
          </table:table-cell>
          <table:table-cell office:value-type="float" office:value="0.397555404050332" calcext:value-type="float">
            <text:p>0.3975554041</text:p>
          </table:table-cell>
        </table:table-row>
        <table:table-row table:style-name="ro1">
          <table:table-cell office:value-type="float" office:value="0.376815445357714" calcext:value-type="float">
            <text:p>0.3768154454</text:p>
          </table:table-cell>
          <table:table-cell office:value-type="float" office:value="0.456321310095702" calcext:value-type="float">
            <text:p>0.4563213101</text:p>
          </table:table-cell>
          <table:table-cell office:value-type="float" office:value="0.324479608477714" calcext:value-type="float">
            <text:p>0.3244796085</text:p>
          </table:table-cell>
          <table:table-cell/>
          <table:table-cell office:value-type="float" office:value="0.516459992072084" calcext:value-type="float">
            <text:p>0.5164599921</text:p>
          </table:table-cell>
          <table:table-cell office:value-type="float" office:value="0.575395692461525" calcext:value-type="float">
            <text:p>0.5753956925</text:p>
          </table:table-cell>
          <table:table-cell office:value-type="float" office:value="0.389993766501224" calcext:value-type="float">
            <text:p>0.3899937665</text:p>
          </table:table-cell>
        </table:table-row>
        <table:table-row table:style-name="ro1">
          <table:table-cell office:value-type="float" office:value="0.375861726289051" calcext:value-type="float">
            <text:p>0.3758617263</text:p>
          </table:table-cell>
          <table:table-cell office:value-type="float" office:value="0.45352670396937" calcext:value-type="float">
            <text:p>0.453526704</text:p>
          </table:table-cell>
          <table:table-cell office:value-type="float" office:value="0.31769011550389" calcext:value-type="float">
            <text:p>0.3176901155</text:p>
          </table:table-cell>
          <table:table-cell/>
          <table:table-cell office:value-type="float" office:value="0.522362088225626" calcext:value-type="float">
            <text:p>0.5223620882</text:p>
          </table:table-cell>
          <table:table-cell office:value-type="float" office:value="0.576499759801167" calcext:value-type="float">
            <text:p>0.5764997598</text:p>
          </table:table-cell>
          <table:table-cell office:value-type="float" office:value="0.38294611630985" calcext:value-type="float">
            <text:p>0.3829461163</text:p>
          </table:table-cell>
        </table:table-row>
        <table:table-row table:style-name="ro1">
          <table:table-cell office:value-type="float" office:value="0.374525980257043" calcext:value-type="float">
            <text:p>0.3745259803</text:p>
          </table:table-cell>
          <table:table-cell office:value-type="float" office:value="0.450557994539476" calcext:value-type="float">
            <text:p>0.4505579945</text:p>
          </table:table-cell>
          <table:table-cell office:value-type="float" office:value="0.311217424209332" calcext:value-type="float">
            <text:p>0.3112174242</text:p>
          </table:table-cell>
          <table:table-cell/>
          <table:table-cell office:value-type="float" office:value="0.527889309812995" calcext:value-type="float">
            <text:p>0.5278893098</text:p>
          </table:table-cell>
          <table:table-cell office:value-type="float" office:value="0.577929219449356" calcext:value-type="float">
            <text:p>0.5779292194</text:p>
          </table:table-cell>
          <table:table-cell office:value-type="float" office:value="0.376398320480574" calcext:value-type="float">
            <text:p>0.3763983205</text:p>
          </table:table-cell>
        </table:table-row>
        <table:table-row table:style-name="ro1">
          <table:table-cell office:value-type="float" office:value="0.372815107492589" calcext:value-type="float">
            <text:p>0.3728151075</text:p>
          </table:table-cell>
          <table:table-cell office:value-type="float" office:value="0.447400020134329" calcext:value-type="float">
            <text:p>0.4474000201</text:p>
          </table:table-cell>
          <table:table-cell office:value-type="float" office:value="0.305074705303834" calcext:value-type="float">
            <text:p>0.3050747053</text:p>
          </table:table-cell>
          <table:table-cell/>
          <table:table-cell office:value-type="float" office:value="0.533132379982759" calcext:value-type="float">
            <text:p>0.53313238</text:p>
          </table:table-cell>
          <table:table-cell office:value-type="float" office:value="0.579683337171637" calcext:value-type="float">
            <text:p>0.5796833372</text:p>
          </table:table-cell>
          <table:table-cell office:value-type="float" office:value="0.370343793701884" calcext:value-type="float">
            <text:p>0.3703437937</text:p>
          </table:table-cell>
        </table:table-row>
        <table:table-row table:style-name="ro1">
          <table:table-cell office:value-type="float" office:value="0.370732786565439" calcext:value-type="float">
            <text:p>0.3707327866</text:p>
          </table:table-cell>
          <table:table-cell office:value-type="float" office:value="0.444036396378106" calcext:value-type="float">
            <text:p>0.4440363964</text:p>
          </table:table-cell>
          <table:table-cell office:value-type="float" office:value="0.299277638611291" calcext:value-type="float">
            <text:p>0.2992776386</text:p>
          </table:table-cell>
          <table:table-cell/>
          <table:table-cell office:value-type="float" office:value="0.538173264225709" calcext:value-type="float">
            <text:p>0.5381732642</text:p>
          </table:table-cell>
          <table:table-cell office:value-type="float" office:value="0.581759260287411" calcext:value-type="float">
            <text:p>0.5817592603</text:p>
          </table:table-cell>
          <table:table-cell office:value-type="float" office:value="0.364782608315763" calcext:value-type="float">
            <text:p>0.3647826083</text:p>
          </table:table-cell>
        </table:table-row>
        <table:table-row table:style-name="ro1">
          <table:table-cell office:value-type="float" office:value="0.368279574111162" calcext:value-type="float">
            <text:p>0.3682795741</text:p>
          </table:table-cell>
          <table:table-cell office:value-type="float" office:value="0.440449744130143" calcext:value-type="float">
            <text:p>0.4404497441</text:p>
          </table:table-cell>
          <table:table-cell office:value-type="float" office:value="0.293844763881424" calcext:value-type="float">
            <text:p>0.2938447639</text:p>
          </table:table-cell>
          <table:table-cell/>
          <table:table-cell office:value-type="float" office:value="0.543085645381453" calcext:value-type="float">
            <text:p>0.5430856454</text:p>
          </table:table-cell>
          <table:table-cell office:value-type="float" office:value="0.584152627885168" calcext:value-type="float">
            <text:p>0.5841526279</text:p>
          </table:table-cell>
          <table:table-cell office:value-type="float" office:value="0.359720782467382" calcext:value-type="float">
            <text:p>0.3597207825</text:p>
          </table:table-cell>
        </table:table-row>
        <table:table-row table:style-name="ro1">
          <table:table-cell office:value-type="float" office:value="0.365453033630092" calcext:value-type="float">
            <text:p>0.3654530336</text:p>
          </table:table-cell>
          <table:table-cell office:value-type="float" office:value="0.436621919448028" calcext:value-type="float">
            <text:p>0.4366219194</text:p>
          </table:table-cell>
          <table:table-cell office:value-type="float" office:value="0.288797876940103" calcext:value-type="float">
            <text:p>0.2887978769</text:p>
          </table:table-cell>
          <table:table-cell/>
          <table:table-cell office:value-type="float" office:value="0.547935456677058" calcext:value-type="float">
            <text:p>0.5479354567</text:p>
          </table:table-cell>
          <table:table-cell office:value-type="float" office:value="0.586857931322526" calcext:value-type="float">
            <text:p>0.5868579313</text:p>
          </table:table-cell>
          <table:table-cell office:value-type="float" office:value="0.355169728462773" calcext:value-type="float">
            <text:p>0.3551697285</text:p>
          </table:table-cell>
        </table:table-row>
        <table:table-row table:style-name="ro1">
          <table:table-cell office:value-type="float" office:value="0.362247890934109" calcext:value-type="float">
            <text:p>0.3622478909</text:p>
          </table:table-cell>
          <table:table-cell office:value-type="float" office:value="0.432534261615696" calcext:value-type="float">
            <text:p>0.4325342616</text:p>
          </table:table-cell>
          <table:table-cell office:value-type="float" office:value="0.284162474690748" calcext:value-type="float">
            <text:p>0.2841624747</text:p>
          </table:table-cell>
          <table:table-cell/>
          <table:table-cell office:value-type="float" office:value="0.552781425028992" calcext:value-type="float">
            <text:p>0.552781425</text:p>
          </table:table-cell>
          <table:table-cell office:value-type="float" office:value="0.589868662474902" calcext:value-type="float">
            <text:p>0.5898686625</text:p>
          </table:table-cell>
          <table:table-cell office:value-type="float" office:value="0.3511458352209" calcext:value-type="float">
            <text:p>0.3511458352</text:p>
          </table:table-cell>
        </table:table-row>
        <table:table-row table:style-name="ro1">
          <table:table-cell office:value-type="float" office:value="0.358656216761543" calcext:value-type="float">
            <text:p>0.3586562168</text:p>
          </table:table-cell>
          <table:table-cell office:value-type="float" office:value="0.428167877050417" calcext:value-type="float">
            <text:p>0.4281678771</text:p>
          </table:table-cell>
          <table:table-cell office:value-type="float" office:value="0.279968250949066" calcext:value-type="float">
            <text:p>0.2799682509</text:p>
          </table:table-cell>
          <table:table-cell/>
          <table:table-cell office:value-type="float" office:value="0.55767558772348" calcext:value-type="float">
            <text:p>0.5576755877</text:p>
          </table:table-cell>
          <table:table-cell office:value-type="float" office:value="0.593177277801285" calcext:value-type="float">
            <text:p>0.5931772778</text:p>
          </table:table-cell>
          <table:table-cell office:value-type="float" office:value="0.347670154396495" calcext:value-type="float">
            <text:p>0.3476701544</text:p>
          </table:table-cell>
        </table:table-row>
        <table:table-row table:style-name="ro1">
          <table:table-cell office:value-type="float" office:value="0.354667640044747" calcext:value-type="float">
            <text:p>0.35466764</text:p>
          </table:table-cell>
          <table:table-cell office:value-type="float" office:value="0.423503979045062" calcext:value-type="float">
            <text:p>0.423503979</text:p>
          </table:table-cell>
          <table:table-cell office:value-type="float" office:value="0.276249643048913" calcext:value-type="float">
            <text:p>0.276249643</text:p>
          </table:table-cell>
          <table:table-cell/>
          <table:table-cell office:value-type="float" office:value="0.562663753848993" calcext:value-type="float">
            <text:p>0.5626637538</text:p>
          </table:table-cell>
          <table:table-cell office:value-type="float" office:value="0.596774998942869" calcext:value-type="float">
            <text:p>0.5967749989</text:p>
          </table:table-cell>
          <table:table-cell office:value-type="float" office:value="0.344768157369449" calcext:value-type="float">
            <text:p>0.3447681574</text:p>
          </table:table-cell>
        </table:table-row>
        <table:table-row table:style-name="ro1">
          <table:table-cell office:value-type="float" office:value="0.350269598359434" calcext:value-type="float">
            <text:p>0.3502695984</text:p>
          </table:table-cell>
          <table:table-cell office:value-type="float" office:value="0.418524305857425" calcext:value-type="float">
            <text:p>0.4185243059</text:p>
          </table:table-cell>
          <table:table-cell office:value-type="float" office:value="0.273046426276093" calcext:value-type="float">
            <text:p>0.2730464263</text:p>
          </table:table-cell>
          <table:table-cell/>
          <table:table-cell office:value-type="float" office:value="0.567785888083384" calcext:value-type="float">
            <text:p>0.5677858881</text:p>
          </table:table-cell>
          <table:table-cell office:value-type="float" office:value="0.600651465004441" calcext:value-type="float">
            <text:p>0.600651465</text:p>
          </table:table-cell>
          <table:table-cell office:value-type="float" office:value="0.342469528572477" calcext:value-type="float">
            <text:p>0.3424695286</text:p>
          </table:table-cell>
        </table:table-row>
        <table:table-row table:style-name="ro1">
          <table:table-cell office:value-type="float" office:value="0.345447635272056" calcext:value-type="float">
            <text:p>0.3454476353</text:p>
          </table:table-cell>
          <table:table-cell office:value-type="float" office:value="0.413211642623604" calcext:value-type="float">
            <text:p>0.4132116426</text:p>
          </table:table-cell>
          <table:table-cell office:value-type="float" office:value="0.270404349088294" calcext:value-type="float">
            <text:p>0.2704043491</text:p>
          </table:table-cell>
          <table:table-cell/>
          <table:table-cell office:value-type="float" office:value="0.573076399132622" calcext:value-type="float">
            <text:p>0.5730763991</text:p>
          </table:table-cell>
          <table:table-cell office:value-type="float" office:value="0.60479424774628" calcext:value-type="float">
            <text:p>0.6047942477</text:p>
          </table:table-cell>
          <table:table-cell office:value-type="float" office:value="0.340807958743137" calcext:value-type="float">
            <text:p>0.3408079587</text:p>
          </table:table-cell>
        </table:table-row>
        <table:table-row table:style-name="ro1">
          <table:table-cell office:value-type="float" office:value="0.340185757687001" calcext:value-type="float">
            <text:p>0.3401857577</text:p>
          </table:table-cell>
          <table:table-cell office:value-type="float" office:value="0.407550475877535" calcext:value-type="float">
            <text:p>0.4075504759</text:p>
          </table:table-cell>
          <table:table-cell office:value-type="float" office:value="0.268375796306361" calcext:value-type="float">
            <text:p>0.2683757963</text:p>
          </table:table-cell>
          <table:table-cell/>
          <table:table-cell office:value-type="float" office:value="0.578564318702218" calcext:value-type="float">
            <text:p>0.5785643187</text:p>
          </table:table-cell>
          <table:table-cell office:value-type="float" office:value="0.609188238617534" calcext:value-type="float">
            <text:p>0.6091882386</text:p>
          </table:table-cell>
          <table:table-cell office:value-type="float" office:value="0.339820899157056" calcext:value-type="float">
            <text:p>0.3398208992</text:p>
          </table:table-cell>
        </table:table-row>
        <table:table-row table:style-name="ro1">
          <table:table-cell office:value-type="float" office:value="0.334466869917905" calcext:value-type="float">
            <text:p>0.3344668699</text:p>
          </table:table-cell>
          <table:table-cell office:value-type="float" office:value="0.401527812935582" calcext:value-type="float">
            <text:p>0.4015278129</text:p>
          </table:table-cell>
          <table:table-cell office:value-type="float" office:value="0.267020459469641" calcext:value-type="float">
            <text:p>0.2670204595</text:p>
          </table:table-cell>
          <table:table-cell/>
          <table:table-cell office:value-type="float" office:value="0.584273359736947" calcext:value-type="float">
            <text:p>0.5842733597</text:p>
          </table:table-cell>
          <table:table-cell office:value-type="float" office:value="0.613814915994629" calcext:value-type="float">
            <text:p>0.613814916</text:p>
          </table:table-cell>
          <table:table-cell office:value-type="float" office:value="0.3395492345081" calcext:value-type="float">
            <text:p>0.3395492345</text:p>
          </table:table-cell>
        </table:table-row>
        <table:table-row table:style-name="ro1">
          <table:table-cell office:value-type="float" office:value="0.328273305073311" calcext:value-type="float">
            <text:p>0.3282733051</text:p>
          </table:table-cell>
          <table:table-cell office:value-type="float" office:value="0.395134201742288" calcext:value-type="float">
            <text:p>0.3951342017</text:p>
          </table:table-cell>
          <table:table-cell office:value-type="float" office:value="0.26640598269806" calcext:value-type="float">
            <text:p>0.2664059827</text:p>
          </table:table-cell>
          <table:table-cell/>
          <table:table-cell office:value-type="float" office:value="0.59022184515136" calcext:value-type="float">
            <text:p>0.5902218452</text:p>
          </table:table-cell>
          <table:table-cell office:value-type="float" office:value="0.618651502368146" calcext:value-type="float">
            <text:p>0.6186515024</text:p>
          </table:table-cell>
          <table:table-cell office:value-type="float" office:value="0.340036827862231" calcext:value-type="float">
            <text:p>0.3400368279</text:p>
          </table:table-cell>
        </table:table-row>
        <table:table-row table:style-name="ro1">
          <table:table-cell office:value-type="float" office:value="0.321587478409584" calcext:value-type="float">
            <text:p>0.3215874784</text:p>
          </table:table-cell>
          <table:table-cell office:value-type="float" office:value="0.388364989454971" calcext:value-type="float">
            <text:p>0.3883649895</text:p>
          </table:table-cell>
          <table:table-cell office:value-type="float" office:value="0.266608537977181" calcext:value-type="float">
            <text:p>0.266608538</text:p>
          </table:table-cell>
          <table:table-cell/>
          <table:table-cell office:value-type="float" office:value="0.596422500757226" calcext:value-type="float">
            <text:p>0.5964225008</text:p>
          </table:table-cell>
          <table:table-cell office:value-type="float" office:value="0.623670024864695" calcext:value-type="float">
            <text:p>0.6236700249</text:p>
          </table:table-cell>
          <table:table-cell office:value-type="float" office:value="0.341329886273198" calcext:value-type="float">
            <text:p>0.3413298863</text:p>
          </table:table-cell>
        </table:table-row>
        <table:table-row table:style-name="ro1">
          <table:table-cell office:value-type="float" office:value="0.314392691433669" calcext:value-type="float">
            <text:p>0.3143926914</text:p>
          </table:table-cell>
          <table:table-cell office:value-type="float" office:value="0.381221859269462" calcext:value-type="float">
            <text:p>0.3812218593</text:p>
          </table:table-cell>
          <table:table-cell office:value-type="float" office:value="0.267713265020554" calcext:value-type="float">
            <text:p>0.267713265</text:p>
          </table:table-cell>
          <table:table-cell/>
          <table:table-cell office:value-type="float" office:value="0.602882108957692" calcext:value-type="float">
            <text:p>0.602882109</text:p>
          </table:table-cell>
          <table:table-cell office:value-type="float" office:value="0.62883629878449" calcext:value-type="float">
            <text:p>0.6288362988</text:p>
          </table:table-cell>
          <table:table-cell office:value-type="float" office:value="0.343476090724852" calcext:value-type="float">
            <text:p>0.3434760907</text:p>
          </table:table-cell>
        </table:table-row>
        <table:table-row table:style-name="ro1">
          <table:table-cell office:value-type="float" office:value="0.306674119482189" calcext:value-type="float">
            <text:p>0.3066741195</text:p>
          </table:table-cell>
          <table:table-cell office:value-type="float" office:value="0.373714683570692" calcext:value-type="float">
            <text:p>0.3737146836</text:p>
          </table:table-cell>
          <table:table-cell office:value-type="float" office:value="0.2698144870546" calcext:value-type="float">
            <text:p>0.2698144871</text:p>
          </table:table-cell>
          <table:table-cell/>
          <table:table-cell office:value-type="float" office:value="0.609601023433924" calcext:value-type="float">
            <text:p>0.6096010234</text:p>
          </table:table-cell>
          <table:table-cell office:value-type="float" office:value="0.634108863196692" calcext:value-type="float">
            <text:p>0.6341088632</text:p>
          </table:table-cell>
          <table:table-cell office:value-type="float" office:value="0.346523429892932" calcext:value-type="float">
            <text:p>0.3465234299</text:p>
          </table:table-cell>
        </table:table-row>
        <table:table-row table:style-name="ro1">
          <table:table-cell office:value-type="float" office:value="0.298420018831936" calcext:value-type="float">
            <text:p>0.2984200188</text:p>
          </table:table-cell>
          <table:table-cell office:value-type="float" office:value="0.36586372574461" calcext:value-type="float">
            <text:p>0.3658637257</text:p>
          </table:table-cell>
          <table:table-cell office:value-type="float" office:value="0.273015584510316" calcext:value-type="float">
            <text:p>0.2730155845</text:p>
          </table:table-cell>
          <table:table-cell/>
          <table:table-cell office:value-type="float" office:value="0.616572549941758" calcext:value-type="float">
            <text:p>0.6165725499</text:p>
          </table:table-cell>
          <table:table-cell office:value-type="float" office:value="0.639437910435746" calcext:value-type="float">
            <text:p>0.6394379104</text:p>
          </table:table-cell>
          <table:table-cell office:value-type="float" office:value="0.35051867502565" calcext:value-type="float">
            <text:p>0.350518675</text:p>
          </table:table-cell>
        </table:table-row>
        <table:table-row table:style-name="ro1">
          <table:table-cell office:value-type="float" office:value="0.289623191436369" calcext:value-type="float">
            <text:p>0.2896231914</text:p>
          </table:table-cell>
          <table:table-cell office:value-type="float" office:value="0.357702210612146" calcext:value-type="float">
            <text:p>0.3577022106</text:p>
          </table:table-cell>
          <table:table-cell office:value-type="float" office:value="0.277428373661332" calcext:value-type="float">
            <text:p>0.2774283737</text:p>
          </table:table-cell>
          <table:table-cell/>
          <table:table-cell office:value-type="float" office:value="0.623782204927867" calcext:value-type="float">
            <text:p>0.6237822049</text:p>
          </table:table-cell>
          <table:table-cell office:value-type="float" office:value="0.644764267801364" calcext:value-type="float">
            <text:p>0.6447642678</text:p>
          </table:table-cell>
          <table:table-cell office:value-type="float" office:value="0.355505434714137" calcext:value-type="float">
            <text:p>0.3555054347</text:p>
          </table:table-cell>
        </table:table-row>
        <table:table-row table:style-name="ro1">
          <table:table-cell office:value-type="float" office:value="0.280282745134422" calcext:value-type="float">
            <text:p>0.2802827451</text:p>
          </table:table-cell>
          <table:table-cell office:value-type="float" office:value="0.349279261440152" calcext:value-type="float">
            <text:p>0.3492792614</text:p>
          </table:table-cell>
          <table:table-cell office:value-type="float" office:value="0.283171797571783" calcext:value-type="float">
            <text:p>0.2831717976</text:p>
          </table:table-cell>
          <table:table-cell/>
          <table:table-cell office:value-type="float" office:value="0.631206872424125" calcext:value-type="float">
            <text:p>0.6312068724</text:p>
          </table:table-cell>
          <table:table-cell office:value-type="float" office:value="0.65001850978466" calcext:value-type="float">
            <text:p>0.6500185098</text:p>
          </table:table-cell>
          <table:table-cell office:value-type="float" office:value="0.361521735650684" calcext:value-type="float">
            <text:p>0.3615217357</text:p>
          </table:table-cell>
        </table:table-row>
        <table:table-row table:style-name="ro1">
          <table:table-cell office:value-type="float" office:value="0.270406183230432" calcext:value-type="float">
            <text:p>0.2704061832</text:p>
          </table:table-cell>
          <table:table-cell office:value-type="float" office:value="0.340663166138872" calcext:value-type="float">
            <text:p>0.3406631661</text:p>
          </table:table-cell>
          <table:table-cell office:value-type="float" office:value="0.290369694645495" calcext:value-type="float">
            <text:p>0.2903696946</text:p>
          </table:table-cell>
          <table:table-cell/>
          <table:table-cell office:value-type="float" office:value="0.638813890982411" calcext:value-type="float">
            <text:p>0.638813891</text:p>
          </table:table-cell>
          <table:table-cell office:value-type="float" office:value="0.655120302089621" calcext:value-type="float">
            <text:p>0.6551203021</text:p>
          </table:table-cell>
          <table:table-cell office:value-type="float" office:value="0.368597091329332" calcext:value-type="float">
            <text:p>0.3685970913</text:p>
          </table:table-cell>
        </table:table-row>
        <table:table-row table:style-name="ro1">
          <table:table-cell office:value-type="float" office:value="0.260011847792438" calcext:value-type="float">
            <text:p>0.2600118478</text:p>
          </table:table-cell>
          <table:table-cell office:value-type="float" office:value="0.331944882316668" calcext:value-type="float">
            <text:p>0.3319448823</text:p>
          </table:table-cell>
          <table:table-cell office:value-type="float" office:value="0.299147370231122" calcext:value-type="float">
            <text:p>0.2991473702</text:p>
          </table:table-cell>
          <table:table-cell/>
          <table:table-cell office:value-type="float" office:value="0.646560116521982" calcext:value-type="float">
            <text:p>0.6465601165</text:p>
          </table:table-cell>
          <table:table-cell office:value-type="float" office:value="0.659978103146106" calcext:value-type="float">
            <text:p>0.6599781031</text:p>
          </table:table-cell>
          <table:table-cell office:value-type="float" office:value="0.37674904805428" calcext:value-type="float">
            <text:p>0.3767490481</text:p>
          </table:table-cell>
        </table:table-row>
        <table:table-row table:style-name="ro1">
          <table:table-cell office:value-type="float" office:value="0.249131723417485" calcext:value-type="float">
            <text:p>0.2491317234</text:p>
          </table:table-cell>
          <table:table-cell office:value-type="float" office:value="0.32324161599749" calcext:value-type="float">
            <text:p>0.323241616</text:p>
          </table:table-cell>
          <table:table-cell office:value-type="float" office:value="0.309626667074881" calcext:value-type="float">
            <text:p>0.3096266671</text:p>
          </table:table-cell>
          <table:table-cell/>
          <table:table-cell office:value-type="float" office:value="0.654391023861265" calcext:value-type="float">
            <text:p>0.6543910239</text:p>
          </table:table-cell>
          <table:table-cell office:value-type="float" office:value="0.664489372147553" calcext:value-type="float">
            <text:p>0.6644893721</text:p>
          </table:table-cell>
          <table:table-cell office:value-type="float" office:value="0.385979239645059" calcext:value-type="float">
            <text:p>0.3859792396</text:p>
          </table:table-cell>
        </table:table-row>
        <table:table-row table:style-name="ro1">
          <table:table-cell office:value-type="float" office:value="0.237814579623077" calcext:value-type="float">
            <text:p>0.2378145796</text:p>
          </table:table-cell>
          <table:table-cell office:value-type="float" office:value="0.314700208553488" calcext:value-type="float">
            <text:p>0.3147002086</text:p>
          </table:table-cell>
          <table:table-cell office:value-type="float" office:value="0.321919223277725" calcext:value-type="float">
            <text:p>0.3219192233</text:p>
          </table:table-cell>
          <table:table-cell/>
          <table:table-cell office:value-type="float" office:value="0.662239928945497" calcext:value-type="float">
            <text:p>0.6622399289</text:p>
          </table:table-cell>
          <table:table-cell office:value-type="float" office:value="0.668541450905164" calcext:value-type="float">
            <text:p>0.6685414509</text:p>
          </table:table-cell>
          <table:table-cell office:value-type="float" office:value="0.396269041381253" calcext:value-type="float">
            <text:p>0.3962690414</text:p>
          </table:table-cell>
        </table:table-row>
        <table:table-row table:style-name="ro1">
          <table:table-cell office:value-type="float" office:value="0.226129387194534" calcext:value-type="float">
            <text:p>0.2261293872</text:p>
          </table:table-cell>
          <table:table-cell office:value-type="float" office:value="0.30649993982476" calcext:value-type="float">
            <text:p>0.3064999398</text:p>
          </table:table-cell>
          <table:table-cell office:value-type="float" office:value="0.336117639516451" calcext:value-type="float">
            <text:p>0.3361176395</text:p>
          </table:table-cell>
          <table:table-cell/>
          <table:table-cell office:value-type="float" office:value="0.670027434279244" calcext:value-type="float">
            <text:p>0.6700274343</text:p>
          </table:table-cell>
          <table:table-cell office:value-type="float" office:value="0.672013294402385" calcext:value-type="float">
            <text:p>0.6720132944</text:p>
          </table:table-cell>
          <table:table-cell office:value-type="float" office:value="0.407574991100231" calcext:value-type="float">
            <text:p>0.4075749911</text:p>
          </table:table-cell>
        </table:table-row>
        <table:table-row table:style-name="ro1">
          <table:table-cell office:value-type="float" office:value="0.214168883649765" calcext:value-type="float">
            <text:p>0.2141688836</text:p>
          </table:table-cell>
          <table:table-cell office:value-type="float" office:value="0.298854206619047" calcext:value-type="float">
            <text:p>0.2988542066</text:p>
          </table:table-cell>
          <table:table-cell office:value-type="float" office:value="0.352284373945628" calcext:value-type="float">
            <text:p>0.3522843739</text:p>
          </table:table-cell>
          <table:table-cell/>
          <table:table-cell office:value-type="float" office:value="0.67766121990432" calcext:value-type="float">
            <text:p>0.6776612199</text:p>
          </table:table-cell>
          <table:table-cell office:value-type="float" office:value="0.674778214751828" calcext:value-type="float">
            <text:p>0.6747782148</text:p>
          </table:table-cell>
          <table:table-cell office:value-type="float" office:value="0.41982423938051" calcext:value-type="float">
            <text:p>0.4198242394</text:p>
          </table:table-cell>
        </table:table-row>
        <table:table-row table:style-name="ro1">
          <table:table-cell office:value-type="float" office:value="0.202053083370351" calcext:value-type="float">
            <text:p>0.2020530834</text:p>
          </table:table-cell>
          <table:table-cell office:value-type="float" office:value="0.292010377502881" calcext:value-type="float">
            <text:p>0.2920103775</text:p>
          </table:table-cell>
          <table:table-cell office:value-type="float" office:value="0.370438371044579" calcext:value-type="float">
            <text:p>0.370438371</text:p>
          </table:table-cell>
          <table:table-cell/>
          <table:table-cell office:value-type="float" office:value="0.685036318485301" calcext:value-type="float">
            <text:p>0.6850363185</text:p>
          </table:table-cell>
          <table:table-cell office:value-type="float" office:value="0.676707767210435" calcext:value-type="float">
            <text:p>0.6767077672</text:p>
          </table:table-cell>
          <table:table-cell office:value-type="float" office:value="0.432910395721724" calcext:value-type="float">
            <text:p>0.4329103957</text:p>
          </table:table-cell>
        </table:table-row>
        <table:table-row table:style-name="ro1">
          <table:table-cell office:value-type="float" office:value="0.189932429133663" calcext:value-type="float">
            <text:p>0.1899324291</text:p>
          </table:table-cell>
          <table:table-cell office:value-type="float" office:value="0.286246982433878" calcext:value-type="float">
            <text:p>0.2862469824</text:p>
          </table:table-cell>
          <table:table-cell office:value-type="float" office:value="0.390539737609758" calcext:value-type="float">
            <text:p>0.3905397376</text:p>
          </table:table-cell>
          <table:table-cell/>
          <table:table-cell office:value-type="float" office:value="0.692036021644622" calcext:value-type="float">
            <text:p>0.6920360216</text:p>
          </table:table-cell>
          <table:table-cell office:value-type="float" office:value="0.67767683712755" calcext:value-type="float">
            <text:p>0.6776768371</text:p>
          </table:table-cell>
          <table:table-cell office:value-type="float" office:value="0.446690242303962" calcext:value-type="float">
            <text:p>0.4466902423</text:p>
          </table:table-cell>
        </table:table-row>
        <table:table-row table:style-name="ro1">
          <table:table-cell office:value-type="float" office:value="0.177990168285545" calcext:value-type="float">
            <text:p>0.1779901683</text:p>
          </table:table-cell>
          <table:table-cell office:value-type="float" office:value="0.28186731134244" calcext:value-type="float">
            <text:p>0.2818673113</text:p>
          </table:table-cell>
          <table:table-cell office:value-type="float" office:value="0.412473225034234" calcext:value-type="float">
            <text:p>0.412473225</text:p>
          </table:table-cell>
          <table:table-cell/>
          <table:table-cell office:value-type="float" office:value="0.698533560647133" calcext:value-type="float">
            <text:p>0.6985335606</text:p>
          </table:table-cell>
          <table:table-cell office:value-type="float" office:value="0.677569877560436" calcext:value-type="float">
            <text:p>0.6775698776</text:p>
          </table:table-cell>
          <table:table-cell office:value-type="float" office:value="0.460981873465827" calcext:value-type="float">
            <text:p>0.4609818735</text:p>
          </table:table-cell>
        </table:table-row>
        <table:table-row table:style-name="ro1">
          <table:table-cell office:value-type="float" office:value="0.166443419812738" calcext:value-type="float">
            <text:p>0.1664434198</text:p>
          </table:table-cell>
          <table:table-cell office:value-type="float" office:value="0.279188529398436" calcext:value-type="float">
            <text:p>0.2791885294</text:p>
          </table:table-cell>
          <table:table-cell office:value-type="float" office:value="0.436031860341366" calcext:value-type="float">
            <text:p>0.4360318603</text:p>
          </table:table-cell>
          <table:table-cell/>
          <table:table-cell office:value-type="float" office:value="0.704394682412441" calcext:value-type="float">
            <text:p>0.7043946824</text:p>
          </table:table-cell>
          <table:table-cell office:value-type="float" office:value="0.676288098240084" calcext:value-type="float">
            <text:p>0.6762880982</text:p>
          </table:table-cell>
          <table:table-cell office:value-type="float" office:value="0.475564863363795" calcext:value-type="float">
            <text:p>0.4755648634</text:p>
          </table:table-cell>
        </table:table-row>
        <table:table-row table:style-name="ro1">
          <table:table-cell office:value-type="float" office:value="0.155542298415037" calcext:value-type="float">
            <text:p>0.1555422984</text:p>
          </table:table-cell>
          <table:table-cell office:value-type="float" office:value="0.278525642764332" calcext:value-type="float">
            <text:p>0.2785256428</text:p>
          </table:table-cell>
          <table:table-cell office:value-type="float" office:value="0.460902747365183" calcext:value-type="float">
            <text:p>0.4609027474</text:p>
          </table:table-cell>
          <table:table-cell/>
          <table:table-cell office:value-type="float" office:value="0.70948119660074" calcext:value-type="float">
            <text:p>0.7094811966</text:p>
          </table:table-cell>
          <table:table-cell office:value-type="float" office:value="0.673757225394938" calcext:value-type="float">
            <text:p>0.6737572254</text:p>
          </table:table-cell>
          <table:table-cell office:value-type="float" office:value="0.490183038214221" calcext:value-type="float">
            <text:p>0.4901830382</text:p>
          </table:table-cell>
        </table:table-row>
        <table:table-row table:style-name="ro1">
          <table:table-cell office:value-type="float" office:value="0.145566409294669" calcext:value-type="float">
            <text:p>0.1455664093</text:p>
          </table:table-cell>
          <table:table-cell office:value-type="float" office:value="0.280170142213852" calcext:value-type="float">
            <text:p>0.2801701422</text:p>
          </table:table-cell>
          <table:table-cell office:value-type="float" office:value="0.48665773158915" calcext:value-type="float">
            <text:p>0.4866577316</text:p>
          </table:table-cell>
          <table:table-cell/>
          <table:table-cell office:value-type="float" office:value="0.713655497938815" calcext:value-type="float">
            <text:p>0.7136554979</text:p>
          </table:table-cell>
          <table:table-cell office:value-type="float" office:value="0.669935257655789" calcext:value-type="float">
            <text:p>0.6699352577</text:p>
          </table:table-cell>
          <table:table-cell office:value-type="float" office:value="0.504550305923024" calcext:value-type="float">
            <text:p>0.5045503059</text:p>
          </table:table-cell>
        </table:table-row>
        <table:table-row table:style-name="ro1">
          <table:table-cell office:value-type="float" office:value="0.136818063485144" calcext:value-type="float">
            <text:p>0.1368180635</text:p>
          </table:table-cell>
          <table:table-cell office:value-type="float" office:value="0.2843639621871" calcext:value-type="float">
            <text:p>0.2843639622</text:p>
          </table:table-cell>
          <table:table-cell office:value-type="float" office:value="0.512752110181982" calcext:value-type="float">
            <text:p>0.5127521102</text:p>
          </table:table-cell>
          <table:table-cell/>
          <table:table-cell office:value-type="float" office:value="0.716785970316957" calcext:value-type="float">
            <text:p>0.7167859703</text:p>
          </table:table-cell>
          <table:table-cell office:value-type="float" office:value="0.664819467291387" calcext:value-type="float">
            <text:p>0.6648194673</text:p>
          </table:table-cell>
          <table:table-cell office:value-type="float" office:value="0.5183597565461" calcext:value-type="float">
            <text:p>0.5183597565</text:p>
          </table:table-cell>
        </table:table-row>
        <table:table-row table:style-name="ro1">
          <table:table-cell office:value-type="float" office:value="0.129611733277192" calcext:value-type="float">
            <text:p>0.1296117333</text:p>
          </table:table-cell>
          <table:table-cell office:value-type="float" office:value="0.291270502950111" calcext:value-type="float">
            <text:p>0.291270503</text:p>
          </table:table-cell>
          <table:table-cell office:value-type="float" office:value="0.53853462610249" calcext:value-type="float">
            <text:p>0.5385346261</text:p>
          </table:table-cell>
          <table:table-cell/>
          <table:table-cell office:value-type="float" office:value="0.718753061071988" calcext:value-type="float">
            <text:p>0.7187530611</text:p>
          </table:table-cell>
          <table:table-cell office:value-type="float" office:value="0.658451780065106" calcext:value-type="float">
            <text:p>0.6584517801</text:p>
          </table:table-cell>
          <table:table-cell office:value-type="float" office:value="0.531295892390513" calcext:value-type="float">
            <text:p>0.5312958924</text:p>
          </table:table-cell>
        </table:table-row>
        <table:table-row table:style-name="ro1">
          <table:table-cell office:value-type="float" office:value="0.124259608686072" calcext:value-type="float">
            <text:p>0.1242596087</text:p>
          </table:table-cell>
          <table:table-cell office:value-type="float" office:value="0.300945745852289" calcext:value-type="float">
            <text:p>0.3009457459</text:p>
          </table:table-cell>
          <table:table-cell office:value-type="float" office:value="0.56327133801984" calcext:value-type="float">
            <text:p>0.563271338</text:p>
          </table:table-cell>
          <table:table-cell/>
          <table:table-cell office:value-type="float" office:value="0.719455687378517" calcext:value-type="float">
            <text:p>0.7194556874</text:p>
          </table:table-cell>
          <table:table-cell office:value-type="float" office:value="0.65092165632777" calcext:value-type="float">
            <text:p>0.6509216563</text:p>
          </table:table-cell>
          <table:table-cell office:value-type="float" office:value="0.543049405033125" calcext:value-type="float">
            <text:p>0.543049405</text:p>
          </table:table-cell>
        </table:table-row>
        <table:table-row table:style-name="ro1">
          <table:table-cell office:value-type="float" office:value="0.121053641745006" calcext:value-type="float">
            <text:p>0.1210536417</text:p>
          </table:table-cell>
          <table:table-cell office:value-type="float" office:value="0.313313676578542" calcext:value-type="float">
            <text:p>0.3133136766</text:p>
          </table:table-cell>
          <table:table-cell office:value-type="float" office:value="0.58618439587719" calcext:value-type="float">
            <text:p>0.5861843959</text:p>
          </table:table-cell>
          <table:table-cell/>
          <table:table-cell office:value-type="float" office:value="0.718817520408877" calcext:value-type="float">
            <text:p>0.7188175204</text:p>
          </table:table-cell>
          <table:table-cell office:value-type="float" office:value="0.642365727968101" calcext:value-type="float">
            <text:p>0.642365728</text:p>
          </table:table-cell>
          <table:table-cell office:value-type="float" office:value="0.553333448894275" calcext:value-type="float">
            <text:p>0.5533334489</text:p>
          </table:table-cell>
        </table:table-row>
        <table:table-row table:style-name="ro1">
          <table:table-cell office:value-type="float" office:value="0.120245141668945" calcext:value-type="float">
            <text:p>0.1202451417</text:p>
          </table:table-cell>
          <table:table-cell office:value-type="float" office:value="0.328150920304732" calcext:value-type="float">
            <text:p>0.3281509203</text:p>
          </table:table-cell>
          <table:table-cell office:value-type="float" office:value="0.606504260239477" calcext:value-type="float">
            <text:p>0.6065042602</text:p>
          </table:table-cell>
          <table:table-cell/>
          <table:table-cell office:value-type="float" office:value="0.716792610056771" calcext:value-type="float">
            <text:p>0.7167926101</text:p>
          </table:table-cell>
          <table:table-cell office:value-type="float" office:value="0.632963735826713" calcext:value-type="float">
            <text:p>0.6329637358</text:p>
          </table:table-cell>
          <table:table-cell office:value-type="float" office:value="0.561899956101942" calcext:value-type="float">
            <text:p>0.5618999561</text:p>
          </table:table-cell>
        </table:table-row>
        <table:table-row table:style-name="ro1">
          <table:table-cell office:value-type="float" office:value="0.122023712403317" calcext:value-type="float">
            <text:p>0.1220237124</text:p>
          </table:table-cell>
          <table:table-cell office:value-type="float" office:value="0.345085245345031" calcext:value-type="float">
            <text:p>0.3450852453</text:p>
          </table:table-cell>
          <table:table-cell office:value-type="float" office:value="0.623530794888431" calcext:value-type="float">
            <text:p>0.6235307949</text:p>
          </table:table-cell>
          <table:table-cell/>
          <table:table-cell office:value-type="float" office:value="0.713369787098882" calcext:value-type="float">
            <text:p>0.7133697871</text:p>
          </table:table-cell>
          <table:table-cell office:value-type="float" office:value="0.622930740610536" calcext:value-type="float">
            <text:p>0.6229307406</text:p>
          </table:table-cell>
          <table:table-cell office:value-type="float" office:value="0.568554296111066" calcext:value-type="float">
            <text:p>0.5685542961</text:p>
          </table:table-cell>
        </table:table-row>
        <table:table-row table:style-name="ro1">
          <table:table-cell office:value-type="float" office:value="0.126497941378663" calcext:value-type="float">
            <text:p>0.1264979414</text:p>
          </table:table-cell>
          <table:table-cell office:value-type="float" office:value="0.363611092651823" calcext:value-type="float">
            <text:p>0.3636110927</text:p>
          </table:table-cell>
          <table:table-cell office:value-type="float" office:value="0.636695632826115" calcext:value-type="float">
            <text:p>0.6366956328</text:p>
          </table:table-cell>
          <table:table-cell/>
          <table:table-cell office:value-type="float" office:value="0.708575328695597" calcext:value-type="float">
            <text:p>0.7085753287</text:p>
          </table:table-cell>
          <table:table-cell office:value-type="float" office:value="0.612506087432714" calcext:value-type="float">
            <text:p>0.6125060874</text:p>
          </table:table-cell>
          <table:table-cell office:value-type="float" office:value="0.573166592516338" calcext:value-type="float">
            <text:p>0.5731665925</text:p>
          </table:table-cell>
        </table:table-row>
        <table:table-row table:style-name="ro1">
          <table:table-cell office:value-type="float" office:value="0.133680553217957" calcext:value-type="float">
            <text:p>0.1336805532</text:p>
          </table:table-cell>
          <table:table-cell office:value-type="float" office:value="0.383122550721575" calcext:value-type="float">
            <text:p>0.3831225507</text:p>
          </table:table-cell>
          <table:table-cell office:value-type="float" office:value="0.645616238240248" calcext:value-type="float">
            <text:p>0.6456162382</text:p>
          </table:table-cell>
          <table:table-cell/>
          <table:table-cell office:value-type="float" office:value="0.702473503281385" calcext:value-type="float">
            <text:p>0.7024735033</text:p>
          </table:table-cell>
          <table:table-cell office:value-type="float" office:value="0.601940096701972" calcext:value-type="float">
            <text:p>0.6019400967</text:p>
          </table:table-cell>
          <table:table-cell office:value-type="float" office:value="0.575678311031738" calcext:value-type="float">
            <text:p>0.575678311</text:p>
          </table:table-cell>
        </table:table-row>
        <table:table-row table:style-name="ro1">
          <table:table-cell office:value-type="float" office:value="0.143480554875539" calcext:value-type="float">
            <text:p>0.1434805549</text:p>
          </table:table-cell>
          <table:table-cell office:value-type="float" office:value="0.402960703633952" calcext:value-type="float">
            <text:p>0.4029607036</text:p>
          </table:table-cell>
          <table:table-cell office:value-type="float" office:value="0.650132100659275" calcext:value-type="float">
            <text:p>0.6501321007</text:p>
          </table:table-cell>
          <table:table-cell/>
          <table:table-cell office:value-type="float" office:value="0.695164811996306" calcext:value-type="float">
            <text:p>0.695164812</text:p>
          </table:table-cell>
          <table:table-cell office:value-type="float" office:value="0.591479826207825" calcext:value-type="float">
            <text:p>0.5914798262</text:p>
          </table:table-cell>
          <table:table-cell office:value-type="float" office:value="0.576103301997684" calcext:value-type="float">
            <text:p>0.576103302</text:p>
          </table:table-cell>
        </table:table-row>
        <table:table-row table:style-name="ro1">
          <table:table-cell office:value-type="float" office:value="0.155704138500313" calcext:value-type="float">
            <text:p>0.1557041385</text:p>
          </table:table-cell>
          <table:table-cell office:value-type="float" office:value="0.422468951620433" calcext:value-type="float">
            <text:p>0.4224689516</text:p>
          </table:table-cell>
          <table:table-cell office:value-type="float" office:value="0.650315976511863" calcext:value-type="float">
            <text:p>0.6503159765</text:p>
          </table:table-cell>
          <table:table-cell/>
          <table:table-cell office:value-type="float" office:value="0.686781988728489" calcext:value-type="float">
            <text:p>0.6867819887</text:p>
          </table:table-cell>
          <table:table-cell office:value-type="float" office:value="0.581355411605671" calcext:value-type="float">
            <text:p>0.5813554116</text:p>
          </table:table-cell>
          <table:table-cell office:value-type="float" office:value="0.574523222040813" calcext:value-type="float">
            <text:p>0.574523222</text:p>
          </table:table-cell>
        </table:table-row>
        <table:table-row table:style-name="ro1">
          <table:table-cell office:value-type="float" office:value="0.170064857391084" calcext:value-type="float">
            <text:p>0.1700648574</text:p>
          </table:table-cell>
          <table:table-cell office:value-type="float" office:value="0.441047811275824" calcext:value-type="float">
            <text:p>0.4410478113</text:p>
          </table:table-cell>
          <table:table-cell office:value-type="float" office:value="0.646457692752198" calcext:value-type="float">
            <text:p>0.6464576928</text:p>
          </table:table-cell>
          <table:table-cell/>
          <table:table-cell office:value-type="float" office:value="0.677484069916203" calcext:value-type="float">
            <text:p>0.6774840699</text:p>
          </table:table-cell>
          <table:table-cell office:value-type="float" office:value="0.571768401126483" calcext:value-type="float">
            <text:p>0.5717684011</text:p>
          </table:table-cell>
          <table:table-cell office:value-type="float" office:value="0.571078025312639" calcext:value-type="float">
            <text:p>0.5710780253</text:p>
          </table:table-cell>
        </table:table-row>
        <table:table-row table:style-name="ro1">
          <table:table-cell office:value-type="float" office:value="0.186202104560558" calcext:value-type="float">
            <text:p>0.1862021046</text:p>
          </table:table-cell>
          <table:table-cell office:value-type="float" office:value="0.458200634385095" calcext:value-type="float">
            <text:p>0.4582006344</text:p>
          </table:table-cell>
          <table:table-cell office:value-type="float" office:value="0.639023549739741" calcext:value-type="float">
            <text:p>0.6390235497</text:p>
          </table:table-cell>
          <table:table-cell/>
          <table:table-cell office:value-type="float" office:value="0.667449055174489" calcext:value-type="float">
            <text:p>0.6674490552</text:p>
          </table:table-cell>
          <table:table-cell office:value-type="float" office:value="0.562883172730465" calcext:value-type="float">
            <text:p>0.5628831727</text:p>
          </table:table-cell>
          <table:table-cell office:value-type="float" office:value="0.565952846216582" calcext:value-type="float">
            <text:p>0.5659528462</text:p>
          </table:table-cell>
        </table:table-row>
        <table:table-row table:style-name="ro1">
          <table:table-cell office:value-type="float" office:value="0.203705567442508" calcext:value-type="float">
            <text:p>0.2037055674</text:p>
          </table:table-cell>
          <table:table-cell office:value-type="float" office:value="0.47356375701421" calcext:value-type="float">
            <text:p>0.473563757</text:p>
          </table:table-cell>
          <table:table-cell office:value-type="float" office:value="0.628599151097544" calcext:value-type="float">
            <text:p>0.6285991511</text:p>
          </table:table-cell>
          <table:table-cell/>
          <table:table-cell office:value-type="float" office:value="0.656865814328048" calcext:value-type="float">
            <text:p>0.6568658143</text:p>
          </table:table-cell>
          <table:table-cell office:value-type="float" office:value="0.55482203328738" calcext:value-type="float">
            <text:p>0.5548220333</text:p>
          </table:table-cell>
          <table:table-cell office:value-type="float" office:value="0.559362968364284" calcext:value-type="float">
            <text:p>0.5593629684</text:p>
          </table:table-cell>
        </table:table-row>
        <table:table-row table:style-name="ro1">
          <table:table-cell office:value-type="float" office:value="0.222142455984075" calcext:value-type="float">
            <text:p>0.222142456</text:p>
          </table:table-cell>
          <table:table-cell office:value-type="float" office:value="0.486918148700659" calcext:value-type="float">
            <text:p>0.4869181487</text:p>
          </table:table-cell>
          <table:table-cell office:value-type="float" office:value="0.615826110117481" calcext:value-type="float">
            <text:p>0.6158261101</text:p>
          </table:table-cell>
          <table:table-cell/>
          <table:table-cell office:value-type="float" office:value="0.645925935481318" calcext:value-type="float">
            <text:p>0.6459259355</text:p>
          </table:table-cell>
          <table:table-cell office:value-type="float" office:value="0.547664059529538" calcext:value-type="float">
            <text:p>0.5476640595</text:p>
          </table:table-cell>
          <table:table-cell office:value-type="float" office:value="0.551538633544429" calcext:value-type="float">
            <text:p>0.5515386335</text:p>
          </table:table-cell>
        </table:table-row>
        <table:table-row table:style-name="ro1">
          <table:table-cell office:value-type="float" office:value="0.241084110428893" calcext:value-type="float">
            <text:p>0.2410841104</text:p>
          </table:table-cell>
          <table:table-cell office:value-type="float" office:value="0.498183520272811" calcext:value-type="float">
            <text:p>0.4981835203</text:p>
          </table:table-cell>
          <table:table-cell office:value-type="float" office:value="0.601342920952457" calcext:value-type="float">
            <text:p>0.601342921</text:p>
          </table:table-cell>
          <table:table-cell/>
          <table:table-cell office:value-type="float" office:value="0.634816152761596" calcext:value-type="float">
            <text:p>0.6348161528</text:p>
          </table:table-cell>
          <table:table-cell office:value-type="float" office:value="0.541447260714018" calcext:value-type="float">
            <text:p>0.5414472607</text:p>
          </table:table-cell>
          <table:table-cell office:value-type="float" office:value="0.542711214182629" calcext:value-type="float">
            <text:p>0.5427112142</text:p>
          </table:table-cell>
        </table:table-row>
        <table:table-row table:style-name="ro1">
          <table:table-cell office:value-type="float" office:value="0.260129080211024" calcext:value-type="float">
            <text:p>0.2601290802</text:p>
          </table:table-cell>
          <table:table-cell office:value-type="float" office:value="0.507398916512011" calcext:value-type="float">
            <text:p>0.5073989165</text:p>
          </table:table-cell>
          <table:table-cell office:value-type="float" office:value="0.585737743521434" calcext:value-type="float">
            <text:p>0.5857377435</text:p>
          </table:table-cell>
          <table:table-cell/>
          <table:table-cell office:value-type="float" office:value="0.623711860531439" calcext:value-type="float">
            <text:p>0.6237118605</text:p>
          </table:table-cell>
          <table:table-cell office:value-type="float" office:value="0.536173305317507" calcext:value-type="float">
            <text:p>0.5361733053</text:p>
          </table:table-cell>
          <table:table-cell office:value-type="float" office:value="0.533101841087659" calcext:value-type="float">
            <text:p>0.5331018411</text:p>
          </table:table-cell>
        </table:table-row>
        <table:table-row table:style-name="ro1">
          <table:table-cell office:value-type="float" office:value="0.278920723313352" calcext:value-type="float">
            <text:p>0.2789207233</text:p>
          </table:table-cell>
          <table:table-cell office:value-type="float" office:value="0.514695371521342" calcext:value-type="float">
            <text:p>0.5146953715</text:p>
          </table:table-cell>
          <table:table-cell office:value-type="float" office:value="0.569517066937317" calcext:value-type="float">
            <text:p>0.5695170669</text:p>
          </table:table-cell>
          <table:table-cell/>
          <table:table-cell office:value-type="float" office:value="0.612772044456553" calcext:value-type="float">
            <text:p>0.6127720445</text:p>
          </table:table-cell>
          <table:table-cell office:value-type="float" office:value="0.531813894702323" calcext:value-type="float">
            <text:p>0.5318138947</text:p>
          </table:table-cell>
          <table:table-cell office:value-type="float" office:value="0.522913063165811" calcext:value-type="float">
            <text:p>0.5229130632</text:p>
          </table:table-cell>
        </table:table-row>
        <table:table-row table:style-name="ro1">
          <table:table-cell office:value-type="float" office:value="0.297158504723089" calcext:value-type="float">
            <text:p>0.2971585047</text:p>
          </table:table-cell>
          <table:table-cell office:value-type="float" office:value="0.520266178426082" calcext:value-type="float">
            <text:p>0.5202661784</text:p>
          </table:table-cell>
          <table:table-cell office:value-type="float" office:value="0.553090480248203" calcext:value-type="float">
            <text:p>0.5530904802</text:p>
          </table:table-cell>
          <table:table-cell/>
          <table:table-cell office:value-type="float" office:value="0.602135773228596" calcext:value-type="float">
            <text:p>0.6021357732</text:p>
          </table:table-cell>
          <table:table-cell office:value-type="float" office:value="0.528317875420886" calcext:value-type="float">
            <text:p>0.5283178754</text:p>
          </table:table-cell>
          <table:table-cell office:value-type="float" office:value="0.512323628759073" calcext:value-type="float">
            <text:p>0.5123236288</text:p>
          </table:table-cell>
        </table:table-row>
        <table:table-row table:style-name="ro1">
          <table:table-cell office:value-type="float" office:value="0.314603189991995" calcext:value-type="float">
            <text:p>0.31460319</text:p>
          </table:table-cell>
          <table:table-cell office:value-type="float" office:value="0.524339159546136" calcext:value-type="float">
            <text:p>0.5243391595</text:p>
          </table:table-cell>
          <table:table-cell office:value-type="float" office:value="0.536769033440958" calcext:value-type="float">
            <text:p>0.5367690334</text:p>
          </table:table-cell>
          <table:table-cell/>
          <table:table-cell office:value-type="float" office:value="0.591920227388268" calcext:value-type="float">
            <text:p>0.5919202274</text:p>
          </table:table-cell>
          <table:table-cell office:value-type="float" office:value="0.525618315841641" calcext:value-type="float">
            <text:p>0.5256183158</text:p>
          </table:table-cell>
          <table:table-cell office:value-type="float" office:value="0.501486098040284" calcext:value-type="float">
            <text:p>0.501486098</text:p>
          </table:table-cell>
        </table:table-row>
        <table:table-row table:style-name="ro1">
          <table:table-cell office:value-type="float" office:value="0.331076853293821" calcext:value-type="float">
            <text:p>0.3310768533</text:p>
          </table:table-cell>
          <table:table-cell office:value-type="float" office:value="0.52715365750075" calcext:value-type="float">
            <text:p>0.5271536575</text:p>
          </table:table-cell>
          <table:table-cell office:value-type="float" office:value="0.520773280997891" calcext:value-type="float">
            <text:p>0.520773281</text:p>
          </table:table-cell>
          <table:table-cell/>
          <table:table-cell office:value-type="float" office:value="0.582220112938374" calcext:value-type="float">
            <text:p>0.5822201129</text:p>
          </table:table-cell>
          <table:table-cell office:value-type="float" office:value="0.523638975648903" calcext:value-type="float">
            <text:p>0.5236389756</text:p>
          </table:table-cell>
          <table:table-cell office:value-type="float" office:value="0.490526758151481" calcext:value-type="float">
            <text:p>0.4905267582</text:p>
          </table:table-cell>
        </table:table-row>
        <table:table-row table:style-name="ro1">
          <table:table-cell office:value-type="float" office:value="0.346458992121208" calcext:value-type="float">
            <text:p>0.3464589921</text:p>
          </table:table-cell>
          <table:table-cell office:value-type="float" office:value="0.528943361073125" calcext:value-type="float">
            <text:p>0.5289433611</text:p>
          </table:table-cell>
          <table:table-cell office:value-type="float" office:value="0.505246924877499" calcext:value-type="float">
            <text:p>0.5052469249</text:p>
          </table:table-cell>
          <table:table-cell/>
          <table:table-cell office:value-type="float" office:value="0.573108225254545" calcext:value-type="float">
            <text:p>0.5731082253</text:p>
          </table:table-cell>
          <table:table-cell office:value-type="float" office:value="0.522299815584056" calcext:value-type="float">
            <text:p>0.5222998156</text:p>
          </table:table-cell>
          <table:table-cell office:value-type="float" office:value="0.479547214597562" calcext:value-type="float">
            <text:p>0.4795472146</text:p>
          </table:table-cell>
        </table:table-row>
        <table:table-row table:style-name="ro1">
          <table:table-cell office:value-type="float" office:value="0.360680106235689" calcext:value-type="float">
            <text:p>0.3606801062</text:p>
          </table:table-cell>
          <table:table-cell office:value-type="float" office:value="0.529924864383969" calcext:value-type="float">
            <text:p>0.5299248644</text:p>
          </table:table-cell>
          <table:table-cell office:value-type="float" office:value="0.490272601616315" calcext:value-type="float">
            <text:p>0.4902726016</text:p>
          </table:table-cell>
          <table:table-cell/>
          <table:table-cell office:value-type="float" office:value="0.564636891458568" calcext:value-type="float">
            <text:p>0.5646368915</text:p>
          </table:table-cell>
          <table:table-cell office:value-type="float" office:value="0.521521390790564" calcext:value-type="float">
            <text:p>0.5215213908</text:p>
          </table:table-cell>
          <table:table-cell office:value-type="float" office:value="0.468627045441537" calcext:value-type="float">
            <text:p>0.4686270454</text:p>
          </table:table-cell>
        </table:table-row>
        <table:table-row table:style-name="ro1">
          <table:table-cell office:value-type="float" office:value="0.373713952127261" calcext:value-type="float">
            <text:p>0.3737139521</text:p>
          </table:table-cell>
          <table:table-cell office:value-type="float" office:value="0.530291132086972" calcext:value-type="float">
            <text:p>0.5302911321</text:p>
          </table:table-cell>
          <table:table-cell office:value-type="float" office:value="0.475887339700598" calcext:value-type="float">
            <text:p>0.4758873397</text:p>
          </table:table-cell>
          <table:table-cell/>
          <table:table-cell office:value-type="float" office:value="0.556840018788222" calcext:value-type="float">
            <text:p>0.5568400188</text:p>
          </table:table-cell>
          <table:table-cell office:value-type="float" office:value="0.521228122996862" calcext:value-type="float">
            <text:p>0.521228123</text:p>
          </table:table-cell>
          <table:table-cell office:value-type="float" office:value="0.457826990182135" calcext:value-type="float">
            <text:p>0.4578269902</text:p>
          </table:table-cell>
        </table:table-row>
        <table:table-row table:style-name="ro1">
          <table:table-cell office:value-type="float" office:value="0.385569429015242" calcext:value-type="float">
            <text:p>0.385569429</text:p>
          </table:table-cell>
          <table:table-cell office:value-type="float" office:value="0.530208745063609" calcext:value-type="float">
            <text:p>0.5302087451</text:p>
          </table:table-cell>
          <table:table-cell office:value-type="float" office:value="0.462096205719236" calcext:value-type="float">
            <text:p>0.4620962057</text:p>
          </table:table-cell>
          <table:table-cell/>
          <table:table-cell office:value-type="float" office:value="0.549735501619734" calcext:value-type="float">
            <text:p>0.5497355016</text:p>
          </table:table-cell>
          <table:table-cell office:value-type="float" office:value="0.52135054854292" calcext:value-type="float">
            <text:p>0.5213505485</text:p>
          </table:table-cell>
          <table:table-cell office:value-type="float" office:value="0.44719226526631" calcext:value-type="float">
            <text:p>0.4471922653</text:p>
          </table:table-cell>
        </table:table-row>
        <table:table-row table:style-name="ro1">
          <table:table-cell office:value-type="float" office:value="0.39628277103034" calcext:value-type="float">
            <text:p>0.396282771</text:p>
          </table:table-cell>
          <table:table-cell office:value-type="float" office:value="0.529817799089658" calcext:value-type="float">
            <text:p>0.5298177991</text:p>
          </table:table-cell>
          <table:table-cell office:value-type="float" office:value="0.448883468883482" calcext:value-type="float">
            <text:p>0.4488834689</text:p>
          </table:table-cell>
          <table:table-cell/>
          <table:table-cell office:value-type="float" office:value="0.543327779748118" calcext:value-type="float">
            <text:p>0.5433277797</text:p>
          </table:table-cell>
          <table:table-cell office:value-type="float" office:value="0.521826695460044" calcext:value-type="float">
            <text:p>0.5218266955</text:p>
          </table:table-cell>
          <table:table-cell office:value-type="float" office:value="0.436755723676184" calcext:value-type="float">
            <text:p>0.4367557237</text:p>
          </table:table-cell>
        </table:table-row>
        <table:table-row table:style-name="ro1">
          <table:table-cell office:value-type="float" office:value="0.405910465264822" calcext:value-type="float">
            <text:p>0.4059104653</text:p>
          </table:table-cell>
          <table:table-cell office:value-type="float" office:value="0.529233489376303" calcext:value-type="float">
            <text:p>0.5292334894</text:p>
          </table:table-cell>
          <table:table-cell office:value-type="float" office:value="0.436221178921984" calcext:value-type="float">
            <text:p>0.4362211789</text:p>
          </table:table-cell>
          <table:table-cell/>
          <table:table-cell office:value-type="float" office:value="0.537610386186445" calcext:value-type="float">
            <text:p>0.5376103862</text:p>
          </table:table-cell>
          <table:table-cell office:value-type="float" office:value="0.522602763357847" calcext:value-type="float">
            <text:p>0.5226027634</text:p>
          </table:table-cell>
          <table:table-cell office:value-type="float" office:value="0.42654068809233" calcext:value-type="float">
            <text:p>0.4265406881</text:p>
          </table:table-cell>
        </table:table-row>
        <table:table-row table:style-name="ro1">
          <table:table-cell office:value-type="float" office:value="0.414523111827876" calcext:value-type="float">
            <text:p>0.4145231118</text:p>
          </table:table-cell>
          <table:table-cell office:value-type="float" office:value="0.528548634260874" calcext:value-type="float">
            <text:p>0.5285486343</text:p>
          </table:table-cell>
          <table:table-cell office:value-type="float" office:value="0.424075388218552" calcext:value-type="float">
            <text:p>0.4240753882</text:p>
          </table:table-cell>
          <table:table-cell/>
          <table:table-cell office:value-type="float" office:value="0.53256836753194" calcext:value-type="float">
            <text:p>0.5325683675</text:p>
          </table:table-cell>
          <table:table-cell office:value-type="float" office:value="0.523633275994898" calcext:value-type="float">
            <text:p>0.523633276</text:p>
          </table:table-cell>
          <table:table-cell office:value-type="float" office:value="0.416563376489175" calcext:value-type="float">
            <text:p>0.4165633765</text:p>
          </table:table-cell>
        </table:table-row>
        <table:table-row table:style-name="ro1">
          <table:table-cell office:value-type="float" office:value="0.422200295145846" calcext:value-type="float">
            <text:p>0.4222002951</text:p>
          </table:table-cell>
          <table:table-cell office:value-type="float" office:value="0.527836608097144" calcext:value-type="float">
            <text:p>0.5278366081</text:p>
          </table:table-cell>
          <table:table-cell office:value-type="float" office:value="0.412410407664733" calcext:value-type="float">
            <text:p>0.4124104077</text:p>
          </table:table-cell>
          <table:table-cell/>
          <table:table-cell office:value-type="float" office:value="0.528180499815552" calcext:value-type="float">
            <text:p>0.5281804998</text:p>
          </table:table-cell>
          <table:table-cell office:value-type="float" office:value="0.524880858167864" calcext:value-type="float">
            <text:p>0.5248808582</text:p>
          </table:table-cell>
          <table:table-cell office:value-type="float" office:value="0.40683490349094" calcext:value-type="float">
            <text:p>0.4068349035</text:p>
          </table:table-cell>
        </table:table-row>
        <table:table-row table:style-name="ro1">
          <table:table-cell office:value-type="float" office:value="0.429026439502219" calcext:value-type="float">
            <text:p>0.4290264395</text:p>
          </table:table-cell>
          <table:table-cell office:value-type="float" office:value="0.527154335604391" calcext:value-type="float">
            <text:p>0.5271543356</text:p>
          </table:table-cell>
          <table:table-cell office:value-type="float" office:value="0.401191525749083" calcext:value-type="float">
            <text:p>0.4011915257</text:p>
          </table:table-cell>
          <table:table-cell/>
          <table:table-cell office:value-type="float" office:value="0.524421255740342" calcext:value-type="float">
            <text:p>0.5244212557</text:p>
          </table:table-cell>
          <table:table-cell office:value-type="float" office:value="0.526315763694957" calcext:value-type="float">
            <text:p>0.5263157637</text:p>
          </table:table-cell>
          <table:table-cell office:value-type="float" office:value="0.397362882632066" calcext:value-type="float">
            <text:p>0.3973628826</text:p>
          </table:table-cell>
        </table:table-row>
        <table:table-row table:style-name="ro1">
          <table:table-cell office:value-type="float" office:value="0.435087565552117" calcext:value-type="float">
            <text:p>0.4350875656</text:p>
          </table:table-cell>
          <table:table-cell office:value-type="float" office:value="0.526545138395465" calcext:value-type="float">
            <text:p>0.5265451384</text:p>
          </table:table-cell>
          <table:table-cell office:value-type="float" office:value="0.390386591771822" calcext:value-type="float">
            <text:p>0.3903865918</text:p>
          </table:table-cell>
          <table:table-cell/>
          <table:table-cell office:value-type="float" office:value="0.521262504857834" calcext:value-type="float">
            <text:p>0.5212625049</text:p>
          </table:table-cell>
          <table:table-cell office:value-type="float" office:value="0.52791525505651" calcext:value-type="float">
            <text:p>0.5279152551</text:p>
          </table:table-cell>
          <table:table-cell office:value-type="float" office:value="0.388152678164831" calcext:value-type="float">
            <text:p>0.3881526782</text:p>
          </table:table-cell>
        </table:table-row>
        <table:table-row table:style-name="ro1">
          <table:table-cell office:value-type="float" office:value="0.440468837064256" calcext:value-type="float">
            <text:p>0.4404688371</text:p>
          </table:table-cell>
          <table:table-cell office:value-type="float" office:value="0.526041321887399" calcext:value-type="float">
            <text:p>0.5260413219</text:p>
          </table:table-cell>
          <table:table-cell office:value-type="float" office:value="0.379966802895712" calcext:value-type="float">
            <text:p>0.3799668029</text:p>
          </table:table-cell>
          <table:table-cell/>
          <table:table-cell office:value-type="float" office:value="0.518674947000305" calcext:value-type="float">
            <text:p>0.518674947</text:p>
          </table:table-cell>
          <table:table-cell office:value-type="float" office:value="0.529662910818524" calcext:value-type="float">
            <text:p>0.5296629108</text:p>
          </table:table-cell>
          <table:table-cell office:value-type="float" office:value="0.379208365103177" calcext:value-type="float">
            <text:p>0.3792083651</text:p>
          </table:table-cell>
        </table:table-row>
        <table:table-row table:style-name="ro1">
          <table:table-cell office:value-type="float" office:value="0.445252778768879" calcext:value-type="float">
            <text:p>0.4452527788</text:p>
          </table:table-cell>
          <table:table-cell office:value-type="float" office:value="0.525666455067874" calcext:value-type="float">
            <text:p>0.5256664551</text:p>
          </table:table-cell>
          <table:table-cell office:value-type="float" office:value="0.369906964133963" calcext:value-type="float">
            <text:p>0.3699069641</text:p>
          </table:table-cell>
          <table:table-cell/>
          <table:table-cell office:value-type="float" office:value="0.516629292135531" calcext:value-type="float">
            <text:p>0.5166292921</text:p>
          </table:table-cell>
          <table:table-cell office:value-type="float" office:value="0.531547915842946" calcext:value-type="float">
            <text:p>0.5315479158</text:p>
          </table:table-cell>
          <table:table-cell office:value-type="float" office:value="0.370533457238253" calcext:value-type="float">
            <text:p>0.3705334572</text:p>
          </table:table-cell>
        </table:table-row>
        <table:table-row table:style-name="ro1">
          <table:table-cell office:value-type="float" office:value="0.449518049485546" calcext:value-type="float">
            <text:p>0.4495180495</text:p>
          </table:table-cell>
          <table:table-cell office:value-type="float" office:value="0.525437335314024" calcext:value-type="float">
            <text:p>0.5254373353</text:p>
          </table:table-cell>
          <table:table-cell office:value-type="float" office:value="0.360185423339978" calcext:value-type="float">
            <text:p>0.3601854233</text:p>
          </table:table-cell>
          <table:table-cell/>
          <table:table-cell office:value-type="float" office:value="0.515097207862958" calcext:value-type="float">
            <text:p>0.5150972079</text:p>
          </table:table-cell>
          <table:table-cell office:value-type="float" office:value="0.533564371964684" calcext:value-type="float">
            <text:p>0.533564372</text:p>
          </table:table-cell>
          <table:table-cell office:value-type="float" office:value="0.362131458521367" calcext:value-type="float">
            <text:p>0.3621314585</text:p>
          </table:table-cell>
        </table:table-row>
        <table:table-row table:style-name="ro1">
          <table:table-cell office:value-type="float" office:value="0.453338664406837" calcext:value-type="float">
            <text:p>0.4533386644</text:p>
          </table:table-cell>
          <table:table-cell office:value-type="float" office:value="0.525365653241962" calcext:value-type="float">
            <text:p>0.5253656532</text:p>
          </table:table-cell>
          <table:table-cell office:value-type="float" office:value="0.350783825911174" calcext:value-type="float">
            <text:p>0.3507838259</text:p>
          </table:table-cell>
          <table:table-cell/>
          <table:table-cell office:value-type="float" office:value="0.514052060125636" calcext:value-type="float">
            <text:p>0.5140520601</text:p>
          </table:table-cell>
          <table:table-cell office:value-type="float" office:value="0.535710653152146" calcext:value-type="float">
            <text:p>0.5357106532</text:p>
          </table:table-cell>
          <table:table-cell office:value-type="float" office:value="0.354006286158985" calcext:value-type="float">
            <text:p>0.3540062862</text:p>
          </table:table-cell>
        </table:table-row>
        <table:table-row table:style-name="ro1">
          <table:table-cell office:value-type="float" office:value="0.456783573047023" calcext:value-type="float">
            <text:p>0.456783573</text:p>
          </table:table-cell>
          <table:table-cell office:value-type="float" office:value="0.52545938429617" calcext:value-type="float">
            <text:p>0.5254593843</text:p>
          </table:table-cell>
          <table:table-cell office:value-type="float" office:value="0.341686788126847" calcext:value-type="float">
            <text:p>0.3416867881</text:p>
          </table:table-cell>
          <table:table-cell/>
          <table:table-cell office:value-type="float" office:value="0.513469474341648" calcext:value-type="float">
            <text:p>0.5134694743</text:p>
          </table:table-cell>
          <table:table-cell office:value-type="float" office:value="0.537988818716177" calcext:value-type="float">
            <text:p>0.5379888187</text:p>
          </table:table-cell>
          <table:table-cell office:value-type="float" office:value="0.346162605823724" calcext:value-type="float">
            <text:p>0.3461626058</text:p>
          </table:table-cell>
        </table:table-row>
        <table:table-row table:style-name="ro1">
          <table:table-cell office:value-type="float" office:value="0.459916512780197" calcext:value-type="float">
            <text:p>0.4599165128</text:p>
          </table:table-cell>
          <table:table-cell office:value-type="float" office:value="0.52572393866969" calcext:value-type="float">
            <text:p>0.5257239387</text:p>
          </table:table-cell>
          <table:table-cell office:value-type="float" office:value="0.332881553367219" calcext:value-type="float">
            <text:p>0.3328815534</text:p>
          </table:table-cell>
          <table:table-cell/>
          <table:table-cell office:value-type="float" office:value="0.51332774386486" calcext:value-type="float">
            <text:p>0.5133277439</text:p>
          </table:table-cell>
          <table:table-cell office:value-type="float" office:value="0.540404090329332" calcext:value-type="float">
            <text:p>0.5404040903</text:p>
          </table:table-cell>
          <table:table-cell office:value-type="float" office:value="0.338606111685022" calcext:value-type="float">
            <text:p>0.3386061117</text:p>
          </table:table-cell>
        </table:table-row>
        <table:table-row table:style-name="ro1">
          <table:table-cell office:value-type="float" office:value="0.462796070857026" calcext:value-type="float">
            <text:p>0.4627960709</text:p>
          </table:table-cell>
          <table:table-cell office:value-type="float" office:value="0.526163101996788" calcext:value-type="float">
            <text:p>0.526163102</text:p>
          </table:table-cell>
          <table:table-cell office:value-type="float" office:value="0.324357670389043" calcext:value-type="float">
            <text:p>0.3243576704</text:p>
          </table:table-cell>
          <table:table-cell/>
          <table:table-cell office:value-type="float" office:value="0.513608111098814" calcext:value-type="float">
            <text:p>0.5136081111</text:p>
          </table:table-cell>
          <table:table-cell office:value-type="float" office:value="0.542964392901197" calcext:value-type="float">
            <text:p>0.5429643929</text:p>
          </table:table-cell>
          <table:table-cell office:value-type="float" office:value="0.331343777118905" calcext:value-type="float">
            <text:p>0.3313437771</text:p>
          </table:table-cell>
        </table:table-row>
        <table:table-row table:style-name="ro1">
          <table:table-cell office:value-type="float" office:value="0.465475899664128" calcext:value-type="float">
            <text:p>0.4654758997</text:p>
          </table:table-cell>
          <table:table-cell office:value-type="float" office:value="0.526779797876254" calcext:value-type="float">
            <text:p>0.5267797979</text:p>
          </table:table-cell>
          <table:table-cell office:value-type="float" office:value="0.316106715503225" calcext:value-type="float">
            <text:p>0.3161067155</text:p>
          </table:table-cell>
          <table:table-cell/>
          <table:table-cell office:value-type="float" office:value="0.514294944185414" calcext:value-type="float">
            <text:p>0.5142949442</text:p>
          </table:table-cell>
          <table:table-cell office:value-type="float" office:value="0.545679955218615" calcext:value-type="float">
            <text:p>0.5456799552</text:p>
          </table:table-cell>
          <table:table-cell office:value-type="float" office:value="0.324384096227428" calcext:value-type="float">
            <text:p>0.3243840962</text:p>
          </table:table-cell>
        </table:table-row>
        <table:table-row table:style-name="ro1">
          <table:table-cell office:value-type="float" office:value="0.468005040500828" calcext:value-type="float">
            <text:p>0.4680050405</text:p>
          </table:table-cell>
          <table:table-cell office:value-type="float" office:value="0.52757670076104" calcext:value-type="float">
            <text:p>0.5275767008</text:p>
          </table:table-cell>
          <table:table-cell office:value-type="float" office:value="0.30812206910668" calcext:value-type="float">
            <text:p>0.3081220691</text:p>
          </table:table-cell>
          <table:table-cell/>
          <table:table-cell office:value-type="float" office:value="0.515375829316687" calcext:value-type="float">
            <text:p>0.5153758293</text:p>
          </table:table-cell>
          <table:table-cell office:value-type="float" office:value="0.548562963270145" calcext:value-type="float">
            <text:p>0.5485629633</text:p>
          </table:table-cell>
          <table:table-cell office:value-type="float" office:value="0.31773733171461" calcext:value-type="float">
            <text:p>0.3177373317</text:p>
          </table:table-cell>
        </table:table-row>
        <table:table-row table:style-name="ro1">
          <table:table-cell office:value-type="float" office:value="0.470428320231808" calcext:value-type="float">
            <text:p>0.4704283202</text:p>
          </table:table-cell>
          <table:table-cell office:value-type="float" office:value="0.528556724728418" calcext:value-type="float">
            <text:p>0.5285567247</text:p>
          </table:table-cell>
          <table:table-cell office:value-type="float" office:value="0.300398749995656" calcext:value-type="float">
            <text:p>0.30039875</text:p>
          </table:table-cell>
          <table:table-cell/>
          <table:table-cell office:value-type="float" office:value="0.516841595612129" calcext:value-type="float">
            <text:p>0.5168415956</text:p>
          </table:table-cell>
          <table:table-cell office:value-type="float" office:value="0.551627256974909" calcext:value-type="float">
            <text:p>0.551627257</text:p>
          </table:table-cell>
          <table:table-cell office:value-type="float" office:value="0.31141578111964" calcext:value-type="float">
            <text:p>0.3114157811</text:p>
          </table:table-cell>
        </table:table-row>
        <table:table-row table:style-name="ro1">
          <table:table-cell office:value-type="float" office:value="0.472786792882358" calcext:value-type="float">
            <text:p>0.4727867929</text:p>
          </table:table-cell>
          <table:table-cell office:value-type="float" office:value="0.529723410481698" calcext:value-type="float">
            <text:p>0.5297234105</text:p>
          </table:table-cell>
          <table:table-cell office:value-type="float" office:value="0.292933306959409" calcext:value-type="float">
            <text:p>0.292933307</text:p>
          </table:table-cell>
          <table:table-cell/>
          <table:table-cell office:value-type="float" office:value="0.518686286321912" calcext:value-type="float">
            <text:p>0.5186862863</text:p>
          </table:table-cell>
          <table:table-cell office:value-type="float" office:value="0.554888059337346" calcext:value-type="float">
            <text:p>0.5548880593</text:p>
          </table:table-cell>
          <table:table-cell office:value-type="float" office:value="0.305434070718317" calcext:value-type="float">
            <text:p>0.3054340707</text:p>
          </table:table-cell>
        </table:table-row>
        <table:table-row table:style-name="ro1">
          <table:table-cell office:value-type="float" office:value="0.475118204682406" calcext:value-type="float">
            <text:p>0.4751182047</text:p>
          </table:table-cell>
          <table:table-cell office:value-type="float" office:value="0.531081229817882" calcext:value-type="float">
            <text:p>0.5310812298</text:p>
          </table:table-cell>
          <table:table-cell office:value-type="float" office:value="0.285723765340816" calcext:value-type="float">
            <text:p>0.2857237653</text:p>
          </table:table-cell>
          <table:table-cell/>
          <table:table-cell office:value-type="float" office:value="0.520907086949474" calcext:value-type="float">
            <text:p>0.5209070869</text:p>
          </table:table-cell>
          <table:table-cell office:value-type="float" office:value="0.5583617256168" calcext:value-type="float">
            <text:p>0.5583617256</text:p>
          </table:table-cell>
          <table:table-cell office:value-type="float" office:value="0.299809484353172" calcext:value-type="float">
            <text:p>0.2998094844</text:p>
          </table:table-cell>
        </table:table-row>
        <table:table-row table:style-name="ro1">
          <table:table-cell office:value-type="float" office:value="0.47745746636495" calcext:value-type="float">
            <text:p>0.4774574664</text:p>
          </table:table-cell>
          <table:table-cell office:value-type="float" office:value="0.532635823815218" calcext:value-type="float">
            <text:p>0.5326358238</text:p>
          </table:table-cell>
          <table:table-cell office:value-type="float" office:value="0.27876962582892" calcext:value-type="float">
            <text:p>0.2787696258</text:p>
          </table:table-cell>
          <table:table-cell/>
          <table:table-cell office:value-type="float" office:value="0.523504217779216" calcext:value-type="float">
            <text:p>0.5235042178</text:p>
          </table:table-cell>
          <table:table-cell office:value-type="float" office:value="0.562065498744671" calcext:value-type="float">
            <text:p>0.5620654987</text:p>
          </table:table-cell>
          <table:table-cell office:value-type="float" office:value="0.294562332809329" calcext:value-type="float">
            <text:p>0.2945623328</text:p>
          </table:table-cell>
        </table:table-row>
        <table:table-row table:style-name="ro1">
          <table:table-cell office:value-type="float" office:value="0.479837120815446" calcext:value-type="float">
            <text:p>0.4798371208</text:p>
          </table:table-cell>
          <table:table-cell office:value-type="float" office:value="0.53439418818276" calcext:value-type="float">
            <text:p>0.5343941882</text:p>
          </table:table-cell>
          <table:table-cell office:value-type="float" office:value="0.272071913201033" calcext:value-type="float">
            <text:p>0.2720719132</text:p>
          </table:table-cell>
          <table:table-cell/>
          <table:table-cell office:value-type="float" office:value="0.526480795253539" calcext:value-type="float">
            <text:p>0.5264807953</text:p>
          </table:table-cell>
          <table:table-cell office:value-type="float" office:value="0.566017255788752" calcext:value-type="float">
            <text:p>0.5660172558</text:p>
          </table:table-cell>
          <table:table-cell office:value-type="float" office:value="0.289716367876879" calcext:value-type="float">
            <text:p>0.2897163679</text:p>
          </table:table-cell>
        </table:table-row>
        <table:table-row table:style-name="ro1">
          <table:table-cell office:value-type="float" office:value="0.482287797575521" calcext:value-type="float">
            <text:p>0.4822877976</text:p>
          </table:table-cell>
          <table:table-cell office:value-type="float" office:value="0.536364816569313" calcext:value-type="float">
            <text:p>0.5363648166</text:p>
          </table:table-cell>
          <table:table-cell office:value-type="float" office:value="0.265633273704029" calcext:value-type="float">
            <text:p>0.2656332737</text:p>
          </table:table-cell>
          <table:table-cell/>
          <table:table-cell office:value-type="float" office:value="0.529842663648997" calcext:value-type="float">
            <text:p>0.5298426636</text:p>
          </table:table-cell>
          <table:table-cell office:value-type="float" office:value="0.570235228632289" calcext:value-type="float">
            <text:p>0.5702352286</text:p>
          </table:table-cell>
          <table:table-cell office:value-type="float" office:value="0.285299243680751" calcext:value-type="float">
            <text:p>0.2852992437</text:p>
          </table:table-cell>
        </table:table-row>
        <table:table-row table:style-name="ro1">
          <table:table-cell office:value-type="float" office:value="0.484838648339678" calcext:value-type="float">
            <text:p>0.4848386483</text:p>
          </table:table-cell>
          <table:table-cell office:value-type="float" office:value="0.538557810128071" calcext:value-type="float">
            <text:p>0.5385578101</text:p>
          </table:table-cell>
          <table:table-cell office:value-type="float" office:value="0.259458121021913" calcext:value-type="float">
            <text:p>0.259458121</text:p>
          </table:table-cell>
          <table:table-cell/>
          <table:table-cell office:value-type="float" office:value="0.533598195515668" calcext:value-type="float">
            <text:p>0.5335981955</text:p>
          </table:table-cell>
          <table:table-cell office:value-type="float" office:value="0.574737680111666" calcext:value-type="float">
            <text:p>0.5747376801</text:p>
          </table:table-cell>
          <table:table-cell office:value-type="float" office:value="0.28134302594623" calcext:value-type="float">
            <text:p>0.2813430259</text:p>
          </table:table-cell>
        </table:table-row>
        <table:table-row table:style-name="ro1">
          <table:table-cell office:value-type="float" office:value="0.487517759544942" calcext:value-type="float">
            <text:p>0.4875177595</text:p>
          </table:table-cell>
          <table:table-cell office:value-type="float" office:value="0.540984959236379" calcext:value-type="float">
            <text:p>0.5409849592</text:p>
          </table:table-cell>
          <table:table-cell office:value-type="float" office:value="0.253552832170131" calcext:value-type="float">
            <text:p>0.2535528322</text:p>
          </table:table-cell>
          <table:table-cell/>
          <table:table-cell office:value-type="float" office:value="0.537758056316911" calcext:value-type="float">
            <text:p>0.5377580563</text:p>
          </table:table-cell>
          <table:table-cell office:value-type="float" office:value="0.579542514582257" calcext:value-type="float">
            <text:p>0.5795425146</text:p>
          </table:table-cell>
          <table:table-cell office:value-type="float" office:value="0.277884747300762" calcext:value-type="float">
            <text:p>0.2778847473</text:p>
          </table:table-cell>
        </table:table-row>
        <table:table-row table:style-name="ro1">
          <table:table-cell office:value-type="float" office:value="0.490352539522614" calcext:value-type="float">
            <text:p>0.4903525395</text:p>
          </table:table-cell>
          <table:table-cell office:value-type="float" office:value="0.543659800924163" calcext:value-type="float">
            <text:p>0.5436598009</text:p>
          </table:table-cell>
          <table:table-cell office:value-type="float" office:value="0.247925996093848" calcext:value-type="float">
            <text:p>0.2479259961</text:p>
          </table:table-cell>
          <table:table-cell/>
          <table:table-cell office:value-type="float" office:value="0.54233492558298" calcext:value-type="float">
            <text:p>0.5423349256</text:p>
          </table:table-cell>
          <table:table-cell office:value-type="float" office:value="0.584666799239302" calcext:value-type="float">
            <text:p>0.5846667992</text:p>
          </table:table-cell>
          <table:table-cell office:value-type="float" office:value="0.274967003141925" calcext:value-type="float">
            <text:p>0.2749670031</text:p>
          </table:table-cell>
        </table:table-row>
        <table:table-row table:style-name="ro1">
          <table:table-cell office:value-type="float" office:value="0.493370078523308" calcext:value-type="float">
            <text:p>0.4933700785</text:p>
          </table:table-cell>
          <table:table-cell office:value-type="float" office:value="0.546597653203183" calcext:value-type="float">
            <text:p>0.5465976532</text:p>
          </table:table-cell>
          <table:table-cell office:value-type="float" office:value="0.242588719167836" calcext:value-type="float">
            <text:p>0.2425887192</text:p>
          </table:table-cell>
          <table:table-cell/>
          <table:table-cell office:value-type="float" office:value="0.547343163618497" calcext:value-type="float">
            <text:p>0.5473431636</text:p>
          </table:table-cell>
          <table:table-cell office:value-type="float" office:value="0.590126169550298" calcext:value-type="float">
            <text:p>0.5901261696</text:p>
          </table:table-cell>
          <table:table-cell office:value-type="float" office:value="0.272638577616051" calcext:value-type="float">
            <text:p>0.2726385776</text:p>
          </table:table-cell>
        </table:table-row>
        <table:table-row table:style-name="ro1">
          <table:table-cell office:value-type="float" office:value="0.496597480288852" calcext:value-type="float">
            <text:p>0.4965974803</text:p>
          </table:table-cell>
          <table:table-cell office:value-type="float" office:value="0.549815625032108" calcext:value-type="float">
            <text:p>0.549815625</text:p>
          </table:table-cell>
          <table:table-cell office:value-type="float" office:value="0.237554993154299" calcext:value-type="float">
            <text:p>0.2375549932</text:p>
          </table:table-cell>
          <table:table-cell/>
          <table:table-cell office:value-type="float" office:value="0.552798409339238" calcext:value-type="float">
            <text:p>0.5527984093</text:p>
          </table:table-cell>
          <table:table-cell office:value-type="float" office:value="0.5959340889813" calcext:value-type="float">
            <text:p>0.595934089</text:p>
          </table:table-cell>
          <table:table-cell office:value-type="float" office:value="0.270955082364865" calcext:value-type="float">
            <text:p>0.2709550824</text:p>
          </table:table-cell>
        </table:table-row>
        <table:table-row table:style-name="ro1">
          <table:table-cell office:value-type="float" office:value="0.500062163756852" calcext:value-type="float">
            <text:p>0.5000621638</text:p>
          </table:table-cell>
          <table:table-cell office:value-type="float" office:value="0.553332598004429" calcext:value-type="float">
            <text:p>0.553332598</text:p>
          </table:table-cell>
          <table:table-cell office:value-type="float" office:value="0.232842132424296" calcext:value-type="float">
            <text:p>0.2328421324</text:p>
          </table:table-cell>
          <table:table-cell/>
          <table:table-cell office:value-type="float" office:value="0.55871709114193" calcext:value-type="float">
            <text:p>0.5587170911</text:p>
          </table:table-cell>
          <table:table-cell office:value-type="float" office:value="0.602100930065832" calcext:value-type="float">
            <text:p>0.6021009301</text:p>
          </table:table-cell>
          <table:table-cell office:value-type="float" office:value="0.26997958133895" calcext:value-type="float">
            <text:p>0.2699795813</text:p>
          </table:table-cell>
        </table:table-row>
        <table:table-row table:style-name="ro1">
          <table:table-cell office:value-type="float" office:value="0.50379213295629" calcext:value-type="float">
            <text:p>0.503792133</text:p>
          </table:table-cell>
          <table:table-cell office:value-type="float" office:value="0.55716917289662" calcext:value-type="float">
            <text:p>0.5571691729</text:p>
          </table:table-cell>
          <table:table-cell office:value-type="float" office:value="0.228471288322689" calcext:value-type="float">
            <text:p>0.2284712883</text:p>
          </table:table-cell>
          <table:table-cell/>
          <table:table-cell office:value-type="float" office:value="0.565115828858162" calcext:value-type="float">
            <text:p>0.5651158289</text:p>
          </table:table-cell>
          <table:table-cell office:value-type="float" office:value="0.608632841187932" calcext:value-type="float">
            <text:p>0.6086328412</text:p>
          </table:table-cell>
          <table:table-cell office:value-type="float" office:value="0.269783162500111" calcext:value-type="float">
            <text:p>0.2697831625</text:p>
          </table:table-cell>
        </table:table-row>
        <table:table-row table:style-name="ro1">
          <table:table-cell office:value-type="float" office:value="0.507816212176325" calcext:value-type="float">
            <text:p>0.5078162122</text:p>
          </table:table-cell>
          <table:table-cell office:value-type="float" office:value="0.56134757083532" calcext:value-type="float">
            <text:p>0.5613475708</text:p>
          </table:table-cell>
          <table:table-cell office:value-type="float" office:value="0.224468049356376" calcext:value-type="float">
            <text:p>0.2244680494</text:p>
          </table:table-cell>
          <table:table-cell/>
          <table:table-cell office:value-type="float" office:value="0.572010700904752" calcext:value-type="float">
            <text:p>0.5720107009</text:p>
          </table:table-cell>
          <table:table-cell office:value-type="float" office:value="0.615530361885642" calcext:value-type="float">
            <text:p>0.6155303619</text:p>
          </table:table-cell>
          <table:table-cell office:value-type="float" office:value="0.270445400944731" calcext:value-type="float">
            <text:p>0.2704454009</text:p>
          </table:table-cell>
        </table:table-row>
        <table:table-row table:style-name="ro1">
          <table:table-cell office:value-type="float" office:value="0.512164242035524" calcext:value-type="float">
            <text:p>0.512164242</text:p>
          </table:table-cell>
          <table:table-cell office:value-type="float" office:value="0.565891474891396" calcext:value-type="float">
            <text:p>0.5658914749</text:p>
          </table:table-cell>
          <table:table-cell office:value-type="float" office:value="0.220863136258262" calcext:value-type="float">
            <text:p>0.2208631363</text:p>
          </table:table-cell>
          <table:table-cell/>
          <table:table-cell office:value-type="float" office:value="0.579416346914023" calcext:value-type="float">
            <text:p>0.5794163469</text:p>
          </table:table-cell>
          <table:table-cell office:value-type="float" office:value="0.62278675000905" calcext:value-type="float">
            <text:p>0.62278675</text:p>
          </table:table-cell>
          <table:table-cell office:value-type="float" office:value="0.272054637198819" calcext:value-type="float">
            <text:p>0.2720546372</text:p>
          </table:table-cell>
        </table:table-row>
        <table:table-row table:style-name="ro1">
          <table:table-cell office:value-type="float" office:value="0.51686723009389" calcext:value-type="float">
            <text:p>0.5168672301</text:p>
          </table:table-cell>
          <table:table-cell office:value-type="float" office:value="0.570825793228799" calcext:value-type="float">
            <text:p>0.5708257932</text:p>
          </table:table-cell>
          <table:table-cell office:value-type="float" office:value="0.217693200697227" calcext:value-type="float">
            <text:p>0.2176932007</text:p>
          </table:table-cell>
          <table:table-cell/>
          <table:table-cell office:value-type="float" office:value="0.587344872752349" calcext:value-type="float">
            <text:p>0.5873448728</text:p>
          </table:table-cell>
          <table:table-cell office:value-type="float" office:value="0.630385988094018" calcext:value-type="float">
            <text:p>0.6303859881</text:p>
          </table:table-cell>
          <table:table-cell office:value-type="float" office:value="0.274707968625209" calcext:value-type="float">
            <text:p>0.2747079686</text:p>
          </table:table-cell>
        </table:table-row>
        <table:table-row table:style-name="ro1">
          <table:table-cell office:value-type="float" office:value="0.521957447062321" calcext:value-type="float">
            <text:p>0.5219574471</text:p>
          </table:table-cell>
          <table:table-cell office:value-type="float" office:value="0.576176319363672" calcext:value-type="float">
            <text:p>0.5761763194</text:p>
          </table:table-cell>
          <table:table-cell office:value-type="float" office:value="0.215001735134969" calcext:value-type="float">
            <text:p>0.2150017351</text:p>
          </table:table-cell>
          <table:table-cell/>
          <table:table-cell office:value-type="float" office:value="0.595804522462603" calcext:value-type="float">
            <text:p>0.5958045225</text:p>
          </table:table-cell>
          <table:table-cell office:value-type="float" office:value="0.638300445776843" calcext:value-type="float">
            <text:p>0.6383004458</text:p>
          </table:table-cell>
          <table:table-cell office:value-type="float" office:value="0.278510820857247" calcext:value-type="float">
            <text:p>0.2785108209</text:p>
          </table:table-cell>
        </table:table-row>
        <table:table-row table:style-name="ro1">
          <table:table-cell office:value-type="float" office:value="0.527468456379934" calcext:value-type="float">
            <text:p>0.5274684564</text:p>
          </table:table-cell>
          <table:table-cell office:value-type="float" office:value="0.581969258467236" calcext:value-type="float">
            <text:p>0.5819692585</text:p>
          </table:table-cell>
          <table:table-cell office:value-type="float" office:value="0.212840098601939" calcext:value-type="float">
            <text:p>0.2128400986</text:p>
          </table:table-cell>
          <table:table-cell/>
          <table:table-cell office:value-type="float" office:value="0.604798081120403" calcext:value-type="float">
            <text:p>0.6047980811</text:p>
          </table:table-cell>
          <table:table-cell office:value-type="float" office:value="0.64648819253517" calcext:value-type="float">
            <text:p>0.6464881925</text:p>
          </table:table-cell>
          <table:table-cell office:value-type="float" office:value="0.283575930424883" calcext:value-type="float">
            <text:p>0.2835759304</text:p>
          </table:table-cell>
        </table:table-row>
        <table:table-row table:style-name="ro1">
          <table:table-cell office:value-type="float" office:value="0.533435060837702" calcext:value-type="float">
            <text:p>0.5334350608</text:p>
          </table:table-cell>
          <table:table-cell office:value-type="float" office:value="0.588230580848119" calcext:value-type="float">
            <text:p>0.5882305808</text:p>
          </table:table-cell>
          <table:table-cell office:value-type="float" office:value="0.211268658320358" calcext:value-type="float">
            <text:p>0.2112686583</text:p>
          </table:table-cell>
          <table:table-cell/>
          <table:table-cell office:value-type="float" office:value="0.61432097505401" calcext:value-type="float">
            <text:p>0.6143209751</text:p>
          </table:table-cell>
          <table:table-cell office:value-type="float" office:value="0.654889983710269" calcext:value-type="float">
            <text:p>0.6548899837</text:p>
          </table:table-cell>
          <table:table-cell office:value-type="float" office:value="0.290021530930583" calcext:value-type="float">
            <text:p>0.2900215309</text:p>
          </table:table-cell>
        </table:table-row>
        <table:table-row table:style-name="ro1">
          <table:table-cell office:value-type="float" office:value="0.539893144905106" calcext:value-type="float">
            <text:p>0.5398931449</text:p>
          </table:table-cell>
          <table:table-cell office:value-type="float" office:value="0.594985154720255" calcext:value-type="float">
            <text:p>0.5949851547</text:p>
          </table:table-cell>
          <table:table-cell office:value-type="float" office:value="0.210358039249962" calcext:value-type="float">
            <text:p>0.2103580392</text:p>
          </table:table-cell>
          <table:table-cell/>
          <table:table-cell office:value-type="float" office:value="0.624359042954017" calcext:value-type="float">
            <text:p>0.624359043</text:p>
          </table:table-cell>
          <table:table-cell office:value-type="float" office:value="0.663425986423313" calcext:value-type="float">
            <text:p>0.6634259864</text:p>
          </table:table-cell>
          <table:table-cell office:value-type="float" office:value="0.297968496769933" calcext:value-type="float">
            <text:p>0.2979684968</text:p>
          </table:table-cell>
        </table:table-row>
        <table:table-row table:style-name="ro1">
          <table:table-cell office:value-type="float" office:value="0.546879385344969" calcext:value-type="float">
            <text:p>0.5468793853</text:p>
          </table:table-cell>
          <table:table-cell office:value-type="float" office:value="0.602255600181965" calcext:value-type="float">
            <text:p>0.6022556002</text:p>
          </table:table-cell>
          <table:table-cell office:value-type="float" office:value="0.210190461585286" calcext:value-type="float">
            <text:p>0.2101904616</text:p>
          </table:table-cell>
          <table:table-cell/>
          <table:table-cell office:value-type="float" office:value="0.634885965187587" calcext:value-type="float">
            <text:p>0.6348859652</text:p>
          </table:table-cell>
          <table:table-cell office:value-type="float" office:value="0.671992374664073" calcext:value-type="float">
            <text:p>0.6719923747</text:p>
          </table:table-cell>
          <table:table-cell office:value-type="float" office:value="0.307536166689632" calcext:value-type="float">
            <text:p>0.3075361667</text:p>
          </table:table-cell>
        </table:table-row>
        <table:table-row table:style-name="ro1">
          <table:table-cell office:value-type="float" office:value="0.554430795485641" calcext:value-type="float">
            <text:p>0.5544307955</text:p>
          </table:table-cell>
          <table:table-cell office:value-type="float" office:value="0.610060795317718" calcext:value-type="float">
            <text:p>0.6100607953</text:p>
          </table:table-cell>
          <table:table-cell office:value-type="float" office:value="0.210861128455928" calcext:value-type="float">
            <text:p>0.2108611285</text:p>
          </table:table-cell>
          <table:table-cell/>
          <table:table-cell office:value-type="float" office:value="0.645860361710259" calcext:value-type="float">
            <text:p>0.6458603617</text:p>
          </table:table-cell>
          <table:table-cell office:value-type="float" office:value="0.680458008067011" calcext:value-type="float">
            <text:p>0.6804580081</text:p>
          </table:table-cell>
          <table:table-cell office:value-type="float" office:value="0.318836554348126" calcext:value-type="float">
            <text:p>0.3188365543</text:p>
          </table:table-cell>
        </table:table-row>
        <table:table-row table:style-name="ro1">
          <table:table-cell office:value-type="float" office:value="0.562584060126989" calcext:value-type="float">
            <text:p>0.5625840601</text:p>
          </table:table-cell>
          <table:table-cell office:value-type="float" office:value="0.618413954191753" calcext:value-type="float">
            <text:p>0.6184139542</text:p>
          </table:table-cell>
          <table:table-cell office:value-type="float" office:value="0.212479600647726" calcext:value-type="float">
            <text:p>0.2124796006</text:p>
          </table:table-cell>
          <table:table-cell/>
          <table:table-cell office:value-type="float" office:value="0.657222604270432" calcext:value-type="float">
            <text:p>0.6572226043</text:p>
          </table:table-cell>
          <table:table-cell office:value-type="float" office:value="0.688661518535187" calcext:value-type="float">
            <text:p>0.6886615185</text:p>
          </table:table-cell>
          <table:table-cell office:value-type="float" office:value="0.331966669041709" calcext:value-type="float">
            <text:p>0.331966669</text:p>
          </table:table-cell>
        </table:table-row>
        <table:table-row table:style-name="ro1">
          <table:table-cell office:value-type="float" office:value="0.57137460857764" calcext:value-type="float">
            <text:p>0.5713746086</text:p>
          </table:table-cell>
          <table:table-cell office:value-type="float" office:value="0.627320186542052" calcext:value-type="float">
            <text:p>0.6273201865</text:p>
          </table:table-cell>
          <table:table-cell office:value-type="float" office:value="0.215171059762476" calcext:value-type="float">
            <text:p>0.2151710598</text:p>
          </table:table-cell>
          <table:table-cell/>
          <table:table-cell office:value-type="float" office:value="0.668891439093955" calcext:value-type="float">
            <text:p>0.6688914391</text:p>
          </table:table-cell>
          <table:table-cell office:value-type="float" office:value="0.696409261020177" calcext:value-type="float">
            <text:p>0.696409261</text:p>
          </table:table-cell>
          <table:table-cell office:value-type="float" office:value="0.34699873656983" calcext:value-type="float">
            <text:p>0.3469987366</text:p>
          </table:table-cell>
        </table:table-row>
        <table:table-row table:style-name="ro1">
          <table:table-cell office:value-type="float" office:value="0.580835363058751" calcext:value-type="float">
            <text:p>0.5808353631</text:p>
          </table:table-cell>
          <table:table-cell office:value-type="float" office:value="0.636773442418261" calcext:value-type="float">
            <text:p>0.6367734424</text:p>
          </table:table-cell>
          <table:table-cell office:value-type="float" office:value="0.219077313264821" calcext:value-type="float">
            <text:p>0.2190773133</text:p>
          </table:table-cell>
          <table:table-cell/>
          <table:table-cell office:value-type="float" office:value="0.68076058427999" calcext:value-type="float">
            <text:p>0.6807605843</text:p>
          </table:table-cell>
          <table:table-cell office:value-type="float" office:value="0.703474730883577" calcext:value-type="float">
            <text:p>0.7034747309</text:p>
          </table:table-cell>
          <table:table-cell office:value-type="float" office:value="0.363968252073525" calcext:value-type="float">
            <text:p>0.3639682521</text:p>
          </table:table-cell>
        </table:table-row>
        <table:table-row table:style-name="ro1">
          <table:table-cell office:value-type="float" office:value="0.590995089313455" calcext:value-type="float">
            <text:p>0.5909950893</text:p>
          </table:table-cell>
          <table:table-cell office:value-type="float" office:value="0.64675274534836" calcext:value-type="float">
            <text:p>0.6467527453</text:p>
          </table:table-cell>
          <table:table-cell office:value-type="float" office:value="0.224357331695081" calcext:value-type="float">
            <text:p>0.2243573317</text:p>
          </table:table-cell>
          <table:table-cell/>
          <table:table-cell office:value-type="float" office:value="0.692695552427705" calcext:value-type="float">
            <text:p>0.6926955524</text:p>
          </table:table-cell>
          <table:table-cell office:value-type="float" office:value="0.709600191580381" calcext:value-type="float">
            <text:p>0.7096001916</text:p>
          </table:table-cell>
          <table:table-cell office:value-type="float" office:value="0.382860039708849" calcext:value-type="float">
            <text:p>0.3828600397</text:p>
          </table:table-cell>
        </table:table-row>
        <table:table-row table:style-name="ro1">
          <table:table-cell office:value-type="float" office:value="0.601876266911932" calcext:value-type="float">
            <text:p>0.6018762669</text:p>
          </table:table-cell>
          <table:table-cell office:value-type="float" office:value="0.657217630150787" calcext:value-type="float">
            <text:p>0.6572176302</text:p>
          </table:table-cell>
          <table:table-cell office:value-type="float" office:value="0.231187027834254" calcext:value-type="float">
            <text:p>0.2311870278</text:p>
          </table:table-cell>
          <table:table-cell/>
          <table:table-cell office:value-type="float" office:value="0.704531050997613" calcext:value-type="float">
            <text:p>0.704531051</text:p>
          </table:table-cell>
          <table:table-cell office:value-type="float" office:value="0.714501360177709" calcext:value-type="float">
            <text:p>0.7145013602</text:p>
          </table:table-cell>
          <table:table-cell office:value-type="float" office:value="0.403592860232611" calcext:value-type="float">
            <text:p>0.4035928602</text:p>
          </table:table-cell>
        </table:table-row>
        <table:table-row table:style-name="ro1">
          <table:table-cell office:value-type="float" office:value="0.613492390402768" calcext:value-type="float">
            <text:p>0.6134923904</text:p>
          </table:table-cell>
          <table:table-cell office:value-type="float" office:value="0.668102733805732" calcext:value-type="float">
            <text:p>0.6681027338</text:p>
          </table:table-cell>
          <table:table-cell office:value-type="float" office:value="0.239757889163675" calcext:value-type="float">
            <text:p>0.2397578892</text:p>
          </table:table-cell>
          <table:table-cell/>
          <table:table-cell office:value-type="float" office:value="0.716069422746673" calcext:value-type="float">
            <text:p>0.7160694227</text:p>
          </table:table-cell>
          <table:table-cell office:value-type="float" office:value="0.717876015321616" calcext:value-type="float">
            <text:p>0.7178760153</text:p>
          </table:table-cell>
          <table:table-cell office:value-type="float" office:value="0.426003604433935" calcext:value-type="float">
            <text:p>0.4260036044</text:p>
          </table:table-cell>
        </table:table-row>
        <table:table-row table:style-name="ro1">
          <table:table-cell office:value-type="float" office:value="0.625844612189132" calcext:value-type="float">
            <text:p>0.6258446122</text:p>
          </table:table-cell>
          <table:table-cell office:value-type="float" office:value="0.679311550158739" calcext:value-type="float">
            <text:p>0.6793115502</text:p>
          </table:table-cell>
          <table:table-cell office:value-type="float" office:value="0.250273961063988" calcext:value-type="float">
            <text:p>0.2502739611</text:p>
          </table:table-cell>
          <table:table-cell/>
          <table:table-cell office:value-type="float" office:value="0.727080690852175" calcext:value-type="float">
            <text:p>0.7270806909</text:p>
          </table:table-cell>
          <table:table-cell office:value-type="float" office:value="0.719417258505056" calcext:value-type="float">
            <text:p>0.7194172585</text:p>
          </table:table-cell>
          <table:table-cell office:value-type="float" office:value="0.449832715415137" calcext:value-type="float">
            <text:p>0.4498327154</text:p>
          </table:table-cell>
        </table:table-row>
        <table:table-row table:style-name="ro1">
          <table:table-cell office:value-type="float" office:value="0.638917648311872" calcext:value-type="float">
            <text:p>0.6389176483</text:p>
          </table:table-cell>
          <table:table-cell office:value-type="float" office:value="0.690709464770253" calcext:value-type="float">
            <text:p>0.6907094648</text:p>
          </table:table-cell>
          <table:table-cell office:value-type="float" office:value="0.262946556975529" calcext:value-type="float">
            <text:p>0.262946557</text:p>
          </table:table-cell>
          <table:table-cell/>
          <table:table-cell office:value-type="float" office:value="0.737304843253377" calcext:value-type="float">
            <text:p>0.7373048433</text:p>
          </table:table-cell>
          <table:table-cell office:value-type="float" office:value="0.718831804188372" calcext:value-type="float">
            <text:p>0.7188318042</text:p>
          </table:table-cell>
          <table:table-cell office:value-type="float" office:value="0.47471312525966" calcext:value-type="float">
            <text:p>0.4747131253</text:p>
          </table:table-cell>
        </table:table-row>
        <table:table-row table:style-name="ro1">
          <table:table-cell office:value-type="float" office:value="0.652674895499859" calcext:value-type="float">
            <text:p>0.6526748955</text:p>
          </table:table-cell>
          <table:table-cell office:value-type="float" office:value="0.702116350205249" calcext:value-type="float">
            <text:p>0.7021163502</text:p>
          </table:table-cell>
          <table:table-cell office:value-type="float" office:value="0.277985960504016" calcext:value-type="float">
            <text:p>0.2779859605</text:p>
          </table:table-cell>
          <table:table-cell/>
          <table:table-cell office:value-type="float" office:value="0.746456993891412" calcext:value-type="float">
            <text:p>0.7464569939</text:p>
          </table:table-cell>
          <table:table-cell office:value-type="float" office:value="0.715863039647124" calcext:value-type="float">
            <text:p>0.7158630396</text:p>
          </table:table-cell>
          <table:table-cell office:value-type="float" office:value="0.500165536389533" calcext:value-type="float">
            <text:p>0.5001655364</text:p>
          </table:table-cell>
        </table:table-row>
        <table:table-row table:style-name="ro1">
          <table:table-cell office:value-type="float" office:value="0.667052760181577" calcext:value-type="float">
            <text:p>0.6670527602</text:p>
          </table:table-cell>
          <table:table-cell office:value-type="float" office:value="0.713299239699719" calcext:value-type="float">
            <text:p>0.7132992397</text:p>
          </table:table-cell>
          <table:table-cell office:value-type="float" office:value="0.295589314210654" calcext:value-type="float">
            <text:p>0.2955893142</text:p>
          </table:table-cell>
          <table:table-cell/>
          <table:table-cell office:value-type="float" office:value="0.754235954006522" calcext:value-type="float">
            <text:p>0.754235954</text:p>
          </table:table-cell>
          <table:table-cell office:value-type="float" office:value="0.7103176681411" calcext:value-type="float">
            <text:p>0.7103176681</text:p>
          </table:table-cell>
          <table:table-cell office:value-type="float" office:value="0.525603121606517" calcext:value-type="float">
            <text:p>0.5256031216</text:p>
          </table:table-cell>
        </table:table-row>
        <table:table-row table:style-name="ro1">
          <table:table-cell office:value-type="float" office:value="0.68195428770933" calcext:value-type="float">
            <text:p>0.6819542877</text:p>
          </table:table-cell>
          <table:table-cell office:value-type="float" office:value="0.723965918952429" calcext:value-type="float">
            <text:p>0.723965919</text:p>
          </table:table-cell>
          <table:table-cell office:value-type="float" office:value="0.315923910164435" calcext:value-type="float">
            <text:p>0.3159239102</text:p>
          </table:table-cell>
          <table:table-cell/>
          <table:table-cell office:value-type="float" office:value="0.760336495201336" calcext:value-type="float">
            <text:p>0.7603364952</text:p>
          </table:table-cell>
          <table:table-cell office:value-type="float" office:value="0.702093600827112" calcext:value-type="float">
            <text:p>0.7020936008</text:p>
          </table:table-cell>
          <table:table-cell office:value-type="float" office:value="0.550348411429856" calcext:value-type="float">
            <text:p>0.5503484114</text:p>
          </table:table-cell>
        </table:table-row>
        <table:table-row table:style-name="ro1">
          <table:table-cell office:value-type="float" office:value="0.697242313715965" calcext:value-type="float">
            <text:p>0.6972423137</text:p>
          </table:table-cell>
          <table:table-cell office:value-type="float" office:value="0.733760679196674" calcext:value-type="float">
            <text:p>0.7337606792</text:p>
          </table:table-cell>
          <table:table-cell office:value-type="float" office:value="0.339105280018502" calcext:value-type="float">
            <text:p>0.33910528</text:p>
          </table:table-cell>
          <table:table-cell/>
          <table:table-cell office:value-type="float" office:value="0.764465164212224" calcext:value-type="float">
            <text:p>0.7644651642</text:p>
          </table:table-cell>
          <table:table-cell office:value-type="float" office:value="0.691205586312727" calcext:value-type="float">
            <text:p>0.6912055863</text:p>
          </table:table-cell>
          <table:table-cell office:value-type="float" office:value="0.573664054011589" calcext:value-type="float">
            <text:p>0.573664054</text:p>
          </table:table-cell>
        </table:table-row>
        <table:table-row table:style-name="ro1">
          <table:table-cell office:value-type="float" office:value="0.712732548719732" calcext:value-type="float">
            <text:p>0.7127325487</text:p>
          </table:table-cell>
          <table:table-cell office:value-type="float" office:value="0.742263931061124" calcext:value-type="float">
            <text:p>0.7422639311</text:p>
          </table:table-cell>
          <table:table-cell office:value-type="float" office:value="0.365169920320936" calcext:value-type="float">
            <text:p>0.3651699203</text:p>
          </table:table-cell>
          <table:table-cell/>
          <table:table-cell office:value-type="float" office:value="0.766358928658407" calcext:value-type="float">
            <text:p>0.7663589287</text:p>
          </table:table-cell>
          <table:table-cell office:value-type="float" office:value="0.677804183087431" calcext:value-type="float">
            <text:p>0.6778041831</text:p>
          </table:table-cell>
          <table:table-cell office:value-type="float" office:value="0.594797168252415" calcext:value-type="float">
            <text:p>0.5947971683</text:p>
          </table:table-cell>
        </table:table-row>
        <table:table-row table:style-name="ro1">
          <table:table-cell office:value-type="float" office:value="0.728187255489264" calcext:value-type="float">
            <text:p>0.7281872555</text:p>
          </table:table-cell>
          <table:table-cell office:value-type="float" office:value="0.748997815972458" calcext:value-type="float">
            <text:p>0.748997816</text:p>
          </table:table-cell>
          <table:table-cell office:value-type="float" office:value="0.394043284944937" calcext:value-type="float">
            <text:p>0.3940432849</text:p>
          </table:table-cell>
          <table:table-cell/>
          <table:table-cell office:value-type="float" office:value="0.76580525812872" calcext:value-type="float">
            <text:p>0.7658052581</text:p>
          </table:table-cell>
          <table:table-cell office:value-type="float" office:value="0.66218349068073" calcext:value-type="float">
            <text:p>0.6621834907</text:p>
          </table:table-cell>
          <table:table-cell office:value-type="float" office:value="0.613034312852706" calcext:value-type="float">
            <text:p>0.6130343129</text:p>
          </table:table-cell>
        </table:table-row>
        <table:table-row table:style-name="ro1">
          <table:table-cell office:value-type="float" office:value="0.743310477410952" calcext:value-type="float">
            <text:p>0.7433104774</text:p>
          </table:table-cell>
          <table:table-cell office:value-type="float" office:value="0.753440236028067" calcext:value-type="float">
            <text:p>0.753440236</text:p>
          </table:table-cell>
          <table:table-cell office:value-type="float" office:value="0.42550491525145" calcext:value-type="float">
            <text:p>0.4255049153</text:p>
          </table:table-cell>
          <table:table-cell/>
          <table:table-cell office:value-type="float" office:value="0.762661602242099" calcext:value-type="float">
            <text:p>0.7626616022</text:p>
          </table:table-cell>
          <table:table-cell office:value-type="float" office:value="0.644773919975479" calcext:value-type="float">
            <text:p>0.64477392</text:p>
          </table:table-cell>
          <table:table-cell office:value-type="float" office:value="0.627761151689597" calcext:value-type="float">
            <text:p>0.6277611517</text:p>
          </table:table-cell>
        </table:table-row>
        <table:table-row table:style-name="ro1">
          <table:table-cell office:value-type="float" office:value="0.75774609447948" calcext:value-type="float">
            <text:p>0.7577460945</text:p>
          </table:table-cell>
          <table:table-cell office:value-type="float" office:value="0.755049647356723" calcext:value-type="float">
            <text:p>0.7550496474</text:p>
          </table:table-cell>
          <table:table-cell office:value-type="float" office:value="0.459154272025275" calcext:value-type="float">
            <text:p>0.459154272</text:p>
          </table:table-cell>
          <table:table-cell/>
          <table:table-cell office:value-type="float" office:value="0.756871792024809" calcext:value-type="float">
            <text:p>0.756871792</text:p>
          </table:table-cell>
          <table:table-cell office:value-type="float" office:value="0.626118341789321" calcext:value-type="float">
            <text:p>0.6261183418</text:p>
          </table:table-cell>
          <table:table-cell office:value-type="float" office:value="0.638518512524081" calcext:value-type="float">
            <text:p>0.6385185125</text:p>
          </table:table-cell>
        </table:table-row>
        <table:table-row table:style-name="ro1">
          <table:table-cell office:value-type="float" office:value="0.771080258770838" calcext:value-type="float">
            <text:p>0.7710802588</text:p>
          </table:table-cell>
          <table:table-cell office:value-type="float" office:value="0.753302257795107" calcext:value-type="float">
            <text:p>0.7533022578</text:p>
          </table:table-cell>
          <table:table-cell office:value-type="float" office:value="0.49438284131606" calcext:value-type="float">
            <text:p>0.4943828413</text:p>
          </table:table-cell>
          <table:table-cell/>
          <table:table-cell office:value-type="float" office:value="0.748476845361629" calcext:value-type="float">
            <text:p>0.7484768454</text:p>
          </table:table-cell>
          <table:table-cell office:value-type="float" office:value="0.606832960463339" calcext:value-type="float">
            <text:p>0.6068329605</text:p>
          </table:table-cell>
          <table:table-cell office:value-type="float" office:value="0.645045628564517" calcext:value-type="float">
            <text:p>0.6450456286</text:p>
          </table:table-cell>
        </table:table-row>
        <table:table-row table:style-name="ro1">
          <table:table-cell office:value-type="float" office:value="0.782849891169872" calcext:value-type="float">
            <text:p>0.7828498912</text:p>
          </table:table-cell>
          <table:table-cell office:value-type="float" office:value="0.747741664864615" calcext:value-type="float">
            <text:p>0.7477416649</text:p>
          </table:table-cell>
          <table:table-cell office:value-type="float" office:value="0.530360024541036" calcext:value-type="float">
            <text:p>0.5303600245</text:p>
          </table:table-cell>
          <table:table-cell/>
          <table:table-cell office:value-type="float" office:value="0.737618124853956" calcext:value-type="float">
            <text:p>0.7376181249</text:p>
          </table:table-cell>
          <table:table-cell office:value-type="float" office:value="0.587557536488579" calcext:value-type="float">
            <text:p>0.5875575365</text:p>
          </table:table-cell>
          <table:table-cell office:value-type="float" office:value="0.647302594055398" calcext:value-type="float">
            <text:p>0.6473025941</text:p>
          </table:table-cell>
        </table:table-row>
        <table:table-row table:style-name="ro1">
          <table:table-cell office:value-type="float" office:value="0.792558767170626" calcext:value-type="float">
            <text:p>0.7925587672</text:p>
          </table:table-cell>
          <table:table-cell office:value-type="float" office:value="0.738038310362039" calcext:value-type="float">
            <text:p>0.7380383104</text:p>
          </table:table-cell>
          <table:table-cell office:value-type="float" office:value="0.566041500220334" calcext:value-type="float">
            <text:p>0.5660415002</text:p>
          </table:table-cell>
          <table:table-cell/>
          <table:table-cell office:value-type="float" office:value="0.72453177394282" calcext:value-type="float">
            <text:p>0.7245317739</text:p>
          </table:table-cell>
          <table:table-cell office:value-type="float" office:value="0.568902169789114" calcext:value-type="float">
            <text:p>0.5689021698</text:p>
          </table:table-cell>
          <table:table-cell office:value-type="float" office:value="0.64546750725572" calcext:value-type="float">
            <text:p>0.6454675073</text:p>
          </table:table-cell>
        </table:table-row>
        <table:table-row table:style-name="ro1">
          <table:table-cell office:value-type="float" office:value="0.799702130307223" calcext:value-type="float">
            <text:p>0.7997021303</text:p>
          </table:table-cell>
          <table:table-cell office:value-type="float" office:value="0.724052564067245" calcext:value-type="float">
            <text:p>0.7240525641</text:p>
          </table:table-cell>
          <table:table-cell office:value-type="float" office:value="0.600208206431472" calcext:value-type="float">
            <text:p>0.6002082064</text:p>
          </table:table-cell>
          <table:table-cell/>
          <table:table-cell office:value-type="float" office:value="0.70953467941842" calcext:value-type="float">
            <text:p>0.7095346794</text:p>
          </table:table-cell>
          <table:table-cell office:value-type="float" office:value="0.551398861137593" calcext:value-type="float">
            <text:p>0.5513988611</text:p>
          </table:table-cell>
          <table:table-cell office:value-type="float" office:value="0.639908662597137" calcext:value-type="float">
            <text:p>0.6399086626</text:p>
          </table:table-cell>
        </table:table-row>
        <table:table-row table:style-name="ro1">
          <table:table-cell office:value-type="float" office:value="0.803799635670616" calcext:value-type="float">
            <text:p>0.8037996357</text:p>
          </table:table-cell>
          <table:table-cell office:value-type="float" office:value="0.705891435707983" calcext:value-type="float">
            <text:p>0.7058914357</text:p>
          </table:table-cell>
          <table:table-cell office:value-type="float" office:value="0.631540865857728" calcext:value-type="float">
            <text:p>0.6315408659</text:p>
          </table:table-cell>
          <table:table-cell/>
          <table:table-cell office:value-type="float" office:value="0.693003575040276" calcext:value-type="float">
            <text:p>0.693003575</text:p>
          </table:table-cell>
          <table:table-cell office:value-type="float" office:value="0.535465067302732" calcext:value-type="float">
            <text:p>0.5354650673</text:p>
          </table:table-cell>
          <table:table-cell office:value-type="float" office:value="0.631137107199833" calcext:value-type="float">
            <text:p>0.6311371072</text:p>
          </table:table-cell>
        </table:table-row>
        <table:table-row table:style-name="ro1">
          <table:table-cell office:value-type="float" office:value="0.804434752842108" calcext:value-type="float">
            <text:p>0.8044347528</text:p>
          </table:table-cell>
          <table:table-cell office:value-type="float" office:value="0.683946096137857" calcext:value-type="float">
            <text:p>0.6839460961</text:p>
          </table:table-cell>
          <table:table-cell office:value-type="float" office:value="0.658728556095002" calcext:value-type="float">
            <text:p>0.6587285561</text:p>
          </table:table-cell>
          <table:table-cell/>
          <table:table-cell office:value-type="float" office:value="0.675349968049966" calcext:value-type="float">
            <text:p>0.675349968</text:p>
          </table:table-cell>
          <table:table-cell office:value-type="float" office:value="0.521383728144648" calcext:value-type="float">
            <text:p>0.5213837281</text:p>
          </table:table-cell>
          <table:table-cell office:value-type="float" office:value="0.619748408363094" calcext:value-type="float">
            <text:p>0.6197484084</text:p>
          </table:table-cell>
        </table:table-row>
        <table:table-row table:style-name="ro1">
          <table:table-cell office:value-type="float" office:value="0.801296766894715" calcext:value-type="float">
            <text:p>0.8012967669</text:p>
          </table:table-cell>
          <table:table-cell office:value-type="float" office:value="0.658897197067138" calcext:value-type="float">
            <text:p>0.6588971971</text:p>
          </table:table-cell>
          <table:table-cell office:value-type="float" office:value="0.68060082196735" calcext:value-type="float">
            <text:p>0.680600822</text:p>
          </table:table-cell>
          <table:table-cell/>
          <table:table-cell office:value-type="float" office:value="0.656994072767971" calcext:value-type="float">
            <text:p>0.6569940728</text:p>
          </table:table-cell>
          <table:table-cell office:value-type="float" office:value="0.509300652777391" calcext:value-type="float">
            <text:p>0.5093006528</text:p>
          </table:table-cell>
          <table:table-cell office:value-type="float" office:value="0.606363613854463" calcext:value-type="float">
            <text:p>0.6063636139</text:p>
          </table:table-cell>
        </table:table-row>
        <table:table-row table:style-name="ro1">
          <table:table-cell office:value-type="float" office:value="0.794219682454478" calcext:value-type="float">
            <text:p>0.7942196825</text:p>
          </table:table-cell>
          <table:table-cell office:value-type="float" office:value="0.631678815020918" calcext:value-type="float">
            <text:p>0.631678815</text:p>
          </table:table-cell>
          <table:table-cell office:value-type="float" office:value="0.696263404356074" calcext:value-type="float">
            <text:p>0.6962634044</text:p>
          </table:table-cell>
          <table:table-cell/>
          <table:table-cell office:value-type="float" office:value="0.638340782531395" calcext:value-type="float">
            <text:p>0.6383407825</text:p>
          </table:table-cell>
          <table:table-cell office:value-type="float" office:value="0.499236818991125" calcext:value-type="float">
            <text:p>0.499236819</text:p>
          </table:table-cell>
          <table:table-cell office:value-type="float" office:value="0.59157804481532" calcext:value-type="float">
            <text:p>0.5915780448</text:p>
          </table:table-cell>
        </table:table-row>
        <table:table-row table:style-name="ro1">
          <table:table-cell office:value-type="float" office:value="0.783211325672998" calcext:value-type="float">
            <text:p>0.7832113257</text:p>
          </table:table-cell>
          <table:table-cell office:value-type="float" office:value="0.60339995873085" calcext:value-type="float">
            <text:p>0.6033999587</text:p>
          </table:table-cell>
          <table:table-cell office:value-type="float" office:value="0.70521133750335" calcext:value-type="float">
            <text:p>0.7052113375</text:p>
          </table:table-cell>
          <table:table-cell/>
          <table:table-cell office:value-type="float" office:value="0.619760008991072" calcext:value-type="float">
            <text:p>0.619760009</text:p>
          </table:table-cell>
          <table:table-cell office:value-type="float" office:value="0.491110945536826" calcext:value-type="float">
            <text:p>0.4911109455</text:p>
          </table:table-cell>
          <table:table-cell office:value-type="float" office:value="0.575923498502601" calcext:value-type="float">
            <text:p>0.5759234985</text:p>
          </table:table-cell>
        </table:table-row>
        <table:table-row table:style-name="ro1">
          <table:table-cell office:value-type="float" office:value="0.768466397578485" calcext:value-type="float">
            <text:p>0.7684663976</text:p>
          </table:table-cell>
          <table:table-cell office:value-type="float" office:value="0.575233303112341" calcext:value-type="float">
            <text:p>0.5752333031</text:p>
          </table:table-cell>
          <table:table-cell office:value-type="float" office:value="0.707393565067066" calcext:value-type="float">
            <text:p>0.7073935651</text:p>
          </table:table-cell>
          <table:table-cell/>
          <table:table-cell office:value-type="float" office:value="0.601572711099278" calcext:value-type="float">
            <text:p>0.6015727111</text:p>
          </table:table-cell>
          <table:table-cell office:value-type="float" office:value="0.484766990906903" calcext:value-type="float">
            <text:p>0.4847669909</text:p>
          </table:table-cell>
          <table:table-cell office:value-type="float" office:value="0.559845826549912" calcext:value-type="float">
            <text:p>0.5598458265</text:p>
          </table:table-cell>
        </table:table-row>
        <table:table-row table:style-name="ro1">
          <table:table-cell office:value-type="float" office:value="0.750359461498794" calcext:value-type="float">
            <text:p>0.7503594615</text:p>
          </table:table-cell>
          <table:table-cell office:value-type="float" office:value="0.548290638001208" calcext:value-type="float">
            <text:p>0.548290638</text:p>
          </table:table-cell>
          <table:table-cell office:value-type="float" office:value="0.703212082659782" calcext:value-type="float">
            <text:p>0.7032120827</text:p>
          </table:table-cell>
          <table:table-cell/>
          <table:table-cell office:value-type="float" office:value="0.584042905796499" calcext:value-type="float">
            <text:p>0.5840429058</text:p>
          </table:table-cell>
          <table:table-cell office:value-type="float" office:value="0.480001822092209" calcext:value-type="float">
            <text:p>0.4800018221</text:p>
          </table:table-cell>
          <table:table-cell office:value-type="float" office:value="0.543696760638478" calcext:value-type="float">
            <text:p>0.5436967606</text:p>
          </table:table-cell>
        </table:table-row>
        <table:table-row table:style-name="ro1">
          <table:table-cell office:value-type="float" office:value="0.729417526512875" calcext:value-type="float">
            <text:p>0.7294175265</text:p>
          </table:table-cell>
          <table:table-cell office:value-type="float" office:value="0.523509401016579" calcext:value-type="float">
            <text:p>0.523509401</text:p>
          </table:table-cell>
          <table:table-cell office:value-type="float" office:value="0.693454143404324" calcext:value-type="float">
            <text:p>0.6934541434</text:p>
          </table:table-cell>
          <table:table-cell/>
          <table:table-cell office:value-type="float" office:value="0.567375119920039" calcext:value-type="float">
            <text:p>0.5673751199</text:p>
          </table:table-cell>
          <table:table-cell office:value-type="float" office:value="0.476589660239232" calcext:value-type="float">
            <text:p>0.4765896602</text:p>
          </table:table-cell>
          <table:table-cell office:value-type="float" office:value="0.527736895464977" calcext:value-type="float">
            <text:p>0.5277368955</text:p>
          </table:table-cell>
        </table:table-row>
        <table:table-row table:style-name="ro1">
          <table:table-cell office:value-type="float" office:value="0.70627604381141" calcext:value-type="float">
            <text:p>0.7062760438</text:p>
          </table:table-cell>
          <table:table-cell office:value-type="float" office:value="0.501572116143622" calcext:value-type="float">
            <text:p>0.5015721161</text:p>
          </table:table-cell>
          <table:table-cell office:value-type="float" office:value="0.679173022083819" calcext:value-type="float">
            <text:p>0.6791730221</text:p>
          </table:table-cell>
          <table:table-cell/>
          <table:table-cell office:value-type="float" office:value="0.551716220257343" calcext:value-type="float">
            <text:p>0.5517162203</text:p>
          </table:table-cell>
          <table:table-cell office:value-type="float" office:value="0.474301474622101" calcext:value-type="float">
            <text:p>0.4743014746</text:p>
          </table:table-cell>
          <table:table-cell office:value-type="float" office:value="0.512146004761538" calcext:value-type="float">
            <text:p>0.5121460048</text:p>
          </table:table-cell>
        </table:table-row>
        <table:table-row table:style-name="ro1">
          <table:table-cell office:value-type="float" office:value="0.681625461352237" calcext:value-type="float">
            <text:p>0.6816254614</text:p>
          </table:table-cell>
          <table:table-cell office:value-type="float" office:value="0.482871258478653" calcext:value-type="float">
            <text:p>0.4828712585</text:p>
          </table:table-cell>
          <table:table-cell office:value-type="float" office:value="0.661544806873499" calcext:value-type="float">
            <text:p>0.6615448069</text:p>
          </table:table-cell>
          <table:table-cell/>
          <table:table-cell office:value-type="float" office:value="0.537160350475949" calcext:value-type="float">
            <text:p>0.5371603505</text:p>
          </table:table-cell>
          <table:table-cell office:value-type="float" office:value="0.472918840409911" calcext:value-type="float">
            <text:p>0.4729188404</text:p>
          </table:table-cell>
          <table:table-cell office:value-type="float" office:value="0.497037089694554" calcext:value-type="float">
            <text:p>0.4970370897</text:p>
          </table:table-cell>
        </table:table-row>
        <table:table-row table:style-name="ro1">
          <table:table-cell office:value-type="float" office:value="0.656156920404038" calcext:value-type="float">
            <text:p>0.6561569204</text:p>
          </table:table-cell>
          <table:table-cell office:value-type="float" office:value="0.467519710593701" calcext:value-type="float">
            <text:p>0.4675197106</text:p>
          </table:table-cell>
          <table:table-cell office:value-type="float" office:value="0.641731397613646" calcext:value-type="float">
            <text:p>0.6417313976</text:p>
          </table:table-cell>
          <table:table-cell/>
          <table:table-cell office:value-type="float" office:value="0.52375574266913" calcext:value-type="float">
            <text:p>0.5237557427</text:p>
          </table:table-cell>
          <table:table-cell office:value-type="float" office:value="0.472242698664539" calcext:value-type="float">
            <text:p>0.4722426987</text:p>
          </table:table-cell>
          <table:table-cell office:value-type="float" office:value="0.482471328117165" calcext:value-type="float">
            <text:p>0.4824713281</text:p>
          </table:table-cell>
        </table:table-row>
        <table:table-row table:style-name="ro1">
          <table:table-cell office:value-type="float" office:value="0.630514888727196" calcext:value-type="float">
            <text:p>0.6305148887</text:p>
          </table:table-cell>
          <table:table-cell office:value-type="float" office:value="0.455396338050266" calcext:value-type="float">
            <text:p>0.4553963381</text:p>
          </table:table-cell>
          <table:table-cell office:value-type="float" office:value="0.620773353472195" calcext:value-type="float">
            <text:p>0.6207733535</text:p>
          </table:table-cell>
          <table:table-cell/>
          <table:table-cell office:value-type="float" office:value="0.511512362694782" calcext:value-type="float">
            <text:p>0.5115123627</text:p>
          </table:table-cell>
          <table:table-cell office:value-type="float" office:value="0.472097944382148" calcext:value-type="float">
            <text:p>0.4720979444</text:p>
          </table:table-cell>
          <table:table-cell office:value-type="float" office:value="0.468472032386352" calcext:value-type="float">
            <text:p>0.4684720324</text:p>
          </table:table-cell>
        </table:table-row>
        <table:table-row table:style-name="ro1">
          <table:table-cell office:value-type="float" office:value="0.605262011663732" calcext:value-type="float">
            <text:p>0.6052620117</text:p>
          </table:table-cell>
          <table:table-cell office:value-type="float" office:value="0.446210668423502" calcext:value-type="float">
            <text:p>0.4462106684</text:p>
          </table:table-cell>
          <table:table-cell office:value-type="float" office:value="0.599524323145015" calcext:value-type="float">
            <text:p>0.5995243231</text:p>
          </table:table-cell>
          <table:table-cell/>
          <table:table-cell office:value-type="float" office:value="0.500409604159424" calcext:value-type="float">
            <text:p>0.5004096042</text:p>
          </table:table-cell>
          <table:table-cell office:value-type="float" office:value="0.472334912905288" calcext:value-type="float">
            <text:p>0.4723349129</text:p>
          </table:table-cell>
          <table:table-cell office:value-type="float" office:value="0.455036580763268" calcext:value-type="float">
            <text:p>0.4550365808</text:p>
          </table:table-cell>
        </table:table-row>
        <table:table-row table:style-name="ro1">
          <table:table-cell office:value-type="float" office:value="0.580858250338962" calcext:value-type="float">
            <text:p>0.5808582503</text:p>
          </table:table-cell>
          <table:table-cell office:value-type="float" office:value="0.439570843474662" calcext:value-type="float">
            <text:p>0.4395708435</text:p>
          </table:table-cell>
          <table:table-cell office:value-type="float" office:value="0.578626719362241" calcext:value-type="float">
            <text:p>0.5786267194</text:p>
          </table:table-cell>
          <table:table-cell/>
          <table:table-cell office:value-type="float" office:value="0.490403501691335" calcext:value-type="float">
            <text:p>0.4904035017</text:p>
          </table:table-cell>
          <table:table-cell office:value-type="float" office:value="0.472828762283985" calcext:value-type="float">
            <text:p>0.4728287623</text:p>
          </table:table-cell>
          <table:table-cell office:value-type="float" office:value="0.442145942445971" calcext:value-type="float">
            <text:p>0.4421459424</text:p>
          </table:table-cell>
        </table:table-row>
        <table:table-row table:style-name="ro1">
          <table:table-cell office:value-type="float" office:value="0.557653501121583" calcext:value-type="float">
            <text:p>0.5576535011</text:p>
          </table:table-cell>
          <table:table-cell office:value-type="float" office:value="0.435043208244159" calcext:value-type="float">
            <text:p>0.4350432082</text:p>
          </table:table-cell>
          <table:table-cell office:value-type="float" office:value="0.55851993284805" calcext:value-type="float">
            <text:p>0.5585199328</text:p>
          </table:table-cell>
          <table:table-cell/>
          <table:table-cell office:value-type="float" office:value="0.481433153289811" calcext:value-type="float">
            <text:p>0.4814331533</text:p>
          </table:table-cell>
          <table:table-cell office:value-type="float" office:value="0.473477570624427" calcext:value-type="float">
            <text:p>0.4734775706</text:p>
          </table:table-cell>
          <table:table-cell office:value-type="float" office:value="0.429771846568363" calcext:value-type="float">
            <text:p>0.4297718466</text:p>
          </table:table-cell>
        </table:table-row>
        <table:table-row table:style-name="ro1">
          <table:table-cell office:value-type="float" office:value="0.535890998584718" calcext:value-type="float">
            <text:p>0.5358909986</text:p>
          </table:table-cell>
          <table:table-cell office:value-type="float" office:value="0.432197493653385" calcext:value-type="float">
            <text:p>0.4321974937</text:p>
          </table:table-cell>
          <table:table-cell office:value-type="float" office:value="0.539468991268215" calcext:value-type="float">
            <text:p>0.5394689913</text:p>
          </table:table-cell>
          <table:table-cell/>
          <table:table-cell office:value-type="float" office:value="0.473426209621286" calcext:value-type="float">
            <text:p>0.4734262096</text:p>
          </table:table-cell>
          <table:table-cell office:value-type="float" office:value="0.474199761414426" calcext:value-type="float">
            <text:p>0.4741997614</text:p>
          </table:table-cell>
          <table:table-cell office:value-type="float" office:value="0.417881883220318" calcext:value-type="float">
            <text:p>0.4178818832</text:p>
          </table:table-cell>
        </table:table-row>
        <table:table-row table:style-name="ro1">
          <table:table-cell office:value-type="float" office:value="0.51571803852486" calcext:value-type="float">
            <text:p>0.5157180385</text:p>
          </table:table-cell>
          <table:table-cell office:value-type="float" office:value="0.430636423496765" calcext:value-type="float">
            <text:p>0.4306364235</text:p>
          </table:table-cell>
          <table:table-cell office:value-type="float" office:value="0.521602250208973" calcext:value-type="float">
            <text:p>0.5216022502</text:p>
          </table:table-cell>
          <table:table-cell/>
          <table:table-cell office:value-type="float" office:value="0.466303405362601" calcext:value-type="float">
            <text:p>0.4663034054</text:p>
          </table:table-cell>
          <table:table-cell office:value-type="float" office:value="0.474931280940693" calcext:value-type="float">
            <text:p>0.4749312809</text:p>
          </table:table-cell>
          <table:table-cell office:value-type="float" office:value="0.406442921851275" calcext:value-type="float">
            <text:p>0.4064429219</text:p>
          </table:table-cell>
        </table:table-row>
        <table:table-row table:style-name="ro1">
          <table:table-cell office:value-type="float" office:value="0.497200689396646" calcext:value-type="float">
            <text:p>0.4972006894</text:p>
          </table:table-cell>
          <table:table-cell office:value-type="float" office:value="0.430011721415435" calcext:value-type="float">
            <text:p>0.4300117214</text:p>
          </table:table-cell>
          <table:table-cell office:value-type="float" office:value="0.50494960419636" calcext:value-type="float">
            <text:p>0.5049496042</text:p>
          </table:table-cell>
          <table:table-cell/>
          <table:table-cell office:value-type="float" office:value="0.459982181812038" calcext:value-type="float">
            <text:p>0.4599821818</text:p>
          </table:table-cell>
          <table:table-cell office:value-type="float" office:value="0.475622799389778" calcext:value-type="float">
            <text:p>0.4756227994</text:p>
          </table:table-cell>
          <table:table-cell office:value-type="float" office:value="0.39542324038919" calcext:value-type="float">
            <text:p>0.3954232404</text:p>
          </table:table-cell>
        </table:table-row>
        <table:table-row table:style-name="ro1">
          <table:table-cell office:value-type="float" office:value="0.480339811794954" calcext:value-type="float">
            <text:p>0.4803398118</text:p>
          </table:table-cell>
          <table:table-cell office:value-type="float" office:value="0.430029876663685" calcext:value-type="float">
            <text:p>0.4300298767</text:p>
          </table:table-cell>
          <table:table-cell office:value-type="float" office:value="0.489476120278417" calcext:value-type="float">
            <text:p>0.4894761203</text:p>
          </table:table-cell>
          <table:table-cell/>
          <table:table-cell office:value-type="float" office:value="0.454379491252114" calcext:value-type="float">
            <text:p>0.4543794913</text:p>
          </table:table-cell>
          <table:table-cell office:value-type="float" office:value="0.476237094357623" calcext:value-type="float">
            <text:p>0.4762370944</text:p>
          </table:table-cell>
          <table:table-cell office:value-type="float" office:value="0.384793717627113" calcext:value-type="float">
            <text:p>0.3847937176</text:p>
          </table:table-cell>
        </table:table-row>
        <table:table-row table:style-name="ro1">
          <table:table-cell office:value-type="float" office:value="0.465086528922586" calcext:value-type="float">
            <text:p>0.4650865289</text:p>
          </table:table-cell>
          <table:table-cell office:value-type="float" office:value="0.43045113869703" calcext:value-type="float">
            <text:p>0.4304511387</text:p>
          </table:table-cell>
          <table:table-cell office:value-type="float" office:value="0.475108876464122" calcext:value-type="float">
            <text:p>0.4751088765</text:p>
          </table:table-cell>
          <table:table-cell/>
          <table:table-cell office:value-type="float" office:value="0.449413891790158" calcext:value-type="float">
            <text:p>0.4494138918</text:p>
          </table:table-cell>
          <table:table-cell office:value-type="float" office:value="0.47674669755989" calcext:value-type="float">
            <text:p>0.4767466976</text:p>
          </table:table-cell>
          <table:table-cell office:value-type="float" office:value="0.374528379997534" calcext:value-type="float">
            <text:p>0.37452838</text:p>
          </table:table-cell>
        </table:table-row>
        <table:table-row table:style-name="ro1">
          <table:table-cell office:value-type="float" office:value="0.451356054756224" calcext:value-type="float">
            <text:p>0.4513560548</text:p>
          </table:table-cell>
          <table:table-cell office:value-type="float" office:value="0.431084640150927" calcext:value-type="float">
            <text:p>0.4310846402</text:p>
          </table:table-cell>
          <table:table-cell office:value-type="float" office:value="0.461756746034097" calcext:value-type="float">
            <text:p>0.461756746</text:p>
          </table:table-cell>
          <table:table-cell/>
          <table:table-cell office:value-type="float" office:value="0.44500704472431" calcext:value-type="float">
            <text:p>0.4450070447</text:p>
          </table:table-cell>
          <table:table-cell office:value-type="float" office:value="0.477131834960675" calcext:value-type="float">
            <text:p>0.477131835</text:p>
          </table:table-cell>
          <table:table-cell office:value-type="float" office:value="0.364604529022523" calcext:value-type="float">
            <text:p>0.364604529</text:p>
          </table:table-cell>
        </table:table-row>
        <table:table-row table:style-name="ro1">
          <table:table-cell office:value-type="float" office:value="0.439039381205907" calcext:value-type="float">
            <text:p>0.4390393812</text:p>
          </table:table-cell>
          <table:table-cell office:value-type="float" office:value="0.431781755580029" calcext:value-type="float">
            <text:p>0.4317817556</text:p>
          </table:table-cell>
          <table:table-cell office:value-type="float" office:value="0.44932395054901" calcext:value-type="float">
            <text:p>0.4493239505</text:p>
          </table:table-cell>
          <table:table-cell/>
          <table:table-cell office:value-type="float" office:value="0.441084720931968" calcext:value-type="float">
            <text:p>0.4410847209</text:p>
          </table:table-cell>
          <table:table-cell office:value-type="float" office:value="0.477378659743444" calcext:value-type="float">
            <text:p>0.4773786597</text:p>
          </table:table-cell>
          <table:table-cell office:value-type="float" office:value="0.355002616734304" calcext:value-type="float">
            <text:p>0.3550026167</text:p>
          </table:table-cell>
        </table:table-row>
        <table:table-row table:style-name="ro1">
          <table:table-cell office:value-type="float" office:value="0.428012729541472" calcext:value-type="float">
            <text:p>0.4280127295</text:p>
          </table:table-cell>
          <table:table-cell office:value-type="float" office:value="0.432429059374907" calcext:value-type="float">
            <text:p>0.4324290594</text:p>
          </table:table-cell>
          <table:table-cell office:value-type="float" office:value="0.437718638152129" calcext:value-type="float">
            <text:p>0.4377186382</text:p>
          </table:table-cell>
          <table:table-cell/>
          <table:table-cell office:value-type="float" office:value="0.437577412545766" calcext:value-type="float">
            <text:p>0.4375774125</text:p>
          </table:table-cell>
          <table:table-cell office:value-type="float" office:value="0.477477760205114" calcext:value-type="float">
            <text:p>0.4774777602</text:p>
          </table:table-cell>
          <table:table-cell office:value-type="float" office:value="0.345705987163158" calcext:value-type="float">
            <text:p>0.3457059872</text:p>
          </table:table-cell>
        </table:table-row>
        <table:table-row table:style-name="ro1">
          <table:table-cell office:value-type="float" office:value="0.418144911033619" calcext:value-type="float">
            <text:p>0.418144911</text:p>
          </table:table-cell>
          <table:table-cell office:value-type="float" office:value="0.432941664293671" calcext:value-type="float">
            <text:p>0.4329416643</text:p>
          </table:table-cell>
          <table:table-cell office:value-type="float" office:value="0.42685778008051" calcext:value-type="float">
            <text:p>0.4268577801</text:p>
          </table:table-cell>
          <table:table-cell/>
          <table:table-cell office:value-type="float" office:value="0.434420633989746" calcext:value-type="float">
            <text:p>0.434420634</text:p>
          </table:table-cell>
          <table:table-cell office:value-type="float" office:value="0.477422915996082" calcext:value-type="float">
            <text:p>0.477422916</text:p>
          </table:table-cell>
          <table:table-cell office:value-type="float" office:value="0.336700563406242" calcext:value-type="float">
            <text:p>0.3367005634</text:p>
          </table:table-cell>
        </table:table-row>
        <table:table-row table:style-name="ro1">
          <table:table-cell office:value-type="float" office:value="0.409302860165554" calcext:value-type="float">
            <text:p>0.4093028602</text:p>
          </table:table-cell>
          <table:table-cell office:value-type="float" office:value="0.433257319384099" calcext:value-type="float">
            <text:p>0.4332573194</text:p>
          </table:table-cell>
          <table:table-cell office:value-type="float" office:value="0.416669515029059" calcext:value-type="float">
            <text:p>0.416669515</text:p>
          </table:table-cell>
          <table:table-cell/>
          <table:table-cell office:value-type="float" office:value="0.431554983951657" calcext:value-type="float">
            <text:p>0.431554984</text:p>
          </table:table-cell>
          <table:table-cell office:value-type="float" office:value="0.477210072815921" calcext:value-type="float">
            <text:p>0.4772100728</text:p>
          </table:table-cell>
          <table:table-cell office:value-type="float" office:value="0.327974530990377" calcext:value-type="float">
            <text:p>0.327974531</text:p>
          </table:table-cell>
        </table:table-row>
        <table:table-row table:style-name="ro1">
          <table:table-cell office:value-type="float" office:value="0.401355642789963" calcext:value-type="float">
            <text:p>0.4013556428</text:p>
          </table:table-cell>
          <table:table-cell office:value-type="float" office:value="0.433331394743842" calcext:value-type="float">
            <text:p>0.4333313947</text:p>
          </table:table-cell>
          <table:table-cell office:value-type="float" office:value="0.407093837268709" calcext:value-type="float">
            <text:p>0.4070938373</text:p>
          </table:table-cell>
          <table:table-cell/>
          <table:table-cell office:value-type="float" office:value="0.428926027999082" calcext:value-type="float">
            <text:p>0.428926028</text:p>
          </table:table-cell>
          <table:table-cell office:value-type="float" office:value="0.476836505491305" calcext:value-type="float">
            <text:p>0.4768365055</text:p>
          </table:table-cell>
          <table:table-cell office:value-type="float" office:value="0.319518047683139" calcext:value-type="float">
            <text:p>0.3195180477</text:p>
          </table:table-cell>
        </table:table-row>
        <table:table-row table:style-name="ro1">
          <table:table-cell office:value-type="float" office:value="0.394177234392627" calcext:value-type="float">
            <text:p>0.3941772344</text:p>
          </table:table-cell>
          <table:table-cell office:value-type="float" office:value="0.433132739609947" calcext:value-type="float">
            <text:p>0.4331327396</text:p>
          </table:table-cell>
          <table:table-cell office:value-type="float" office:value="0.398082291783103" calcext:value-type="float">
            <text:p>0.3980822918</text:p>
          </table:table-cell>
          <table:table-cell/>
          <table:table-cell office:value-type="float" office:value="0.426484050777515" calcext:value-type="float">
            <text:p>0.4264840508</text:p>
          </table:table-cell>
          <table:table-cell office:value-type="float" office:value="0.476300140906357" calcext:value-type="float">
            <text:p>0.4763001409</text:p>
          </table:table-cell>
          <table:table-cell office:value-type="float" office:value="0.311322995883636" calcext:value-type="float">
            <text:p>0.3113229959</text:p>
          </table:table-cell>
        </table:table-row>
        <table:table-row table:style-name="ro1">
          <table:table-cell office:value-type="float" office:value="0.387648333250306" calcext:value-type="float">
            <text:p>0.3876483333</text:p>
          </table:table-cell>
          <table:table-cell office:value-type="float" office:value="0.432640331858279" calcext:value-type="float">
            <text:p>0.4326403319</text:p>
          </table:table-cell>
          <table:table-cell office:value-type="float" office:value="0.389597140580137" calcext:value-type="float">
            <text:p>0.3895971406</text:p>
          </table:table-cell>
          <table:table-cell/>
          <table:table-cell office:value-type="float" office:value="0.424183717244735" calcext:value-type="float">
            <text:p>0.4241837172</text:p>
          </table:table-cell>
          <table:table-cell office:value-type="float" office:value="0.475599014671422" calcext:value-type="float">
            <text:p>0.4755990147</text:p>
          </table:table-cell>
          <table:table-cell office:value-type="float" office:value="0.303382784649041" calcext:value-type="float">
            <text:p>0.3033827846</text:p>
          </table:table-cell>
        </table:table-row>
        <table:table-row table:style-name="ro1">
          <table:table-cell office:value-type="float" office:value="0.381657434213753" calcext:value-type="float">
            <text:p>0.3816574342</text:p>
          </table:table-cell>
          <table:table-cell office:value-type="float" office:value="0.431840612139194" calcext:value-type="float">
            <text:p>0.4318406121</text:p>
          </table:table-cell>
          <table:table-cell office:value-type="float" office:value="0.381610308239511" calcext:value-type="float">
            <text:p>0.3816103082</text:p>
          </table:table-cell>
          <table:table-cell/>
          <table:table-cell office:value-type="float" office:value="0.4219836742234" calcext:value-type="float">
            <text:p>0.4219836742</text:p>
          </table:table-cell>
          <table:table-cell office:value-type="float" office:value="0.474730838202902" calcext:value-type="float">
            <text:p>0.4747308382</text:p>
          </table:table-cell>
          <table:table-cell office:value-type="float" office:value="0.295692202938076" calcext:value-type="float">
            <text:p>0.2956922029</text:p>
          </table:table-cell>
        </table:table-row>
        <table:table-row table:style-name="ro1">
          <table:table-cell office:value-type="float" office:value="0.376101349301847" calcext:value-type="float">
            <text:p>0.3761013493</text:p>
          </table:table-cell>
          <table:table-cell office:value-type="float" office:value="0.430725394772413" calcext:value-type="float">
            <text:p>0.4307253948</text:p>
          </table:table-cell>
          <table:table-cell office:value-type="float" office:value="0.374102299590971" calcext:value-type="float">
            <text:p>0.3741022996</text:p>
          </table:table-cell>
          <table:table-cell/>
          <table:table-cell office:value-type="float" office:value="0.41984611663042" calcext:value-type="float">
            <text:p>0.4198461166</text:p>
          </table:table-cell>
          <table:table-cell office:value-type="float" office:value="0.473692655761252" calcext:value-type="float">
            <text:p>0.4736926558</text:p>
          </table:table-cell>
          <table:table-cell office:value-type="float" office:value="0.288247322703209" calcext:value-type="float">
            <text:p>0.2882473227</text:p>
          </table:table-cell>
        </table:table-row>
        <table:table-row table:style-name="ro1">
          <table:table-cell office:value-type="float" office:value="0.370885325324518" calcext:value-type="float">
            <text:p>0.3708853253</text:p>
          </table:table-cell>
          <table:table-cell office:value-type="float" office:value="0.429290257789946" calcext:value-type="float">
            <text:p>0.4292902578</text:p>
          </table:table-cell>
          <table:table-cell office:value-type="float" office:value="0.367061201414835" calcext:value-type="float">
            <text:p>0.3670612014</text:p>
          </table:table-cell>
          <table:table-cell/>
          <table:table-cell office:value-type="float" office:value="0.417736336963476" calcext:value-type="float">
            <text:p>0.417736337</text:p>
          </table:table-cell>
          <table:table-cell office:value-type="float" office:value="0.472480573804171" calcext:value-type="float">
            <text:p>0.4724805738</text:p>
          </table:table-cell>
          <table:table-cell office:value-type="float" office:value="0.281045449221045" calcext:value-type="float">
            <text:p>0.2810454492</text:p>
          </table:table-cell>
        </table:table-row>
        <table:table-row table:style-name="ro1">
          <table:table-cell office:value-type="float" office:value="0.365922877943432" calcext:value-type="float">
            <text:p>0.3659228779</text:p>
          </table:table-cell>
          <table:table-cell office:value-type="float" office:value="0.427533329026395" calcext:value-type="float">
            <text:p>0.427533329</text:p>
          </table:table-cell>
          <table:table-cell office:value-type="float" office:value="0.360481825446129" calcext:value-type="float">
            <text:p>0.3604818254</text:p>
          </table:table-cell>
          <table:table-cell/>
          <table:table-cell office:value-type="float" office:value="0.415622271872104" calcext:value-type="float">
            <text:p>0.4156222719</text:p>
          </table:table-cell>
          <table:table-cell office:value-type="float" office:value="0.471089547682349" calcext:value-type="float">
            <text:p>0.4710895477</text:p>
          </table:table-cell>
          <table:table-cell office:value-type="float" office:value="0.27408511591742" calcext:value-type="float">
            <text:p>0.2740851159</text:p>
          </table:table-cell>
        </table:table-row>
        <table:table-row table:style-name="ro1">
          <table:table-cell office:value-type="float" office:value="0.361135436157316" calcext:value-type="float">
            <text:p>0.3611354362</text:p>
          </table:table-cell>
          <table:table-cell office:value-type="float" office:value="0.425454400180848" calcext:value-type="float">
            <text:p>0.4254544002</text:p>
          </table:table-cell>
          <table:table-cell office:value-type="float" office:value="0.35436501465884" calcext:value-type="float">
            <text:p>0.3543650147</text:p>
          </table:table-cell>
          <table:table-cell/>
          <table:table-cell office:value-type="float" office:value="0.413474055791868" calcext:value-type="float">
            <text:p>0.4134740558</text:p>
          </table:table-cell>
          <table:table-cell office:value-type="float" office:value="0.469513213206281" calcext:value-type="float">
            <text:p>0.4695132132</text:p>
          </table:table-cell>
          <table:table-cell office:value-type="float" office:value="0.267366121499561" calcext:value-type="float">
            <text:p>0.2673661215</text:p>
          </table:table-cell>
        </table:table-row>
        <table:table-row table:style-name="ro1">
          <table:table-cell office:value-type="float" office:value="0.356451870737924" calcext:value-type="float">
            <text:p>0.3564518707</text:p>
          </table:table-cell>
          <table:table-cell office:value-type="float" office:value="0.423054314608284" calcext:value-type="float">
            <text:p>0.4230543146</text:p>
          </table:table-cell>
          <table:table-cell office:value-type="float" office:value="0.348717112996796" calcext:value-type="float">
            <text:p>0.348717113</text:p>
          </table:table-cell>
          <table:table-cell/>
          <table:table-cell office:value-type="float" office:value="0.411263588560673" calcext:value-type="float">
            <text:p>0.4112635886</text:p>
          </table:table-cell>
          <table:table-cell office:value-type="float" office:value="0.467743752943068" calcext:value-type="float">
            <text:p>0.4677437529</text:p>
          </table:table-cell>
          <table:table-cell office:value-type="float" office:value="0.260889608168849" calcext:value-type="float">
            <text:p>0.2608896082</text:p>
          </table:table-cell>
        </table:table-row>
        <table:table-row table:style-name="ro1">
          <table:table-cell office:value-type="float" office:value="0.351807963969113" calcext:value-type="float">
            <text:p>0.351807964</text:p>
          </table:table-cell>
          <table:table-cell office:value-type="float" office:value="0.420334586648297" calcext:value-type="float">
            <text:p>0.4203345866</text:p>
          </table:table-cell>
          <table:table-cell office:value-type="float" office:value="0.343549585922932" calcext:value-type="float">
            <text:p>0.3435495859</text:p>
          </table:table-cell>
          <table:table-cell/>
          <table:table-cell office:value-type="float" office:value="0.40896412156217" calcext:value-type="float">
            <text:p>0.4089641216</text:p>
          </table:table-cell>
          <table:table-cell office:value-type="float" office:value="0.465771789278884" calcext:value-type="float">
            <text:p>0.4657717893</text:p>
          </table:table-cell>
          <table:table-cell office:value-type="float" office:value="0.254658180871516" calcext:value-type="float">
            <text:p>0.2546581809</text:p>
          </table:table-cell>
        </table:table-row>
        <table:table-row table:style-name="ro1">
          <table:table-cell office:value-type="float" office:value="0.347145865445757" calcext:value-type="float">
            <text:p>0.3471458654</text:p>
          </table:table-cell>
          <table:table-cell office:value-type="float" office:value="0.417297220520856" calcext:value-type="float">
            <text:p>0.4172972205</text:p>
          </table:table-cell>
          <table:table-cell office:value-type="float" office:value="0.338878772060738" calcext:value-type="float">
            <text:p>0.3388787721</text:p>
          </table:table-cell>
          <table:table-cell/>
          <table:table-cell office:value-type="float" office:value="0.406549865161346" calcext:value-type="float">
            <text:p>0.4065498652</text:p>
          </table:table-cell>
          <table:table-cell office:value-type="float" office:value="0.463586298337076" calcext:value-type="float">
            <text:p>0.4635862983</text:p>
          </table:table-cell>
          <table:table-cell office:value-type="float" office:value="0.24867606883997" calcext:value-type="float">
            <text:p>0.2486760688</text:p>
          </table:table-cell>
        </table:table-row>
        <table:table-row table:style-name="ro1">
          <table:table-cell office:value-type="float" office:value="0.342413569021392" calcext:value-type="float">
            <text:p>0.342413569</text:p>
          </table:table-cell>
          <table:table-cell office:value-type="float" office:value="0.413944705390702" calcext:value-type="float">
            <text:p>0.4139447054</text:p>
          </table:table-cell>
          <table:table-cell office:value-type="float" office:value="0.334725742408457" calcext:value-type="float">
            <text:p>0.3347257424</text:p>
          </table:table-cell>
          <table:table-cell/>
          <table:table-cell office:value-type="float" office:value="0.403995618934378" calcext:value-type="float">
            <text:p>0.4039956189</text:p>
          </table:table-cell>
          <table:table-cell office:value-type="float" office:value="0.461174540817048" calcext:value-type="float">
            <text:p>0.4611745408</text:p>
          </table:table-cell>
          <table:table-cell office:value-type="float" office:value="0.242949332020788" calcext:value-type="float">
            <text:p>0.242949332</text:p>
          </table:table-cell>
        </table:table-row>
        <table:table-row table:style-name="ro1">
          <table:table-cell office:value-type="float" office:value="0.337564438695826" calcext:value-type="float">
            <text:p>0.3375644387</text:p>
          </table:table-cell>
          <table:table-cell office:value-type="float" office:value="0.410280170347968" calcext:value-type="float">
            <text:p>0.4102801703</text:p>
          </table:table-cell>
          <table:table-cell office:value-type="float" office:value="0.331116241426296" calcext:value-type="float">
            <text:p>0.3311162414</text:p>
          </table:table-cell>
          <table:table-cell/>
          <table:table-cell office:value-type="float" office:value="0.401276425386206" calcext:value-type="float">
            <text:p>0.4012764254</text:p>
          </table:table-cell>
          <table:table-cell office:value-type="float" office:value="0.458522007770215" calcext:value-type="float">
            <text:p>0.4585220078</text:p>
          </table:table-cell>
          <table:table-cell office:value-type="float" office:value="0.237486116342726" calcext:value-type="float">
            <text:p>0.2374861163</text:p>
          </table:table-cell>
        </table:table-row>
        <table:table-row table:style-name="ro1">
          <table:table-cell office:value-type="float" office:value="0.332556805839747" calcext:value-type="float">
            <text:p>0.3325568058</text:p>
          </table:table-cell>
          <table:table-cell office:value-type="float" office:value="0.406307688953491" calcext:value-type="float">
            <text:p>0.406307689</text:p>
          </table:table-cell>
          <table:table-cell office:value-type="float" office:value="0.328080682547942" calcext:value-type="float">
            <text:p>0.3280806825</text:p>
          </table:table-cell>
          <table:table-cell/>
          <table:table-cell office:value-type="float" office:value="0.398367247447716" calcext:value-type="float">
            <text:p>0.3983672474</text:p>
          </table:table-cell>
          <table:table-cell office:value-type="float" office:value="0.455612381323931" calcext:value-type="float">
            <text:p>0.4556123813</text:p>
          </table:table-cell>
          <table:table-cell office:value-type="float" office:value="0.232296963129298" calcext:value-type="float">
            <text:p>0.2322969631</text:p>
          </table:table-cell>
        </table:table-row>
        <table:table-row table:style-name="ro1">
          <table:table-cell office:value-type="float" office:value="0.327353656270754" calcext:value-type="float">
            <text:p>0.3273536563</text:p>
          </table:table-cell>
          <table:table-cell office:value-type="float" office:value="0.402032727748927" calcext:value-type="float">
            <text:p>0.4020327277</text:p>
          </table:table-cell>
          <table:table-cell office:value-type="float" office:value="0.325654168532094" calcext:value-type="float">
            <text:p>0.3256541685</text:p>
          </table:table-cell>
          <table:table-cell/>
          <table:table-cell office:value-type="float" office:value="0.395242670018453" calcext:value-type="float">
            <text:p>0.39524267</text:p>
          </table:table-cell>
          <table:table-cell office:value-type="float" office:value="0.452427512483207" calcext:value-type="float">
            <text:p>0.4524275125</text:p>
          </table:table-cell>
          <table:table-cell office:value-type="float" office:value="0.227395179287469" calcext:value-type="float">
            <text:p>0.2273951793</text:p>
          </table:table-cell>
        </table:table-row>
        <table:table-row table:style-name="ro1">
          <table:table-cell office:value-type="float" office:value="0.321922422985946" calcext:value-type="float">
            <text:p>0.321922423</text:p>
          </table:table-cell>
          <table:table-cell office:value-type="float" office:value="0.397462736724877" calcext:value-type="float">
            <text:p>0.3974627367</text:p>
          </table:table-cell>
          <table:table-cell office:value-type="float" office:value="0.32387650398851" calcext:value-type="float">
            <text:p>0.323876504</text:p>
          </table:table-cell>
          <table:table-cell/>
          <table:table-cell office:value-type="float" office:value="0.391876626155814" calcext:value-type="float">
            <text:p>0.3918766262</text:p>
          </table:table-cell>
          <table:table-cell office:value-type="float" office:value="0.448947420479252" calcext:value-type="float">
            <text:p>0.4489474205</text:p>
          </table:table-cell>
          <table:table-cell office:value-type="float" office:value="0.222797276179303" calcext:value-type="float">
            <text:p>0.2227972762</text:p>
          </table:table-cell>
        </table:table-row>
        <table:table-row table:style-name="ro1">
          <table:table-cell office:value-type="float" office:value="0.31623489851269" calcext:value-type="float">
            <text:p>0.3162348985</text:p>
          </table:table-cell>
          <table:table-cell office:value-type="float" office:value="0.392607882049166" calcext:value-type="float">
            <text:p>0.392607882</text:p>
          </table:table-cell>
          <table:table-cell office:value-type="float" office:value="0.322792163019004" calcext:value-type="float">
            <text:p>0.322792163</text:p>
          </table:table-cell>
          <table:table-cell/>
          <table:table-cell office:value-type="float" office:value="0.388242149210562" calcext:value-type="float">
            <text:p>0.3882421492</text:p>
          </table:table-cell>
          <table:table-cell office:value-type="float" office:value="0.445150320806299" calcext:value-type="float">
            <text:p>0.4451503208</text:p>
          </table:table-cell>
          <table:table-cell office:value-type="float" office:value="0.218523486257891" calcext:value-type="float">
            <text:p>0.2185234863</text:p>
          </table:table-cell>
        </table:table-row>
        <table:table-row table:style-name="ro1">
          <table:table-cell office:value-type="float" office:value="0.310267279561649" calcext:value-type="float">
            <text:p>0.3102672796</text:p>
          </table:table-cell>
          <table:table-cell office:value-type="float" office:value="0.387481922130419" calcext:value-type="float">
            <text:p>0.3874819221</text:p>
          </table:table-cell>
          <table:table-cell office:value-type="float" office:value="0.322450169000432" calcext:value-type="float">
            <text:p>0.322450169</text:p>
          </table:table-cell>
          <table:table-cell/>
          <table:table-cell office:value-type="float" office:value="0.384311153292942" calcext:value-type="float">
            <text:p>0.3843111533</text:p>
          </table:table-cell>
          <table:table-cell office:value-type="float" office:value="0.441012692225277" calcext:value-type="float">
            <text:p>0.4410126922</text:p>
          </table:table-cell>
          <table:table-cell office:value-type="float" office:value="0.214598367539163" calcext:value-type="float">
            <text:p>0.2145983675</text:p>
          </table:table-cell>
        </table:table-row>
        <table:table-row table:style-name="ro1">
          <table:table-cell office:value-type="float" office:value="0.304000355641006" calcext:value-type="float">
            <text:p>0.3040003556</text:p>
          </table:table-cell>
          <table:table-cell office:value-type="float" office:value="0.382103226942556" calcext:value-type="float">
            <text:p>0.3821032269</text:p>
          </table:table-cell>
          <table:table-cell office:value-type="float" office:value="0.32290383605932" calcext:value-type="float">
            <text:p>0.3229038361</text:p>
          </table:table-cell>
          <table:table-cell/>
          <table:table-cell office:value-type="float" office:value="0.380054245965726" calcext:value-type="float">
            <text:p>0.380054246</text:p>
          </table:table-cell>
          <table:table-cell office:value-type="float" office:value="0.436509396765844" calcext:value-type="float">
            <text:p>0.4365093968</text:p>
          </table:table-cell>
          <table:table-cell office:value-type="float" office:value="0.211051506652016" calcext:value-type="float">
            <text:p>0.2110515067</text:p>
          </table:table-cell>
        </table:table-row>
        <table:table-row table:style-name="ro1">
          <table:table-cell office:value-type="float" office:value="0.297419852168733" calcext:value-type="float">
            <text:p>0.2974198522</text:p>
          </table:table-cell>
          <table:table-cell office:value-type="float" office:value="0.376495936935871" calcext:value-type="float">
            <text:p>0.3764959369</text:p>
          </table:table-cell>
          <table:table-cell office:value-type="float" office:value="0.324210312899921" calcext:value-type="float">
            <text:p>0.3242103129</text:p>
          </table:table-cell>
          <table:table-cell/>
          <table:table-cell office:value-type="float" office:value="0.375440579063532" calcext:value-type="float">
            <text:p>0.3754405791</text:p>
          </table:table-cell>
          <table:table-cell office:value-type="float" office:value="0.431613871297381" calcext:value-type="float">
            <text:p>0.4316138713</text:p>
          </table:table-cell>
          <table:table-cell office:value-type="float" office:value="0.207918331352504" calcext:value-type="float">
            <text:p>0.2079183314</text:p>
          </table:table-cell>
        </table:table-row>
        <table:table-row table:style-name="ro1">
          <table:table-cell office:value-type="float" office:value="0.290516936995455" calcext:value-type="float">
            <text:p>0.290516937</text:p>
          </table:table-cell>
          <table:table-cell office:value-type="float" office:value="0.370691251144504" calcext:value-type="float">
            <text:p>0.3706912511</text:p>
          </table:table-cell>
          <table:table-cell office:value-type="float" office:value="0.326429859770776" calcext:value-type="float">
            <text:p>0.3264298598</text:p>
          </table:table-cell>
          <table:table-cell/>
          <table:table-cell office:value-type="float" office:value="0.370437746118108" calcext:value-type="float">
            <text:p>0.3704377461</text:p>
          </table:table-cell>
          <table:table-cell office:value-type="float" office:value="0.426298414750063" calcext:value-type="float">
            <text:p>0.4262984148</text:p>
          </table:table-cell>
          <table:table-cell office:value-type="float" office:value="0.205241042693702" calcext:value-type="float">
            <text:p>0.2052410427</text:p>
          </table:table-cell>
        </table:table-row>
        <table:table-row table:style-name="ro1">
          <table:table-cell office:value-type="float" office:value="0.283288896644472" calcext:value-type="float">
            <text:p>0.2832888966</text:p>
          </table:table-cell>
          <table:table-cell office:value-type="float" office:value="0.364728823487056" calcext:value-type="float">
            <text:p>0.3647288235</text:p>
          </table:table-cell>
          <table:table-cell office:value-type="float" office:value="0.329624779284886" calcext:value-type="float">
            <text:p>0.3296247793</text:p>
          </table:table-cell>
          <table:table-cell/>
          <table:table-cell office:value-type="float" office:value="0.365011738136305" calcext:value-type="float">
            <text:p>0.3650117381</text:p>
          </table:table-cell>
          <table:table-cell office:value-type="float" office:value="0.420534601740045" calcext:value-type="float">
            <text:p>0.4205346017</text:p>
          </table:table-cell>
          <table:table-cell office:value-type="float" office:value="0.203069675063203" calcext:value-type="float">
            <text:p>0.2030696751</text:p>
          </table:table-cell>
        </table:table-row>
        <table:table-row table:style-name="ro1">
          <table:table-cell office:value-type="float" office:value="0.275739984422141" calcext:value-type="float">
            <text:p>0.2757399844</text:p>
          </table:table-cell>
          <table:table-cell office:value-type="float" office:value="0.358658230907793" calcext:value-type="float">
            <text:p>0.3586582309</text:p>
          </table:table-cell>
          <table:table-cell office:value-type="float" office:value="0.333857912853576" calcext:value-type="float">
            <text:p>0.3338579129</text:p>
          </table:table-cell>
          <table:table-cell/>
          <table:table-cell office:value-type="float" office:value="0.359126973562508" calcext:value-type="float">
            <text:p>0.3591269736</text:p>
          </table:table-cell>
          <table:table-cell office:value-type="float" office:value="0.414293861365137" calcext:value-type="float">
            <text:p>0.4142938614</text:p>
          </table:table-cell>
          <table:table-cell office:value-type="float" office:value="0.201463288401075" calcext:value-type="float">
            <text:p>0.2014632884</text:p>
          </table:table-cell>
        </table:table-row>
        <table:table-row table:style-name="ro1">
          <table:table-cell office:value-type="float" office:value="0.267882436196814" calcext:value-type="float">
            <text:p>0.2678824362</text:p>
          </table:table-cell>
          <table:table-cell office:value-type="float" office:value="0.352540456133803" calcext:value-type="float">
            <text:p>0.3525404561</text:p>
          </table:table-cell>
          <table:table-cell office:value-type="float" office:value="0.339190608636192" calcext:value-type="float">
            <text:p>0.3391906086</text:p>
          </table:table-cell>
          <table:table-cell/>
          <table:table-cell office:value-type="float" office:value="0.35274642330915" calcext:value-type="float">
            <text:p>0.3527464233</text:p>
          </table:table-cell>
          <table:table-cell office:value-type="float" office:value="0.407548269417711" calcext:value-type="float">
            <text:p>0.4075482694</text:p>
          </table:table-cell>
          <table:table-cell office:value-type="float" office:value="0.20049129021535" calcext:value-type="float">
            <text:p>0.2004912902</text:p>
          </table:table-cell>
        </table:table-row>
        <table:table-row table:style-name="ro1">
          <table:table-cell office:value-type="float" office:value="0.259737640363272" calcext:value-type="float">
            <text:p>0.2597376404</text:p>
          </table:table-cell>
          <table:table-cell office:value-type="float" office:value="0.346449300885604" calcext:value-type="float">
            <text:p>0.3464493009</text:p>
          </table:table-cell>
          <table:table-cell office:value-type="float" office:value="0.345680066964465" calcext:value-type="float">
            <text:p>0.345680067</text:p>
          </table:table-cell>
          <table:table-cell/>
          <table:table-cell office:value-type="float" office:value="0.345831857913816" calcext:value-type="float">
            <text:p>0.3458318579</text:p>
          </table:table-cell>
          <table:table-cell office:value-type="float" office:value="0.400271613231536" calcext:value-type="float">
            <text:p>0.4002716132</text:p>
          </table:table-cell>
          <table:table-cell office:value-type="float" office:value="0.200234874330964" calcext:value-type="float">
            <text:p>0.2002348743</text:p>
          </table:table-cell>
        </table:table-row>
        <table:table-row table:style-name="ro1">
          <table:table-cell office:value-type="float" office:value="0.251337435554249" calcext:value-type="float">
            <text:p>0.2513374356</text:p>
          </table:table-cell>
          <table:table-cell office:value-type="float" office:value="0.340472612368909" calcext:value-type="float">
            <text:p>0.3404726124</text:p>
          </table:table-cell>
          <table:table-cell office:value-type="float" office:value="0.353375978942618" calcext:value-type="float">
            <text:p>0.3533759789</text:p>
          </table:table-cell>
          <table:table-cell/>
          <table:table-cell office:value-type="float" office:value="0.338344251324685" calcext:value-type="float">
            <text:p>0.3383442513</text:p>
          </table:table-cell>
          <table:table-cell office:value-type="float" office:value="0.392440800659927" calcext:value-type="float">
            <text:p>0.3924408007</text:p>
          </table:table-cell>
          <table:table-cell office:value-type="float" office:value="0.200788547068596" calcext:value-type="float">
            <text:p>0.2007885471</text:p>
          </table:table-cell>
        </table:table-row>
        <table:table-row table:style-name="ro1">
          <table:table-cell office:value-type="float" office:value="0.24272549235364" calcext:value-type="float">
            <text:p>0.2427254924</text:p>
          </table:table-cell>
          <table:table-cell office:value-type="float" office:value="0.33471316774262" calcext:value-type="float">
            <text:p>0.3347131677</text:p>
          </table:table-cell>
          <table:table-cell office:value-type="float" office:value="0.362316398077728" calcext:value-type="float">
            <text:p>0.3623163981</text:p>
          </table:table-cell>
          <table:table-cell/>
          <table:table-cell office:value-type="float" office:value="0.330244384628533" calcext:value-type="float">
            <text:p>0.3302443846</text:p>
          </table:table-cell>
          <table:table-cell office:value-type="float" office:value="0.384037697749785" calcext:value-type="float">
            <text:p>0.3840376977</text:p>
          </table:table-cell>
          <table:table-cell office:value-type="float" office:value="0.202261687728504" calcext:value-type="float">
            <text:p>0.2022616877</text:p>
          </table:table-cell>
        </table:table-row>
        <table:table-row table:style-name="ro1">
          <table:table-cell office:value-type="float" office:value="0.233958713154749" calcext:value-type="float">
            <text:p>0.2339587132</text:p>
          </table:table-cell>
          <table:table-cell office:value-type="float" office:value="0.329289020448097" calcext:value-type="float">
            <text:p>0.3292890204</text:p>
          </table:table-cell>
          <table:table-cell office:value-type="float" office:value="0.372522828815244" calcext:value-type="float">
            <text:p>0.3725228288</text:p>
          </table:table-cell>
          <table:table-cell/>
          <table:table-cell office:value-type="float" office:value="0.321493703220079" calcext:value-type="float">
            <text:p>0.3214937032</text:p>
          </table:table-cell>
          <table:table-cell office:value-type="float" office:value="0.375051492445983" calcext:value-type="float">
            <text:p>0.3750514924</text:p>
          </table:table-cell>
          <table:table-cell office:value-type="float" office:value="0.204780056340529" calcext:value-type="float">
            <text:p>0.2047800563</text:p>
          </table:table-cell>
        </table:table-row>
        <table:table-row table:style-name="ro1">
          <table:table-cell office:value-type="float" office:value="0.225108557395746" calcext:value-type="float">
            <text:p>0.2251085574</text:p>
          </table:table-cell>
          <table:table-cell office:value-type="float" office:value="0.324333073366089" calcext:value-type="float">
            <text:p>0.3243330734</text:p>
          </table:table-cell>
          <table:table-cell office:value-type="float" office:value="0.383994585332871" calcext:value-type="float">
            <text:p>0.3839945853</text:p>
          </table:table-cell>
          <table:table-cell/>
          <table:table-cell office:value-type="float" office:value="0.312055492287204" calcext:value-type="float">
            <text:p>0.3120554923</text:p>
          </table:table-cell>
          <table:table-cell office:value-type="float" office:value="0.365481692182833" calcext:value-type="float">
            <text:p>0.3654816922</text:p>
          </table:table-cell>
          <table:table-cell office:value-type="float" office:value="0.208487114673957" calcext:value-type="float">
            <text:p>0.2084871147</text:p>
          </table:table-cell>
        </table:table-row>
        <table:table-row table:style-name="ro1">
          <table:table-cell office:value-type="float" office:value="0.216262168470041" calcext:value-type="float">
            <text:p>0.2162621685</text:p>
          </table:table-cell>
          <table:table-cell office:value-type="float" office:value="0.31999161403416" calcext:value-type="float">
            <text:p>0.319991614</text:p>
          </table:table-cell>
          <table:table-cell office:value-type="float" office:value="0.396702573477299" calcext:value-type="float">
            <text:p>0.3967025735</text:p>
          </table:table-cell>
          <table:table-cell/>
          <table:table-cell office:value-type="float" office:value="0.301896447559932" calcext:value-type="float">
            <text:p>0.3018964476</text:p>
          </table:table-cell>
          <table:table-cell office:value-type="float" office:value="0.355341868259465" calcext:value-type="float">
            <text:p>0.3553418683</text:p>
          </table:table-cell>
          <table:table-cell office:value-type="float" office:value="0.21354496324977" calcext:value-type="float">
            <text:p>0.2135449632</text:p>
          </table:table-cell>
        </table:table-row>
        <table:table-row table:style-name="ro1">
          <table:table-cell office:value-type="float" office:value="0.20752314558839" calcext:value-type="float">
            <text:p>0.2075231456</text:p>
          </table:table-cell>
          <table:table-cell office:value-type="float" office:value="0.316421536997995" calcext:value-type="float">
            <text:p>0.316421537</text:p>
          </table:table-cell>
          <table:table-cell office:value-type="float" office:value="0.410582780104555" calcext:value-type="float">
            <text:p>0.4105827801</text:p>
          </table:table-cell>
          <table:table-cell/>
          <table:table-cell office:value-type="float" office:value="0.290988730048106" calcext:value-type="float">
            <text:p>0.29098873</text:p>
          </table:table-cell>
          <table:table-cell office:value-type="float" office:value="0.344664254397893" calcext:value-type="float">
            <text:p>0.3446642544</text:p>
          </table:table-cell>
          <table:table-cell office:value-type="float" office:value="0.220134614505683" calcext:value-type="float">
            <text:p>0.2201346145</text:p>
          </table:table-cell>
        </table:table-row>
        <table:table-row table:style-name="ro1">
          <table:table-cell office:value-type="float" office:value="0.19901177227224" calcext:value-type="float">
            <text:p>0.1990117723</text:p>
          </table:table-cell>
          <table:table-cell office:value-type="float" office:value="0.313786001074017" calcext:value-type="float">
            <text:p>0.3137860011</text:p>
          </table:table-cell>
          <table:table-cell office:value-type="float" office:value="0.425529913780642" calcext:value-type="float">
            <text:p>0.4255299138</text:p>
          </table:table-cell>
          <table:table-cell/>
          <table:table-cell office:value-type="float" office:value="0.279312603218929" calcext:value-type="float">
            <text:p>0.2793126032</text:p>
          </table:table-cell>
          <table:table-cell office:value-type="float" office:value="0.333505283338657" calcext:value-type="float">
            <text:p>0.3335052833</text:p>
          </table:table-cell>
          <table:table-cell office:value-type="float" office:value="0.228455218319453" calcext:value-type="float">
            <text:p>0.2284552183</text:p>
          </table:table-cell>
        </table:table-row>
        <table:table-row table:style-name="ro1">
          <table:table-cell office:value-type="float" office:value="0.190864488408416" calcext:value-type="float">
            <text:p>0.1908644884</text:p>
          </table:table-cell>
          <table:table-cell office:value-type="float" office:value="0.312248339858267" calcext:value-type="float">
            <text:p>0.3122483399</text:p>
          </table:table-cell>
          <table:table-cell office:value-type="float" office:value="0.441391816960295" calcext:value-type="float">
            <text:p>0.441391817</text:p>
          </table:table-cell>
          <table:table-cell/>
          <table:table-cell office:value-type="float" office:value="0.266859755883045" calcext:value-type="float">
            <text:p>0.2668597559</text:p>
          </table:table-cell>
          <table:table-cell office:value-type="float" office:value="0.321952093148648" calcext:value-type="float">
            <text:p>0.3219520931</text:p>
          </table:table-cell>
          <table:table-cell office:value-type="float" office:value="0.23872173137057" calcext:value-type="float">
            <text:p>0.2387217314</text:p>
          </table:table-cell>
        </table:table-row>
        <table:table-row table:style-name="ro1">
          <table:table-cell office:value-type="float" office:value="0.183232382337828" calcext:value-type="float">
            <text:p>0.1832323823</text:p>
          </table:table-cell>
          <table:table-cell office:value-type="float" office:value="0.311964176239718" calcext:value-type="float">
            <text:p>0.3119641762</text:p>
          </table:table-cell>
          <table:table-cell office:value-type="float" office:value="0.457965439310987" calcext:value-type="float">
            <text:p>0.4579654393</text:p>
          </table:table-cell>
          <table:table-cell/>
          <table:table-cell office:value-type="float" office:value="0.253637409589173" calcext:value-type="float">
            <text:p>0.2536374096</text:p>
          </table:table-cell>
          <table:table-cell office:value-type="float" office:value="0.310129940010623" calcext:value-type="float">
            <text:p>0.31012994</text:p>
          </table:table-cell>
          <table:table-cell office:value-type="float" office:value="0.251160381961721" calcext:value-type="float">
            <text:p>0.251160382</text:p>
          </table:table-cell>
        </table:table-row>
        <table:table-row table:style-name="ro1">
          <table:table-cell office:value-type="float" office:value="0.17627849239167" calcext:value-type="float">
            <text:p>0.1762784924</text:p>
          </table:table-cell>
          <table:table-cell office:value-type="float" office:value="0.313071894534885" calcext:value-type="float">
            <text:p>0.3130718945</text:p>
          </table:table-cell>
          <table:table-cell office:value-type="float" office:value="0.474995288862265" calcext:value-type="float">
            <text:p>0.4749952889</text:p>
          </table:table-cell>
          <table:table-cell/>
          <table:table-cell office:value-type="float" office:value="0.239673289228051" calcext:value-type="float">
            <text:p>0.2396732892</text:p>
          </table:table-cell>
          <table:table-cell office:value-type="float" office:value="0.298210299273066" calcext:value-type="float">
            <text:p>0.2982102993</text:p>
          </table:table-cell>
          <table:table-cell office:value-type="float" office:value="0.266001141370648" calcext:value-type="float">
            <text:p>0.2660011414</text:p>
          </table:table-cell>
        </table:table-row>
        <table:table-row table:style-name="ro1">
          <table:table-cell office:value-type="float" office:value="0.170173753317094" calcext:value-type="float">
            <text:p>0.1701737533</text:p>
          </table:table-cell>
          <table:table-cell office:value-type="float" office:value="0.31568189419493" calcext:value-type="float">
            <text:p>0.3156818942</text:p>
          </table:table-cell>
          <table:table-cell office:value-type="float" office:value="0.492175314697725" calcext:value-type="float">
            <text:p>0.4921753147</text:p>
          </table:table-cell>
          <table:table-cell/>
          <table:table-cell office:value-type="float" office:value="0.225021491138906" calcext:value-type="float">
            <text:p>0.2250214911</text:p>
          </table:table-cell>
          <table:table-cell office:value-type="float" office:value="0.286419202417976" calcext:value-type="float">
            <text:p>0.2864192024</text:p>
          </table:table-cell>
          <table:table-cell office:value-type="float" office:value="0.283466299862708" calcext:value-type="float">
            <text:p>0.2834662999</text:p>
          </table:table-cell>
        </table:table-row>
        <table:table-row table:style-name="ro1">
          <table:table-cell office:value-type="float" office:value="0.165091510417189" calcext:value-type="float">
            <text:p>0.1650915104</text:p>
          </table:table-cell>
          <table:table-cell office:value-type="float" office:value="0.319865365685229" calcext:value-type="float">
            <text:p>0.3198653657</text:p>
          </table:table-cell>
          <table:table-cell office:value-type="float" office:value="0.509155069203336" calcext:value-type="float">
            <text:p>0.5091550692</text:p>
          </table:table-cell>
          <table:table-cell/>
          <table:table-cell office:value-type="float" office:value="0.209769203221912" calcext:value-type="float">
            <text:p>0.2097692032</text:p>
          </table:table-cell>
          <table:table-cell office:value-type="float" office:value="0.275045027686402" calcext:value-type="float">
            <text:p>0.2750450277</text:p>
          </table:table-cell>
          <table:table-cell office:value-type="float" office:value="0.303754208391276" calcext:value-type="float">
            <text:p>0.3037542084</text:p>
          </table:table-cell>
        </table:table-row>
        <table:table-row table:style-name="ro1">
          <table:table-cell office:value-type="float" office:value="0.161200656867373" calcext:value-type="float">
            <text:p>0.1612006569</text:p>
          </table:table-cell>
          <table:table-cell office:value-type="float" office:value="0.325643647685499" calcext:value-type="float">
            <text:p>0.3256436477</text:p>
          </table:table-cell>
          <table:table-cell office:value-type="float" office:value="0.525550703747825" calcext:value-type="float">
            <text:p>0.5255507037</text:p>
          </table:table-cell>
          <table:table-cell/>
          <table:table-cell office:value-type="float" office:value="0.194044103548675" calcext:value-type="float">
            <text:p>0.1940441035</text:p>
          </table:table-cell>
          <table:table-cell office:value-type="float" office:value="0.264444530085936" calcext:value-type="float">
            <text:p>0.2644445301</text:p>
          </table:table-cell>
          <table:table-cell office:value-type="float" office:value="0.32701735961204" calcext:value-type="float">
            <text:p>0.3270173596</text:p>
          </table:table-cell>
        </table:table-row>
        <table:table-row table:style-name="ro1">
          <table:table-cell office:value-type="float" office:value="0.158657623576669" calcext:value-type="float">
            <text:p>0.1586576236</text:p>
          </table:table-cell>
          <table:table-cell office:value-type="float" office:value="0.332979477398261" calcext:value-type="float">
            <text:p>0.3329794774</text:p>
          </table:table-cell>
          <table:table-cell office:value-type="float" office:value="0.54096084863729" calcext:value-type="float">
            <text:p>0.5409608486</text:p>
          </table:table-cell>
          <table:table-cell/>
          <table:table-cell office:value-type="float" office:value="0.178022075045707" calcext:value-type="float">
            <text:p>0.178022075</text:p>
          </table:table-cell>
          <table:table-cell office:value-type="float" office:value="0.255045379856969" calcext:value-type="float">
            <text:p>0.2550453799</text:p>
          </table:table-cell>
          <table:table-cell office:value-type="float" office:value="0.353334345898359" calcext:value-type="float">
            <text:p>0.3533343459</text:p>
          </table:table-cell>
        </table:table-row>
        <table:table-row table:style-name="ro1">
          <table:table-cell office:value-type="float" office:value="0.157597651060453" calcext:value-type="float">
            <text:p>0.1575976511</text:p>
          </table:table-cell>
          <table:table-cell office:value-type="float" office:value="0.341771549595502" calcext:value-type="float">
            <text:p>0.3417715496</text:p>
          </table:table-cell>
          <table:table-cell office:value-type="float" office:value="0.554986741393369" calcext:value-type="float">
            <text:p>0.5549867414</text:p>
          </table:table-cell>
          <table:table-cell/>
          <table:table-cell office:value-type="float" office:value="0.161934615481417" calcext:value-type="float">
            <text:p>0.1619346155</text:p>
          </table:table-cell>
          <table:table-cell office:value-type="float" office:value="0.247342937873737" calcext:value-type="float">
            <text:p>0.2473429379</text:p>
          </table:table-cell>
          <table:table-cell office:value-type="float" office:value="0.382675970322874" calcext:value-type="float">
            <text:p>0.3826759703</text:p>
          </table:table-cell>
        </table:table-row>
        <table:table-row table:style-name="ro1">
          <table:table-cell office:value-type="float" office:value="0.158125971415203" calcext:value-type="float">
            <text:p>0.1581259714</text:p>
          </table:table-cell>
          <table:table-cell office:value-type="float" office:value="0.351853675901134" calcext:value-type="float">
            <text:p>0.3518536759</text:p>
          </table:table-cell>
          <table:table-cell office:value-type="float" office:value="0.567255182846235" calcext:value-type="float">
            <text:p>0.5672551828</text:p>
          </table:table-cell>
          <table:table-cell/>
          <table:table-cell office:value-type="float" office:value="0.146074996769728" calcext:value-type="float">
            <text:p>0.1460749968</text:p>
          </table:table-cell>
          <table:table-cell office:value-type="float" office:value="0.241888559266804" calcext:value-type="float">
            <text:p>0.2418885593</text:p>
          </table:table-cell>
          <table:table-cell office:value-type="float" office:value="0.41486701812111" calcext:value-type="float">
            <text:p>0.4148670181</text:p>
          </table:table-cell>
        </table:table-row>
        <table:table-row table:style-name="ro1">
          <table:table-cell office:value-type="float" office:value="0.160309687207856" calcext:value-type="float">
            <text:p>0.1603096872</text:p>
          </table:table-cell>
          <table:table-cell office:value-type="float" office:value="0.362999435706407" calcext:value-type="float">
            <text:p>0.3629994357</text:p>
          </table:table-cell>
          <table:table-cell office:value-type="float" office:value="0.577442165406946" calcext:value-type="float">
            <text:p>0.5774421654</text:p>
          </table:table-cell>
          <table:table-cell/>
          <table:table-cell office:value-type="float" office:value="0.13080185937181" calcext:value-type="float">
            <text:p>0.1308018594</text:p>
          </table:table-cell>
          <table:table-cell office:value-type="float" office:value="0.239266596858428" calcext:value-type="float">
            <text:p>0.2392665969</text:p>
          </table:table-cell>
          <table:table-cell office:value-type="float" office:value="0.449546983669163" calcext:value-type="float">
            <text:p>0.4495469837</text:p>
          </table:table-cell>
        </table:table-row>
        <table:table-row table:style-name="ro1">
          <table:table-cell office:value-type="float" office:value="0.164171210021891" calcext:value-type="float">
            <text:p>0.16417121</text:p>
          </table:table-cell>
          <table:table-cell office:value-type="float" office:value="0.374932546041033" calcext:value-type="float">
            <text:p>0.374932546</text:p>
          </table:table-cell>
          <table:table-cell office:value-type="float" office:value="0.585294517527699" calcext:value-type="float">
            <text:p>0.5852945175</text:p>
          </table:table-cell>
          <table:table-cell/>
          <table:table-cell office:value-type="float" office:value="0.116538574137856" calcext:value-type="float">
            <text:p>0.1165385741</text:p>
          </table:table-cell>
          <table:table-cell office:value-type="float" office:value="0.240057775104955" calcext:value-type="float">
            <text:p>0.2400577751</text:p>
          </table:table-cell>
          <table:table-cell office:value-type="float" office:value="0.486135310562645" calcext:value-type="float">
            <text:p>0.48613531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31T00:56:11.818674185</dc:date>
    <dc:creator>Giles Greenway</dc:creator>
    <meta:editing-duration>PT14M14S</meta:editing-duration>
    <meta:editing-cycles>2</meta:editing-cycles>
    <meta:generator>LibreOffice/5.0.3.2$Linux_X86_64 LibreOffice_project/00m0$Build-2</meta:generator>
    <meta:document-statistic meta:table-count="1" meta:cell-count="6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svg:stroke-color="#b3b3b3" draw:fill="solid" draw:fill-color="#000000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3.126cm" svg:y="3.955cm" style:legend-expansion="high" chart:style-name="ch2"/>
        <chart:plot-area chart:style-name="ch3" table:cell-range-address="'trace-out'.A1:'trace-out'.A1000 'trace-out'.C1:'trace-out'.C1000 'trace-out'.G1:'trace-out'.G1000" svg:x="0.32cm" svg:y="0.18cm" svg:width="12.486cm" svg:height="8.646cm">
          <chartooo:coordinate-region svg:x="1.047cm" svg:y="0.379cm" svg:width="11.665cm" svg:height="7.8cm"/>
          <chart:axis chart:dimension="x" chart:name="primary-x" chart:style-name="ch4"/>
          <chart:axis chart:dimension="y" chart:name="primary-y" chart:style-name="ch5"/>
          <chart:series chart:style-name="ch6" chart:values-cell-range-address="'trace-out'.C1:'trace-out'.C1000" chart:class="chart:scatter">
            <chart:domain table:cell-range-address="'trace-out'.A1:'trace-out'.A1000"/>
            <chart:data-point chart:repeated="1000"/>
          </chart:series>
          <chart:series chart:style-name="ch7" chart:values-cell-range-address="'trace-out'.G1:'trace-out'.G1000" chart:class="chart:scatte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6888888888889">
                <text:p>0.446888888888889</text:p>
                <draw:g>
                  <svg:desc>'trace-out'.A1:'trace-out'.A1000</svg:desc>
                </draw:g>
              </table:table-cell>
              <table:table-cell office:value-type="float" office:value="0.00183333333333333">
                <text:p>0.00183333333333333</text:p>
                <draw:g>
                  <svg:desc>'trace-out'.C1:'trace-out'.C1000</svg:desc>
                </draw:g>
              </table:table-cell>
              <table:table-cell office:value-type="float" office:value="0.00166666666666667">
                <text:p>0.00166666666666667</text:p>
                <draw:g>
                  <svg:desc>'trace-out'.G1:'trace-out'.G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6888888888889">
                <text:p>0.446888888888889</text:p>
              </table:table-cell>
              <table:table-cell office:value-type="float" office:value="0.00178708055588258">
                <text:p>0.00178708055588258</text:p>
              </table:table-cell>
              <table:table-cell office:value-type="float" office:value="0.00162445422310014">
                <text:p>0.00162445422310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6951128540574">
                <text:p>0.446951128540574</text:p>
              </table:table-cell>
              <table:table-cell office:value-type="float" office:value="0.00174257733401285">
                <text:p>0.00174257733401285</text:p>
              </table:table-cell>
              <table:table-cell office:value-type="float" office:value="0.00158379277199978">
                <text:p>0.00158379277199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7069072091614">
                <text:p>0.447069072091614</text:p>
              </table:table-cell>
              <table:table-cell office:value-type="float" office:value="0.00169985003616447">
                <text:p>0.00169985003616447</text:p>
              </table:table-cell>
              <table:table-cell office:value-type="float" office:value="0.00154470136685981">
                <text:p>0.00154470136685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7238455583806">
                <text:p>0.447238455583806</text:p>
              </table:table-cell>
              <table:table-cell office:value-type="float" office:value="0.0016589698118876">
                <text:p>0.0016589698118876</text:p>
              </table:table-cell>
              <table:table-cell office:value-type="float" office:value="0.00150723617093131">
                <text:p>0.00150723617093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7456882047549">
                <text:p>0.447456882047549</text:p>
              </table:table-cell>
              <table:table-cell office:value-type="float" office:value="0.00162005095354035">
                <text:p>0.00162005095354035</text:p>
              </table:table-cell>
              <table:table-cell office:value-type="float" office:value="0.00147148910046124">
                <text:p>0.00147148910046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7723517006587">
                <text:p>0.447723517006587</text:p>
              </table:table-cell>
              <table:table-cell office:value-type="float" office:value="0.00158325381848819">
                <text:p>0.00158325381848819</text:p>
              </table:table-cell>
              <table:table-cell office:value-type="float" office:value="0.00143759024097182">
                <text:p>0.00143759024097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8038863465768">
                <text:p>0.448038863465768</text:p>
              </table:table-cell>
              <table:table-cell office:value-type="float" office:value="0.00154879146801934">
                <text:p>0.00154879146801934</text:p>
              </table:table-cell>
              <table:table-cell office:value-type="float" office:value="0.00140571333849701">
                <text:p>0.001405713338497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8404600288241">
                <text:p>0.448404600288241</text:p>
              </table:table-cell>
              <table:table-cell office:value-type="float" office:value="0.00151693974309249">
                <text:p>0.00151693974309249</text:p>
              </table:table-cell>
              <table:table-cell office:value-type="float" office:value="0.00137608413436171">
                <text:p>0.00137608413436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8823471575747">
                <text:p>0.448823471575747</text:p>
              </table:table-cell>
              <table:table-cell office:value-type="float" office:value="0.00148805089632639">
                <text:p>0.00148805089632639</text:p>
              </table:table-cell>
              <table:table-cell office:value-type="float" office:value="0.00134899164253729">
                <text:p>0.00134899164253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9299217574">
                <text:p>0.449299217574</text:p>
              </table:table-cell>
              <table:table-cell office:value-type="float" office:value="0.00146257121271639">
                <text:p>0.00146257121271639</text:p>
              </table:table-cell>
              <table:table-cell office:value-type="float" office:value="0.00132480272773138">
                <text:p>0.00132480272773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9836539911834">
                <text:p>0.449836539911834</text:p>
              </table:table-cell>
              <table:table-cell office:value-type="float" office:value="0.00144106332940685">
                <text:p>0.00144106332940685</text:p>
              </table:table-cell>
              <table:table-cell office:value-type="float" office:value="0.00130398057238636">
                <text:p>0.00130398057238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044109578647">
                <text:p>0.45044109578647</text:p>
              </table:table-cell>
              <table:table-cell office:value-type="float" office:value="0.00142423424259425">
                <text:p>0.00142423424259425</text:p>
              </table:table-cell>
              <table:table-cell office:value-type="float" office:value="0.00128710785076826">
                <text:p>0.001287107850768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1119517135653">
                <text:p>0.451119517135653</text:p>
              </table:table-cell>
              <table:table-cell office:value-type="float" office:value="0.00141297029376327">
                <text:p>0.00141297029376327</text:p>
              </table:table-cell>
              <table:table-cell office:value-type="float" office:value="0.00127491568027403">
                <text:p>0.001274915680274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51879451974629">
                <text:p>0.451879451974629</text:p>
              </table:table-cell>
              <table:table-cell office:value-type="float" office:value="0.00140838078040525">
                <text:p>0.00140838078040525</text:p>
              </table:table-cell>
              <table:table-cell office:value-type="float" office:value="0.00126831971259332">
                <text:p>0.00126831971259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2729625987118">
                <text:p>0.452729625987118</text:p>
              </table:table-cell>
              <table:table-cell office:value-type="float" office:value="0.00141185225959669">
                <text:p>0.00141185225959669</text:p>
              </table:table-cell>
              <table:table-cell office:value-type="float" office:value="0.00126846507827383">
                <text:p>0.00126846507827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3679923194856">
                <text:p>0.453679923194856</text:p>
              </table:table-cell>
              <table:table-cell office:value-type="float" office:value="0.00142511612900792">
                <text:p>0.00142511612900792</text:p>
              </table:table-cell>
              <table:table-cell office:value-type="float" office:value="0.0012767823264576">
                <text:p>0.00127678232645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4741485128367">
                <text:p>0.454741485128367</text:p>
              </table:table-cell>
              <table:table-cell office:value-type="float" office:value="0.00145033270468658">
                <text:p>0.00145033270468658</text:p>
              </table:table-cell>
              <table:table-cell office:value-type="float" office:value="0.0012950570284797">
                <text:p>0.00129505702847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5926828410921">
                <text:p>0.455926828410921</text:p>
              </table:table-cell>
              <table:table-cell office:value-type="float" office:value="0.0014901957983674">
                <text:p>0.0014901957983674</text:p>
              </table:table-cell>
              <table:table-cell office:value-type="float" office:value="0.00132551636482532">
                <text:p>0.00132551636482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7249981068503">
                <text:p>0.457249981068503</text:p>
              </table:table-cell>
              <table:table-cell office:value-type="float" office:value="0.00154806276499128">
                <text:p>0.00154806276499128</text:p>
              </table:table-cell>
              <table:table-cell office:value-type="float" office:value="0.00137093681980659">
                <text:p>0.001370936819806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8726638204251">
                <text:p>0.458726638204251</text:p>
              </table:table-cell>
              <table:table-cell office:value-type="float" office:value="0.00162811618673372">
                <text:p>0.00162811618673372</text:p>
              </table:table-cell>
              <table:table-cell office:value-type="float" office:value="0.00143477810369692">
                <text:p>0.001434778103696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60374337932047">
                <text:p>0.460374337932047</text:p>
              </table:table-cell>
              <table:table-cell office:value-type="float" office:value="0.00173556483500965">
                <text:p>0.00173556483500965</text:p>
              </table:table-cell>
              <table:table-cell office:value-type="float" office:value="0.00152134965200233">
                <text:p>0.001521349652002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62212658649926">
                <text:p>0.462212658649926</text:p>
              </table:table-cell>
              <table:table-cell office:value-type="float" office:value="0.00187689336862937">
                <text:p>0.00187689336862937</text:p>
              </table:table-cell>
              <table:table-cell office:value-type="float" office:value="0.00163601756910158">
                <text:p>0.001636017569101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4263438840349">
                <text:p>0.464263438840349</text:p>
              </table:table-cell>
              <table:table-cell office:value-type="float" office:value="0.00206017245790403">
                <text:p>0.00206017245790403</text:p>
              </table:table-cell>
              <table:table-cell office:value-type="float" office:value="0.00178546175206466">
                <text:p>0.001785461752064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6551020592414">
                <text:p>0.466551020592414</text:p>
              </table:table-cell>
              <table:table-cell office:value-type="float" office:value="0.00229544375663851">
                <text:p>0.00229544375663851</text:p>
              </table:table-cell>
              <table:table-cell office:value-type="float" office:value="0.00197799522504843">
                <text:p>0.001977995225048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910251791969">
                <text:p>0.46910251791969</text:p>
              </table:table-cell>
              <table:table-cell office:value-type="float" office:value="0.00259519747438123">
                <text:p>0.00259519747438123</text:p>
              </table:table-cell>
              <table:table-cell office:value-type="float" office:value="0.00222396052256951">
                <text:p>0.002223960522569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71948110649448">
                <text:p>0.471948110649448</text:p>
              </table:table-cell>
              <table:table-cell office:value-type="float" office:value="0.00297496433825413">
                <text:p>0.00297496433825413</text:p>
              </table:table-cell>
              <table:table-cell office:value-type="float" office:value="0.00253622138056007">
                <text:p>0.002536221380560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75121364116172">
                <text:p>0.475121364116172</text:p>
              </table:table-cell>
              <table:table-cell office:value-type="float" office:value="0.00345404859118496">
                <text:p>0.00345404859118496</text:p>
              </table:table-cell>
              <table:table-cell office:value-type="float" office:value="0.0029307721368713">
                <text:p>0.0029307721368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78659574007146">
                <text:p>0.478659574007146</text:p>
              </table:table-cell>
              <table:table-cell office:value-type="float" office:value="0.00405643446157111">
                <text:p>0.00405643446157111</text:p>
              </table:table-cell>
              <table:table-cell office:value-type="float" office:value="0.00342749222211506">
                <text:p>0.003427492222115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2604134344371">
                <text:p>0.482604134344371</text:p>
              </table:table-cell>
              <table:table-cell office:value-type="float" office:value="0.00481190534680299">
                <text:p>0.00481190534680299</text:p>
              </table:table-cell>
              <table:table-cell office:value-type="float" office:value="0.00405107904606791">
                <text:p>0.004051079046067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7000924556266">
                <text:p>0.487000924556266</text:p>
              </table:table-cell>
              <table:table-cell office:value-type="float" office:value="0.00575742281551744">
                <text:p>0.00575742281551744</text:p>
              </table:table-cell>
              <table:table-cell office:value-type="float" office:value="0.00483219953801542">
                <text:p>0.004832199538015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91900708634793">
                <text:p>0.491900708634793</text:p>
              </table:table-cell>
              <table:table-cell office:value-type="float" office:value="0.00693882138252196">
                <text:p>0.00693882138252196</text:p>
              </table:table-cell>
              <table:table-cell office:value-type="float" office:value="0.00580890860693725">
                <text:p>0.005808908606937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7359535134539">
                <text:p>0.497359535134539</text:p>
              </table:table-cell>
              <table:table-cell office:value-type="float" office:value="0.00841288458965433">
                <text:p>0.00841288458965433</text:p>
              </table:table-cell>
              <table:table-cell office:value-type="float" office:value="0.00702839176149929">
                <text:p>0.007028391761499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0343912077033">
                <text:p>0.50343912077033</text:p>
              </table:table-cell>
              <table:table-cell office:value-type="float" office:value="0.0102498776585194">
                <text:p>0.0102498776585194</text:p>
              </table:table-cell>
              <table:table-cell office:value-type="float" office:value="0.00854909878004245">
                <text:p>0.008549098780042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10207191966811">
                <text:p>0.510207191966811</text:p>
              </table:table-cell>
              <table:table-cell office:value-type="float" office:value="0.0125366207638531">
                <text:p>0.0125366207638531</text:p>
              </table:table-cell>
              <table:table-cell office:value-type="float" office:value="0.0104433450133011">
                <text:p>0.01044334501330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17737747056233">
                <text:p>0.517737747056233</text:p>
              </table:table-cell>
              <table:table-cell office:value-type="float" office:value="0.0153801928663626">
                <text:p>0.0153801928663626</text:p>
              </table:table-cell>
              <table:table-cell office:value-type="float" office:value="0.012800465442012">
                <text:p>0.0128004654420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2611118580117">
                <text:p>0.52611118580117</text:p>
              </table:table-cell>
              <table:table-cell office:value-type="float" office:value="0.0189123557916601">
                <text:p>0.0189123557916601</text:p>
              </table:table-cell>
              <table:table-cell office:value-type="float" office:value="0.015730611909608">
                <text:p>0.0157306119096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5414231122121">
                <text:p>0.535414231122121</text:p>
              </table:table-cell>
              <table:table-cell office:value-type="float" office:value="0.0232947766109581">
                <text:p>0.0232947766109581</text:p>
              </table:table-cell>
              <table:table-cell office:value-type="float" office:value="0.0193692825332413">
                <text:p>0.01936928253324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5739538584635">
                <text:p>0.545739538584635</text:p>
              </table:table-cell>
              <table:table-cell office:value-type="float" office:value="0.0287250951862452">
                <text:p>0.0287250951862452</text:p>
              </table:table-cell>
              <table:table-cell office:value-type="float" office:value="0.0238826585912896">
                <text:p>0.02388265859128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57184850272364">
                <text:p>0.557184850272364</text:p>
              </table:table-cell>
              <table:table-cell office:value-type="float" office:value="0.0354438205570895">
                <text:p>0.0354438205570895</text:p>
              </table:table-cell>
              <table:table-cell office:value-type="float" office:value="0.0294737895157917">
                <text:p>0.02947378951579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69851498859037">
                <text:p>0.569851498859037</text:p>
              </table:table-cell>
              <table:table-cell office:value-type="float" office:value="0.0437419263347725">
                <text:p>0.0437419263347725</text:p>
              </table:table-cell>
              <table:table-cell office:value-type="float" office:value="0.0363895978537655">
                <text:p>0.03638959785376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83842002808861">
                <text:p>0.583842002808861</text:p>
              </table:table-cell>
              <table:table-cell office:value-type="float" office:value="0.0539688253016234">
                <text:p>0.0539688253016234</text:p>
              </table:table-cell>
              <table:table-cell office:value-type="float" office:value="0.044928553917956">
                <text:p>0.0449285539179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99256413246862">
                <text:p>0.599256413246862</text:p>
              </table:table-cell>
              <table:table-cell office:value-type="float" office:value="0.0665401013371793">
                <text:p>0.0665401013371793</text:p>
              </table:table-cell>
              <table:table-cell office:value-type="float" office:value="0.0554486669800309">
                <text:p>0.05544866698003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16186977703556">
                <text:p>0.616186977703556</text:p>
              </table:table-cell>
              <table:table-cell office:value-type="float" office:value="0.0819439168852657">
                <text:p>0.0819439168852657</text:p>
              </table:table-cell>
              <table:table-cell office:value-type="float" office:value="0.0683751192162919">
                <text:p>0.06837511921629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4710580382677">
                <text:p>0.634710580382677</text:p>
              </table:table-cell>
              <table:table-cell office:value-type="float" office:value="0.100744343367711">
                <text:p>0.100744343367711</text:p>
              </table:table-cell>
              <table:table-cell office:value-type="float" office:value="0.0842063831757422">
                <text:p>0.08420638317574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54878315335688">
                <text:p>0.654878315335688</text:p>
              </table:table-cell>
              <table:table-cell office:value-type="float" office:value="0.123578929759831">
                <text:p>0.123578929759831</text:p>
              </table:table-cell>
              <table:table-cell office:value-type="float" office:value="0.103516959725865">
                <text:p>0.1035169597258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6701473800285">
                <text:p>0.676701473800285</text:p>
              </table:table-cell>
              <table:table-cell office:value-type="float" office:value="0.151146606904875">
                <text:p>0.151146606904875</text:p>
              </table:table-cell>
              <table:table-cell office:value-type="float" office:value="0.126953902463855">
                <text:p>0.126953902463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00133227038782">
                <text:p>0.700133227038782</text:p>
              </table:table-cell>
              <table:table-cell office:value-type="float" office:value="0.184180572173646">
                <text:p>0.184180572173646</text:p>
              </table:table-cell>
              <table:table-cell office:value-type="float" office:value="0.15522303889396">
                <text:p>0.155223038893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25045439418094">
                <text:p>0.725045439418094</text:p>
              </table:table-cell>
              <table:table-cell office:value-type="float" office:value="0.22339931916064">
                <text:p>0.22339931916064</text:p>
              </table:table-cell>
              <table:table-cell office:value-type="float" office:value="0.189059323879301">
                <text:p>0.1890593238793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120047191021">
                <text:p>0.75120047191021</text:p>
              </table:table-cell>
              <table:table-cell office:value-type="float" office:value="0.26942796647559">
                <text:p>0.26942796647559</text:p>
              </table:table-cell>
              <table:table-cell office:value-type="float" office:value="0.229174305750751">
                <text:p>0.2291743057507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78218695951256">
                <text:p>0.778218695951256</text:p>
              </table:table-cell>
              <table:table-cell office:value-type="float" office:value="0.322682447663405">
                <text:p>0.322682447663405</text:p>
              </table:table-cell>
              <table:table-cell office:value-type="float" office:value="0.276172797729495">
                <text:p>0.2761727977294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05543920986892">
                <text:p>0.805543920986892</text:p>
              </table:table-cell>
              <table:table-cell office:value-type="float" office:value="0.383212492851813">
                <text:p>0.383212492851813</text:p>
              </table:table-cell>
              <table:table-cell office:value-type="float" office:value="0.330431550945102">
                <text:p>0.330431550945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3241120379444">
                <text:p>0.83241120379444</text:p>
              </table:table-cell>
              <table:table-cell office:value-type="float" office:value="0.450507745211428">
                <text:p>0.450507745211428</text:p>
              </table:table-cell>
              <table:table-cell office:value-type="float" office:value="0.39193664711472">
                <text:p>0.391936647114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57824549312624">
                <text:p>0.857824549312624</text:p>
              </table:table-cell>
              <table:table-cell office:value-type="float" office:value="0.52328687507178">
                <text:p>0.52328687507178</text:p>
              </table:table-cell>
              <table:table-cell office:value-type="float" office:value="0.460085600692318">
                <text:p>0.4600856006923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80555438838337">
                <text:p>0.880555438838337</text:p>
              </table:table-cell>
              <table:table-cell office:value-type="float" office:value="0.599312714975178">
                <text:p>0.599312714975178</text:p>
              </table:table-cell>
              <table:table-cell office:value-type="float" office:value="0.533476755232478">
                <text:p>0.5334767552324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9917585618869">
                <text:p>0.89917585618869</text:p>
              </table:table-cell>
              <table:table-cell office:value-type="float" office:value="0.675303523692759">
                <text:p>0.675303523692759</text:p>
              </table:table-cell>
              <table:table-cell office:value-type="float" office:value="0.609732621011224">
                <text:p>0.6097326210112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12139546932653">
                <text:p>0.912139546932653</text:p>
              </table:table-cell>
              <table:table-cell office:value-type="float" office:value="0.747030285783159">
                <text:p>0.747030285783159</text:p>
              </table:table-cell>
              <table:table-cell office:value-type="float" office:value="0.685430777752706">
                <text:p>0.6854307777527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17919954535736">
                <text:p>0.917919954535736</text:p>
              </table:table-cell>
              <table:table-cell office:value-type="float" office:value="0.809682739773421">
                <text:p>0.809682739773421</text:p>
              </table:table-cell>
              <table:table-cell office:value-type="float" office:value="0.756233441967023">
                <text:p>0.7562334419670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15200333597715">
                <text:p>0.915200333597715</text:p>
              </table:table-cell>
              <table:table-cell office:value-type="float" office:value="0.858530613164562">
                <text:p>0.858530613164562</text:p>
              </table:table-cell>
              <table:table-cell office:value-type="float" office:value="0.817294125524053">
                <text:p>0.8172941255240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03091276848467">
                <text:p>0.903091276848467</text:p>
              </table:table-cell>
              <table:table-cell office:value-type="float" office:value="0.889794631487438">
                <text:p>0.889794631487438</text:p>
              </table:table-cell>
              <table:table-cell office:value-type="float" office:value="0.863955768622572">
                <text:p>0.8639557686225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81328869252113">
                <text:p>0.881328869252113</text:p>
              </table:table-cell>
              <table:table-cell office:value-type="float" office:value="0.901506200002906">
                <text:p>0.901506200002906</text:p>
              </table:table-cell>
              <table:table-cell office:value-type="float" office:value="0.89263654286376">
                <text:p>0.892636542863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50394200271531">
                <text:p>0.850394200271531</text:p>
              </table:table-cell>
              <table:table-cell office:value-type="float" office:value="0.894052426222894">
                <text:p>0.894052426222894</text:p>
              </table:table-cell>
              <table:table-cell office:value-type="float" office:value="0.901665656412246">
                <text:p>0.9016656564122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1150445774019">
                <text:p>0.81150445774019</text:p>
              </table:table-cell>
              <table:table-cell office:value-type="float" office:value="0.870158786182145">
                <text:p>0.870158786182145</text:p>
              </table:table-cell>
              <table:table-cell office:value-type="float" office:value="0.891763625256928">
                <text:p>0.8917636252569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66461246290046">
                <text:p>0.766461246290046</text:p>
              </table:table-cell>
              <table:table-cell office:value-type="float" office:value="0.834270245126076">
                <text:p>0.834270245126076</text:p>
              </table:table-cell>
              <table:table-cell office:value-type="float" office:value="0.865939500406086">
                <text:p>0.8659395004060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17390753674514">
                <text:p>0.717390753674514</text:p>
              </table:table-cell>
              <table:table-cell office:value-type="float" office:value="0.791551031620037">
                <text:p>0.791551031620037</text:p>
              </table:table-cell>
              <table:table-cell office:value-type="float" office:value="0.828801614274413">
                <text:p>0.8288016142744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6448071664856">
                <text:p>0.666448071664856</text:p>
              </table:table-cell>
              <table:table-cell office:value-type="float" office:value="0.746871395720863">
                <text:p>0.746871395720863</text:p>
              </table:table-cell>
              <table:table-cell office:value-type="float" office:value="0.785532262196493">
                <text:p>0.7855322621964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15563717116699">
                <text:p>0.615563717116699</text:p>
              </table:table-cell>
              <table:table-cell office:value-type="float" office:value="0.704097756298252">
                <text:p>0.704097756298252</text:p>
              </table:table-cell>
              <table:table-cell office:value-type="float" office:value="0.740899884435473">
                <text:p>0.7408998844354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66283607767112">
                <text:p>0.566283607767112</text:p>
              </table:table-cell>
              <table:table-cell office:value-type="float" office:value="0.665809809881692">
                <text:p>0.665809809881692</text:p>
              </table:table-cell>
              <table:table-cell office:value-type="float" office:value="0.698604582469782">
                <text:p>0.6986045824697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19713176394035">
                <text:p>0.519713176394035</text:p>
              </table:table-cell>
              <table:table-cell office:value-type="float" office:value="0.63337579763215">
                <text:p>0.63337579763215</text:p>
              </table:table-cell>
              <table:table-cell office:value-type="float" office:value="0.661051273834312">
                <text:p>0.6610512738343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76544042290709">
                <text:p>0.476544042290709</text:p>
              </table:table-cell>
              <table:table-cell office:value-type="float" office:value="0.607224275345081">
                <text:p>0.607224275345081</text:p>
              </table:table-cell>
              <table:table-cell office:value-type="float" office:value="0.629462044130716">
                <text:p>0.6294620441307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37128372127204">
                <text:p>0.437128372127204</text:p>
              </table:table-cell>
              <table:table-cell office:value-type="float" office:value="0.587160873231389">
                <text:p>0.587160873231389</text:p>
              </table:table-cell>
              <table:table-cell office:value-type="float" office:value="0.604162105917531">
                <text:p>0.6041621059175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01569062445426">
                <text:p>0.401569062445426</text:p>
              </table:table-cell>
              <table:table-cell office:value-type="float" office:value="0.572638462190586">
                <text:p>0.572638462190586</text:p>
              </table:table-cell>
              <table:table-cell office:value-type="float" office:value="0.584894326571135">
                <text:p>0.5848943265711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9804497220831">
                <text:p>0.369804497220831</text:p>
              </table:table-cell>
              <table:table-cell office:value-type="float" office:value="0.562948433899502">
                <text:p>0.562948433899502</text:p>
              </table:table-cell>
              <table:table-cell office:value-type="float" office:value="0.571079609445808">
                <text:p>0.5710796094458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1677522402267">
                <text:p>0.341677522402267</text:p>
              </table:table-cell>
              <table:table-cell office:value-type="float" office:value="0.557337518228605">
                <text:p>0.557337518228605</text:p>
              </table:table-cell>
              <table:table-cell office:value-type="float" office:value="0.561997321240725">
                <text:p>0.5619973212407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16986008594226">
                <text:p>0.316986008594226</text:p>
              </table:table-cell>
              <table:table-cell office:value-type="float" office:value="0.555069219518385">
                <text:p>0.555069219518385</text:p>
              </table:table-cell>
              <table:table-cell office:value-type="float" office:value="0.556893340897214">
                <text:p>0.5568933408972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95516575007731">
                <text:p>0.295516575007731</text:p>
              </table:table-cell>
              <table:table-cell office:value-type="float" office:value="0.555450214000126">
                <text:p>0.555450214000126</text:p>
              </table:table-cell>
              <table:table-cell office:value-type="float" office:value="0.555035589455997">
                <text:p>0.5550355894559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77064687647299">
                <text:p>0.277064687647299</text:p>
              </table:table-cell>
              <table:table-cell office:value-type="float" office:value="0.557837779142104">
                <text:p>0.557837779142104</text:p>
              </table:table-cell>
              <table:table-cell office:value-type="float" office:value="0.555737007599032">
                <text:p>0.555737007599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61444545142003">
                <text:p>0.261444545142003</text:p>
              </table:table-cell>
              <table:table-cell office:value-type="float" office:value="0.561639069150047">
                <text:p>0.561639069150047</text:p>
              </table:table-cell>
              <table:table-cell office:value-type="float" office:value="0.558361340414267">
                <text:p>0.5583613404142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48491743539152">
                <text:p>0.248491743539152</text:p>
              </table:table-cell>
              <table:table-cell office:value-type="float" office:value="0.566308655427495">
                <text:p>0.566308655427495</text:p>
              </table:table-cell>
              <table:table-cell office:value-type="float" office:value="0.5623218805813">
                <text:p>0.56232188058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8061130757695">
                <text:p>0.238061130757695</text:p>
              </table:table-cell>
              <table:table-cell office:value-type="float" office:value="0.57134759814914">
                <text:p>0.57134759814914</text:p>
              </table:table-cell>
              <table:table-cell office:value-type="float" office:value="0.567079088904553">
                <text:p>0.5670790889045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30021731433045">
                <text:p>0.230021731433045</text:p>
              </table:table-cell>
              <table:table-cell office:value-type="float" office:value="0.576305219382073">
                <text:p>0.576305219382073</text:p>
              </table:table-cell>
              <table:table-cell office:value-type="float" office:value="0.57214001667091">
                <text:p>0.572140016670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24250205404683">
                <text:p>0.224250205404683</text:p>
              </table:table-cell>
              <table:table-cell office:value-type="float" office:value="0.580783415123172">
                <text:p>0.580783415123172</text:p>
              </table:table-cell>
              <table:table-cell office:value-type="float" office:value="0.577060477749154">
                <text:p>0.5770604777491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20623988708132">
                <text:p>0.220623988708132</text:p>
              </table:table-cell>
              <table:table-cell office:value-type="float" office:value="0.584442542413106">
                <text:p>0.584442542413106</text:p>
              </table:table-cell>
              <table:table-cell office:value-type="float" office:value="0.581449668102165">
                <text:p>0.5814496681021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19015019045827">
                <text:p>0.219015019045827</text:p>
              </table:table-cell>
              <table:table-cell office:value-type="float" office:value="0.587007510320951">
                <text:p>0.587007510320951</text:p>
              </table:table-cell>
              <table:table-cell office:value-type="float" office:value="0.584976188465678">
                <text:p>0.5849761884656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19284730801657">
                <text:p>0.219284730801657</text:p>
              </table:table-cell>
              <table:table-cell office:value-type="float" office:value="0.588272617774902">
                <text:p>0.588272617774902</text:p>
              </table:table-cell>
              <table:table-cell office:value-type="float" office:value="0.587374065602163">
                <text:p>0.5873740656021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21280790547803">
                <text:p>0.221280790547803</text:p>
              </table:table-cell>
              <table:table-cell office:value-type="float" office:value="0.588103869864831">
                <text:p>0.588103869864831</text:p>
              </table:table-cell>
              <table:table-cell office:value-type="float" office:value="0.588447322385538">
                <text:p>0.5884473223855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24835821103253">
                <text:p>0.224835821103253</text:p>
              </table:table-cell>
              <table:table-cell office:value-type="float" office:value="0.586437911838146">
                <text:p>0.586437911838146</text:p>
              </table:table-cell>
              <table:table-cell office:value-type="float" office:value="0.58807187044878">
                <text:p>0.588071870448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2976813500386">
                <text:p>0.22976813500386</text:p>
              </table:table-cell>
              <table:table-cell office:value-type="float" office:value="0.583277265409418">
                <text:p>0.583277265409418</text:p>
              </table:table-cell>
              <table:table-cell office:value-type="float" office:value="0.586193932615097">
                <text:p>0.5861939326150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35884283716684">
                <text:p>0.235884283716684</text:p>
              </table:table-cell>
              <table:table-cell office:value-type="float" office:value="0.578682130638161">
                <text:p>0.578682130638161</text:p>
              </table:table-cell>
              <table:table-cell office:value-type="float" office:value="0.582824760613114">
                <text:p>0.5828247606131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42983050165265">
                <text:p>0.242983050165265</text:p>
              </table:table-cell>
              <table:table-cell office:value-type="float" office:value="0.572759518686338">
                <text:p>0.572759518686338</text:p>
              </table:table-cell>
              <table:table-cell office:value-type="float" office:value="0.578031989614833">
                <text:p>0.5780319896148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50860390672451">
                <text:p>0.250860390672451</text:p>
              </table:table-cell>
              <table:table-cell office:value-type="float" office:value="0.565650816648087">
                <text:p>0.565650816648087</text:p>
              </table:table-cell>
              <table:table-cell office:value-type="float" office:value="0.571928455991846">
                <text:p>0.5719284559918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59314781532433">
                <text:p>0.259314781532433</text:p>
              </table:table-cell>
              <table:table-cell office:value-type="float" office:value="0.557519007683949">
                <text:p>0.557519007683949</text:p>
              </table:table-cell>
              <table:table-cell office:value-type="float" office:value="0.564659613222172">
                <text:p>0.564659613222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68152446159184">
                <text:p>0.268152446159184</text:p>
              </table:table-cell>
              <table:table-cell office:value-type="float" office:value="0.548536681306401">
                <text:p>0.548536681306401</text:p>
              </table:table-cell>
              <table:table-cell office:value-type="float" office:value="0.55639077224203">
                <text:p>0.556390772242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77192019891071">
                <text:p>0.277192019891071</text:p>
              </table:table-cell>
              <table:table-cell office:value-type="float" office:value="0.538875717885718">
                <text:p>0.538875717885718</text:p>
              </table:table-cell>
              <table:table-cell office:value-type="float" office:value="0.547295277169786">
                <text:p>0.5472952771697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86268330863753">
                <text:p>0.286268330863753</text:p>
              </table:table-cell>
              <table:table-cell office:value-type="float" office:value="0.528699192413342">
                <text:p>0.528699192413342</text:p>
              </table:table-cell>
              <table:table-cell office:value-type="float" office:value="0.537544458440798">
                <text:p>0.5375444584407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95235113046837">
                <text:p>0.295235113046837</text:p>
              </table:table-cell>
              <table:table-cell office:value-type="float" office:value="0.518155692753674">
                <text:p>0.518155692753674</text:p>
              </table:table-cell>
              <table:table-cell office:value-type="float" office:value="0.527299859238475">
                <text:p>0.5272998592384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03966599479295">
                <text:p>0.303966599479295</text:p>
              </table:table-cell>
              <table:table-cell office:value-type="float" office:value="0.50737594888969">
                <text:p>0.50737594888969</text:p>
              </table:table-cell>
              <table:table-cell office:value-type="float" office:value="0.51670788422347">
                <text:p>0.516707884223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12358053538232">
                <text:p>0.312358053538232</text:p>
              </table:table-cell>
              <table:table-cell office:value-type="float" office:value="0.496471458056291">
                <text:p>0.496471458056291</text:p>
              </table:table-cell>
              <table:table-cell office:value-type="float" office:value="0.505896730754608">
                <text:p>0.5058967307546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20325374779917">
                <text:p>0.320325374779917</text:p>
              </table:table-cell>
              <table:table-cell office:value-type="float" office:value="0.485534675637241">
                <text:p>0.485534675637241</text:p>
              </table:table-cell>
              <table:table-cell office:value-type="float" office:value="0.494975264293028">
                <text:p>0.4949752642930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27803961644948">
                <text:p>0.327803961644948</text:p>
              </table:table-cell>
              <table:table-cell office:value-type="float" office:value="0.474640312303414">
                <text:p>0.474640312303414</text:p>
              </table:table-cell>
              <table:table-cell office:value-type="float" office:value="0.484033397595233">
                <text:p>0.4840333975952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3474702962703">
                <text:p>0.33474702962703</text:p>
              </table:table-cell>
              <table:table-cell office:value-type="float" office:value="0.463847311654844">
                <text:p>0.463847311654844</text:p>
              </table:table-cell>
              <table:table-cell office:value-type="float" office:value="0.473143514405748">
                <text:p>0.4731435144057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41123576964419">
                <text:p>0.341123576964419</text:p>
              </table:table-cell>
              <table:table-cell office:value-type="float" office:value="0.453201154148563">
                <text:p>0.453201154148563</text:p>
              </table:table-cell>
              <table:table-cell office:value-type="float" office:value="0.462362519227756">
                <text:p>0.4623625192277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46916168110494">
                <text:p>0.346916168110494</text:p>
              </table:table-cell>
              <table:table-cell office:value-type="float" office:value="0.442736219842513">
                <text:p>0.442736219842513</text:p>
              </table:table-cell>
              <table:table-cell office:value-type="float" office:value="0.451734169962502">
                <text:p>0.4517341699625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52118675217895">
                <text:p>0.352118675217895</text:p>
              </table:table-cell>
              <table:table-cell office:value-type="float" office:value="0.432478027891304">
                <text:p>0.432478027891304</text:p>
              </table:table-cell>
              <table:table-cell office:value-type="float" office:value="0.441291437910569">
                <text:p>0.4412914379105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56734085268801">
                <text:p>0.356734085268801</text:p>
              </table:table-cell>
              <table:table-cell office:value-type="float" office:value="0.42244524471547">
                <text:p>0.42244524471547</text:p>
              </table:table-cell>
              <table:table-cell office:value-type="float" office:value="0.431058724134588">
                <text:p>0.4310587241345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60772449256193">
                <text:p>0.360772449256193</text:p>
              </table:table-cell>
              <table:table-cell office:value-type="float" office:value="0.412651410806236">
                <text:p>0.412651410806236</text:p>
              </table:table-cell>
              <table:table-cell office:value-type="float" office:value="0.421053833263527">
                <text:p>0.4210538332635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64249022342114">
                <text:p>0.364249022342114</text:p>
              </table:table-cell>
              <table:table-cell office:value-type="float" office:value="0.403106377672237">
                <text:p>0.403106377672237</text:p>
              </table:table-cell>
              <table:table-cell office:value-type="float" office:value="0.411289661610145">
                <text:p>0.4112896616101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67182621296306">
                <text:p>0.367182621296306</text:p>
              </table:table-cell>
              <table:table-cell office:value-type="float" office:value="0.393817473314662">
                <text:p>0.393817473314662</text:p>
              </table:table-cell>
              <table:table-cell office:value-type="float" office:value="0.401775595863171">
                <text:p>0.4017755958631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69594207960163">
                <text:p>0.369594207960163</text:p>
              </table:table-cell>
              <table:table-cell office:value-type="float" office:value="0.384790429757909">
                <text:p>0.384790429757909</text:p>
              </table:table-cell>
              <table:table-cell office:value-type="float" office:value="0.392518643673058">
                <text:p>0.3925186436730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71505694635766">
                <text:p>0.371505694635766</text:p>
              </table:table-cell>
              <table:table-cell office:value-type="float" office:value="0.376030112697486">
                <text:p>0.376030112697486</text:p>
              </table:table-cell>
              <table:table-cell office:value-type="float" office:value="0.383524331186944">
                <text:p>0.3835243311869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72938958525132">
                <text:p>0.372938958525132</text:p>
              </table:table-cell>
              <table:table-cell office:value-type="float" office:value="0.367541094083855">
                <text:p>0.367541094083855</text:p>
              </table:table-cell>
              <table:table-cell office:value-type="float" office:value="0.374797408130004">
                <text:p>0.3747974081300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73915046894843">
                <text:p>0.373915046894843</text:p>
              </table:table-cell>
              <table:table-cell office:value-type="float" office:value="0.359328105729922">
                <text:p>0.359328105729922</text:p>
              </table:table-cell>
              <table:table-cell office:value-type="float" office:value="0.366342401145935">
                <text:p>0.3663424011459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74453551784722">
                <text:p>0.374453551784722</text:p>
              </table:table-cell>
              <table:table-cell office:value-type="float" office:value="0.351396407513513">
                <text:p>0.351396407513513</text:p>
              </table:table-cell>
              <table:table-cell office:value-type="float" office:value="0.358164053011337">
                <text:p>0.3581640530113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74572132163424">
                <text:p>0.374572132163424</text:p>
              </table:table-cell>
              <table:table-cell office:value-type="float" office:value="0.343752098612925">
                <text:p>0.343752098612925</text:p>
              </table:table-cell>
              <table:table-cell office:value-type="float" office:value="0.350267680652714">
                <text:p>0.3502676806527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74286161912376">
                <text:p>0.374286161912376</text:p>
              </table:table-cell>
              <table:table-cell office:value-type="float" office:value="0.336402395196346">
                <text:p>0.336402395196346</text:p>
              </table:table-cell>
              <table:table-cell office:value-type="float" office:value="0.342659479723023">
                <text:p>0.3426594797230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73608483455896">
                <text:p>0.373608483455896</text:p>
              </table:table-cell>
              <table:table-cell office:value-type="float" office:value="0.329355893488747">
                <text:p>0.329355893488747</text:p>
              </table:table-cell>
              <table:table-cell office:value-type="float" office:value="0.33534679851776">
                <text:p>0.335346798517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7254924891611">
                <text:p>0.37254924891611</text:p>
              </table:table-cell>
              <table:table-cell office:value-type="float" office:value="0.322622833334898">
                <text:p>0.322622833334898</text:p>
              </table:table-cell>
              <table:table-cell office:value-type="float" office:value="0.328338399594391">
                <text:p>0.3283383995943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71115833111238">
                <text:p>0.371115833111238</text:p>
              </table:table-cell>
              <table:table-cell office:value-type="float" office:value="0.316215374282281">
                <text:p>0.316215374282281</text:p>
              </table:table-cell>
              <table:table-cell office:value-type="float" office:value="0.321644723749315">
                <text:p>0.3216447237493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69312805364279">
                <text:p>0.369312805364279</text:p>
              </table:table-cell>
              <table:table-cell office:value-type="float" office:value="0.310147893743789">
                <text:p>0.310147893743789</text:p>
              </table:table-cell>
              <table:table-cell office:value-type="float" office:value="0.315278168004236">
                <text:p>0.3152781680042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67141949834608">
                <text:p>0.367141949834608</text:p>
              </table:table-cell>
              <table:table-cell office:value-type="float" office:value="0.304437314830316">
                <text:p>0.304437314830316</text:p>
              </table:table-cell>
              <table:table-cell office:value-type="float" office:value="0.309253386869336">
                <text:p>0.3092533868693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64602326863718">
                <text:p>0.364602326863718</text:p>
              </table:table-cell>
              <table:table-cell office:value-type="float" office:value="0.299103469795764">
                <text:p>0.299103469795764</text:p>
              </table:table-cell>
              <table:table-cell office:value-type="float" office:value="0.303587624240758">
                <text:p>0.3035876242407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61690370611005">
                <text:p>0.361690370611005</text:p>
              </table:table-cell>
              <table:table-cell office:value-type="float" office:value="0.294169503516732">
                <text:p>0.294169503516732</text:p>
              </table:table-cell>
              <table:table-cell office:value-type="float" office:value="0.298301081679277">
                <text:p>0.2983010816792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58400021047015">
                <text:p>0.358400021047015</text:p>
              </table:table-cell>
              <table:table-cell office:value-type="float" office:value="0.289662319819654">
                <text:p>0.289662319819654</text:p>
              </table:table-cell>
              <table:table-cell office:value-type="float" office:value="0.293417327307733">
                <text:p>0.2934173273077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54722891191219">
                <text:p>0.354722891191219</text:p>
              </table:table-cell>
              <table:table-cell office:value-type="float" office:value="0.285613071527462">
                <text:p>0.285613071527462</text:p>
              </table:table-cell>
              <table:table-cell office:value-type="float" office:value="0.288963747937748">
                <text:p>0.2889637479377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50648473364318">
                <text:p>0.350648473364318</text:p>
              </table:table-cell>
              <table:table-cell office:value-type="float" office:value="0.282057692548904">
                <text:p>0.282057692548904</text:p>
              </table:table-cell>
              <table:table-cell office:value-type="float" office:value="0.284972045045625">
                <text:p>0.284972045045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46164391213531">
                <text:p>0.346164391213531</text:p>
              </table:table-cell>
              <table:table-cell office:value-type="float" office:value="0.279037466853108">
                <text:p>0.279037466853108</text:p>
              </table:table-cell>
              <table:table-cell office:value-type="float" office:value="0.281478772581236">
                <text:p>0.2814787725812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41256707404866">
                <text:p>0.341256707404866</text:p>
              </table:table-cell>
              <table:table-cell office:value-type="float" office:value="0.276599624377122">
                <text:p>0.276599624377122</text:p>
              </table:table-cell>
              <table:table-cell office:value-type="float" office:value="0.278525910981971">
                <text:p>0.2785259109819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35910300190961">
                <text:p>0.335910300190961</text:p>
              </table:table-cell>
              <table:table-cell office:value-type="float" office:value="0.274797947352637">
                <text:p>0.274797947352637</text:p>
              </table:table-cell>
              <table:table-cell office:value-type="float" office:value="0.276161466785432">
                <text:p>0.2761614667854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30109325566158">
                <text:p>0.330109325566158</text:p>
              </table:table-cell>
              <table:table-cell office:value-type="float" office:value="0.273693361682462">
                <text:p>0.273693361682462</text:p>
              </table:table-cell>
              <table:table-cell office:value-type="float" office:value="0.274440080427306">
                <text:p>0.2744400804273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23837785382376">
                <text:p>0.323837785382376</text:p>
              </table:table-cell>
              <table:table-cell office:value-type="float" office:value="0.273354476251968">
                <text:p>0.273354476251968</text:p>
              </table:table-cell>
              <table:table-cell office:value-type="float" office:value="0.273423615637158">
                <text:p>0.2734236156371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17080225527786">
                <text:p>0.317080225527786</text:p>
              </table:table-cell>
              <table:table-cell office:value-type="float" office:value="0.273858017788441">
                <text:p>0.273858017788441</text:p>
              </table:table-cell>
              <table:table-cell office:value-type="float" office:value="0.273181691700047">
                <text:p>0.2731816917000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09822591878913">
                <text:p>0.309822591878913</text:p>
              </table:table-cell>
              <table:table-cell office:value-type="float" office:value="0.275289089465087">
                <text:p>0.275289089465087</text:p>
              </table:table-cell>
              <table:table-cell office:value-type="float" office:value="0.273792104094367">
                <text:p>0.2737921040943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02053274903497">
                <text:p>0.302053274903497</text:p>
              </table:table-cell>
              <table:table-cell office:value-type="float" office:value="0.277741157402563">
                <text:p>0.277741157402563</text:p>
              </table:table-cell>
              <table:table-cell office:value-type="float" office:value="0.27534105903394">
                <text:p>0.275341059033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93764376005485">
                <text:p>0.293764376005485</text:p>
              </table:table-cell>
              <table:table-cell office:value-type="float" office:value="0.281315640391057">
                <text:p>0.281315640391057</text:p>
              </table:table-cell>
              <table:table-cell office:value-type="float" office:value="0.277923122773864">
                <text:p>0.2779231227738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84953229201549">
                <text:p>0.284953229201549</text:p>
              </table:table-cell>
              <table:table-cell office:value-type="float" office:value="0.286120945007066">
                <text:p>0.286120945007066</text:p>
              </table:table-cell>
              <table:table-cell office:value-type="float" office:value="0.281640757077636">
                <text:p>0.2816407570776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75624209413086">
                <text:p>0.275624209413086</text:p>
              </table:table-cell>
              <table:table-cell office:value-type="float" office:value="0.292270752364504">
                <text:p>0.292270752364504</text:p>
              </table:table-cell>
              <table:table-cell office:value-type="float" office:value="0.286603278550241">
                <text:p>0.2866032785502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65790852068246">
                <text:p>0.265790852068246</text:p>
              </table:table-cell>
              <table:table-cell office:value-type="float" office:value="0.299881327228141">
                <text:p>0.299881327228141</text:p>
              </table:table-cell>
              <table:table-cell office:value-type="float" office:value="0.292925043311394">
                <text:p>0.2929250433113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55478295912457">
                <text:p>0.255478295912457</text:p>
              </table:table-cell>
              <table:table-cell office:value-type="float" office:value="0.309067590788436">
                <text:p>0.309067590788436</text:p>
              </table:table-cell>
              <table:table-cell office:value-type="float" office:value="0.300722623170874">
                <text:p>0.3007226231708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44726039564027">
                <text:p>0.244726039564027</text:p>
              </table:table-cell>
              <table:table-cell office:value-type="float" office:value="0.319937684051568">
                <text:p>0.319937684051568</text:p>
              </table:table-cell>
              <table:table-cell office:value-type="float" office:value="0.310110711089113">
                <text:p>0.3101107110891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33590969738745">
                <text:p>0.233590969738745</text:p>
              </table:table-cell>
              <table:table-cell office:value-type="float" office:value="0.332585762719124">
                <text:p>0.332585762719124</text:p>
              </table:table-cell>
              <table:table-cell office:value-type="float" office:value="0.321196481736285">
                <text:p>0.3211964817362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22150572485369">
                <text:p>0.222150572485369</text:p>
              </table:table-cell>
              <table:table-cell office:value-type="float" office:value="0.34708282444195">
                <text:p>0.34708282444195</text:p>
              </table:table-cell>
              <table:table-cell office:value-type="float" office:value="0.334072151159692">
                <text:p>0.3340721511596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10506176038797">
                <text:p>0.210506176038797</text:p>
              </table:table-cell>
              <table:table-cell office:value-type="float" office:value="0.363465497397177">
                <text:p>0.363465497397177</text:p>
              </table:table-cell>
              <table:table-cell office:value-type="float" office:value="0.348805546361237">
                <text:p>0.3488055463612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98785994309694">
                <text:p>0.198785994309694</text:p>
              </table:table-cell>
              <table:table-cell office:value-type="float" office:value="0.381722939044552">
                <text:p>0.381722939044552</text:p>
              </table:table-cell>
              <table:table-cell office:value-type="float" office:value="0.365428633415042">
                <text:p>0.3654286334150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87147645776618">
                <text:p>0.187147645776618</text:p>
              </table:table-cell>
              <table:table-cell office:value-type="float" office:value="0.401782326048561">
                <text:p>0.401782326048561</text:p>
              </table:table-cell>
              <table:table-cell office:value-type="float" office:value="0.383924185468158">
                <text:p>0.3839241854681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75779720543222">
                <text:p>0.175779720543222</text:p>
              </table:table-cell>
              <table:table-cell office:value-type="float" office:value="0.423493868493665">
                <text:p>0.423493868493665</text:p>
              </table:table-cell>
              <table:table-cell office:value-type="float" office:value="0.404211119157723">
                <text:p>0.4042111191577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64901872255392">
                <text:p>0.164901872255392</text:p>
              </table:table-cell>
              <table:table-cell office:value-type="float" office:value="0.4466168353535">
                <text:p>0.4466168353535</text:p>
              </table:table-cell>
              <table:table-cell office:value-type="float" office:value="0.42612949524762">
                <text:p>0.426129495247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54762843590003">
                <text:p>0.154762843590003</text:p>
              </table:table-cell>
              <table:table-cell office:value-type="float" office:value="0.470808672828089">
                <text:p>0.470808672828089</text:p>
              </table:table-cell>
              <table:table-cell office:value-type="float" office:value="0.449426744204178">
                <text:p>0.4494267442041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5635825052901">
                <text:p>0.145635825052901</text:p>
              </table:table-cell>
              <table:table-cell office:value-type="float" office:value="0.495619814358821">
                <text:p>0.495619814358821</text:p>
              </table:table-cell>
              <table:table-cell office:value-type="float" office:value="0.473747272860615">
                <text:p>0.4737472728606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37810634033611">
                <text:p>0.137810634033611</text:p>
              </table:table-cell>
              <table:table-cell office:value-type="float" office:value="0.520497040727919">
                <text:p>0.520497040727919</text:p>
              </table:table-cell>
              <table:table-cell office:value-type="float" office:value="0.498628108158357">
                <text:p>0.4986281081583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3158242092027">
                <text:p>0.13158242092027</text:p>
              </table:table-cell>
              <table:table-cell office:value-type="float" office:value="0.544798027083704">
                <text:p>0.544798027083704</text:p>
              </table:table-cell>
              <table:table-cell office:value-type="float" office:value="0.523503450597276">
                <text:p>0.5235034505972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27236984973766">
                <text:p>0.127236984973766</text:p>
              </table:table-cell>
              <table:table-cell office:value-type="float" office:value="0.567818797601387">
                <text:p>0.567818797601387</text:p>
              </table:table-cell>
              <table:table-cell office:value-type="float" office:value="0.547720716449495">
                <text:p>0.5477207164494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25033308120701">
                <text:p>0.125033308120701</text:p>
              </table:table-cell>
              <table:table-cell office:value-type="float" office:value="0.588834086516332">
                <text:p>0.588834086516332</text:p>
              </table:table-cell>
              <table:table-cell office:value-type="float" office:value="0.570569636029985">
                <text:p>0.5705696360299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25184536519778">
                <text:p>0.125184536519778</text:p>
              </table:table-cell>
              <table:table-cell office:value-type="float" office:value="0.60714818002439">
                <text:p>0.60714818002439</text:p>
              </table:table-cell>
              <table:table-cell office:value-type="float" office:value="0.591324152835556">
                <text:p>0.5913241528355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27839248398635">
                <text:p>0.127839248398635</text:p>
              </table:table-cell>
              <table:table-cell office:value-type="float" office:value="0.622151092256784">
                <text:p>0.622151092256784</text:p>
              </table:table-cell>
              <table:table-cell office:value-type="float" office:value="0.609294371381857">
                <text:p>0.6092943713818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3306528598496">
                <text:p>0.13306528598496</text:p>
              </table:table-cell>
              <table:table-cell office:value-type="float" office:value="0.633372609694422">
                <text:p>0.633372609694422</text:p>
              </table:table-cell>
              <table:table-cell office:value-type="float" office:value="0.623883075034179">
                <text:p>0.6238830750341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40838530534566">
                <text:p>0.140838530534566</text:p>
              </table:table-cell>
              <table:table-cell office:value-type="float" office:value="0.640525656849446">
                <text:p>0.640525656849446</text:p>
              </table:table-cell>
              <table:table-cell office:value-type="float" office:value="0.634639109677341">
                <text:p>0.6346391096773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1038638344238">
                <text:p>0.151038638344238</text:p>
              </table:table-cell>
              <table:table-cell office:value-type="float" office:value="0.643531256776344">
                <text:p>0.643531256776344</text:p>
              </table:table-cell>
              <table:table-cell office:value-type="float" office:value="0.641299041831197">
                <text:p>0.6412990418311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63452915273028">
                <text:p>0.163452915273028</text:p>
              </table:table-cell>
              <table:table-cell office:value-type="float" office:value="0.642520231992466">
                <text:p>0.642520231992466</text:p>
              </table:table-cell>
              <table:table-cell office:value-type="float" office:value="0.643809574897245">
                <text:p>0.6438095748972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77788315905529">
                <text:p>0.177788315905529</text:p>
              </table:table-cell>
              <table:table-cell office:value-type="float" office:value="0.637811145307525">
                <text:p>0.637811145307525</text:p>
              </table:table-cell>
              <table:table-cell office:value-type="float" office:value="0.642326314236653">
                <text:p>0.6423263142366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93690269830592">
                <text:p>0.193690269830592</text:p>
              </table:table-cell>
              <table:table-cell office:value-type="float" office:value="0.629868632571026">
                <text:p>0.629868632571026</text:p>
              </table:table-cell>
              <table:table-cell office:value-type="float" office:value="0.637188952166703">
                <text:p>0.6371889521667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10765976514069">
                <text:p>0.210765976514069</text:p>
              </table:table-cell>
              <table:table-cell office:value-type="float" office:value="0.619249858406426">
                <text:p>0.619249858406426</text:p>
              </table:table-cell>
              <table:table-cell office:value-type="float" office:value="0.628877557859365">
                <text:p>0.6288775578593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28609234387472">
                <text:p>0.228609234387472</text:p>
              </table:table-cell>
              <table:table-cell office:value-type="float" office:value="0.606548329042675">
                <text:p>0.606548329042675</text:p>
              </table:table-cell>
              <table:table-cell office:value-type="float" office:value="0.617958040710539">
                <text:p>0.6179580407105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46823895193124">
                <text:p>0.246823895193124</text:p>
              </table:table-cell>
              <table:table-cell office:value-type="float" office:value="0.592343487088687">
                <text:p>0.592343487088687</text:p>
              </table:table-cell>
              <table:table-cell office:value-type="float" office:value="0.605026079164626">
                <text:p>0.6050260791646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65043597232675">
                <text:p>0.265043597232675</text:p>
              </table:table-cell>
              <table:table-cell office:value-type="float" office:value="0.577161947988098">
                <text:p>0.577161947988098</text:p>
              </table:table-cell>
              <table:table-cell office:value-type="float" office:value="0.59065773604243">
                <text:p>0.590657736042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82946326318583">
                <text:p>0.282946326318583</text:p>
              </table:table-cell>
              <table:table-cell office:value-type="float" office:value="0.56145293844172">
                <text:p>0.56145293844172</text:p>
              </table:table-cell>
              <table:table-cell office:value-type="float" office:value="0.575372255311624">
                <text:p>0.5753722553116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0026332370921">
                <text:p>0.30026332370921</text:p>
              </table:table-cell>
              <table:table-cell office:value-type="float" office:value="0.545577482339621">
                <text:p>0.545577482339621</text:p>
              </table:table-cell>
              <table:table-cell office:value-type="float" office:value="0.559609205653731">
                <text:p>0.5596092056537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16782686818488">
                <text:p>0.316782686818488</text:p>
              </table:table-cell>
              <table:table-cell office:value-type="float" office:value="0.529808810135479">
                <text:p>0.529808810135479</text:p>
              </table:table-cell>
              <table:table-cell office:value-type="float" office:value="0.543719198363367">
                <text:p>0.5437191983633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32348564857511">
                <text:p>0.332348564857511</text:p>
              </table:table-cell>
              <table:table-cell office:value-type="float" office:value="0.514340531734909">
                <text:p>0.514340531734909</text:p>
              </table:table-cell>
              <table:table-cell office:value-type="float" office:value="0.527965467697316">
                <text:p>0.5279654676973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46857112687538">
                <text:p>0.346857112687538</text:p>
              </table:table-cell>
              <table:table-cell office:value-type="float" office:value="0.499299128697031">
                <text:p>0.499299128697031</text:p>
              </table:table-cell>
              <table:table-cell office:value-type="float" office:value="0.512532795707468">
                <text:p>0.5125327957074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60250380978527">
                <text:p>0.360250380978527</text:p>
              </table:table-cell>
              <table:table-cell office:value-type="float" office:value="0.484757931326459">
                <text:p>0.484757931326459</text:p>
              </table:table-cell>
              <table:table-cell office:value-type="float" office:value="0.497540374704255">
                <text:p>0.4975403747042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72509172608507">
                <text:p>0.372509172608507</text:p>
              </table:table-cell>
              <table:table-cell office:value-type="float" office:value="0.470750592083962">
                <text:p>0.470750592083962</text:p>
              </table:table-cell>
              <table:table-cell office:value-type="float" office:value="0.483055860991766">
                <text:p>0.4830558609917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83645668068497">
                <text:p>0.383645668068497</text:p>
              </table:table-cell>
              <table:table-cell office:value-type="float" office:value="0.457282888594415">
                <text:p>0.457282888594415</text:p>
              </table:table-cell>
              <table:table-cell office:value-type="float" office:value="0.469108732079408">
                <text:p>0.4691087320794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93696381476594">
                <text:p>0.393696381476594</text:p>
              </table:table-cell>
              <table:table-cell office:value-type="float" office:value="0.444342348101799">
                <text:p>0.444342348101799</text:p>
              </table:table-cell>
              <table:table-cell office:value-type="float" office:value="0.455701869936928">
                <text:p>0.4557018699369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02715793852605">
                <text:p>0.402715793852605</text:p>
              </table:table-cell>
              <table:table-cell office:value-type="float" office:value="0.431905638992205">
                <text:p>0.431905638992205</text:p>
              </table:table-cell>
              <table:table-cell office:value-type="float" office:value="0.442820929183222">
                <text:p>0.4428209291832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10770839899368">
                <text:p>0.410770839899368</text:p>
              </table:table-cell>
              <table:table-cell office:value-type="float" office:value="0.419943942104125">
                <text:p>0.419943942104125</text:p>
              </table:table-cell>
              <table:table-cell office:value-type="float" office:value="0.430441479362984">
                <text:p>0.4304414793629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17936301766948">
                <text:p>0.417936301766948</text:p>
              </table:table-cell>
              <table:table-cell office:value-type="float" office:value="0.40842663895208">
                <text:p>0.40842663895208</text:p>
              </table:table-cell>
              <table:table-cell office:value-type="float" office:value="0.418534157860816">
                <text:p>0.4185341578608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24291082672304">
                <text:p>0.424291082672304</text:p>
              </table:table-cell>
              <table:table-cell office:value-type="float" office:value="0.397323683279703">
                <text:p>0.397323683279703</text:p>
              </table:table-cell>
              <table:table-cell office:value-type="float" office:value="0.407068180202997">
                <text:p>0.4070681802029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29915285878099">
                <text:p>0.429915285878099</text:p>
              </table:table-cell>
              <table:table-cell office:value-type="float" office:value="0.386606996538027">
                <text:p>0.386606996538027</text:p>
              </table:table-cell>
              <table:table-cell office:value-type="float" office:value="0.396013574797524">
                <text:p>0.3960135747975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34888001172663">
                <text:p>0.434888001172663</text:p>
              </table:table-cell>
              <table:table-cell office:value-type="float" office:value="0.376251175916007">
                <text:p>0.376251175916007</text:p>
              </table:table-cell>
              <table:table-cell office:value-type="float" office:value="0.38534247844534">
                <text:p>0.385342478445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39285693696176">
                <text:p>0.439285693696176</text:p>
              </table:table-cell>
              <table:table-cell office:value-type="float" office:value="0.366233744032597">
                <text:p>0.366233744032597</text:p>
              </table:table-cell>
              <table:table-cell office:value-type="float" office:value="0.375029774909836">
                <text:p>0.3750297749098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43181092595491">
                <text:p>0.443181092595491</text:p>
              </table:table-cell>
              <table:table-cell office:value-type="float" office:value="0.356535112882836">
                <text:p>0.356535112882836</text:p>
              </table:table-cell>
              <table:table-cell office:value-type="float" office:value="0.36505329896987">
                <text:p>0.365053298969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46642485188657">
                <text:p>0.446642485188657</text:p>
              </table:table-cell>
              <table:table-cell office:value-type="float" office:value="0.347138386133441">
                <text:p>0.347138386133441</text:p>
              </table:table-cell>
              <table:table-cell office:value-type="float" office:value="0.355393772453834">
                <text:p>0.3553937724538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49733333157551">
                <text:p>0.449733333157551</text:p>
              </table:table-cell>
              <table:table-cell office:value-type="float" office:value="0.338029084975607">
                <text:p>0.338029084975607</text:p>
              </table:table-cell>
              <table:table-cell office:value-type="float" office:value="0.346034591249525">
                <text:p>0.3460345912495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52512138926274">
                <text:p>0.452512138926274</text:p>
              </table:table-cell>
              <table:table-cell office:value-type="float" office:value="0.329194853146704">
                <text:p>0.329194853146704</text:p>
              </table:table-cell>
              <table:table-cell office:value-type="float" office:value="0.33696154448019">
                <text:p>0.336961544480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55032501744675">
                <text:p>0.455032501744675</text:p>
              </table:table-cell>
              <table:table-cell office:value-type="float" office:value="0.320625175204685">
                <text:p>0.320625175204685</text:p>
              </table:table-cell>
              <table:table-cell office:value-type="float" office:value="0.328162518445627">
                <text:p>0.3281625184456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57343313500227">
                <text:p>0.457343313500227</text:p>
              </table:table-cell>
              <table:table-cell office:value-type="float" office:value="0.312311127152787">
                <text:p>0.312311127152787</text:p>
              </table:table-cell>
              <table:table-cell office:value-type="float" office:value="0.31962721725106">
                <text:p>0.319627217251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59489053660017">
                <text:p>0.459489053660017</text:p>
              </table:table-cell>
              <table:table-cell office:value-type="float" office:value="0.304245168568266">
                <text:p>0.304245168568266</text:p>
              </table:table-cell>
              <table:table-cell office:value-type="float" office:value="0.311346917740375">
                <text:p>0.3113469177403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61510150917096">
                <text:p>0.461510150917096</text:p>
              </table:table-cell>
              <table:table-cell office:value-type="float" office:value="0.296420979173457">
                <text:p>0.296420979173457</text:p>
              </table:table-cell>
              <table:table-cell office:value-type="float" office:value="0.303314266925341">
                <text:p>0.3033142669253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6344338610604">
                <text:p>0.46344338610604</text:p>
              </table:table-cell>
              <table:table-cell office:value-type="float" office:value="0.288833339227031">
                <text:p>0.288833339227031</text:p>
              </table:table-cell>
              <table:table-cell office:value-type="float" office:value="0.295523124268185">
                <text:p>0.2955231242681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65322316840693">
                <text:p>0.465322316840693</text:p>
              </table:table-cell>
              <table:table-cell office:value-type="float" office:value="0.281478051375163">
                <text:p>0.281478051375163</text:p>
              </table:table-cell>
              <table:table-cell office:value-type="float" office:value="0.287968447885116">
                <text:p>0.2879684478851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67177709216936">
                <text:p>0.467177709216936</text:p>
              </table:table-cell>
              <table:table-cell office:value-type="float" office:value="0.274351901067449">
                <text:p>0.274351901067449</text:p>
              </table:table-cell>
              <table:table-cell office:value-type="float" office:value="0.280646222186488">
                <text:p>0.2806462221864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69037965927112">
                <text:p>0.469037965927112</text:p>
              </table:table-cell>
              <table:table-cell office:value-type="float" office:value="0.267452652868543">
                <text:p>0.267452652868543</text:p>
              </table:table-cell>
              <table:table-cell office:value-type="float" office:value="0.273553424058778">
                <text:p>0.2735534240587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70929543360755">
                <text:p>0.470929543360755</text:p>
              </table:table-cell>
              <table:table-cell office:value-type="float" office:value="0.260779080680584">
                <text:p>0.260779080680584</text:p>
              </table:table-cell>
              <table:table-cell office:value-type="float" office:value="0.266688025000654">
                <text:p>0.2666880250006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72877352821921">
                <text:p>0.472877352821921</text:p>
              </table:table-cell>
              <table:table-cell office:value-type="float" office:value="0.254331030835185">
                <text:p>0.254331030835185</text:p>
              </table:table-cell>
              <table:table-cell office:value-type="float" office:value="0.260049027361226">
                <text:p>0.2600490273612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74905142970182">
                <text:p>0.474905142970182</text:p>
              </table:table-cell>
              <table:table-cell office:value-type="float" office:value="0.248109518095382">
                <text:p>0.248109518095382</text:p>
              </table:table-cell>
              <table:table-cell office:value-type="float" office:value="0.253636533805606">
                <text:p>0.2536365338056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77035862072395">
                <text:p>0.477035862072395</text:p>
              </table:table-cell>
              <table:table-cell office:value-type="float" office:value="0.242116855759018">
                <text:p>0.242116855759018</text:p>
              </table:table-cell>
              <table:table-cell office:value-type="float" office:value="0.247451850236944">
                <text:p>0.2474518502369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79291999705855">
                <text:p>0.479291999705855</text:p>
              </table:table-cell>
              <table:table-cell office:value-type="float" office:value="0.236356822242763">
                <text:p>0.236356822242763</text:p>
              </table:table-cell>
              <table:table-cell office:value-type="float" office:value="0.241497623571883">
                <text:p>0.2414976235718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81695908237655">
                <text:p>0.481695908237655</text:p>
              </table:table-cell>
              <table:table-cell office:value-type="float" office:value="0.230834867739653">
                <text:p>0.230834867739653</text:p>
              </table:table-cell>
              <table:table-cell office:value-type="float" office:value="0.235778016968361">
                <text:p>0.2357780169683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84270104764478">
                <text:p>0.484270104764478</text:p>
              </table:table-cell>
              <table:table-cell office:value-type="float" office:value="0.225558365783508">
                <text:p>0.225558365783508</text:p>
              </table:table-cell>
              <table:table-cell office:value-type="float" office:value="0.230298926331716">
                <text:p>0.2302989263317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87037554262469">
                <text:p>0.487037554262469</text:p>
              </table:table-cell>
              <table:table-cell office:value-type="float" office:value="0.220536915824854">
                <text:p>0.220536915824854</text:p>
              </table:table-cell>
              <table:table-cell office:value-type="float" office:value="0.225068243178121">
                <text:p>0.2250682431781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90021934485094">
                <text:p>0.490021934485094</text:p>
              </table:table-cell>
              <table:table-cell office:value-type="float" office:value="0.21578270422482">
                <text:p>0.21578270422482</text:p>
              </table:table-cell>
              <table:table-cell office:value-type="float" office:value="0.220096170216414">
                <text:p>0.2200961702164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93247882659948">
                <text:p>0.493247882659948</text:p>
              </table:table-cell>
              <table:table-cell office:value-type="float" office:value="0.211310932394056">
                <text:p>0.211310932394056</text:p>
              </table:table-cell>
              <table:table-cell office:value-type="float" office:value="0.215395597317427">
                <text:p>0.2153955973174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96741223259312">
                <text:p>0.496741223259312</text:p>
              </table:table-cell>
              <table:table-cell office:value-type="float" office:value="0.207140322110807">
                <text:p>0.207140322110807</text:p>
              </table:table-cell>
              <table:table-cell office:value-type="float" office:value="0.210982546857716">
                <text:p>0.2109825468577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00529175022448">
                <text:p>0.500529175022448</text:p>
              </table:table-cell>
              <table:table-cell office:value-type="float" office:value="0.203293709282427">
                <text:p>0.203293709282427</text:p>
              </table:table-cell>
              <table:table-cell office:value-type="float" office:value="0.206876698713006">
                <text:p>0.2068766987130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04640533939517">
                <text:p>0.504640533939517</text:p>
              </table:table-cell>
              <table:table-cell office:value-type="float" office:value="0.199798738458579">
                <text:p>0.199798738458579</text:p>
              </table:table-cell>
              <table:table-cell office:value-type="float" office:value="0.203102006362321">
                <text:p>0.2031020063623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09105826995625">
                <text:p>0.509105826995625</text:p>
              </table:table-cell>
              <table:table-cell office:value-type="float" office:value="0.196688671087003">
                <text:p>0.196688671087003</text:p>
              </table:table-cell>
              <table:table-cell office:value-type="float" office:value="0.199687416522987">
                <text:p>0.1996874165229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13957429023447">
                <text:p>0.513957429023447</text:p>
              </table:table-cell>
              <table:table-cell office:value-type="float" office:value="0.194003320556016">
                <text:p>0.194003320556016</text:p>
              </table:table-cell>
              <table:table-cell office:value-type="float" office:value="0.196667705274129">
                <text:p>0.1966677052741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19229631903174">
                <text:p>0.519229631903174</text:p>
              </table:table-cell>
              <table:table-cell office:value-type="float" office:value="0.191790126094466">
                <text:p>0.191790126094466</text:p>
              </table:table-cell>
              <table:table-cell office:value-type="float" office:value="0.194084443445831">
                <text:p>0.1940844434458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24958651432169">
                <text:p>0.524958651432169</text:p>
              </table:table-cell>
              <table:table-cell office:value-type="float" office:value="0.190105375025077">
                <text:p>0.190105375025077</text:p>
              </table:table-cell>
              <table:table-cell office:value-type="float" office:value="0.191987102716988">
                <text:p>0.1919871027169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31182552291525">
                <text:p>0.531182552291525</text:p>
              </table:table-cell>
              <table:table-cell office:value-type="float" office:value="0.189015577877388">
                <text:p>0.189015577877388</text:p>
              </table:table-cell>
              <table:table-cell office:value-type="float" office:value="0.190434310750914">
                <text:p>0.1904343107509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37941065471325">
                <text:p>0.537941065471325</text:p>
              </table:table-cell>
              <table:table-cell office:value-type="float" office:value="0.188598992333436">
                <text:p>0.188598992333436</text:p>
              </table:table-cell>
              <table:table-cell office:value-type="float" office:value="0.189495257922437">
                <text:p>0.1894952579224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45275265083078">
                <text:p>0.545275265083078</text:p>
              </table:table-cell>
              <table:table-cell office:value-type="float" office:value="0.188947278371066">
                <text:p>0.188947278371066</text:p>
              </table:table-cell>
              <table:table-cell office:value-type="float" office:value="0.189251248538427">
                <text:p>0.1892512485384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5322706250729">
                <text:p>0.55322706250729</text:p>
              </table:table-cell>
              <table:table-cell office:value-type="float" office:value="0.190167246256352">
                <text:p>0.190167246256352</text:p>
              </table:table-cell>
              <table:table-cell office:value-type="float" office:value="0.189797374286286">
                <text:p>0.1897973742862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61838465180537">
                <text:p>0.561838465180537</text:p>
              </table:table-cell>
              <table:table-cell office:value-type="float" office:value="0.192382628607586">
                <text:p>0.192382628607586</text:p>
              </table:table-cell>
              <table:table-cell office:value-type="float" office:value="0.191244264806875">
                <text:p>0.191244264806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71150535039687">
                <text:p>0.571150535039687</text:p>
              </table:table-cell>
              <table:table-cell office:value-type="float" office:value="0.195735764379765">
                <text:p>0.195735764379765</text:p>
              </table:table-cell>
              <table:table-cell office:value-type="float" office:value="0.193719837034644">
                <text:p>0.1937198370346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81201967983763">
                <text:p>0.581201967983763</text:p>
              </table:table-cell>
              <table:table-cell office:value-type="float" office:value="0.200389022524287">
                <text:p>0.200389022524287</text:p>
              </table:table-cell>
              <table:table-cell office:value-type="float" office:value="0.19737091792827">
                <text:p>0.197370917928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92027201386927">
                <text:p>0.592027201386927</text:p>
              </table:table-cell>
              <table:table-cell office:value-type="float" office:value="0.206525712222894">
                <text:p>0.206525712222894</text:p>
              </table:table-cell>
              <table:table-cell office:value-type="float" office:value="0.202364550588245">
                <text:p>0.2023645505882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03653943083245">
                <text:p>0.603653943083245</text:p>
              </table:table-cell>
              <table:table-cell office:value-type="float" office:value="0.214350121336202">
                <text:p>0.214350121336202</text:p>
              </table:table-cell>
              <table:table-cell office:value-type="float" office:value="0.208888707551846">
                <text:p>0.2088887075518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16100004766236">
                <text:p>0.616100004766236</text:p>
              </table:table-cell>
              <table:table-cell office:value-type="float" office:value="0.224086193091881">
                <text:p>0.224086193091881</text:p>
              </table:table-cell>
              <table:table-cell office:value-type="float" office:value="0.217152023961399">
                <text:p>0.2171520239613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29369319321564">
                <text:p>0.629369319321564</text:p>
              </table:table-cell>
              <table:table-cell office:value-type="float" office:value="0.235974195048379">
                <text:p>0.235974195048379</text:p>
              </table:table-cell>
              <table:table-cell office:value-type="float" office:value="0.227382026160368">
                <text:p>0.2273820261603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43447031203902">
                <text:p>0.643447031203902</text:p>
              </table:table-cell>
              <table:table-cell office:value-type="float" office:value="0.25026456352526">
                <text:p>0.25026456352526</text:p>
              </table:table-cell>
              <table:table-cell office:value-type="float" office:value="0.239821171610296">
                <text:p>0.2398211716102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58293580152006">
                <text:p>0.658293580152006</text:p>
              </table:table-cell>
              <table:table-cell office:value-type="float" office:value="0.267207943337148">
                <text:p>0.267207943337148</text:p>
              </table:table-cell>
              <table:table-cell office:value-type="float" office:value="0.254719846017812">
                <text:p>0.2547198460178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73837762889614">
                <text:p>0.673837762889614</text:p>
              </table:table-cell>
              <table:table-cell office:value-type="float" office:value="0.287040329006231">
                <text:p>0.287040329006231</text:p>
              </table:table-cell>
              <table:table-cell office:value-type="float" office:value="0.272325309733487">
                <text:p>0.2723253097334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89968869453882">
                <text:p>0.689968869453882</text:p>
              </table:table-cell>
              <table:table-cell office:value-type="float" office:value="0.309962219700964">
                <text:p>0.309962219700964</text:p>
              </table:table-cell>
              <table:table-cell office:value-type="float" office:value="0.292865495994142">
                <text:p>0.2928654959941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06528166562859">
                <text:p>0.706528166562859</text:p>
              </table:table-cell>
              <table:table-cell office:value-type="float" office:value="0.336110930370378">
                <text:p>0.336110930370378</text:p>
              </table:table-cell>
              <table:table-cell office:value-type="float" office:value="0.316526616049281">
                <text:p>0.3165266160492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23300254564939">
                <text:p>0.723300254564939</text:p>
              </table:table-cell>
              <table:table-cell office:value-type="float" office:value="0.365525794571788">
                <text:p>0.365525794571788</text:p>
              </table:table-cell>
              <table:table-cell office:value-type="float" office:value="0.343423833078269">
                <text:p>0.3434238330782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40005163735384">
                <text:p>0.740005163735384</text:p>
              </table:table-cell>
              <table:table-cell office:value-type="float" office:value="0.398107107393737">
                <text:p>0.398107107393737</text:p>
              </table:table-cell>
              <table:table-cell office:value-type="float" office:value="0.373564972180229">
                <text:p>0.3735649721802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56292468477715">
                <text:p>0.756292468477715</text:p>
              </table:table-cell>
              <table:table-cell office:value-type="float" office:value="0.433571420828001">
                <text:p>0.433571420828001</text:p>
              </table:table-cell>
              <table:table-cell office:value-type="float" office:value="0.406808491801353">
                <text:p>0.4068084918013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71739140031099">
                <text:p>0.771739140031099</text:p>
              </table:table-cell>
              <table:table-cell office:value-type="float" office:value="0.471408238387889">
                <text:p>0.471408238387889</text:p>
              </table:table-cell>
              <table:table-cell office:value-type="float" office:value="0.442818863831579">
                <text:p>0.4428188638315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85853236051995">
                <text:p>0.785853236051995</text:p>
              </table:table-cell>
              <table:table-cell office:value-type="float" office:value="0.510846037626945">
                <text:p>0.510846037626945</text:p>
              </table:table-cell>
              <table:table-cell office:value-type="float" office:value="0.481025066742219">
                <text:p>0.4810250667422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98085684585227">
                <text:p>0.798085684585227</text:p>
              </table:table-cell>
              <table:table-cell office:value-type="float" office:value="0.550838261736544">
                <text:p>0.550838261736544</text:p>
              </table:table-cell>
              <table:table-cell office:value-type="float" office:value="0.520590782388449">
                <text:p>0.5205907823884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0785215103935">
                <text:p>0.80785215103935</text:p>
              </table:table-cell>
              <table:table-cell office:value-type="float" office:value="0.590081358498707">
                <text:p>0.590081358498707</text:p>
              </table:table-cell>
              <table:table-cell office:value-type="float" office:value="0.560407374066452">
                <text:p>0.5604073740664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14566055682757">
                <text:p>0.814566055682757</text:p>
              </table:table-cell>
              <table:table-cell office:value-type="float" office:value="0.627075608316273">
                <text:p>0.627075608316273</text:p>
              </table:table-cell>
              <table:table-cell office:value-type="float" office:value="0.599121599655375">
                <text:p>0.5991215996553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17682086620155">
                <text:p>0.817682086620155</text:p>
              </table:table-cell>
              <table:table-cell office:value-type="float" office:value="0.660233933795746">
                <text:p>0.660233933795746</text:p>
              </table:table-cell>
              <table:table-cell office:value-type="float" office:value="0.635207755290862">
                <text:p>0.6352077552908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16747089593749">
                <text:p>0.816747089593749</text:p>
              </table:table-cell>
              <table:table-cell office:value-type="float" office:value="0.688033608264307">
                <text:p>0.688033608264307</text:p>
              </table:table-cell>
              <table:table-cell office:value-type="float" office:value="0.667087266541159">
                <text:p>0.6670872665411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11452417557085">
                <text:p>0.811452417557085</text:p>
              </table:table-cell>
              <table:table-cell office:value-type="float" office:value="0.709192240012829">
                <text:p>0.709192240012829</text:p>
              </table:table-cell>
              <table:table-cell office:value-type="float" office:value="0.693287535416095">
                <text:p>0.6932875354160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01679487153062">
                <text:p>0.801679487153062</text:p>
              </table:table-cell>
              <table:table-cell office:value-type="float" office:value="0.722836607265241">
                <text:p>0.722836607265241</text:p>
              </table:table-cell>
              <table:table-cell office:value-type="float" office:value="0.71261816916714">
                <text:p>0.712618169167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87529447387253">
                <text:p>0.787529447387253</text:p>
              </table:table-cell>
              <table:table-cell office:value-type="float" office:value="0.728626620062587">
                <text:p>0.728626620062587</text:p>
              </table:table-cell>
              <table:table-cell office:value-type="float" office:value="0.72433108951185">
                <text:p>0.724331089511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69329378616536">
                <text:p>0.769329378616536</text:p>
              </table:table-cell>
              <table:table-cell office:value-type="float" office:value="0.72680187753509">
                <text:p>0.72680187753509</text:p>
              </table:table-cell>
              <table:table-cell office:value-type="float" office:value="0.728227243959107">
                <text:p>0.7282272439591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47611468034455">
                <text:p>0.747611468034455</text:p>
              </table:table-cell>
              <table:table-cell office:value-type="float" office:value="0.718135822728854">
                <text:p>0.718135822728854</text:p>
              </table:table-cell>
              <table:table-cell office:value-type="float" office:value="0.7246809271713">
                <text:p>0.72468092717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23067265750834">
                <text:p>0.723067265750834</text:p>
              </table:table-cell>
              <table:table-cell office:value-type="float" office:value="0.703807174238757">
                <text:p>0.703807174238757</text:p>
              </table:table-cell>
              <table:table-cell office:value-type="float" office:value="0.714572501423085">
                <text:p>0.7145725014230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96484647798752">
                <text:p>0.696484647798752</text:p>
              </table:table-cell>
              <table:table-cell office:value-type="float" office:value="0.685220540080103">
                <text:p>0.685220540080103</text:p>
              </table:table-cell>
              <table:table-cell office:value-type="float" office:value="0.699145078117897">
                <text:p>0.6991450781178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68678587536389">
                <text:p>0.668678587536389</text:p>
              </table:table-cell>
              <table:table-cell office:value-type="float" office:value="0.663818858237807">
                <text:p>0.663818858237807</text:p>
              </table:table-cell>
              <table:table-cell office:value-type="float" office:value="0.679820623920015">
                <text:p>0.6798206239200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40427138108101">
                <text:p>0.640427138108101</text:p>
              </table:table-cell>
              <table:table-cell office:value-type="float" office:value="0.640926160174299">
                <text:p>0.640926160174299</text:p>
              </table:table-cell>
              <table:table-cell office:value-type="float" office:value="0.658018041942186">
                <text:p>0.6580180419421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12421348653229">
                <text:p>0.612421348653229</text:p>
              </table:table-cell>
              <table:table-cell office:value-type="float" office:value="0.617643862135518">
                <text:p>0.617643862135518</text:p>
              </table:table-cell>
              <table:table-cell office:value-type="float" office:value="0.635008449488881">
                <text:p>0.6350084494888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852334823173">
                <text:p>0.5852334823173</text:p>
              </table:table-cell>
              <table:table-cell office:value-type="float" office:value="0.59480528083571">
                <text:p>0.59480528083571</text:p>
              </table:table-cell>
              <table:table-cell office:value-type="float" office:value="0.611826219845939">
                <text:p>0.6118262198459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59303535227015">
                <text:p>0.559303535227015</text:p>
              </table:table-cell>
              <table:table-cell office:value-type="float" office:value="0.572978620529087">
                <text:p>0.572978620529087</text:p>
              </table:table-cell>
              <table:table-cell office:value-type="float" office:value="0.589236470029318">
                <text:p>0.5892364700293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34940908377717">
                <text:p>0.534940908377717</text:p>
              </table:table-cell>
              <table:table-cell office:value-type="float" office:value="0.552501692267054">
                <text:p>0.552501692267054</text:p>
              </table:table-cell>
              <table:table-cell office:value-type="float" office:value="0.567747003753301">
                <text:p>0.5677470037533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12336607033734">
                <text:p>0.512336607033734</text:p>
              </table:table-cell>
              <table:table-cell office:value-type="float" office:value="0.533531480887583">
                <text:p>0.533531480887583</text:p>
              </table:table-cell>
              <table:table-cell office:value-type="float" office:value="0.547647582239341">
                <text:p>0.5476475822393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91581304727443">
                <text:p>0.491581304727443</text:p>
              </table:table-cell>
              <table:table-cell office:value-type="float" office:value="0.51609559651736">
                <text:p>0.51609559651736</text:p>
              </table:table-cell>
              <table:table-cell office:value-type="float" office:value="0.529060476054427">
                <text:p>0.5290604760544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72685453729924">
                <text:p>0.472685453729924</text:p>
              </table:table-cell>
              <table:table-cell office:value-type="float" office:value="0.500137755988843">
                <text:p>0.500137755988843</text:p>
              </table:table-cell>
              <table:table-cell office:value-type="float" office:value="0.511990630317443">
                <text:p>0.5119906303174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55598793019567">
                <text:p>0.455598793019567</text:p>
              </table:table-cell>
              <table:table-cell office:value-type="float" office:value="0.485553864381694">
                <text:p>0.485553864381694</text:p>
              </table:table-cell>
              <table:table-cell office:value-type="float" office:value="0.496368788764523">
                <text:p>0.4963687887645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40227712981437">
                <text:p>0.440227712981437</text:p>
              </table:table-cell>
              <table:table-cell office:value-type="float" office:value="0.472218276913446">
                <text:p>0.472218276913446</text:p>
              </table:table-cell>
              <table:table-cell office:value-type="float" office:value="0.482085001252933">
                <text:p>0.4820850012529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26449797253723">
                <text:p>0.426449797253723</text:p>
              </table:table-cell>
              <table:table-cell office:value-type="float" office:value="0.460001453071113">
                <text:p>0.460001453071113</text:p>
              </table:table-cell>
              <table:table-cell office:value-type="float" office:value="0.469012579465846">
                <text:p>0.4690125794658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141254377051">
                <text:p>0.4141254377051</text:p>
              </table:table-cell>
              <table:table-cell office:value-type="float" office:value="0.448780836429093">
                <text:p>0.448780836429093</text:p>
              </table:table-cell>
              <table:table-cell office:value-type="float" office:value="0.457023912861593">
                <text:p>0.4570239128615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03106749225998">
                <text:p>0.403106749225998</text:p>
              </table:table-cell>
              <table:table-cell office:value-type="float" office:value="0.438446812281584">
                <text:p>0.438446812281584</text:p>
              </table:table-cell>
              <table:table-cell office:value-type="float" office:value="0.446000002402837">
                <text:p>0.4460000024028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93244164446936">
                <text:p>0.393244164446936</text:p>
              </table:table-cell>
              <table:table-cell office:value-type="float" office:value="0.428905326512981">
                <text:p>0.428905326512981</text:p>
              </table:table-cell>
              <table:table-cell office:value-type="float" office:value="0.435835500747992">
                <text:p>0.4358355007479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84391129393547">
                <text:p>0.384391129393547</text:p>
              </table:table-cell>
              <table:table-cell office:value-type="float" office:value="0.420078391868059">
                <text:p>0.420078391868059</text:p>
              </table:table-cell>
              <table:table-cell office:value-type="float" office:value="0.426440749051128">
                <text:p>0.4264407490511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76407299438513">
                <text:p>0.376407299438513</text:p>
              </table:table-cell>
              <table:table-cell office:value-type="float" office:value="0.411903366430891">
                <text:p>0.411903366430891</text:p>
              </table:table-cell>
              <table:table-cell office:value-type="float" office:value="0.41774194465896">
                <text:p>0.417741944658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69160584394119">
                <text:p>0.369160584394119</text:p>
              </table:table-cell>
              <table:table-cell office:value-type="float" office:value="0.404331606630585">
                <text:p>0.404331606630585</text:p>
              </table:table-cell>
              <table:table-cell office:value-type="float" office:value="0.409680247455708">
                <text:p>0.4096802474557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6252833247777">
                <text:p>0.36252833247777</text:p>
              </table:table-cell>
              <table:table-cell office:value-type="float" office:value="0.397326882363276">
                <text:p>0.397326882363276</text:p>
              </table:table-cell>
              <table:table-cell office:value-type="float" office:value="0.402210368234374">
                <text:p>0.4022103682343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56397886001186">
                <text:p>0.356397886001186</text:p>
              </table:table-cell>
              <table:table-cell office:value-type="float" office:value="0.390863787973164">
                <text:p>0.390863787973164</text:p>
              </table:table-cell>
              <table:table-cell office:value-type="float" office:value="0.395298984360694">
                <text:p>0.3952989843606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50666691838304">
                <text:p>0.350666691838304</text:p>
              </table:table-cell>
              <table:table-cell office:value-type="float" office:value="0.38492627763265">
                <text:p>0.38492627763265</text:p>
              </table:table-cell>
              <table:table-cell office:value-type="float" office:value="0.388923187545103">
                <text:p>0.3889231875451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45242108457174">
                <text:p>0.345242108457174</text:p>
              </table:table-cell>
              <table:table-cell office:value-type="float" office:value="0.379506384644575">
                <text:p>0.379506384644575</text:p>
              </table:table-cell>
              <table:table-cell office:value-type="float" office:value="0.383069073341083">
                <text:p>0.3830690733410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40041018249457">
                <text:p>0.340041018249457</text:p>
              </table:table-cell>
              <table:table-cell office:value-type="float" office:value="0.374603140752134">
                <text:p>0.374603140752134</text:p>
              </table:table-cell>
              <table:table-cell office:value-type="float" office:value="0.377730520058097">
                <text:p>0.3777305200580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34989327998971">
                <text:p>0.334989327998971</text:p>
              </table:table-cell>
              <table:table-cell office:value-type="float" office:value="0.370221685438492">
                <text:p>0.370221685438492</text:p>
              </table:table-cell>
              <table:table-cell office:value-type="float" office:value="0.372908166148875">
                <text:p>0.3729081661488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30021420332517">
                <text:p>0.330021420332517</text:p>
              </table:table-cell>
              <table:table-cell office:value-type="float" office:value="0.366372540364217">
                <text:p>0.366372540364217</text:p>
              </table:table-cell>
              <table:table-cell office:value-type="float" office:value="0.368608572159821">
                <text:p>0.3686085721598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25079603683191">
                <text:p>0.325079603683191</text:p>
              </table:table-cell>
              <table:table-cell office:value-type="float" office:value="0.363071016236557">
                <text:p>0.363071016236557</text:p>
              </table:table-cell>
              <table:table-cell office:value-type="float" office:value="0.364843540445581">
                <text:p>0.3648435404455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20113596620292">
                <text:p>0.320113596620292</text:p>
              </table:table-cell>
              <table:table-cell office:value-type="float" office:value="0.360336715590731">
                <text:p>0.360336715590731</text:p>
              </table:table-cell>
              <table:table-cell office:value-type="float" office:value="0.361629559125398">
                <text:p>0.3616295591253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15080073493395">
                <text:p>0.315080073493395</text:p>
              </table:table-cell>
              <table:table-cell office:value-type="float" office:value="0.358193093239761">
                <text:p>0.358193093239761</text:p>
              </table:table-cell>
              <table:table-cell office:value-type="float" office:value="0.358987333528636">
                <text:p>0.3589873335286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09942291495376">
                <text:p>0.309942291495376</text:p>
              </table:table-cell>
              <table:table-cell office:value-type="float" office:value="0.356667035279332">
                <text:p>0.356667035279332</text:p>
              </table:table-cell>
              <table:table-cell office:value-type="float" office:value="0.356941366879099">
                <text:p>0.3569413668790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04669813893305">
                <text:p>0.304669813893305</text:p>
              </table:table-cell>
              <table:table-cell office:value-type="float" office:value="0.355788416796786">
                <text:p>0.355788416796786</text:p>
              </table:table-cell>
              <table:table-cell office:value-type="float" office:value="0.355519551098042">
                <text:p>0.3555195510980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99238339823916">
                <text:p>0.299238339823916</text:p>
              </table:table-cell>
              <table:table-cell office:value-type="float" office:value="0.355589597491198">
                <text:p>0.355589597491198</text:p>
              </table:table-cell>
              <table:table-cell office:value-type="float" office:value="0.354752727735703">
                <text:p>0.3547527277357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93629647281716">
                <text:p>0.293629647281716</text:p>
              </table:table-cell>
              <table:table-cell office:value-type="float" office:value="0.356104813230636">
                <text:p>0.356104813230636</text:p>
              </table:table-cell>
              <table:table-cell office:value-type="float" office:value="0.354674177901468">
                <text:p>0.3546741779014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87831652361329">
                <text:p>0.287831652361329</text:p>
              </table:table-cell>
              <table:table-cell office:value-type="float" office:value="0.357369420381679">
                <text:p>0.357369420381679</text:p>
              </table:table-cell>
              <table:table-cell office:value-type="float" office:value="0.35531899867327">
                <text:p>0.355318998673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81838584091969">
                <text:p>0.281838584091969</text:p>
              </table:table-cell>
              <table:table-cell office:value-type="float" office:value="0.359418949024078">
                <text:p>0.359418949024078</text:p>
              </table:table-cell>
              <table:table-cell office:value-type="float" office:value="0.356723322105144">
                <text:p>0.3567233221051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75651269975121">
                <text:p>0.275651269975121</text:p>
              </table:table-cell>
              <table:table-cell office:value-type="float" office:value="0.362287921644904">
                <text:p>0.362287921644904</text:p>
              </table:table-cell>
              <table:table-cell office:value-type="float" office:value="0.358923332147465">
                <text:p>0.3589233321474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69277522275927">
                <text:p>0.269277522275927</text:p>
              </table:table-cell>
              <table:table-cell office:value-type="float" office:value="0.366008396593086">
                <text:p>0.366008396593086</text:p>
              </table:table-cell>
              <table:table-cell office:value-type="float" office:value="0.361954035339091">
                <text:p>0.3619540353390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62732608921929">
                <text:p>0.262732608921929</text:p>
              </table:table-cell>
              <table:table-cell office:value-type="float" office:value="0.370608201735565">
                <text:p>0.370608201735565</text:p>
              </table:table-cell>
              <table:table-cell office:value-type="float" office:value="0.365847744092078">
                <text:p>0.3658477440920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56039785283296">
                <text:p>0.256039785283296</text:p>
              </table:table-cell>
              <table:table-cell office:value-type="float" office:value="0.376108834895788">
                <text:p>0.376108834895788</text:p>
              </table:table-cell>
              <table:table-cell office:value-type="float" office:value="0.370632238111339">
                <text:p>0.3706322381113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49230854001106">
                <text:p>0.249230854001106</text:p>
              </table:table-cell>
              <table:table-cell office:value-type="float" office:value="0.382523025428647">
                <text:p>0.382523025428647</text:p>
              </table:table-cell>
              <table:table-cell office:value-type="float" office:value="0.37632858155793">
                <text:p>0.376328581557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4234670941483">
                <text:p>0.24234670941483</text:p>
              </table:table-cell>
              <table:table-cell office:value-type="float" office:value="0.389851977321258">
                <text:p>0.389851977321258</text:p>
              </table:table-cell>
              <table:table-cell office:value-type="float" office:value="0.382948592701959">
                <text:p>0.3829485927019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35437811286506">
                <text:p>0.235437811286506</text:p>
              </table:table-cell>
              <table:table-cell office:value-type="float" office:value="0.398082349810702">
                <text:p>0.398082349810702</text:p>
              </table:table-cell>
              <table:table-cell office:value-type="float" office:value="0.390491990692884">
                <text:p>0.3904919906928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28564520045465">
                <text:p>0.228564520045465</text:p>
              </table:table-cell>
              <table:table-cell office:value-type="float" office:value="0.407183077217423">
                <text:p>0.407183077217423</text:p>
              </table:table-cell>
              <table:table-cell office:value-type="float" office:value="0.398943281996248">
                <text:p>0.3989432819962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21797213753454">
                <text:p>0.221797213753454</text:p>
              </table:table-cell>
              <table:table-cell office:value-type="float" office:value="0.417102184689783">
                <text:p>0.417102184689783</text:p>
              </table:table-cell>
              <table:table-cell office:value-type="float" office:value="0.408268497443328">
                <text:p>0.4082684974433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15216097021411">
                <text:p>0.215216097021411</text:p>
              </table:table-cell>
              <table:table-cell office:value-type="float" office:value="0.42776381797231">
                <text:p>0.42776381797231</text:p>
              </table:table-cell>
              <table:table-cell office:value-type="float" office:value="0.418411948658157">
                <text:p>0.4184119486581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08910606371717">
                <text:p>0.208910606371717</text:p>
              </table:table-cell>
              <table:table-cell office:value-type="float" office:value="0.439065767530376">
                <text:p>0.439065767530376</text:p>
              </table:table-cell>
              <table:table-cell office:value-type="float" office:value="0.429293236579572">
                <text:p>0.4292932365795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02978317714969">
                <text:p>0.202978317714969</text:p>
              </table:table-cell>
              <table:table-cell office:value-type="float" office:value="0.450877821531107">
                <text:p>0.450877821531107</text:p>
              </table:table-cell>
              <table:table-cell office:value-type="float" office:value="0.440804808653075">
                <text:p>0.4408048086530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97523272671623">
                <text:p>0.197523272671623</text:p>
              </table:table-cell>
              <table:table-cell office:value-type="float" office:value="0.463041316203974">
                <text:p>0.463041316203974</text:p>
              </table:table-cell>
              <table:table-cell office:value-type="float" office:value="0.452810415379718">
                <text:p>0.4528104153797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92653664269299">
                <text:p>0.192653664269299</text:p>
              </table:table-cell>
              <table:table-cell office:value-type="float" office:value="0.475370251523066">
                <text:p>0.475370251523066</text:p>
              </table:table-cell>
              <table:table-cell office:value-type="float" office:value="0.465144848306653">
                <text:p>0.4651448483066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88478861186915">
                <text:p>0.188478861186915</text:p>
              </table:table-cell>
              <table:table-cell office:value-type="float" office:value="0.487654290176366">
                <text:p>0.487654290176366</text:p>
              </table:table-cell>
              <table:table-cell office:value-type="float" office:value="0.477615334976536">
                <text:p>0.4776153349765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8510580372726">
                <text:p>0.18510580372726</text:p>
              </table:table-cell>
              <table:table-cell office:value-type="float" office:value="0.499663846660145">
                <text:p>0.499663846660145</text:p>
              </table:table-cell>
              <table:table-cell office:value-type="float" office:value="0.490004906610275">
                <text:p>0.4900049066102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82634872151851">
                <text:p>0.182634872151851</text:p>
              </table:table-cell>
              <table:table-cell office:value-type="float" office:value="0.511157296754465">
                <text:p>0.511157296754465</text:p>
              </table:table-cell>
              <table:table-cell office:value-type="float" office:value="0.502077929906815">
                <text:p>0.5020779299068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81155403781343">
                <text:p>0.181155403781343</text:p>
              </table:table-cell>
              <table:table-cell office:value-type="float" office:value="0.521890103368775">
                <text:p>0.521890103368775</text:p>
              </table:table-cell>
              <table:table-cell office:value-type="float" office:value="0.513587802295805">
                <text:p>0.5135878022958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80741110745832">
                <text:p>0.180741110745832</text:p>
              </table:table-cell>
              <table:table-cell office:value-type="float" office:value="0.531625385996484">
                <text:p>0.531625385996484</text:p>
              </table:table-cell>
              <table:table-cell office:value-type="float" office:value="0.524286560496872">
                <text:p>0.5242865604968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81445713870848">
                <text:p>0.181445713870848</text:p>
              </table:table-cell>
              <table:table-cell office:value-type="float" office:value="0.540145196664513">
                <text:p>0.540145196664513</text:p>
              </table:table-cell>
              <table:table-cell office:value-type="float" office:value="0.533935871955249">
                <text:p>0.5339358719552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83299146830471">
                <text:p>0.183299146830471</text:p>
              </table:table-cell>
              <table:table-cell office:value-type="float" office:value="0.547261555400385">
                <text:p>0.547261555400385</text:p>
              </table:table-cell>
              <table:table-cell office:value-type="float" office:value="0.542318610307516">
                <text:p>0.5423186103075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86304686314078">
                <text:p>0.186304686314078</text:p>
              </table:table-cell>
              <table:table-cell office:value-type="float" office:value="0.552826194509146">
                <text:p>0.552826194509146</text:p>
              </table:table-cell>
              <table:table-cell office:value-type="float" office:value="0.549250012688752">
                <text:p>0.5492500126887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9043732054641">
                <text:p>0.19043732054641</text:p>
              </table:table-cell>
              <table:table-cell office:value-type="float" office:value="0.556738003145096">
                <text:p>0.556738003145096</text:p>
              </table:table-cell>
              <table:table-cell office:value-type="float" office:value="0.55458733128214">
                <text:p>0.554587331282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95643579072493">
                <text:p>0.195643579072493</text:p>
              </table:table-cell>
              <table:table-cell office:value-type="float" office:value="0.558947366141263">
                <text:p>0.558947366141263</text:p>
              </table:table-cell>
              <table:table-cell office:value-type="float" office:value="0.558236962161671">
                <text:p>0.5582369621616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01842919014495">
                <text:p>0.201842919014495</text:p>
              </table:table-cell>
              <table:table-cell office:value-type="float" office:value="0.559456933899792">
                <text:p>0.559456933899792</text:p>
              </table:table-cell>
              <table:table-cell office:value-type="float" office:value="0.560158270776551">
                <text:p>0.5601582707765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08930613251701">
                <text:p>0.208930613251701</text:p>
              </table:table-cell>
              <table:table-cell office:value-type="float" office:value="0.558318789332103">
                <text:p>0.558318789332103</text:p>
              </table:table-cell>
              <table:table-cell office:value-type="float" office:value="0.560363708404086">
                <text:p>0.5603637084040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16781936248456">
                <text:p>0.216781936248456</text:p>
              </table:table-cell>
              <table:table-cell office:value-type="float" office:value="0.555628416114607">
                <text:p>0.555628416114607</text:p>
              </table:table-cell>
              <table:table-cell office:value-type="float" office:value="0.558915266067563">
                <text:p>0.5589152660675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25257316963135">
                <text:p>0.225257316963135</text:p>
              </table:table-cell>
              <table:table-cell office:value-type="float" office:value="0.551516238464907">
                <text:p>0.551516238464907</text:p>
              </table:table-cell>
              <table:table-cell office:value-type="float" office:value="0.555917758911389">
                <text:p>0.5559177589113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3420804490517">
                <text:p>0.23420804490517</text:p>
              </table:table-cell>
              <table:table-cell office:value-type="float" office:value="0.546137731851717">
                <text:p>0.546137731851717</text:p>
              </table:table-cell>
              <table:table-cell office:value-type="float" office:value="0.551509791525899">
                <text:p>0.5515097915258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43482086174295">
                <text:p>0.243482086174295</text:p>
              </table:table-cell>
              <table:table-cell office:value-type="float" office:value="0.53966316523525">
                <text:p>0.53966316523525</text:p>
              </table:table-cell>
              <table:table-cell office:value-type="float" office:value="0.545853461297371">
                <text:p>0.5458534612973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52929591971319">
                <text:p>0.252929591971319</text:p>
              </table:table-cell>
              <table:table-cell office:value-type="float" office:value="0.532267935946738">
                <text:p>0.532267935946738</text:p>
              </table:table-cell>
              <table:table-cell office:value-type="float" office:value="0.539123887200959">
                <text:p>0.5391238872009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62407753521787">
                <text:p>0.262407753521787</text:p>
              </table:table-cell>
              <table:table-cell office:value-type="float" office:value="0.524124238057647">
                <text:p>0.524124238057647</text:p>
              </table:table-cell>
              <table:table-cell office:value-type="float" office:value="0.53149952037047">
                <text:p>0.531499520370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7178475865553">
                <text:p>0.27178475865553</text:p>
              </table:table-cell>
              <table:table-cell office:value-type="float" office:value="0.515394522064269">
                <text:p>0.515394522064269</text:p>
              </table:table-cell>
              <table:table-cell office:value-type="float" office:value="0.523153946814294">
                <text:p>0.5231539468142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80942717876903">
                <text:p>0.280942717876903</text:p>
              </table:table-cell>
              <table:table-cell office:value-type="float" office:value="0.506226917106769">
                <text:p>0.506226917106769</text:p>
              </table:table-cell>
              <table:table-cell office:value-type="float" office:value="0.5142495939073">
                <text:p>0.51424959390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89779534603644">
                <text:p>0.289779534603644</text:p>
              </table:table-cell>
              <table:table-cell office:value-type="float" office:value="0.496752543407052">
                <text:p>0.496752543407052</text:p>
              </table:table-cell>
              <table:table-cell office:value-type="float" office:value="0.504933460905588">
                <text:p>0.5049334609055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9820978277088">
                <text:p>0.29820978277088</text:p>
              </table:table-cell>
              <table:table-cell office:value-type="float" office:value="0.487084469095919">
                <text:p>0.487084469095919</text:p>
              </table:table-cell>
              <table:table-cell office:value-type="float" office:value="0.495334754625027">
                <text:p>0.4953347546250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06164718347544">
                <text:p>0.306164718347544</text:p>
              </table:table-cell>
              <table:table-cell office:value-type="float" office:value="0.477317969036132">
                <text:p>0.477317969036132</text:p>
              </table:table-cell>
              <table:table-cell office:value-type="float" office:value="0.485564148274396">
                <text:p>0.4855641482743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1359158810406">
                <text:p>0.31359158810406</text:p>
              </table:table-cell>
              <table:table-cell office:value-type="float" office:value="0.467531715129088">
                <text:p>0.467531715129088</text:p>
              </table:table-cell>
              <table:table-cell office:value-type="float" office:value="0.475714297609532">
                <text:p>0.4757142976095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20452411950315">
                <text:p>0.320452411950315</text:p>
              </table:table-cell>
              <table:table-cell office:value-type="float" office:value="0.457789550642947">
                <text:p>0.457789550642947</text:p>
              </table:table-cell>
              <table:table-cell office:value-type="float" office:value="0.465861232655313">
                <text:p>0.4658612326553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26722409504704">
                <text:p>0.326722409504704</text:p>
              </table:table-cell>
              <table:table-cell office:value-type="float" office:value="0.448142555568702">
                <text:p>0.448142555568702</text:p>
              </table:table-cell>
              <table:table-cell office:value-type="float" office:value="0.456066276122182">
                <text:p>0.4560662761221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32388223255665">
                <text:p>0.332388223255665</text:p>
              </table:table-cell>
              <table:table-cell office:value-type="float" office:value="0.438631178182252">
                <text:p>0.438631178182252</text:p>
              </table:table-cell>
              <table:table-cell office:value-type="float" office:value="0.446378200835425">
                <text:p>0.4463782008354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37446065373091">
                <text:p>0.337446065373091</text:p>
              </table:table-cell>
              <table:table-cell office:value-type="float" office:value="0.429287276538943">
                <text:p>0.429287276538943</text:p>
              </table:table-cell>
              <table:table-cell office:value-type="float" office:value="0.436835410377444">
                <text:p>0.4368354103774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41899887505846">
                <text:p>0.341899887505846</text:p>
              </table:table-cell>
              <table:table-cell office:value-type="float" office:value="0.4201359741637">
                <text:p>0.4201359741637</text:p>
              </table:table-cell>
              <table:table-cell office:value-type="float" office:value="0.427467996967119">
                <text:p>0.4274679969671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4575964605193">
                <text:p>0.34575964605193</text:p>
              </table:table-cell>
              <table:table-cell office:value-type="float" office:value="0.411197282662989">
                <text:p>0.411197282662989</text:p>
              </table:table-cell>
              <table:table-cell office:value-type="float" office:value="0.418299590728839">
                <text:p>0.4182995907288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49039711452875">
                <text:p>0.349039711452875</text:p>
              </table:table-cell>
              <table:table-cell office:value-type="float" office:value="0.402487479504292">
                <text:p>0.402487479504292</text:p>
              </table:table-cell>
              <table:table-cell office:value-type="float" office:value="0.409348961588008">
                <text:p>0.4093489615880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51757450062869">
                <text:p>0.351757450062869</text:p>
              </table:table-cell>
              <table:table-cell office:value-type="float" office:value="0.39402025290939">
                <text:p>0.39402025290939</text:p>
              </table:table-cell>
              <table:table-cell office:value-type="float" office:value="0.400631368765306">
                <text:p>0.4006313687653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5393199134881">
                <text:p>0.35393199134881</text:p>
              </table:table-cell>
              <table:table-cell office:value-type="float" office:value="0.385807639806296">
                <text:p>0.385807639806296</text:p>
              </table:table-cell>
              <table:table-cell office:value-type="float" office:value="0.392159674739933">
                <text:p>0.3921596747399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5558318138124">
                <text:p>0.35558318138124</text:p>
              </table:table-cell>
              <table:table-cell office:value-type="float" office:value="0.377860789476274">
                <text:p>0.377860789476274</text:p>
              </table:table-cell>
              <table:table-cell office:value-type="float" office:value="0.383945252954142">
                <text:p>0.3839452529541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56730715302539">
                <text:p>0.356730715302539</text:p>
              </table:table-cell>
              <table:table-cell office:value-type="float" office:value="0.370190587153297">
                <text:p>0.370190587153297</text:p>
              </table:table-cell>
              <table:table-cell office:value-type="float" office:value="0.375998723933261">
                <text:p>0.3759987239332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57393436122576">
                <text:p>0.357393436122576</text:p>
              </table:table-cell>
              <table:table-cell office:value-type="float" office:value="0.362808170244737">
                <text:p>0.362808170244737</text:p>
              </table:table-cell>
              <table:table-cell office:value-type="float" office:value="0.368330555151215">
                <text:p>0.3683305551512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57588784199701">
                <text:p>0.357588784199701</text:p>
              </table:table-cell>
              <table:table-cell office:value-type="float" office:value="0.355725366462118">
                <text:p>0.355725366462118</text:p>
              </table:table-cell>
              <table:table-cell office:value-type="float" office:value="0.360951557712219">
                <text:p>0.3609515577122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57332380573743">
                <text:p>0.357332380573743</text:p>
              </table:table-cell>
              <table:table-cell office:value-type="float" office:value="0.34895507897676">
                <text:p>0.34895507897676</text:p>
              </table:table-cell>
              <table:table-cell office:value-type="float" office:value="0.353873309111249">
                <text:p>0.3538733091112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56637727463382">
                <text:p>0.356637727463382</text:p>
              </table:table-cell>
              <table:table-cell office:value-type="float" office:value="0.342511639386759">
                <text:p>0.342511639386759</text:p>
              </table:table-cell>
              <table:table-cell office:value-type="float" office:value="0.347108526918843">
                <text:p>0.3471085269188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55516010345606">
                <text:p>0.355516010345606</text:p>
              </table:table-cell>
              <table:table-cell office:value-type="float" office:value="0.336411145159353">
                <text:p>0.336411145159353</text:p>
              </table:table-cell>
              <table:table-cell office:value-type="float" office:value="0.340671413796954">
                <text:p>0.3406714137969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53975987805948">
                <text:p>0.353975987805948</text:p>
              </table:table-cell>
              <table:table-cell office:value-type="float" office:value="0.330671794449265">
                <text:p>0.330671794449265</text:p>
              </table:table-cell>
              <table:table-cell office:value-type="float" office:value="0.334577990107627">
                <text:p>0.3345779901076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52023957564558">
                <text:p>0.352023957564558</text:p>
              </table:table-cell>
              <table:table-cell office:value-type="float" office:value="0.325314227796593">
                <text:p>0.325314227796593</text:p>
              </table:table-cell>
              <table:table-cell office:value-type="float" office:value="0.32884642664401">
                <text:p>0.328846426644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49663789586818">
                <text:p>0.349663789586818</text:p>
              </table:table-cell>
              <table:table-cell office:value-type="float" office:value="0.320361883084214">
                <text:p>0.320361883084214</text:p>
              </table:table-cell>
              <table:table-cell office:value-type="float" office:value="0.323497386675105">
                <text:p>0.3234973866751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46897019869916">
                <text:p>0.346897019869916</text:p>
              </table:table-cell>
              <table:table-cell office:value-type="float" office:value="0.315841367123781">
                <text:p>0.315841367123781</text:p>
              </table:table-cell>
              <table:table-cell office:value-type="float" office:value="0.318554383440583">
                <text:p>0.3185543834405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43723001288502">
                <text:p>0.343723001288502</text:p>
              </table:table-cell>
              <table:table-cell office:value-type="float" office:value="0.311782844132196">
                <text:p>0.311782844132196</text:p>
              </table:table-cell>
              <table:table-cell office:value-type="float" office:value="0.314044156286092">
                <text:p>0.3140441562860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40139110740651">
                <text:p>0.340139110740651</text:p>
              </table:table-cell>
              <table:table-cell office:value-type="float" office:value="0.308220437911389">
                <text:p>0.308220437911389</text:p>
              </table:table-cell>
              <table:table-cell office:value-type="float" office:value="0.309997065574344">
                <text:p>0.3099970655743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36141014733807">
                <text:p>0.336141014733807</text:p>
              </table:table-cell>
              <table:table-cell office:value-type="float" office:value="0.305192640476147">
                <text:p>0.305192640476147</text:p>
              </table:table-cell>
              <table:table-cell office:value-type="float" office:value="0.306447503089574">
                <text:p>0.3064475030895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31722998469495">
                <text:p>0.331722998469495</text:p>
              </table:table-cell>
              <table:table-cell office:value-type="float" office:value="0.302742714882213">
                <text:p>0.302742714882213</text:p>
              </table:table-cell>
              <table:table-cell office:value-type="float" office:value="0.303434310588291">
                <text:p>0.3034343105882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26878366400228">
                <text:p>0.326878366400228</text:p>
              </table:table-cell>
              <table:table-cell office:value-type="float" office:value="0.300919073760158">
                <text:p>0.300919073760158</text:p>
              </table:table-cell>
              <table:table-cell office:value-type="float" office:value="0.301001194124042">
                <text:p>0.3010011941240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21599925098658">
                <text:p>0.321599925098658</text:p>
              </table:table-cell>
              <table:table-cell office:value-type="float" office:value="0.299775607215321">
                <text:p>0.299775607215321</text:p>
              </table:table-cell>
              <table:table-cell office:value-type="float" office:value="0.299197115448497">
                <text:p>0.2991971154484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15880562020073">
                <text:p>0.315880562020073</text:p>
              </table:table-cell>
              <table:table-cell office:value-type="float" office:value="0.299371923972246">
                <text:p>0.299371923972246</text:p>
              </table:table-cell>
              <table:table-cell office:value-type="float" office:value="0.298076633808806">
                <text:p>0.2980766338088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0971393622382">
                <text:p>0.30971393622382</text:p>
              </table:table-cell>
              <table:table-cell office:value-type="float" office:value="0.299773457630185">
                <text:p>0.299773457630185</text:p>
              </table:table-cell>
              <table:table-cell office:value-type="float" office:value="0.297700161468552">
                <text:p>0.2977001614685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03095299139732">
                <text:p>0.303095299139732</text:p>
              </table:table-cell>
              <table:table-cell office:value-type="float" office:value="0.30105137547152">
                <text:p>0.30105137547152</text:p>
              </table:table-cell>
              <table:table-cell office:value-type="float" office:value="0.298134083965636">
                <text:p>0.2981340839656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96022464710263">
                <text:p>0.296022464710263</text:p>
              </table:table-cell>
              <table:table-cell office:value-type="float" office:value="0.303282210459037">
                <text:p>0.303282210459037</text:p>
              </table:table-cell>
              <table:table-cell office:value-type="float" office:value="0.299450681283253">
                <text:p>0.2994506812832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88496948260306">
                <text:p>0.288496948260306</text:p>
              </table:table-cell>
              <table:table-cell office:value-type="float" office:value="0.306547118271258">
                <text:p>0.306547118271258</text:p>
              </table:table-cell>
              <table:table-cell office:value-type="float" office:value="0.301727768763928">
                <text:p>0.3017277687639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80525291628617">
                <text:p>0.280525291628617</text:p>
              </table:table-cell>
              <table:table-cell office:value-type="float" office:value="0.310930641443346">
                <text:p>0.310930641443346</text:p>
              </table:table-cell>
              <table:table-cell office:value-type="float" office:value="0.305047957130631">
                <text:p>0.3050479571306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72120587624333">
                <text:p>0.272120587624333</text:p>
              </table:table-cell>
              <table:table-cell office:value-type="float" office:value="0.316518843761923">
                <text:p>0.316518843761923</text:p>
              </table:table-cell>
              <table:table-cell office:value-type="float" office:value="0.309497410382813">
                <text:p>0.3094974103828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63304208723682">
                <text:p>0.263304208723682</text:p>
              </table:table-cell>
              <table:table-cell office:value-type="float" office:value="0.323396663084055">
                <text:p>0.323396663084055</text:p>
              </table:table-cell>
              <table:table-cell office:value-type="float" office:value="0.315163960496936">
                <text:p>0.3151639604969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54107731871182">
                <text:p>0.254107731871182</text:p>
              </table:table-cell>
              <table:table-cell office:value-type="float" office:value="0.33164432439545">
                <text:p>0.33164432439545</text:p>
              </table:table-cell>
              <table:table-cell office:value-type="float" office:value="0.322134421934629">
                <text:p>0.3221344219346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44575031938591">
                <text:p>0.244575031938591</text:p>
              </table:table-cell>
              <table:table-cell office:value-type="float" office:value="0.341332663816079">
                <text:p>0.341332663816079</text:p>
              </table:table-cell>
              <table:table-cell office:value-type="float" office:value="0.33049094177154">
                <text:p>0.3304909417715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3476448948178">
                <text:p>0.23476448948178</text:p>
              </table:table-cell>
              <table:table-cell office:value-type="float" office:value="0.352517247128224">
                <text:p>0.352517247128224</text:p>
              </table:table-cell>
              <table:table-cell office:value-type="float" office:value="0.340306229667334">
                <text:p>0.3403062296673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24751222866971">
                <text:p>0.224751222866971</text:p>
              </table:table-cell>
              <table:table-cell office:value-type="float" office:value="0.365231233809216">
                <text:p>0.365231233809216</text:p>
              </table:table-cell>
              <table:table-cell office:value-type="float" office:value="0.351637544980078">
                <text:p>0.3516375449800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14629210283141">
                <text:p>0.214629210283141</text:p>
              </table:table-cell>
              <table:table-cell office:value-type="float" office:value="0.379477050899907">
                <text:p>0.379477050899907</text:p>
              </table:table-cell>
              <table:table-cell office:value-type="float" office:value="0.364519387133291">
                <text:p>0.3645193871332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04513114636272">
                <text:p>0.204513114636272</text:p>
              </table:table-cell>
              <table:table-cell office:value-type="float" office:value="0.395217110398292">
                <text:p>0.395217110398292</text:p>
              </table:table-cell>
              <table:table-cell office:value-type="float" office:value="0.378954951859427">
                <text:p>0.3789549518594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94539567010778">
                <text:p>0.194539567010778</text:p>
              </table:table-cell>
              <table:table-cell office:value-type="float" office:value="0.41236403424707">
                <text:p>0.41236403424707</text:p>
              </table:table-cell>
              <table:table-cell office:value-type="float" office:value="0.394906590853588">
                <text:p>0.3949065908535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84867608525074">
                <text:p>0.184867608525074</text:p>
              </table:table-cell>
              <table:table-cell office:value-type="float" office:value="0.43077113688201">
                <text:p>0.43077113688201</text:p>
              </table:table-cell>
              <table:table-cell office:value-type="float" office:value="0.412285751165303">
                <text:p>0.4122857511653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75677946105101">
                <text:p>0.175677946105101</text:p>
              </table:table-cell>
              <table:table-cell office:value-type="float" office:value="0.450224233910822">
                <text:p>0.450224233910822</text:p>
              </table:table-cell>
              <table:table-cell office:value-type="float" office:value="0.43094316789222">
                <text:p>0.430943167892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67170659236232">
                <text:p>0.167170659236232</text:p>
              </table:table-cell>
              <table:table-cell office:value-type="float" office:value="0.470436149949506">
                <text:p>0.470436149949506</text:p>
              </table:table-cell>
              <table:table-cell office:value-type="float" office:value="0.450660415855098">
                <text:p>0.4506604158550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59561019894642">
                <text:p>0.159561019894642</text:p>
              </table:table-cell>
              <table:table-cell office:value-type="float" office:value="0.491045514275818">
                <text:p>0.491045514275818</text:p>
              </table:table-cell>
              <table:table-cell office:value-type="float" office:value="0.471144244087468">
                <text:p>0.4711442440874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53073175491407">
                <text:p>0.153073175491407</text:p>
              </table:table-cell>
              <table:table-cell office:value-type="float" office:value="0.511621460717187">
                <text:p>0.511621460717187</text:p>
              </table:table-cell>
              <table:table-cell office:value-type="float" office:value="0.492025342937817">
                <text:p>0.4920253429378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47931610278542">
                <text:p>0.147931610278542</text:p>
              </table:table-cell>
              <table:table-cell office:value-type="float" office:value="0.531675580255979">
                <text:p>0.531675580255979</text:p>
              </table:table-cell>
              <table:table-cell office:value-type="float" office:value="0.512863223285738">
                <text:p>0.5128632232857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44350549696442">
                <text:p>0.144350549696442</text:p>
              </table:table-cell>
              <table:table-cell office:value-type="float" office:value="0.550681825546324">
                <text:p>0.550681825546324</text:p>
              </table:table-cell>
              <table:table-cell office:value-type="float" office:value="0.533158607333999">
                <text:p>0.5331586073339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42521792167972">
                <text:p>0.142521792167972</text:p>
              </table:table-cell>
              <table:table-cell office:value-type="float" office:value="0.568104016423381">
                <text:p>0.568104016423381</text:p>
              </table:table-cell>
              <table:table-cell office:value-type="float" office:value="0.552374050509705">
                <text:p>0.5523740505097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42601807111256">
                <text:p>0.142601807111256</text:p>
              </table:table-cell>
              <table:table-cell office:value-type="float" office:value="0.583429237110739">
                <text:p>0.583429237110739</text:p>
              </table:table-cell>
              <table:table-cell office:value-type="float" office:value="0.569962414115352">
                <text:p>0.5699624141153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44699263847806">
                <text:p>0.144699263847806</text:p>
              </table:table-cell>
              <table:table-cell office:value-type="float" office:value="0.596203980125394">
                <text:p>0.596203980125394</text:p>
              </table:table-cell>
              <table:table-cell office:value-type="float" office:value="0.585401387139792">
                <text:p>0.5854013871397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48864372488559">
                <text:p>0.148864372488559</text:p>
              </table:table-cell>
              <table:table-cell office:value-type="float" office:value="0.606068729190077">
                <text:p>0.606068729190077</text:p>
              </table:table-cell>
              <table:table-cell office:value-type="float" office:value="0.598230758073169">
                <text:p>0.5982307580731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55081443192249">
                <text:p>0.155081443192249</text:p>
              </table:table-cell>
              <table:table-cell office:value-type="float" office:value="0.612786172607628">
                <text:p>0.612786172607628</text:p>
              </table:table-cell>
              <table:table-cell office:value-type="float" office:value="0.608087934199461">
                <text:p>0.6080879341994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63265848746191">
                <text:p>0.163265848746191</text:p>
              </table:table-cell>
              <table:table-cell office:value-type="float" office:value="0.616258693412391">
                <text:p>0.616258693412391</text:p>
              </table:table-cell>
              <table:table-cell office:value-type="float" office:value="0.614736705686969">
                <text:p>0.6147367056869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73266104147185">
                <text:p>0.173266104147185</text:p>
              </table:table-cell>
              <table:table-cell office:value-type="float" office:value="0.61653225141205">
                <text:p>0.61653225141205</text:p>
              </table:table-cell>
              <table:table-cell office:value-type="float" office:value="0.618084759925913">
                <text:p>0.6180847599259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84871120301684">
                <text:p>0.184871120301684</text:p>
              </table:table-cell>
              <table:table-cell office:value-type="float" office:value="0.613785998714266">
                <text:p>0.613785998714266</text:p>
              </table:table-cell>
              <table:table-cell office:value-type="float" office:value="0.61818702028864">
                <text:p>0.618187020288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97821972184065">
                <text:p>0.197821972184065</text:p>
              </table:table-cell>
              <table:table-cell office:value-type="float" office:value="0.60830942494677">
                <text:p>0.60830942494677</text:p>
              </table:table-cell>
              <table:table-cell office:value-type="float" office:value="0.615234231591507">
                <text:p>0.6152342315915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11826898801147">
                <text:p>0.211826898801147</text:p>
              </table:table-cell>
              <table:table-cell office:value-type="float" office:value="0.600470874886147">
                <text:p>0.600470874886147</text:p>
              </table:table-cell>
              <table:table-cell office:value-type="float" office:value="0.609528775695277">
                <text:p>0.6095287756952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26577859490044">
                <text:p>0.226577859490044</text:p>
              </table:table-cell>
              <table:table-cell office:value-type="float" office:value="0.590682404380923">
                <text:p>0.590682404380923</text:p>
              </table:table-cell>
              <table:table-cell office:value-type="float" office:value="0.601451804570671">
                <text:p>0.6014518045706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41766884066827">
                <text:p>0.241766884066827</text:p>
              </table:table-cell>
              <table:table-cell office:value-type="float" office:value="0.579365929074397">
                <text:p>0.579365929074397</text:p>
              </table:table-cell>
              <table:table-cell office:value-type="float" office:value="0.591426892879506">
                <text:p>0.5914268928795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57100666766377">
                <text:p>0.257100666766377</text:p>
              </table:table-cell>
              <table:table-cell office:value-type="float" office:value="0.566924619252043">
                <text:p>0.566924619252043</text:p>
              </table:table-cell>
              <table:table-cell office:value-type="float" office:value="0.579885334036647">
                <text:p>0.57988533403664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72312286161259">
                <text:p>0.272312286161259</text:p>
              </table:table-cell>
              <table:table-cell office:value-type="float" office:value="0.553721909555501">
                <text:p>0.553721909555501</text:p>
              </table:table-cell>
              <table:table-cell office:value-type="float" office:value="0.567237104600719">
                <text:p>0.5672371046007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87169465284762">
                <text:p>0.287169465284762</text:p>
              </table:table-cell>
              <table:table-cell office:value-type="float" office:value="0.540068812304965">
                <text:p>0.540068812304965</text:p>
              </table:table-cell>
              <table:table-cell office:value-type="float" office:value="0.553849841410864">
                <text:p>0.5538498414108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0147929828054">
                <text:p>0.30147929828054</text:p>
              </table:table-cell>
              <table:table-cell office:value-type="float" office:value="0.526218844480799">
                <text:p>0.526218844480799</text:p>
              </table:table-cell>
              <table:table-cell office:value-type="float" office:value="0.540036427917962">
                <text:p>0.5400364279179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15089774595907">
                <text:p>0.315089774595907</text:p>
              </table:table-cell>
              <table:table-cell office:value-type="float" office:value="0.512369010316234">
                <text:p>0.512369010316234</text:p>
              </table:table-cell>
              <table:table-cell office:value-type="float" office:value="0.526050377982141">
                <text:p>0.5260503779821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27888687748416">
                <text:p>0.327888687748416</text:p>
              </table:table-cell>
              <table:table-cell office:value-type="float" office:value="0.498664942321237">
                <text:p>0.498664942321237</text:p>
              </table:table-cell>
              <table:table-cell office:value-type="float" office:value="0.512087342275184">
                <text:p>0.5120873422751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39800624237666">
                <text:p>0.339800624237666</text:p>
              </table:table-cell>
              <table:table-cell office:value-type="float" office:value="0.485208380923539">
                <text:p>0.485208380923539</text:p>
              </table:table-cell>
              <table:table-cell office:value-type="float" office:value="0.49829075011726">
                <text:p>0.498290750117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50782718620919">
                <text:p>0.350782718620919</text:p>
              </table:table-cell>
              <table:table-cell office:value-type="float" office:value="0.472065502039819">
                <text:p>0.472065502039819</text:p>
              </table:table-cell>
              <table:table-cell office:value-type="float" office:value="0.484759711578761">
                <text:p>0.4847597115787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60819774020654">
                <text:p>0.360819774020654</text:p>
              </table:table-cell>
              <table:table-cell office:value-type="float" office:value="0.45927502839067">
                <text:p>0.45927502839067</text:p>
              </table:table-cell>
              <table:table-cell office:value-type="float" office:value="0.471557665624915">
                <text:p>0.4715576656249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69919222716499">
                <text:p>0.369919222716499</text:p>
              </table:table-cell>
              <table:table-cell office:value-type="float" office:value="0.446855473189673">
                <text:p>0.446855473189673</text:p>
              </table:table-cell>
              <table:table-cell office:value-type="float" office:value="0.458720710043387">
                <text:p>0.4587207100433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78106269435649">
                <text:p>0.378106269435649</text:p>
              </table:table-cell>
              <table:table-cell office:value-type="float" office:value="0.434811202773198">
                <text:p>0.434811202773198</text:p>
              </table:table-cell>
              <table:table-cell office:value-type="float" office:value="0.44626497564996">
                <text:p>0.446264975649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85419439923413">
                <text:p>0.385419439923413</text:p>
              </table:table-cell>
              <table:table-cell office:value-type="float" office:value="0.423137247193228">
                <text:p>0.423137247193228</text:p>
              </table:table-cell>
              <table:table-cell office:value-type="float" office:value="0.43419275111802">
                <text:p>0.434192751118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91906658987618">
                <text:p>0.391906658987618</text:p>
              </table:table-cell>
              <table:table-cell office:value-type="float" office:value="0.411822940108879">
                <text:p>0.411822940108879</text:p>
              </table:table-cell>
              <table:table-cell office:value-type="float" office:value="0.422497307640079">
                <text:p>0.4224973076400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97621907998414">
                <text:p>0.397621907998414</text:p>
              </table:table-cell>
              <table:table-cell office:value-type="float" office:value="0.400854549367547">
                <text:p>0.400854549367547</text:p>
              </table:table-cell>
              <table:table-cell office:value-type="float" office:value="0.411166522280162">
                <text:p>0.4111665222801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02622460020801">
                <text:p>0.402622460020801</text:p>
              </table:table-cell>
              <table:table-cell office:value-type="float" office:value="0.39021708850009">
                <text:p>0.39021708850009</text:p>
              </table:table-cell>
              <table:table-cell office:value-type="float" office:value="0.400185475048414">
                <text:p>0.4001854750484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06966657548616">
                <text:p>0.406966657548616</text:p>
              </table:table-cell>
              <table:table-cell office:value-type="float" office:value="0.379895495901433">
                <text:p>0.379895495901433</text:p>
              </table:table-cell>
              <table:table-cell office:value-type="float" office:value="0.389538219627461">
                <text:p>0.3895382196274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10712178852456">
                <text:p>0.410712178852456</text:p>
              </table:table-cell>
              <table:table-cell office:value-type="float" office:value="0.36987534742607">
                <text:p>0.36987534742607</text:p>
              </table:table-cell>
              <table:table-cell office:value-type="float" office:value="0.379208920840105">
                <text:p>0.3792089208401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13914730227785">
                <text:p>0.413914730227785</text:p>
              </table:table-cell>
              <table:table-cell office:value-type="float" office:value="0.360143239712963">
                <text:p>0.360143239712963</text:p>
              </table:table-cell>
              <table:table-cell office:value-type="float" office:value="0.369182528280569">
                <text:p>0.3691825282805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16627099608155">
                <text:p>0.416627099608155</text:p>
              </table:table-cell>
              <table:table-cell office:value-type="float" office:value="0.350686952169978">
                <text:p>0.350686952169978</text:p>
              </table:table-cell>
              <table:table-cell office:value-type="float" office:value="0.359445125241785">
                <text:p>0.3594451252417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18898509544284">
                <text:p>0.418898509544284</text:p>
              </table:table-cell>
              <table:table-cell office:value-type="float" office:value="0.341495468742379">
                <text:p>0.341495468742379</text:p>
              </table:table-cell>
              <table:table-cell office:value-type="float" office:value="0.34998406144622">
                <text:p>0.349984061446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20774212600493">
                <text:p>0.420774212600493</text:p>
              </table:table-cell>
              <table:table-cell office:value-type="float" office:value="0.332558917968146">
                <text:p>0.332558917968146</text:p>
              </table:table-cell>
              <table:table-cell office:value-type="float" office:value="0.3407879505275">
                <text:p>0.34078795052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2229527851686">
                <text:p>0.42229527851686</text:p>
              </table:table-cell>
              <table:table-cell office:value-type="float" office:value="0.323868471781546">
                <text:p>0.323868471781546</text:p>
              </table:table-cell>
              <table:table-cell office:value-type="float" office:value="0.33184659017901">
                <text:p>0.331846590179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23498529193473">
                <text:p>0.423498529193473</text:p>
              </table:table-cell>
              <table:table-cell office:value-type="float" office:value="0.315416229786116">
                <text:p>0.315416229786116</text:p>
              </table:table-cell>
              <table:table-cell office:value-type="float" office:value="0.323150844663901">
                <text:p>0.3231508446639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24416584149203">
                <text:p>0.424416584149203</text:p>
              </table:table-cell>
              <table:table-cell office:value-type="float" office:value="0.307195105678621">
                <text:p>0.307195105678621</text:p>
              </table:table-cell>
              <table:table-cell office:value-type="float" office:value="0.314692515600771">
                <text:p>0.3146925156007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25077985283947">
                <text:p>0.425077985283947</text:p>
              </table:table-cell>
              <table:table-cell office:value-type="float" office:value="0.299198725465652">
                <text:p>0.299198725465652</text:p>
              </table:table-cell>
              <table:table-cell office:value-type="float" office:value="0.306464216937467">
                <text:p>0.3064642169374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2550737536671">
                <text:p>0.42550737536671</text:p>
              </table:table-cell>
              <table:table-cell office:value-type="float" office:value="0.291421342396296">
                <text:p>0.291421342396296</text:p>
              </table:table-cell>
              <table:table-cell office:value-type="float" office:value="0.298459263058913">
                <text:p>0.2984592630589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25725709612446">
                <text:p>0.425725709612446</text:p>
              </table:table-cell>
              <table:table-cell office:value-type="float" office:value="0.283857770544289">
                <text:p>0.283857770544289</text:p>
              </table:table-cell>
              <table:table-cell office:value-type="float" office:value="0.290671574338766">
                <text:p>0.29067157433876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25750483987543">
                <text:p>0.425750483987543</text:p>
              </table:table-cell>
              <table:table-cell office:value-type="float" office:value="0.276503337224366">
                <text:p>0.276503337224366</text:p>
              </table:table-cell>
              <table:table-cell office:value-type="float" office:value="0.283095601530002">
                <text:p>0.2830956015300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25595967522574">
                <text:p>0.425595967522574</text:p>
              </table:table-cell>
              <table:table-cell office:value-type="float" office:value="0.269353853540372">
                <text:p>0.269353853540372</text:p>
              </table:table-cell>
              <table:table-cell office:value-type="float" office:value="0.275726268700715">
                <text:p>0.2757262687007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25273428957881">
                <text:p>0.425273428957881</text:p>
              </table:table-cell>
              <table:table-cell office:value-type="float" office:value="0.262405602052736">
                <text:p>0.262405602052736</text:p>
              </table:table-cell>
              <table:table-cell office:value-type="float" office:value="0.268558933574893">
                <text:p>0.2685589335748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2479135055994">
                <text:p>0.42479135055994</text:p>
              </table:table-cell>
              <table:table-cell office:value-type="float" office:value="0.25565534061612">
                <text:p>0.25565534061612</text:p>
              </table:table-cell>
              <table:table-cell office:value-type="float" office:value="0.261589363848046">
                <text:p>0.2615893638480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241556239863">
                <text:p>0.4241556239863</text:p>
              </table:table-cell>
              <table:table-cell office:value-type="float" office:value="0.249100321733849">
                <text:p>0.249100321733849</text:p>
              </table:table-cell>
              <table:table-cell office:value-type="float" office:value="0.254813728110357">
                <text:p>0.25481372811035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2336972470684">
                <text:p>0.42336972470684</text:p>
              </table:table-cell>
              <table:table-cell office:value-type="float" office:value="0.242738327212464">
                <text:p>0.242738327212464</text:p>
              </table:table-cell>
              <table:table-cell office:value-type="float" office:value="0.248228600285519">
                <text:p>0.2482286002855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22434862769606">
                <text:p>0.422434862769606</text:p>
              </table:table-cell>
              <table:table-cell office:value-type="float" office:value="0.23656771842163">
                <text:p>0.23656771842163</text:p>
              </table:table-cell>
              <table:table-cell office:value-type="float" office:value="0.241830976890507">
                <text:p>0.2418309768905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21350108687853">
                <text:p>0.421350108687853</text:p>
              </table:table-cell>
              <table:table-cell office:value-type="float" office:value="0.230587503042124">
                <text:p>0.230587503042124</text:p>
              </table:table-cell>
              <table:table-cell office:value-type="float" office:value="0.235618306884684">
                <text:p>0.2356183068846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20112493974081">
                <text:p>0.420112493974081</text:p>
              </table:table-cell>
              <table:table-cell office:value-type="float" office:value="0.224797419806086">
                <text:p>0.224797419806086</text:p>
              </table:table-cell>
              <table:table-cell office:value-type="float" office:value="0.229588534376238">
                <text:p>0.2295885343762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18717086405449">
                <text:p>0.418717086405449</text:p>
              </table:table-cell>
              <table:table-cell office:value-type="float" office:value="0.219198043400142">
                <text:p>0.219198043400142</text:p>
              </table:table-cell>
              <table:table-cell office:value-type="float" office:value="0.223740154977714">
                <text:p>0.2237401549777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17157040517507">
                <text:p>0.417157040517507</text:p>
              </table:table-cell>
              <table:table-cell office:value-type="float" office:value="0.213790912422411">
                <text:p>0.213790912422411</text:p>
              </table:table-cell>
              <table:table-cell office:value-type="float" office:value="0.218072287150488">
                <text:p>0.21807228715048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15423624130671">
                <text:p>0.415423624130671</text:p>
              </table:table-cell>
              <table:table-cell office:value-type="float" office:value="0.208578684073131">
                <text:p>0.208578684073131</text:p>
              </table:table-cell>
              <table:table-cell office:value-type="float" office:value="0.2125847604585">
                <text:p>0.212584760458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13506221954491">
                <text:p>0.413506221954491</text:p>
              </table:table-cell>
              <table:table-cell office:value-type="float" office:value="0.2035653201329">
                <text:p>0.2035653201329</text:p>
              </table:table-cell>
              <table:table-cell office:value-type="float" office:value="0.207278223277664">
                <text:p>0.2072782232776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11392317525208">
                <text:p>0.411392317525208</text:p>
              </table:table-cell>
              <table:table-cell office:value-type="float" office:value="0.198756309760532">
                <text:p>0.198756309760532</text:p>
              </table:table-cell>
              <table:table-cell office:value-type="float" office:value="0.202154273196083">
                <text:p>0.20215427319608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09067454948839">
                <text:p>0.409067454948839</text:p>
              </table:table-cell>
              <table:table-cell office:value-type="float" office:value="0.194158935741731">
                <text:p>0.194158935741731</text:p>
              </table:table-cell>
              <table:table-cell office:value-type="float" office:value="0.197215614110455">
                <text:p>0.1972156141104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06515182182838">
                <text:p>0.406515182182838</text:p>
              </table:table-cell>
              <table:table-cell office:value-type="float" office:value="0.189782592054423">
                <text:p>0.189782592054423</text:p>
              </table:table-cell>
              <table:table-cell office:value-type="float" office:value="0.192466244896008">
                <text:p>0.1924662448960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03716977935664">
                <text:p>0.403716977935664</text:p>
              </table:table-cell>
              <table:table-cell office:value-type="float" office:value="0.185639161994664">
                <text:p>0.185639161994664</text:p>
              </table:table-cell>
              <table:table-cell office:value-type="float" office:value="0.187911685521502">
                <text:p>0.1879116855215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00652164742214">
                <text:p>0.400652164742214</text:p>
              </table:table-cell>
              <table:table-cell office:value-type="float" office:value="0.18174346762551">
                <text:p>0.18174346762551</text:p>
              </table:table-cell>
              <table:table-cell office:value-type="float" office:value="0.183559247616578">
                <text:p>0.1835592476165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97297811439641">
                <text:p>0.397297811439641</text:p>
              </table:table-cell>
              <table:table-cell office:value-type="float" office:value="0.178113802949492">
                <text:p>0.178113802949492</text:p>
              </table:table-cell>
              <table:table-cell office:value-type="float" office:value="0.179418357792548">
                <text:p>0.1794183577925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93628629189744">
                <text:p>0.393628629189744</text:p>
              </table:table-cell>
              <table:table-cell office:value-type="float" office:value="0.174772564914524">
                <text:p>0.174772564914524</text:p>
              </table:table-cell>
              <table:table-cell office:value-type="float" office:value="0.175500943480286">
                <text:p>0.1755009434802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89616866453626">
                <text:p>0.389616866453626</text:p>
              </table:table-cell>
              <table:table-cell office:value-type="float" office:value="0.171746998052112">
                <text:p>0.171746998052112</text:p>
              </table:table-cell>
              <table:table-cell office:value-type="float" office:value="0.171821892680529">
                <text:p>0.17182189268052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8523221002442">
                <text:p>0.38523221002442</text:p>
              </table:table-cell>
              <table:table-cell office:value-type="float" office:value="0.169070070060422">
                <text:p>0.169070070060422</text:p>
              </table:table-cell>
              <table:table-cell office:value-type="float" office:value="0.168399600805765">
                <text:p>0.1683996008057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80441701491684">
                <text:p>0.380441701491684</text:p>
              </table:table-cell>
              <table:table-cell office:value-type="float" office:value="0.166781496734294">
                <text:p>0.166781496734294</text:p>
              </table:table-cell>
              <table:table-cell office:value-type="float" office:value="0.165256619684577">
                <text:p>0.1652566196845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75209681503843">
                <text:p>0.375209681503843</text:p>
              </table:table-cell>
              <table:table-cell office:value-type="float" office:value="0.164928934925233">
                <text:p>0.164928934925233</text:p>
              </table:table-cell>
              <table:table-cell office:value-type="float" office:value="0.162420425711568">
                <text:p>0.1624204257115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69497778103892">
                <text:p>0.369497778103892</text:p>
              </table:table-cell>
              <table:table-cell office:value-type="float" office:value="0.16356936110924">
                <text:p>0.16356936110924</text:p>
              </table:table-cell>
              <table:table-cell office:value-type="float" office:value="0.1599243259068">
                <text:p>0.15992432590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63264960467583">
                <text:p>0.363264960467583</text:p>
              </table:table-cell>
              <table:table-cell office:value-type="float" office:value="0.162770649801899">
                <text:p>0.162770649801899</text:p>
              </table:table-cell>
              <table:table-cell office:value-type="float" office:value="0.157808522049369">
                <text:p>0.1578085220493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56467685838712">
                <text:p>0.356467685838712</text:p>
              </table:table-cell>
              <table:table-cell office:value-type="float" office:value="0.162613359271183">
                <text:p>0.162613359271183</text:p>
              </table:table-cell>
              <table:table-cell office:value-type="float" office:value="0.156121353680864">
                <text:p>0.1561213536808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4906017563005">
                <text:p>0.34906017563005</text:p>
              </table:table-cell>
              <table:table-cell office:value-type="float" office:value="0.163192720045898">
                <text:p>0.163192720045898</text:p>
              </table:table-cell>
              <table:table-cell office:value-type="float" office:value="0.154920740043852">
                <text:p>0.1549207400438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40994866850702">
                <text:p>0.340994866850702</text:p>
              </table:table-cell>
              <table:table-cell office:value-type="float" office:value="0.164620802243426">
                <text:p>0.164620802243426</text:p>
              </table:table-cell>
              <table:table-cell office:value-type="float" office:value="0.154275838050437">
                <text:p>0.15427583805043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3222309751532">
                <text:p>0.33222309751532</text:p>
              </table:table-cell>
              <table:table-cell office:value-type="float" office:value="0.167028807579545">
                <text:p>0.167028807579545</text:p>
              </table:table-cell>
              <table:table-cell office:value-type="float" office:value="0.154268926892727">
                <text:p>0.1542689268927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22696099677373">
                <text:p>0.322696099677373</text:p>
              </table:table-cell>
              <table:table-cell office:value-type="float" office:value="0.170569386959323">
                <text:p>0.170569386959323</text:p>
              </table:table-cell>
              <table:table-cell office:value-type="float" office:value="0.154997518101283">
                <text:p>0.15499751810128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123663911834">
                <text:p>0.3123663911834</text:p>
              </table:table-cell>
              <table:table-cell office:value-type="float" office:value="0.175418819646456">
                <text:p>0.175418819646456</text:p>
              </table:table-cell>
              <table:table-cell office:value-type="float" office:value="0.156576670214647">
                <text:p>0.1565766702146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01189676739306">
                <text:p>0.301189676739306</text:p>
              </table:table-cell>
              <table:table-cell office:value-type="float" office:value="0.181778799138934">
                <text:p>0.181778799138934</text:p>
              </table:table-cell>
              <table:table-cell office:value-type="float" office:value="0.159141456333823">
                <text:p>0.1591414563338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89127389284801">
                <text:p>0.289127389284801</text:p>
              </table:table-cell>
              <table:table-cell office:value-type="float" office:value="0.189877447626587">
                <text:p>0.189877447626587</text:p>
              </table:table-cell>
              <table:table-cell office:value-type="float" office:value="0.162849486216823">
                <text:p>0.1628494862168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76150021725287">
                <text:p>0.276150021725287</text:p>
              </table:table-cell>
              <table:table-cell office:value-type="float" office:value="0.199969019683005">
                <text:p>0.199969019683005</text:p>
              </table:table-cell>
              <table:table-cell office:value-type="float" office:value="0.16788331655405">
                <text:p>0.167883316554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26224141276858">
                <text:p>0.26224141276858</text:p>
              </table:table-cell>
              <table:table-cell office:value-type="float" office:value="0.212331554274055">
                <text:p>0.212331554274055</text:p>
              </table:table-cell>
              <table:table-cell office:value-type="float" office:value="0.174452486888992">
                <text:p>0.1744524868889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47404152420893">
                <text:p>0.247404152420893</text:p>
              </table:table-cell>
              <table:table-cell office:value-type="float" office:value="0.227261497274872">
                <text:p>0.227261497274872</text:p>
              </table:table-cell>
              <table:table-cell office:value-type="float" office:value="0.182794786929123">
                <text:p>0.1827947869291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31666252609507">
                <text:p>0.231666252609507</text:p>
              </table:table-cell>
              <table:table-cell office:value-type="float" office:value="0.245064063638613">
                <text:p>0.245064063638613</text:p>
              </table:table-cell>
              <table:table-cell office:value-type="float" office:value="0.193176186969013">
                <text:p>0.1931761869690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15089172030887">
                <text:p>0.215089172030887</text:p>
              </table:table-cell>
              <table:table-cell office:value-type="float" office:value="0.266037882294649">
                <text:p>0.266037882294649</text:p>
              </table:table-cell>
              <table:table-cell office:value-type="float" office:value="0.205888643199298">
                <text:p>0.20588864319929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97777172376636">
                <text:p>0.197777172376636</text:p>
              </table:table-cell>
              <table:table-cell office:value-type="float" office:value="0.290452347667211">
                <text:p>0.290452347667211</text:p>
              </table:table-cell>
              <table:table-cell office:value-type="float" office:value="0.221244727848937">
                <text:p>0.2212447278489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79887791957322">
                <text:p>0.179887791957322</text:p>
              </table:table-cell>
              <table:table-cell office:value-type="float" office:value="0.318516219661767">
                <text:p>0.318516219661767</text:p>
              </table:table-cell>
              <table:table-cell office:value-type="float" office:value="0.239567749544841">
                <text:p>0.2395677495448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6164292743893">
                <text:p>0.16164292743893</text:p>
              </table:table-cell>
              <table:table-cell office:value-type="float" office:value="0.350336558267546">
                <text:p>0.350336558267546</text:p>
              </table:table-cell>
              <table:table-cell office:value-type="float" office:value="0.26117576727873">
                <text:p>0.261175767278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43339595583432">
                <text:p>0.143339595583432</text:p>
              </table:table-cell>
              <table:table-cell office:value-type="float" office:value="0.385868289221291">
                <text:p>0.385868289221291</text:p>
              </table:table-cell>
              <table:table-cell office:value-type="float" office:value="0.286357748117228">
                <text:p>0.2863577481172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25358903975393">
                <text:p>0.125358903975393</text:p>
              </table:table-cell>
              <table:table-cell office:value-type="float" office:value="0.424856818224366">
                <text:p>0.424856818224366</text:p>
              </table:table-cell>
              <table:table-cell office:value-type="float" office:value="0.315340217526439">
                <text:p>0.31534021752643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08171131543384">
                <text:p>0.108171131543384</text:p>
              </table:table-cell>
              <table:table-cell office:value-type="float" office:value="0.466779285310058">
                <text:p>0.466779285310058</text:p>
              </table:table-cell>
              <table:table-cell office:value-type="float" office:value="0.348243313550126">
                <text:p>0.3482433135501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923342112063991">
                <text:p>0.0923342112063991</text:p>
              </table:table-cell>
              <table:table-cell office:value-type="float" office:value="0.51079412902138">
                <text:p>0.51079412902138</text:p>
              </table:table-cell>
              <table:table-cell office:value-type="float" office:value="0.385026454962251">
                <text:p>0.38502645496225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784825147157242">
                <text:p>0.0784825147157242</text:p>
              </table:table-cell>
              <table:table-cell office:value-type="float" office:value="0.555712915894368">
                <text:p>0.555712915894368</text:p>
              </table:table-cell>
              <table:table-cell office:value-type="float" office:value="0.425426154382801">
                <text:p>0.4254261543828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673029585825645">
                <text:p>0.0673029585825645</text:p>
              </table:table-cell>
              <table:table-cell office:value-type="float" office:value="0.600011411308205">
                <text:p>0.600011411308205</text:p>
              </table:table-cell>
              <table:table-cell office:value-type="float" office:value="0.46889202772285">
                <text:p>0.468892027722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594964329251005">
                <text:p>0.0594964329251005</text:p>
              </table:table-cell>
              <table:table-cell office:value-type="float" office:value="0.641896379099555">
                <text:p>0.641896379099555</text:p>
              </table:table-cell>
              <table:table-cell office:value-type="float" office:value="0.514531623678054">
                <text:p>0.51453162367805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557246952196814">
                <text:p>0.0557246952196814</text:p>
              </table:table-cell>
              <table:table-cell office:value-type="float" office:value="0.679438127916845">
                <text:p>0.679438127916845</text:p>
              </table:table-cell>
              <table:table-cell office:value-type="float" office:value="0.561079548791693">
                <text:p>0.5610795487916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565461957652875">
                <text:p>0.0565461957652875</text:p>
              </table:table-cell>
              <table:table-cell office:value-type="float" office:value="0.710764970257009">
                <text:p>0.710764970257009</text:p>
              </table:table-cell>
              <table:table-cell office:value-type="float" office:value="0.606909820277769">
                <text:p>0.6069098202777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623483312909966">
                <text:p>0.0623483312909966</text:p>
              </table:table-cell>
              <table:table-cell office:value-type="float" office:value="0.734296015854899">
                <text:p>0.734296015854899</text:p>
              </table:table-cell>
              <table:table-cell office:value-type="float" office:value="0.650109857307083">
                <text:p>0.65010985730708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732872356017037">
                <text:p>0.0732872356017037</text:p>
              </table:table-cell>
              <table:table-cell office:value-type="float" office:value="0.74896879450569">
                <text:p>0.74896879450569</text:p>
              </table:table-cell>
              <table:table-cell office:value-type="float" office:value="0.688627158489121">
                <text:p>0.6886271584891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892478237983473">
                <text:p>0.0892478237983473</text:p>
              </table:table-cell>
              <table:table-cell office:value-type="float" office:value="0.754407221421027">
                <text:p>0.754407221421027</text:p>
              </table:table-cell>
              <table:table-cell office:value-type="float" office:value="0.720483895178199">
                <text:p>0.7204838951781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09834969550816">
                <text:p>0.109834969550816</text:p>
              </table:table-cell>
              <table:table-cell office:value-type="float" office:value="0.750981932226837">
                <text:p>0.750981932226837</text:p>
              </table:table-cell>
              <table:table-cell office:value-type="float" office:value="0.744032173496229">
                <text:p>0.7440321734962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34401013852603">
                <text:p>0.134401013852603</text:p>
              </table:table-cell>
              <table:table-cell office:value-type="float" office:value="0.739741097210728">
                <text:p>0.739741097210728</text:p>
              </table:table-cell>
              <table:table-cell office:value-type="float" office:value="0.758200339462887">
                <text:p>0.75820033946288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62106569011825">
                <text:p>0.162106569011825</text:p>
              </table:table-cell>
              <table:table-cell office:value-type="float" office:value="0.722227331825566">
                <text:p>0.722227331825566</text:p>
              </table:table-cell>
              <table:table-cell office:value-type="float" office:value="0.762669093923957">
                <text:p>0.7626690939239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92003559771802">
                <text:p>0.192003559771802</text:p>
              </table:table-cell>
              <table:table-cell office:value-type="float" office:value="0.700229504113702">
                <text:p>0.700229504113702</text:p>
              </table:table-cell>
              <table:table-cell office:value-type="float" office:value="0.757925059254016">
                <text:p>0.7579250592540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23124647274391">
                <text:p>0.223124647274391</text:p>
              </table:table-cell>
              <table:table-cell office:value-type="float" office:value="0.675532486343292">
                <text:p>0.675532486343292</text:p>
              </table:table-cell>
              <table:table-cell office:value-type="float" office:value="0.74517053252817">
                <text:p>0.745170532528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54563284402324">
                <text:p>0.254563284402324</text:p>
              </table:table-cell>
              <table:table-cell office:value-type="float" office:value="0.649718605048395">
                <text:p>0.649718605048395</text:p>
              </table:table-cell>
              <table:table-cell office:value-type="float" office:value="0.72611113208965">
                <text:p>0.726111132089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85533130416224">
                <text:p>0.285533130416224</text:p>
              </table:table-cell>
              <table:table-cell office:value-type="float" office:value="0.624049173258206">
                <text:p>0.624049173258206</text:p>
              </table:table-cell>
              <table:table-cell office:value-type="float" office:value="0.702679220580854">
                <text:p>0.70267922058085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15402159951163">
                <text:p>0.315402159951163</text:p>
              </table:table-cell>
              <table:table-cell office:value-type="float" office:value="0.599426578386224">
                <text:p>0.599426578386224</text:p>
              </table:table-cell>
              <table:table-cell office:value-type="float" office:value="0.67676411903991">
                <text:p>0.676764119039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43702930798945">
                <text:p>0.343702930798945</text:p>
              </table:table-cell>
              <table:table-cell office:value-type="float" office:value="0.576417992411422">
                <text:p>0.576417992411422</text:p>
              </table:table-cell>
              <table:table-cell office:value-type="float" office:value="0.650006485068524">
                <text:p>0.6500064850685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70124419410683">
                <text:p>0.370124419410683</text:p>
              </table:table-cell>
              <table:table-cell office:value-type="float" office:value="0.5553146750661">
                <text:p>0.5553146750661</text:p>
              </table:table-cell>
              <table:table-cell office:value-type="float" office:value="0.623683918557323">
                <text:p>0.62368391855732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9449221864973">
                <text:p>0.39449221864973</text:p>
              </table:table-cell>
              <table:table-cell office:value-type="float" office:value="0.536203517401006">
                <text:p>0.536203517401006</text:p>
              </table:table-cell>
              <table:table-cell office:value-type="float" office:value="0.598683849216977">
                <text:p>0.5986838492169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16743327983082">
                <text:p>0.416743327983082</text:p>
              </table:table-cell>
              <table:table-cell office:value-type="float" office:value="0.519034848110336">
                <text:p>0.519034848110336</text:p>
              </table:table-cell>
              <table:table-cell office:value-type="float" office:value="0.575539883753432">
                <text:p>0.5755398837534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36900203771131">
                <text:p>0.436900203771131</text:p>
              </table:table-cell>
              <table:table-cell office:value-type="float" office:value="0.503678276120283">
                <text:p>0.503678276120283</text:p>
              </table:table-cell>
              <table:table-cell office:value-type="float" office:value="0.55450207801899">
                <text:p>0.5545020780189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55046982435592">
                <text:p>0.455046982435592</text:p>
              </table:table-cell>
              <table:table-cell office:value-type="float" office:value="0.48996419383314">
                <text:p>0.48996419383314</text:p>
              </table:table-cell>
              <table:table-cell office:value-type="float" office:value="0.535616198693926">
                <text:p>0.5356161986939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71309311891966">
                <text:p>0.471309311891966</text:p>
              </table:table-cell>
              <table:table-cell office:value-type="float" office:value="0.477712015855575">
                <text:p>0.477712015855575</text:p>
              </table:table-cell>
              <table:table-cell office:value-type="float" office:value="0.518795928531301">
                <text:p>0.51879592853130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85838191644591">
                <text:p>0.485838191644591</text:p>
              </table:table-cell>
              <table:table-cell office:value-type="float" office:value="0.466747732476834">
                <text:p>0.466747732476834</text:p>
              </table:table-cell>
              <table:table-cell office:value-type="float" office:value="0.503880514180802">
                <text:p>0.50388051418080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98797606015902">
                <text:p>0.498797606015902</text:p>
              </table:table-cell>
              <table:table-cell office:value-type="float" office:value="0.456913632035818">
                <text:p>0.456913632035818</text:p>
              </table:table-cell>
              <table:table-cell office:value-type="float" office:value="0.490676404017843">
                <text:p>0.49067640401784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10355436124091">
                <text:p>0.510355436124091</text:p>
              </table:table-cell>
              <table:table-cell office:value-type="float" office:value="0.448072704843188">
                <text:p>0.448072704843188</text:p>
              </table:table-cell>
              <table:table-cell office:value-type="float" office:value="0.478984740195041">
                <text:p>0.4789847401950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20677042846092">
                <text:p>0.520677042846092</text:p>
              </table:table-cell>
              <table:table-cell office:value-type="float" office:value="0.440109686464819">
                <text:p>0.440109686464819</text:p>
              </table:table-cell>
              <table:table-cell office:value-type="float" office:value="0.46861783053595">
                <text:p>0.468617830535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29920934912399">
                <text:p>0.529920934912399</text:p>
              </table:table-cell>
              <table:table-cell office:value-type="float" office:value="0.432930145855358">
                <text:p>0.432930145855358</text:p>
              </table:table-cell>
              <table:table-cell office:value-type="float" office:value="0.459407773262008">
                <text:p>0.4594077732620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38236011782012">
                <text:p>0.538236011782012</text:p>
              </table:table-cell>
              <table:table-cell office:value-type="float" office:value="0.426458564407756">
                <text:p>0.426458564407756</text:p>
              </table:table-cell>
              <table:table-cell office:value-type="float" office:value="0.45120989993703">
                <text:p>0.4512098999370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45759962909482">
                <text:p>0.545759962909482</text:p>
              </table:table-cell>
              <table:table-cell office:value-type="float" office:value="0.420636006094193">
                <text:p>0.420636006094193</text:p>
              </table:table-cell>
              <table:table-cell office:value-type="float" office:value="0.44390304419774">
                <text:p>0.443903044197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52618493819031">
                <text:p>0.552618493819031</text:p>
              </table:table-cell>
              <table:table-cell office:value-type="float" office:value="0.415417735290858">
                <text:p>0.415417735290858</text:p>
              </table:table-cell>
              <table:table-cell office:value-type="float" office:value="0.437388036735799">
                <text:p>0.43738803673579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558925126425233">
                <text:p>0.558925126425233</text:p>
              </table:table-cell>
              <table:table-cell office:value-type="float" office:value="0.410770975918947">
                <text:p>0.410770975918947</text:p>
              </table:table-cell>
              <table:table-cell office:value-type="float" office:value="0.431585343866714">
                <text:p>0.4315853438667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64781383876835">
                <text:p>0.564781383876835</text:p>
              </table:table-cell>
              <table:table-cell office:value-type="float" office:value="0.406672901313554">
                <text:p>0.406672901313554</text:p>
              </table:table-cell>
              <table:table-cell office:value-type="float" office:value="0.426432415004236">
                <text:p>0.42643241500423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70277219540643">
                <text:p>0.570277219540643</text:p>
              </table:table-cell>
              <table:table-cell office:value-type="float" office:value="0.403108880578911">
                <text:p>0.403108880578911</text:p>
              </table:table-cell>
              <table:table-cell office:value-type="float" office:value="0.421881063282742">
                <text:p>0.4218810632827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75491587550745">
                <text:p>0.575491587550745</text:p>
              </table:table-cell>
              <table:table-cell office:value-type="float" office:value="0.400070970424668">
                <text:p>0.400070970424668</text:p>
              </table:table-cell>
              <table:table-cell office:value-type="float" office:value="0.417895046502326">
                <text:p>0.4178950465023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80493080890555">
                <text:p>0.580493080890555</text:p>
              </table:table-cell>
              <table:table-cell office:value-type="float" office:value="0.397556621914131">
                <text:p>0.397556621914131</text:p>
              </table:table-cell>
              <table:table-cell office:value-type="float" office:value="0.414447917884213">
                <text:p>0.4144479178842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8534058435927">
                <text:p>0.58534058435927</text:p>
              </table:table-cell>
              <table:table-cell office:value-type="float" office:value="0.395567562617333">
                <text:p>0.395567562617333</text:p>
              </table:table-cell>
              <table:table-cell office:value-type="float" office:value="0.411521158408817">
                <text:p>0.4115211584088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90083905778346">
                <text:p>0.590083905778346</text:p>
              </table:table-cell>
              <table:table-cell office:value-type="float" office:value="0.394108812046392">
                <text:p>0.394108812046392</text:p>
              </table:table-cell>
              <table:table-cell office:value-type="float" office:value="0.409102570676115">
                <text:p>0.4091025706761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94764360837763">
                <text:p>0.594764360837763</text:p>
              </table:table-cell>
              <table:table-cell office:value-type="float" office:value="0.393187789242708">
                <text:p>0.393187789242708</text:p>
              </table:table-cell>
              <table:table-cell office:value-type="float" office:value="0.407184898583281">
                <text:p>0.40718489858328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599415296165138">
                <text:p>0.599415296165138</text:p>
              </table:table-cell>
              <table:table-cell office:value-type="float" office:value="0.392813474353197">
                <text:p>0.392813474353197</text:p>
              </table:table-cell>
              <table:table-cell office:value-type="float" office:value="0.405764631247971">
                <text:p>0.4057646312479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604062542357696">
                <text:p>0.604062542357696</text:p>
              </table:table-cell>
              <table:table-cell office:value-type="float" office:value="0.392995590070605">
                <text:p>0.392995590070605</text:p>
              </table:table-cell>
              <table:table-cell office:value-type="float" office:value="0.404840949422976">
                <text:p>0.4048409494229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608724794474906">
                <text:p>0.608724794474906</text:p>
              </table:table-cell>
              <table:table-cell office:value-type="float" office:value="0.393743773498334">
                <text:p>0.393743773498334</text:p>
              </table:table-cell>
              <table:table-cell office:value-type="float" office:value="0.404414775626688">
                <text:p>0.4044147756266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613413922315019">
                <text:p>0.613413922315019</text:p>
              </table:table-cell>
              <table:table-cell office:value-type="float" office:value="0.395066714227658">
                <text:p>0.395066714227658</text:p>
              </table:table-cell>
              <table:table-cell office:value-type="float" office:value="0.404487893870475">
                <text:p>0.4044878938704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618135217033843">
                <text:p>0.618135217033843</text:p>
              </table:table-cell>
              <table:table-cell office:value-type="float" office:value="0.396971240281072">
                <text:p>0.396971240281072</text:p>
              </table:table-cell>
              <table:table-cell office:value-type="float" office:value="0.405062110386829">
                <text:p>0.40506211038682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622887584549489">
                <text:p>0.622887584549489</text:p>
              </table:table-cell>
              <table:table-cell office:value-type="float" office:value="0.39946134029386">
                <text:p>0.39946134029386</text:p>
              </table:table-cell>
              <table:table-cell office:value-type="float" office:value="0.406138432762747">
                <text:p>0.4061384327627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627663699864822">
                <text:p>0.627663699864822</text:p>
              </table:table-cell>
              <table:table-cell office:value-type="float" office:value="0.402537118138929">
                <text:p>0.402537118138929</text:p>
              </table:table-cell>
              <table:table-cell office:value-type="float" office:value="0.407716251229174">
                <text:p>0.4077162512291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632450139998908">
                <text:p>0.632450139998908</text:p>
              </table:table-cell>
              <table:table-cell office:value-type="float" office:value="0.406193685391727">
                <text:p>0.406193685391727</text:p>
              </table:table-cell>
              <table:table-cell office:value-type="float" office:value="0.409792512557865">
                <text:p>0.40979251255786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637227516633556">
                <text:p>0.637227516633556</text:p>
              </table:table-cell>
              <table:table-cell office:value-type="float" office:value="0.41042000773979">
                <text:p>0.41042000773979</text:p>
              </table:table-cell>
              <table:table-cell office:value-type="float" office:value="0.412360884136892">
                <text:p>0.4123608841368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641970632744861">
                <text:p>0.641970632744861</text:p>
              </table:table-cell>
              <table:table-cell office:value-type="float" office:value="0.415197733657636">
                <text:p>0.415197733657636</text:p>
              </table:table-cell>
              <table:table-cell office:value-type="float" office:value="0.415410913391935">
                <text:p>0.4154109133919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646648690200357">
                <text:p>0.646648690200357</text:p>
              </table:table-cell>
              <table:table-cell office:value-type="float" office:value="0.420500047135705">
                <text:p>0.420500047135705</text:p>
              </table:table-cell>
              <table:table-cell office:value-type="float" office:value="0.418927195785076">
                <text:p>0.4189271957850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51225577259572">
                <text:p>0.651225577259572</text:p>
              </table:table-cell>
              <table:table-cell office:value-type="float" office:value="0.426290600380849">
                <text:p>0.426290600380849</text:p>
              </table:table-cell>
              <table:table-cell office:value-type="float" office:value="0.422888573035707">
                <text:p>0.4228885730357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655660265726712">
                <text:p>0.655660265726712</text:p>
              </table:table-cell>
              <table:table-cell office:value-type="float" office:value="0.432522596196029">
                <text:p>0.432522596196029</text:p>
              </table:table-cell>
              <table:table-cell office:value-type="float" office:value="0.427267391692769">
                <text:p>0.42726739169276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5990734670193">
                <text:p>0.65990734670193</text:p>
              </table:table-cell>
              <table:table-cell office:value-type="float" office:value="0.439138101749091">
                <text:p>0.439138101749091</text:p>
              </table:table-cell>
              <table:table-cell office:value-type="float" office:value="0.432028860277664">
                <text:p>0.43202886027766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663917730958868">
                <text:p>0.663917730958868</text:p>
              </table:table-cell>
              <table:table-cell office:value-type="float" office:value="0.446067683773515">
                <text:p>0.446067683773515</text:p>
              </table:table-cell>
              <table:table-cell office:value-type="float" office:value="0.437130550239807">
                <text:p>0.43713055023980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667639534460397">
                <text:p>0.667639534460397</text:p>
              </table:table-cell>
              <table:table-cell office:value-type="float" office:value="0.45323045770096">
                <text:p>0.45323045770096</text:p>
              </table:table-cell>
              <table:table-cell office:value-type="float" office:value="0.442522091051">
                <text:p>0.4425220910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671019161038286">
                <text:p>0.671019161038286</text:p>
              </table:table-cell>
              <table:table-cell office:value-type="float" office:value="0.460534637497732">
                <text:p>0.460534637497732</text:p>
              </table:table-cell>
              <table:table-cell office:value-type="float" office:value="0.448145111887397">
                <text:p>0.4481451118873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674002582643446">
                <text:p>0.674002582643446</text:p>
              </table:table-cell>
              <table:table-cell office:value-type="float" office:value="0.467878657005719">
                <text:p>0.467878657005719</text:p>
              </table:table-cell>
              <table:table-cell office:value-type="float" office:value="0.453933480424708">
                <text:p>0.45393348042470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676536802984664">
                <text:p>0.676536802984664</text:p>
              </table:table-cell>
              <table:table-cell office:value-type="float" office:value="0.475152906031045">
                <text:p>0.475152906031045</text:p>
              </table:table-cell>
              <table:table-cell office:value-type="float" office:value="0.459813882302145">
                <text:p>0.45981388230214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678571473410414">
                <text:p>0.678571473410414</text:p>
              </table:table-cell>
              <table:table-cell office:value-type="float" office:value="0.482242085184092">
                <text:p>0.482242085184092</text:p>
              </table:table-cell>
              <table:table-cell office:value-type="float" office:value="0.46570677206401">
                <text:p>0.465706772064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680060611648947">
                <text:p>0.680060611648947</text:p>
              </table:table-cell>
              <table:table-cell office:value-type="float" office:value="0.48902813419451">
                <text:p>0.48902813419451</text:p>
              </table:table-cell>
              <table:table-cell office:value-type="float" office:value="0.471527707628119">
                <text:p>0.47152770762811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80964356114765">
                <text:p>0.680964356114765</text:p>
              </table:table-cell>
              <table:table-cell office:value-type="float" office:value="0.495393632801459">
                <text:p>0.495393632801459</text:p>
              </table:table-cell>
              <table:table-cell office:value-type="float" office:value="0.477189056029278">
                <text:p>0.47718905602927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681250672944903">
                <text:p>0.681250672944903</text:p>
              </table:table-cell>
              <table:table-cell office:value-type="float" office:value="0.501225517093701">
                <text:p>0.501225517093701</text:p>
              </table:table-cell>
              <table:table-cell office:value-type="float" office:value="0.482602029690617">
                <text:p>0.48260202969061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680896921998303">
                <text:p>0.680896921998303</text:p>
              </table:table-cell>
              <table:table-cell office:value-type="float" office:value="0.506418904665106">
                <text:p>0.506418904665106</text:p>
              </table:table-cell>
              <table:table-cell office:value-type="float" office:value="0.487678982064989">
                <text:p>0.48767898206498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679891183902613">
                <text:p>0.679891183902613</text:p>
              </table:table-cell>
              <table:table-cell office:value-type="float" office:value="0.510880787089221">
                <text:p>0.510880787089221</text:p>
              </table:table-cell>
              <table:table-cell office:value-type="float" office:value="0.492335862272712">
                <text:p>0.49233586227271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678233254564956">
                <text:p>0.678233254564956</text:p>
              </table:table-cell>
              <table:table-cell office:value-type="float" office:value="0.514533335166462">
                <text:p>0.514533335166462</text:p>
              </table:table-cell>
              <table:table-cell office:value-type="float" office:value="0.496494703984742">
                <text:p>0.49649470398474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67593522722046">
                <text:p>0.67593522722046</text:p>
              </table:table-cell>
              <table:table-cell office:value-type="float" office:value="0.517316576008839">
                <text:p>0.517316576008839</text:p>
              </table:table-cell>
              <table:table-cell office:value-type="float" office:value="0.500086007957901">
                <text:p>0.50008600795790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673021604751926">
                <text:p>0.673021604751926</text:p>
              </table:table-cell>
              <table:table-cell office:value-type="float" office:value="0.519190242475534">
                <text:p>0.519190242475534</text:p>
              </table:table-cell>
              <table:table-cell office:value-type="float" office:value="0.503050873454347">
                <text:p>0.50305087345434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669528915046008">
                <text:p>0.669528915046008</text:p>
              </table:table-cell>
              <table:table-cell office:value-type="float" office:value="0.520134661491497">
                <text:p>0.520134661491497</text:p>
              </table:table-cell>
              <table:table-cell office:value-type="float" office:value="0.505342743204963">
                <text:p>0.5053427432049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665504836713949">
                <text:p>0.665504836713949</text:p>
              </table:table-cell>
              <table:table-cell office:value-type="float" office:value="0.520150630790684">
                <text:p>0.520150630790684</text:p>
              </table:table-cell>
              <table:table-cell office:value-type="float" office:value="0.506928649821939">
                <text:p>0.5069286498219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661006877892488">
                <text:p>0.661006877892488</text:p>
              </table:table-cell>
              <table:table-cell office:value-type="float" office:value="0.5192583228538">
                <text:p>0.5192583228538</text:p>
              </table:table-cell>
              <table:table-cell office:value-type="float" office:value="0.507789886870651">
                <text:p>0.50778988687065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656100683036263">
                <text:p>0.656100683036263</text:p>
              </table:table-cell>
              <table:table-cell office:value-type="float" office:value="0.51749533821729">
                <text:p>0.51749533821729</text:p>
              </table:table-cell>
              <table:table-cell office:value-type="float" office:value="0.507922071546588">
                <text:p>0.50792207154658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650858067939482">
                <text:p>0.650858067939482</text:p>
              </table:table-cell>
              <table:table-cell office:value-type="float" office:value="0.514914096890117">
                <text:p>0.514914096890117</text:p>
              </table:table-cell>
              <table:table-cell office:value-type="float" office:value="0.507334613058861">
                <text:p>0.50733461305886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645354898950151">
                <text:p>0.645354898950151</text:p>
              </table:table-cell>
              <table:table-cell office:value-type="float" office:value="0.511578798385123">
                <text:p>0.511578798385123</text:p>
              </table:table-cell>
              <table:table-cell office:value-type="float" office:value="0.506049645798988">
                <text:p>0.50604964579898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63966893710504">
                <text:p>0.63966893710504</text:p>
              </table:table-cell>
              <table:table-cell office:value-type="float" office:value="0.507562194328149">
                <text:p>0.507562194328149</text:p>
              </table:table-cell>
              <table:table-cell office:value-type="float" office:value="0.504100523921043">
                <text:p>0.50410052392104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633877761884921">
                <text:p>0.633877761884921</text:p>
              </table:table-cell>
              <table:table-cell office:value-type="float" office:value="0.502942403947238">
                <text:p>0.502942403947238</text:p>
              </table:table-cell>
              <table:table-cell office:value-type="float" office:value="0.501530000045236">
                <text:p>0.50153000004523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628056874024179">
                <text:p>0.628056874024179</text:p>
              </table:table-cell>
              <table:table-cell office:value-type="float" office:value="0.49779996716017">
                <text:p>0.49779996716017</text:p>
              </table:table-cell>
              <table:table-cell office:value-type="float" office:value="0.498388223221368">
                <text:p>0.49838822322136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622278054876258">
                <text:p>0.622278054876258</text:p>
              </table:table-cell>
              <table:table-cell office:value-type="float" office:value="0.49221528020204">
                <text:p>0.49221528020204</text:p>
              </table:table-cell>
              <table:table-cell office:value-type="float" office:value="0.494730689912458">
                <text:p>0.49473068991245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616608034307496">
                <text:p>0.616608034307496</text:p>
              </table:table-cell>
              <table:table-cell office:value-type="float" office:value="0.486266503281466">
                <text:p>0.486266503281466</text:p>
              </table:table-cell>
              <table:table-cell office:value-type="float" office:value="0.490616268327621">
                <text:p>0.49061626832762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611107493015347">
                <text:p>0.611107493015347</text:p>
              </table:table-cell>
              <table:table-cell office:value-type="float" office:value="0.480027976334564">
                <text:p>0.480027976334564</text:p>
              </table:table-cell>
              <table:table-cell office:value-type="float" office:value="0.486105394072376">
                <text:p>0.48610539407237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605830401138721">
                <text:p>0.605830401138721</text:p>
              </table:table-cell>
              <table:table-cell office:value-type="float" office:value="0.47356913335727">
                <text:p>0.47356913335727</text:p>
              </table:table-cell>
              <table:table-cell office:value-type="float" office:value="0.481258507614938">
                <text:p>0.48125850761493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600823674919886">
                <text:p>0.600823674919886</text:p>
              </table:table-cell>
              <table:table-cell office:value-type="float" office:value="0.466953871430201">
                <text:p>0.466953871430201</text:p>
              </table:table-cell>
              <table:table-cell office:value-type="float" office:value="0.47613477530767">
                <text:p>0.476134775307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96127118038865">
                <text:p>0.596127118038865</text:p>
              </table:table-cell>
              <table:table-cell office:value-type="float" office:value="0.460240308462773">
                <text:p>0.460240308462773</text:p>
              </table:table-cell>
              <table:table-cell office:value-type="float" office:value="0.470791108904288">
                <text:p>0.47079110890428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91773604353897">
                <text:p>0.591773604353897</text:p>
              </table:table-cell>
              <table:table-cell office:value-type="float" office:value="0.453480853063971">
                <text:p>0.453480853063971</text:p>
              </table:table-cell>
              <table:table-cell office:value-type="float" office:value="0.465281476003666">
                <text:p>0.46528147600366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87789453812333">
                <text:p>0.587789453812333</text:p>
              </table:table-cell>
              <table:table-cell office:value-type="float" office:value="0.44672250877123">
                <text:p>0.44672250877123</text:p>
              </table:table-cell>
              <table:table-cell office:value-type="float" office:value="0.459656476916229">
                <text:p>0.45965647691622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84194952499991">
                <text:p>0.584194952499991</text:p>
              </table:table-cell>
              <table:table-cell office:value-type="float" office:value="0.44000734055237">
                <text:p>0.44000734055237</text:p>
              </table:table-cell>
              <table:table-cell office:value-type="float" office:value="0.453963152409636">
                <text:p>0.4539631524096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8100497021623">
                <text:p>0.58100497021623</text:p>
              </table:table-cell>
              <table:table-cell office:value-type="float" office:value="0.433373041430624">
                <text:p>0.433373041430624</text:p>
              </table:table-cell>
              <table:table-cell office:value-type="float" office:value="0.448244981210642">
                <text:p>0.44824498121064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78229633596942">
                <text:p>0.578229633596942</text:p>
              </table:table-cell>
              <table:table-cell office:value-type="float" office:value="0.426853548994939">
                <text:p>0.426853548994939</text:p>
              </table:table-cell>
              <table:table-cell office:value-type="float" office:value="0.442542025091289">
                <text:p>0.4425420250912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7587501873661">
                <text:p>0.57587501873661</text:p>
              </table:table-cell>
              <table:table-cell office:value-type="float" office:value="0.420479673689721">
                <text:p>0.420479673689721</text:p>
              </table:table-cell>
              <table:table-cell office:value-type="float" office:value="0.43689118168923">
                <text:p>0.4368911816892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73943833712372">
                <text:p>0.573943833712372</text:p>
              </table:table-cell>
              <table:table-cell office:value-type="float" office:value="0.41427971193004">
                <text:p>0.41427971193004</text:p>
              </table:table-cell>
              <table:table-cell office:value-type="float" office:value="0.431326509723238">
                <text:p>0.43132650972323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72436067796394">
                <text:p>0.572436067796394</text:p>
              </table:table-cell>
              <table:table-cell office:value-type="float" office:value="0.408280026564746">
                <text:p>0.408280026564746</text:p>
              </table:table-cell>
              <table:table-cell office:value-type="float" office:value="0.425879596912318">
                <text:p>0.42587959691231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71349590045598">
                <text:p>0.571349590045598</text:p>
              </table:table-cell>
              <table:table-cell office:value-type="float" office:value="0.402505584716965">
                <text:p>0.402505584716965</text:p>
              </table:table-cell>
              <table:table-cell office:value-type="float" office:value="0.420579946844777">
                <text:p>0.42057994684477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70680685126">
                <text:p>0.570680685126</text:p>
              </table:table-cell>
              <table:table-cell office:value-type="float" office:value="0.39698044855923">
                <text:p>0.39698044855923</text:p>
              </table:table-cell>
              <table:table-cell office:value-type="float" office:value="0.415455366660328">
                <text:p>0.41545536666032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70424518537121">
                <text:p>0.570424518537121</text:p>
              </table:table-cell>
              <table:table-cell office:value-type="float" office:value="0.39172821829522">
                <text:p>0.39172821829522</text:p>
              </table:table-cell>
              <table:table-cell office:value-type="float" office:value="0.410532342312521">
                <text:p>0.41053234231252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70575526821274">
                <text:p>0.570575526821274</text:p>
              </table:table-cell>
              <table:table-cell office:value-type="float" office:value="0.386772428775195">
                <text:p>0.386772428775195</text:p>
              </table:table-cell>
              <table:table-cell office:value-type="float" office:value="0.405836392163763">
                <text:p>0.4058363921637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71127730911107">
                <text:p>0.571127730911107</text:p>
              </table:table-cell>
              <table:table-cell office:value-type="float" office:value="0.382136902045404">
                <text:p>0.382136902045404</text:p>
              </table:table-cell>
              <table:table-cell office:value-type="float" office:value="0.401392392663826">
                <text:p>0.40139239266382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7207497256747">
                <text:p>0.57207497256747</text:p>
              </table:table-cell>
              <table:table-cell office:value-type="float" office:value="0.377846057982614">
                <text:p>0.377846057982614</text:p>
              </table:table-cell>
              <table:table-cell office:value-type="float" office:value="0.397224871902817">
                <text:p>0.3972248719028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73411074993269">
                <text:p>0.573411074993269</text:p>
              </table:table-cell>
              <table:table-cell office:value-type="float" office:value="0.373925184213561">
                <text:p>0.373925184213561</text:p>
              </table:table-cell>
              <table:table-cell office:value-type="float" office:value="0.393358267995883">
                <text:p>0.39335826799588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75129929293247">
                <text:p>0.575129929293247</text:p>
              </table:table-cell>
              <table:table-cell office:value-type="float" office:value="0.370400664936687">
                <text:p>0.370400664936687</text:p>
              </table:table-cell>
              <table:table-cell office:value-type="float" office:value="0.389817149661141">
                <text:p>0.38981714966114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77225508603188">
                <text:p>0.577225508603188</text:p>
              </table:table-cell>
              <table:table-cell office:value-type="float" office:value="0.367300166174574">
                <text:p>0.367300166174574</text:p>
              </table:table-cell>
              <table:table-cell office:value-type="float" office:value="0.386626396113813">
                <text:p>0.3866263961138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79691811551951">
                <text:p>0.579691811551951</text:p>
              </table:table-cell>
              <table:table-cell office:value-type="float" office:value="0.364652772475459">
                <text:p>0.364652772475459</text:p>
              </table:table-cell>
              <table:table-cell office:value-type="float" office:value="0.383811332632891">
                <text:p>0.3838113326328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82522736360812">
                <text:p>0.582522736360812</text:p>
              </table:table-cell>
              <table:table-cell office:value-type="float" office:value="0.362489067210445">
                <text:p>0.362489067210445</text:p>
              </table:table-cell>
              <table:table-cell office:value-type="float" office:value="0.381397816967982">
                <text:p>0.38139781696798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85711886440092">
                <text:p>0.585711886440092</text:p>
              </table:table-cell>
              <table:table-cell office:value-type="float" office:value="0.360841145428414">
                <text:p>0.360841145428414</text:p>
              </table:table-cell>
              <table:table-cell office:value-type="float" office:value="0.379412270241805">
                <text:p>0.37941227024180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89252307927931">
                <text:p>0.589252307927931</text:p>
              </table:table-cell>
              <table:table-cell office:value-type="float" office:value="0.359742544790088">
                <text:p>0.359742544790088</text:p>
              </table:table-cell>
              <table:table-cell office:value-type="float" office:value="0.377881644265081">
                <text:p>0.37788164426508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93136159350261">
                <text:p>0.593136159350261</text:p>
              </table:table-cell>
              <table:table-cell office:value-type="float" office:value="0.359228076492918">
                <text:p>0.359228076492918</text:p>
              </table:table-cell>
              <table:table-cell office:value-type="float" office:value="0.376833315319382">
                <text:p>0.37683331531938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97354313593688">
                <text:p>0.597354313593688</text:p>
              </table:table-cell>
              <table:table-cell office:value-type="float" office:value="0.359333534460633">
                <text:p>0.359333534460633</text:p>
              </table:table-cell>
              <table:table-cell office:value-type="float" office:value="0.376294892603224">
                <text:p>0.3762948926032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601895892815832">
                <text:p>0.601895892815832</text:p>
              </table:table-cell>
              <table:table-cell office:value-type="float" office:value="0.360095257628745">
                <text:p>0.360095257628745</text:p>
              </table:table-cell>
              <table:table-cell office:value-type="float" office:value="0.376293927832441">
                <text:p>0.37629392783244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606747737927259">
                <text:p>0.606747737927259</text:p>
              </table:table-cell>
              <table:table-cell office:value-type="float" office:value="0.36154951724731">
                <text:p>0.36154951724731</text:p>
              </table:table-cell>
              <table:table-cell office:value-type="float" office:value="0.376857511139347">
                <text:p>0.37685751113934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611893816036519">
                <text:p>0.611893816036519</text:p>
              </table:table-cell>
              <table:table-cell office:value-type="float" office:value="0.363731699226825">
                <text:p>0.363731699226825</text:p>
              </table:table-cell>
              <table:table-cell office:value-type="float" office:value="0.378011737687724">
                <text:p>0.3780117376877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617314571936016">
                <text:p>0.617314571936016</text:p>
              </table:table-cell>
              <table:table-cell office:value-type="float" office:value="0.366675251329295">
                <text:p>0.366675251329295</text:p>
              </table:table-cell>
              <table:table-cell office:value-type="float" office:value="0.379781029644489">
                <text:p>0.37978102964448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622986233502029">
                <text:p>0.622986233502029</text:p>
              </table:table-cell>
              <table:table-cell office:value-type="float" office:value="0.37041036730479">
                <text:p>0.37041036730479</text:p>
              </table:table-cell>
              <table:table-cell office:value-type="float" office:value="0.382187299732787">
                <text:p>0.38218729973278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628880085948215">
                <text:p>0.628880085948215</text:p>
              </table:table-cell>
              <table:table-cell office:value-type="float" office:value="0.374962385938269">
                <text:p>0.374962385938269</text:p>
              </table:table-cell>
              <table:table-cell office:value-type="float" office:value="0.385248946016539">
                <text:p>0.38524894601653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634961736320079">
                <text:p>0.634961736320079</text:p>
              </table:table-cell>
              <table:table-cell office:value-type="float" office:value="0.380349893602865">
                <text:p>0.380349893602865</text:p>
              </table:table-cell>
              <table:table-cell office:value-type="float" office:value="0.388979673367749">
                <text:p>0.38897967336774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641190397467298">
                <text:p>0.641190397467298</text:p>
              </table:table-cell>
              <table:table-cell office:value-type="float" office:value="0.38658253558079">
                <text:p>0.38658253558079</text:p>
              </table:table-cell>
              <table:table-cell office:value-type="float" office:value="0.393387145791463">
                <text:p>0.3933871457914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647518229850795">
                <text:p>0.647518229850795</text:p>
              </table:table-cell>
              <table:table-cell office:value-type="float" office:value="0.393658565274566">
                <text:p>0.393658565274566</text:p>
              </table:table-cell>
              <table:table-cell office:value-type="float" office:value="0.398471485916797">
                <text:p>0.3984714859167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653889789580467">
                <text:p>0.653889789580467</text:p>
              </table:table-cell>
              <table:table-cell office:value-type="float" office:value="0.401562192281655">
                <text:p>0.401562192281655</text:p>
              </table:table-cell>
              <table:table-cell office:value-type="float" office:value="0.404223653827365">
                <text:p>0.4042236538273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660241641386725">
                <text:p>0.660241641386725</text:p>
              </table:table-cell>
              <table:table-cell office:value-type="float" office:value="0.410260830187406">
                <text:p>0.410260830187406</text:p>
              </table:table-cell>
              <table:table-cell office:value-type="float" office:value="0.410623757010795">
                <text:p>0.41062375701079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666502204778441">
                <text:p>0.666502204778441</text:p>
              </table:table-cell>
              <table:table-cell office:value-type="float" office:value="0.419702391658107">
                <text:p>0.419702391658107</text:p>
              </table:table-cell>
              <table:table-cell office:value-type="float" office:value="0.417639366071966">
                <text:p>0.41763936607196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672591908977202">
                <text:p>0.672591908977202</text:p>
              </table:table-cell>
              <table:table-cell office:value-type="float" office:value="0.429812829037682">
                <text:p>0.429812829037682</text:p>
              </table:table-cell>
              <table:table-cell office:value-type="float" office:value="0.425223935802621">
                <text:p>0.4252239358026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678423735457385">
                <text:p>0.678423735457385</text:p>
              </table:table-cell>
              <table:table-cell office:value-type="float" office:value="0.440494167967796">
                <text:p>0.440494167967796</text:p>
              </table:table-cell>
              <table:table-cell office:value-type="float" office:value="0.433315456175927">
                <text:p>0.43331545617592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683904223830699">
                <text:p>0.683904223830699</text:p>
              </table:table-cell>
              <table:table-cell office:value-type="float" office:value="0.451623321839988">
                <text:p>0.451623321839988</text:p>
              </table:table-cell>
              <table:table-cell office:value-type="float" office:value="0.441835479782679">
                <text:p>0.44183547978267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688935005021118">
                <text:p>0.688935005021118</text:p>
              </table:table-cell>
              <table:table-cell office:value-type="float" office:value="0.463051996084088">
                <text:p>0.463051996084088</text:p>
              </table:table-cell>
              <table:table-cell office:value-type="float" office:value="0.450688687108119">
                <text:p>0.4506886871081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693414903036344">
                <text:p>0.693414903036344</text:p>
              </table:table-cell>
              <table:table-cell office:value-type="float" office:value="0.474607981872226">
                <text:p>0.474607981872226</text:p>
              </table:table-cell>
              <table:table-cell office:value-type="float" office:value="0.459763154084224">
                <text:p>0.45976315408422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97242611761697">
                <text:p>0.697242611761697</text:p>
              </table:table-cell>
              <table:table-cell office:value-type="float" office:value="0.486098087580665">
                <text:p>0.486098087580665</text:p>
              </table:table-cell>
              <table:table-cell office:value-type="float" office:value="0.468931472557379">
                <text:p>0.46893147255737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700319906086878">
                <text:p>0.700319906086878</text:p>
              </table:table-cell>
              <table:table-cell office:value-type="float" office:value="0.497312855190561">
                <text:p>0.497312855190561</text:p>
              </table:table-cell>
              <table:table-cell office:value-type="float" office:value="0.478052839370666">
                <text:p>0.4780528393706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702555289392084">
                <text:p>0.702555289392084</text:p>
              </table:table-cell>
              <table:table-cell office:value-type="float" office:value="0.508033056095295">
                <text:p>0.508033056095295</text:p>
              </table:table-cell>
              <table:table-cell office:value-type="float" office:value="0.486976171193614">
                <text:p>0.48697617119361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70386791659643">
                <text:p>0.70386791659643</text:p>
              </table:table-cell>
              <table:table-cell office:value-type="float" office:value="0.518037764718882">
                <text:p>0.518037764718882</text:p>
              </table:table-cell>
              <table:table-cell office:value-type="float" office:value="0.495544220691809">
                <text:p>0.49554422069180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704191570909087">
                <text:p>0.704191570909087</text:p>
              </table:table-cell>
              <table:table-cell office:value-type="float" office:value="0.527113589125598">
                <text:p>0.527113589125598</text:p>
              </table:table-cell>
              <table:table-cell office:value-type="float" office:value="0.503598570030784">
                <text:p>0.50359857003078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703478422579958">
                <text:p>0.703478422579958</text:p>
              </table:table-cell>
              <table:table-cell office:value-type="float" office:value="0.535064427224405">
                <text:p>0.535064427224405</text:p>
              </table:table-cell>
              <table:table-cell office:value-type="float" office:value="0.510985269800923">
                <text:p>0.51098526980092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701702269663927">
                <text:p>0.701702269663927</text:p>
              </table:table-cell>
              <table:table-cell office:value-type="float" office:value="0.541720954736914">
                <text:p>0.541720954736914</text:p>
              </table:table-cell>
              <table:table-cell office:value-type="float" office:value="0.51756078939327">
                <text:p>0.5175607893932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698860963337415">
                <text:p>0.698860963337415</text:p>
              </table:table-cell>
              <table:table-cell office:value-type="float" office:value="0.546948976321434">
                <text:p>0.546948976321434</text:p>
              </table:table-cell>
              <table:table-cell office:value-type="float" office:value="0.523197865531875">
                <text:p>0.5231978655318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694977759436158">
                <text:p>0.694977759436158</text:p>
              </table:table-cell>
              <table:table-cell office:value-type="float" office:value="0.550655813529705">
                <text:p>0.550655813529705</text:p>
              </table:table-cell>
              <table:table-cell office:value-type="float" office:value="0.527790795737133">
                <text:p>0.5277907957371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690101413827089">
                <text:p>0.690101413827089</text:p>
              </table:table-cell>
              <table:table-cell office:value-type="float" office:value="0.552794071999852">
                <text:p>0.552794071999852</text:p>
              </table:table-cell>
              <table:table-cell office:value-type="float" office:value="0.531259735656896">
                <text:p>0.53125973565689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684304945394603">
                <text:p>0.684304945394603</text:p>
              </table:table-cell>
              <table:table-cell office:value-type="float" office:value="0.553362408661685">
                <text:p>0.553362408661685</text:p>
              </table:table-cell>
              <table:table-cell office:value-type="float" office:value="0.53355362854781">
                <text:p>0.5335536285478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677683113747596">
                <text:p>0.677683113747596</text:p>
              </table:table-cell>
              <table:table-cell office:value-type="float" office:value="0.552403265344162">
                <text:p>0.552403265344162</text:p>
              </table:table-cell>
              <table:table-cell office:value-type="float" office:value="0.53465151675419">
                <text:p>0.534651516754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670348781767538">
                <text:p>0.670348781767538</text:p>
              </table:table-cell>
              <table:table-cell office:value-type="float" office:value="0.54999788831857">
                <text:p>0.54999788831857</text:p>
              </table:table-cell>
              <table:table-cell office:value-type="float" office:value="0.534562143546377">
                <text:p>0.53456214354637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662428437397347">
                <text:p>0.662428437397347</text:p>
              </table:table-cell>
              <table:table-cell office:value-type="float" office:value="0.546259251135286">
                <text:p>0.546259251135286</text:p>
              </table:table-cell>
              <table:table-cell office:value-type="float" office:value="0.533321925953164">
                <text:p>0.5333219259531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654057219196008">
                <text:p>0.654057219196008</text:p>
              </table:table-cell>
              <table:table-cell office:value-type="float" office:value="0.541323690324767">
                <text:p>0.541323690324767</text:p>
              </table:table-cell>
              <table:table-cell office:value-type="float" office:value="0.530991538770942">
                <text:p>0.53099153877094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64537381705125">
                <text:p>0.64537381705125</text:p>
              </table:table-cell>
              <table:table-cell office:value-type="float" office:value="0.535342124441768">
                <text:p>0.535342124441768</text:p>
              </table:table-cell>
              <table:table-cell office:value-type="float" office:value="0.527651472680153">
                <text:p>0.5276514726801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636515601967416">
                <text:p>0.636515601967416</text:p>
              </table:table-cell>
              <table:table-cell office:value-type="float" office:value="0.528471659967363">
                <text:p>0.528471659967363</text:p>
              </table:table-cell>
              <table:table-cell office:value-type="float" office:value="0.523396998826085">
                <text:p>0.52339699882608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627614283619823">
                <text:p>0.627614283619823</text:p>
              </table:table-cell>
              <table:table-cell office:value-type="float" office:value="0.520868221360499">
                <text:p>0.520868221360499</text:p>
              </table:table-cell>
              <table:table-cell office:value-type="float" office:value="0.518332982484739">
                <text:p>0.5183329824847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618792313518043">
                <text:p>0.618792313518043</text:p>
              </table:table-cell>
              <table:table-cell office:value-type="float" office:value="0.512680620617578">
                <text:p>0.512680620617578</text:p>
              </table:table-cell>
              <table:table-cell office:value-type="float" office:value="0.51256894469173">
                <text:p>0.5125689446917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610160159663556">
                <text:p>0.610160159663556</text:p>
              </table:table-cell>
              <table:table-cell office:value-type="float" office:value="0.504046250054746">
                <text:p>0.504046250054746</text:p>
              </table:table-cell>
              <table:table-cell office:value-type="float" office:value="0.506214686775531">
                <text:p>0.50621468677553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601814489253446">
                <text:p>0.601814489253446</text:p>
              </table:table-cell>
              <table:table-cell office:value-type="float" office:value="0.495088378527938">
                <text:p>0.495088378527938</text:p>
              </table:table-cell>
              <table:table-cell office:value-type="float" office:value="0.499376687030498">
                <text:p>0.49937668703049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93837219844913">
                <text:p>0.593837219844913</text:p>
              </table:table-cell>
              <table:table-cell office:value-type="float" office:value="0.485914879564378">
                <text:p>0.485914879564378</text:p>
              </table:table-cell>
              <table:table-cell office:value-type="float" office:value="0.492155369912184">
                <text:p>0.49215536991218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86295342705976">
                <text:p>0.586295342705976</text:p>
              </table:table-cell>
              <table:table-cell office:value-type="float" office:value="0.476618128207527">
                <text:p>0.476618128207527</text:p>
              </table:table-cell>
              <table:table-cell office:value-type="float" office:value="0.484643251375265">
                <text:p>0.48464325137526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79241386779526">
                <text:p>0.579241386779526</text:p>
              </table:table-cell>
              <table:table-cell office:value-type="float" office:value="0.467275767584493">
                <text:p>0.467275767584493</text:p>
              </table:table-cell>
              <table:table-cell office:value-type="float" office:value="0.476923889117831">
                <text:p>0.47692388911783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72714376280575">
                <text:p>0.572714376280575</text:p>
              </table:table-cell>
              <table:table-cell office:value-type="float" office:value="0.457952054316283">
                <text:p>0.457952054316283</text:p>
              </table:table-cell>
              <table:table-cell office:value-type="float" office:value="0.469071517549805">
                <text:p>0.46907151754980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66741135740783">
                <text:p>0.566741135740783</text:p>
              </table:table-cell>
              <table:table-cell office:value-type="float" office:value="0.448699528952541">
                <text:p>0.448699528952541</text:p>
              </table:table-cell>
              <table:table-cell office:value-type="float" office:value="0.461151223363923">
                <text:p>0.46115122336392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61337808681559">
                <text:p>0.561337808681559</text:p>
              </table:table-cell>
              <table:table-cell office:value-type="float" office:value="0.439560809394616">
                <text:p>0.439560809394616</text:p>
              </table:table-cell>
              <table:table-cell office:value-type="float" office:value="0.453219514440255">
                <text:p>0.4532195144402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56511475457424">
                <text:p>0.556511475457424</text:p>
              </table:table-cell>
              <table:table-cell office:value-type="float" office:value="0.430570360441807">
                <text:p>0.430570360441807</text:p>
              </table:table-cell>
              <table:table-cell office:value-type="float" office:value="0.445325146653866">
                <text:p>0.44532514665386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5226177825938">
                <text:p>0.55226177825938</text:p>
              </table:table-cell>
              <table:table-cell office:value-type="float" office:value="0.421756143489565">
                <text:p>0.421756143489565</text:p>
              </table:table-cell>
              <table:table-cell office:value-type="float" office:value="0.437510094019122">
                <text:p>0.43751009401912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48582483858446">
                <text:p>0.548582483858446</text:p>
              </table:table-cell>
              <table:table-cell office:value-type="float" office:value="0.413141092810012">
                <text:p>0.413141092810012</text:p>
              </table:table-cell>
              <table:table-cell office:value-type="float" office:value="0.429810572337008">
                <text:p>0.42981057233700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45462935443685">
                <text:p>0.545462935443685</text:p>
              </table:table-cell>
              <table:table-cell office:value-type="float" office:value="0.404744397253346">
                <text:p>0.404744397253346</text:p>
              </table:table-cell>
              <table:table-cell office:value-type="float" office:value="0.422258051233807">
                <text:p>0.42225805123380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542889362766774">
                <text:p>0.542889362766774</text:p>
              </table:table-cell>
              <table:table-cell office:value-type="float" office:value="0.396582588951769">
                <text:p>0.396582588951769</text:p>
              </table:table-cell>
              <table:table-cell office:value-type="float" office:value="0.414880211671388">
                <text:p>0.41488021167138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54084603430561">
                <text:p>0.54084603430561</text:p>
              </table:table-cell>
              <table:table-cell office:value-type="float" office:value="0.388670455040718">
                <text:p>0.388670455040718</text:p>
              </table:table-cell>
              <table:table-cell office:value-type="float" office:value="0.407701824347374">
                <text:p>0.40770182434737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539316246316125">
                <text:p>0.539316246316125</text:p>
              </table:table-cell>
              <table:table-cell office:value-type="float" office:value="0.381021796304586">
                <text:p>0.381021796304586</text:p>
              </table:table-cell>
              <table:table-cell office:value-type="float" office:value="0.400745538476557">
                <text:p>0.40074553847655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538283151742622">
                <text:p>0.538283151742622</text:p>
              </table:table-cell>
              <table:table-cell office:value-type="float" office:value="0.373650059783177">
                <text:p>0.373650059783177</text:p>
              </table:table-cell>
              <table:table-cell office:value-type="float" office:value="0.394032580450763">
                <text:p>0.39403258045076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537730437428764">
                <text:p>0.537730437428764</text:p>
              </table:table-cell>
              <table:table-cell office:value-type="float" office:value="0.36656887229868">
                <text:p>0.36656887229868</text:p>
              </table:table-cell>
              <table:table-cell office:value-type="float" office:value="0.387583368352537">
                <text:p>0.38758336835253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537642861382091">
                <text:p>0.537642861382091</text:p>
              </table:table-cell>
              <table:table-cell office:value-type="float" office:value="0.359792499821726">
                <text:p>0.359792499821726</text:p>
              </table:table-cell>
              <table:table-cell office:value-type="float" office:value="0.381418051926414">
                <text:p>0.38141805192641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538006663445582">
                <text:p>0.538006663445582</text:p>
              </table:table-cell>
              <table:table-cell office:value-type="float" office:value="0.353336254499548">
                <text:p>0.353336254499548</text:p>
              </table:table-cell>
              <table:table-cell office:value-type="float" office:value="0.375556989067989">
                <text:p>0.37555698906798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538809863021005">
                <text:p>0.538809863021005</text:p>
              </table:table-cell>
              <table:table-cell office:value-type="float" office:value="0.347216867632039">
                <text:p>0.347216867632039</text:p>
              </table:table-cell>
              <table:table-cell office:value-type="float" office:value="0.370021169772606">
                <text:p>0.37002116977260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540042456807597">
                <text:p>0.540042456807597</text:p>
              </table:table-cell>
              <table:table-cell office:value-type="float" office:value="0.341452843270102">
                <text:p>0.341452843270102</text:p>
              </table:table-cell>
              <table:table-cell office:value-type="float" office:value="0.36483259727022">
                <text:p>0.3648325972702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54169652813702">
                <text:p>0.54169652813702</text:p>
              </table:table-cell>
              <table:table-cell office:value-type="float" office:value="0.336064803602432">
                <text:p>0.336064803602432</text:p>
              </table:table-cell>
              <table:table-cell office:value-type="float" office:value="0.360014634110757">
                <text:p>0.36001463411075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543766277611567">
                <text:p>0.543766277611567</text:p>
              </table:table-cell>
              <table:table-cell office:value-type="float" office:value="0.331075833928577">
                <text:p>0.331075833928577</text:p>
              </table:table-cell>
              <table:table-cell office:value-type="float" office:value="0.355592318485138">
                <text:p>0.35559231848513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546247982544679">
                <text:p>0.546247982544679</text:p>
              </table:table-cell>
              <table:table-cell office:value-type="float" office:value="0.326511831723437">
                <text:p>0.326511831723437</text:p>
              </table:table-cell>
              <table:table-cell office:value-type="float" office:value="0.351592653198427">
                <text:p>0.35159265319842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549139890275681">
                <text:p>0.549139890275681</text:p>
              </table:table-cell>
              <table:table-cell office:value-type="float" office:value="0.322401860945169">
                <text:p>0.322401860945169</text:p>
              </table:table-cell>
              <table:table-cell office:value-type="float" office:value="0.348044866498716">
                <text:p>0.3480448664987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552442047866361">
                <text:p>0.552442047866361</text:p>
              </table:table-cell>
              <table:table-cell office:value-type="float" office:value="0.318778509137495">
                <text:p>0.318778509137495</text:p>
              </table:table-cell>
              <table:table-cell office:value-type="float" office:value="0.34498064039273">
                <text:p>0.3449806403927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556156068045902">
                <text:p>0.556156068045902</text:p>
              </table:table-cell>
              <table:table-cell office:value-type="float" office:value="0.315678240803509">
                <text:p>0.315678240803509</text:p>
              </table:table-cell>
              <table:table-cell office:value-type="float" office:value="0.342434298090995">
                <text:p>0.34243429809099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560284828601567">
                <text:p>0.560284828601567</text:p>
              </table:table-cell>
              <table:table-cell office:value-type="float" office:value="0.313141735729376">
                <text:p>0.313141735729376</text:p>
              </table:table-cell>
              <table:table-cell office:value-type="float" office:value="0.340442937746481">
                <text:p>0.34044293774648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564832099764344">
                <text:p>0.564832099764344</text:p>
              </table:table-cell>
              <table:table-cell office:value-type="float" office:value="0.311214195143072">
                <text:p>0.311214195143072</text:p>
              </table:table-cell>
              <table:table-cell office:value-type="float" office:value="0.339046494608113">
                <text:p>0.3390464946081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569802091572836">
                <text:p>0.569802091572836</text:p>
              </table:table-cell>
              <table:table-cell office:value-type="float" office:value="0.309945591533037">
                <text:p>0.309945591533037</text:p>
              </table:table-cell>
              <table:table-cell office:value-type="float" office:value="0.338287708060441">
                <text:p>0.33828770806044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575198910803075">
                <text:p>0.575198910803075</text:p>
              </table:table-cell>
              <table:table-cell office:value-type="float" office:value="0.309390829370308">
                <text:p>0.309390829370308</text:p>
              </table:table-cell>
              <table:table-cell office:value-type="float" office:value="0.338211963779256">
                <text:p>0.33821196377925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581025914958069">
                <text:p>0.581025914958069</text:p>
              </table:table-cell>
              <table:table-cell office:value-type="float" office:value="0.309609773677825">
                <text:p>0.309609773677825</text:p>
              </table:table-cell>
              <table:table-cell office:value-type="float" office:value="0.338866974518165">
                <text:p>0.33886697451816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587284949212996">
                <text:p>0.587284949212996</text:p>
              </table:table-cell>
              <table:table-cell office:value-type="float" office:value="0.310667091288796">
                <text:p>0.310667091288796</text:p>
              </table:table-cell>
              <table:table-cell office:value-type="float" office:value="0.340302256125087">
                <text:p>0.34030225612508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5939754513889">
                <text:p>0.5939754513889</text:p>
              </table:table-cell>
              <table:table-cell office:value-type="float" office:value="0.312631835851749">
                <text:p>0.312631835851749</text:p>
              </table:table-cell>
              <table:table-cell office:value-type="float" office:value="0.342568348761665">
                <text:p>0.34256834876166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01093410367211">
                <text:p>0.601093410367211</text:p>
              </table:table-cell>
              <table:table-cell office:value-type="float" office:value="0.315576692621691">
                <text:p>0.315576692621691</text:p>
              </table:table-cell>
              <table:table-cell office:value-type="float" office:value="0.345715727749683">
                <text:p>0.34571572774968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08630165378412">
                <text:p>0.608630165378412</text:p>
              </table:table-cell>
              <table:table-cell office:value-type="float" office:value="0.319576783773578">
                <text:p>0.319576783773578</text:p>
              </table:table-cell>
              <table:table-cell office:value-type="float" office:value="0.349793345162312">
                <text:p>0.3497933451623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16571037969618">
                <text:p>0.616571037969618</text:p>
              </table:table-cell>
              <table:table-cell office:value-type="float" office:value="0.324707921054163">
                <text:p>0.324707921054163</text:p>
              </table:table-cell>
              <table:table-cell office:value-type="float" office:value="0.354846743835338">
                <text:p>0.35484674383533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24893796000095">
                <text:p>0.624893796000095</text:p>
              </table:table-cell>
              <table:table-cell office:value-type="float" office:value="0.33104418269431">
                <text:p>0.33104418269431</text:p>
              </table:table-cell>
              <table:table-cell office:value-type="float" office:value="0.360915692018987">
                <text:p>0.36091569201898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33566960686423">
                <text:p>0.633566960686423</text:p>
              </table:table-cell>
              <table:table-cell office:value-type="float" office:value="0.338654689518065">
                <text:p>0.338654689518065</text:p>
              </table:table-cell>
              <table:table-cell office:value-type="float" office:value="0.368031302037615">
                <text:p>0.36803130203761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4254798454359">
                <text:p>0.64254798454359</text:p>
              </table:table-cell>
              <table:table-cell office:value-type="float" office:value="0.347599466436432">
                <text:p>0.347599466436432</text:p>
              </table:table-cell>
              <table:table-cell office:value-type="float" office:value="0.376212623043078">
                <text:p>0.37621262304307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51781351005171">
                <text:p>0.651781351005171</text:p>
              </table:table-cell>
              <table:table-cell office:value-type="float" office:value="0.357924306819637">
                <text:p>0.357924306819637</text:p>
              </table:table-cell>
              <table:table-cell office:value-type="float" office:value="0.385462739254655">
                <text:p>0.38546273925465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61196676226456">
                <text:p>0.661196676226456</text:p>
              </table:table-cell>
              <table:table-cell office:value-type="float" office:value="0.369654616604983">
                <text:p>0.369654616604983</text:p>
              </table:table-cell>
              <table:table-cell office:value-type="float" office:value="0.395764463470159">
                <text:p>0.39576446347015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70706930116335">
                <text:p>0.670706930116335</text:p>
              </table:table-cell>
              <table:table-cell office:value-type="float" office:value="0.382788310726809">
                <text:p>0.382788310726809</text:p>
              </table:table-cell>
              <table:table-cell office:value-type="float" office:value="0.407075792203945">
                <text:p>0.40707579220394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80206935930603">
                <text:p>0.680206935930603</text:p>
              </table:table-cell>
              <table:table-cell office:value-type="float" office:value="0.397287973425135">
                <text:p>0.397287973425135</text:p>
              </table:table-cell>
              <table:table-cell office:value-type="float" office:value="0.419325382039072">
                <text:p>0.41932538203907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89572353004336">
                <text:p>0.689572353004336</text:p>
              </table:table-cell>
              <table:table-cell office:value-type="float" office:value="0.413072678799856">
                <text:p>0.413072678799856</text:p>
              </table:table-cell>
              <table:table-cell office:value-type="float" office:value="0.432408411085882">
                <text:p>0.43240841108588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98659390264346">
                <text:p>0.698659390264346</text:p>
              </table:table-cell>
              <table:table-cell office:value-type="float" office:value="0.430010092949225">
                <text:p>0.430010092949225</text:p>
              </table:table-cell>
              <table:table-cell office:value-type="float" office:value="0.44618329371161">
                <text:p>0.4461832937116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707305531024717">
                <text:p>0.707305531024717</text:p>
              </table:table-cell>
              <table:table-cell office:value-type="float" office:value="0.447909725403125">
                <text:p>0.447909725403125</text:p>
              </table:table-cell>
              <table:table-cell office:value-type="float" office:value="0.46046980334573">
                <text:p>0.4604698033457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715331561187356">
                <text:p>0.715331561187356</text:p>
              </table:table-cell>
              <table:table-cell office:value-type="float" office:value="0.466518428953629">
                <text:p>0.466518428953629</text:p>
              </table:table-cell>
              <table:table-cell office:value-type="float" office:value="0.47504920328373">
                <text:p>0.475049203283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722545169907234">
                <text:p>0.722545169907234</text:p>
              </table:table-cell>
              <table:table-cell office:value-type="float" office:value="0.485519407161664">
                <text:p>0.485519407161664</text:p>
              </table:table-cell>
              <table:table-cell office:value-type="float" office:value="0.489666961045544">
                <text:p>0.48966696104554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728746320021423">
                <text:p>0.728746320021423</text:p>
              </table:table-cell>
              <table:table-cell office:value-type="float" office:value="0.504536004681202">
                <text:p>0.504536004681202</text:p>
              </table:table-cell>
              <table:table-cell office:value-type="float" office:value="0.504038500905589">
                <text:p>0.50403850090558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733734453816817">
                <text:p>0.733734453816817</text:p>
              </table:table-cell>
              <table:table-cell office:value-type="float" office:value="0.523141348562447">
                <text:p>0.523141348562447</text:p>
              </table:table-cell>
              <table:table-cell office:value-type="float" office:value="0.517858213304478">
                <text:p>0.51785821330447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737317404299428">
                <text:p>0.737317404299428</text:p>
              </table:table-cell>
              <table:table-cell office:value-type="float" office:value="0.54087441672895">
                <text:p>0.54087441672895</text:p>
              </table:table-cell>
              <table:table-cell office:value-type="float" office:value="0.530811589001642">
                <text:p>0.53081158900164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739321632357239">
                <text:p>0.739321632357239</text:p>
              </table:table-cell>
              <table:table-cell office:value-type="float" office:value="0.55726231767415">
                <text:p>0.55726231767415</text:p>
              </table:table-cell>
              <table:table-cell office:value-type="float" office:value="0.542589907614696">
                <text:p>0.54258990761469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739603133033605">
                <text:p>0.739603133033605</text:p>
              </table:table-cell>
              <table:table-cell office:value-type="float" office:value="0.571847536616718">
                <text:p>0.571847536616718</text:p>
              </table:table-cell>
              <table:table-cell office:value-type="float" office:value="0.552906444410752">
                <text:p>0.55290644441075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738058095291185">
                <text:p>0.738058095291185</text:p>
              </table:table-cell>
              <table:table-cell office:value-type="float" office:value="0.584217799170689">
                <text:p>0.584217799170689</text:p>
              </table:table-cell>
              <table:table-cell office:value-type="float" office:value="0.561512753748066">
                <text:p>0.56151275374806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734632218826675">
                <text:p>0.734632218826675</text:p>
              </table:table-cell>
              <table:table-cell office:value-type="float" office:value="0.594035272377015">
                <text:p>0.594035272377015</text:p>
              </table:table-cell>
              <table:table-cell office:value-type="float" office:value="0.568213342736272">
                <text:p>0.56821334273627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729327550061088">
                <text:p>0.729327550061088</text:p>
              </table:table-cell>
              <table:table-cell office:value-type="float" office:value="0.601061348074445">
                <text:p>0.601061348074445</text:p>
              </table:table-cell>
              <table:table-cell office:value-type="float" office:value="0.572877051262174">
                <text:p>0.57287705126217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722205842180342">
                <text:p>0.722205842180342</text:p>
              </table:table-cell>
              <table:table-cell office:value-type="float" office:value="0.605173464422692">
                <text:p>0.605173464422692</text:p>
              </table:table-cell>
              <table:table-cell office:value-type="float" office:value="0.575443747889955">
                <text:p>0.57544374788995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713387780081159">
                <text:p>0.713387780081159</text:p>
              </table:table-cell>
              <table:table-cell office:value-type="float" office:value="0.606371394420421">
                <text:p>0.606371394420421</text:p>
              </table:table-cell>
              <table:table-cell office:value-type="float" office:value="0.575925512389988">
                <text:p>0.57592551238998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703047901266205">
                <text:p>0.703047901266205</text:p>
              </table:table-cell>
              <table:table-cell office:value-type="float" office:value="0.604772024665762">
                <text:p>0.604772024665762</text:p>
              </table:table-cell>
              <table:table-cell office:value-type="float" office:value="0.574402210874198">
                <text:p>0.57440221087419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91405603052699">
                <text:p>0.691405603052699</text:p>
              </table:table-cell>
              <table:table-cell office:value-type="float" office:value="0.600593516386324">
                <text:p>0.600593516386324</text:p>
              </table:table-cell>
              <table:table-cell office:value-type="float" office:value="0.571012133027711">
                <text:p>0.57101213302771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78713142879289">
                <text:p>0.678713142879289</text:p>
              </table:table-cell>
              <table:table-cell office:value-type="float" office:value="0.594131428901804">
                <text:p>0.594131428901804</text:p>
              </table:table-cell>
              <table:table-cell office:value-type="float" office:value="0.565938994493619">
                <text:p>0.5659389944936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65241904419509">
                <text:p>0.665241904419509</text:p>
              </table:table-cell>
              <table:table-cell office:value-type="float" office:value="0.585730482383317">
                <text:p>0.585730482383317</text:p>
              </table:table-cell>
              <table:table-cell office:value-type="float" office:value="0.559396986109255">
                <text:p>0.55939698610925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51268346700388">
                <text:p>0.651268346700388</text:p>
              </table:table-cell>
              <table:table-cell office:value-type="float" office:value="0.575755915977867">
                <text:p>0.575755915977867</text:p>
              </table:table-cell>
              <table:table-cell office:value-type="float" office:value="0.551615618596125">
                <text:p>0.5516156185961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37060962321581">
                <text:p>0.637060962321581</text:p>
              </table:table-cell>
              <table:table-cell office:value-type="float" office:value="0.564567882938267">
                <text:p>0.564567882938267</text:p>
              </table:table-cell>
              <table:table-cell office:value-type="float" office:value="0.542825888829062">
                <text:p>0.54282588882906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22869286966169">
                <text:p>0.622869286966169</text:p>
              </table:table-cell>
              <table:table-cell office:value-type="float" office:value="0.552501255011263">
                <text:p>0.552501255011263</text:p>
              </table:table-cell>
              <table:table-cell office:value-type="float" office:value="0.533248868135556">
                <text:p>0.53324886813555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08915606943454">
                <text:p>0.608915606943454</text:p>
              </table:table-cell>
              <table:table-cell office:value-type="float" office:value="0.539851927912871">
                <text:p>0.539851927912871</text:p>
              </table:table-cell>
              <table:table-cell office:value-type="float" office:value="0.52308730116613">
                <text:p>0.5230873011661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59538959622542">
                <text:p>0.59538959622542</text:p>
              </table:table-cell>
              <table:table-cell office:value-type="float" office:value="0.526869550880333">
                <text:p>0.526869550880333</text:p>
              </table:table-cell>
              <table:table-cell office:value-type="float" office:value="0.512520317191986">
                <text:p>0.51252031719198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582445755709462">
                <text:p>0.582445755709462</text:p>
              </table:table-cell>
              <table:table-cell office:value-type="float" office:value="0.513755757807042">
                <text:p>0.513755757807042</text:p>
              </table:table-cell>
              <table:table-cell office:value-type="float" office:value="0.501700973606353">
                <text:p>0.50170097360635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57020327109918">
                <text:p>0.57020327109918</text:p>
              </table:table-cell>
              <table:table-cell office:value-type="float" office:value="0.500666528192748">
                <text:p>0.500666528192748</text:p>
              </table:table-cell>
              <table:table-cell office:value-type="float" office:value="0.490756110600923">
                <text:p>0.4907561106009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558747764764952">
                <text:p>0.558747764764952</text:p>
              </table:table-cell>
              <table:table-cell office:value-type="float" office:value="0.487717211844946">
                <text:p>0.487717211844946</text:p>
              </table:table-cell>
              <table:table-cell office:value-type="float" office:value="0.479787894518065">
                <text:p>0.47978789451806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548134378509448">
                <text:p>0.548134378509448</text:p>
              </table:table-cell>
              <table:table-cell office:value-type="float" office:value="0.474988907394904">
                <text:p>0.474988907394904</text:p>
              </table:table-cell>
              <table:table-cell office:value-type="float" office:value="0.468876437569669">
                <text:p>0.46887643756966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538391661395814">
                <text:p>0.538391661395814</text:p>
              </table:table-cell>
              <table:table-cell office:value-type="float" office:value="0.462535173190227">
                <text:p>0.462535173190227</text:p>
              </table:table-cell>
              <table:table-cell office:value-type="float" office:value="0.458082964904808">
                <text:p>0.45808296490480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529525819293862">
                <text:p>0.529525819293862</text:p>
              </table:table-cell>
              <table:table-cell office:value-type="float" office:value="0.450388371750923">
                <text:p>0.450388371750923</text:p>
              </table:table-cell>
              <table:table-cell office:value-type="float" office:value="0.447453118892851">
                <text:p>0.44745311889285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521524984014186">
                <text:p>0.521524984014186</text:p>
              </table:table-cell>
              <table:table-cell office:value-type="float" office:value="0.438565241091555">
                <text:p>0.438565241091555</text:p>
              </table:table-cell>
              <table:table-cell office:value-type="float" office:value="0.437020115512025">
                <text:p>0.4370201155120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514363260580782">
                <text:p>0.514363260580782</text:p>
              </table:table-cell>
              <table:table-cell office:value-type="float" office:value="0.427071515974267">
                <text:p>0.427071515974267</text:p>
              </table:table-cell>
              <table:table-cell office:value-type="float" office:value="0.426807579843527">
                <text:p>0.42680757984352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508004399788412">
                <text:p>0.508004399788412</text:p>
              </table:table-cell>
              <table:table-cell office:value-type="float" office:value="0.415905582253894">
                <text:p>0.415905582253894</text:p>
              </table:table-cell>
              <table:table-cell office:value-type="float" office:value="0.416831977370827">
                <text:p>0.41683197737082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502405014511301">
                <text:p>0.502405014511301</text:p>
              </table:table-cell>
              <table:table-cell office:value-type="float" office:value="0.405061245244829">
                <text:p>0.405061245244829</text:p>
              </table:table-cell>
              <table:table-cell office:value-type="float" office:value="0.407104622727625">
                <text:p>0.4071046227276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497517311491868">
                <text:p>0.497517311491868</text:p>
              </table:table-cell>
              <table:table-cell office:value-type="float" office:value="0.394529742249517">
                <text:p>0.394529742249517</text:p>
              </table:table-cell>
              <table:table-cell office:value-type="float" office:value="0.397633289832748">
                <text:p>0.3976332898327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493291347317716">
                <text:p>0.493291347317716</text:p>
              </table:table-cell>
              <table:table-cell office:value-type="float" office:value="0.384301144781997">
                <text:p>0.384301144781997</text:p>
              </table:table-cell>
              <table:table-cell office:value-type="float" office:value="0.388423471269833">
                <text:p>0.38842347126983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489676840911233">
                <text:p>0.489676840911233</text:p>
              </table:table-cell>
              <table:table-cell office:value-type="float" office:value="0.37436529039888">
                <text:p>0.37436529039888</text:p>
              </table:table-cell>
              <table:table-cell office:value-type="float" office:value="0.379479345149786">
                <text:p>0.37947934514978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486624588249026">
                <text:p>0.486624588249026</text:p>
              </table:table-cell>
              <table:table-cell office:value-type="float" office:value="0.364712367193923">
                <text:p>0.364712367193923</text:p>
              </table:table-cell>
              <table:table-cell office:value-type="float" office:value="0.370804508984203">
                <text:p>0.37080450898420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48408753105108">
                <text:p>0.48408753105108</text:p>
              </table:table-cell>
              <table:table-cell office:value-type="float" office:value="0.355333252670607">
                <text:p>0.355333252670607</text:p>
              </table:table-cell>
              <table:table-cell office:value-type="float" office:value="0.362402535921779">
                <text:p>0.36240253592177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48202153218302">
                <text:p>0.48202153218302</text:p>
              </table:table-cell>
              <table:table-cell office:value-type="float" office:value="0.346219687098732">
                <text:p>0.346219687098732</text:p>
              </table:table-cell>
              <table:table-cell office:value-type="float" office:value="0.354277401748438">
                <text:p>0.35427740174843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480385908309543">
                <text:p>0.480385908309543</text:p>
              </table:table-cell>
              <table:table-cell office:value-type="float" office:value="0.337364341916863">
                <text:p>0.337364341916863</text:p>
              </table:table-cell>
              <table:table-cell office:value-type="float" office:value="0.346433823163567">
                <text:p>0.34643382316356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479143766247362">
                <text:p>0.479143766247362</text:p>
              </table:table-cell>
              <table:table-cell office:value-type="float" office:value="0.328760827306505">
                <text:p>0.328760827306505</text:p>
              </table:table-cell>
              <table:table-cell office:value-type="float" office:value="0.338877540164138">
                <text:p>0.33887754016413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478262184418814">
                <text:p>0.478262184418814</text:p>
              </table:table-cell>
              <table:table-cell office:value-type="float" office:value="0.320403669975222">
                <text:p>0.320403669975222</text:p>
              </table:table-cell>
              <table:table-cell office:value-type="float" office:value="0.33161556852308">
                <text:p>0.3316155685230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477712275425258">
                <text:p>0.477712275425258</text:p>
              </table:table-cell>
              <table:table-cell office:value-type="float" office:value="0.312288282230297">
                <text:p>0.312288282230297</text:p>
              </table:table-cell>
              <table:table-cell office:value-type="float" office:value="0.324656442605979">
                <text:p>0.32465644260597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477469160442526">
                <text:p>0.477469160442526</text:p>
              </table:table-cell>
              <table:table-cell office:value-type="float" office:value="0.304410936171491">
                <text:p>0.304410936171491</text:p>
              </table:table-cell>
              <table:table-cell office:value-type="float" office:value="0.318010464166879">
                <text:p>0.31801046416687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477511881130957">
                <text:p>0.477511881130957</text:p>
              </table:table-cell>
              <table:table-cell office:value-type="float" office:value="0.296768751782476">
                <text:p>0.296768751782476</text:p>
              </table:table-cell>
              <table:table-cell office:value-type="float" office:value="0.311689969195912">
                <text:p>0.31168996919591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477823270183653">
                <text:p>0.477823270183653</text:p>
              </table:table-cell>
              <table:table-cell office:value-type="float" office:value="0.289359704374194">
                <text:p>0.289359704374194</text:p>
              </table:table-cell>
              <table:table-cell office:value-type="float" office:value="0.305709622179619">
                <text:p>0.30570962217961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478389797568699">
                <text:p>0.478389797568699</text:p>
              </table:table-cell>
              <table:table-cell office:value-type="float" office:value="0.282182654807902">
                <text:p>0.282182654807902</text:p>
              </table:table-cell>
              <table:table-cell office:value-type="float" office:value="0.30008674506299">
                <text:p>0.3000867450629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479201405966353">
                <text:p>0.479201405966353</text:p>
              </table:table-cell>
              <table:table-cell office:value-type="float" office:value="0.275237404854676">
                <text:p>0.275237404854676</text:p>
              </table:table-cell>
              <table:table-cell office:value-type="float" office:value="0.29484168653886">
                <text:p>0.2948416865388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480251345841146">
                <text:p>0.480251345841146</text:p>
              </table:table-cell>
              <table:table-cell office:value-type="float" office:value="0.26852477966121">
                <text:p>0.26852477966121</text:p>
              </table:table-cell>
              <table:table-cell office:value-type="float" office:value="0.289998235794883">
                <text:p>0.28999823579488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481536017982704">
                <text:p>0.481536017982704</text:p>
              </table:table-cell>
              <table:table-cell office:value-type="float" office:value="0.262046739386528">
                <text:p>0.262046739386528</text:p>
              </table:table-cell>
              <table:table-cell office:value-type="float" office:value="0.285584083269966">
                <text:p>0.28558408326996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483054829146688">
                <text:p>0.483054829146688</text:p>
              </table:table-cell>
              <table:table-cell office:value-type="float" office:value="0.255806522504925">
                <text:p>0.255806522504925</text:p>
              </table:table-cell>
              <table:table-cell office:value-type="float" office:value="0.28163132904072">
                <text:p>0.281631329040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484810064570544">
                <text:p>0.484810064570544</text:p>
              </table:table-cell>
              <table:table-cell office:value-type="float" office:value="0.249808823935897">
                <text:p>0.249808823935897</text:p>
              </table:table-cell>
              <table:table-cell office:value-type="float" office:value="0.278177036872048">
                <text:p>0.27817703687204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486806779565553">
                <text:p>0.486806779565553</text:p>
              </table:table-cell>
              <table:table-cell office:value-type="float" office:value="0.24406001199335">
                <text:p>0.24406001199335</text:p>
              </table:table-cell>
              <table:table-cell office:value-type="float" office:value="0.275263828375686">
                <text:p>0.27526382837568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489052711032349">
                <text:p>0.489052711032349</text:p>
              </table:table-cell>
              <table:table-cell office:value-type="float" office:value="0.238568389097229">
                <text:p>0.238568389097229</text:p>
              </table:table-cell>
              <table:table-cell office:value-type="float" office:value="0.272940506715083">
                <text:p>0.27294050671508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491558208545096">
                <text:p>0.491558208545096</text:p>
              </table:table-cell>
              <table:table-cell office:value-type="float" office:value="0.233344502226351">
                <text:p>0.233344502226351</text:p>
              </table:table-cell>
              <table:table-cell office:value-type="float" office:value="0.271262692388146">
                <text:p>0.27126269238814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494336183531298">
                <text:p>0.494336183531298</text:p>
              </table:table-cell>
              <table:table-cell office:value-type="float" office:value="0.228401510179629">
                <text:p>0.228401510179629</text:p>
              </table:table-cell>
              <table:table-cell office:value-type="float" office:value="0.270293444242866">
                <text:p>0.27029344424286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497402073967927">
                <text:p>0.497402073967927</text:p>
              </table:table-cell>
              <table:table-cell office:value-type="float" office:value="0.223755615815493">
                <text:p>0.223755615815493</text:p>
              </table:table-cell>
              <table:table-cell office:value-type="float" office:value="0.270103826391099">
                <text:p>0.27010382639109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500773820843793">
                <text:p>0.500773820843793</text:p>
              </table:table-cell>
              <table:table-cell office:value-type="float" office:value="0.219426572500355">
                <text:p>0.219426572500355</text:p>
              </table:table-cell>
              <table:table-cell office:value-type="float" office:value="0.270773365392198">
                <text:p>0.27077336539219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504471851319713">
                <text:p>0.504471851319713</text:p>
              </table:table-cell>
              <table:table-cell office:value-type="float" office:value="0.215438274930896">
                <text:p>0.215438274930896</text:p>
              </table:table-cell>
              <table:table-cell office:value-type="float" office:value="0.272390321310031">
                <text:p>0.27239032131003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508519061959821">
                <text:p>0.508519061959821</text:p>
              </table:table-cell>
              <table:table-cell office:value-type="float" office:value="0.211819445170796">
                <text:p>0.211819445170796</text:p>
              </table:table-cell>
              <table:table-cell office:value-type="float" office:value="0.275051670477029">
                <text:p>0.27505167047702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512940793505507">
                <text:p>0.512940793505507</text:p>
              </table:table-cell>
              <table:table-cell office:value-type="float" office:value="0.20860442496297">
                <text:p>0.20860442496297</text:p>
              </table:table-cell>
              <table:table-cell office:value-type="float" office:value="0.278862666854657">
                <text:p>0.27886266685465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517764786300016">
                <text:p>0.517764786300016</text:p>
              </table:table-cell>
              <table:table-cell office:value-type="float" office:value="0.205834084853244">
                <text:p>0.205834084853244</text:p>
              </table:table-cell>
              <table:table-cell office:value-type="float" office:value="0.283935813273395">
                <text:p>0.28393581327339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523021102513054">
                <text:p>0.523021102513054</text:p>
              </table:table-cell>
              <table:table-cell office:value-type="float" office:value="0.203556858971817">
                <text:p>0.203556858971817</text:p>
              </table:table-cell>
              <table:table-cell office:value-type="float" office:value="0.290389035252115">
                <text:p>0.2903890352521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528741997611024">
                <text:p>0.528741997611024</text:p>
              </table:table-cell>
              <table:table-cell office:value-type="float" office:value="0.201829910873103">
                <text:p>0.201829910873103</text:p>
              </table:table-cell>
              <table:table-cell office:value-type="float" office:value="0.298342812068156">
                <text:p>0.29834281206815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534961718906544">
                <text:p>0.534961718906544</text:p>
              </table:table-cell>
              <table:table-cell office:value-type="float" office:value="0.200720429811395">
                <text:p>0.200720429811395</text:p>
              </table:table-cell>
              <table:table-cell office:value-type="float" office:value="0.30791598851369">
                <text:p>0.3079159885136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541716203331635">
                <text:p>0.541716203331635</text:p>
              </table:table-cell>
              <table:table-cell office:value-type="float" office:value="0.200307047113482">
                <text:p>0.200307047113482</text:p>
              </table:table-cell>
              <table:table-cell office:value-type="float" office:value="0.319219976259752">
                <text:p>0.31921997625975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549042639652967">
                <text:p>0.549042639652967</text:p>
              </table:table-cell>
              <table:table-cell office:value-type="float" office:value="0.200681347416095">
                <text:p>0.200681347416095</text:p>
              </table:table-cell>
              <table:table-cell office:value-type="float" office:value="0.33235107049752">
                <text:p>0.332351070497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556978852064152">
                <text:p>0.556978852064152</text:p>
              </table:table-cell>
              <table:table-cell office:value-type="float" office:value="0.201949427545825">
                <text:p>0.201949427545825</text:p>
              </table:table-cell>
              <table:table-cell office:value-type="float" office:value="0.347380675172087">
                <text:p>0.34738067517208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565562452414957">
                <text:p>0.565562452414957</text:p>
              </table:table-cell>
              <table:table-cell office:value-type="float" office:value="0.204233424329588">
                <text:p>0.204233424329588</text:p>
              </table:table-cell>
              <table:table-cell office:value-type="float" office:value="0.364343372778237">
                <text:p>0.36434337277823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574829697400259">
                <text:p>0.574829697400259</text:p>
              </table:table-cell>
              <table:table-cell office:value-type="float" office:value="0.207672888766665">
                <text:p>0.207672888766665</text:p>
              </table:table-cell>
              <table:table-cell office:value-type="float" office:value="0.383223018242812">
                <text:p>0.3832230182428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584813975243949">
                <text:p>0.584813975243949</text:p>
              </table:table-cell>
              <table:table-cell office:value-type="float" office:value="0.212425824577238">
                <text:p>0.212425824577238</text:p>
              </table:table-cell>
              <table:table-cell office:value-type="float" office:value="0.403937402543886">
                <text:p>0.4039374025438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595543834641043">
                <text:p>0.595543834641043</text:p>
              </table:table-cell>
              <table:table-cell office:value-type="float" office:value="0.218669131025568">
                <text:p>0.218669131025568</text:p>
              </table:table-cell>
              <table:table-cell office:value-type="float" office:value="0.426322527398646">
                <text:p>0.42632252739864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07040458529342">
                <text:p>0.607040458529342</text:p>
              </table:table-cell>
              <table:table-cell office:value-type="float" office:value="0.226598090768829">
                <text:p>0.226598090768829</text:p>
              </table:table-cell>
              <table:table-cell office:value-type="float" office:value="0.450118134641083">
                <text:p>0.45011813464108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619314479235916">
                <text:p>0.619314479235916</text:p>
              </table:table-cell>
              <table:table-cell office:value-type="float" office:value="0.236424423158215">
                <text:p>0.236424423158215</text:p>
              </table:table-cell>
              <table:table-cell office:value-type="float" office:value="0.474956771641099">
                <text:p>0.47495677164109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632362033693104">
                <text:p>0.632362033693104</text:p>
              </table:table-cell>
              <table:table-cell office:value-type="float" office:value="0.248372286210739">
                <text:p>0.248372286210739</text:p>
              </table:table-cell>
              <table:table-cell office:value-type="float" office:value="0.500359212015776">
                <text:p>0.50035921201577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646159973621942">
                <text:p>0.646159973621942</text:p>
              </table:table-cell>
              <table:table-cell office:value-type="float" office:value="0.262671468541842">
                <text:p>0.262671468541842</text:p>
              </table:table-cell>
              <table:table-cell office:value-type="float" office:value="0.52573928634957">
                <text:p>0.5257392863495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660660183982376">
                <text:p>0.660660183982376</text:p>
              </table:table-cell>
              <table:table-cell office:value-type="float" office:value="0.279546890708827">
                <text:p>0.279546890708827</text:p>
              </table:table-cell>
              <table:table-cell office:value-type="float" office:value="0.550420864448456">
                <text:p>0.55042086444845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675783034151948">
                <text:p>0.675783034151948</text:p>
              </table:table-cell>
              <table:table-cell office:value-type="float" office:value="0.299203477019301">
                <text:p>0.299203477019301</text:p>
              </table:table-cell>
              <table:table-cell office:value-type="float" office:value="0.573668642844248">
                <text:p>0.57366864284424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691410102760096">
                <text:p>0.691410102760096</text:p>
              </table:table-cell>
              <table:table-cell office:value-type="float" office:value="0.321805531769495">
                <text:p>0.321805531769495</text:p>
              </table:table-cell>
              <table:table-cell office:value-type="float" office:value="0.594732429024307">
                <text:p>0.59473242902430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07376491814069">
                <text:p>0.707376491814069</text:p>
              </table:table-cell>
              <table:table-cell office:value-type="float" office:value="0.34745005382607">
                <text:p>0.34745005382607</text:p>
              </table:table-cell>
              <table:table-cell office:value-type="float" office:value="0.612901928202622">
                <text:p>0.61290192820262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723463288562665">
                <text:p>0.723463288562665</text:p>
              </table:table-cell>
              <table:table-cell office:value-type="float" office:value="0.376134069745542">
                <text:p>0.376134069745542</text:p>
              </table:table-cell>
              <table:table-cell office:value-type="float" office:value="0.627566118528843">
                <text:p>0.62756611852884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739391045012732">
                <text:p>0.739391045012732</text:p>
              </table:table-cell>
              <table:table-cell office:value-type="float" office:value="0.407717181103049">
                <text:p>0.407717181103049</text:p>
              </table:table-cell>
              <table:table-cell office:value-type="float" office:value="0.638268945988198">
                <text:p>0.63826894598819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754815506888385">
                <text:p>0.754815506888385</text:p>
              </table:table-cell>
              <table:table-cell office:value-type="float" office:value="0.441882187055008">
                <text:p>0.441882187055008</text:p>
              </table:table-cell>
              <table:table-cell office:value-type="float" office:value="0.644752189437499">
                <text:p>0.64475218943749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69327186764941">
                <text:p>0.769327186764941</text:p>
              </table:table-cell>
              <table:table-cell office:value-type="float" office:value="0.478098817305755">
                <text:p>0.478098817305755</text:p>
              </table:table-cell>
              <table:table-cell office:value-type="float" office:value="0.646977601845443">
                <text:p>0.64697760184544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82456647479644">
                <text:p>0.782456647479644</text:p>
              </table:table-cell>
              <table:table-cell office:value-type="float" office:value="0.515598020779329">
                <text:p>0.515598020779329</text:p>
              </table:table-cell>
              <table:table-cell office:value-type="float" office:value="0.64512386910436">
                <text:p>0.6451238691043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79368740022404">
                <text:p>0.79368740022404</text:p>
              </table:table-cell>
              <table:table-cell office:value-type="float" office:value="0.55336628662229">
                <text:p>0.55336628662229</text:p>
              </table:table-cell>
              <table:table-cell office:value-type="float" office:value="0.639558787572691">
                <text:p>0.6395587875726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80247794869333">
                <text:p>0.80247794869333</text:p>
              </table:table-cell>
              <table:table-cell office:value-type="float" office:value="0.590170131508104">
                <text:p>0.590170131508104</text:p>
              </table:table-cell>
              <table:table-cell office:value-type="float" office:value="0.630791972953416">
                <text:p>0.6307919729534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808293554240686">
                <text:p>0.808293554240686</text:p>
              </table:table-cell>
              <table:table-cell office:value-type="float" office:value="0.624618941694776">
                <text:p>0.624618941694776</text:p>
              </table:table-cell>
              <table:table-cell office:value-type="float" office:value="0.619416904016597">
                <text:p>0.61941690401659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810646673218369">
                <text:p>0.810646673218369</text:p>
              </table:table-cell>
              <table:table-cell office:value-type="float" office:value="0.655268788487598">
                <text:p>0.655268788487598</text:p>
              </table:table-cell>
              <table:table-cell office:value-type="float" office:value="0.60605221491152">
                <text:p>0.6060522149115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809142841101882">
                <text:p>0.809142841101882</text:p>
              </table:table-cell>
              <table:table-cell office:value-type="float" office:value="0.680760560482119">
                <text:p>0.680760560482119</text:p>
              </table:table-cell>
              <table:table-cell office:value-type="float" office:value="0.591290805342773">
                <text:p>0.59129080534277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03526456826344">
                <text:p>0.803526456826344</text:p>
              </table:table-cell>
              <table:table-cell office:value-type="float" office:value="0.699974402169093">
                <text:p>0.699974402169093</text:p>
              </table:table-cell>
              <table:table-cell office:value-type="float" office:value="0.575662292568736">
                <text:p>0.57566229256873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793719160077362">
                <text:p>0.793719160077362</text:p>
              </table:table-cell>
              <table:table-cell office:value-type="float" office:value="0.712172597821042">
                <text:p>0.712172597821042</text:p>
              </table:table-cell>
              <table:table-cell office:value-type="float" office:value="0.559610745009988">
                <text:p>0.55961074500998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79843128488966">
                <text:p>0.779843128488966</text:p>
              </table:table-cell>
              <table:table-cell office:value-type="float" office:value="0.717099331563659">
                <text:p>0.717099331563659</text:p>
              </table:table-cell>
              <table:table-cell office:value-type="float" office:value="0.543486569960005">
                <text:p>0.5434865699600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62223265924876">
                <text:p>0.762223265924876</text:p>
              </table:table-cell>
              <table:table-cell office:value-type="float" office:value="0.715011724566783">
                <text:p>0.715011724566783</text:p>
              </table:table-cell>
              <table:table-cell office:value-type="float" office:value="0.527549484065443">
                <text:p>0.52754948406544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741365898305775">
                <text:p>0.741365898305775</text:p>
              </table:table-cell>
              <table:table-cell office:value-type="float" office:value="0.706632121696375">
                <text:p>0.706632121696375</text:p>
              </table:table-cell>
              <table:table-cell office:value-type="float" office:value="0.511978768757606">
                <text:p>0.51197876875760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17916394185725">
                <text:p>0.717916394185725</text:p>
              </table:table-cell>
              <table:table-cell office:value-type="float" office:value="0.693032002504215">
                <text:p>0.693032002504215</text:p>
              </table:table-cell>
              <table:table-cell office:value-type="float" office:value="0.496887235416543">
                <text:p>0.49688723541654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692602605990027">
                <text:p>0.692602605990027</text:p>
              </table:table-cell>
              <table:table-cell office:value-type="float" office:value="0.675475368699733">
                <text:p>0.675475368699733</text:p>
              </table:table-cell>
              <table:table-cell office:value-type="float" office:value="0.482336088313223">
                <text:p>0.48233608831322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666173689754639">
                <text:p>0.666173689754639</text:p>
              </table:table-cell>
              <table:table-cell office:value-type="float" office:value="0.655257221438476">
                <text:p>0.655257221438476</text:p>
              </table:table-cell>
              <table:table-cell office:value-type="float" office:value="0.46834880530283">
                <text:p>0.4683488053028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639343900306397">
                <text:p>0.639343900306397</text:p>
              </table:table-cell>
              <table:table-cell office:value-type="float" office:value="0.63356862953603">
                <text:p>0.63356862953603</text:p>
              </table:table-cell>
              <table:table-cell office:value-type="float" office:value="0.454923007095065">
                <text:p>0.45492300709506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612748616817045">
                <text:p>0.612748616817045</text:p>
              </table:table-cell>
              <table:table-cell office:value-type="float" office:value="0.61140718441566">
                <text:p>0.61140718441566</text:p>
              </table:table-cell>
              <table:table-cell office:value-type="float" office:value="0.44203993633681">
                <text:p>0.4420399363368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586916212949664">
                <text:p>0.586916212949664</text:p>
              </table:table-cell>
              <table:table-cell office:value-type="float" office:value="0.589536615083667">
                <text:p>0.589536615083667</text:p>
              </table:table-cell>
              <table:table-cell office:value-type="float" office:value="0.429671595300349">
                <text:p>0.42967159530034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562255769269085">
                <text:p>0.562255769269085</text:p>
              </table:table-cell>
              <table:table-cell office:value-type="float" office:value="0.568487621334687">
                <text:p>0.568487621334687</text:p>
              </table:table-cell>
              <table:table-cell office:value-type="float" office:value="0.417785827461811">
                <text:p>0.4177858274618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539058007286103">
                <text:p>0.539058007286103</text:p>
              </table:table-cell>
              <table:table-cell office:value-type="float" office:value="0.548586199942661">
                <text:p>0.548586199942661</text:p>
              </table:table-cell>
              <table:table-cell office:value-type="float" office:value="0.406349725315843">
                <text:p>0.40634972531584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51750556134977">
                <text:p>0.51750556134977</text:p>
              </table:table-cell>
              <table:table-cell office:value-type="float" office:value="0.529995429598092">
                <text:p>0.529995429598092</text:p>
              </table:table-cell>
              <table:table-cell office:value-type="float" office:value="0.395331755034956">
                <text:p>0.39533175503495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497688622363922">
                <text:p>0.497688622363922</text:p>
              </table:table-cell>
              <table:table-cell office:value-type="float" office:value="0.512759713338017">
                <text:p>0.512759713338017</text:p>
              </table:table-cell>
              <table:table-cell office:value-type="float" office:value="0.38470294831922">
                <text:p>0.3847029483192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479622648167509">
                <text:p>0.479622648167509</text:p>
              </table:table-cell>
              <table:table-cell office:value-type="float" office:value="0.496844589762027">
                <text:p>0.496844589762027</text:p>
              </table:table-cell>
              <table:table-cell office:value-type="float" office:value="0.374437450901006">
                <text:p>0.37443745090100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463265791099762">
                <text:p>0.463265791099762</text:p>
              </table:table-cell>
              <table:table-cell office:value-type="float" office:value="0.482168893899083">
                <text:p>0.482168893899083</text:p>
              </table:table-cell>
              <table:table-cell office:value-type="float" office:value="0.364512652826931">
                <text:p>0.36451265282693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448534624326057">
                <text:p>0.448534624326057</text:p>
              </table:table-cell>
              <table:table-cell office:value-type="float" office:value="0.468628631002769">
                <text:p>0.468628631002769</text:p>
              </table:table-cell>
              <table:table-cell office:value-type="float" office:value="0.354909067037826">
                <text:p>0.35490906703782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435317491684942">
                <text:p>0.435317491684942</text:p>
              </table:table-cell>
              <table:table-cell office:value-type="float" office:value="0.456113396319594">
                <text:p>0.456113396319594</text:p>
              </table:table-cell>
              <table:table-cell office:value-type="float" office:value="0.345610073861778">
                <text:p>0.34561007386177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423485318263442">
                <text:p>0.423485318263442</text:p>
              </table:table-cell>
              <table:table-cell office:value-type="float" office:value="0.444516794747126">
                <text:p>0.444516794747126</text:p>
              </table:table-cell>
              <table:table-cell office:value-type="float" office:value="0.336601610656731">
                <text:p>0.33660161065673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412900026112421">
                <text:p>0.412900026112421</text:p>
              </table:table-cell>
              <table:table-cell office:value-type="float" office:value="0.43374240480257">
                <text:p>0.43374240480257</text:p>
              </table:table-cell>
              <table:table-cell office:value-type="float" office:value="0.327871857174096">
                <text:p>0.32787185717409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403420853115587">
                <text:p>0.403420853115587</text:p>
              </table:table-cell>
              <table:table-cell office:value-type="float" office:value="0.423706651110633">
                <text:p>0.423706651110633</text:p>
              </table:table-cell>
              <table:table-cell office:value-type="float" office:value="0.319410946739918">
                <text:p>0.31941094673991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394908925512432">
                <text:p>0.394908925512432</text:p>
              </table:table-cell>
              <table:table-cell office:value-type="float" office:value="0.414339670342763">
                <text:p>0.414339670342763</text:p>
              </table:table-cell>
              <table:table-cell office:value-type="float" office:value="0.311210719374148">
                <text:p>0.31121071937414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387230428149762">
                <text:p>0.387230428149762</text:p>
              </table:table-cell>
              <table:table-cell office:value-type="float" office:value="0.405584972822328">
                <text:p>0.405584972822328</text:p>
              </table:table-cell>
              <table:table-cell office:value-type="float" office:value="0.303264523915247">
                <text:p>0.30326452391524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380258680694663">
                <text:p>0.380258680694663</text:p>
              </table:table-cell>
              <table:table-cell office:value-type="float" office:value="0.397398459265986">
                <text:p>0.397398459265986</text:p>
              </table:table-cell>
              <table:table-cell office:value-type="float" office:value="0.295567070747978">
                <text:p>0.29556707074797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373875381258456">
                <text:p>0.373875381258456</text:p>
              </table:table-cell>
              <table:table-cell office:value-type="float" office:value="0.389747162219585">
                <text:p>0.389747162219585</text:p>
              </table:table-cell>
              <table:table-cell office:value-type="float" office:value="0.288114333777987">
                <text:p>0.28811433377798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367971231543334">
                <text:p>0.367971231543334</text:p>
              </table:table-cell>
              <table:table-cell office:value-type="float" office:value="0.382607942237736">
                <text:p>0.382607942237736</text:p>
              </table:table-cell>
              <table:table-cell office:value-type="float" office:value="0.280903499043617">
                <text:p>0.28090349904361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362446114810766">
                <text:p>0.362446114810766</text:p>
              </table:table-cell>
              <table:table-cell office:value-type="float" office:value="0.375966271232734">
                <text:p>0.375966271232734</text:p>
              </table:table-cell>
              <table:table-cell office:value-type="float" office:value="0.273932957208114">
                <text:p>0.2739329572081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35720896159663">
                <text:p>0.35720896159663</text:p>
              </table:table-cell>
              <table:table-cell office:value-type="float" office:value="0.369815169925426">
                <text:p>0.369815169925426</text:p>
              </table:table-cell>
              <table:table-cell office:value-type="float" office:value="0.267202337715316">
                <text:p>0.26720233771531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352177408363249">
                <text:p>0.352177408363249</text:p>
              </table:table-cell>
              <table:table-cell office:value-type="float" office:value="0.364154324154987">
                <text:p>0.364154324154987</text:p>
              </table:table-cell>
              <table:table-cell office:value-type="float" office:value="0.260712583336737">
                <text:p>0.26071258333673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347277330576144">
                <text:p>0.347277330576144</text:p>
              </table:table-cell>
              <table:table-cell office:value-type="float" office:value="0.358989378805427">
                <text:p>0.358989378805427</text:p>
              </table:table-cell>
              <table:table-cell office:value-type="float" office:value="0.254466065005703">
                <text:p>0.25446606500570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342442313122825">
                <text:p>0.342442313122825</text:p>
              </table:table-cell>
              <table:table-cell office:value-type="float" office:value="0.354331392850768">
                <text:p>0.354331392850768</text:p>
              </table:table-cell>
              <table:table-cell office:value-type="float" office:value="0.248466738114501">
                <text:p>0.24846673811450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337613106624054">
                <text:p>0.337613106624054</text:p>
              </table:table-cell>
              <table:table-cell office:value-type="float" office:value="0.350196430541465">
                <text:p>0.350196430541465</text:p>
              </table:table-cell>
              <table:table-cell office:value-type="float" office:value="0.242720342780704">
                <text:p>0.24272034278070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32737107186383">
                <text:p>0.332737107186383</text:p>
              </table:table-cell>
              <table:table-cell office:value-type="float" office:value="0.346605259241059">
                <text:p>0.346605259241059</text:p>
              </table:table-cell>
              <table:table-cell office:value-type="float" office:value="0.237234651935902">
                <text:p>0.2372346519359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327767888795807">
                <text:p>0.327767888795807</text:p>
              </table:table-cell>
              <table:table-cell office:value-type="float" office:value="0.343583121931353">
                <text:p>0.343583121931353</text:p>
              </table:table-cell>
              <table:table-cell office:value-type="float" office:value="0.232019772435659">
                <text:p>0.23201977243565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322664811265076">
                <text:p>0.322664811265076</text:p>
              </table:table-cell>
              <table:table-cell office:value-type="float" office:value="0.341159550626955">
                <text:p>0.341159550626955</text:p>
              </table:table-cell>
              <table:table-cell office:value-type="float" office:value="0.227088505718128">
                <text:p>0.22708850571812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317392721929634">
                <text:p>0.317392721929634</text:p>
              </table:table-cell>
              <table:table-cell office:value-type="float" office:value="0.339368185023789">
                <text:p>0.339368185023789</text:p>
              </table:table-cell>
              <table:table-cell office:value-type="float" office:value="0.2224567758264">
                <text:p>0.222456775826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311921765718856">
                <text:p>0.311921765718856</text:p>
              </table:table-cell>
              <table:table-cell office:value-type="float" office:value="0.338246558135322">
                <text:p>0.338246558135322</text:p>
              </table:table-cell>
              <table:table-cell office:value-type="float" office:value="0.218144133812756">
                <text:p>0.2181441338127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06227315433556">
                <text:p>0.306227315433556</text:p>
              </table:table-cell>
              <table:table-cell office:value-type="float" office:value="0.337835807190635">
                <text:p>0.337835807190635</text:p>
              </table:table-cell>
              <table:table-cell office:value-type="float" office:value="0.214174348585555">
                <text:p>0.21417434858555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300290031680009">
                <text:p>0.300290031680009</text:p>
              </table:table-cell>
              <table:table-cell office:value-type="float" office:value="0.338180263653058">
                <text:p>0.338180263653058</text:p>
              </table:table-cell>
              <table:table-cell office:value-type="float" office:value="0.210576095016887">
                <text:p>0.21057609501688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294096059584158">
                <text:p>0.294096059584158</text:p>
              </table:table-cell>
              <table:table-cell office:value-type="float" office:value="0.339326871067878">
                <text:p>0.339326871067878</text:p>
              </table:table-cell>
              <table:table-cell office:value-type="float" office:value="0.207383750407766">
                <text:p>0.20738375040776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287637366756856">
                <text:p>0.287637366756856</text:p>
              </table:table-cell>
              <table:table-cell office:value-type="float" office:value="0.341324374022556">
                <text:p>0.341324374022556</text:p>
              </table:table-cell>
              <table:table-cell office:value-type="float" office:value="0.204638309917179">
                <text:p>0.20463830991717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280912223588652">
                <text:p>0.280912223588652</text:p>
              </table:table-cell>
              <table:table-cell office:value-type="float" office:value="0.344222216578459">
                <text:p>0.344222216578459</text:p>
              </table:table-cell>
              <table:table-cell office:value-type="float" office:value="0.20238842987966">
                <text:p>0.2023884298796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273925822371184">
                <text:p>0.273925822371184</text:p>
              </table:table-cell>
              <table:table-cell office:value-type="float" office:value="0.348069085274574">
                <text:p>0.348069085274574</text:p>
              </table:table-cell>
              <table:table-cell office:value-type="float" office:value="0.2006916044631">
                <text:p>0.200691604463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266691025492194">
                <text:p>0.266691025492194</text:p>
              </table:table-cell>
              <table:table-cell office:value-type="float" office:value="0.352911031844692">
                <text:p>0.352911031844692</text:p>
              </table:table-cell>
              <table:table-cell office:value-type="float" office:value="0.199615475019762">
                <text:p>0.19961547501976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259229224546944">
                <text:p>0.259229224546944</text:p>
              </table:table-cell>
              <table:table-cell office:value-type="float" office:value="0.358789116292221">
                <text:p>0.358789116292221</text:p>
              </table:table-cell>
              <table:table-cell office:value-type="float" office:value="0.199239261622405">
                <text:p>0.19923926162240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251571281206987">
                <text:p>0.251571281206987</text:p>
              </table:table-cell>
              <table:table-cell office:value-type="float" office:value="0.36573652462848">
                <text:p>0.36573652462848</text:p>
              </table:table-cell>
              <table:table-cell office:value-type="float" office:value="0.199655291141353">
                <text:p>0.19965529114135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24375850676581">
                <text:p>0.24375850676581</text:p>
              </table:table-cell>
              <table:table-cell office:value-type="float" office:value="0.373775140534014">
                <text:p>0.373775140534014</text:p>
              </table:table-cell>
              <table:table-cell office:value-type="float" office:value="0.200970573847847">
                <text:p>0.20097057384784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235843620359859">
                <text:p>0.235843620359859</text:p>
              </table:table-cell>
              <table:table-cell office:value-type="float" office:value="0.382911589742745">
                <text:p>0.382911589742745</text:p>
              </table:table-cell>
              <table:table-cell office:value-type="float" office:value="0.20330834847086">
                <text:p>0.203308348470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227891606267826">
                <text:p>0.227891606267826</text:p>
              </table:table-cell>
              <table:table-cell office:value-type="float" office:value="0.393132833003363">
                <text:p>0.393132833003363</text:p>
              </table:table-cell>
              <table:table-cell office:value-type="float" office:value="0.206809470958798">
                <text:p>0.20680947095879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1998036935591">
                <text:p>0.21998036935591</text:p>
              </table:table-cell>
              <table:table-cell office:value-type="float" office:value="0.404401459745202">
                <text:p>0.404401459745202</text:p>
              </table:table-cell>
              <table:table-cell office:value-type="float" office:value="0.211633461643265">
                <text:p>0.21163346164326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12201066432313">
                <text:p>0.212201066432313</text:p>
              </table:table-cell>
              <table:table-cell office:value-type="float" office:value="0.416650929326939">
                <text:p>0.416650929326939</text:p>
              </table:table-cell>
              <table:table-cell office:value-type="float" office:value="0.217958945861183">
                <text:p>0.2179589458611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204657972813581">
                <text:p>0.204657972813581</text:p>
              </table:table-cell>
              <table:table-cell office:value-type="float" office:value="0.429781115266708">
                <text:p>0.429781115266708</text:p>
              </table:table-cell>
              <table:table-cell office:value-type="float" office:value="0.225983121991837">
                <text:p>0.22598312199183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197467731759903">
                <text:p>0.197467731759903</text:p>
              </table:table-cell>
              <table:table-cell office:value-type="float" office:value="0.443654619851387">
                <text:p>0.443654619851387</text:p>
              </table:table-cell>
              <table:table-cell office:value-type="float" office:value="0.235919768180622">
                <text:p>0.23591976818062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90757834659292">
                <text:p>0.190757834659292</text:p>
              </table:table-cell>
              <table:table-cell office:value-type="float" office:value="0.458094424882421">
                <text:p>0.458094424882421</text:p>
              </table:table-cell>
              <table:table-cell office:value-type="float" office:value="0.247995159193421">
                <text:p>0.24799515919342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184664197667871">
                <text:p>0.184664197667871</text:p>
              </table:table-cell>
              <table:table-cell office:value-type="float" office:value="0.472883504914469">
                <text:p>0.472883504914469</text:p>
              </table:table-cell>
              <table:table-cell office:value-type="float" office:value="0.262441120414546">
                <text:p>0.2624411204145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79327741525372">
                <text:p>0.179327741525372</text:p>
              </table:table-cell>
              <table:table-cell office:value-type="float" office:value="0.487767022859406">
                <text:p>0.487767022859406</text:p>
              </table:table-cell>
              <table:table-cell office:value-type="float" office:value="0.279484322515185">
                <text:p>0.27948432251518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74889949538859">
                <text:p>0.174889949538859</text:p>
              </table:table-cell>
              <table:table-cell office:value-type="float" office:value="0.502457624366259">
                <text:p>0.502457624366259</text:p>
              </table:table-cell>
              <table:table-cell office:value-type="float" office:value="0.299330862398227">
                <text:p>0.29933086239822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71487475057295">
                <text:p>0.171487475057295</text:p>
              </table:table-cell>
              <table:table-cell office:value-type="float" office:value="0.516644124291355">
                <text:p>0.516644124291355</text:p>
              </table:table-cell>
              <table:table-cell office:value-type="float" office:value="0.32214525345836">
                <text:p>0.3221452534583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69245989725258">
                <text:p>0.169245989725258</text:p>
              </table:table-cell>
              <table:table-cell office:value-type="float" office:value="0.530003530690066">
                <text:p>0.530003530690066</text:p>
              </table:table-cell>
              <table:table-cell office:value-type="float" office:value="0.3480232593138">
                <text:p>0.348023259313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16827359624109">
                <text:p>0.16827359624109</text:p>
              </table:table-cell>
              <table:table-cell office:value-type="float" office:value="0.542215901816261">
                <text:p>0.542215901816261</text:p>
              </table:table-cell>
              <table:table-cell office:value-type="float" office:value="0.376958672219458">
                <text:p>0.37695867221945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168654255972899">
                <text:p>0.168654255972899</text:p>
              </table:table-cell>
              <table:table-cell office:value-type="float" office:value="0.552981036691391">
                <text:p>0.552981036691391</text:p>
              </table:table-cell>
              <table:table-cell office:value-type="float" office:value="0.408805285620354">
                <text:p>0.40880528562035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170441778775718">
                <text:p>0.170441778775718</text:p>
              </table:table-cell>
              <table:table-cell office:value-type="float" office:value="0.562035549161208">
                <text:p>0.562035549161208</text:p>
              </table:table-cell>
              <table:table-cell office:value-type="float" office:value="0.443237020416877">
                <text:p>0.44323702041687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173654964279993">
                <text:p>0.173654964279993</text:p>
              </table:table-cell>
              <table:table-cell office:value-type="float" office:value="0.569168576011415">
                <text:p>0.569168576011415</text:p>
              </table:table-cell>
              <table:table-cell office:value-type="float" office:value="0.479711390126067">
                <text:p>0.47971139012606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78274449810949">
                <text:p>0.178274449810949</text:p>
              </table:table-cell>
              <table:table-cell office:value-type="float" office:value="0.574234320028255">
                <text:p>0.574234320028255</text:p>
              </table:table-cell>
              <table:table-cell office:value-type="float" office:value="0.517443944514121">
                <text:p>0.5174439445141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18424170026676">
                <text:p>0.18424170026676</text:p>
              </table:table-cell>
              <table:table-cell office:value-type="float" office:value="0.577159886148219">
                <text:p>0.577159886148219</text:p>
              </table:table-cell>
              <table:table-cell office:value-type="float" office:value="0.555403375032874">
                <text:p>0.55540337503287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91460376792012">
                <text:p>0.191460376792012</text:p>
              </table:table-cell>
              <table:table-cell office:value-type="float" office:value="0.577947422026522">
                <text:p>0.577947422026522</text:p>
              </table:table-cell>
              <table:table-cell office:value-type="float" office:value="0.59233757060418">
                <text:p>0.5923375706041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99800069406005">
                <text:p>0.199800069406005</text:p>
              </table:table-cell>
              <table:table-cell office:value-type="float" office:value="0.576670334808915">
                <text:p>0.576670334808915</text:p>
              </table:table-cell>
              <table:table-cell office:value-type="float" office:value="0.626838820598956">
                <text:p>0.62683882059895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209102114094504">
                <text:p>0.209102114094504</text:p>
              </table:table-cell>
              <table:table-cell office:value-type="float" office:value="0.573464173721104">
                <text:p>0.573464173721104</text:p>
              </table:table-cell>
              <table:table-cell office:value-type="float" office:value="0.657450547512365">
                <text:p>0.65745054751236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219186983440209">
                <text:p>0.219186983440209</text:p>
              </table:table-cell>
              <table:table-cell office:value-type="float" office:value="0.568513472002457">
                <text:p>0.568513472002457</text:p>
              </table:table-cell>
              <table:table-cell office:value-type="float" office:value="0.682808380760615">
                <text:p>0.68280838076061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229862582374333">
                <text:p>0.229862582374333</text:p>
              </table:table-cell>
              <table:table-cell office:value-type="float" office:value="0.562036288943145">
                <text:p>0.562036288943145</text:p>
              </table:table-cell>
              <table:table-cell office:value-type="float" office:value="0.701796793267222">
                <text:p>0.70179679326722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240932721955743">
                <text:p>0.240932721955743</text:p>
              </table:table-cell>
              <table:table-cell office:value-type="float" office:value="0.554268310052581">
                <text:p>0.554268310052581</text:p>
              </table:table-cell>
              <table:table-cell office:value-type="float" office:value="0.713692644515907">
                <text:p>0.71369264451590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252205087535196">
                <text:p>0.252205087535196</text:p>
              </table:table-cell>
              <table:table-cell office:value-type="float" office:value="0.545448163193864">
                <text:p>0.545448163193864</text:p>
              </table:table-cell>
              <table:table-cell office:value-type="float" office:value="0.718263557043423">
                <text:p>0.71826355704342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26349814572758">
                <text:p>0.26349814572758</text:p>
              </table:table-cell>
              <table:table-cell office:value-type="float" office:value="0.535805176192716">
                <text:p>0.535805176192716</text:p>
              </table:table-cell>
              <table:table-cell office:value-type="float" office:value="0.715795607266991">
                <text:p>0.71579560726699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274646615448342">
                <text:p>0.274646615448342</text:p>
              </table:table-cell>
              <table:table-cell office:value-type="float" office:value="0.52555026090346">
                <text:p>0.52555026090346</text:p>
              </table:table-cell>
              <table:table-cell office:value-type="float" office:value="0.707041052873629">
                <text:p>0.70704105287362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285505325167519">
                <text:p>0.285505325167519</text:p>
              </table:table-cell>
              <table:table-cell office:value-type="float" office:value="0.514870082568262">
                <text:p>0.514870082568262</text:p>
              </table:table-cell>
              <table:table-cell office:value-type="float" office:value="0.693097666891006">
                <text:p>0.69309766689100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295951458984848">
                <text:p>0.295951458984848</text:p>
              </table:table-cell>
              <table:table-cell office:value-type="float" office:value="0.503924251955683">
                <text:p>0.503924251955683</text:p>
              </table:table-cell>
              <table:table-cell office:value-type="float" office:value="0.675248712341144">
                <text:p>0.67524871234114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305885335832656">
                <text:p>0.305885335832656</text:p>
              </table:table-cell>
              <table:table-cell office:value-type="float" office:value="0.492845005767372">
                <text:p>0.492845005767372</text:p>
              </table:table-cell>
              <table:table-cell office:value-type="float" office:value="0.654799883158869">
                <text:p>0.65479988315886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15229958983907">
                <text:p>0.315229958983907</text:p>
              </table:table-cell>
              <table:table-cell office:value-type="float" office:value="0.481738719798783">
                <text:p>0.481738719798783</text:p>
              </table:table-cell>
              <table:table-cell office:value-type="float" office:value="0.632944745140114">
                <text:p>0.6329447451401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323929617766756">
                <text:p>0.323929617766756</text:p>
              </table:table-cell>
              <table:table-cell office:value-type="float" office:value="0.470688601457092">
                <text:p>0.470688601457092</text:p>
              </table:table-cell>
              <table:table-cell office:value-type="float" office:value="0.610676941136406">
                <text:p>0.61067694113640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331947827990288">
                <text:p>0.331947827990288</text:p>
              </table:table-cell>
              <table:table-cell office:value-type="float" office:value="0.459757992354491">
                <text:p>0.459757992354491</text:p>
              </table:table-cell>
              <table:table-cell office:value-type="float" office:value="0.588752160471693">
                <text:p>0.58875216047169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339264873562802">
                <text:p>0.339264873562802</text:p>
              </table:table-cell>
              <table:table-cell office:value-type="float" office:value="0.448993836892164">
                <text:p>0.448993836892164</text:p>
              </table:table-cell>
              <table:table-cell office:value-type="float" office:value="0.567691240994901">
                <text:p>0.56769124099490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34587517089056">
                <text:p>0.34587517089056</text:p>
              </table:table-cell>
              <table:table-cell office:value-type="float" office:value="0.438430006440671">
                <text:p>0.438430006440671</text:p>
              </table:table-cell>
              <table:table-cell office:value-type="float" office:value="0.547810255722859">
                <text:p>0.54781025572285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351784629850516">
                <text:p>0.351784629850516</text:p>
              </table:table-cell>
              <table:table-cell office:value-type="float" office:value="0.428090289559437">
                <text:p>0.428090289559437</text:p>
              </table:table-cell>
              <table:table-cell office:value-type="float" office:value="0.529263412600377">
                <text:p>0.52926341260037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357008137716069">
                <text:p>0.357008137716069</text:p>
              </table:table-cell>
              <table:table-cell office:value-type="float" office:value="0.417990955842019">
                <text:p>0.417990955842019</text:p>
              </table:table-cell>
              <table:table-cell office:value-type="float" office:value="0.512087830586344">
                <text:p>0.51208783058634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361567249925041">
                <text:p>0.361567249925041</text:p>
              </table:table-cell>
              <table:table-cell office:value-type="float" office:value="0.408142871532142">
                <text:p>0.408142871532142</text:p>
              </table:table-cell>
              <table:table-cell office:value-type="float" office:value="0.496243461471305">
                <text:p>0.49624346147130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36548813626942">
                <text:p>0.36548813626942</text:p>
              </table:table-cell>
              <table:table-cell office:value-type="float" office:value="0.398553191123334">
                <text:p>0.398553191123334</text:p>
              </table:table-cell>
              <table:table-cell office:value-type="float" office:value="0.481645107247493">
                <text:p>0.48164510724749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36879980355349">
                <text:p>0.36879980355349</text:p>
              </table:table-cell>
              <table:table-cell office:value-type="float" office:value="0.389226675285633">
                <text:p>0.389226675285633</text:p>
              </table:table-cell>
              <table:table-cell office:value-type="float" office:value="0.468186032398278">
                <text:p>0.46818603239827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371532595562868">
                <text:p>0.371532595562868</text:p>
              </table:table-cell>
              <table:table-cell office:value-type="float" office:value="0.380166696877598">
                <text:p>0.380166696877598</text:p>
              </table:table-cell>
              <table:table-cell office:value-type="float" office:value="0.455754095016526">
                <text:p>0.45575409501652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373716957315212">
                <text:p>0.373716957315212</text:p>
              </table:table-cell>
              <table:table-cell office:value-type="float" office:value="0.371375998329225">
                <text:p>0.371375998329225</text:p>
              </table:table-cell>
              <table:table-cell office:value-type="float" office:value="0.444241901449058">
                <text:p>0.44424190144905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375382441828843">
                <text:p>0.375382441828843</text:p>
              </table:table-cell>
              <table:table-cell office:value-type="float" office:value="0.362857259260809">
                <text:p>0.362857259260809</text:p>
              </table:table-cell>
              <table:table-cell office:value-type="float" office:value="0.433552550942575">
                <text:p>0.4335525509425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376556932871799">
                <text:p>0.376556932871799</text:p>
              </table:table-cell>
              <table:table-cell office:value-type="float" office:value="0.35461352576153">
                <text:p>0.35461352576153</text:p>
              </table:table-cell>
              <table:table-cell office:value-type="float" office:value="0.42360233899016">
                <text:p>0.4236023389901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377266055298359">
                <text:p>0.377266055298359</text:p>
              </table:table-cell>
              <table:table-cell office:value-type="float" office:value="0.34664854428848">
                <text:p>0.34664854428848</text:p>
              </table:table-cell>
              <table:table-cell office:value-type="float" office:value="0.414321499692425">
                <text:p>0.41432149969242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377532744780299">
                <text:p>0.377532744780299</text:p>
              </table:table-cell>
              <table:table-cell office:value-type="float" office:value="0.338967034906435">
                <text:p>0.338967034906435</text:p>
              </table:table-cell>
              <table:table-cell office:value-type="float" office:value="0.405653781082435">
                <text:p>0.40565378108243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377376950317691">
                <text:p>0.377376950317691</text:p>
              </table:table-cell>
              <table:table-cell office:value-type="float" office:value="0.331574931253135">
                <text:p>0.331574931253135</text:p>
              </table:table-cell>
              <table:table-cell office:value-type="float" office:value="0.397555404050332">
                <text:p>0.39755540405033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376815445357714">
                <text:p>0.376815445357714</text:p>
              </table:table-cell>
              <table:table-cell office:value-type="float" office:value="0.324479608477714">
                <text:p>0.324479608477714</text:p>
              </table:table-cell>
              <table:table-cell office:value-type="float" office:value="0.389993766501224">
                <text:p>0.38999376650122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375861726289051">
                <text:p>0.375861726289051</text:p>
              </table:table-cell>
              <table:table-cell office:value-type="float" office:value="0.31769011550389">
                <text:p>0.31769011550389</text:p>
              </table:table-cell>
              <table:table-cell office:value-type="float" office:value="0.38294611630985">
                <text:p>0.3829461163098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374525980257043">
                <text:p>0.374525980257043</text:p>
              </table:table-cell>
              <table:table-cell office:value-type="float" office:value="0.311217424209332">
                <text:p>0.311217424209332</text:p>
              </table:table-cell>
              <table:table-cell office:value-type="float" office:value="0.376398320480574">
                <text:p>0.37639832048057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372815107492589">
                <text:p>0.372815107492589</text:p>
              </table:table-cell>
              <table:table-cell office:value-type="float" office:value="0.305074705303834">
                <text:p>0.305074705303834</text:p>
              </table:table-cell>
              <table:table-cell office:value-type="float" office:value="0.370343793701884">
                <text:p>0.37034379370188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70732786565439">
                <text:p>0.370732786565439</text:p>
              </table:table-cell>
              <table:table-cell office:value-type="float" office:value="0.299277638611291">
                <text:p>0.299277638611291</text:p>
              </table:table-cell>
              <table:table-cell office:value-type="float" office:value="0.364782608315763">
                <text:p>0.36478260831576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368279574111162">
                <text:p>0.368279574111162</text:p>
              </table:table-cell>
              <table:table-cell office:value-type="float" office:value="0.293844763881424">
                <text:p>0.293844763881424</text:p>
              </table:table-cell>
              <table:table-cell office:value-type="float" office:value="0.359720782467382">
                <text:p>0.35972078246738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365453033630092">
                <text:p>0.365453033630092</text:p>
              </table:table-cell>
              <table:table-cell office:value-type="float" office:value="0.288797876940103">
                <text:p>0.288797876940103</text:p>
              </table:table-cell>
              <table:table-cell office:value-type="float" office:value="0.355169728462773">
                <text:p>0.35516972846277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362247890934109">
                <text:p>0.362247890934109</text:p>
              </table:table-cell>
              <table:table-cell office:value-type="float" office:value="0.284162474690748">
                <text:p>0.284162474690748</text:p>
              </table:table-cell>
              <table:table-cell office:value-type="float" office:value="0.3511458352209">
                <text:p>0.351145835220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358656216761543">
                <text:p>0.358656216761543</text:p>
              </table:table-cell>
              <table:table-cell office:value-type="float" office:value="0.279968250949066">
                <text:p>0.279968250949066</text:p>
              </table:table-cell>
              <table:table-cell office:value-type="float" office:value="0.347670154396495">
                <text:p>0.34767015439649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354667640044747">
                <text:p>0.354667640044747</text:p>
              </table:table-cell>
              <table:table-cell office:value-type="float" office:value="0.276249643048913">
                <text:p>0.276249643048913</text:p>
              </table:table-cell>
              <table:table-cell office:value-type="float" office:value="0.344768157369449">
                <text:p>0.34476815736944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350269598359434">
                <text:p>0.350269598359434</text:p>
              </table:table-cell>
              <table:table-cell office:value-type="float" office:value="0.273046426276093">
                <text:p>0.273046426276093</text:p>
              </table:table-cell>
              <table:table-cell office:value-type="float" office:value="0.342469528572477">
                <text:p>0.34246952857247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345447635272056">
                <text:p>0.345447635272056</text:p>
              </table:table-cell>
              <table:table-cell office:value-type="float" office:value="0.270404349088294">
                <text:p>0.270404349088294</text:p>
              </table:table-cell>
              <table:table-cell office:value-type="float" office:value="0.340807958743137">
                <text:p>0.34080795874313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40185757687001">
                <text:p>0.340185757687001</text:p>
              </table:table-cell>
              <table:table-cell office:value-type="float" office:value="0.268375796306361">
                <text:p>0.268375796306361</text:p>
              </table:table-cell>
              <table:table-cell office:value-type="float" office:value="0.339820899157056">
                <text:p>0.33982089915705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334466869917905">
                <text:p>0.334466869917905</text:p>
              </table:table-cell>
              <table:table-cell office:value-type="float" office:value="0.267020459469641">
                <text:p>0.267020459469641</text:p>
              </table:table-cell>
              <table:table-cell office:value-type="float" office:value="0.3395492345081">
                <text:p>0.339549234508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328273305073311">
                <text:p>0.328273305073311</text:p>
              </table:table-cell>
              <table:table-cell office:value-type="float" office:value="0.26640598269806">
                <text:p>0.26640598269806</text:p>
              </table:table-cell>
              <table:table-cell office:value-type="float" office:value="0.340036827862231">
                <text:p>0.34003682786223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321587478409584">
                <text:p>0.321587478409584</text:p>
              </table:table-cell>
              <table:table-cell office:value-type="float" office:value="0.266608537977181">
                <text:p>0.266608537977181</text:p>
              </table:table-cell>
              <table:table-cell office:value-type="float" office:value="0.341329886273198">
                <text:p>0.34132988627319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314392691433669">
                <text:p>0.314392691433669</text:p>
              </table:table-cell>
              <table:table-cell office:value-type="float" office:value="0.267713265020554">
                <text:p>0.267713265020554</text:p>
              </table:table-cell>
              <table:table-cell office:value-type="float" office:value="0.343476090724852">
                <text:p>0.34347609072485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306674119482189">
                <text:p>0.306674119482189</text:p>
              </table:table-cell>
              <table:table-cell office:value-type="float" office:value="0.2698144870546">
                <text:p>0.2698144870546</text:p>
              </table:table-cell>
              <table:table-cell office:value-type="float" office:value="0.346523429892932">
                <text:p>0.3465234298929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298420018831936">
                <text:p>0.298420018831936</text:p>
              </table:table-cell>
              <table:table-cell office:value-type="float" office:value="0.273015584510316">
                <text:p>0.273015584510316</text:p>
              </table:table-cell>
              <table:table-cell office:value-type="float" office:value="0.35051867502565">
                <text:p>0.3505186750256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289623191436369">
                <text:p>0.289623191436369</text:p>
              </table:table-cell>
              <table:table-cell office:value-type="float" office:value="0.277428373661332">
                <text:p>0.277428373661332</text:p>
              </table:table-cell>
              <table:table-cell office:value-type="float" office:value="0.355505434714137">
                <text:p>0.35550543471413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280282745134422">
                <text:p>0.280282745134422</text:p>
              </table:table-cell>
              <table:table-cell office:value-type="float" office:value="0.283171797571783">
                <text:p>0.283171797571783</text:p>
              </table:table-cell>
              <table:table-cell office:value-type="float" office:value="0.361521735650684">
                <text:p>0.36152173565068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270406183230432">
                <text:p>0.270406183230432</text:p>
              </table:table-cell>
              <table:table-cell office:value-type="float" office:value="0.290369694645495">
                <text:p>0.290369694645495</text:p>
              </table:table-cell>
              <table:table-cell office:value-type="float" office:value="0.368597091329332">
                <text:p>0.36859709132933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260011847792438">
                <text:p>0.260011847792438</text:p>
              </table:table-cell>
              <table:table-cell office:value-type="float" office:value="0.299147370231122">
                <text:p>0.299147370231122</text:p>
              </table:table-cell>
              <table:table-cell office:value-type="float" office:value="0.37674904805428">
                <text:p>0.3767490480542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249131723417485">
                <text:p>0.249131723417485</text:p>
              </table:table-cell>
              <table:table-cell office:value-type="float" office:value="0.309626667074881">
                <text:p>0.309626667074881</text:p>
              </table:table-cell>
              <table:table-cell office:value-type="float" office:value="0.385979239645059">
                <text:p>0.38597923964505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237814579623077">
                <text:p>0.237814579623077</text:p>
              </table:table-cell>
              <table:table-cell office:value-type="float" office:value="0.321919223277725">
                <text:p>0.321919223277725</text:p>
              </table:table-cell>
              <table:table-cell office:value-type="float" office:value="0.396269041381253">
                <text:p>0.39626904138125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26129387194534">
                <text:p>0.226129387194534</text:p>
              </table:table-cell>
              <table:table-cell office:value-type="float" office:value="0.336117639516451">
                <text:p>0.336117639516451</text:p>
              </table:table-cell>
              <table:table-cell office:value-type="float" office:value="0.407574991100231">
                <text:p>0.40757499110023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214168883649765">
                <text:p>0.214168883649765</text:p>
              </table:table-cell>
              <table:table-cell office:value-type="float" office:value="0.352284373945628">
                <text:p>0.352284373945628</text:p>
              </table:table-cell>
              <table:table-cell office:value-type="float" office:value="0.41982423938051">
                <text:p>0.4198242393805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202053083370351">
                <text:p>0.202053083370351</text:p>
              </table:table-cell>
              <table:table-cell office:value-type="float" office:value="0.370438371044579">
                <text:p>0.370438371044579</text:p>
              </table:table-cell>
              <table:table-cell office:value-type="float" office:value="0.432910395721724">
                <text:p>0.43291039572172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189932429133663">
                <text:p>0.189932429133663</text:p>
              </table:table-cell>
              <table:table-cell office:value-type="float" office:value="0.390539737609758">
                <text:p>0.390539737609758</text:p>
              </table:table-cell>
              <table:table-cell office:value-type="float" office:value="0.446690242303962">
                <text:p>0.44669024230396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177990168285545">
                <text:p>0.177990168285545</text:p>
              </table:table-cell>
              <table:table-cell office:value-type="float" office:value="0.412473225034234">
                <text:p>0.412473225034234</text:p>
              </table:table-cell>
              <table:table-cell office:value-type="float" office:value="0.460981873465827">
                <text:p>0.46098187346582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166443419812738">
                <text:p>0.166443419812738</text:p>
              </table:table-cell>
              <table:table-cell office:value-type="float" office:value="0.436031860341366">
                <text:p>0.436031860341366</text:p>
              </table:table-cell>
              <table:table-cell office:value-type="float" office:value="0.475564863363795">
                <text:p>0.47556486336379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155542298415037">
                <text:p>0.155542298415037</text:p>
              </table:table-cell>
              <table:table-cell office:value-type="float" office:value="0.460902747365183">
                <text:p>0.460902747365183</text:p>
              </table:table-cell>
              <table:table-cell office:value-type="float" office:value="0.490183038214221">
                <text:p>0.49018303821422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145566409294669">
                <text:p>0.145566409294669</text:p>
              </table:table-cell>
              <table:table-cell office:value-type="float" office:value="0.48665773158915">
                <text:p>0.48665773158915</text:p>
              </table:table-cell>
              <table:table-cell office:value-type="float" office:value="0.504550305923024">
                <text:p>0.50455030592302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136818063485144">
                <text:p>0.136818063485144</text:p>
              </table:table-cell>
              <table:table-cell office:value-type="float" office:value="0.512752110181982">
                <text:p>0.512752110181982</text:p>
              </table:table-cell>
              <table:table-cell office:value-type="float" office:value="0.5183597565461">
                <text:p>0.518359756546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129611733277192">
                <text:p>0.129611733277192</text:p>
              </table:table-cell>
              <table:table-cell office:value-type="float" office:value="0.53853462610249">
                <text:p>0.53853462610249</text:p>
              </table:table-cell>
              <table:table-cell office:value-type="float" office:value="0.531295892390513">
                <text:p>0.53129589239051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124259608686072">
                <text:p>0.124259608686072</text:p>
              </table:table-cell>
              <table:table-cell office:value-type="float" office:value="0.56327133801984">
                <text:p>0.56327133801984</text:p>
              </table:table-cell>
              <table:table-cell office:value-type="float" office:value="0.543049405033125">
                <text:p>0.5430494050331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121053641745006">
                <text:p>0.121053641745006</text:p>
              </table:table-cell>
              <table:table-cell office:value-type="float" office:value="0.58618439587719">
                <text:p>0.58618439587719</text:p>
              </table:table-cell>
              <table:table-cell office:value-type="float" office:value="0.553333448894275">
                <text:p>0.55333344889427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120245141668945">
                <text:p>0.120245141668945</text:p>
              </table:table-cell>
              <table:table-cell office:value-type="float" office:value="0.606504260239477">
                <text:p>0.606504260239477</text:p>
              </table:table-cell>
              <table:table-cell office:value-type="float" office:value="0.561899956101942">
                <text:p>0.56189995610194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122023712403317">
                <text:p>0.122023712403317</text:p>
              </table:table-cell>
              <table:table-cell office:value-type="float" office:value="0.623530794888431">
                <text:p>0.623530794888431</text:p>
              </table:table-cell>
              <table:table-cell office:value-type="float" office:value="0.568554296111066">
                <text:p>0.56855429611106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126497941378663">
                <text:p>0.126497941378663</text:p>
              </table:table-cell>
              <table:table-cell office:value-type="float" office:value="0.636695632826115">
                <text:p>0.636695632826115</text:p>
              </table:table-cell>
              <table:table-cell office:value-type="float" office:value="0.573166592516338">
                <text:p>0.57316659251633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133680553217957">
                <text:p>0.133680553217957</text:p>
              </table:table-cell>
              <table:table-cell office:value-type="float" office:value="0.645616238240248">
                <text:p>0.645616238240248</text:p>
              </table:table-cell>
              <table:table-cell office:value-type="float" office:value="0.575678311031738">
                <text:p>0.57567831103173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143480554875539">
                <text:p>0.143480554875539</text:p>
              </table:table-cell>
              <table:table-cell office:value-type="float" office:value="0.650132100659275">
                <text:p>0.650132100659275</text:p>
              </table:table-cell>
              <table:table-cell office:value-type="float" office:value="0.576103301997684">
                <text:p>0.57610330199768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55704138500313">
                <text:p>0.155704138500313</text:p>
              </table:table-cell>
              <table:table-cell office:value-type="float" office:value="0.650315976511863">
                <text:p>0.650315976511863</text:p>
              </table:table-cell>
              <table:table-cell office:value-type="float" office:value="0.574523222040813">
                <text:p>0.57452322204081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170064857391084">
                <text:p>0.170064857391084</text:p>
              </table:table-cell>
              <table:table-cell office:value-type="float" office:value="0.646457692752198">
                <text:p>0.646457692752198</text:p>
              </table:table-cell>
              <table:table-cell office:value-type="float" office:value="0.571078025312639">
                <text:p>0.57107802531263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186202104560558">
                <text:p>0.186202104560558</text:p>
              </table:table-cell>
              <table:table-cell office:value-type="float" office:value="0.639023549739741">
                <text:p>0.639023549739741</text:p>
              </table:table-cell>
              <table:table-cell office:value-type="float" office:value="0.565952846216582">
                <text:p>0.56595284621658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203705567442508">
                <text:p>0.203705567442508</text:p>
              </table:table-cell>
              <table:table-cell office:value-type="float" office:value="0.628599151097544">
                <text:p>0.628599151097544</text:p>
              </table:table-cell>
              <table:table-cell office:value-type="float" office:value="0.559362968364284">
                <text:p>0.55936296836428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222142455984075">
                <text:p>0.222142455984075</text:p>
              </table:table-cell>
              <table:table-cell office:value-type="float" office:value="0.615826110117481">
                <text:p>0.615826110117481</text:p>
              </table:table-cell>
              <table:table-cell office:value-type="float" office:value="0.551538633544429">
                <text:p>0.55153863354442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241084110428893">
                <text:p>0.241084110428893</text:p>
              </table:table-cell>
              <table:table-cell office:value-type="float" office:value="0.601342920952457">
                <text:p>0.601342920952457</text:p>
              </table:table-cell>
              <table:table-cell office:value-type="float" office:value="0.542711214182629">
                <text:p>0.54271121418262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260129080211024">
                <text:p>0.260129080211024</text:p>
              </table:table-cell>
              <table:table-cell office:value-type="float" office:value="0.585737743521434">
                <text:p>0.585737743521434</text:p>
              </table:table-cell>
              <table:table-cell office:value-type="float" office:value="0.533101841087659">
                <text:p>0.53310184108765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278920723313352">
                <text:p>0.278920723313352</text:p>
              </table:table-cell>
              <table:table-cell office:value-type="float" office:value="0.569517066937317">
                <text:p>0.569517066937317</text:p>
              </table:table-cell>
              <table:table-cell office:value-type="float" office:value="0.522913063165811">
                <text:p>0.52291306316581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297158504723089">
                <text:p>0.297158504723089</text:p>
              </table:table-cell>
              <table:table-cell office:value-type="float" office:value="0.553090480248203">
                <text:p>0.553090480248203</text:p>
              </table:table-cell>
              <table:table-cell office:value-type="float" office:value="0.512323628759073">
                <text:p>0.51232362875907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14603189991995">
                <text:p>0.314603189991995</text:p>
              </table:table-cell>
              <table:table-cell office:value-type="float" office:value="0.536769033440958">
                <text:p>0.536769033440958</text:p>
              </table:table-cell>
              <table:table-cell office:value-type="float" office:value="0.501486098040284">
                <text:p>0.50148609804028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31076853293821">
                <text:p>0.331076853293821</text:p>
              </table:table-cell>
              <table:table-cell office:value-type="float" office:value="0.520773280997891">
                <text:p>0.520773280997891</text:p>
              </table:table-cell>
              <table:table-cell office:value-type="float" office:value="0.490526758151481">
                <text:p>0.49052675815148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46458992121208">
                <text:p>0.346458992121208</text:p>
              </table:table-cell>
              <table:table-cell office:value-type="float" office:value="0.505246924877499">
                <text:p>0.505246924877499</text:p>
              </table:table-cell>
              <table:table-cell office:value-type="float" office:value="0.479547214597562">
                <text:p>0.47954721459756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60680106235689">
                <text:p>0.360680106235689</text:p>
              </table:table-cell>
              <table:table-cell office:value-type="float" office:value="0.490272601616315">
                <text:p>0.490272601616315</text:p>
              </table:table-cell>
              <table:table-cell office:value-type="float" office:value="0.468627045441537">
                <text:p>0.46862704544153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373713952127261">
                <text:p>0.373713952127261</text:p>
              </table:table-cell>
              <table:table-cell office:value-type="float" office:value="0.475887339700598">
                <text:p>0.475887339700598</text:p>
              </table:table-cell>
              <table:table-cell office:value-type="float" office:value="0.457826990182135">
                <text:p>0.45782699018213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85569429015242">
                <text:p>0.385569429015242</text:p>
              </table:table-cell>
              <table:table-cell office:value-type="float" office:value="0.462096205719236">
                <text:p>0.462096205719236</text:p>
              </table:table-cell>
              <table:table-cell office:value-type="float" office:value="0.44719226526631">
                <text:p>0.4471922652663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9628277103034">
                <text:p>0.39628277103034</text:p>
              </table:table-cell>
              <table:table-cell office:value-type="float" office:value="0.448883468883482">
                <text:p>0.448883468883482</text:p>
              </table:table-cell>
              <table:table-cell office:value-type="float" office:value="0.436755723676184">
                <text:p>0.43675572367618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405910465264822">
                <text:p>0.405910465264822</text:p>
              </table:table-cell>
              <table:table-cell office:value-type="float" office:value="0.436221178921984">
                <text:p>0.436221178921984</text:p>
              </table:table-cell>
              <table:table-cell office:value-type="float" office:value="0.42654068809233">
                <text:p>0.4265406880923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414523111827876">
                <text:p>0.414523111827876</text:p>
              </table:table-cell>
              <table:table-cell office:value-type="float" office:value="0.424075388218552">
                <text:p>0.424075388218552</text:p>
              </table:table-cell>
              <table:table-cell office:value-type="float" office:value="0.416563376489175">
                <text:p>0.41656337648917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422200295145846">
                <text:p>0.422200295145846</text:p>
              </table:table-cell>
              <table:table-cell office:value-type="float" office:value="0.412410407664733">
                <text:p>0.412410407664733</text:p>
              </table:table-cell>
              <table:table-cell office:value-type="float" office:value="0.40683490349094">
                <text:p>0.4068349034909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429026439502219">
                <text:p>0.429026439502219</text:p>
              </table:table-cell>
              <table:table-cell office:value-type="float" office:value="0.401191525749083">
                <text:p>0.401191525749083</text:p>
              </table:table-cell>
              <table:table-cell office:value-type="float" office:value="0.397362882632066">
                <text:p>0.39736288263206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435087565552117">
                <text:p>0.435087565552117</text:p>
              </table:table-cell>
              <table:table-cell office:value-type="float" office:value="0.390386591771822">
                <text:p>0.390386591771822</text:p>
              </table:table-cell>
              <table:table-cell office:value-type="float" office:value="0.388152678164831">
                <text:p>0.38815267816483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440468837064256">
                <text:p>0.440468837064256</text:p>
              </table:table-cell>
              <table:table-cell office:value-type="float" office:value="0.379966802895712">
                <text:p>0.379966802895712</text:p>
              </table:table-cell>
              <table:table-cell office:value-type="float" office:value="0.379208365103177">
                <text:p>0.37920836510317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445252778768879">
                <text:p>0.445252778768879</text:p>
              </table:table-cell>
              <table:table-cell office:value-type="float" office:value="0.369906964133963">
                <text:p>0.369906964133963</text:p>
              </table:table-cell>
              <table:table-cell office:value-type="float" office:value="0.370533457238253">
                <text:p>0.37053345723825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449518049485546">
                <text:p>0.449518049485546</text:p>
              </table:table-cell>
              <table:table-cell office:value-type="float" office:value="0.360185423339978">
                <text:p>0.360185423339978</text:p>
              </table:table-cell>
              <table:table-cell office:value-type="float" office:value="0.362131458521367">
                <text:p>0.36213145852136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453338664406837">
                <text:p>0.453338664406837</text:p>
              </table:table-cell>
              <table:table-cell office:value-type="float" office:value="0.350783825911174">
                <text:p>0.350783825911174</text:p>
              </table:table-cell>
              <table:table-cell office:value-type="float" office:value="0.354006286158985">
                <text:p>0.35400628615898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456783573047023">
                <text:p>0.456783573047023</text:p>
              </table:table-cell>
              <table:table-cell office:value-type="float" office:value="0.341686788126847">
                <text:p>0.341686788126847</text:p>
              </table:table-cell>
              <table:table-cell office:value-type="float" office:value="0.346162605823724">
                <text:p>0.34616260582372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459916512780197">
                <text:p>0.459916512780197</text:p>
              </table:table-cell>
              <table:table-cell office:value-type="float" office:value="0.332881553367219">
                <text:p>0.332881553367219</text:p>
              </table:table-cell>
              <table:table-cell office:value-type="float" office:value="0.338606111685022">
                <text:p>0.33860611168502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462796070857026">
                <text:p>0.462796070857026</text:p>
              </table:table-cell>
              <table:table-cell office:value-type="float" office:value="0.324357670389043">
                <text:p>0.324357670389043</text:p>
              </table:table-cell>
              <table:table-cell office:value-type="float" office:value="0.331343777118905">
                <text:p>0.3313437771189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465475899664128">
                <text:p>0.465475899664128</text:p>
              </table:table-cell>
              <table:table-cell office:value-type="float" office:value="0.316106715503225">
                <text:p>0.316106715503225</text:p>
              </table:table-cell>
              <table:table-cell office:value-type="float" office:value="0.324384096227428">
                <text:p>0.32438409622742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468005040500828">
                <text:p>0.468005040500828</text:p>
              </table:table-cell>
              <table:table-cell office:value-type="float" office:value="0.30812206910668">
                <text:p>0.30812206910668</text:p>
              </table:table-cell>
              <table:table-cell office:value-type="float" office:value="0.31773733171461">
                <text:p>0.3177373317146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470428320231808">
                <text:p>0.470428320231808</text:p>
              </table:table-cell>
              <table:table-cell office:value-type="float" office:value="0.300398749995656">
                <text:p>0.300398749995656</text:p>
              </table:table-cell>
              <table:table-cell office:value-type="float" office:value="0.31141578111964">
                <text:p>0.3114157811196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472786792882358">
                <text:p>0.472786792882358</text:p>
              </table:table-cell>
              <table:table-cell office:value-type="float" office:value="0.292933306959409">
                <text:p>0.292933306959409</text:p>
              </table:table-cell>
              <table:table-cell office:value-type="float" office:value="0.305434070718317">
                <text:p>0.30543407071831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475118204682406">
                <text:p>0.475118204682406</text:p>
              </table:table-cell>
              <table:table-cell office:value-type="float" office:value="0.285723765340816">
                <text:p>0.285723765340816</text:p>
              </table:table-cell>
              <table:table-cell office:value-type="float" office:value="0.299809484353172">
                <text:p>0.29980948435317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47745746636495">
                <text:p>0.47745746636495</text:p>
              </table:table-cell>
              <table:table-cell office:value-type="float" office:value="0.27876962582892">
                <text:p>0.27876962582892</text:p>
              </table:table-cell>
              <table:table-cell office:value-type="float" office:value="0.294562332809329">
                <text:p>0.29456233280932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479837120815446">
                <text:p>0.479837120815446</text:p>
              </table:table-cell>
              <table:table-cell office:value-type="float" office:value="0.272071913201033">
                <text:p>0.272071913201033</text:p>
              </table:table-cell>
              <table:table-cell office:value-type="float" office:value="0.289716367876879">
                <text:p>0.28971636787687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482287797575521">
                <text:p>0.482287797575521</text:p>
              </table:table-cell>
              <table:table-cell office:value-type="float" office:value="0.265633273704029">
                <text:p>0.265633273704029</text:p>
              </table:table-cell>
              <table:table-cell office:value-type="float" office:value="0.285299243680751">
                <text:p>0.28529924368075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484838648339678">
                <text:p>0.484838648339678</text:p>
              </table:table-cell>
              <table:table-cell office:value-type="float" office:value="0.259458121021913">
                <text:p>0.259458121021913</text:p>
              </table:table-cell>
              <table:table-cell office:value-type="float" office:value="0.28134302594623">
                <text:p>0.2813430259462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487517759544942">
                <text:p>0.487517759544942</text:p>
              </table:table-cell>
              <table:table-cell office:value-type="float" office:value="0.253552832170131">
                <text:p>0.253552832170131</text:p>
              </table:table-cell>
              <table:table-cell office:value-type="float" office:value="0.277884747300762">
                <text:p>0.27788474730076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490352539522614">
                <text:p>0.490352539522614</text:p>
              </table:table-cell>
              <table:table-cell office:value-type="float" office:value="0.247925996093848">
                <text:p>0.247925996093848</text:p>
              </table:table-cell>
              <table:table-cell office:value-type="float" office:value="0.274967003141925">
                <text:p>0.2749670031419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493370078523308">
                <text:p>0.493370078523308</text:p>
              </table:table-cell>
              <table:table-cell office:value-type="float" office:value="0.242588719167836">
                <text:p>0.242588719167836</text:p>
              </table:table-cell>
              <table:table-cell office:value-type="float" office:value="0.272638577616051">
                <text:p>0.27263857761605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496597480288852">
                <text:p>0.496597480288852</text:p>
              </table:table-cell>
              <table:table-cell office:value-type="float" office:value="0.237554993154299">
                <text:p>0.237554993154299</text:p>
              </table:table-cell>
              <table:table-cell office:value-type="float" office:value="0.270955082364865">
                <text:p>0.27095508236486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500062163756852">
                <text:p>0.500062163756852</text:p>
              </table:table-cell>
              <table:table-cell office:value-type="float" office:value="0.232842132424296">
                <text:p>0.232842132424296</text:p>
              </table:table-cell>
              <table:table-cell office:value-type="float" office:value="0.26997958133895">
                <text:p>0.2699795813389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50379213295629">
                <text:p>0.50379213295629</text:p>
              </table:table-cell>
              <table:table-cell office:value-type="float" office:value="0.228471288322689">
                <text:p>0.228471288322689</text:p>
              </table:table-cell>
              <table:table-cell office:value-type="float" office:value="0.269783162500111">
                <text:p>0.26978316250011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507816212176325">
                <text:p>0.507816212176325</text:p>
              </table:table-cell>
              <table:table-cell office:value-type="float" office:value="0.224468049356376">
                <text:p>0.224468049356376</text:p>
              </table:table-cell>
              <table:table-cell office:value-type="float" office:value="0.270445400944731">
                <text:p>0.27044540094473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512164242035524">
                <text:p>0.512164242035524</text:p>
              </table:table-cell>
              <table:table-cell office:value-type="float" office:value="0.220863136258262">
                <text:p>0.220863136258262</text:p>
              </table:table-cell>
              <table:table-cell office:value-type="float" office:value="0.272054637198819">
                <text:p>0.27205463719881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51686723009389">
                <text:p>0.51686723009389</text:p>
              </table:table-cell>
              <table:table-cell office:value-type="float" office:value="0.217693200697227">
                <text:p>0.217693200697227</text:p>
              </table:table-cell>
              <table:table-cell office:value-type="float" office:value="0.274707968625209">
                <text:p>0.27470796862520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521957447062321">
                <text:p>0.521957447062321</text:p>
              </table:table-cell>
              <table:table-cell office:value-type="float" office:value="0.215001735134969">
                <text:p>0.215001735134969</text:p>
              </table:table-cell>
              <table:table-cell office:value-type="float" office:value="0.278510820857247">
                <text:p>0.27851082085724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527468456379934">
                <text:p>0.527468456379934</text:p>
              </table:table-cell>
              <table:table-cell office:value-type="float" office:value="0.212840098601939">
                <text:p>0.212840098601939</text:p>
              </table:table-cell>
              <table:table-cell office:value-type="float" office:value="0.283575930424883">
                <text:p>0.28357593042488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533435060837702">
                <text:p>0.533435060837702</text:p>
              </table:table-cell>
              <table:table-cell office:value-type="float" office:value="0.211268658320358">
                <text:p>0.211268658320358</text:p>
              </table:table-cell>
              <table:table-cell office:value-type="float" office:value="0.290021530930583">
                <text:p>0.29002153093058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539893144905106">
                <text:p>0.539893144905106</text:p>
              </table:table-cell>
              <table:table-cell office:value-type="float" office:value="0.210358039249962">
                <text:p>0.210358039249962</text:p>
              </table:table-cell>
              <table:table-cell office:value-type="float" office:value="0.297968496769933">
                <text:p>0.29796849676993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546879385344969">
                <text:p>0.546879385344969</text:p>
              </table:table-cell>
              <table:table-cell office:value-type="float" office:value="0.210190461585286">
                <text:p>0.210190461585286</text:p>
              </table:table-cell>
              <table:table-cell office:value-type="float" office:value="0.307536166689632">
                <text:p>0.30753616668963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554430795485641">
                <text:p>0.554430795485641</text:p>
              </table:table-cell>
              <table:table-cell office:value-type="float" office:value="0.210861128455928">
                <text:p>0.210861128455928</text:p>
              </table:table-cell>
              <table:table-cell office:value-type="float" office:value="0.318836554348126">
                <text:p>0.31883655434812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562584060126989">
                <text:p>0.562584060126989</text:p>
              </table:table-cell>
              <table:table-cell office:value-type="float" office:value="0.212479600647726">
                <text:p>0.212479600647726</text:p>
              </table:table-cell>
              <table:table-cell office:value-type="float" office:value="0.331966669041709">
                <text:p>0.33196666904170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57137460857764">
                <text:p>0.57137460857764</text:p>
              </table:table-cell>
              <table:table-cell office:value-type="float" office:value="0.215171059762476">
                <text:p>0.215171059762476</text:p>
              </table:table-cell>
              <table:table-cell office:value-type="float" office:value="0.34699873656983">
                <text:p>0.3469987365698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580835363058751">
                <text:p>0.580835363058751</text:p>
              </table:table-cell>
              <table:table-cell office:value-type="float" office:value="0.219077313264821">
                <text:p>0.219077313264821</text:p>
              </table:table-cell>
              <table:table-cell office:value-type="float" office:value="0.363968252073525">
                <text:p>0.36396825207352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590995089313455">
                <text:p>0.590995089313455</text:p>
              </table:table-cell>
              <table:table-cell office:value-type="float" office:value="0.224357331695081">
                <text:p>0.224357331695081</text:p>
              </table:table-cell>
              <table:table-cell office:value-type="float" office:value="0.382860039708849">
                <text:p>0.38286003970884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601876266911932">
                <text:p>0.601876266911932</text:p>
              </table:table-cell>
              <table:table-cell office:value-type="float" office:value="0.231187027834254">
                <text:p>0.231187027834254</text:p>
              </table:table-cell>
              <table:table-cell office:value-type="float" office:value="0.403592860232611">
                <text:p>0.40359286023261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613492390402768">
                <text:p>0.613492390402768</text:p>
              </table:table-cell>
              <table:table-cell office:value-type="float" office:value="0.239757889163675">
                <text:p>0.239757889163675</text:p>
              </table:table-cell>
              <table:table-cell office:value-type="float" office:value="0.426003604433935">
                <text:p>0.42600360443393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625844612189132">
                <text:p>0.625844612189132</text:p>
              </table:table-cell>
              <table:table-cell office:value-type="float" office:value="0.250273961063988">
                <text:p>0.250273961063988</text:p>
              </table:table-cell>
              <table:table-cell office:value-type="float" office:value="0.449832715415137">
                <text:p>0.44983271541513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638917648311872">
                <text:p>0.638917648311872</text:p>
              </table:table-cell>
              <table:table-cell office:value-type="float" office:value="0.262946556975529">
                <text:p>0.262946556975529</text:p>
              </table:table-cell>
              <table:table-cell office:value-type="float" office:value="0.47471312525966">
                <text:p>0.4747131252596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652674895499859">
                <text:p>0.652674895499859</text:p>
              </table:table-cell>
              <table:table-cell office:value-type="float" office:value="0.277985960504016">
                <text:p>0.277985960504016</text:p>
              </table:table-cell>
              <table:table-cell office:value-type="float" office:value="0.500165536389533">
                <text:p>0.50016553638953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667052760181577">
                <text:p>0.667052760181577</text:p>
              </table:table-cell>
              <table:table-cell office:value-type="float" office:value="0.295589314210654">
                <text:p>0.295589314210654</text:p>
              </table:table-cell>
              <table:table-cell office:value-type="float" office:value="0.525603121606517">
                <text:p>0.52560312160651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68195428770933">
                <text:p>0.68195428770933</text:p>
              </table:table-cell>
              <table:table-cell office:value-type="float" office:value="0.315923910164435">
                <text:p>0.315923910164435</text:p>
              </table:table-cell>
              <table:table-cell office:value-type="float" office:value="0.550348411429856">
                <text:p>0.55034841142985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697242313715965">
                <text:p>0.697242313715965</text:p>
              </table:table-cell>
              <table:table-cell office:value-type="float" office:value="0.339105280018502">
                <text:p>0.339105280018502</text:p>
              </table:table-cell>
              <table:table-cell office:value-type="float" office:value="0.573664054011589">
                <text:p>0.57366405401158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712732548719732">
                <text:p>0.712732548719732</text:p>
              </table:table-cell>
              <table:table-cell office:value-type="float" office:value="0.365169920320936">
                <text:p>0.365169920320936</text:p>
              </table:table-cell>
              <table:table-cell office:value-type="float" office:value="0.594797168252415">
                <text:p>0.59479716825241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728187255489264">
                <text:p>0.728187255489264</text:p>
              </table:table-cell>
              <table:table-cell office:value-type="float" office:value="0.394043284944937">
                <text:p>0.394043284944937</text:p>
              </table:table-cell>
              <table:table-cell office:value-type="float" office:value="0.613034312852706">
                <text:p>0.61303431285270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743310477410952">
                <text:p>0.743310477410952</text:p>
              </table:table-cell>
              <table:table-cell office:value-type="float" office:value="0.42550491525145">
                <text:p>0.42550491525145</text:p>
              </table:table-cell>
              <table:table-cell office:value-type="float" office:value="0.627761151689597">
                <text:p>0.62776115168959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75774609447948">
                <text:p>0.75774609447948</text:p>
              </table:table-cell>
              <table:table-cell office:value-type="float" office:value="0.459154272025275">
                <text:p>0.459154272025275</text:p>
              </table:table-cell>
              <table:table-cell office:value-type="float" office:value="0.638518512524081">
                <text:p>0.63851851252408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771080258770838">
                <text:p>0.771080258770838</text:p>
              </table:table-cell>
              <table:table-cell office:value-type="float" office:value="0.49438284131606">
                <text:p>0.49438284131606</text:p>
              </table:table-cell>
              <table:table-cell office:value-type="float" office:value="0.645045628564517">
                <text:p>0.64504562856451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782849891169872">
                <text:p>0.782849891169872</text:p>
              </table:table-cell>
              <table:table-cell office:value-type="float" office:value="0.530360024541036">
                <text:p>0.530360024541036</text:p>
              </table:table-cell>
              <table:table-cell office:value-type="float" office:value="0.647302594055398">
                <text:p>0.64730259405539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792558767170626">
                <text:p>0.792558767170626</text:p>
              </table:table-cell>
              <table:table-cell office:value-type="float" office:value="0.566041500220334">
                <text:p>0.566041500220334</text:p>
              </table:table-cell>
              <table:table-cell office:value-type="float" office:value="0.64546750725572">
                <text:p>0.6454675072557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799702130307223">
                <text:p>0.799702130307223</text:p>
              </table:table-cell>
              <table:table-cell office:value-type="float" office:value="0.600208206431472">
                <text:p>0.600208206431472</text:p>
              </table:table-cell>
              <table:table-cell office:value-type="float" office:value="0.639908662597137">
                <text:p>0.63990866259713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803799635670616">
                <text:p>0.803799635670616</text:p>
              </table:table-cell>
              <table:table-cell office:value-type="float" office:value="0.631540865857728">
                <text:p>0.631540865857728</text:p>
              </table:table-cell>
              <table:table-cell office:value-type="float" office:value="0.631137107199833">
                <text:p>0.63113710719983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804434752842108">
                <text:p>0.804434752842108</text:p>
              </table:table-cell>
              <table:table-cell office:value-type="float" office:value="0.658728556095002">
                <text:p>0.658728556095002</text:p>
              </table:table-cell>
              <table:table-cell office:value-type="float" office:value="0.619748408363094">
                <text:p>0.61974840836309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801296766894715">
                <text:p>0.801296766894715</text:p>
              </table:table-cell>
              <table:table-cell office:value-type="float" office:value="0.68060082196735">
                <text:p>0.68060082196735</text:p>
              </table:table-cell>
              <table:table-cell office:value-type="float" office:value="0.606363613854463">
                <text:p>0.60636361385446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794219682454478">
                <text:p>0.794219682454478</text:p>
              </table:table-cell>
              <table:table-cell office:value-type="float" office:value="0.696263404356074">
                <text:p>0.696263404356074</text:p>
              </table:table-cell>
              <table:table-cell office:value-type="float" office:value="0.59157804481532">
                <text:p>0.5915780448153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783211325672998">
                <text:p>0.783211325672998</text:p>
              </table:table-cell>
              <table:table-cell office:value-type="float" office:value="0.70521133750335">
                <text:p>0.70521133750335</text:p>
              </table:table-cell>
              <table:table-cell office:value-type="float" office:value="0.575923498502601">
                <text:p>0.57592349850260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768466397578485">
                <text:p>0.768466397578485</text:p>
              </table:table-cell>
              <table:table-cell office:value-type="float" office:value="0.707393565067066">
                <text:p>0.707393565067066</text:p>
              </table:table-cell>
              <table:table-cell office:value-type="float" office:value="0.559845826549912">
                <text:p>0.55984582654991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750359461498794">
                <text:p>0.750359461498794</text:p>
              </table:table-cell>
              <table:table-cell office:value-type="float" office:value="0.703212082659782">
                <text:p>0.703212082659782</text:p>
              </table:table-cell>
              <table:table-cell office:value-type="float" office:value="0.543696760638478">
                <text:p>0.54369676063847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729417526512875">
                <text:p>0.729417526512875</text:p>
              </table:table-cell>
              <table:table-cell office:value-type="float" office:value="0.693454143404324">
                <text:p>0.693454143404324</text:p>
              </table:table-cell>
              <table:table-cell office:value-type="float" office:value="0.527736895464977">
                <text:p>0.52773689546497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70627604381141">
                <text:p>0.70627604381141</text:p>
              </table:table-cell>
              <table:table-cell office:value-type="float" office:value="0.679173022083819">
                <text:p>0.679173022083819</text:p>
              </table:table-cell>
              <table:table-cell office:value-type="float" office:value="0.512146004761538">
                <text:p>0.51214600476153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681625461352237">
                <text:p>0.681625461352237</text:p>
              </table:table-cell>
              <table:table-cell office:value-type="float" office:value="0.661544806873499">
                <text:p>0.661544806873499</text:p>
              </table:table-cell>
              <table:table-cell office:value-type="float" office:value="0.497037089694554">
                <text:p>0.49703708969455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656156920404038">
                <text:p>0.656156920404038</text:p>
              </table:table-cell>
              <table:table-cell office:value-type="float" office:value="0.641731397613646">
                <text:p>0.641731397613646</text:p>
              </table:table-cell>
              <table:table-cell office:value-type="float" office:value="0.482471328117165">
                <text:p>0.48247132811716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630514888727196">
                <text:p>0.630514888727196</text:p>
              </table:table-cell>
              <table:table-cell office:value-type="float" office:value="0.620773353472195">
                <text:p>0.620773353472195</text:p>
              </table:table-cell>
              <table:table-cell office:value-type="float" office:value="0.468472032386352">
                <text:p>0.46847203238635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605262011663732">
                <text:p>0.605262011663732</text:p>
              </table:table-cell>
              <table:table-cell office:value-type="float" office:value="0.599524323145015">
                <text:p>0.599524323145015</text:p>
              </table:table-cell>
              <table:table-cell office:value-type="float" office:value="0.455036580763268">
                <text:p>0.45503658076326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580858250338962">
                <text:p>0.580858250338962</text:p>
              </table:table-cell>
              <table:table-cell office:value-type="float" office:value="0.578626719362241">
                <text:p>0.578626719362241</text:p>
              </table:table-cell>
              <table:table-cell office:value-type="float" office:value="0.442145942445971">
                <text:p>0.44214594244597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557653501121583">
                <text:p>0.557653501121583</text:p>
              </table:table-cell>
              <table:table-cell office:value-type="float" office:value="0.55851993284805">
                <text:p>0.55851993284805</text:p>
              </table:table-cell>
              <table:table-cell office:value-type="float" office:value="0.429771846568363">
                <text:p>0.42977184656836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535890998584718">
                <text:p>0.535890998584718</text:p>
              </table:table-cell>
              <table:table-cell office:value-type="float" office:value="0.539468991268215">
                <text:p>0.539468991268215</text:p>
              </table:table-cell>
              <table:table-cell office:value-type="float" office:value="0.417881883220318">
                <text:p>0.41788188322031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51571803852486">
                <text:p>0.51571803852486</text:p>
              </table:table-cell>
              <table:table-cell office:value-type="float" office:value="0.521602250208973">
                <text:p>0.521602250208973</text:p>
              </table:table-cell>
              <table:table-cell office:value-type="float" office:value="0.406442921851275">
                <text:p>0.40644292185127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497200689396646">
                <text:p>0.497200689396646</text:p>
              </table:table-cell>
              <table:table-cell office:value-type="float" office:value="0.50494960419636">
                <text:p>0.50494960419636</text:p>
              </table:table-cell>
              <table:table-cell office:value-type="float" office:value="0.39542324038919">
                <text:p>0.395423240389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480339811794954">
                <text:p>0.480339811794954</text:p>
              </table:table-cell>
              <table:table-cell office:value-type="float" office:value="0.489476120278417">
                <text:p>0.489476120278417</text:p>
              </table:table-cell>
              <table:table-cell office:value-type="float" office:value="0.384793717627113">
                <text:p>0.38479371762711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465086528922586">
                <text:p>0.465086528922586</text:p>
              </table:table-cell>
              <table:table-cell office:value-type="float" office:value="0.475108876464122">
                <text:p>0.475108876464122</text:p>
              </table:table-cell>
              <table:table-cell office:value-type="float" office:value="0.374528379997534">
                <text:p>0.37452837999753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451356054756224">
                <text:p>0.451356054756224</text:p>
              </table:table-cell>
              <table:table-cell office:value-type="float" office:value="0.461756746034097">
                <text:p>0.461756746034097</text:p>
              </table:table-cell>
              <table:table-cell office:value-type="float" office:value="0.364604529022523">
                <text:p>0.36460452902252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439039381205907">
                <text:p>0.439039381205907</text:p>
              </table:table-cell>
              <table:table-cell office:value-type="float" office:value="0.44932395054901">
                <text:p>0.44932395054901</text:p>
              </table:table-cell>
              <table:table-cell office:value-type="float" office:value="0.355002616734304">
                <text:p>0.35500261673430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428012729541472">
                <text:p>0.428012729541472</text:p>
              </table:table-cell>
              <table:table-cell office:value-type="float" office:value="0.437718638152129">
                <text:p>0.437718638152129</text:p>
              </table:table-cell>
              <table:table-cell office:value-type="float" office:value="0.345705987163158">
                <text:p>0.34570598716315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418144911033619">
                <text:p>0.418144911033619</text:p>
              </table:table-cell>
              <table:table-cell office:value-type="float" office:value="0.42685778008051">
                <text:p>0.42685778008051</text:p>
              </table:table-cell>
              <table:table-cell office:value-type="float" office:value="0.336700563406242">
                <text:p>0.33670056340624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409302860165554">
                <text:p>0.409302860165554</text:p>
              </table:table-cell>
              <table:table-cell office:value-type="float" office:value="0.416669515029059">
                <text:p>0.416669515029059</text:p>
              </table:table-cell>
              <table:table-cell office:value-type="float" office:value="0.327974530990377">
                <text:p>0.32797453099037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401355642789963">
                <text:p>0.401355642789963</text:p>
              </table:table-cell>
              <table:table-cell office:value-type="float" office:value="0.407093837268709">
                <text:p>0.407093837268709</text:p>
              </table:table-cell>
              <table:table-cell office:value-type="float" office:value="0.319518047683139">
                <text:p>0.31951804768313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394177234392627">
                <text:p>0.394177234392627</text:p>
              </table:table-cell>
              <table:table-cell office:value-type="float" office:value="0.398082291783103">
                <text:p>0.398082291783103</text:p>
              </table:table-cell>
              <table:table-cell office:value-type="float" office:value="0.311322995883636">
                <text:p>0.31132299588363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387648333250306">
                <text:p>0.387648333250306</text:p>
              </table:table-cell>
              <table:table-cell office:value-type="float" office:value="0.389597140580137">
                <text:p>0.389597140580137</text:p>
              </table:table-cell>
              <table:table-cell office:value-type="float" office:value="0.303382784649041">
                <text:p>0.30338278464904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381657434213753">
                <text:p>0.381657434213753</text:p>
              </table:table-cell>
              <table:table-cell office:value-type="float" office:value="0.381610308239511">
                <text:p>0.381610308239511</text:p>
              </table:table-cell>
              <table:table-cell office:value-type="float" office:value="0.295692202938076">
                <text:p>0.29569220293807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376101349301847">
                <text:p>0.376101349301847</text:p>
              </table:table-cell>
              <table:table-cell office:value-type="float" office:value="0.374102299590971">
                <text:p>0.374102299590971</text:p>
              </table:table-cell>
              <table:table-cell office:value-type="float" office:value="0.288247322703209">
                <text:p>0.28824732270320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370885325324518">
                <text:p>0.370885325324518</text:p>
              </table:table-cell>
              <table:table-cell office:value-type="float" office:value="0.367061201414835">
                <text:p>0.367061201414835</text:p>
              </table:table-cell>
              <table:table-cell office:value-type="float" office:value="0.281045449221045">
                <text:p>0.28104544922104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365922877943432">
                <text:p>0.365922877943432</text:p>
              </table:table-cell>
              <table:table-cell office:value-type="float" office:value="0.360481825446129">
                <text:p>0.360481825446129</text:p>
              </table:table-cell>
              <table:table-cell office:value-type="float" office:value="0.27408511591742">
                <text:p>0.2740851159174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361135436157316">
                <text:p>0.361135436157316</text:p>
              </table:table-cell>
              <table:table-cell office:value-type="float" office:value="0.35436501465884">
                <text:p>0.35436501465884</text:p>
              </table:table-cell>
              <table:table-cell office:value-type="float" office:value="0.267366121499561">
                <text:p>0.26736612149956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356451870737924">
                <text:p>0.356451870737924</text:p>
              </table:table-cell>
              <table:table-cell office:value-type="float" office:value="0.348717112996796">
                <text:p>0.348717112996796</text:p>
              </table:table-cell>
              <table:table-cell office:value-type="float" office:value="0.260889608168849">
                <text:p>0.26088960816884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351807963969113">
                <text:p>0.351807963969113</text:p>
              </table:table-cell>
              <table:table-cell office:value-type="float" office:value="0.343549585922932">
                <text:p>0.343549585922932</text:p>
              </table:table-cell>
              <table:table-cell office:value-type="float" office:value="0.254658180871516">
                <text:p>0.2546581808715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347145865445757">
                <text:p>0.347145865445757</text:p>
              </table:table-cell>
              <table:table-cell office:value-type="float" office:value="0.338878772060738">
                <text:p>0.338878772060738</text:p>
              </table:table-cell>
              <table:table-cell office:value-type="float" office:value="0.24867606883997">
                <text:p>0.2486760688399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342413569021392">
                <text:p>0.342413569021392</text:p>
              </table:table-cell>
              <table:table-cell office:value-type="float" office:value="0.334725742408457">
                <text:p>0.334725742408457</text:p>
              </table:table-cell>
              <table:table-cell office:value-type="float" office:value="0.242949332020788">
                <text:p>0.24294933202078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337564438695826">
                <text:p>0.337564438695826</text:p>
              </table:table-cell>
              <table:table-cell office:value-type="float" office:value="0.331116241426296">
                <text:p>0.331116241426296</text:p>
              </table:table-cell>
              <table:table-cell office:value-type="float" office:value="0.237486116342726">
                <text:p>0.23748611634272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332556805839747">
                <text:p>0.332556805839747</text:p>
              </table:table-cell>
              <table:table-cell office:value-type="float" office:value="0.328080682547942">
                <text:p>0.328080682547942</text:p>
              </table:table-cell>
              <table:table-cell office:value-type="float" office:value="0.232296963129298">
                <text:p>0.23229696312929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327353656270754">
                <text:p>0.327353656270754</text:p>
              </table:table-cell>
              <table:table-cell office:value-type="float" office:value="0.325654168532094">
                <text:p>0.325654168532094</text:p>
              </table:table-cell>
              <table:table-cell office:value-type="float" office:value="0.227395179287469">
                <text:p>0.22739517928746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321922422985946">
                <text:p>0.321922422985946</text:p>
              </table:table-cell>
              <table:table-cell office:value-type="float" office:value="0.32387650398851">
                <text:p>0.32387650398851</text:p>
              </table:table-cell>
              <table:table-cell office:value-type="float" office:value="0.222797276179303">
                <text:p>0.22279727617930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31623489851269">
                <text:p>0.31623489851269</text:p>
              </table:table-cell>
              <table:table-cell office:value-type="float" office:value="0.322792163019004">
                <text:p>0.322792163019004</text:p>
              </table:table-cell>
              <table:table-cell office:value-type="float" office:value="0.218523486257891">
                <text:p>0.21852348625789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310267279561649">
                <text:p>0.310267279561649</text:p>
              </table:table-cell>
              <table:table-cell office:value-type="float" office:value="0.322450169000432">
                <text:p>0.322450169000432</text:p>
              </table:table-cell>
              <table:table-cell office:value-type="float" office:value="0.214598367539163">
                <text:p>0.21459836753916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304000355641006">
                <text:p>0.304000355641006</text:p>
              </table:table-cell>
              <table:table-cell office:value-type="float" office:value="0.32290383605932">
                <text:p>0.32290383605932</text:p>
              </table:table-cell>
              <table:table-cell office:value-type="float" office:value="0.211051506652016">
                <text:p>0.21105150665201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297419852168733">
                <text:p>0.297419852168733</text:p>
              </table:table-cell>
              <table:table-cell office:value-type="float" office:value="0.324210312899921">
                <text:p>0.324210312899921</text:p>
              </table:table-cell>
              <table:table-cell office:value-type="float" office:value="0.207918331352504">
                <text:p>0.20791833135250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290516936995455">
                <text:p>0.290516936995455</text:p>
              </table:table-cell>
              <table:table-cell office:value-type="float" office:value="0.326429859770776">
                <text:p>0.326429859770776</text:p>
              </table:table-cell>
              <table:table-cell office:value-type="float" office:value="0.205241042693702">
                <text:p>0.20524104269370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283288896644472">
                <text:p>0.283288896644472</text:p>
              </table:table-cell>
              <table:table-cell office:value-type="float" office:value="0.329624779284886">
                <text:p>0.329624779284886</text:p>
              </table:table-cell>
              <table:table-cell office:value-type="float" office:value="0.203069675063203">
                <text:p>0.20306967506320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275739984422141">
                <text:p>0.275739984422141</text:p>
              </table:table-cell>
              <table:table-cell office:value-type="float" office:value="0.333857912853576">
                <text:p>0.333857912853576</text:p>
              </table:table-cell>
              <table:table-cell office:value-type="float" office:value="0.201463288401075">
                <text:p>0.20146328840107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267882436196814">
                <text:p>0.267882436196814</text:p>
              </table:table-cell>
              <table:table-cell office:value-type="float" office:value="0.339190608636192">
                <text:p>0.339190608636192</text:p>
              </table:table-cell>
              <table:table-cell office:value-type="float" office:value="0.20049129021535">
                <text:p>0.200491290215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259737640363272">
                <text:p>0.259737640363272</text:p>
              </table:table-cell>
              <table:table-cell office:value-type="float" office:value="0.345680066964465">
                <text:p>0.345680066964465</text:p>
              </table:table-cell>
              <table:table-cell office:value-type="float" office:value="0.200234874330964">
                <text:p>0.20023487433096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251337435554249">
                <text:p>0.251337435554249</text:p>
              </table:table-cell>
              <table:table-cell office:value-type="float" office:value="0.353375978942618">
                <text:p>0.353375978942618</text:p>
              </table:table-cell>
              <table:table-cell office:value-type="float" office:value="0.200788547068596">
                <text:p>0.20078854706859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24272549235364">
                <text:p>0.24272549235364</text:p>
              </table:table-cell>
              <table:table-cell office:value-type="float" office:value="0.362316398077728">
                <text:p>0.362316398077728</text:p>
              </table:table-cell>
              <table:table-cell office:value-type="float" office:value="0.202261687728504">
                <text:p>0.20226168772850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233958713154749">
                <text:p>0.233958713154749</text:p>
              </table:table-cell>
              <table:table-cell office:value-type="float" office:value="0.372522828815244">
                <text:p>0.372522828815244</text:p>
              </table:table-cell>
              <table:table-cell office:value-type="float" office:value="0.204780056340529">
                <text:p>0.20478005634052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225108557395746">
                <text:p>0.225108557395746</text:p>
              </table:table-cell>
              <table:table-cell office:value-type="float" office:value="0.383994585332871">
                <text:p>0.383994585332871</text:p>
              </table:table-cell>
              <table:table-cell office:value-type="float" office:value="0.208487114673957">
                <text:p>0.20848711467395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216262168470041">
                <text:p>0.216262168470041</text:p>
              </table:table-cell>
              <table:table-cell office:value-type="float" office:value="0.396702573477299">
                <text:p>0.396702573477299</text:p>
              </table:table-cell>
              <table:table-cell office:value-type="float" office:value="0.21354496324977">
                <text:p>0.2135449632497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20752314558839">
                <text:p>0.20752314558839</text:p>
              </table:table-cell>
              <table:table-cell office:value-type="float" office:value="0.410582780104555">
                <text:p>0.410582780104555</text:p>
              </table:table-cell>
              <table:table-cell office:value-type="float" office:value="0.220134614505683">
                <text:p>0.22013461450568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19901177227224">
                <text:p>0.19901177227224</text:p>
              </table:table-cell>
              <table:table-cell office:value-type="float" office:value="0.425529913780642">
                <text:p>0.425529913780642</text:p>
              </table:table-cell>
              <table:table-cell office:value-type="float" office:value="0.228455218319453">
                <text:p>0.22845521831945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190864488408416">
                <text:p>0.190864488408416</text:p>
              </table:table-cell>
              <table:table-cell office:value-type="float" office:value="0.441391816960295">
                <text:p>0.441391816960295</text:p>
              </table:table-cell>
              <table:table-cell office:value-type="float" office:value="0.23872173137057">
                <text:p>0.2387217313705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183232382337828">
                <text:p>0.183232382337828</text:p>
              </table:table-cell>
              <table:table-cell office:value-type="float" office:value="0.457965439310987">
                <text:p>0.457965439310987</text:p>
              </table:table-cell>
              <table:table-cell office:value-type="float" office:value="0.251160381961721">
                <text:p>0.25116038196172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17627849239167">
                <text:p>0.17627849239167</text:p>
              </table:table-cell>
              <table:table-cell office:value-type="float" office:value="0.474995288862265">
                <text:p>0.474995288862265</text:p>
              </table:table-cell>
              <table:table-cell office:value-type="float" office:value="0.266001141370648">
                <text:p>0.26600114137064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70173753317094">
                <text:p>0.170173753317094</text:p>
              </table:table-cell>
              <table:table-cell office:value-type="float" office:value="0.492175314697725">
                <text:p>0.492175314697725</text:p>
              </table:table-cell>
              <table:table-cell office:value-type="float" office:value="0.283466299862708">
                <text:p>0.2834662998627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165091510417189">
                <text:p>0.165091510417189</text:p>
              </table:table-cell>
              <table:table-cell office:value-type="float" office:value="0.509155069203336">
                <text:p>0.509155069203336</text:p>
              </table:table-cell>
              <table:table-cell office:value-type="float" office:value="0.303754208391276">
                <text:p>0.30375420839127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161200656867373">
                <text:p>0.161200656867373</text:p>
              </table:table-cell>
              <table:table-cell office:value-type="float" office:value="0.525550703747825">
                <text:p>0.525550703747825</text:p>
              </table:table-cell>
              <table:table-cell office:value-type="float" office:value="0.32701735961204">
                <text:p>0.327017359612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158657623576669">
                <text:p>0.158657623576669</text:p>
              </table:table-cell>
              <table:table-cell office:value-type="float" office:value="0.54096084863729">
                <text:p>0.54096084863729</text:p>
              </table:table-cell>
              <table:table-cell office:value-type="float" office:value="0.353334345898359">
                <text:p>0.35333434589835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157597651060453">
                <text:p>0.157597651060453</text:p>
              </table:table-cell>
              <table:table-cell office:value-type="float" office:value="0.554986741393369">
                <text:p>0.554986741393369</text:p>
              </table:table-cell>
              <table:table-cell office:value-type="float" office:value="0.382675970322874">
                <text:p>0.38267597032287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158125971415203">
                <text:p>0.158125971415203</text:p>
              </table:table-cell>
              <table:table-cell office:value-type="float" office:value="0.567255182846235">
                <text:p>0.567255182846235</text:p>
              </table:table-cell>
              <table:table-cell office:value-type="float" office:value="0.41486701812111">
                <text:p>0.4148670181211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160309687207856">
                <text:p>0.160309687207856</text:p>
              </table:table-cell>
              <table:table-cell office:value-type="float" office:value="0.577442165406946">
                <text:p>0.577442165406946</text:p>
              </table:table-cell>
              <table:table-cell office:value-type="float" office:value="0.449546983669163">
                <text:p>0.44954698366916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64171210021891">
                <text:p>0.164171210021891</text:p>
              </table:table-cell>
              <table:table-cell office:value-type="float" office:value="0.585294517527699">
                <text:p>0.585294517527699</text:p>
              </table:table-cell>
              <table:table-cell office:value-type="float" office:value="0.486135310562645">
                <text:p>0.4861353105626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